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1.7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, r, r, r, r, r, r, r, r,0</text:p>
          </table:table-cell>
          <table:table-cell office:value-type="float" office:value="-0.1985224" calcext:value-type="float">
            <text:p>-0.198522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r, r, r,C</text:p>
          </table:table-cell>
          <table:table-cell office:value-type="float" office:value="-0.19801372" calcext:value-type="float">
            <text:p>-0.1980137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r, r, r, r,P</text:p>
          </table:table-cell>
          <table:table-cell office:value-type="float" office:value="-0.19762907" calcext:value-type="float">
            <text:p>-0.1976290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r, r, r,0</text:p>
          </table:table-cell>
          <table:table-cell office:value-type="float" office:value="-0.19735432" calcext:value-type="float">
            <text:p>-0.1973543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2" table:visibility="filter">
          <table:table-cell office:value-type="string" calcext:value-type="string">
            <text:p>C, r, r, r, r, r, r, r, L,P</text:p>
          </table:table-cell>
          <table:table-cell office:value-type="float" office:value="-0.19716278" calcext:value-type="float">
            <text:p>-0.1971627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r, r, L,C</text:p>
          </table:table-cell>
          <table:table-cell office:value-type="float" office:value="-0.1970309" calcext:value-type="float">
            <text:p>-0.197030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r, r, r, L,0</text:p>
          </table:table-cell>
          <table:table-cell office:value-type="float" office:value="-0.19694455" calcext:value-type="float">
            <text:p>-0.1969445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r, r,C</text:p>
          </table:table-cell>
          <table:table-cell office:value-type="float" office:value="-0.19665724" calcext:value-type="float">
            <text:p>-0.1966572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r, r, r, F,0</text:p>
          </table:table-cell>
          <table:table-cell office:value-type="float" office:value="-0.19636522" calcext:value-type="float">
            <text:p>-0.1963652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r, r, F,C</text:p>
          </table:table-cell>
          <table:table-cell office:value-type="float" office:value="-0.19627259" calcext:value-type="float">
            <text:p>-0.1962725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r, r, r,P</text:p>
          </table:table-cell>
          <table:table-cell office:value-type="float" office:value="-0.1961203" calcext:value-type="float">
            <text:p>-0.196120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r, r, R,P</text:p>
          </table:table-cell>
          <table:table-cell office:value-type="float" office:value="-0.1961203" calcext:value-type="float">
            <text:p>-0.196120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r, r,0</text:p>
          </table:table-cell>
          <table:table-cell office:value-type="float" office:value="-0.19573408" calcext:value-type="float">
            <text:p>-0.19573408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r, r, r, L,P</text:p>
          </table:table-cell>
          <table:table-cell office:value-type="float" office:value="-0.19546404" calcext:value-type="float">
            <text:p>-0.1954640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r, L, F,P</text:p>
          </table:table-cell>
          <table:table-cell office:value-type="float" office:value="-0.19546404" calcext:value-type="float">
            <text:p>-0.1954640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r, L, F,C</text:p>
          </table:table-cell>
          <table:table-cell office:value-type="float" office:value="-0.19539653" calcext:value-type="float">
            <text:p>-0.1953965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r, r, L, F,0</text:p>
          </table:table-cell>
          <table:table-cell office:value-type="float" office:value="-0.19536199" calcext:value-type="float">
            <text:p>-0.1953619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r, L,C</text:p>
          </table:table-cell>
          <table:table-cell office:value-type="float" office:value="-0.19527564" calcext:value-type="float">
            <text:p>-0.1952756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r, r, L, L,0</text:p>
          </table:table-cell>
          <table:table-cell office:value-type="float" office:value="-0.19521441" calcext:value-type="float">
            <text:p>-0.1952144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r, L, L,C</text:p>
          </table:table-cell>
          <table:table-cell office:value-type="float" office:value="-0.19519871" calcext:value-type="float">
            <text:p>-0.1951987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r, r, L, L,P</text:p>
          </table:table-cell>
          <table:table-cell office:value-type="float" office:value="-0.1951783" calcext:value-type="float">
            <text:p>-0.195178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r, r, L,0</text:p>
          </table:table-cell>
          <table:table-cell office:value-type="float" office:value="-0.19515004" calcext:value-type="float">
            <text:p>-0.1951500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r, L, r,P</text:p>
          </table:table-cell>
          <table:table-cell office:value-type="float" office:value="-0.19511864" calcext:value-type="float">
            <text:p>-0.1951186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r, L, r,C</text:p>
          </table:table-cell>
          <table:table-cell office:value-type="float" office:value="-0.19508096" calcext:value-type="float">
            <text:p>-0.1950809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r, r, L, r,0</text:p>
          </table:table-cell>
          <table:table-cell office:value-type="float" office:value="-0.19504171" calcext:value-type="float">
            <text:p>-0.1950417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r,C</text:p>
          </table:table-cell>
          <table:table-cell office:value-type="float" office:value="-0.19474027" calcext:value-type="float">
            <text:p>-0.19474027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r, r, r, F, r,0</text:p>
          </table:table-cell>
          <table:table-cell office:value-type="float" office:value="-0.19443569" calcext:value-type="float">
            <text:p>-0.1944356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r, F, r,C</text:p>
          </table:table-cell>
          <table:table-cell office:value-type="float" office:value="-0.19439487" calcext:value-type="float">
            <text:p>-0.1943948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r, r, F, r,P</text:p>
          </table:table-cell>
          <table:table-cell office:value-type="float" office:value="-0.19435562" calcext:value-type="float">
            <text:p>-0.1943556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r, r, F,0</text:p>
          </table:table-cell>
          <table:table-cell office:value-type="float" office:value="-0.19432108" calcext:value-type="float">
            <text:p>-0.1943210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r, F, L,P</text:p>
          </table:table-cell>
          <table:table-cell office:value-type="float" office:value="-0.19429125" calcext:value-type="float">
            <text:p>-0.194291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r, F, L,C</text:p>
          </table:table-cell>
          <table:table-cell office:value-type="float" office:value="-0.1942677" calcext:value-type="float">
            <text:p>-0.194267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r, r, F, L,0</text:p>
          </table:table-cell>
          <table:table-cell office:value-type="float" office:value="-0.19425043" calcext:value-type="float">
            <text:p>-0.1942504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r, F,C</text:p>
          </table:table-cell>
          <table:table-cell office:value-type="float" office:value="-0.19418292" calcext:value-type="float">
            <text:p>-0.1941829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r, r, F, F,0</text:p>
          </table:table-cell>
          <table:table-cell office:value-type="float" office:value="-0.19408558" calcext:value-type="float">
            <text:p>-0.1940855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r, F, F,C</text:p>
          </table:table-cell>
          <table:table-cell office:value-type="float" office:value="-0.19404476" calcext:value-type="float">
            <text:p>-0.1940447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r, r,P</text:p>
          </table:table-cell>
          <table:table-cell office:value-type="float" office:value="-0.19396155" calcext:value-type="float">
            <text:p>-0.19396155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r, r, r, R,P</text:p>
          </table:table-cell>
          <table:table-cell office:value-type="float" office:value="-0.19396155" calcext:value-type="float">
            <text:p>-0.1939615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r, R, R,P</text:p>
          </table:table-cell>
          <table:table-cell office:value-type="float" office:value="-0.19396155" calcext:value-type="float">
            <text:p>-0.1939615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r,0</text:p>
          </table:table-cell>
          <table:table-cell office:value-type="float" office:value="-0.19339321" calcext:value-type="float">
            <text:p>-0.19339321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r, r, r, L,P</text:p>
          </table:table-cell>
          <table:table-cell office:value-type="float" office:value="-0.19298972" calcext:value-type="float">
            <text:p>-0.1929897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r, r, L, F,P</text:p>
          </table:table-cell>
          <table:table-cell office:value-type="float" office:value="-0.19298972" calcext:value-type="float">
            <text:p>-0.1929897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L, F, F,P</text:p>
          </table:table-cell>
          <table:table-cell office:value-type="float" office:value="-0.19298972" calcext:value-type="float">
            <text:p>-0.1929897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L, F, F,C</text:p>
          </table:table-cell>
          <table:table-cell office:value-type="float" office:value="-0.1929489" calcext:value-type="float">
            <text:p>-0.192948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r, L, F, F,0</text:p>
          </table:table-cell>
          <table:table-cell office:value-type="float" office:value="-0.19293006" calcext:value-type="float">
            <text:p>-0.1929300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L, F,C</text:p>
          </table:table-cell>
          <table:table-cell office:value-type="float" office:value="-0.19288767" calcext:value-type="float">
            <text:p>-0.1928876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r, L, F, L,0</text:p>
          </table:table-cell>
          <table:table-cell office:value-type="float" office:value="-0.19286098" calcext:value-type="float">
            <text:p>-0.1928609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L, F, L,C</text:p>
          </table:table-cell>
          <table:table-cell office:value-type="float" office:value="-0.1928547" calcext:value-type="float">
            <text:p>-0.192854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r, L, F, L,P</text:p>
          </table:table-cell>
          <table:table-cell office:value-type="float" office:value="-0.19284685" calcext:value-type="float">
            <text:p>-0.1928468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r, L, F,0</text:p>
          </table:table-cell>
          <table:table-cell office:value-type="float" office:value="-0.19283586" calcext:value-type="float">
            <text:p>-0.1928358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L, F, r,P</text:p>
          </table:table-cell>
          <table:table-cell office:value-type="float" office:value="-0.1928233" calcext:value-type="float">
            <text:p>-0.192823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L, F, r,C</text:p>
          </table:table-cell>
          <table:table-cell office:value-type="float" office:value="-0.19280917" calcext:value-type="float">
            <text:p>-0.1928091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r, L, F, r,0</text:p>
          </table:table-cell>
          <table:table-cell office:value-type="float" office:value="-0.19279504" calcext:value-type="float">
            <text:p>-0.1927950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L,C</text:p>
          </table:table-cell>
          <table:table-cell office:value-type="float" office:value="-0.19270712" calcext:value-type="float">
            <text:p>-0.19270712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r, r, L, L, r,0</text:p>
          </table:table-cell>
          <table:table-cell office:value-type="float" office:value="-0.19263804" calcext:value-type="float">
            <text:p>-0.1926380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L, L, r,C</text:p>
          </table:table-cell>
          <table:table-cell office:value-type="float" office:value="-0.19262862" calcext:value-type="float">
            <text:p>-0.1926286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r, L, L, r,P</text:p>
          </table:table-cell>
          <table:table-cell office:value-type="float" office:value="-0.19262077" calcext:value-type="float">
            <text:p>-0.192620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r, L, L,0</text:p>
          </table:table-cell>
          <table:table-cell office:value-type="float" office:value="-0.19261449" calcext:value-type="float">
            <text:p>-0.1926144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L, L, L,P</text:p>
          </table:table-cell>
          <table:table-cell office:value-type="float" office:value="-0.19260978" calcext:value-type="float">
            <text:p>-0.1926097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L, L, L,C</text:p>
          </table:table-cell>
          <table:table-cell office:value-type="float" office:value="-0.19260507" calcext:value-type="float">
            <text:p>-0.1926050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r, L, L, L,0</text:p>
          </table:table-cell>
          <table:table-cell office:value-type="float" office:value="-0.19260193" calcext:value-type="float">
            <text:p>-0.1926019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L, L,C</text:p>
          </table:table-cell>
          <table:table-cell office:value-type="float" office:value="-0.19259094" calcext:value-type="float">
            <text:p>-0.1925909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r, L, L, F,0</text:p>
          </table:table-cell>
          <table:table-cell office:value-type="float" office:value="-0.19257524" calcext:value-type="float">
            <text:p>-0.1925752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L, L, F,C</text:p>
          </table:table-cell>
          <table:table-cell office:value-type="float" office:value="-0.19256896" calcext:value-type="float">
            <text:p>-0.1925689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r, L, L,P</text:p>
          </table:table-cell>
          <table:table-cell office:value-type="float" office:value="-0.19255797" calcext:value-type="float">
            <text:p>-0.1925579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L, L, R,P</text:p>
          </table:table-cell>
          <table:table-cell office:value-type="float" office:value="-0.19255797" calcext:value-type="float">
            <text:p>-0.1925579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r, L,0</text:p>
          </table:table-cell>
          <table:table-cell office:value-type="float" office:value="-0.19251558" calcext:value-type="float">
            <text:p>-0.19251558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r, r, L, r,P</text:p>
          </table:table-cell>
          <table:table-cell office:value-type="float" office:value="-0.19246534" calcext:value-type="float">
            <text:p>-0.1924653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L, r, F,P</text:p>
          </table:table-cell>
          <table:table-cell office:value-type="float" office:value="-0.19246534" calcext:value-type="float">
            <text:p>-0.1924653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L, r, F,C</text:p>
          </table:table-cell>
          <table:table-cell office:value-type="float" office:value="-0.1924465" calcext:value-type="float">
            <text:p>-0.192446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r, L, r, F,0</text:p>
          </table:table-cell>
          <table:table-cell office:value-type="float" office:value="-0.19243708" calcext:value-type="float">
            <text:p>-0.1924370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L, r,C</text:p>
          </table:table-cell>
          <table:table-cell office:value-type="float" office:value="-0.19240725" calcext:value-type="float">
            <text:p>-0.1924072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r, L, r, L,0</text:p>
          </table:table-cell>
          <table:table-cell office:value-type="float" office:value="-0.19238056" calcext:value-type="float">
            <text:p>-0.192380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L, r, L,C</text:p>
          </table:table-cell>
          <table:table-cell office:value-type="float" office:value="-0.19237271" calcext:value-type="float">
            <text:p>-0.1923727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r, L, r, L,P</text:p>
          </table:table-cell>
          <table:table-cell office:value-type="float" office:value="-0.19236172" calcext:value-type="float">
            <text:p>-0.1923617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r, L, r,0</text:p>
          </table:table-cell>
          <table:table-cell office:value-type="float" office:value="-0.19234602" calcext:value-type="float">
            <text:p>-0.1923460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L, r, r,P</text:p>
          </table:table-cell>
          <table:table-cell office:value-type="float" office:value="-0.19232404" calcext:value-type="float">
            <text:p>-0.1923240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L, r, r,C</text:p>
          </table:table-cell>
          <table:table-cell office:value-type="float" office:value="-0.19229421" calcext:value-type="float">
            <text:p>-0.1922942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r, L, r, r,0</text:p>
          </table:table-cell>
          <table:table-cell office:value-type="float" office:value="-0.1922581" calcext:value-type="float">
            <text:p>-0.192258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C</text:p>
          </table:table-cell>
          <table:table-cell office:value-type="float" office:value="-0.19189857" calcext:value-type="float">
            <text:p>-0.19189857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r, r, r, r, F, r, r,0</text:p>
          </table:table-cell>
          <table:table-cell office:value-type="float" office:value="-0.19153747" calcext:value-type="float">
            <text:p>-0.1915374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F, r, r,C</text:p>
          </table:table-cell>
          <table:table-cell office:value-type="float" office:value="-0.19149665" calcext:value-type="float">
            <text:p>-0.1914966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r, F, r, r,P</text:p>
          </table:table-cell>
          <table:table-cell office:value-type="float" office:value="-0.19146682" calcext:value-type="float">
            <text:p>-0.1914668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r, F, r,0</text:p>
          </table:table-cell>
          <table:table-cell office:value-type="float" office:value="-0.19144327" calcext:value-type="float">
            <text:p>-0.1914432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F, r, L,P</text:p>
          </table:table-cell>
          <table:table-cell office:value-type="float" office:value="-0.191426" calcext:value-type="float">
            <text:p>-0.19142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F, r, L,C</text:p>
          </table:table-cell>
          <table:table-cell office:value-type="float" office:value="-0.19141344" calcext:value-type="float">
            <text:p>-0.1914134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r, F, r, L,0</text:p>
          </table:table-cell>
          <table:table-cell office:value-type="float" office:value="-0.19140559" calcext:value-type="float">
            <text:p>-0.1914055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F, r,C</text:p>
          </table:table-cell>
          <table:table-cell office:value-type="float" office:value="-0.19137733" calcext:value-type="float">
            <text:p>-0.1913773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r, F, r, F,0</text:p>
          </table:table-cell>
          <table:table-cell office:value-type="float" office:value="-0.19134436" calcext:value-type="float">
            <text:p>-0.1913443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F, r, F,C</text:p>
          </table:table-cell>
          <table:table-cell office:value-type="float" office:value="-0.19133337" calcext:value-type="float">
            <text:p>-0.1913333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r, F, r,P</text:p>
          </table:table-cell>
          <table:table-cell office:value-type="float" office:value="-0.19131453" calcext:value-type="float">
            <text:p>-0.1913145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F, r, R,P</text:p>
          </table:table-cell>
          <table:table-cell office:value-type="float" office:value="-0.19131453" calcext:value-type="float">
            <text:p>-0.1913145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r, F,0</text:p>
          </table:table-cell>
          <table:table-cell office:value-type="float" office:value="-0.19125958" calcext:value-type="float">
            <text:p>-0.19125958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r, r, F, L,P</text:p>
          </table:table-cell>
          <table:table-cell office:value-type="float" office:value="-0.19121248" calcext:value-type="float">
            <text:p>-0.1912124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F, L, F,P</text:p>
          </table:table-cell>
          <table:table-cell office:value-type="float" office:value="-0.19121248" calcext:value-type="float">
            <text:p>-0.1912124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F, L, F,C</text:p>
          </table:table-cell>
          <table:table-cell office:value-type="float" office:value="-0.19119992" calcext:value-type="float">
            <text:p>-0.1911999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r, F, L, F,0</text:p>
          </table:table-cell>
          <table:table-cell office:value-type="float" office:value="-0.19119364" calcext:value-type="float">
            <text:p>-0.1911936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F, L,C</text:p>
          </table:table-cell>
          <table:table-cell office:value-type="float" office:value="-0.19117637" calcext:value-type="float">
            <text:p>-0.1911763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r, F, L, L,0</text:p>
          </table:table-cell>
          <table:table-cell office:value-type="float" office:value="-0.19116381" calcext:value-type="float">
            <text:p>-0.1911638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F, L, L,C</text:p>
          </table:table-cell>
          <table:table-cell office:value-type="float" office:value="-0.19116067" calcext:value-type="float">
            <text:p>-0.1911606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r, F, L, L,P</text:p>
          </table:table-cell>
          <table:table-cell office:value-type="float" office:value="-0.19115596" calcext:value-type="float">
            <text:p>-0.1911559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r, F, L,0</text:p>
          </table:table-cell>
          <table:table-cell office:value-type="float" office:value="-0.19114968" calcext:value-type="float">
            <text:p>-0.1911496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F, L, r,P</text:p>
          </table:table-cell>
          <table:table-cell office:value-type="float" office:value="-0.19114183" calcext:value-type="float">
            <text:p>-0.1911418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F, L, r,C</text:p>
          </table:table-cell>
          <table:table-cell office:value-type="float" office:value="-0.19113241" calcext:value-type="float">
            <text:p>-0.1911324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r, F, L, r,0</text:p>
          </table:table-cell>
          <table:table-cell office:value-type="float" office:value="-0.19112299" calcext:value-type="float">
            <text:p>-0.1911229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F,C</text:p>
          </table:table-cell>
          <table:table-cell office:value-type="float" office:value="-0.19104449" calcext:value-type="float">
            <text:p>-0.19104449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r, r, F, F, r,0</text:p>
          </table:table-cell>
          <table:table-cell office:value-type="float" office:value="-0.19094401" calcext:value-type="float">
            <text:p>-0.1909440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F, F, r,C</text:p>
          </table:table-cell>
          <table:table-cell office:value-type="float" office:value="-0.19092674" calcext:value-type="float">
            <text:p>-0.1909267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r, F, F, r,P</text:p>
          </table:table-cell>
          <table:table-cell office:value-type="float" office:value="-0.19090947" calcext:value-type="float">
            <text:p>-0.1909094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r, F, F,0</text:p>
          </table:table-cell>
          <table:table-cell office:value-type="float" office:value="-0.19089377" calcext:value-type="float">
            <text:p>-0.1908937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F, F, L,P</text:p>
          </table:table-cell>
          <table:table-cell office:value-type="float" office:value="-0.19088121" calcext:value-type="float">
            <text:p>-0.1908812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F, F, L,C</text:p>
          </table:table-cell>
          <table:table-cell office:value-type="float" office:value="-0.19087022" calcext:value-type="float">
            <text:p>-0.1908702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r, F, F, L,0</text:p>
          </table:table-cell>
          <table:table-cell office:value-type="float" office:value="-0.1908608" calcext:value-type="float">
            <text:p>-0.190860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F, F,C</text:p>
          </table:table-cell>
          <table:table-cell office:value-type="float" office:value="-0.19082783" calcext:value-type="float">
            <text:p>-0.1908278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r, F, F, F,0</text:p>
          </table:table-cell>
          <table:table-cell office:value-type="float" office:value="-0.19077602" calcext:value-type="float">
            <text:p>-0.1907760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r, F, F, F,C</text:p>
          </table:table-cell>
          <table:table-cell office:value-type="float" office:value="-0.1907509" calcext:value-type="float">
            <text:p>-0.190750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r,P</text:p>
          </table:table-cell>
          <table:table-cell office:value-type="float" office:value="-0.19069909" calcext:value-type="float">
            <text:p>-0.19069909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r, r, r, R,P</text:p>
          </table:table-cell>
          <table:table-cell office:value-type="float" office:value="-0.19069909" calcext:value-type="float">
            <text:p>-0.1906990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r, r, R, R,P</text:p>
          </table:table-cell>
          <table:table-cell office:value-type="float" office:value="-0.19069909" calcext:value-type="float">
            <text:p>-0.1906990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R, R, R,P</text:p>
          </table:table-cell>
          <table:table-cell office:value-type="float" office:value="-0.19069909" calcext:value-type="float">
            <text:p>-0.1906990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0</text:p>
          </table:table-cell>
          <table:table-cell office:value-type="float" office:value="-0.18980733" calcext:value-type="float">
            <text:p>-0.18980733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r, r, r, L,P</text:p>
          </table:table-cell>
          <table:table-cell office:value-type="float" office:value="-0.18916363" calcext:value-type="float">
            <text:p>-0.18916363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r, r, L, F,P</text:p>
          </table:table-cell>
          <table:table-cell office:value-type="float" office:value="-0.18916363" calcext:value-type="float">
            <text:p>-0.1891636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r, L, F, F,P</text:p>
          </table:table-cell>
          <table:table-cell office:value-type="float" office:value="-0.18916363" calcext:value-type="float">
            <text:p>-0.1891636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F, F, F,P</text:p>
          </table:table-cell>
          <table:table-cell office:value-type="float" office:value="-0.18916363" calcext:value-type="float">
            <text:p>-0.1891636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F, F, F,C</text:p>
          </table:table-cell>
          <table:table-cell office:value-type="float" office:value="-0.18913694" calcext:value-type="float">
            <text:p>-0.1891369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L, F, F, F,0</text:p>
          </table:table-cell>
          <table:table-cell office:value-type="float" office:value="-0.18912438" calcext:value-type="float">
            <text:p>-0.1891243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F, F,C</text:p>
          </table:table-cell>
          <table:table-cell office:value-type="float" office:value="-0.18909926" calcext:value-type="float">
            <text:p>-0.1890992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L, F, F, L,0</text:p>
          </table:table-cell>
          <table:table-cell office:value-type="float" office:value="-0.18908356" calcext:value-type="float">
            <text:p>-0.189083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F, F, L,C</text:p>
          </table:table-cell>
          <table:table-cell office:value-type="float" office:value="-0.18907885" calcext:value-type="float">
            <text:p>-0.1890788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L, F, F, L,P</text:p>
          </table:table-cell>
          <table:table-cell office:value-type="float" office:value="-0.18907414" calcext:value-type="float">
            <text:p>-0.1890741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L, F, F,0</text:p>
          </table:table-cell>
          <table:table-cell office:value-type="float" office:value="-0.18906786" calcext:value-type="float">
            <text:p>-0.1890678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F, F, r,P</text:p>
          </table:table-cell>
          <table:table-cell office:value-type="float" office:value="-0.18906001" calcext:value-type="float">
            <text:p>-0.1890600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F, F, r,C</text:p>
          </table:table-cell>
          <table:table-cell office:value-type="float" office:value="-0.18905216" calcext:value-type="float">
            <text:p>-0.1890521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L, F, F, r,0</text:p>
          </table:table-cell>
          <table:table-cell office:value-type="float" office:value="-0.18904431" calcext:value-type="float">
            <text:p>-0.1890443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F,C</text:p>
          </table:table-cell>
          <table:table-cell office:value-type="float" office:value="-0.18900035" calcext:value-type="float">
            <text:p>-0.18900035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r, L, F, L, r,0</text:p>
          </table:table-cell>
          <table:table-cell office:value-type="float" office:value="-0.18896895" calcext:value-type="float">
            <text:p>-0.1889689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F, L, r,C</text:p>
          </table:table-cell>
          <table:table-cell office:value-type="float" office:value="-0.18896424" calcext:value-type="float">
            <text:p>-0.1889642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L, F, L, r,P</text:p>
          </table:table-cell>
          <table:table-cell office:value-type="float" office:value="-0.1889611" calcext:value-type="float">
            <text:p>-0.188961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L, F, L,0</text:p>
          </table:table-cell>
          <table:table-cell office:value-type="float" office:value="-0.18895796" calcext:value-type="float">
            <text:p>-0.1889579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F, L, L,P</text:p>
          </table:table-cell>
          <table:table-cell office:value-type="float" office:value="-0.18895482" calcext:value-type="float">
            <text:p>-0.1889548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F, L, L,C</text:p>
          </table:table-cell>
          <table:table-cell office:value-type="float" office:value="-0.18895325" calcext:value-type="float">
            <text:p>-0.1889532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L, F, L, L,0</text:p>
          </table:table-cell>
          <table:table-cell office:value-type="float" office:value="-0.18895168" calcext:value-type="float">
            <text:p>-0.1889516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F, L,C</text:p>
          </table:table-cell>
          <table:table-cell office:value-type="float" office:value="-0.18894697" calcext:value-type="float">
            <text:p>-0.1889469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L, F, L, F,0</text:p>
          </table:table-cell>
          <table:table-cell office:value-type="float" office:value="-0.18893912" calcext:value-type="float">
            <text:p>-0.1889391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F, L, F,C</text:p>
          </table:table-cell>
          <table:table-cell office:value-type="float" office:value="-0.18893598" calcext:value-type="float">
            <text:p>-0.1889359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L, F, L,P</text:p>
          </table:table-cell>
          <table:table-cell office:value-type="float" office:value="-0.18893127" calcext:value-type="float">
            <text:p>-0.1889312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F, L, R,P</text:p>
          </table:table-cell>
          <table:table-cell office:value-type="float" office:value="-0.18893127" calcext:value-type="float">
            <text:p>-0.1889312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L, F,0</text:p>
          </table:table-cell>
          <table:table-cell office:value-type="float" office:value="-0.188914" calcext:value-type="float">
            <text:p>-0.18891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r, L, F, r,P</text:p>
          </table:table-cell>
          <table:table-cell office:value-type="float" office:value="-0.18889202" calcext:value-type="float">
            <text:p>-0.1888920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F, r, F,P</text:p>
          </table:table-cell>
          <table:table-cell office:value-type="float" office:value="-0.18889202" calcext:value-type="float">
            <text:p>-0.1888920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F, r, F,C</text:p>
          </table:table-cell>
          <table:table-cell office:value-type="float" office:value="-0.18888574" calcext:value-type="float">
            <text:p>-0.1888857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L, F, r, F,0</text:p>
          </table:table-cell>
          <table:table-cell office:value-type="float" office:value="-0.18888103" calcext:value-type="float">
            <text:p>-0.1888810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F, r,C</text:p>
          </table:table-cell>
          <table:table-cell office:value-type="float" office:value="-0.18887004" calcext:value-type="float">
            <text:p>-0.1888700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L, F, r, L,0</text:p>
          </table:table-cell>
          <table:table-cell office:value-type="float" office:value="-0.18885905" calcext:value-type="float">
            <text:p>-0.1888590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F, r, L,C</text:p>
          </table:table-cell>
          <table:table-cell office:value-type="float" office:value="-0.18885591" calcext:value-type="float">
            <text:p>-0.1888559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L, F, r, L,P</text:p>
          </table:table-cell>
          <table:table-cell office:value-type="float" office:value="-0.1888512" calcext:value-type="float">
            <text:p>-0.18885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L, F, r,0</text:p>
          </table:table-cell>
          <table:table-cell office:value-type="float" office:value="-0.18884492" calcext:value-type="float">
            <text:p>-0.1888449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F, r, r,P</text:p>
          </table:table-cell>
          <table:table-cell office:value-type="float" office:value="-0.18883707" calcext:value-type="float">
            <text:p>-0.1888370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F, r, r,C</text:p>
          </table:table-cell>
          <table:table-cell office:value-type="float" office:value="-0.18882451" calcext:value-type="float">
            <text:p>-0.1888245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L, F, r, r,0</text:p>
          </table:table-cell>
          <table:table-cell office:value-type="float" office:value="-0.18881038" calcext:value-type="float">
            <text:p>-0.1888103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C</text:p>
          </table:table-cell>
          <table:table-cell office:value-type="float" office:value="-0.18870833" calcext:value-type="float">
            <text:p>-0.18870833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r, r, r, L, L, r, r,0</text:p>
          </table:table-cell>
          <table:table-cell office:value-type="float" office:value="-0.18862198" calcext:value-type="float">
            <text:p>-0.1886219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L, r, r,C</text:p>
          </table:table-cell>
          <table:table-cell office:value-type="float" office:value="-0.18861099" calcext:value-type="float">
            <text:p>-0.1886109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L, L, r, r,P</text:p>
          </table:table-cell>
          <table:table-cell office:value-type="float" office:value="-0.18860314" calcext:value-type="float">
            <text:p>-0.1886031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L, L, r,0</text:p>
          </table:table-cell>
          <table:table-cell office:value-type="float" office:value="-0.18859686" calcext:value-type="float">
            <text:p>-0.1885968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L, r, L,P</text:p>
          </table:table-cell>
          <table:table-cell office:value-type="float" office:value="-0.18859372" calcext:value-type="float">
            <text:p>-0.1885937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L, r, L,C</text:p>
          </table:table-cell>
          <table:table-cell office:value-type="float" office:value="-0.18859058" calcext:value-type="float">
            <text:p>-0.1885905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L, L, r, L,0</text:p>
          </table:table-cell>
          <table:table-cell office:value-type="float" office:value="-0.18858901" calcext:value-type="float">
            <text:p>-0.1885890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L, r,C</text:p>
          </table:table-cell>
          <table:table-cell office:value-type="float" office:value="-0.18858273" calcext:value-type="float">
            <text:p>-0.1885827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L, L, r, F,0</text:p>
          </table:table-cell>
          <table:table-cell office:value-type="float" office:value="-0.18857488" calcext:value-type="float">
            <text:p>-0.1885748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L, r, F,C</text:p>
          </table:table-cell>
          <table:table-cell office:value-type="float" office:value="-0.18857331" calcext:value-type="float">
            <text:p>-0.1885733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L, L, r,P</text:p>
          </table:table-cell>
          <table:table-cell office:value-type="float" office:value="-0.1885686" calcext:value-type="float">
            <text:p>-0.188568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L, r, R,P</text:p>
          </table:table-cell>
          <table:table-cell office:value-type="float" office:value="-0.1885686" calcext:value-type="float">
            <text:p>-0.188568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L, L,0</text:p>
          </table:table-cell>
          <table:table-cell office:value-type="float" office:value="-0.18855761" calcext:value-type="float">
            <text:p>-0.18855761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r, L, L, L,P</text:p>
          </table:table-cell>
          <table:table-cell office:value-type="float" office:value="-0.18854819" calcext:value-type="float">
            <text:p>-0.1885481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L, L, F,P</text:p>
          </table:table-cell>
          <table:table-cell office:value-type="float" office:value="-0.18854819" calcext:value-type="float">
            <text:p>-0.1885481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L, L, F,C</text:p>
          </table:table-cell>
          <table:table-cell office:value-type="float" office:value="-0.18854505" calcext:value-type="float">
            <text:p>-0.1885450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L, L, L, F,0</text:p>
          </table:table-cell>
          <table:table-cell office:value-type="float" office:value="-0.18854348" calcext:value-type="float">
            <text:p>-0.1885434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L, L,C</text:p>
          </table:table-cell>
          <table:table-cell office:value-type="float" office:value="-0.18854034" calcext:value-type="float">
            <text:p>-0.18854034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r, r, L, L, L, L,</text:p>
          </table:table-cell>
          <table:table-cell office:value-type="float" office:value="-0.1885372" calcext:value-type="float">
            <text:p>-0.1885372</text:p>
          </table:table-cell>
          <table:table-cell/>
        </table:table-row>
        <table:table-row table:style-name="ro1">
          <table:table-cell office:value-type="string" calcext:value-type="string">
            <text:p>C, r, r, r, r, L, L, L,0</text:p>
          </table:table-cell>
          <table:table-cell office:value-type="float" office:value="-0.18853563" calcext:value-type="float">
            <text:p>-0.1885356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L, L, r,P</text:p>
          </table:table-cell>
          <table:table-cell office:value-type="float" office:value="-0.18853563" calcext:value-type="float">
            <text:p>-0.1885356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L, L, r,P</text:p>
          </table:table-cell>
          <table:table-cell office:value-type="float" office:value="-0.18853406" calcext:value-type="float">
            <text:p>-0.1885340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L, L, r,C</text:p>
          </table:table-cell>
          <table:table-cell office:value-type="float" office:value="-0.18853249" calcext:value-type="float">
            <text:p>-0.1885324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L, L, L, r,0</text:p>
          </table:table-cell>
          <table:table-cell office:value-type="float" office:value="-0.18852935" calcext:value-type="float">
            <text:p>-0.1885293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L,C</text:p>
          </table:table-cell>
          <table:table-cell office:value-type="float" office:value="-0.18851522" calcext:value-type="float">
            <text:p>-0.18851522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r, L, L, F, r,0</text:p>
          </table:table-cell>
          <table:table-cell office:value-type="float" office:value="-0.18849952" calcext:value-type="float">
            <text:p>-0.1884995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L, F, r,C</text:p>
          </table:table-cell>
          <table:table-cell office:value-type="float" office:value="-0.18849638" calcext:value-type="float">
            <text:p>-0.1884963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L, L, F, r,P</text:p>
          </table:table-cell>
          <table:table-cell office:value-type="float" office:value="-0.18849324" calcext:value-type="float">
            <text:p>-0.1884932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L, L, F,0</text:p>
          </table:table-cell>
          <table:table-cell office:value-type="float" office:value="-0.1884901" calcext:value-type="float">
            <text:p>-0.188490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L, F, L,P</text:p>
          </table:table-cell>
          <table:table-cell office:value-type="float" office:value="-0.18848853" calcext:value-type="float">
            <text:p>-0.1884885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L, F, L,C</text:p>
          </table:table-cell>
          <table:table-cell office:value-type="float" office:value="-0.18848696" calcext:value-type="float">
            <text:p>-0.1884869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L, L, F, L,0</text:p>
          </table:table-cell>
          <table:table-cell office:value-type="float" office:value="-0.18848539" calcext:value-type="float">
            <text:p>-0.1884853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L, F,C</text:p>
          </table:table-cell>
          <table:table-cell office:value-type="float" office:value="-0.18848068" calcext:value-type="float">
            <text:p>-0.1884806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L, L, F, F,0</text:p>
          </table:table-cell>
          <table:table-cell office:value-type="float" office:value="-0.18847283" calcext:value-type="float">
            <text:p>-0.1884728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L, F, F,C</text:p>
          </table:table-cell>
          <table:table-cell office:value-type="float" office:value="-0.18846812" calcext:value-type="float">
            <text:p>-0.1884681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L, L,P</text:p>
          </table:table-cell>
          <table:table-cell office:value-type="float" office:value="-0.18846027" calcext:value-type="float">
            <text:p>-0.18846027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r, L, L, R,P</text:p>
          </table:table-cell>
          <table:table-cell office:value-type="float" office:value="-0.18846027" calcext:value-type="float">
            <text:p>-0.1884602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L, R, R,P</text:p>
          </table:table-cell>
          <table:table-cell office:value-type="float" office:value="-0.18846027" calcext:value-type="float">
            <text:p>-0.1884602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L,0</text:p>
          </table:table-cell>
          <table:table-cell office:value-type="float" office:value="-0.18839119" calcext:value-type="float">
            <text:p>-0.18839119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r, r, L, r,P</text:p>
          </table:table-cell>
          <table:table-cell office:value-type="float" office:value="-0.18830641" calcext:value-type="float">
            <text:p>-0.18830641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r, L, r, F,P</text:p>
          </table:table-cell>
          <table:table-cell office:value-type="float" office:value="-0.18830641" calcext:value-type="float">
            <text:p>-0.1883064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r, F, F,P</text:p>
          </table:table-cell>
          <table:table-cell office:value-type="float" office:value="-0.18830641" calcext:value-type="float">
            <text:p>-0.1883064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r, F, F,C</text:p>
          </table:table-cell>
          <table:table-cell office:value-type="float" office:value="-0.18829385" calcext:value-type="float">
            <text:p>-0.1882938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L, r, F, F,0</text:p>
          </table:table-cell>
          <table:table-cell office:value-type="float" office:value="-0.18828914" calcext:value-type="float">
            <text:p>-0.1882891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r, F,C</text:p>
          </table:table-cell>
          <table:table-cell office:value-type="float" office:value="-0.18827501" calcext:value-type="float">
            <text:p>-0.1882750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L, r, F, L,0</text:p>
          </table:table-cell>
          <table:table-cell office:value-type="float" office:value="-0.18826716" calcext:value-type="float">
            <text:p>-0.1882671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r, F, L,C</text:p>
          </table:table-cell>
          <table:table-cell office:value-type="float" office:value="-0.18826402" calcext:value-type="float">
            <text:p>-0.1882640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L, r, F, L,P</text:p>
          </table:table-cell>
          <table:table-cell office:value-type="float" office:value="-0.18826088" calcext:value-type="float">
            <text:p>-0.1882608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L, r, F,0</text:p>
          </table:table-cell>
          <table:table-cell office:value-type="float" office:value="-0.18825774" calcext:value-type="float">
            <text:p>-0.1882577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r, F, r,P</text:p>
          </table:table-cell>
          <table:table-cell office:value-type="float" office:value="-0.18825303" calcext:value-type="float">
            <text:p>-0.1882530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r, F, r,C</text:p>
          </table:table-cell>
          <table:table-cell office:value-type="float" office:value="-0.18824675" calcext:value-type="float">
            <text:p>-0.1882467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L, r, F, r,0</text:p>
          </table:table-cell>
          <table:table-cell office:value-type="float" office:value="-0.18824204" calcext:value-type="float">
            <text:p>-0.1882420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r,C</text:p>
          </table:table-cell>
          <table:table-cell office:value-type="float" office:value="-0.1882075" calcext:value-type="float">
            <text:p>-0.1882075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r, L, r, L, r,0</text:p>
          </table:table-cell>
          <table:table-cell office:value-type="float" office:value="-0.18817453" calcext:value-type="float">
            <text:p>-0.1881745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r, L, r,C</text:p>
          </table:table-cell>
          <table:table-cell office:value-type="float" office:value="-0.18816982" calcext:value-type="float">
            <text:p>-0.1881698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L, r, L, r,P</text:p>
          </table:table-cell>
          <table:table-cell office:value-type="float" office:value="-0.18816511" calcext:value-type="float">
            <text:p>-0.1881651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L, r, L,0</text:p>
          </table:table-cell>
          <table:table-cell office:value-type="float" office:value="-0.1881604" calcext:value-type="float">
            <text:p>-0.188160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r, L, L,P</text:p>
          </table:table-cell>
          <table:table-cell office:value-type="float" office:value="-0.18815726" calcext:value-type="float">
            <text:p>-0.1881572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r, L, L,C</text:p>
          </table:table-cell>
          <table:table-cell office:value-type="float" office:value="-0.18815569" calcext:value-type="float">
            <text:p>-0.1881556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L, r, L, L,0</text:p>
          </table:table-cell>
          <table:table-cell office:value-type="float" office:value="-0.18815255" calcext:value-type="float">
            <text:p>-0.1881525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r, L,C</text:p>
          </table:table-cell>
          <table:table-cell office:value-type="float" office:value="-0.18814627" calcext:value-type="float">
            <text:p>-0.1881462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L, r, L, F,0</text:p>
          </table:table-cell>
          <table:table-cell office:value-type="float" office:value="-0.18813685" calcext:value-type="float">
            <text:p>-0.1881368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r, L, F,C</text:p>
          </table:table-cell>
          <table:table-cell office:value-type="float" office:value="-0.18813371" calcext:value-type="float">
            <text:p>-0.1881337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L, r, L,P</text:p>
          </table:table-cell>
          <table:table-cell office:value-type="float" office:value="-0.18812586" calcext:value-type="float">
            <text:p>-0.1881258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r, L, R,P</text:p>
          </table:table-cell>
          <table:table-cell office:value-type="float" office:value="-0.18812586" calcext:value-type="float">
            <text:p>-0.1881258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L, r,0</text:p>
          </table:table-cell>
          <table:table-cell office:value-type="float" office:value="-0.1880976" calcext:value-type="float">
            <text:p>-0.1880976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r, L, r, r,P</text:p>
          </table:table-cell>
          <table:table-cell office:value-type="float" office:value="-0.18805835" calcext:value-type="float">
            <text:p>-0.1880583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r, r, F,P</text:p>
          </table:table-cell>
          <table:table-cell office:value-type="float" office:value="-0.18805835" calcext:value-type="float">
            <text:p>-0.1880583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r, r, F,C</text:p>
          </table:table-cell>
          <table:table-cell office:value-type="float" office:value="-0.18804265" calcext:value-type="float">
            <text:p>-0.1880426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L, r, r, F,0</text:p>
          </table:table-cell>
          <table:table-cell office:value-type="float" office:value="-0.18803166" calcext:value-type="float">
            <text:p>-0.1880316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r, r,C</text:p>
          </table:table-cell>
          <table:table-cell office:value-type="float" office:value="-0.18800183" calcext:value-type="float">
            <text:p>-0.1880018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L, r, r, L,0</text:p>
          </table:table-cell>
          <table:table-cell office:value-type="float" office:value="-0.187972" calcext:value-type="float">
            <text:p>-0.18797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r, r, L,C</text:p>
          </table:table-cell>
          <table:table-cell office:value-type="float" office:value="-0.18796258" calcext:value-type="float">
            <text:p>-0.1879625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L, r, r, L,P</text:p>
          </table:table-cell>
          <table:table-cell office:value-type="float" office:value="-0.18794845" calcext:value-type="float">
            <text:p>-0.1879484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L, r, r,0</text:p>
          </table:table-cell>
          <table:table-cell office:value-type="float" office:value="-0.1879249" calcext:value-type="float">
            <text:p>-0.187924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L, r, r, r,P</text:p>
          </table:table-cell>
          <table:table-cell office:value-type="float" office:value="-0.18789193" calcext:value-type="float">
            <text:p>-0.1878919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L, r, r, r,C</text:p>
          </table:table-cell>
          <table:table-cell office:value-type="float" office:value="-0.18783698" calcext:value-type="float">
            <text:p>-0.1878369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L, r, r, r,0</text:p>
          </table:table-cell>
          <table:table-cell office:value-type="float" office:value="-0.18773336" calcext:value-type="float">
            <text:p>-0.1877333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C</text:p>
          </table:table-cell>
          <table:table-cell office:value-type="float" office:value="-0.18739267" calcext:value-type="float">
            <text:p>-0.18739267</text:p>
          </table:table-cell>
          <table:table-cell office:value-type="string" calcext:value-type="string">
            <text:p>Period 5 orbit</text:p>
          </table:table-cell>
        </table:table-row>
        <table:table-row table:style-name="ro1">
          <table:table-cell office:value-type="string" calcext:value-type="string">
            <text:p>C, r, r, r, r, F, r, r, r,0</text:p>
          </table:table-cell>
          <table:table-cell office:value-type="float" office:value="-0.18707553" calcext:value-type="float">
            <text:p>-0.1870755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r, r, r,C</text:p>
          </table:table-cell>
          <table:table-cell office:value-type="float" office:value="-0.18696249" calcext:value-type="float">
            <text:p>-0.1869624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F, r, r, r,P</text:p>
          </table:table-cell>
          <table:table-cell office:value-type="float" office:value="-0.18690126" calcext:value-type="float">
            <text:p>-0.1869012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F, r, r,0</text:p>
          </table:table-cell>
          <table:table-cell office:value-type="float" office:value="-0.18686358" calcext:value-type="float">
            <text:p>-0.1868635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r, r, L,P</text:p>
          </table:table-cell>
          <table:table-cell office:value-type="float" office:value="-0.18684003" calcext:value-type="float">
            <text:p>-0.1868400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r, r, L,C</text:p>
          </table:table-cell>
          <table:table-cell office:value-type="float" office:value="-0.18682276" calcext:value-type="float">
            <text:p>-0.1868227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F, r, r, L,0</text:p>
          </table:table-cell>
          <table:table-cell office:value-type="float" office:value="-0.18681177" calcext:value-type="float">
            <text:p>-0.1868117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r, r,C</text:p>
          </table:table-cell>
          <table:table-cell office:value-type="float" office:value="-0.1867788" calcext:value-type="float">
            <text:p>-0.186778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F, r, r, F,0</text:p>
          </table:table-cell>
          <table:table-cell office:value-type="float" office:value="-0.1867474" calcext:value-type="float">
            <text:p>-0.186747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r, r, F,C</text:p>
          </table:table-cell>
          <table:table-cell office:value-type="float" office:value="-0.18673641" calcext:value-type="float">
            <text:p>-0.1867364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F, r, r,P</text:p>
          </table:table-cell>
          <table:table-cell office:value-type="float" office:value="-0.18671914" calcext:value-type="float">
            <text:p>-0.1867191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r, r, R,P</text:p>
          </table:table-cell>
          <table:table-cell office:value-type="float" office:value="-0.18671914" calcext:value-type="float">
            <text:p>-0.1867191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F, r,0</text:p>
          </table:table-cell>
          <table:table-cell office:value-type="float" office:value="-0.18667518" calcext:value-type="float">
            <text:p>-0.18667518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r, F, r, L,P</text:p>
          </table:table-cell>
          <table:table-cell office:value-type="float" office:value="-0.18664378" calcext:value-type="float">
            <text:p>-0.1866437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r, L, F,P</text:p>
          </table:table-cell>
          <table:table-cell office:value-type="float" office:value="-0.18664378" calcext:value-type="float">
            <text:p>-0.1866437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r, L, F,C</text:p>
          </table:table-cell>
          <table:table-cell office:value-type="float" office:value="-0.18663593" calcext:value-type="float">
            <text:p>-0.1866359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F, r, L, F,0</text:p>
          </table:table-cell>
          <table:table-cell office:value-type="float" office:value="-0.18663122" calcext:value-type="float">
            <text:p>-0.1866312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r, L,C</text:p>
          </table:table-cell>
          <table:table-cell office:value-type="float" office:value="-0.18662023" calcext:value-type="float">
            <text:p>-0.1866202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F, r, L, L,0</text:p>
          </table:table-cell>
          <table:table-cell office:value-type="float" office:value="-0.18661395" calcext:value-type="float">
            <text:p>-0.1866139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r, L, L,C</text:p>
          </table:table-cell>
          <table:table-cell office:value-type="float" office:value="-0.18661081" calcext:value-type="float">
            <text:p>-0.1866108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F, r, L, L,P</text:p>
          </table:table-cell>
          <table:table-cell office:value-type="float" office:value="-0.18660924" calcext:value-type="float">
            <text:p>-0.1866092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F, r, L,0</text:p>
          </table:table-cell>
          <table:table-cell office:value-type="float" office:value="-0.18660453" calcext:value-type="float">
            <text:p>-0.1866045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r, L, r,P</text:p>
          </table:table-cell>
          <table:table-cell office:value-type="float" office:value="-0.18660139" calcext:value-type="float">
            <text:p>-0.1866013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r, L, r,C</text:p>
          </table:table-cell>
          <table:table-cell office:value-type="float" office:value="-0.18659511" calcext:value-type="float">
            <text:p>-0.1865951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F, r, L, r,0</text:p>
          </table:table-cell>
          <table:table-cell office:value-type="float" office:value="-0.1865904" calcext:value-type="float">
            <text:p>-0.186590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r,C</text:p>
          </table:table-cell>
          <table:table-cell office:value-type="float" office:value="-0.18655429" calcext:value-type="float">
            <text:p>-0.18655429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r, F, r, F, r,0</text:p>
          </table:table-cell>
          <table:table-cell office:value-type="float" office:value="-0.18651661" calcext:value-type="float">
            <text:p>-0.1865166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r, F, r,C</text:p>
          </table:table-cell>
          <table:table-cell office:value-type="float" office:value="-0.18651033" calcext:value-type="float">
            <text:p>-0.1865103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F, r, F, r,P</text:p>
          </table:table-cell>
          <table:table-cell office:value-type="float" office:value="-0.18650405" calcext:value-type="float">
            <text:p>-0.1865040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F, r, F,0</text:p>
          </table:table-cell>
          <table:table-cell office:value-type="float" office:value="-0.18649777" calcext:value-type="float">
            <text:p>-0.1864977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r, F, L,P</text:p>
          </table:table-cell>
          <table:table-cell office:value-type="float" office:value="-0.18649463" calcext:value-type="float">
            <text:p>-0.1864946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r, F, L,C</text:p>
          </table:table-cell>
          <table:table-cell office:value-type="float" office:value="-0.18648992" calcext:value-type="float">
            <text:p>-0.1864899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F, r, F, L,0</text:p>
          </table:table-cell>
          <table:table-cell office:value-type="float" office:value="-0.18648835" calcext:value-type="float">
            <text:p>-0.1864883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r, F,C</text:p>
          </table:table-cell>
          <table:table-cell office:value-type="float" office:value="-0.18647736" calcext:value-type="float">
            <text:p>-0.1864773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F, r, F, F,0</text:p>
          </table:table-cell>
          <table:table-cell office:value-type="float" office:value="-0.18646323" calcext:value-type="float">
            <text:p>-0.1864632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r, F, F,C</text:p>
          </table:table-cell>
          <table:table-cell office:value-type="float" office:value="-0.18645695" calcext:value-type="float">
            <text:p>-0.1864569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F, r,P</text:p>
          </table:table-cell>
          <table:table-cell office:value-type="float" office:value="-0.18644439" calcext:value-type="float">
            <text:p>-0.1864443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r, F, r, R,P</text:p>
          </table:table-cell>
          <table:table-cell office:value-type="float" office:value="-0.18644439" calcext:value-type="float">
            <text:p>-0.1864443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r, R, R,P</text:p>
          </table:table-cell>
          <table:table-cell office:value-type="float" office:value="-0.18644439" calcext:value-type="float">
            <text:p>-0.1864443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F,0</text:p>
          </table:table-cell>
          <table:table-cell office:value-type="float" office:value="-0.18634862" calcext:value-type="float">
            <text:p>-0.18634862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r, r, F, L,P</text:p>
          </table:table-cell>
          <table:table-cell office:value-type="float" office:value="-0.18626855" calcext:value-type="float">
            <text:p>-0.18626855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r, F, L, F,P</text:p>
          </table:table-cell>
          <table:table-cell office:value-type="float" office:value="-0.18626855" calcext:value-type="float">
            <text:p>-0.1862685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L, F, F,P</text:p>
          </table:table-cell>
          <table:table-cell office:value-type="float" office:value="-0.18626855" calcext:value-type="float">
            <text:p>-0.1862685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L, F, F,C</text:p>
          </table:table-cell>
          <table:table-cell office:value-type="float" office:value="-0.18625913" calcext:value-type="float">
            <text:p>-0.1862591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F, L, F, F,0</text:p>
          </table:table-cell>
          <table:table-cell office:value-type="float" office:value="-0.18625599" calcext:value-type="float">
            <text:p>-0.1862559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L, F,C</text:p>
          </table:table-cell>
          <table:table-cell office:value-type="float" office:value="-0.18624657" calcext:value-type="float">
            <text:p>-0.1862465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F, L, F, L,0</text:p>
          </table:table-cell>
          <table:table-cell office:value-type="float" office:value="-0.18624029" calcext:value-type="float">
            <text:p>-0.1862402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L, F, L,C</text:p>
          </table:table-cell>
          <table:table-cell office:value-type="float" office:value="-0.18623872" calcext:value-type="float">
            <text:p>-0.1862387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F, L, F, L,P</text:p>
          </table:table-cell>
          <table:table-cell office:value-type="float" office:value="-0.18623715" calcext:value-type="float">
            <text:p>-0.1862371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F, L, F,0</text:p>
          </table:table-cell>
          <table:table-cell office:value-type="float" office:value="-0.18623401" calcext:value-type="float">
            <text:p>-0.1862340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L, F, r,P</text:p>
          </table:table-cell>
          <table:table-cell office:value-type="float" office:value="-0.18623087" calcext:value-type="float">
            <text:p>-0.1862308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L, F, r,C</text:p>
          </table:table-cell>
          <table:table-cell office:value-type="float" office:value="-0.18622773" calcext:value-type="float">
            <text:p>-0.1862277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F, L, F, r,0</text:p>
          </table:table-cell>
          <table:table-cell office:value-type="float" office:value="-0.18622459" calcext:value-type="float">
            <text:p>-0.1862245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L,C</text:p>
          </table:table-cell>
          <table:table-cell office:value-type="float" office:value="-0.18620418" calcext:value-type="float">
            <text:p>-0.18620418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r, F, L, L, r,0</text:p>
          </table:table-cell>
          <table:table-cell office:value-type="float" office:value="-0.18618848" calcext:value-type="float">
            <text:p>-0.1861884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L, L, r,C</text:p>
          </table:table-cell>
          <table:table-cell office:value-type="float" office:value="-0.18618691" calcext:value-type="float">
            <text:p>-0.1861869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F, L, L, r,P</text:p>
          </table:table-cell>
          <table:table-cell office:value-type="float" office:value="-0.18618377" calcext:value-type="float">
            <text:p>-0.186183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F, L, L,0</text:p>
          </table:table-cell>
          <table:table-cell office:value-type="float" office:value="-0.1861822" calcext:value-type="float">
            <text:p>-0.186182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L, L, L,</text:p>
          </table:table-cell>
          <table:table-cell office:value-type="float" office:value="-0.18618063" calcext:value-type="float">
            <text:p>-0.18618063</text:p>
          </table:table-cell>
          <table:table-cell/>
        </table:table-row>
        <table:table-row table:style-name="ro1">
          <table:table-cell office:value-type="string" calcext:value-type="string">
            <text:p>C, r, r, r, r, F, L, L, L,0</text:p>
          </table:table-cell>
          <table:table-cell office:value-type="float" office:value="-0.18617906" calcext:value-type="float">
            <text:p>-0.1861790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L, L,C</text:p>
          </table:table-cell>
          <table:table-cell office:value-type="float" office:value="-0.18617592" calcext:value-type="float">
            <text:p>-0.1861759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F, L, L, F,0</text:p>
          </table:table-cell>
          <table:table-cell office:value-type="float" office:value="-0.18617278" calcext:value-type="float">
            <text:p>-0.1861727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L, L, F,C</text:p>
          </table:table-cell>
          <table:table-cell office:value-type="float" office:value="-0.18617121" calcext:value-type="float">
            <text:p>-0.1861712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F, L, L,P</text:p>
          </table:table-cell>
          <table:table-cell office:value-type="float" office:value="-0.18616807" calcext:value-type="float">
            <text:p>-0.1861680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L, L, R,P</text:p>
          </table:table-cell>
          <table:table-cell office:value-type="float" office:value="-0.18616807" calcext:value-type="float">
            <text:p>-0.1861680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F, L,0</text:p>
          </table:table-cell>
          <table:table-cell office:value-type="float" office:value="-0.18615708" calcext:value-type="float">
            <text:p>-0.18615708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r, F, L, r,P</text:p>
          </table:table-cell>
          <table:table-cell office:value-type="float" office:value="-0.18614295" calcext:value-type="float">
            <text:p>-0.1861429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L, r, F,P</text:p>
          </table:table-cell>
          <table:table-cell office:value-type="float" office:value="-0.18614295" calcext:value-type="float">
            <text:p>-0.1861429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L, r, F,C</text:p>
          </table:table-cell>
          <table:table-cell office:value-type="float" office:value="-0.18613824" calcext:value-type="float">
            <text:p>-0.1861382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F, L, r, F,0</text:p>
          </table:table-cell>
          <table:table-cell office:value-type="float" office:value="-0.1861351" calcext:value-type="float">
            <text:p>-0.186135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L, r,C</text:p>
          </table:table-cell>
          <table:table-cell office:value-type="float" office:value="-0.18612568" calcext:value-type="float">
            <text:p>-0.1861256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F, L, r, L,0</text:p>
          </table:table-cell>
          <table:table-cell office:value-type="float" office:value="-0.18611783" calcext:value-type="float">
            <text:p>-0.1861178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L, r, L,C</text:p>
          </table:table-cell>
          <table:table-cell office:value-type="float" office:value="-0.18611626" calcext:value-type="float">
            <text:p>-0.1861162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F, L, r, L,P</text:p>
          </table:table-cell>
          <table:table-cell office:value-type="float" office:value="-0.18611312" calcext:value-type="float">
            <text:p>-0.186113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F, L, r,0</text:p>
          </table:table-cell>
          <table:table-cell office:value-type="float" office:value="-0.18610684" calcext:value-type="float">
            <text:p>-0.1861068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L, r, r,P</text:p>
          </table:table-cell>
          <table:table-cell office:value-type="float" office:value="-0.18610056" calcext:value-type="float">
            <text:p>-0.1861005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L, r, r,C</text:p>
          </table:table-cell>
          <table:table-cell office:value-type="float" office:value="-0.18608957" calcext:value-type="float">
            <text:p>-0.1860895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F, L, r, r,0</text:p>
          </table:table-cell>
          <table:table-cell office:value-type="float" office:value="-0.18607544" calcext:value-type="float">
            <text:p>-0.1860754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C</text:p>
          </table:table-cell>
          <table:table-cell office:value-type="float" office:value="-0.18597967" calcext:value-type="float">
            <text:p>-0.18597967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r, r, r, F, F, r, r,0</text:p>
          </table:table-cell>
          <table:table-cell office:value-type="float" office:value="-0.18586663" calcext:value-type="float">
            <text:p>-0.1858666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F, r, r,C</text:p>
          </table:table-cell>
          <table:table-cell office:value-type="float" office:value="-0.18584465" calcext:value-type="float">
            <text:p>-0.1858446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F, F, r, r,P</text:p>
          </table:table-cell>
          <table:table-cell office:value-type="float" office:value="-0.18582895" calcext:value-type="float">
            <text:p>-0.1858289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F, F, r,0</text:p>
          </table:table-cell>
          <table:table-cell office:value-type="float" office:value="-0.18581796" calcext:value-type="float">
            <text:p>-0.1858179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F, r, L,P</text:p>
          </table:table-cell>
          <table:table-cell office:value-type="float" office:value="-0.18580854" calcext:value-type="float">
            <text:p>-0.1858085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F, r, L,C</text:p>
          </table:table-cell>
          <table:table-cell office:value-type="float" office:value="-0.18580226" calcext:value-type="float">
            <text:p>-0.1858022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F, F, r, L,0</text:p>
          </table:table-cell>
          <table:table-cell office:value-type="float" office:value="-0.18579912" calcext:value-type="float">
            <text:p>-0.1857991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F, r,C</text:p>
          </table:table-cell>
          <table:table-cell office:value-type="float" office:value="-0.18578499" calcext:value-type="float">
            <text:p>-0.1857849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F, F, r, F,0</text:p>
          </table:table-cell>
          <table:table-cell office:value-type="float" office:value="-0.18576929" calcext:value-type="float">
            <text:p>-0.1857692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F, r, F,C</text:p>
          </table:table-cell>
          <table:table-cell office:value-type="float" office:value="-0.18576458" calcext:value-type="float">
            <text:p>-0.1857645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F, F, r,P</text:p>
          </table:table-cell>
          <table:table-cell office:value-type="float" office:value="-0.18575516" calcext:value-type="float">
            <text:p>-0.1857551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F, r, R,P</text:p>
          </table:table-cell>
          <table:table-cell office:value-type="float" office:value="-0.18575516" calcext:value-type="float">
            <text:p>-0.1857551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F, F,0</text:p>
          </table:table-cell>
          <table:table-cell office:value-type="float" office:value="-0.1857269" calcext:value-type="float">
            <text:p>-0.185726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r, F, F, L,P</text:p>
          </table:table-cell>
          <table:table-cell office:value-type="float" office:value="-0.18570492" calcext:value-type="float">
            <text:p>-0.1857049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F, L, F,P</text:p>
          </table:table-cell>
          <table:table-cell office:value-type="float" office:value="-0.18570492" calcext:value-type="float">
            <text:p>-0.1857049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F, L, F,C</text:p>
          </table:table-cell>
          <table:table-cell office:value-type="float" office:value="-0.18569707" calcext:value-type="float">
            <text:p>-0.1856970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F, F, L, F,0</text:p>
          </table:table-cell>
          <table:table-cell office:value-type="float" office:value="-0.18569393" calcext:value-type="float">
            <text:p>-0.1856939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F, L,C</text:p>
          </table:table-cell>
          <table:table-cell office:value-type="float" office:value="-0.18568451" calcext:value-type="float">
            <text:p>-0.1856845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F, F, L, L,0</text:p>
          </table:table-cell>
          <table:table-cell office:value-type="float" office:value="-0.18567823" calcext:value-type="float">
            <text:p>-0.1856782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F, L, L,C</text:p>
          </table:table-cell>
          <table:table-cell office:value-type="float" office:value="-0.18567666" calcext:value-type="float">
            <text:p>-0.1856766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F, F, L, L,P</text:p>
          </table:table-cell>
          <table:table-cell office:value-type="float" office:value="-0.18567352" calcext:value-type="float">
            <text:p>-0.1856735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F, F, L,0</text:p>
          </table:table-cell>
          <table:table-cell office:value-type="float" office:value="-0.18567038" calcext:value-type="float">
            <text:p>-0.1856703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F, L, r,P</text:p>
          </table:table-cell>
          <table:table-cell office:value-type="float" office:value="-0.18566567" calcext:value-type="float">
            <text:p>-0.1856656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F, L, r,C</text:p>
          </table:table-cell>
          <table:table-cell office:value-type="float" office:value="-0.18566096" calcext:value-type="float">
            <text:p>-0.1856609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F, F, L, r,0</text:p>
          </table:table-cell>
          <table:table-cell office:value-type="float" office:value="-0.18565468" calcext:value-type="float">
            <text:p>-0.1856546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F,C</text:p>
          </table:table-cell>
          <table:table-cell office:value-type="float" office:value="-0.18561386" calcext:value-type="float">
            <text:p>-0.18561386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r, F, F, F, r,0</text:p>
          </table:table-cell>
          <table:table-cell office:value-type="float" office:value="-0.18555891" calcext:value-type="float">
            <text:p>-0.1855589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F, F, r,C</text:p>
          </table:table-cell>
          <table:table-cell office:value-type="float" office:value="-0.18554635" calcext:value-type="float">
            <text:p>-0.1855463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 F, F, F, r,P</text:p>
          </table:table-cell>
          <table:table-cell office:value-type="float" office:value="-0.18553536" calcext:value-type="float">
            <text:p>-0.1855353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r, F, F, F,0</text:p>
          </table:table-cell>
          <table:table-cell office:value-type="float" office:value="-0.18552594" calcext:value-type="float">
            <text:p>-0.1855259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r, F, F, F, L,P</text:p>
          </table:table-cell>
          <table:table-cell office:value-type="float" office:value="-0.18551652" calcext:value-type="float">
            <text:p>-0.1855165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F, F, L,C</text:p>
          </table:table-cell>
          <table:table-cell office:value-type="float" office:value="-0.18551024" calcext:value-type="float">
            <text:p>-0.1855102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r, F, F, F, L,0</text:p>
          </table:table-cell>
          <table:table-cell office:value-type="float" office:value="-0.18550396" calcext:value-type="float">
            <text:p>-0.1855039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F, F,C</text:p>
          </table:table-cell>
          <table:table-cell office:value-type="float" office:value="-0.18548198" calcext:value-type="float">
            <text:p>-0.1854819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r, F, F, F, F,0</text:p>
          </table:table-cell>
          <table:table-cell office:value-type="float" office:value="-0.18544744" calcext:value-type="float">
            <text:p>-0.1854474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r, F, F, F, F,C</text:p>
          </table:table-cell>
          <table:table-cell office:value-type="float" office:value="-0.18543017" calcext:value-type="float">
            <text:p>-0.1854301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r,P</text:p>
          </table:table-cell>
          <table:table-cell office:value-type="float" office:value="-0.18539249" calcext:value-type="float">
            <text:p>-0.18539249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r, r, r, R,P</text:p>
          </table:table-cell>
          <table:table-cell office:value-type="float" office:value="-0.18539249" calcext:value-type="float">
            <text:p>-0.18539249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r, r, R, R,P</text:p>
          </table:table-cell>
          <table:table-cell office:value-type="float" office:value="-0.18539249" calcext:value-type="float">
            <text:p>-0.1853924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r, R, R, R,P</text:p>
          </table:table-cell>
          <table:table-cell office:value-type="float" office:value="-0.18539249" calcext:value-type="float">
            <text:p>-0.1853924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R, R, R,P</text:p>
          </table:table-cell>
          <table:table-cell office:value-type="float" office:value="-0.18539249" calcext:value-type="float">
            <text:p>-0.1853924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0</text:p>
          </table:table-cell>
          <table:table-cell office:value-type="float" office:value="-0.18386488" calcext:value-type="float">
            <text:p>-0.18386488</text:p>
          </table:table-cell>
          <table:table-cell office:value-type="string" calcext:value-type="string">
            <text:p>PREZERO after 4 iterates</text:p>
          </table:table-cell>
        </table:table-row>
        <table:table-row table:style-name="ro1" table:visibility="filter">
          <table:table-cell office:value-type="string" calcext:value-type="string">
            <text:p>C, r, r, r, L,P</text:p>
          </table:table-cell>
          <table:table-cell office:value-type="float" office:value="-0.18273605" calcext:value-type="float">
            <text:p>-0.18273605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r, r, L, F,P</text:p>
          </table:table-cell>
          <table:table-cell office:value-type="float" office:value="-0.18273605" calcext:value-type="float">
            <text:p>-0.18273605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r, L, F, F,P</text:p>
          </table:table-cell>
          <table:table-cell office:value-type="float" office:value="-0.18273605" calcext:value-type="float">
            <text:p>-0.18273605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L, F, F, F,P</text:p>
          </table:table-cell>
          <table:table-cell office:value-type="float" office:value="-0.18273605" calcext:value-type="float">
            <text:p>-0.1827360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F, F, F,P</text:p>
          </table:table-cell>
          <table:table-cell office:value-type="float" office:value="-0.18273605" calcext:value-type="float">
            <text:p>-0.1827360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F, F, F,C</text:p>
          </table:table-cell>
          <table:table-cell office:value-type="float" office:value="-0.18271564" calcext:value-type="float">
            <text:p>-0.1827156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F, F, F, F,0</text:p>
          </table:table-cell>
          <table:table-cell office:value-type="float" office:value="-0.18270622" calcext:value-type="float">
            <text:p>-0.1827062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F, F,C</text:p>
          </table:table-cell>
          <table:table-cell office:value-type="float" office:value="-0.18268738" calcext:value-type="float">
            <text:p>-0.1826873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F, F, F, L,0</text:p>
          </table:table-cell>
          <table:table-cell office:value-type="float" office:value="-0.18267482" calcext:value-type="float">
            <text:p>-0.1826748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F, F, L,C</text:p>
          </table:table-cell>
          <table:table-cell office:value-type="float" office:value="-0.18267325" calcext:value-type="float">
            <text:p>-0.1826732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F, F, F, L,P</text:p>
          </table:table-cell>
          <table:table-cell office:value-type="float" office:value="-0.18266854" calcext:value-type="float">
            <text:p>-0.1826685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F, F, F,0</text:p>
          </table:table-cell>
          <table:table-cell office:value-type="float" office:value="-0.18266383" calcext:value-type="float">
            <text:p>-0.1826638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F, F, r,P</text:p>
          </table:table-cell>
          <table:table-cell office:value-type="float" office:value="-0.18265912" calcext:value-type="float">
            <text:p>-0.182659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F, F, r,C</text:p>
          </table:table-cell>
          <table:table-cell office:value-type="float" office:value="-0.18265284" calcext:value-type="float">
            <text:p>-0.1826528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F, F, F, r,0</text:p>
          </table:table-cell>
          <table:table-cell office:value-type="float" office:value="-0.18264656" calcext:value-type="float">
            <text:p>-0.182646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F,C</text:p>
          </table:table-cell>
          <table:table-cell office:value-type="float" office:value="-0.1826183" calcext:value-type="float">
            <text:p>-0.1826183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L, F, F, L, r,0</text:p>
          </table:table-cell>
          <table:table-cell office:value-type="float" office:value="-0.18259789" calcext:value-type="float">
            <text:p>-0.1825978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F, L, r,C</text:p>
          </table:table-cell>
          <table:table-cell office:value-type="float" office:value="-0.18259475" calcext:value-type="float">
            <text:p>-0.1825947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F, F, L, r,P</text:p>
          </table:table-cell>
          <table:table-cell office:value-type="float" office:value="-0.18259161" calcext:value-type="float">
            <text:p>-0.1825916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F, F, L,0</text:p>
          </table:table-cell>
          <table:table-cell office:value-type="float" office:value="-0.18259004" calcext:value-type="float">
            <text:p>-0.1825900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F, L, L,P</text:p>
          </table:table-cell>
          <table:table-cell office:value-type="float" office:value="-0.18258847" calcext:value-type="float">
            <text:p>-0.1825884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F, L, L,C</text:p>
          </table:table-cell>
          <table:table-cell office:value-type="float" office:value="-0.1825869" calcext:value-type="float">
            <text:p>-0.182586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F, F, L, L,0</text:p>
          </table:table-cell>
          <table:table-cell office:value-type="float" office:value="-0.18258533" calcext:value-type="float">
            <text:p>-0.1825853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F, L,C</text:p>
          </table:table-cell>
          <table:table-cell office:value-type="float" office:value="-0.18258219" calcext:value-type="float">
            <text:p>-0.1825821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F, F, L, F,0</text:p>
          </table:table-cell>
          <table:table-cell office:value-type="float" office:value="-0.18257748" calcext:value-type="float">
            <text:p>-0.1825774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F, L, F,C</text:p>
          </table:table-cell>
          <table:table-cell office:value-type="float" office:value="-0.18257591" calcext:value-type="float">
            <text:p>-0.1825759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F, F, L,P</text:p>
          </table:table-cell>
          <table:table-cell office:value-type="float" office:value="-0.18257277" calcext:value-type="float">
            <text:p>-0.1825727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F, L, R,P</text:p>
          </table:table-cell>
          <table:table-cell office:value-type="float" office:value="-0.18257277" calcext:value-type="float">
            <text:p>-0.182572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F, F,0</text:p>
          </table:table-cell>
          <table:table-cell office:value-type="float" office:value="-0.18256021" calcext:value-type="float">
            <text:p>-0.18256021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L, F, F, r,P</text:p>
          </table:table-cell>
          <table:table-cell office:value-type="float" office:value="-0.18254765" calcext:value-type="float">
            <text:p>-0.1825476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F, r, F,P</text:p>
          </table:table-cell>
          <table:table-cell office:value-type="float" office:value="-0.18254765" calcext:value-type="float">
            <text:p>-0.1825476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F, r, F,C</text:p>
          </table:table-cell>
          <table:table-cell office:value-type="float" office:value="-0.18254294" calcext:value-type="float">
            <text:p>-0.1825429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F, F, r, F,0</text:p>
          </table:table-cell>
          <table:table-cell office:value-type="float" office:value="-0.1825398" calcext:value-type="float">
            <text:p>-0.182539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F, r,C</text:p>
          </table:table-cell>
          <table:table-cell office:value-type="float" office:value="-0.18253195" calcext:value-type="float">
            <text:p>-0.1825319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F, F, r, L,0</text:p>
          </table:table-cell>
          <table:table-cell office:value-type="float" office:value="-0.18252567" calcext:value-type="float">
            <text:p>-0.1825256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F, r, L,C</text:p>
          </table:table-cell>
          <table:table-cell office:value-type="float" office:value="-0.18252253" calcext:value-type="float">
            <text:p>-0.1825225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F, F, r, L,P</text:p>
          </table:table-cell>
          <table:table-cell office:value-type="float" office:value="-0.18251939" calcext:value-type="float">
            <text:p>-0.1825193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F, F, r,0</text:p>
          </table:table-cell>
          <table:table-cell office:value-type="float" office:value="-0.18251468" calcext:value-type="float">
            <text:p>-0.1825146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F, r, r,P</text:p>
          </table:table-cell>
          <table:table-cell office:value-type="float" office:value="-0.18250997" calcext:value-type="float">
            <text:p>-0.1825099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F, r, r,C</text:p>
          </table:table-cell>
          <table:table-cell office:value-type="float" office:value="-0.18250055" calcext:value-type="float">
            <text:p>-0.1825005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F, F, r, r,0</text:p>
          </table:table-cell>
          <table:table-cell office:value-type="float" office:value="-0.18248799" calcext:value-type="float">
            <text:p>-0.1824879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C</text:p>
          </table:table-cell>
          <table:table-cell office:value-type="float" office:value="-0.18244246" calcext:value-type="float">
            <text:p>-0.18244246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r, r, L, F, L, r, r,0</text:p>
          </table:table-cell>
          <table:table-cell office:value-type="float" office:value="-0.18240478" calcext:value-type="float">
            <text:p>-0.1824047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L, r, r,C</text:p>
          </table:table-cell>
          <table:table-cell office:value-type="float" office:value="-0.18239536" calcext:value-type="float">
            <text:p>-0.1823953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F, L, r, r,P</text:p>
          </table:table-cell>
          <table:table-cell office:value-type="float" office:value="-0.18239065" calcext:value-type="float">
            <text:p>-0.1823906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F, L, r,0</text:p>
          </table:table-cell>
          <table:table-cell office:value-type="float" office:value="-0.18238751" calcext:value-type="float">
            <text:p>-0.1823875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L, r, L,P</text:p>
          </table:table-cell>
          <table:table-cell office:value-type="float" office:value="-0.18238437" calcext:value-type="float">
            <text:p>-0.1823843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L, r, L,C</text:p>
          </table:table-cell>
          <table:table-cell office:value-type="float" office:value="-0.1823828" calcext:value-type="float">
            <text:p>-0.182382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F, L, r, L,0</text:p>
          </table:table-cell>
          <table:table-cell office:value-type="float" office:value="-0.18238123" calcext:value-type="float">
            <text:p>-0.1823812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L, r,C</text:p>
          </table:table-cell>
          <table:table-cell office:value-type="float" office:value="-0.18237809" calcext:value-type="float">
            <text:p>-0.1823780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F, L, r, F,0</text:p>
          </table:table-cell>
          <table:table-cell office:value-type="float" office:value="-0.18237338" calcext:value-type="float">
            <text:p>-0.1823733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L, r, F,C</text:p>
          </table:table-cell>
          <table:table-cell office:value-type="float" office:value="-0.18237181" calcext:value-type="float">
            <text:p>-0.1823718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F, L, r,P</text:p>
          </table:table-cell>
          <table:table-cell office:value-type="float" office:value="-0.18237024" calcext:value-type="float">
            <text:p>-0.1823702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L, r, R,P</text:p>
          </table:table-cell>
          <table:table-cell office:value-type="float" office:value="-0.18237024" calcext:value-type="float">
            <text:p>-0.1823702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F, L,0</text:p>
          </table:table-cell>
          <table:table-cell office:value-type="float" office:value="-0.18236396" calcext:value-type="float">
            <text:p>-0.18236396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L, F, L, L,P</text:p>
          </table:table-cell>
          <table:table-cell office:value-type="float" office:value="-0.18235925" calcext:value-type="float">
            <text:p>-0.1823592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L, L, F,P</text:p>
          </table:table-cell>
          <table:table-cell office:value-type="float" office:value="-0.18235925" calcext:value-type="float">
            <text:p>-0.182359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L, L, F,</text:p>
          </table:table-cell>
          <table:table-cell office:value-type="float" office:value="-0.18235768" calcext:value-type="float">
            <text:p>-0.18235768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L, F, L, L,C</text:p>
          </table:table-cell>
          <table:table-cell office:value-type="float" office:value="-0.18235454" calcext:value-type="float">
            <text:p>-0.1823545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F, L, L, L,0</text:p>
          </table:table-cell>
          <table:table-cell office:value-type="float" office:value="-0.18235454" calcext:value-type="float">
            <text:p>-0.1823545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>
          <table:table-cell office:value-type="string" calcext:value-type="string">
            <text:p>C, r, r, r, L, F, L, L,0</text:p>
          </table:table-cell>
          <table:table-cell office:value-type="float" office:value="-0.18235297" calcext:value-type="float">
            <text:p>-0.1823529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L, L, r,</text:p>
          </table:table-cell>
          <table:table-cell office:value-type="float" office:value="-0.18235297" calcext:value-type="float">
            <text:p>-0.18235297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L, F, L, L, r,P</text:p>
          </table:table-cell>
          <table:table-cell office:value-type="float" office:value="-0.1823514" calcext:value-type="float">
            <text:p>-0.182351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L, L, r,</text:p>
          </table:table-cell>
          <table:table-cell office:value-type="float" office:value="-0.18234983" calcext:value-type="float">
            <text:p>-0.18234983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L, F, L,C</text:p>
          </table:table-cell>
          <table:table-cell office:value-type="float" office:value="-0.18234198" calcext:value-type="float">
            <text:p>-0.18234198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L, F, L, F, r,0</text:p>
          </table:table-cell>
          <table:table-cell office:value-type="float" office:value="-0.18233413" calcext:value-type="float">
            <text:p>-0.1823341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L, F, r,C</text:p>
          </table:table-cell>
          <table:table-cell office:value-type="float" office:value="-0.18233256" calcext:value-type="float">
            <text:p>-0.1823325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F, L, F, r,P</text:p>
          </table:table-cell>
          <table:table-cell office:value-type="float" office:value="-0.18233099" calcext:value-type="float">
            <text:p>-0.1823309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F, L, F,0</text:p>
          </table:table-cell>
          <table:table-cell office:value-type="float" office:value="-0.18232942" calcext:value-type="float">
            <text:p>-0.1823294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L, F, L,P</text:p>
          </table:table-cell>
          <table:table-cell office:value-type="float" office:value="-0.18232942" calcext:value-type="float">
            <text:p>-0.1823294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L, F, L,</text:p>
          </table:table-cell>
          <table:table-cell office:value-type="float" office:value="-0.18232785" calcext:value-type="float">
            <text:p>-0.18232785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L, F, L, F,C</text:p>
          </table:table-cell>
          <table:table-cell office:value-type="float" office:value="-0.18232471" calcext:value-type="float">
            <text:p>-0.1823247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F, L, F, F,0</text:p>
          </table:table-cell>
          <table:table-cell office:value-type="float" office:value="-0.18232" calcext:value-type="float">
            <text:p>-0.1823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L, F, F,C</text:p>
          </table:table-cell>
          <table:table-cell office:value-type="float" office:value="-0.18231843" calcext:value-type="float">
            <text:p>-0.1823184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F, L,P</text:p>
          </table:table-cell>
          <table:table-cell office:value-type="float" office:value="-0.18231529" calcext:value-type="float">
            <text:p>-0.1823152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L, F, L, R,P</text:p>
          </table:table-cell>
          <table:table-cell office:value-type="float" office:value="-0.18231529" calcext:value-type="float">
            <text:p>-0.1823152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L, R, R,P</text:p>
          </table:table-cell>
          <table:table-cell office:value-type="float" office:value="-0.18231529" calcext:value-type="float">
            <text:p>-0.1823152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F,0</text:p>
          </table:table-cell>
          <table:table-cell office:value-type="float" office:value="-0.18228075" calcext:value-type="float">
            <text:p>-0.18228075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r, L, F, r,P</text:p>
          </table:table-cell>
          <table:table-cell office:value-type="float" office:value="-0.1822415" calcext:value-type="float">
            <text:p>-0.1822415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L, F, r, F,P</text:p>
          </table:table-cell>
          <table:table-cell office:value-type="float" office:value="-0.1822415" calcext:value-type="float">
            <text:p>-0.182241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r, F, F,P</text:p>
          </table:table-cell>
          <table:table-cell office:value-type="float" office:value="-0.1822415" calcext:value-type="float">
            <text:p>-0.182241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r, F, F,C</text:p>
          </table:table-cell>
          <table:table-cell office:value-type="float" office:value="-0.18223679" calcext:value-type="float">
            <text:p>-0.1822367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F, r, F, F,0</text:p>
          </table:table-cell>
          <table:table-cell office:value-type="float" office:value="-0.18223365" calcext:value-type="float">
            <text:p>-0.1822336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r, F,C</text:p>
          </table:table-cell>
          <table:table-cell office:value-type="float" office:value="-0.18222737" calcext:value-type="float">
            <text:p>-0.18222737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r, L, F, r, F, L,</text:p>
          </table:table-cell>
          <table:table-cell office:value-type="float" office:value="-0.18222266" calcext:value-type="float">
            <text:p>-0.18222266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L, F, r, F, L,P</text:p>
          </table:table-cell>
          <table:table-cell office:value-type="float" office:value="-0.18222109" calcext:value-type="float">
            <text:p>-0.1822210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F, r, F,0</text:p>
          </table:table-cell>
          <table:table-cell office:value-type="float" office:value="-0.18221795" calcext:value-type="float">
            <text:p>-0.1822179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r, F, r,P</text:p>
          </table:table-cell>
          <table:table-cell office:value-type="float" office:value="-0.18221638" calcext:value-type="float">
            <text:p>-0.1822163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r, F, r,C</text:p>
          </table:table-cell>
          <table:table-cell office:value-type="float" office:value="-0.18221324" calcext:value-type="float">
            <text:p>-0.1822132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F, r, F, r,0</text:p>
          </table:table-cell>
          <table:table-cell office:value-type="float" office:value="-0.1822101" calcext:value-type="float">
            <text:p>-0.182210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r,C</text:p>
          </table:table-cell>
          <table:table-cell office:value-type="float" office:value="-0.18219597" calcext:value-type="float">
            <text:p>-0.18219597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L, F, r, L, r,0</text:p>
          </table:table-cell>
          <table:table-cell office:value-type="float" office:value="-0.18218184" calcext:value-type="float">
            <text:p>-0.1821818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r, L, r,C</text:p>
          </table:table-cell>
          <table:table-cell office:value-type="float" office:value="-0.1821787" calcext:value-type="float">
            <text:p>-0.182178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F, r, L, r,P</text:p>
          </table:table-cell>
          <table:table-cell office:value-type="float" office:value="-0.18217713" calcext:value-type="float">
            <text:p>-0.1821771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F, r, L,0</text:p>
          </table:table-cell>
          <table:table-cell office:value-type="float" office:value="-0.18217556" calcext:value-type="float">
            <text:p>-0.1821755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r, L, L,P</text:p>
          </table:table-cell>
          <table:table-cell office:value-type="float" office:value="-0.18217399" calcext:value-type="float">
            <text:p>-0.1821739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r, L, L,</text:p>
          </table:table-cell>
          <table:table-cell office:value-type="float" office:value="-0.18217242" calcext:value-type="float">
            <text:p>-0.1821724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L, F, r, L,C</text:p>
          </table:table-cell>
          <table:table-cell office:value-type="float" office:value="-0.18216928" calcext:value-type="float">
            <text:p>-0.1821692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F, r, L, F,0</text:p>
          </table:table-cell>
          <table:table-cell office:value-type="float" office:value="-0.18216457" calcext:value-type="float">
            <text:p>-0.1821645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r, L, F,C</text:p>
          </table:table-cell>
          <table:table-cell office:value-type="float" office:value="-0.182163" calcext:value-type="float">
            <text:p>-0.18216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F, r, L,P</text:p>
          </table:table-cell>
          <table:table-cell office:value-type="float" office:value="-0.18215829" calcext:value-type="float">
            <text:p>-0.1821582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r, L, R,P</text:p>
          </table:table-cell>
          <table:table-cell office:value-type="float" office:value="-0.18215829" calcext:value-type="float">
            <text:p>-0.1821582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F, r,0</text:p>
          </table:table-cell>
          <table:table-cell office:value-type="float" office:value="-0.18214573" calcext:value-type="float">
            <text:p>-0.18214573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L, F, r, r,P</text:p>
          </table:table-cell>
          <table:table-cell office:value-type="float" office:value="-0.18212689" calcext:value-type="float">
            <text:p>-0.1821268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r, r, F,P</text:p>
          </table:table-cell>
          <table:table-cell office:value-type="float" office:value="-0.18212689" calcext:value-type="float">
            <text:p>-0.1821268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r, r, F,C</text:p>
          </table:table-cell>
          <table:table-cell office:value-type="float" office:value="-0.18211904" calcext:value-type="float">
            <text:p>-0.1821190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F, r, r, F,0</text:p>
          </table:table-cell>
          <table:table-cell office:value-type="float" office:value="-0.18211433" calcext:value-type="float">
            <text:p>-0.1821143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r, r,C</text:p>
          </table:table-cell>
          <table:table-cell office:value-type="float" office:value="-0.1821002" calcext:value-type="float">
            <text:p>-0.182100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F, r, r, L,0</text:p>
          </table:table-cell>
          <table:table-cell office:value-type="float" office:value="-0.18208607" calcext:value-type="float">
            <text:p>-0.1820860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r, r, L,C</text:p>
          </table:table-cell>
          <table:table-cell office:value-type="float" office:value="-0.18207979" calcext:value-type="float">
            <text:p>-0.1820797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F, r, r, L,P</text:p>
          </table:table-cell>
          <table:table-cell office:value-type="float" office:value="-0.18207194" calcext:value-type="float">
            <text:p>-0.1820719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F, r, r,0</text:p>
          </table:table-cell>
          <table:table-cell office:value-type="float" office:value="-0.18205938" calcext:value-type="float">
            <text:p>-0.1820593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F, r, r, r,P</text:p>
          </table:table-cell>
          <table:table-cell office:value-type="float" office:value="-0.18203897" calcext:value-type="float">
            <text:p>-0.1820389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F, r, r, r,C</text:p>
          </table:table-cell>
          <table:table-cell office:value-type="float" office:value="-0.18199815" calcext:value-type="float">
            <text:p>-0.1819981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C</text:p>
          </table:table-cell>
          <table:table-cell office:value-type="float" office:value="-0.18191494" calcext:value-type="float">
            <text:p>-0.18191494</text:p>
          </table:table-cell>
          <table:table-cell office:value-type="string" calcext:value-type="string">
            <text:p>Period 5 orbit</text:p>
          </table:table-cell>
        </table:table-row>
        <table:table-row table:style-name="ro1" table:visibility="filter">
          <table:table-cell office:value-type="string" calcext:value-type="string">
            <text:p>C, r, r, r, L, L, r, r, r,C</text:p>
          </table:table-cell>
          <table:table-cell office:value-type="float" office:value="-0.18183958" calcext:value-type="float">
            <text:p>-0.1818395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L, r, r, r,P</text:p>
          </table:table-cell>
          <table:table-cell office:value-type="float" office:value="-0.18180504" calcext:value-type="float">
            <text:p>-0.1818050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L, r, r,0</text:p>
          </table:table-cell>
          <table:table-cell office:value-type="float" office:value="-0.18178934" calcext:value-type="float">
            <text:p>-0.1817893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r, r, L,P</text:p>
          </table:table-cell>
          <table:table-cell office:value-type="float" office:value="-0.18177992" calcext:value-type="float">
            <text:p>-0.1817799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r, r, L,C</text:p>
          </table:table-cell>
          <table:table-cell office:value-type="float" office:value="-0.18177364" calcext:value-type="float">
            <text:p>-0.1817736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L, r, r, L,0</text:p>
          </table:table-cell>
          <table:table-cell office:value-type="float" office:value="-0.18176893" calcext:value-type="float">
            <text:p>-0.1817689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r, r,C</text:p>
          </table:table-cell>
          <table:table-cell office:value-type="float" office:value="-0.18175794" calcext:value-type="float">
            <text:p>-0.1817579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L, r, r, F,0</text:p>
          </table:table-cell>
          <table:table-cell office:value-type="float" office:value="-0.18174695" calcext:value-type="float">
            <text:p>-0.1817469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r, r, F,C</text:p>
          </table:table-cell>
          <table:table-cell office:value-type="float" office:value="-0.18174381" calcext:value-type="float">
            <text:p>-0.1817438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L, r, r,P</text:p>
          </table:table-cell>
          <table:table-cell office:value-type="float" office:value="-0.1817391" calcext:value-type="float">
            <text:p>-0.181739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r, r, R,P</text:p>
          </table:table-cell>
          <table:table-cell office:value-type="float" office:value="-0.1817391" calcext:value-type="float">
            <text:p>-0.181739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L, r,0</text:p>
          </table:table-cell>
          <table:table-cell office:value-type="float" office:value="-0.18172497" calcext:value-type="float">
            <text:p>-0.18172497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L, L, r, L,P</text:p>
          </table:table-cell>
          <table:table-cell office:value-type="float" office:value="-0.18171712" calcext:value-type="float">
            <text:p>-0.1817171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r, L, F,P</text:p>
          </table:table-cell>
          <table:table-cell office:value-type="float" office:value="-0.18171712" calcext:value-type="float">
            <text:p>-0.181717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r, L, F,C</text:p>
          </table:table-cell>
          <table:table-cell office:value-type="float" office:value="-0.18171398" calcext:value-type="float">
            <text:p>-0.1817139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L, r, L, F,0</text:p>
          </table:table-cell>
          <table:table-cell office:value-type="float" office:value="-0.18171241" calcext:value-type="float">
            <text:p>-0.1817124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r, L,C</text:p>
          </table:table-cell>
          <table:table-cell office:value-type="float" office:value="-0.18171084" calcext:value-type="float">
            <text:p>-0.18171084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r, L, L, r, L, L,</text:p>
          </table:table-cell>
          <table:table-cell office:value-type="float" office:value="-0.1817077" calcext:value-type="float">
            <text:p>-0.1817077</text:p>
          </table:table-cell>
          <table:table-cell/>
        </table:table-row>
        <table:table-row table:style-name="ro1">
          <table:table-cell office:value-type="string" calcext:value-type="string">
            <text:p>C, r, r, r, L, L, r, L,0</text:p>
          </table:table-cell>
          <table:table-cell office:value-type="float" office:value="-0.18170613" calcext:value-type="float">
            <text:p>-0.1817061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r, L, r,P</text:p>
          </table:table-cell>
          <table:table-cell office:value-type="float" office:value="-0.18170613" calcext:value-type="float">
            <text:p>-0.1817061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r, L, r,P</text:p>
          </table:table-cell>
          <table:table-cell office:value-type="float" office:value="-0.18170456" calcext:value-type="float">
            <text:p>-0.1817045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r, L, r,C</text:p>
          </table:table-cell>
          <table:table-cell office:value-type="float" office:value="-0.18170299" calcext:value-type="float">
            <text:p>-0.1817029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L, r, L, r,0</text:p>
          </table:table-cell>
          <table:table-cell office:value-type="float" office:value="-0.18170142" calcext:value-type="float">
            <text:p>-0.1817014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r,C</text:p>
          </table:table-cell>
          <table:table-cell office:value-type="float" office:value="-0.181692" calcext:value-type="float">
            <text:p>-0.181692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L, L, r, F, r,0</text:p>
          </table:table-cell>
          <table:table-cell office:value-type="float" office:value="-0.18168415" calcext:value-type="float">
            <text:p>-0.1816841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r, F, r,C</text:p>
          </table:table-cell>
          <table:table-cell office:value-type="float" office:value="-0.18168101" calcext:value-type="float">
            <text:p>-0.1816810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L, r, F, r,P</text:p>
          </table:table-cell>
          <table:table-cell office:value-type="float" office:value="-0.18167944" calcext:value-type="float">
            <text:p>-0.1816794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L, r, F,0</text:p>
          </table:table-cell>
          <table:table-cell office:value-type="float" office:value="-0.18167787" calcext:value-type="float">
            <text:p>-0.1816778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r, F, L,P</text:p>
          </table:table-cell>
          <table:table-cell office:value-type="float" office:value="-0.18167787" calcext:value-type="float">
            <text:p>-0.1816778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r, F, L,</text:p>
          </table:table-cell>
          <table:table-cell office:value-type="float" office:value="-0.1816763" calcext:value-type="float">
            <text:p>-0.1816763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L, L, r, F,C</text:p>
          </table:table-cell>
          <table:table-cell office:value-type="float" office:value="-0.18167316" calcext:value-type="float">
            <text:p>-0.1816731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L, r, F, F,0</text:p>
          </table:table-cell>
          <table:table-cell office:value-type="float" office:value="-0.18167002" calcext:value-type="float">
            <text:p>-0.1816700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r, F, F,C</text:p>
          </table:table-cell>
          <table:table-cell office:value-type="float" office:value="-0.18166845" calcext:value-type="float">
            <text:p>-0.1816684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L, r,P</text:p>
          </table:table-cell>
          <table:table-cell office:value-type="float" office:value="-0.18166531" calcext:value-type="float">
            <text:p>-0.18166531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L, L, r, R,P</text:p>
          </table:table-cell>
          <table:table-cell office:value-type="float" office:value="-0.18166531" calcext:value-type="float">
            <text:p>-0.1816653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r, R, R,P</text:p>
          </table:table-cell>
          <table:table-cell office:value-type="float" office:value="-0.18166531" calcext:value-type="float">
            <text:p>-0.1816653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L,0</text:p>
          </table:table-cell>
          <table:table-cell office:value-type="float" office:value="-0.18164176" calcext:value-type="float">
            <text:p>-0.18164176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r, L, L, L,P</text:p>
          </table:table-cell>
          <table:table-cell office:value-type="float" office:value="-0.18162449" calcext:value-type="float">
            <text:p>-0.1816244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L, L, L, F,P</text:p>
          </table:table-cell>
          <table:table-cell office:value-type="float" office:value="-0.18162449" calcext:value-type="float">
            <text:p>-0.1816244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L, F, F,P</text:p>
          </table:table-cell>
          <table:table-cell office:value-type="float" office:value="-0.18162449" calcext:value-type="float">
            <text:p>-0.1816244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L, F, F,</text:p>
          </table:table-cell>
          <table:table-cell office:value-type="float" office:value="-0.18162135" calcext:value-type="float">
            <text:p>-0.18162135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L, L, L, F,C</text:p>
          </table:table-cell>
          <table:table-cell office:value-type="float" office:value="-0.18161821" calcext:value-type="float">
            <text:p>-0.1816182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L, L, F,0</text:p>
          </table:table-cell>
          <table:table-cell office:value-type="float" office:value="-0.18161664" calcext:value-type="float">
            <text:p>-0.1816166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L, F, r,</text:p>
          </table:table-cell>
          <table:table-cell office:value-type="float" office:value="-0.18161664" calcext:value-type="float">
            <text:p>-0.1816166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L, L, L, F, r,</text:p>
          </table:table-cell>
          <table:table-cell office:value-type="float" office:value="-0.18161507" calcext:value-type="float">
            <text:p>-0.18161507</text:p>
          </table:table-cell>
          <table:table-cell/>
        </table:table-row>
        <table:table-row table:style-name="ro1">
          <table:table-cell office:value-type="string" calcext:value-type="string">
            <text:p>C, r, r, r, L, L, L, F, r,0</text:p>
          </table:table-cell>
          <table:table-cell office:value-type="float" office:value="-0.1816135" calcext:value-type="float">
            <text:p>-0.181613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L,C</text:p>
          </table:table-cell>
          <table:table-cell office:value-type="float" office:value="-0.18160879" calcext:value-type="float">
            <text:p>-0.18160879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r, r, L, L, L, L, r,</text:p>
          </table:table-cell>
          <table:table-cell office:value-type="float" office:value="-0.18160565" calcext:value-type="float">
            <text:p>-0.18160565</text:p>
          </table:table-cell>
          <table:table-cell/>
        </table:table-row>
        <table:table-row table:style-name="ro1">
          <table:table-cell office:value-type="string" calcext:value-type="string">
            <text:p>C, r, r, r, L, L, L, L,0</text:p>
          </table:table-cell>
          <table:table-cell office:value-type="float" office:value="-0.18160408" calcext:value-type="float">
            <text:p>-0.1816040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L, L, L,</text:p>
          </table:table-cell>
          <table:table-cell office:value-type="float" office:value="-0.18160408" calcext:value-type="float">
            <text:p>-0.18160408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L, L, L, L,C</text:p>
          </table:table-cell>
          <table:table-cell office:value-type="float" office:value="-0.18160251" calcext:value-type="float">
            <text:p>-0.18160251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r, L, L, L, L, F,</text:p>
          </table:table-cell>
          <table:table-cell office:value-type="float" office:value="-0.18160251" calcext:value-type="float">
            <text:p>-0.1816025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L, L, L, L,P</text:p>
          </table:table-cell>
          <table:table-cell office:value-type="float" office:value="-0.18160094" calcext:value-type="float">
            <text:p>-0.1816009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L, L, R,P</text:p>
          </table:table-cell>
          <table:table-cell office:value-type="float" office:value="-0.18160094" calcext:value-type="float">
            <text:p>-0.1816009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L, L,0</text:p>
          </table:table-cell>
          <table:table-cell office:value-type="float" office:value="-0.18159937" calcext:value-type="float">
            <text:p>-0.18159937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L, L, L, r,P</text:p>
          </table:table-cell>
          <table:table-cell office:value-type="float" office:value="-0.18159623" calcext:value-type="float">
            <text:p>-0.1815962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L, r, F,P</text:p>
          </table:table-cell>
          <table:table-cell office:value-type="float" office:value="-0.18159623" calcext:value-type="float">
            <text:p>-0.1815962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L, r, F,C</text:p>
          </table:table-cell>
          <table:table-cell office:value-type="float" office:value="-0.18159466" calcext:value-type="float">
            <text:p>-0.1815946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L, L, r, F,0</text:p>
          </table:table-cell>
          <table:table-cell office:value-type="float" office:value="-0.18159309" calcext:value-type="float">
            <text:p>-0.1815930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L, r,C</text:p>
          </table:table-cell>
          <table:table-cell office:value-type="float" office:value="-0.18159152" calcext:value-type="float">
            <text:p>-0.18159152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r, L, L, L, r, L,</text:p>
          </table:table-cell>
          <table:table-cell office:value-type="float" office:value="-0.18158995" calcext:value-type="float">
            <text:p>-0.18158995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L, L, L, r, L,P</text:p>
          </table:table-cell>
          <table:table-cell office:value-type="float" office:value="-0.18158838" calcext:value-type="float">
            <text:p>-0.1815883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L, L, r,0</text:p>
          </table:table-cell>
          <table:table-cell office:value-type="float" office:value="-0.18158681" calcext:value-type="float">
            <text:p>-0.1815868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L, r, r,P</text:p>
          </table:table-cell>
          <table:table-cell office:value-type="float" office:value="-0.18158524" calcext:value-type="float">
            <text:p>-0.1815852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L, r, r,C</text:p>
          </table:table-cell>
          <table:table-cell office:value-type="float" office:value="-0.18158367" calcext:value-type="float">
            <text:p>-0.1815836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L, L, r, r,0</text:p>
          </table:table-cell>
          <table:table-cell office:value-type="float" office:value="-0.18157896" calcext:value-type="float">
            <text:p>-0.1815789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C</text:p>
          </table:table-cell>
          <table:table-cell office:value-type="float" office:value="-0.18156169" calcext:value-type="float">
            <text:p>-0.18156169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r, r, L, L, F, r, r,0</text:p>
          </table:table-cell>
          <table:table-cell office:value-type="float" office:value="-0.18154442" calcext:value-type="float">
            <text:p>-0.1815444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F, r, r,C</text:p>
          </table:table-cell>
          <table:table-cell office:value-type="float" office:value="-0.18153814" calcext:value-type="float">
            <text:p>-0.1815381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L, F, r, r,P</text:p>
          </table:table-cell>
          <table:table-cell office:value-type="float" office:value="-0.181535" calcext:value-type="float">
            <text:p>-0.18153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L, F, r,0</text:p>
          </table:table-cell>
          <table:table-cell office:value-type="float" office:value="-0.18153186" calcext:value-type="float">
            <text:p>-0.1815318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F, r, L,P</text:p>
          </table:table-cell>
          <table:table-cell office:value-type="float" office:value="-0.18153029" calcext:value-type="float">
            <text:p>-0.1815302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F, r, L,</text:p>
          </table:table-cell>
          <table:table-cell office:value-type="float" office:value="-0.18152872" calcext:value-type="float">
            <text:p>-0.1815287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L, L, F, r,C</text:p>
          </table:table-cell>
          <table:table-cell office:value-type="float" office:value="-0.18152558" calcext:value-type="float">
            <text:p>-0.18152558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r, L, L, F, r, F,</text:p>
          </table:table-cell>
          <table:table-cell office:value-type="float" office:value="-0.18152244" calcext:value-type="float">
            <text:p>-0.1815224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L, L, F, r,P</text:p>
          </table:table-cell>
          <table:table-cell office:value-type="float" office:value="-0.1815193" calcext:value-type="float">
            <text:p>-0.181519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F, r, R,P</text:p>
          </table:table-cell>
          <table:table-cell office:value-type="float" office:value="-0.1815193" calcext:value-type="float">
            <text:p>-0.181519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L, F,0</text:p>
          </table:table-cell>
          <table:table-cell office:value-type="float" office:value="-0.18151459" calcext:value-type="float">
            <text:p>-0.1815145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L, L, F, L,P</text:p>
          </table:table-cell>
          <table:table-cell office:value-type="float" office:value="-0.18150988" calcext:value-type="float">
            <text:p>-0.1815098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F, L, F,</text:p>
          </table:table-cell>
          <table:table-cell office:value-type="float" office:value="-0.18150988" calcext:value-type="float">
            <text:p>-0.18150988</text:p>
          </table:table-cell>
          <table:table-cell/>
        </table:table-row>
        <table:table-row table:style-name="ro1">
          <table:table-cell office:value-type="string" calcext:value-type="string">
            <text:p>C, r, r, r, L, L, F, L, F,0</text:p>
          </table:table-cell>
          <table:table-cell office:value-type="float" office:value="-0.18150831" calcext:value-type="float">
            <text:p>-0.1815083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F, L,C</text:p>
          </table:table-cell>
          <table:table-cell office:value-type="float" office:value="-0.18150674" calcext:value-type="float">
            <text:p>-0.18150674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r, L, L, F, L, L,</text:p>
          </table:table-cell>
          <table:table-cell office:value-type="float" office:value="-0.18150517" calcext:value-type="float">
            <text:p>-0.18150517</text:p>
          </table:table-cell>
          <table:table-cell/>
        </table:table-row>
        <table:table-row table:style-name="ro1">
          <table:table-cell office:value-type="string" calcext:value-type="string">
            <text:p>C, r, r, r, L, L, F, L,0</text:p>
          </table:table-cell>
          <table:table-cell office:value-type="float" office:value="-0.1815036" calcext:value-type="float">
            <text:p>-0.181503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F, L, r,P</text:p>
          </table:table-cell>
          <table:table-cell office:value-type="float" office:value="-0.1815036" calcext:value-type="float">
            <text:p>-0.181503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F, L, r,</text:p>
          </table:table-cell>
          <table:table-cell office:value-type="float" office:value="-0.18150203" calcext:value-type="float">
            <text:p>-0.18150203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L, L, F,C</text:p>
          </table:table-cell>
          <table:table-cell office:value-type="float" office:value="-0.18149418" calcext:value-type="float">
            <text:p>-0.18149418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L, L, F, F, r,0</text:p>
          </table:table-cell>
          <table:table-cell office:value-type="float" office:value="-0.18148476" calcext:value-type="float">
            <text:p>-0.1814847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F, F, r,C</text:p>
          </table:table-cell>
          <table:table-cell office:value-type="float" office:value="-0.18148319" calcext:value-type="float">
            <text:p>-0.1814831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L, F, F, r,P</text:p>
          </table:table-cell>
          <table:table-cell office:value-type="float" office:value="-0.18148162" calcext:value-type="float">
            <text:p>-0.1814816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L, F, F,0</text:p>
          </table:table-cell>
          <table:table-cell office:value-type="float" office:value="-0.18148005" calcext:value-type="float">
            <text:p>-0.1814800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F, F, L,P</text:p>
          </table:table-cell>
          <table:table-cell office:value-type="float" office:value="-0.18147848" calcext:value-type="float">
            <text:p>-0.1814784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F, F, L,C</text:p>
          </table:table-cell>
          <table:table-cell office:value-type="float" office:value="-0.18147691" calcext:value-type="float">
            <text:p>-0.1814769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L, F, F, L,0</text:p>
          </table:table-cell>
          <table:table-cell office:value-type="float" office:value="-0.18147534" calcext:value-type="float">
            <text:p>-0.1814753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F, F,C</text:p>
          </table:table-cell>
          <table:table-cell office:value-type="float" office:value="-0.1814722" calcext:value-type="float">
            <text:p>-0.181472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L, F, F, F,0</text:p>
          </table:table-cell>
          <table:table-cell office:value-type="float" office:value="-0.18146749" calcext:value-type="float">
            <text:p>-0.1814674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L, F, F, F,C</text:p>
          </table:table-cell>
          <table:table-cell office:value-type="float" office:value="-0.18146435" calcext:value-type="float">
            <text:p>-0.1814643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L,P</text:p>
          </table:table-cell>
          <table:table-cell office:value-type="float" office:value="-0.18145807" calcext:value-type="float">
            <text:p>-0.18145807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r, L, L, R,P</text:p>
          </table:table-cell>
          <table:table-cell office:value-type="float" office:value="-0.18145807" calcext:value-type="float">
            <text:p>-0.18145807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L, L, R, R,P</text:p>
          </table:table-cell>
          <table:table-cell office:value-type="float" office:value="-0.18145807" calcext:value-type="float">
            <text:p>-0.1814580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L, R, R, R,P</text:p>
          </table:table-cell>
          <table:table-cell office:value-type="float" office:value="-0.18145807" calcext:value-type="float">
            <text:p>-0.1814580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0</text:p>
          </table:table-cell>
          <table:table-cell office:value-type="float" office:value="-0.18132462" calcext:value-type="float">
            <text:p>-0.18132462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r, r, L, r,P</text:p>
          </table:table-cell>
          <table:table-cell office:value-type="float" office:value="-0.18116134" calcext:value-type="float">
            <text:p>-0.18116134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r, L, r, F,P</text:p>
          </table:table-cell>
          <table:table-cell office:value-type="float" office:value="-0.18116134" calcext:value-type="float">
            <text:p>-0.18116134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L, r, F, F,P</text:p>
          </table:table-cell>
          <table:table-cell office:value-type="float" office:value="-0.18116134" calcext:value-type="float">
            <text:p>-0.1811613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F, F, F,P</text:p>
          </table:table-cell>
          <table:table-cell office:value-type="float" office:value="-0.18116134" calcext:value-type="float">
            <text:p>-0.1811613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F, F, F,C</text:p>
          </table:table-cell>
          <table:table-cell office:value-type="float" office:value="-0.18115192" calcext:value-type="float">
            <text:p>-0.1811519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r, F, F, F,0</text:p>
          </table:table-cell>
          <table:table-cell office:value-type="float" office:value="-0.18114721" calcext:value-type="float">
            <text:p>-0.1811472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F, F,C</text:p>
          </table:table-cell>
          <table:table-cell office:value-type="float" office:value="-0.18113779" calcext:value-type="float">
            <text:p>-0.1811377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r, F, F, L,0</text:p>
          </table:table-cell>
          <table:table-cell office:value-type="float" office:value="-0.18113151" calcext:value-type="float">
            <text:p>-0.1811315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F, F, L,C</text:p>
          </table:table-cell>
          <table:table-cell office:value-type="float" office:value="-0.18112994" calcext:value-type="float">
            <text:p>-0.1811299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r, F, F, L,P</text:p>
          </table:table-cell>
          <table:table-cell office:value-type="float" office:value="-0.18112837" calcext:value-type="float">
            <text:p>-0.1811283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r, F, F,0</text:p>
          </table:table-cell>
          <table:table-cell office:value-type="float" office:value="-0.1811268" calcext:value-type="float">
            <text:p>-0.181126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F, F, r,P</text:p>
          </table:table-cell>
          <table:table-cell office:value-type="float" office:value="-0.18112366" calcext:value-type="float">
            <text:p>-0.1811236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F, F, r,C</text:p>
          </table:table-cell>
          <table:table-cell office:value-type="float" office:value="-0.18112052" calcext:value-type="float">
            <text:p>-0.1811205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r, F, F, r,0</text:p>
          </table:table-cell>
          <table:table-cell office:value-type="float" office:value="-0.18111581" calcext:value-type="float">
            <text:p>-0.1811158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F,C</text:p>
          </table:table-cell>
          <table:table-cell office:value-type="float" office:value="-0.18110168" calcext:value-type="float">
            <text:p>-0.18110168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L, r, F, L, r,0</text:p>
          </table:table-cell>
          <table:table-cell office:value-type="float" office:value="-0.18108912" calcext:value-type="float">
            <text:p>-0.1810891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F, L, r,C</text:p>
          </table:table-cell>
          <table:table-cell office:value-type="float" office:value="-0.18108598" calcext:value-type="float">
            <text:p>-0.1810859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r, F, L, r,P</text:p>
          </table:table-cell>
          <table:table-cell office:value-type="float" office:value="-0.18108441" calcext:value-type="float">
            <text:p>-0.1810844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r, F, L,0</text:p>
          </table:table-cell>
          <table:table-cell office:value-type="float" office:value="-0.18108284" calcext:value-type="float">
            <text:p>-0.1810828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F, L, L,</text:p>
          </table:table-cell>
          <table:table-cell office:value-type="float" office:value="-0.18108127" calcext:value-type="float">
            <text:p>-0.18108127</text:p>
          </table:table-cell>
          <table:table-cell/>
        </table:table-row>
        <table:table-row table:style-name="ro1">
          <table:table-cell office:value-type="string" calcext:value-type="string">
            <text:p>C, r, r, r, L, r, F, L, L,0</text:p>
          </table:table-cell>
          <table:table-cell office:value-type="float" office:value="-0.1810797" calcext:value-type="float">
            <text:p>-0.181079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F, L,C</text:p>
          </table:table-cell>
          <table:table-cell office:value-type="float" office:value="-0.18107813" calcext:value-type="float">
            <text:p>-0.1810781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r, F, L, F,0</text:p>
          </table:table-cell>
          <table:table-cell office:value-type="float" office:value="-0.18107499" calcext:value-type="float">
            <text:p>-0.1810749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F, L, F,C</text:p>
          </table:table-cell>
          <table:table-cell office:value-type="float" office:value="-0.18107342" calcext:value-type="float">
            <text:p>-0.1810734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r, F, L,P</text:p>
          </table:table-cell>
          <table:table-cell office:value-type="float" office:value="-0.18107185" calcext:value-type="float">
            <text:p>-0.1810718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F, L, R,P</text:p>
          </table:table-cell>
          <table:table-cell office:value-type="float" office:value="-0.18107185" calcext:value-type="float">
            <text:p>-0.1810718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r, F,0</text:p>
          </table:table-cell>
          <table:table-cell office:value-type="float" office:value="-0.181064" calcext:value-type="float">
            <text:p>-0.18106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L, r, F, r,P</text:p>
          </table:table-cell>
          <table:table-cell office:value-type="float" office:value="-0.18105301" calcext:value-type="float">
            <text:p>-0.1810530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F, r, F,P</text:p>
          </table:table-cell>
          <table:table-cell office:value-type="float" office:value="-0.18105301" calcext:value-type="float">
            <text:p>-0.1810530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F, r, F,C</text:p>
          </table:table-cell>
          <table:table-cell office:value-type="float" office:value="-0.18104987" calcext:value-type="float">
            <text:p>-0.1810498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r, F, r, F,0</text:p>
          </table:table-cell>
          <table:table-cell office:value-type="float" office:value="-0.1810483" calcext:value-type="float">
            <text:p>-0.181048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F, r,C</text:p>
          </table:table-cell>
          <table:table-cell office:value-type="float" office:value="-0.18104202" calcext:value-type="float">
            <text:p>-0.1810420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r, F, r, L,0</text:p>
          </table:table-cell>
          <table:table-cell office:value-type="float" office:value="-0.18103574" calcext:value-type="float">
            <text:p>-0.1810357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F, r, L,C</text:p>
          </table:table-cell>
          <table:table-cell office:value-type="float" office:value="-0.18103417" calcext:value-type="float">
            <text:p>-0.1810341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r, F, r, L,P</text:p>
          </table:table-cell>
          <table:table-cell office:value-type="float" office:value="-0.1810326" calcext:value-type="float">
            <text:p>-0.181032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r, F, r,0</text:p>
          </table:table-cell>
          <table:table-cell office:value-type="float" office:value="-0.18102789" calcext:value-type="float">
            <text:p>-0.1810278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F, r, r,P</text:p>
          </table:table-cell>
          <table:table-cell office:value-type="float" office:value="-0.18102318" calcext:value-type="float">
            <text:p>-0.1810231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F, r, r,C</text:p>
          </table:table-cell>
          <table:table-cell office:value-type="float" office:value="-0.18101533" calcext:value-type="float">
            <text:p>-0.1810153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r, F, r, r,0</text:p>
          </table:table-cell>
          <table:table-cell office:value-type="float" office:value="-0.18100434" calcext:value-type="float">
            <text:p>-0.1810043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C</text:p>
          </table:table-cell>
          <table:table-cell office:value-type="float" office:value="-0.18096352" calcext:value-type="float">
            <text:p>-0.18096352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r, r, L, r, L, r, r,0</text:p>
          </table:table-cell>
          <table:table-cell office:value-type="float" office:value="-0.18092427" calcext:value-type="float">
            <text:p>-0.1809242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L, r, r,C</text:p>
          </table:table-cell>
          <table:table-cell office:value-type="float" office:value="-0.18091328" calcext:value-type="float">
            <text:p>-0.1809132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r, L, r, r,P</text:p>
          </table:table-cell>
          <table:table-cell office:value-type="float" office:value="-0.18090543" calcext:value-type="float">
            <text:p>-0.1809054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r, L, r,0</text:p>
          </table:table-cell>
          <table:table-cell office:value-type="float" office:value="-0.18090072" calcext:value-type="float">
            <text:p>-0.1809007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L, r, L,P</text:p>
          </table:table-cell>
          <table:table-cell office:value-type="float" office:value="-0.18089758" calcext:value-type="float">
            <text:p>-0.1808975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L, r, L,C</text:p>
          </table:table-cell>
          <table:table-cell office:value-type="float" office:value="-0.18089444" calcext:value-type="float">
            <text:p>-0.1808944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r, L, r, L,0</text:p>
          </table:table-cell>
          <table:table-cell office:value-type="float" office:value="-0.18089287" calcext:value-type="float">
            <text:p>-0.1808928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L, r,C</text:p>
          </table:table-cell>
          <table:table-cell office:value-type="float" office:value="-0.18088816" calcext:value-type="float">
            <text:p>-0.1808881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r, L, r, F,0</text:p>
          </table:table-cell>
          <table:table-cell office:value-type="float" office:value="-0.18088345" calcext:value-type="float">
            <text:p>-0.1808834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L, r, F,C</text:p>
          </table:table-cell>
          <table:table-cell office:value-type="float" office:value="-0.18088188" calcext:value-type="float">
            <text:p>-0.1808818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r, L, r,P</text:p>
          </table:table-cell>
          <table:table-cell office:value-type="float" office:value="-0.18087874" calcext:value-type="float">
            <text:p>-0.1808787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L, r, R,P</text:p>
          </table:table-cell>
          <table:table-cell office:value-type="float" office:value="-0.18087874" calcext:value-type="float">
            <text:p>-0.1808787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r, L,0</text:p>
          </table:table-cell>
          <table:table-cell office:value-type="float" office:value="-0.18086932" calcext:value-type="float">
            <text:p>-0.1808693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L, r, L, L,P</text:p>
          </table:table-cell>
          <table:table-cell office:value-type="float" office:value="-0.18086304" calcext:value-type="float">
            <text:p>-0.1808630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L, L, F,P</text:p>
          </table:table-cell>
          <table:table-cell office:value-type="float" office:value="-0.18086304" calcext:value-type="float">
            <text:p>-0.1808630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L, L, F,</text:p>
          </table:table-cell>
          <table:table-cell office:value-type="float" office:value="-0.1808599" calcext:value-type="float">
            <text:p>-0.1808599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L, r, L, L,C</text:p>
          </table:table-cell>
          <table:table-cell office:value-type="float" office:value="-0.18085676" calcext:value-type="float">
            <text:p>-0.1808567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r, L, L, L,0</text:p>
          </table:table-cell>
          <table:table-cell office:value-type="float" office:value="-0.18085519" calcext:value-type="float">
            <text:p>-0.1808551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L, L, L,</text:p>
          </table:table-cell>
          <table:table-cell office:value-type="float" office:value="-0.18085362" calcext:value-type="float">
            <text:p>-0.18085362</text:p>
          </table:table-cell>
          <table:table-cell/>
        </table:table-row>
        <table:table-row table:style-name="ro1">
          <table:table-cell office:value-type="string" calcext:value-type="string">
            <text:p>C, r, r, r, L, r, L, L,0</text:p>
          </table:table-cell>
          <table:table-cell office:value-type="float" office:value="-0.18085205" calcext:value-type="float">
            <text:p>-0.1808520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L, L, r,</text:p>
          </table:table-cell>
          <table:table-cell office:value-type="float" office:value="-0.18085048" calcext:value-type="float">
            <text:p>-0.18085048</text:p>
          </table:table-cell>
          <table:table-cell/>
        </table:table-row>
        <table:table-row table:style-name="ro1">
          <table:table-cell office:value-type="string" calcext:value-type="string">
            <text:p>C, r, r, r, L, r, L, L, r,0</text:p>
          </table:table-cell>
          <table:table-cell office:value-type="float" office:value="-0.18084734" calcext:value-type="float">
            <text:p>-0.1808473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L,C</text:p>
          </table:table-cell>
          <table:table-cell office:value-type="float" office:value="-0.18083792" calcext:value-type="float">
            <text:p>-0.18083792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L, r, L, F, r,0</text:p>
          </table:table-cell>
          <table:table-cell office:value-type="float" office:value="-0.18082536" calcext:value-type="float">
            <text:p>-0.1808253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L, F, r,C</text:p>
          </table:table-cell>
          <table:table-cell office:value-type="float" office:value="-0.18082222" calcext:value-type="float">
            <text:p>-0.1808222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r, L, F, r,P</text:p>
          </table:table-cell>
          <table:table-cell office:value-type="float" office:value="-0.18082065" calcext:value-type="float">
            <text:p>-0.1808206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r, L, F,0</text:p>
          </table:table-cell>
          <table:table-cell office:value-type="float" office:value="-0.18081751" calcext:value-type="float">
            <text:p>-0.1808175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L, F, L,P</text:p>
          </table:table-cell>
          <table:table-cell office:value-type="float" office:value="-0.18081594" calcext:value-type="float">
            <text:p>-0.1808159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L, F, L,C</text:p>
          </table:table-cell>
          <table:table-cell office:value-type="float" office:value="-0.18081437" calcext:value-type="float">
            <text:p>-0.1808143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r, L, F, L,0</text:p>
          </table:table-cell>
          <table:table-cell office:value-type="float" office:value="-0.1808128" calcext:value-type="float">
            <text:p>-0.180812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L, F,C</text:p>
          </table:table-cell>
          <table:table-cell office:value-type="float" office:value="-0.18080966" calcext:value-type="float">
            <text:p>-0.1808096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r, L, F, F,0</text:p>
          </table:table-cell>
          <table:table-cell office:value-type="float" office:value="-0.18080338" calcext:value-type="float">
            <text:p>-0.1808033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L, F, F,C</text:p>
          </table:table-cell>
          <table:table-cell office:value-type="float" office:value="-0.18079867" calcext:value-type="float">
            <text:p>-0.1807986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r, L,P</text:p>
          </table:table-cell>
          <table:table-cell office:value-type="float" office:value="-0.18079239" calcext:value-type="float">
            <text:p>-0.1807923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L, r, L, R,P</text:p>
          </table:table-cell>
          <table:table-cell office:value-type="float" office:value="-0.18079239" calcext:value-type="float">
            <text:p>-0.1807923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L, R, R,P</text:p>
          </table:table-cell>
          <table:table-cell office:value-type="float" office:value="-0.18079239" calcext:value-type="float">
            <text:p>-0.1807923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r,0</text:p>
          </table:table-cell>
          <table:table-cell office:value-type="float" office:value="-0.18072959" calcext:value-type="float">
            <text:p>-0.18072959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r, L, r, r,P</text:p>
          </table:table-cell>
          <table:table-cell office:value-type="float" office:value="-0.18063696" calcext:value-type="float">
            <text:p>-0.1806369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L, r, r, F,P</text:p>
          </table:table-cell>
          <table:table-cell office:value-type="float" office:value="-0.18063696" calcext:value-type="float">
            <text:p>-0.1806369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r, F, F,P</text:p>
          </table:table-cell>
          <table:table-cell office:value-type="float" office:value="-0.18063696" calcext:value-type="float">
            <text:p>-0.1806369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r, F, F,C</text:p>
          </table:table-cell>
          <table:table-cell office:value-type="float" office:value="-0.18062283" calcext:value-type="float">
            <text:p>-0.1806228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r, r, F, F,0</text:p>
          </table:table-cell>
          <table:table-cell office:value-type="float" office:value="-0.18061498" calcext:value-type="float">
            <text:p>-0.1806149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r, F,C</text:p>
          </table:table-cell>
          <table:table-cell office:value-type="float" office:value="-0.18059928" calcext:value-type="float">
            <text:p>-0.1805992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r, r, F, L,0</text:p>
          </table:table-cell>
          <table:table-cell office:value-type="float" office:value="-0.18058672" calcext:value-type="float">
            <text:p>-0.1805867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r, F, L,C</text:p>
          </table:table-cell>
          <table:table-cell office:value-type="float" office:value="-0.18058358" calcext:value-type="float">
            <text:p>-0.1805835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r, r, F, L,P</text:p>
          </table:table-cell>
          <table:table-cell office:value-type="float" office:value="-0.18057887" calcext:value-type="float">
            <text:p>-0.1805788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r, r, F,0</text:p>
          </table:table-cell>
          <table:table-cell office:value-type="float" office:value="-0.18057259" calcext:value-type="float">
            <text:p>-0.1805725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r, F, r,P</text:p>
          </table:table-cell>
          <table:table-cell office:value-type="float" office:value="-0.18056631" calcext:value-type="float">
            <text:p>-0.1805663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r, F, r,C</text:p>
          </table:table-cell>
          <table:table-cell office:value-type="float" office:value="-0.18055846" calcext:value-type="float">
            <text:p>-0.1805584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r, r, F, r,0</text:p>
          </table:table-cell>
          <table:table-cell office:value-type="float" office:value="-0.18054747" calcext:value-type="float">
            <text:p>-0.1805474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r,C</text:p>
          </table:table-cell>
          <table:table-cell office:value-type="float" office:value="-0.1804988" calcext:value-type="float">
            <text:p>-0.1804988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L, r, r, L, r,0</text:p>
          </table:table-cell>
          <table:table-cell office:value-type="float" office:value="-0.18044542" calcext:value-type="float">
            <text:p>-0.1804454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r, L, r,C</text:p>
          </table:table-cell>
          <table:table-cell office:value-type="float" office:value="-0.18043443" calcext:value-type="float">
            <text:p>-0.1804344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r, r, L, r,P</text:p>
          </table:table-cell>
          <table:table-cell office:value-type="float" office:value="-0.18042501" calcext:value-type="float">
            <text:p>-0.1804250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r, r, L,0</text:p>
          </table:table-cell>
          <table:table-cell office:value-type="float" office:value="-0.18041716" calcext:value-type="float">
            <text:p>-0.1804171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r, L, L,P</text:p>
          </table:table-cell>
          <table:table-cell office:value-type="float" office:value="-0.18040931" calcext:value-type="float">
            <text:p>-0.1804093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r, L, L,C</text:p>
          </table:table-cell>
          <table:table-cell office:value-type="float" office:value="-0.1804046" calcext:value-type="float">
            <text:p>-0.180404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r, r, L, L,0</text:p>
          </table:table-cell>
          <table:table-cell office:value-type="float" office:value="-0.18039989" calcext:value-type="float">
            <text:p>-0.1803998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r, L,C</text:p>
          </table:table-cell>
          <table:table-cell office:value-type="float" office:value="-0.18038576" calcext:value-type="float">
            <text:p>-0.1803857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L, r, r, L, F,0</text:p>
          </table:table-cell>
          <table:table-cell office:value-type="float" office:value="-0.18036535" calcext:value-type="float">
            <text:p>-0.1803653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r, L, F,C</text:p>
          </table:table-cell>
          <table:table-cell office:value-type="float" office:value="-0.18035593" calcext:value-type="float">
            <text:p>-0.1803559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L, r, r, L,P</text:p>
          </table:table-cell>
          <table:table-cell office:value-type="float" office:value="-0.18033866" calcext:value-type="float">
            <text:p>-0.1803386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r, L, R,P</text:p>
          </table:table-cell>
          <table:table-cell office:value-type="float" office:value="-0.18033866" calcext:value-type="float">
            <text:p>-0.1803386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L, r, r,0</text:p>
          </table:table-cell>
          <table:table-cell office:value-type="float" office:value="-0.18026173" calcext:value-type="float">
            <text:p>-0.18026173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L, r, r, r,P</text:p>
          </table:table-cell>
          <table:table-cell office:value-type="float" office:value="-0.18012357" calcext:value-type="float">
            <text:p>-0.1801235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L, r, r, r, F,P</text:p>
          </table:table-cell>
          <table:table-cell office:value-type="float" office:value="-0.18012357" calcext:value-type="float">
            <text:p>-0.1801235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r, r, F,C</text:p>
          </table:table-cell>
          <table:table-cell office:value-type="float" office:value="-0.18004978" calcext:value-type="float">
            <text:p>-0.1800497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L, r, r, r, F,0</text:p>
          </table:table-cell>
          <table:table-cell office:value-type="float" office:value="-0.17999012" calcext:value-type="float">
            <text:p>-0.1799901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L, r, r, r,C</text:p>
          </table:table-cell>
          <table:table-cell office:value-type="float" office:value="-0.17963844" calcext:value-type="float">
            <text:p>-0.17963844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r,C</text:p>
          </table:table-cell>
          <table:table-cell office:value-type="float" office:value="-0.1795411" calcext:value-type="float">
            <text:p>-0.1795411</text:p>
          </table:table-cell>
          <table:table-cell office:value-type="string" calcext:value-type="string">
            <text:p>Period 4 orbit</text:p>
          </table:table-cell>
        </table:table-row>
        <table:table-row table:style-name="ro1" table:visibility="filter">
          <table:table-cell office:value-type="string" calcext:value-type="string">
            <text:p>C, r, r, r, F, r, r, r,C</text:p>
          </table:table-cell>
          <table:table-cell office:value-type="float" office:value="-0.1795411" calcext:value-type="float">
            <text:p>-0.179541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r, r, r, F,0</text:p>
          </table:table-cell>
          <table:table-cell office:value-type="float" office:value="-0.17917058" calcext:value-type="float">
            <text:p>-0.1791705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r, r, F,C</text:p>
          </table:table-cell>
          <table:table-cell office:value-type="float" office:value="-0.17910464" calcext:value-type="float">
            <text:p>-0.1791046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r, r, r,P</text:p>
          </table:table-cell>
          <table:table-cell office:value-type="float" office:value="-0.17902143" calcext:value-type="float">
            <text:p>-0.1790214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r, r, R,P</text:p>
          </table:table-cell>
          <table:table-cell office:value-type="float" office:value="-0.17902143" calcext:value-type="float">
            <text:p>-0.1790214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r, r,0</text:p>
          </table:table-cell>
          <table:table-cell office:value-type="float" office:value="-0.17886757" calcext:value-type="float">
            <text:p>-0.17886757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F, r, r, L,P</text:p>
          </table:table-cell>
          <table:table-cell office:value-type="float" office:value="-0.17878122" calcext:value-type="float">
            <text:p>-0.1787812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r, L, F,P</text:p>
          </table:table-cell>
          <table:table-cell office:value-type="float" office:value="-0.17878122" calcext:value-type="float">
            <text:p>-0.1787812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r, L, F,C</text:p>
          </table:table-cell>
          <table:table-cell office:value-type="float" office:value="-0.17876081" calcext:value-type="float">
            <text:p>-0.1787608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r, r, L, F,0</text:p>
          </table:table-cell>
          <table:table-cell office:value-type="float" office:value="-0.17874982" calcext:value-type="float">
            <text:p>-0.1787498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r, L,C</text:p>
          </table:table-cell>
          <table:table-cell office:value-type="float" office:value="-0.17872627" calcext:value-type="float">
            <text:p>-0.1787262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r, r, L, L,0</text:p>
          </table:table-cell>
          <table:table-cell office:value-type="float" office:value="-0.17871057" calcext:value-type="float">
            <text:p>-0.1787105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r, L, L,C</text:p>
          </table:table-cell>
          <table:table-cell office:value-type="float" office:value="-0.17870586" calcext:value-type="float">
            <text:p>-0.1787058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r, r, L, L,P</text:p>
          </table:table-cell>
          <table:table-cell office:value-type="float" office:value="-0.17869958" calcext:value-type="float">
            <text:p>-0.1786995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r, r, L,0</text:p>
          </table:table-cell>
          <table:table-cell office:value-type="float" office:value="-0.17869173" calcext:value-type="float">
            <text:p>-0.1786917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r, L, r,P</text:p>
          </table:table-cell>
          <table:table-cell office:value-type="float" office:value="-0.17868231" calcext:value-type="float">
            <text:p>-0.1786823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r, L, r,C</text:p>
          </table:table-cell>
          <table:table-cell office:value-type="float" office:value="-0.17867132" calcext:value-type="float">
            <text:p>-0.1786713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r, r, L, r,0</text:p>
          </table:table-cell>
          <table:table-cell office:value-type="float" office:value="-0.17865719" calcext:value-type="float">
            <text:p>-0.1786571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r,C</text:p>
          </table:table-cell>
          <table:table-cell office:value-type="float" office:value="-0.1785991" calcext:value-type="float">
            <text:p>-0.1785991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F, r, r, F, r,0</text:p>
          </table:table-cell>
          <table:table-cell office:value-type="float" office:value="-0.17854415" calcext:value-type="float">
            <text:p>-0.1785441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r, F, r,C</text:p>
          </table:table-cell>
          <table:table-cell office:value-type="float" office:value="-0.17853159" calcext:value-type="float">
            <text:p>-0.1785315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r, r, F, r,P</text:p>
          </table:table-cell>
          <table:table-cell office:value-type="float" office:value="-0.17852217" calcext:value-type="float">
            <text:p>-0.1785221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r, r, F,0</text:p>
          </table:table-cell>
          <table:table-cell office:value-type="float" office:value="-0.17851432" calcext:value-type="float">
            <text:p>-0.1785143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r, F, L,P</text:p>
          </table:table-cell>
          <table:table-cell office:value-type="float" office:value="-0.17850804" calcext:value-type="float">
            <text:p>-0.1785080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r, F, L,C</text:p>
          </table:table-cell>
          <table:table-cell office:value-type="float" office:value="-0.17850176" calcext:value-type="float">
            <text:p>-0.1785017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r, r, F, L,0</text:p>
          </table:table-cell>
          <table:table-cell office:value-type="float" office:value="-0.17849862" calcext:value-type="float">
            <text:p>-0.1784986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r, F,C</text:p>
          </table:table-cell>
          <table:table-cell office:value-type="float" office:value="-0.17848449" calcext:value-type="float">
            <text:p>-0.1784844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r, r, F, F,0</text:p>
          </table:table-cell>
          <table:table-cell office:value-type="float" office:value="-0.17846565" calcext:value-type="float">
            <text:p>-0.1784656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r, F, F,C</text:p>
          </table:table-cell>
          <table:table-cell office:value-type="float" office:value="-0.17845623" calcext:value-type="float">
            <text:p>-0.1784562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r, r,P</text:p>
          </table:table-cell>
          <table:table-cell office:value-type="float" office:value="-0.17844053" calcext:value-type="float">
            <text:p>-0.1784405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F, r, r, R,P</text:p>
          </table:table-cell>
          <table:table-cell office:value-type="float" office:value="-0.17844053" calcext:value-type="float">
            <text:p>-0.1784405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r, R, R,P</text:p>
          </table:table-cell>
          <table:table-cell office:value-type="float" office:value="-0.17844053" calcext:value-type="float">
            <text:p>-0.1784405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r,0</text:p>
          </table:table-cell>
          <table:table-cell office:value-type="float" office:value="-0.17833534" calcext:value-type="float">
            <text:p>-0.17833534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r, F, r, L,P</text:p>
          </table:table-cell>
          <table:table-cell office:value-type="float" office:value="-0.17826312" calcext:value-type="float">
            <text:p>-0.1782631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F, r, L, F,P</text:p>
          </table:table-cell>
          <table:table-cell office:value-type="float" office:value="-0.17826312" calcext:value-type="float">
            <text:p>-0.1782631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L, F, F,P</text:p>
          </table:table-cell>
          <table:table-cell office:value-type="float" office:value="-0.17826312" calcext:value-type="float">
            <text:p>-0.178263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L, F, F,C</text:p>
          </table:table-cell>
          <table:table-cell office:value-type="float" office:value="-0.17825527" calcext:value-type="float">
            <text:p>-0.1782552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r, L, F, F,0</text:p>
          </table:table-cell>
          <table:table-cell office:value-type="float" office:value="-0.17825056" calcext:value-type="float">
            <text:p>-0.178250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L, F,C</text:p>
          </table:table-cell>
          <table:table-cell office:value-type="float" office:value="-0.17824428" calcext:value-type="float">
            <text:p>-0.1782442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r, L, F, L,0</text:p>
          </table:table-cell>
          <table:table-cell office:value-type="float" office:value="-0.178238" calcext:value-type="float">
            <text:p>-0.17823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L, F, L,C</text:p>
          </table:table-cell>
          <table:table-cell office:value-type="float" office:value="-0.17823643" calcext:value-type="float">
            <text:p>-0.1782364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r, L, F, L,P</text:p>
          </table:table-cell>
          <table:table-cell office:value-type="float" office:value="-0.17823486" calcext:value-type="float">
            <text:p>-0.1782348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r, L, F,0</text:p>
          </table:table-cell>
          <table:table-cell office:value-type="float" office:value="-0.17823329" calcext:value-type="float">
            <text:p>-0.1782332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L, F, r,P</text:p>
          </table:table-cell>
          <table:table-cell office:value-type="float" office:value="-0.17823015" calcext:value-type="float">
            <text:p>-0.1782301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L, F, r,C</text:p>
          </table:table-cell>
          <table:table-cell office:value-type="float" office:value="-0.17822701" calcext:value-type="float">
            <text:p>-0.1782270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r, L, F, r,0</text:p>
          </table:table-cell>
          <table:table-cell office:value-type="float" office:value="-0.17822387" calcext:value-type="float">
            <text:p>-0.1782238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L,C</text:p>
          </table:table-cell>
          <table:table-cell office:value-type="float" office:value="-0.17821131" calcext:value-type="float">
            <text:p>-0.17821131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F, r, L, L, r,0</text:p>
          </table:table-cell>
          <table:table-cell office:value-type="float" office:value="-0.17819875" calcext:value-type="float">
            <text:p>-0.1781987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L, L, r,C</text:p>
          </table:table-cell>
          <table:table-cell office:value-type="float" office:value="-0.17819718" calcext:value-type="float">
            <text:p>-0.1781971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r, L, L, r,P</text:p>
          </table:table-cell>
          <table:table-cell office:value-type="float" office:value="-0.17819561" calcext:value-type="float">
            <text:p>-0.1781956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r, L, L,0</text:p>
          </table:table-cell>
          <table:table-cell office:value-type="float" office:value="-0.17819404" calcext:value-type="float">
            <text:p>-0.1781940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L, L, L,P</text:p>
          </table:table-cell>
          <table:table-cell office:value-type="float" office:value="-0.17819247" calcext:value-type="float">
            <text:p>-0.1781924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L, L, L,</text:p>
          </table:table-cell>
          <table:table-cell office:value-type="float" office:value="-0.1781909" calcext:value-type="float">
            <text:p>-0.1781909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F, r, L, L,C</text:p>
          </table:table-cell>
          <table:table-cell office:value-type="float" office:value="-0.17818776" calcext:value-type="float">
            <text:p>-0.1781877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r, L, L, F,0</text:p>
          </table:table-cell>
          <table:table-cell office:value-type="float" office:value="-0.17818619" calcext:value-type="float">
            <text:p>-0.1781861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L, L, F,C</text:p>
          </table:table-cell>
          <table:table-cell office:value-type="float" office:value="-0.17818462" calcext:value-type="float">
            <text:p>-0.1781846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r, L, L,P</text:p>
          </table:table-cell>
          <table:table-cell office:value-type="float" office:value="-0.17818148" calcext:value-type="float">
            <text:p>-0.1781814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L, L, R,P</text:p>
          </table:table-cell>
          <table:table-cell office:value-type="float" office:value="-0.17818148" calcext:value-type="float">
            <text:p>-0.1781814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r, L,0</text:p>
          </table:table-cell>
          <table:table-cell office:value-type="float" office:value="-0.17817363" calcext:value-type="float">
            <text:p>-0.17817363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F, r, L, r,P</text:p>
          </table:table-cell>
          <table:table-cell office:value-type="float" office:value="-0.17816264" calcext:value-type="float">
            <text:p>-0.1781626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L, r, F,P</text:p>
          </table:table-cell>
          <table:table-cell office:value-type="float" office:value="-0.17816264" calcext:value-type="float">
            <text:p>-0.1781626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L, r, F,C</text:p>
          </table:table-cell>
          <table:table-cell office:value-type="float" office:value="-0.1781595" calcext:value-type="float">
            <text:p>-0.178159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r, L, r, F,0</text:p>
          </table:table-cell>
          <table:table-cell office:value-type="float" office:value="-0.17815636" calcext:value-type="float">
            <text:p>-0.1781563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L, r,C</text:p>
          </table:table-cell>
          <table:table-cell office:value-type="float" office:value="-0.17815008" calcext:value-type="float">
            <text:p>-0.1781500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r, L, r, L,0</text:p>
          </table:table-cell>
          <table:table-cell office:value-type="float" office:value="-0.17814537" calcext:value-type="float">
            <text:p>-0.1781453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L, r, L,C</text:p>
          </table:table-cell>
          <table:table-cell office:value-type="float" office:value="-0.17814223" calcext:value-type="float">
            <text:p>-0.1781422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r, L, r, L,P</text:p>
          </table:table-cell>
          <table:table-cell office:value-type="float" office:value="-0.17813909" calcext:value-type="float">
            <text:p>-0.1781390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r, L, r,0</text:p>
          </table:table-cell>
          <table:table-cell office:value-type="float" office:value="-0.17813595" calcext:value-type="float">
            <text:p>-0.1781359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L, r, r,P</text:p>
          </table:table-cell>
          <table:table-cell office:value-type="float" office:value="-0.17812967" calcext:value-type="float">
            <text:p>-0.1781296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L, r, r,C</text:p>
          </table:table-cell>
          <table:table-cell office:value-type="float" office:value="-0.17812025" calcext:value-type="float">
            <text:p>-0.1781202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r, L, r, r,0</text:p>
          </table:table-cell>
          <table:table-cell office:value-type="float" office:value="-0.17810298" calcext:value-type="float">
            <text:p>-0.1781029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C</text:p>
          </table:table-cell>
          <table:table-cell office:value-type="float" office:value="-0.17806687" calcext:value-type="float">
            <text:p>-0.17806687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r, r, F, r, F, r, r,0</text:p>
          </table:table-cell>
          <table:table-cell office:value-type="float" office:value="-0.17802762" calcext:value-type="float">
            <text:p>-0.1780276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F, r, r,C</text:p>
          </table:table-cell>
          <table:table-cell office:value-type="float" office:value="-0.17801035" calcext:value-type="float">
            <text:p>-0.1780103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r, F, r, r,P</text:p>
          </table:table-cell>
          <table:table-cell office:value-type="float" office:value="-0.17800093" calcext:value-type="float">
            <text:p>-0.1780009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r, F, r,0</text:p>
          </table:table-cell>
          <table:table-cell office:value-type="float" office:value="-0.17799308" calcext:value-type="float">
            <text:p>-0.1779930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F, r, L,P</text:p>
          </table:table-cell>
          <table:table-cell office:value-type="float" office:value="-0.17798837" calcext:value-type="float">
            <text:p>-0.1779883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F, r, L,C</text:p>
          </table:table-cell>
          <table:table-cell office:value-type="float" office:value="-0.17798523" calcext:value-type="float">
            <text:p>-0.1779852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r, F, r, L,0</text:p>
          </table:table-cell>
          <table:table-cell office:value-type="float" office:value="-0.17798366" calcext:value-type="float">
            <text:p>-0.1779836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F, r,C</text:p>
          </table:table-cell>
          <table:table-cell office:value-type="float" office:value="-0.17797738" calcext:value-type="float">
            <text:p>-0.1779773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r, F, r, F,0</text:p>
          </table:table-cell>
          <table:table-cell office:value-type="float" office:value="-0.17796953" calcext:value-type="float">
            <text:p>-0.1779695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F, r, F,C</text:p>
          </table:table-cell>
          <table:table-cell office:value-type="float" office:value="-0.17796796" calcext:value-type="float">
            <text:p>-0.1779679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r, F, r,P</text:p>
          </table:table-cell>
          <table:table-cell office:value-type="float" office:value="-0.17796325" calcext:value-type="float">
            <text:p>-0.1779632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F, r, R,P</text:p>
          </table:table-cell>
          <table:table-cell office:value-type="float" office:value="-0.17796325" calcext:value-type="float">
            <text:p>-0.177963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r, F,0</text:p>
          </table:table-cell>
          <table:table-cell office:value-type="float" office:value="-0.17795069" calcext:value-type="float">
            <text:p>-0.1779506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F, r, F, L,P</text:p>
          </table:table-cell>
          <table:table-cell office:value-type="float" office:value="-0.17794127" calcext:value-type="float">
            <text:p>-0.1779412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F, L, F,P</text:p>
          </table:table-cell>
          <table:table-cell office:value-type="float" office:value="-0.17794127" calcext:value-type="float">
            <text:p>-0.1779412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F, L, F,C</text:p>
          </table:table-cell>
          <table:table-cell office:value-type="float" office:value="-0.17793813" calcext:value-type="float">
            <text:p>-0.1779381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r, F, L, F,0</text:p>
          </table:table-cell>
          <table:table-cell office:value-type="float" office:value="-0.17793656" calcext:value-type="float">
            <text:p>-0.177936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F, L,C</text:p>
          </table:table-cell>
          <table:table-cell office:value-type="float" office:value="-0.17793342" calcext:value-type="float">
            <text:p>-0.17793342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r, F, r, F, L, L,</text:p>
          </table:table-cell>
          <table:table-cell office:value-type="float" office:value="-0.17793028" calcext:value-type="float">
            <text:p>-0.17793028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F, r, F, L, L,P</text:p>
          </table:table-cell>
          <table:table-cell office:value-type="float" office:value="-0.17792871" calcext:value-type="float">
            <text:p>-0.1779287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r, F, L,0</text:p>
          </table:table-cell>
          <table:table-cell office:value-type="float" office:value="-0.17792714" calcext:value-type="float">
            <text:p>-0.1779271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F, L, r,P</text:p>
          </table:table-cell>
          <table:table-cell office:value-type="float" office:value="-0.17792557" calcext:value-type="float">
            <text:p>-0.1779255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F, L, r,C</text:p>
          </table:table-cell>
          <table:table-cell office:value-type="float" office:value="-0.177924" calcext:value-type="float">
            <text:p>-0.17792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r, F, L, r,0</text:p>
          </table:table-cell>
          <table:table-cell office:value-type="float" office:value="-0.17792086" calcext:value-type="float">
            <text:p>-0.1779208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F,C</text:p>
          </table:table-cell>
          <table:table-cell office:value-type="float" office:value="-0.17790673" calcext:value-type="float">
            <text:p>-0.17790673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F, r, F, F, r,0</text:p>
          </table:table-cell>
          <table:table-cell office:value-type="float" office:value="-0.17788946" calcext:value-type="float">
            <text:p>-0.1778894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F, F, r,C</text:p>
          </table:table-cell>
          <table:table-cell office:value-type="float" office:value="-0.17788475" calcext:value-type="float">
            <text:p>-0.1778847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r, F, F, r,P</text:p>
          </table:table-cell>
          <table:table-cell office:value-type="float" office:value="-0.17788004" calcext:value-type="float">
            <text:p>-0.1778800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r, F, F,0</text:p>
          </table:table-cell>
          <table:table-cell office:value-type="float" office:value="-0.1778769" calcext:value-type="float">
            <text:p>-0.177876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F, F, L,P</text:p>
          </table:table-cell>
          <table:table-cell office:value-type="float" office:value="-0.17787376" calcext:value-type="float">
            <text:p>-0.1778737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F, F, L,C</text:p>
          </table:table-cell>
          <table:table-cell office:value-type="float" office:value="-0.17787219" calcext:value-type="float">
            <text:p>-0.1778721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r, F, F, L,0</text:p>
          </table:table-cell>
          <table:table-cell office:value-type="float" office:value="-0.17787062" calcext:value-type="float">
            <text:p>-0.1778706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F, F,C</text:p>
          </table:table-cell>
          <table:table-cell office:value-type="float" office:value="-0.17786277" calcext:value-type="float">
            <text:p>-0.1778627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r, F, F, F,0</text:p>
          </table:table-cell>
          <table:table-cell office:value-type="float" office:value="-0.17785335" calcext:value-type="float">
            <text:p>-0.1778533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r, F, F, F,C</text:p>
          </table:table-cell>
          <table:table-cell office:value-type="float" office:value="-0.17784707" calcext:value-type="float">
            <text:p>-0.1778470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r,P</text:p>
          </table:table-cell>
          <table:table-cell office:value-type="float" office:value="-0.17783608" calcext:value-type="float">
            <text:p>-0.17783608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r, F, r, R,P</text:p>
          </table:table-cell>
          <table:table-cell office:value-type="float" office:value="-0.17783608" calcext:value-type="float">
            <text:p>-0.17783608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F, r, R, R,P</text:p>
          </table:table-cell>
          <table:table-cell office:value-type="float" office:value="-0.17783608" calcext:value-type="float">
            <text:p>-0.1778360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r, R, R, R,P</text:p>
          </table:table-cell>
          <table:table-cell office:value-type="float" office:value="-0.17783608" calcext:value-type="float">
            <text:p>-0.1778360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0</text:p>
          </table:table-cell>
          <table:table-cell office:value-type="float" office:value="-0.17764297" calcext:value-type="float">
            <text:p>-0.17764297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r, r, F, L,P</text:p>
          </table:table-cell>
          <table:table-cell office:value-type="float" office:value="-0.17748283" calcext:value-type="float">
            <text:p>-0.17748283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r, F, L, F,P</text:p>
          </table:table-cell>
          <table:table-cell office:value-type="float" office:value="-0.17748283" calcext:value-type="float">
            <text:p>-0.1774828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F, L, F, F,P</text:p>
          </table:table-cell>
          <table:table-cell office:value-type="float" office:value="-0.17748283" calcext:value-type="float">
            <text:p>-0.1774828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F, F, F,P</text:p>
          </table:table-cell>
          <table:table-cell office:value-type="float" office:value="-0.17748283" calcext:value-type="float">
            <text:p>-0.1774828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F, F, F,C</text:p>
          </table:table-cell>
          <table:table-cell office:value-type="float" office:value="-0.17747655" calcext:value-type="float">
            <text:p>-0.1774765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L, F, F, F,0</text:p>
          </table:table-cell>
          <table:table-cell office:value-type="float" office:value="-0.17747184" calcext:value-type="float">
            <text:p>-0.1774718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F, F,C</text:p>
          </table:table-cell>
          <table:table-cell office:value-type="float" office:value="-0.17746556" calcext:value-type="float">
            <text:p>-0.1774655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L, F, F, L,0</text:p>
          </table:table-cell>
          <table:table-cell office:value-type="float" office:value="-0.17746085" calcext:value-type="float">
            <text:p>-0.1774608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F, F, L,C</text:p>
          </table:table-cell>
          <table:table-cell office:value-type="float" office:value="-0.17745928" calcext:value-type="float">
            <text:p>-0.1774592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L, F, F, L,P</text:p>
          </table:table-cell>
          <table:table-cell office:value-type="float" office:value="-0.17745771" calcext:value-type="float">
            <text:p>-0.1774577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L, F, F,0</text:p>
          </table:table-cell>
          <table:table-cell office:value-type="float" office:value="-0.17745614" calcext:value-type="float">
            <text:p>-0.1774561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F, F, r,P</text:p>
          </table:table-cell>
          <table:table-cell office:value-type="float" office:value="-0.17745457" calcext:value-type="float">
            <text:p>-0.1774545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F, F, r,C</text:p>
          </table:table-cell>
          <table:table-cell office:value-type="float" office:value="-0.17745143" calcext:value-type="float">
            <text:p>-0.1774514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L, F, F, r,0</text:p>
          </table:table-cell>
          <table:table-cell office:value-type="float" office:value="-0.17744829" calcext:value-type="float">
            <text:p>-0.1774482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F,C</text:p>
          </table:table-cell>
          <table:table-cell office:value-type="float" office:value="-0.17743887" calcext:value-type="float">
            <text:p>-0.17743887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F, L, F, L, r,0</text:p>
          </table:table-cell>
          <table:table-cell office:value-type="float" office:value="-0.17742945" calcext:value-type="float">
            <text:p>-0.1774294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F, L, r,</text:p>
          </table:table-cell>
          <table:table-cell office:value-type="float" office:value="-0.17742788" calcext:value-type="float">
            <text:p>-0.17742788</text:p>
          </table:table-cell>
          <table:table-cell/>
        </table:table-row>
        <table:table-row table:style-name="ro1">
          <table:table-cell office:value-type="string" calcext:value-type="string">
            <text:p>C, r, r, r, F, L, F, L,0</text:p>
          </table:table-cell>
          <table:table-cell office:value-type="float" office:value="-0.17742631" calcext:value-type="float">
            <text:p>-0.1774263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F, L, L,</text:p>
          </table:table-cell>
          <table:table-cell office:value-type="float" office:value="-0.17742474" calcext:value-type="float">
            <text:p>-0.1774247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F, L, F, L,C</text:p>
          </table:table-cell>
          <table:table-cell office:value-type="float" office:value="-0.17742317" calcext:value-type="float">
            <text:p>-0.17742317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r, F, L, F, L, F,</text:p>
          </table:table-cell>
          <table:table-cell office:value-type="float" office:value="-0.17742003" calcext:value-type="float">
            <text:p>-0.17742003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F, L, F, L,P</text:p>
          </table:table-cell>
          <table:table-cell office:value-type="float" office:value="-0.17741846" calcext:value-type="float">
            <text:p>-0.1774184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F, L, R,P</text:p>
          </table:table-cell>
          <table:table-cell office:value-type="float" office:value="-0.17741846" calcext:value-type="float">
            <text:p>-0.1774184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L, F,0</text:p>
          </table:table-cell>
          <table:table-cell office:value-type="float" office:value="-0.17741218" calcext:value-type="float">
            <text:p>-0.17741218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F, L, F, r,P</text:p>
          </table:table-cell>
          <table:table-cell office:value-type="float" office:value="-0.1774059" calcext:value-type="float">
            <text:p>-0.177405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F, r, F,P</text:p>
          </table:table-cell>
          <table:table-cell office:value-type="float" office:value="-0.1774059" calcext:value-type="float">
            <text:p>-0.177405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F, r, F,C</text:p>
          </table:table-cell>
          <table:table-cell office:value-type="float" office:value="-0.17740433" calcext:value-type="float">
            <text:p>-0.1774043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L, F, r, F,0</text:p>
          </table:table-cell>
          <table:table-cell office:value-type="float" office:value="-0.17740276" calcext:value-type="float">
            <text:p>-0.1774027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F, r,C</text:p>
          </table:table-cell>
          <table:table-cell office:value-type="float" office:value="-0.17739805" calcext:value-type="float">
            <text:p>-0.1773980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L, F, r, L,0</text:p>
          </table:table-cell>
          <table:table-cell office:value-type="float" office:value="-0.17739491" calcext:value-type="float">
            <text:p>-0.1773949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F, r, L,C</text:p>
          </table:table-cell>
          <table:table-cell office:value-type="float" office:value="-0.17739334" calcext:value-type="float">
            <text:p>-0.1773933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L, F, r, L,P</text:p>
          </table:table-cell>
          <table:table-cell office:value-type="float" office:value="-0.17739177" calcext:value-type="float">
            <text:p>-0.177391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L, F, r,0</text:p>
          </table:table-cell>
          <table:table-cell office:value-type="float" office:value="-0.1773902" calcext:value-type="float">
            <text:p>-0.177390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F, r, r,P</text:p>
          </table:table-cell>
          <table:table-cell office:value-type="float" office:value="-0.17738706" calcext:value-type="float">
            <text:p>-0.1773870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F, r, r,C</text:p>
          </table:table-cell>
          <table:table-cell office:value-type="float" office:value="-0.17738078" calcext:value-type="float">
            <text:p>-0.1773807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L, F, r, r,0</text:p>
          </table:table-cell>
          <table:table-cell office:value-type="float" office:value="-0.17737136" calcext:value-type="float">
            <text:p>-0.1773713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C</text:p>
          </table:table-cell>
          <table:table-cell office:value-type="float" office:value="-0.17735566" calcext:value-type="float">
            <text:p>-0.17735566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r, r, F, L, L, r, r,0</text:p>
          </table:table-cell>
          <table:table-cell office:value-type="float" office:value="-0.17733996" calcext:value-type="float">
            <text:p>-0.1773399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L, r, r,C</text:p>
          </table:table-cell>
          <table:table-cell office:value-type="float" office:value="-0.17733211" calcext:value-type="float">
            <text:p>-0.1773321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L, L, r, r,P</text:p>
          </table:table-cell>
          <table:table-cell office:value-type="float" office:value="-0.1773274" calcext:value-type="float">
            <text:p>-0.177327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L, L, r,0</text:p>
          </table:table-cell>
          <table:table-cell office:value-type="float" office:value="-0.17732583" calcext:value-type="float">
            <text:p>-0.1773258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L, r, L,P</text:p>
          </table:table-cell>
          <table:table-cell office:value-type="float" office:value="-0.17732426" calcext:value-type="float">
            <text:p>-0.1773242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L, r, L,C</text:p>
          </table:table-cell>
          <table:table-cell office:value-type="float" office:value="-0.17732269" calcext:value-type="float">
            <text:p>-0.1773226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L, L, r, L,0</text:p>
          </table:table-cell>
          <table:table-cell office:value-type="float" office:value="-0.17732112" calcext:value-type="float">
            <text:p>-0.1773211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L, r,C</text:p>
          </table:table-cell>
          <table:table-cell office:value-type="float" office:value="-0.17731955" calcext:value-type="float">
            <text:p>-0.17731955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r, F, L, L, r, F,</text:p>
          </table:table-cell>
          <table:table-cell office:value-type="float" office:value="-0.17731641" calcext:value-type="float">
            <text:p>-0.1773164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F, L, L, r,P</text:p>
          </table:table-cell>
          <table:table-cell office:value-type="float" office:value="-0.17731484" calcext:value-type="float">
            <text:p>-0.1773148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L, r, R,P</text:p>
          </table:table-cell>
          <table:table-cell office:value-type="float" office:value="-0.17731484" calcext:value-type="float">
            <text:p>-0.1773148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L, L,0</text:p>
          </table:table-cell>
          <table:table-cell office:value-type="float" office:value="-0.17731013" calcext:value-type="float">
            <text:p>-0.17731013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F, L, L, L,P</text:p>
          </table:table-cell>
          <table:table-cell office:value-type="float" office:value="-0.17730699" calcext:value-type="float">
            <text:p>-0.1773069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L, L, F,P</text:p>
          </table:table-cell>
          <table:table-cell office:value-type="float" office:value="-0.17730699" calcext:value-type="float">
            <text:p>-0.1773069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L, L, F,</text:p>
          </table:table-cell>
          <table:table-cell office:value-type="float" office:value="-0.17730542" calcext:value-type="float">
            <text:p>-0.1773054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F, L, L, L,C</text:p>
          </table:table-cell>
          <table:table-cell office:value-type="float" office:value="-0.17730385" calcext:value-type="float">
            <text:p>-0.17730385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r, F, L, L, L, L,</text:p>
          </table:table-cell>
          <table:table-cell office:value-type="float" office:value="-0.17730385" calcext:value-type="float">
            <text:p>-0.17730385</text:p>
          </table:table-cell>
          <table:table-cell/>
        </table:table-row>
        <table:table-row table:style-name="ro1">
          <table:table-cell office:value-type="string" calcext:value-type="string">
            <text:p>C, r, r, r, F, L, L, L,0</text:p>
          </table:table-cell>
          <table:table-cell office:value-type="float" office:value="-0.17730228" calcext:value-type="float">
            <text:p>-0.1773022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L, L, r,</text:p>
          </table:table-cell>
          <table:table-cell office:value-type="float" office:value="-0.17730071" calcext:value-type="float">
            <text:p>-0.1773007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F, L, L,C</text:p>
          </table:table-cell>
          <table:table-cell office:value-type="float" office:value="-0.177296" calcext:value-type="float">
            <text:p>-0.177296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F, L, L, F, r,0</text:p>
          </table:table-cell>
          <table:table-cell office:value-type="float" office:value="-0.17729129" calcext:value-type="float">
            <text:p>-0.1772912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L, F, r,</text:p>
          </table:table-cell>
          <table:table-cell office:value-type="float" office:value="-0.17728972" calcext:value-type="float">
            <text:p>-0.17728972</text:p>
          </table:table-cell>
          <table:table-cell/>
        </table:table-row>
        <table:table-row table:style-name="ro1">
          <table:table-cell office:value-type="string" calcext:value-type="string">
            <text:p>C, r, r, r, F, L, L, F,0</text:p>
          </table:table-cell>
          <table:table-cell office:value-type="float" office:value="-0.17728815" calcext:value-type="float">
            <text:p>-0.1772881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L, F, L,</text:p>
          </table:table-cell>
          <table:table-cell office:value-type="float" office:value="-0.17728658" calcext:value-type="float">
            <text:p>-0.17728658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F, L, L, F,C</text:p>
          </table:table-cell>
          <table:table-cell office:value-type="float" office:value="-0.17728501" calcext:value-type="float">
            <text:p>-0.1772850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L, L, F, F,0</text:p>
          </table:table-cell>
          <table:table-cell office:value-type="float" office:value="-0.17728187" calcext:value-type="float">
            <text:p>-0.1772818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L, F, F,C</text:p>
          </table:table-cell>
          <table:table-cell office:value-type="float" office:value="-0.1772803" calcext:value-type="float">
            <text:p>-0.177280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L, L,P</text:p>
          </table:table-cell>
          <table:table-cell office:value-type="float" office:value="-0.17727873" calcext:value-type="float">
            <text:p>-0.1772787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F, L, L, R,P</text:p>
          </table:table-cell>
          <table:table-cell office:value-type="float" office:value="-0.17727873" calcext:value-type="float">
            <text:p>-0.1772787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L, R, R,P</text:p>
          </table:table-cell>
          <table:table-cell office:value-type="float" office:value="-0.17727873" calcext:value-type="float">
            <text:p>-0.1772787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L,0</text:p>
          </table:table-cell>
          <table:table-cell office:value-type="float" office:value="-0.17725518" calcext:value-type="float">
            <text:p>-0.17725518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r, F, L, r,P</text:p>
          </table:table-cell>
          <table:table-cell office:value-type="float" office:value="-0.17722535" calcext:value-type="float">
            <text:p>-0.17722535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F, L, r, F,P</text:p>
          </table:table-cell>
          <table:table-cell office:value-type="float" office:value="-0.17722535" calcext:value-type="float">
            <text:p>-0.1772253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r, F, F,P</text:p>
          </table:table-cell>
          <table:table-cell office:value-type="float" office:value="-0.17722535" calcext:value-type="float">
            <text:p>-0.1772253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r, F, F,C</text:p>
          </table:table-cell>
          <table:table-cell office:value-type="float" office:value="-0.17722064" calcext:value-type="float">
            <text:p>-0.1772206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L, r, F, F,0</text:p>
          </table:table-cell>
          <table:table-cell office:value-type="float" office:value="-0.17721907" calcext:value-type="float">
            <text:p>-0.1772190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r, F,C</text:p>
          </table:table-cell>
          <table:table-cell office:value-type="float" office:value="-0.17721436" calcext:value-type="float">
            <text:p>-0.1772143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L, r, F, L,0</text:p>
          </table:table-cell>
          <table:table-cell office:value-type="float" office:value="-0.17721122" calcext:value-type="float">
            <text:p>-0.1772112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r, F, L,C</text:p>
          </table:table-cell>
          <table:table-cell office:value-type="float" office:value="-0.17720965" calcext:value-type="float">
            <text:p>-0.1772096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L, r, F, L,P</text:p>
          </table:table-cell>
          <table:table-cell office:value-type="float" office:value="-0.17720808" calcext:value-type="float">
            <text:p>-0.1772080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L, r, F,0</text:p>
          </table:table-cell>
          <table:table-cell office:value-type="float" office:value="-0.17720651" calcext:value-type="float">
            <text:p>-0.1772065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r, F, r,P</text:p>
          </table:table-cell>
          <table:table-cell office:value-type="float" office:value="-0.17720494" calcext:value-type="float">
            <text:p>-0.1772049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r, F, r,C</text:p>
          </table:table-cell>
          <table:table-cell office:value-type="float" office:value="-0.17720337" calcext:value-type="float">
            <text:p>-0.1772033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L, r, F, r,0</text:p>
          </table:table-cell>
          <table:table-cell office:value-type="float" office:value="-0.17720023" calcext:value-type="float">
            <text:p>-0.1772002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r,C</text:p>
          </table:table-cell>
          <table:table-cell office:value-type="float" office:value="-0.17718767" calcext:value-type="float">
            <text:p>-0.17718767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F, L, r, L, r,0</text:p>
          </table:table-cell>
          <table:table-cell office:value-type="float" office:value="-0.17717668" calcext:value-type="float">
            <text:p>-0.1771766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r, L, r,C</text:p>
          </table:table-cell>
          <table:table-cell office:value-type="float" office:value="-0.17717354" calcext:value-type="float">
            <text:p>-0.1771735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L, r, L, r,P</text:p>
          </table:table-cell>
          <table:table-cell office:value-type="float" office:value="-0.17717197" calcext:value-type="float">
            <text:p>-0.1771719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L, r, L,0</text:p>
          </table:table-cell>
          <table:table-cell office:value-type="float" office:value="-0.1771704" calcext:value-type="float">
            <text:p>-0.177170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r, L, L,P</text:p>
          </table:table-cell>
          <table:table-cell office:value-type="float" office:value="-0.17716883" calcext:value-type="float">
            <text:p>-0.1771688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r, L, L,</text:p>
          </table:table-cell>
          <table:table-cell office:value-type="float" office:value="-0.17716726" calcext:value-type="float">
            <text:p>-0.17716726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F, L, r, L,C</text:p>
          </table:table-cell>
          <table:table-cell office:value-type="float" office:value="-0.17716412" calcext:value-type="float">
            <text:p>-0.1771641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L, r, L, F,0</text:p>
          </table:table-cell>
          <table:table-cell office:value-type="float" office:value="-0.17715941" calcext:value-type="float">
            <text:p>-0.1771594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r, L, F,C</text:p>
          </table:table-cell>
          <table:table-cell office:value-type="float" office:value="-0.17715784" calcext:value-type="float">
            <text:p>-0.1771578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L, r, L,P</text:p>
          </table:table-cell>
          <table:table-cell office:value-type="float" office:value="-0.1771547" calcext:value-type="float">
            <text:p>-0.177154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r, L, R,P</text:p>
          </table:table-cell>
          <table:table-cell office:value-type="float" office:value="-0.1771547" calcext:value-type="float">
            <text:p>-0.177154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L, r,0</text:p>
          </table:table-cell>
          <table:table-cell office:value-type="float" office:value="-0.17714214" calcext:value-type="float">
            <text:p>-0.1771421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F, L, r, r,P</text:p>
          </table:table-cell>
          <table:table-cell office:value-type="float" office:value="-0.1771233" calcext:value-type="float">
            <text:p>-0.177123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r, r, F,P</text:p>
          </table:table-cell>
          <table:table-cell office:value-type="float" office:value="-0.1771233" calcext:value-type="float">
            <text:p>-0.177123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r, r, F,C</text:p>
          </table:table-cell>
          <table:table-cell office:value-type="float" office:value="-0.17711388" calcext:value-type="float">
            <text:p>-0.1771138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L, r, r, F,0</text:p>
          </table:table-cell>
          <table:table-cell office:value-type="float" office:value="-0.17710917" calcext:value-type="float">
            <text:p>-0.1771091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r, r,C</text:p>
          </table:table-cell>
          <table:table-cell office:value-type="float" office:value="-0.1770919" calcext:value-type="float">
            <text:p>-0.177091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L, r, r, L,0</text:p>
          </table:table-cell>
          <table:table-cell office:value-type="float" office:value="-0.17707306" calcext:value-type="float">
            <text:p>-0.1770730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L, r, r, L,C</text:p>
          </table:table-cell>
          <table:table-cell office:value-type="float" office:value="-0.17706521" calcext:value-type="float">
            <text:p>-0.1770652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L, r, r, L,P</text:p>
          </table:table-cell>
          <table:table-cell office:value-type="float" office:value="-0.17705265" calcext:value-type="float">
            <text:p>-0.1770526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L, r, r,0</text:p>
          </table:table-cell>
          <table:table-cell office:value-type="float" office:value="-0.17703067" calcext:value-type="float">
            <text:p>-0.1770306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L, r, r, r,P</text:p>
          </table:table-cell>
          <table:table-cell office:value-type="float" office:value="-0.176982" calcext:value-type="float">
            <text:p>-0.17698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C</text:p>
          </table:table-cell>
          <table:table-cell office:value-type="float" office:value="-0.17691449" calcext:value-type="float">
            <text:p>-0.17691449</text:p>
          </table:table-cell>
          <table:table-cell office:value-type="string" calcext:value-type="string">
            <text:p>Period 5 orbit</text:p>
          </table:table-cell>
        </table:table-row>
        <table:table-row table:style-name="ro1" table:visibility="filter">
          <table:table-cell office:value-type="string" calcext:value-type="string">
            <text:p>C, r, r, r, F, F, r, r, r,P</text:p>
          </table:table-cell>
          <table:table-cell office:value-type="float" office:value="-0.17684855" calcext:value-type="float">
            <text:p>-0.1768485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F, r, r,0</text:p>
          </table:table-cell>
          <table:table-cell office:value-type="float" office:value="-0.17679046" calcext:value-type="float">
            <text:p>-0.1767904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r, r, L,P</text:p>
          </table:table-cell>
          <table:table-cell office:value-type="float" office:value="-0.17676377" calcext:value-type="float">
            <text:p>-0.176763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r, r, L,C</text:p>
          </table:table-cell>
          <table:table-cell office:value-type="float" office:value="-0.1767465" calcext:value-type="float">
            <text:p>-0.176746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F, r, r, L,0</text:p>
          </table:table-cell>
          <table:table-cell office:value-type="float" office:value="-0.17673708" calcext:value-type="float">
            <text:p>-0.1767370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r, r,C</text:p>
          </table:table-cell>
          <table:table-cell office:value-type="float" office:value="-0.17671039" calcext:value-type="float">
            <text:p>-0.1767103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F, r, r, F,0</text:p>
          </table:table-cell>
          <table:table-cell office:value-type="float" office:value="-0.17668684" calcext:value-type="float">
            <text:p>-0.1766868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r, r, F,C</text:p>
          </table:table-cell>
          <table:table-cell office:value-type="float" office:value="-0.17667899" calcext:value-type="float">
            <text:p>-0.1766789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F, r, r,P</text:p>
          </table:table-cell>
          <table:table-cell office:value-type="float" office:value="-0.17666643" calcext:value-type="float">
            <text:p>-0.1766664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r, r, R,P</text:p>
          </table:table-cell>
          <table:table-cell office:value-type="float" office:value="-0.17666643" calcext:value-type="float">
            <text:p>-0.1766664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F, r,0</text:p>
          </table:table-cell>
          <table:table-cell office:value-type="float" office:value="-0.1766366" calcext:value-type="float">
            <text:p>-0.1766366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F, F, r, L,P</text:p>
          </table:table-cell>
          <table:table-cell office:value-type="float" office:value="-0.17661619" calcext:value-type="float">
            <text:p>-0.1766161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r, L, F,P</text:p>
          </table:table-cell>
          <table:table-cell office:value-type="float" office:value="-0.17661619" calcext:value-type="float">
            <text:p>-0.1766161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r, L, F,C</text:p>
          </table:table-cell>
          <table:table-cell office:value-type="float" office:value="-0.17661148" calcext:value-type="float">
            <text:p>-0.1766114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F, r, L, F,0</text:p>
          </table:table-cell>
          <table:table-cell office:value-type="float" office:value="-0.17660834" calcext:value-type="float">
            <text:p>-0.1766083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r, L,C</text:p>
          </table:table-cell>
          <table:table-cell office:value-type="float" office:value="-0.17660206" calcext:value-type="float">
            <text:p>-0.1766020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F, r, L, L,0</text:p>
          </table:table-cell>
          <table:table-cell office:value-type="float" office:value="-0.17659735" calcext:value-type="float">
            <text:p>-0.1765973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r, L, L,C</text:p>
          </table:table-cell>
          <table:table-cell office:value-type="float" office:value="-0.17659578" calcext:value-type="float">
            <text:p>-0.1765957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F, r, L, L,P</text:p>
          </table:table-cell>
          <table:table-cell office:value-type="float" office:value="-0.17659421" calcext:value-type="float">
            <text:p>-0.1765942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F, r, L,0</text:p>
          </table:table-cell>
          <table:table-cell office:value-type="float" office:value="-0.17659264" calcext:value-type="float">
            <text:p>-0.1765926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r, L, r,P</text:p>
          </table:table-cell>
          <table:table-cell office:value-type="float" office:value="-0.1765895" calcext:value-type="float">
            <text:p>-0.176589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r, L, r,C</text:p>
          </table:table-cell>
          <table:table-cell office:value-type="float" office:value="-0.17658636" calcext:value-type="float">
            <text:p>-0.1765863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F, r, L, r,0</text:p>
          </table:table-cell>
          <table:table-cell office:value-type="float" office:value="-0.17658165" calcext:value-type="float">
            <text:p>-0.1765816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r,C</text:p>
          </table:table-cell>
          <table:table-cell office:value-type="float" office:value="-0.17656281" calcext:value-type="float">
            <text:p>-0.17656281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F, F, r, F, r,0</text:p>
          </table:table-cell>
          <table:table-cell office:value-type="float" office:value="-0.1765424" calcext:value-type="float">
            <text:p>-0.176542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r, F, r,C</text:p>
          </table:table-cell>
          <table:table-cell office:value-type="float" office:value="-0.17653769" calcext:value-type="float">
            <text:p>-0.1765376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F, r, F, r,P</text:p>
          </table:table-cell>
          <table:table-cell office:value-type="float" office:value="-0.17653298" calcext:value-type="float">
            <text:p>-0.1765329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F, r, F,0</text:p>
          </table:table-cell>
          <table:table-cell office:value-type="float" office:value="-0.17652984" calcext:value-type="float">
            <text:p>-0.1765298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r, F, L,P</text:p>
          </table:table-cell>
          <table:table-cell office:value-type="float" office:value="-0.1765267" calcext:value-type="float">
            <text:p>-0.176526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r, F, L,C</text:p>
          </table:table-cell>
          <table:table-cell office:value-type="float" office:value="-0.17652513" calcext:value-type="float">
            <text:p>-0.1765251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F, r, F, L,0</text:p>
          </table:table-cell>
          <table:table-cell office:value-type="float" office:value="-0.17652356" calcext:value-type="float">
            <text:p>-0.176523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r, F,C</text:p>
          </table:table-cell>
          <table:table-cell office:value-type="float" office:value="-0.17651728" calcext:value-type="float">
            <text:p>-0.1765172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F, r, F, F,0</text:p>
          </table:table-cell>
          <table:table-cell office:value-type="float" office:value="-0.17650943" calcext:value-type="float">
            <text:p>-0.1765094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r, F, F,C</text:p>
          </table:table-cell>
          <table:table-cell office:value-type="float" office:value="-0.17650472" calcext:value-type="float">
            <text:p>-0.1765047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F, r,P</text:p>
          </table:table-cell>
          <table:table-cell office:value-type="float" office:value="-0.17649687" calcext:value-type="float">
            <text:p>-0.17649687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F, F, r, R,P</text:p>
          </table:table-cell>
          <table:table-cell office:value-type="float" office:value="-0.17649687" calcext:value-type="float">
            <text:p>-0.1764968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r, R, R,P</text:p>
          </table:table-cell>
          <table:table-cell office:value-type="float" office:value="-0.17649687" calcext:value-type="float">
            <text:p>-0.1764968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F,0</text:p>
          </table:table-cell>
          <table:table-cell office:value-type="float" office:value="-0.17644035" calcext:value-type="float">
            <text:p>-0.17644035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r, F, F, L,P</text:p>
          </table:table-cell>
          <table:table-cell office:value-type="float" office:value="-0.17639325" calcext:value-type="float">
            <text:p>-0.17639325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F, F, L, F,P</text:p>
          </table:table-cell>
          <table:table-cell office:value-type="float" office:value="-0.17639325" calcext:value-type="float">
            <text:p>-0.1763932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L, F, F,P</text:p>
          </table:table-cell>
          <table:table-cell office:value-type="float" office:value="-0.17639325" calcext:value-type="float">
            <text:p>-0.176393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L, F, F,C</text:p>
          </table:table-cell>
          <table:table-cell office:value-type="float" office:value="-0.17638697" calcext:value-type="float">
            <text:p>-0.1763869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F, L, F, F,0</text:p>
          </table:table-cell>
          <table:table-cell office:value-type="float" office:value="-0.1763854" calcext:value-type="float">
            <text:p>-0.176385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L, F,C</text:p>
          </table:table-cell>
          <table:table-cell office:value-type="float" office:value="-0.17637912" calcext:value-type="float">
            <text:p>-0.1763791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F, L, F, L,0</text:p>
          </table:table-cell>
          <table:table-cell office:value-type="float" office:value="-0.17637598" calcext:value-type="float">
            <text:p>-0.1763759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L, F, L,C</text:p>
          </table:table-cell>
          <table:table-cell office:value-type="float" office:value="-0.17637441" calcext:value-type="float">
            <text:p>-0.1763744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F, L, F, L,P</text:p>
          </table:table-cell>
          <table:table-cell office:value-type="float" office:value="-0.17637284" calcext:value-type="float">
            <text:p>-0.1763728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F, L, F,0</text:p>
          </table:table-cell>
          <table:table-cell office:value-type="float" office:value="-0.17637127" calcext:value-type="float">
            <text:p>-0.1763712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L, F, r,P</text:p>
          </table:table-cell>
          <table:table-cell office:value-type="float" office:value="-0.1763697" calcext:value-type="float">
            <text:p>-0.176369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L, F, r,C</text:p>
          </table:table-cell>
          <table:table-cell office:value-type="float" office:value="-0.17636656" calcext:value-type="float">
            <text:p>-0.1763665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F, L, F, r,0</text:p>
          </table:table-cell>
          <table:table-cell office:value-type="float" office:value="-0.17636342" calcext:value-type="float">
            <text:p>-0.1763634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L,C</text:p>
          </table:table-cell>
          <table:table-cell office:value-type="float" office:value="-0.176354" calcext:value-type="float">
            <text:p>-0.176354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F, F, L, L, r,0</text:p>
          </table:table-cell>
          <table:table-cell office:value-type="float" office:value="-0.17634458" calcext:value-type="float">
            <text:p>-0.1763445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L, L, r,C</text:p>
          </table:table-cell>
          <table:table-cell office:value-type="float" office:value="-0.17634301" calcext:value-type="float">
            <text:p>-0.1763430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F, L, L, r,P</text:p>
          </table:table-cell>
          <table:table-cell office:value-type="float" office:value="-0.17634144" calcext:value-type="float">
            <text:p>-0.1763414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F, L, L,0</text:p>
          </table:table-cell>
          <table:table-cell office:value-type="float" office:value="-0.17633987" calcext:value-type="float">
            <text:p>-0.1763398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L, L, L,</text:p>
          </table:table-cell>
          <table:table-cell office:value-type="float" office:value="-0.1763383" calcext:value-type="float">
            <text:p>-0.1763383</text:p>
          </table:table-cell>
          <table:table-cell/>
        </table:table-row>
        <table:table-row table:style-name="ro1">
          <table:table-cell office:value-type="string" calcext:value-type="string">
            <text:p>C, r, r, r, F, F, L, L, L,0</text:p>
          </table:table-cell>
          <table:table-cell office:value-type="float" office:value="-0.17633673" calcext:value-type="float">
            <text:p>-0.1763367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L, L,C</text:p>
          </table:table-cell>
          <table:table-cell office:value-type="float" office:value="-0.17633516" calcext:value-type="float">
            <text:p>-0.17633516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r, F, F, L, L, F,</text:p>
          </table:table-cell>
          <table:table-cell office:value-type="float" office:value="-0.17633202" calcext:value-type="float">
            <text:p>-0.1763320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r, F, F, L, L,P</text:p>
          </table:table-cell>
          <table:table-cell office:value-type="float" office:value="-0.17632888" calcext:value-type="float">
            <text:p>-0.1763288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L, L, R,P</text:p>
          </table:table-cell>
          <table:table-cell office:value-type="float" office:value="-0.17632888" calcext:value-type="float">
            <text:p>-0.1763288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F, L,0</text:p>
          </table:table-cell>
          <table:table-cell office:value-type="float" office:value="-0.17632103" calcext:value-type="float">
            <text:p>-0.17632103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F, F, L, r,P</text:p>
          </table:table-cell>
          <table:table-cell office:value-type="float" office:value="-0.17631161" calcext:value-type="float">
            <text:p>-0.1763116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L, r, F,P</text:p>
          </table:table-cell>
          <table:table-cell office:value-type="float" office:value="-0.17631161" calcext:value-type="float">
            <text:p>-0.1763116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L, r, F,C</text:p>
          </table:table-cell>
          <table:table-cell office:value-type="float" office:value="-0.17630847" calcext:value-type="float">
            <text:p>-0.1763084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F, L, r, F,0</text:p>
          </table:table-cell>
          <table:table-cell office:value-type="float" office:value="-0.1763069" calcext:value-type="float">
            <text:p>-0.176306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L, r,C</text:p>
          </table:table-cell>
          <table:table-cell office:value-type="float" office:value="-0.17630062" calcext:value-type="float">
            <text:p>-0.1763006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F, L, r, L,0</text:p>
          </table:table-cell>
          <table:table-cell office:value-type="float" office:value="-0.17629434" calcext:value-type="float">
            <text:p>-0.1762943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L, r, L,C</text:p>
          </table:table-cell>
          <table:table-cell office:value-type="float" office:value="-0.17629277" calcext:value-type="float">
            <text:p>-0.1762927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F, L, r, L,P</text:p>
          </table:table-cell>
          <table:table-cell office:value-type="float" office:value="-0.17628963" calcext:value-type="float">
            <text:p>-0.1762896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F, L, r,0</text:p>
          </table:table-cell>
          <table:table-cell office:value-type="float" office:value="-0.17628492" calcext:value-type="float">
            <text:p>-0.1762849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L, r, r,P</text:p>
          </table:table-cell>
          <table:table-cell office:value-type="float" office:value="-0.17627864" calcext:value-type="float">
            <text:p>-0.1762786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L, r, r,C</text:p>
          </table:table-cell>
          <table:table-cell office:value-type="float" office:value="-0.17626765" calcext:value-type="float">
            <text:p>-0.1762676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F, L, r, r,0</text:p>
          </table:table-cell>
          <table:table-cell office:value-type="float" office:value="-0.17624567" calcext:value-type="float">
            <text:p>-0.1762456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C</text:p>
          </table:table-cell>
          <table:table-cell office:value-type="float" office:value="-0.17621113" calcext:value-type="float">
            <text:p>-0.17621113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r, r, F, F, F, r, r,0</text:p>
          </table:table-cell>
          <table:table-cell office:value-type="float" office:value="-0.17617188" calcext:value-type="float">
            <text:p>-0.1761718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F, r, r,C</text:p>
          </table:table-cell>
          <table:table-cell office:value-type="float" office:value="-0.17614205" calcext:value-type="float">
            <text:p>-0.1761420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F, F, r, r,P</text:p>
          </table:table-cell>
          <table:table-cell office:value-type="float" office:value="-0.17612635" calcext:value-type="float">
            <text:p>-0.1761263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F, F, r,0</text:p>
          </table:table-cell>
          <table:table-cell office:value-type="float" office:value="-0.17611536" calcext:value-type="float">
            <text:p>-0.1761153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F, r, L,P</text:p>
          </table:table-cell>
          <table:table-cell office:value-type="float" office:value="-0.17610751" calcext:value-type="float">
            <text:p>-0.1761075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F, r, L,C</text:p>
          </table:table-cell>
          <table:table-cell office:value-type="float" office:value="-0.1761028" calcext:value-type="float">
            <text:p>-0.176102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F, F, r, L,0</text:p>
          </table:table-cell>
          <table:table-cell office:value-type="float" office:value="-0.17609966" calcext:value-type="float">
            <text:p>-0.1760996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F, r,C</text:p>
          </table:table-cell>
          <table:table-cell office:value-type="float" office:value="-0.17608867" calcext:value-type="float">
            <text:p>-0.1760886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F, F, r, F,0</text:p>
          </table:table-cell>
          <table:table-cell office:value-type="float" office:value="-0.17607611" calcext:value-type="float">
            <text:p>-0.1760761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F, r, F,C</text:p>
          </table:table-cell>
          <table:table-cell office:value-type="float" office:value="-0.1760714" calcext:value-type="float">
            <text:p>-0.176071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F, F, r,P</text:p>
          </table:table-cell>
          <table:table-cell office:value-type="float" office:value="-0.17606512" calcext:value-type="float">
            <text:p>-0.1760651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F, r, R,P</text:p>
          </table:table-cell>
          <table:table-cell office:value-type="float" office:value="-0.17606512" calcext:value-type="float">
            <text:p>-0.176065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F, F,0</text:p>
          </table:table-cell>
          <table:table-cell office:value-type="float" office:value="-0.17604314" calcext:value-type="float">
            <text:p>-0.1760431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r, F, F, F, L,P</text:p>
          </table:table-cell>
          <table:table-cell office:value-type="float" office:value="-0.17602587" calcext:value-type="float">
            <text:p>-0.1760258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F, L, F,P</text:p>
          </table:table-cell>
          <table:table-cell office:value-type="float" office:value="-0.17602587" calcext:value-type="float">
            <text:p>-0.1760258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F, L, F,C</text:p>
          </table:table-cell>
          <table:table-cell office:value-type="float" office:value="-0.17601959" calcext:value-type="float">
            <text:p>-0.1760195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F, F, L, F,0</text:p>
          </table:table-cell>
          <table:table-cell office:value-type="float" office:value="-0.17601802" calcext:value-type="float">
            <text:p>-0.1760180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F, L,C</text:p>
          </table:table-cell>
          <table:table-cell office:value-type="float" office:value="-0.17601017" calcext:value-type="float">
            <text:p>-0.1760101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F, F, L, L,0</text:p>
          </table:table-cell>
          <table:table-cell office:value-type="float" office:value="-0.17600546" calcext:value-type="float">
            <text:p>-0.1760054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F, L, L,C</text:p>
          </table:table-cell>
          <table:table-cell office:value-type="float" office:value="-0.17600389" calcext:value-type="float">
            <text:p>-0.1760038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F, F, L, L,P</text:p>
          </table:table-cell>
          <table:table-cell office:value-type="float" office:value="-0.17600075" calcext:value-type="float">
            <text:p>-0.1760007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F, F, L,0</text:p>
          </table:table-cell>
          <table:table-cell office:value-type="float" office:value="-0.17599918" calcext:value-type="float">
            <text:p>-0.1759991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F, L, r,P</text:p>
          </table:table-cell>
          <table:table-cell office:value-type="float" office:value="-0.17599447" calcext:value-type="float">
            <text:p>-0.1759944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F, L, r,C</text:p>
          </table:table-cell>
          <table:table-cell office:value-type="float" office:value="-0.17598976" calcext:value-type="float">
            <text:p>-0.1759897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F, F, L, r,0</text:p>
          </table:table-cell>
          <table:table-cell office:value-type="float" office:value="-0.17598505" calcext:value-type="float">
            <text:p>-0.1759850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F,C</text:p>
          </table:table-cell>
          <table:table-cell office:value-type="float" office:value="-0.17595522" calcext:value-type="float">
            <text:p>-0.17595522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r, F, F, F, F, r,0</text:p>
          </table:table-cell>
          <table:table-cell office:value-type="float" office:value="-0.17591754" calcext:value-type="float">
            <text:p>-0.1759175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F, F, r,C</text:p>
          </table:table-cell>
          <table:table-cell office:value-type="float" office:value="-0.17590655" calcext:value-type="float">
            <text:p>-0.1759065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 F, F, F, F, r,P</text:p>
          </table:table-cell>
          <table:table-cell office:value-type="float" office:value="-0.17589713" calcext:value-type="float">
            <text:p>-0.1758971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r, F, F, F, F,0</text:p>
          </table:table-cell>
          <table:table-cell office:value-type="float" office:value="-0.17588928" calcext:value-type="float">
            <text:p>-0.1758892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r, F, F, F, F, L,P</text:p>
          </table:table-cell>
          <table:table-cell office:value-type="float" office:value="-0.17588143" calcext:value-type="float">
            <text:p>-0.1758814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F, F, L,C</text:p>
          </table:table-cell>
          <table:table-cell office:value-type="float" office:value="-0.17587515" calcext:value-type="float">
            <text:p>-0.1758751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r, F, F, F, F, L,0</text:p>
          </table:table-cell>
          <table:table-cell office:value-type="float" office:value="-0.17587044" calcext:value-type="float">
            <text:p>-0.1758704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F, F,C</text:p>
          </table:table-cell>
          <table:table-cell office:value-type="float" office:value="-0.17585317" calcext:value-type="float">
            <text:p>-0.1758531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r, F, F, F, F, F,0</text:p>
          </table:table-cell>
          <table:table-cell office:value-type="float" office:value="-0.17582491" calcext:value-type="float">
            <text:p>-0.1758249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r, F, F, F, F, F,C</text:p>
          </table:table-cell>
          <table:table-cell office:value-type="float" office:value="-0.17580921" calcext:value-type="float">
            <text:p>-0.1758092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r,P</text:p>
          </table:table-cell>
          <table:table-cell office:value-type="float" office:value="-0.17577624" calcext:value-type="float">
            <text:p>-0.17577624</text:p>
          </table:table-cell>
          <table:table-cell office:value-type="string" calcext:value-type="string">
            <text:p>PREFIXED after 4 iterates</text:p>
          </table:table-cell>
        </table:table-row>
        <table:table-row table:style-name="ro1" table:visibility="filter">
          <table:table-cell office:value-type="string" calcext:value-type="string">
            <text:p>C, r, r, r, R,P</text:p>
          </table:table-cell>
          <table:table-cell office:value-type="float" office:value="-0.17577624" calcext:value-type="float">
            <text:p>-0.17577624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r, r, R, R,P</text:p>
          </table:table-cell>
          <table:table-cell office:value-type="float" office:value="-0.17577624" calcext:value-type="float">
            <text:p>-0.17577624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r, R, R, R,P</text:p>
          </table:table-cell>
          <table:table-cell office:value-type="float" office:value="-0.17577624" calcext:value-type="float">
            <text:p>-0.17577624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R, R, R, R,P</text:p>
          </table:table-cell>
          <table:table-cell office:value-type="float" office:value="-0.17577624" calcext:value-type="float">
            <text:p>-0.1757762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R, R, R,P</text:p>
          </table:table-cell>
          <table:table-cell office:value-type="float" office:value="-0.17577624" calcext:value-type="float">
            <text:p>-0.1757762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0</text:p>
          </table:table-cell>
          <table:table-cell office:value-type="float" office:value="-0.17278068" calcext:value-type="float">
            <text:p>-0.17278068</text:p>
          </table:table-cell>
          <table:table-cell office:value-type="string" calcext:value-type="string">
            <text:p>PREZERO after 3 iterates</text:p>
          </table:table-cell>
        </table:table-row>
        <table:table-row table:style-name="ro1" table:visibility="filter">
          <table:table-cell office:value-type="string" calcext:value-type="string">
            <text:p>C, r, r, L,P</text:p>
          </table:table-cell>
          <table:table-cell office:value-type="float" office:value="-0.17047749" calcext:value-type="float">
            <text:p>-0.17047749</text:p>
          </table:table-cell>
          <table:table-cell office:value-type="string" calcext:value-type="string">
            <text:p>PREFIXED after 4 iterates</text:p>
          </table:table-cell>
        </table:table-row>
        <table:table-row table:style-name="ro1" table:visibility="filter">
          <table:table-cell office:value-type="string" calcext:value-type="string">
            <text:p>C, r, r, L, F,P</text:p>
          </table:table-cell>
          <table:table-cell office:value-type="float" office:value="-0.17047749" calcext:value-type="float">
            <text:p>-0.17047749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r, L, F, F,P</text:p>
          </table:table-cell>
          <table:table-cell office:value-type="float" office:value="-0.17047749" calcext:value-type="float">
            <text:p>-0.17047749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L, F, F, F,P</text:p>
          </table:table-cell>
          <table:table-cell office:value-type="float" office:value="-0.17047749" calcext:value-type="float">
            <text:p>-0.1704774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F, F, F, F,P</text:p>
          </table:table-cell>
          <table:table-cell office:value-type="float" office:value="-0.17047749" calcext:value-type="float">
            <text:p>-0.1704774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F, F, F,P</text:p>
          </table:table-cell>
          <table:table-cell office:value-type="float" office:value="-0.17047749" calcext:value-type="float">
            <text:p>-0.1704774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F, F, F,C</text:p>
          </table:table-cell>
          <table:table-cell office:value-type="float" office:value="-0.17045865" calcext:value-type="float">
            <text:p>-0.1704586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F, F, F, F,0</text:p>
          </table:table-cell>
          <table:table-cell office:value-type="float" office:value="-0.17044923" calcext:value-type="float">
            <text:p>-0.1704492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F, F,C</text:p>
          </table:table-cell>
          <table:table-cell office:value-type="float" office:value="-0.17043196" calcext:value-type="float">
            <text:p>-0.1704319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F, F, F, L,0</text:p>
          </table:table-cell>
          <table:table-cell office:value-type="float" office:value="-0.17042097" calcext:value-type="float">
            <text:p>-0.1704209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F, F, L,C</text:p>
          </table:table-cell>
          <table:table-cell office:value-type="float" office:value="-0.17041783" calcext:value-type="float">
            <text:p>-0.1704178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F, F, F, L,P</text:p>
          </table:table-cell>
          <table:table-cell office:value-type="float" office:value="-0.17041469" calcext:value-type="float">
            <text:p>-0.1704146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F, F, F,0</text:p>
          </table:table-cell>
          <table:table-cell office:value-type="float" office:value="-0.17040998" calcext:value-type="float">
            <text:p>-0.1704099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F, F, r,P</text:p>
          </table:table-cell>
          <table:table-cell office:value-type="float" office:value="-0.17040527" calcext:value-type="float">
            <text:p>-0.1704052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F, F, r,C</text:p>
          </table:table-cell>
          <table:table-cell office:value-type="float" office:value="-0.17039899" calcext:value-type="float">
            <text:p>-0.1703989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F, F, F, r,0</text:p>
          </table:table-cell>
          <table:table-cell office:value-type="float" office:value="-0.17039114" calcext:value-type="float">
            <text:p>-0.1703911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F,C</text:p>
          </table:table-cell>
          <table:table-cell office:value-type="float" office:value="-0.17037073" calcext:value-type="float">
            <text:p>-0.17037073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F, F, F, L, r,0</text:p>
          </table:table-cell>
          <table:table-cell office:value-type="float" office:value="-0.17035503" calcext:value-type="float">
            <text:p>-0.1703550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F, L, r,C</text:p>
          </table:table-cell>
          <table:table-cell office:value-type="float" office:value="-0.17035189" calcext:value-type="float">
            <text:p>-0.1703518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F, F, L, r,P</text:p>
          </table:table-cell>
          <table:table-cell office:value-type="float" office:value="-0.17034875" calcext:value-type="float">
            <text:p>-0.1703487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F, F, L,0</text:p>
          </table:table-cell>
          <table:table-cell office:value-type="float" office:value="-0.17034561" calcext:value-type="float">
            <text:p>-0.1703456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F, L, L,P</text:p>
          </table:table-cell>
          <table:table-cell office:value-type="float" office:value="-0.17034404" calcext:value-type="float">
            <text:p>-0.1703440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F, L, L,</text:p>
          </table:table-cell>
          <table:table-cell office:value-type="float" office:value="-0.17034247" calcext:value-type="float">
            <text:p>-0.17034247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F, F, L,C</text:p>
          </table:table-cell>
          <table:table-cell office:value-type="float" office:value="-0.17033933" calcext:value-type="float">
            <text:p>-0.1703393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F, F, L, F,0</text:p>
          </table:table-cell>
          <table:table-cell office:value-type="float" office:value="-0.17033462" calcext:value-type="float">
            <text:p>-0.1703346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F, L, F,C</text:p>
          </table:table-cell>
          <table:table-cell office:value-type="float" office:value="-0.17033305" calcext:value-type="float">
            <text:p>-0.1703330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F, F, L,P</text:p>
          </table:table-cell>
          <table:table-cell office:value-type="float" office:value="-0.17032991" calcext:value-type="float">
            <text:p>-0.1703299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F, L, R,P</text:p>
          </table:table-cell>
          <table:table-cell office:value-type="float" office:value="-0.17032991" calcext:value-type="float">
            <text:p>-0.1703299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F, F,0</text:p>
          </table:table-cell>
          <table:table-cell office:value-type="float" office:value="-0.17031892" calcext:value-type="float">
            <text:p>-0.1703189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F, F, F, r,P</text:p>
          </table:table-cell>
          <table:table-cell office:value-type="float" office:value="-0.17030636" calcext:value-type="float">
            <text:p>-0.1703063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F, r, F,P</text:p>
          </table:table-cell>
          <table:table-cell office:value-type="float" office:value="-0.17030636" calcext:value-type="float">
            <text:p>-0.1703063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F, r, F,C</text:p>
          </table:table-cell>
          <table:table-cell office:value-type="float" office:value="-0.17030165" calcext:value-type="float">
            <text:p>-0.1703016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F, F, r, F,0</text:p>
          </table:table-cell>
          <table:table-cell office:value-type="float" office:value="-0.17029851" calcext:value-type="float">
            <text:p>-0.1702985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F, r,C</text:p>
          </table:table-cell>
          <table:table-cell office:value-type="float" office:value="-0.17029223" calcext:value-type="float">
            <text:p>-0.1702922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F, F, r, L,0</text:p>
          </table:table-cell>
          <table:table-cell office:value-type="float" office:value="-0.17028438" calcext:value-type="float">
            <text:p>-0.1702843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F, r, L,C</text:p>
          </table:table-cell>
          <table:table-cell office:value-type="float" office:value="-0.17028281" calcext:value-type="float">
            <text:p>-0.1702828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F, F, r, L,P</text:p>
          </table:table-cell>
          <table:table-cell office:value-type="float" office:value="-0.1702781" calcext:value-type="float">
            <text:p>-0.170278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F, F, r,0</text:p>
          </table:table-cell>
          <table:table-cell office:value-type="float" office:value="-0.17027339" calcext:value-type="float">
            <text:p>-0.1702733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F, r, r,P</text:p>
          </table:table-cell>
          <table:table-cell office:value-type="float" office:value="-0.17026711" calcext:value-type="float">
            <text:p>-0.1702671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F, r, r,C</text:p>
          </table:table-cell>
          <table:table-cell office:value-type="float" office:value="-0.17025298" calcext:value-type="float">
            <text:p>-0.1702529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F,C</text:p>
          </table:table-cell>
          <table:table-cell office:value-type="float" office:value="-0.17022472" calcext:value-type="float">
            <text:p>-0.17022472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L, F, F, L, r, r,C</text:p>
          </table:table-cell>
          <table:table-cell office:value-type="float" office:value="-0.17020117" calcext:value-type="float">
            <text:p>-0.1702011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F, L, r, r,P</text:p>
          </table:table-cell>
          <table:table-cell office:value-type="float" office:value="-0.17019175" calcext:value-type="float">
            <text:p>-0.1701917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F, L, r,0</text:p>
          </table:table-cell>
          <table:table-cell office:value-type="float" office:value="-0.17018704" calcext:value-type="float">
            <text:p>-0.1701870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L, r, L,P</text:p>
          </table:table-cell>
          <table:table-cell office:value-type="float" office:value="-0.1701839" calcext:value-type="float">
            <text:p>-0.170183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L, r, L,</text:p>
          </table:table-cell>
          <table:table-cell office:value-type="float" office:value="-0.17018076" calcext:value-type="float">
            <text:p>-0.17018076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F, L, r,C</text:p>
          </table:table-cell>
          <table:table-cell office:value-type="float" office:value="-0.17017605" calcext:value-type="float">
            <text:p>-0.1701760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F, L, r, F,0</text:p>
          </table:table-cell>
          <table:table-cell office:value-type="float" office:value="-0.17017291" calcext:value-type="float">
            <text:p>-0.1701729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L, r, F,C</text:p>
          </table:table-cell>
          <table:table-cell office:value-type="float" office:value="-0.17017134" calcext:value-type="float">
            <text:p>-0.1701713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F, L, r,P</text:p>
          </table:table-cell>
          <table:table-cell office:value-type="float" office:value="-0.1701682" calcext:value-type="float">
            <text:p>-0.170168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L, r, R,P</text:p>
          </table:table-cell>
          <table:table-cell office:value-type="float" office:value="-0.1701682" calcext:value-type="float">
            <text:p>-0.170168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F, L,0</text:p>
          </table:table-cell>
          <table:table-cell office:value-type="float" office:value="-0.17016349" calcext:value-type="float">
            <text:p>-0.1701634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F, F, L, L,P</text:p>
          </table:table-cell>
          <table:table-cell office:value-type="float" office:value="-0.17015878" calcext:value-type="float">
            <text:p>-0.1701587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L, L, F,P</text:p>
          </table:table-cell>
          <table:table-cell office:value-type="float" office:value="-0.17015878" calcext:value-type="float">
            <text:p>-0.1701587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L, L, F,</text:p>
          </table:table-cell>
          <table:table-cell office:value-type="float" office:value="-0.17015721" calcext:value-type="float">
            <text:p>-0.1701572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F, L, L,C</text:p>
          </table:table-cell>
          <table:table-cell office:value-type="float" office:value="-0.17015564" calcext:value-type="float">
            <text:p>-0.17015564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F, F, L, L, L,</text:p>
          </table:table-cell>
          <table:table-cell office:value-type="float" office:value="-0.17015407" calcext:value-type="float">
            <text:p>-0.17015407</text:p>
          </table:table-cell>
          <table:table-cell/>
        </table:table-row>
        <table:table-row table:style-name="ro1">
          <table:table-cell office:value-type="string" calcext:value-type="string">
            <text:p>C, r, r, L, F, F, L, L,0</text:p>
          </table:table-cell>
          <table:table-cell office:value-type="float" office:value="-0.1701525" calcext:value-type="float">
            <text:p>-0.170152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L, L, r,P</text:p>
          </table:table-cell>
          <table:table-cell office:value-type="float" office:value="-0.1701525" calcext:value-type="float">
            <text:p>-0.17015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L, L, r,</text:p>
          </table:table-cell>
          <table:table-cell office:value-type="float" office:value="-0.17015093" calcext:value-type="float">
            <text:p>-0.17015093</text:p>
          </table:table-cell>
          <table:table-cell/>
        </table:table-row>
        <table:table-row table:style-name="ro1">
          <table:table-cell office:value-type="string" calcext:value-type="string">
            <text:p>C, r, r, L, F, F, L, L, r,0</text:p>
          </table:table-cell>
          <table:table-cell office:value-type="float" office:value="-0.17014936" calcext:value-type="float">
            <text:p>-0.1701493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L,C</text:p>
          </table:table-cell>
          <table:table-cell office:value-type="float" office:value="-0.17014465" calcext:value-type="float">
            <text:p>-0.17014465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F, F, L, F, r,0</text:p>
          </table:table-cell>
          <table:table-cell office:value-type="float" office:value="-0.17013837" calcext:value-type="float">
            <text:p>-0.1701383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L, F, r,C</text:p>
          </table:table-cell>
          <table:table-cell office:value-type="float" office:value="-0.1701368" calcext:value-type="float">
            <text:p>-0.170136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F, L, F, r,P</text:p>
          </table:table-cell>
          <table:table-cell office:value-type="float" office:value="-0.17013523" calcext:value-type="float">
            <text:p>-0.1701352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F, L, F,0</text:p>
          </table:table-cell>
          <table:table-cell office:value-type="float" office:value="-0.17013366" calcext:value-type="float">
            <text:p>-0.1701336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L, F, L,P</text:p>
          </table:table-cell>
          <table:table-cell office:value-type="float" office:value="-0.17013366" calcext:value-type="float">
            <text:p>-0.1701336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L, F, L,</text:p>
          </table:table-cell>
          <table:table-cell office:value-type="float" office:value="-0.17013209" calcext:value-type="float">
            <text:p>-0.17013209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F, L, F,C</text:p>
          </table:table-cell>
          <table:table-cell office:value-type="float" office:value="-0.17012895" calcext:value-type="float">
            <text:p>-0.1701289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F, L, F, F,0</text:p>
          </table:table-cell>
          <table:table-cell office:value-type="float" office:value="-0.17012581" calcext:value-type="float">
            <text:p>-0.1701258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L, F, F,C</text:p>
          </table:table-cell>
          <table:table-cell office:value-type="float" office:value="-0.17012424" calcext:value-type="float">
            <text:p>-0.1701242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F, L,P</text:p>
          </table:table-cell>
          <table:table-cell office:value-type="float" office:value="-0.1701211" calcext:value-type="float">
            <text:p>-0.1701211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F, F, L, R,P</text:p>
          </table:table-cell>
          <table:table-cell office:value-type="float" office:value="-0.1701211" calcext:value-type="float">
            <text:p>-0.170121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L, R, R,P</text:p>
          </table:table-cell>
          <table:table-cell office:value-type="float" office:value="-0.1701211" calcext:value-type="float">
            <text:p>-0.170121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F,0</text:p>
          </table:table-cell>
          <table:table-cell office:value-type="float" office:value="-0.17009441" calcext:value-type="float">
            <text:p>-0.17009441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L, F, F, r,P</text:p>
          </table:table-cell>
          <table:table-cell office:value-type="float" office:value="-0.17006301" calcext:value-type="float">
            <text:p>-0.17006301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F, F, r, F,P</text:p>
          </table:table-cell>
          <table:table-cell office:value-type="float" office:value="-0.17006301" calcext:value-type="float">
            <text:p>-0.1700630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r, F, F,P</text:p>
          </table:table-cell>
          <table:table-cell office:value-type="float" office:value="-0.17006301" calcext:value-type="float">
            <text:p>-0.1700630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r, F, F,C</text:p>
          </table:table-cell>
          <table:table-cell office:value-type="float" office:value="-0.1700583" calcext:value-type="float">
            <text:p>-0.170058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F, r, F, F,0</text:p>
          </table:table-cell>
          <table:table-cell office:value-type="float" office:value="-0.17005516" calcext:value-type="float">
            <text:p>-0.1700551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r, F,C</text:p>
          </table:table-cell>
          <table:table-cell office:value-type="float" office:value="-0.17005045" calcext:value-type="float">
            <text:p>-0.1700504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F, r, F, L,0</text:p>
          </table:table-cell>
          <table:table-cell office:value-type="float" office:value="-0.17004731" calcext:value-type="float">
            <text:p>-0.1700473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r, F, L,C</text:p>
          </table:table-cell>
          <table:table-cell office:value-type="float" office:value="-0.17004574" calcext:value-type="float">
            <text:p>-0.1700457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F, r, F, L,P</text:p>
          </table:table-cell>
          <table:table-cell office:value-type="float" office:value="-0.17004417" calcext:value-type="float">
            <text:p>-0.1700441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F, r, F,0</text:p>
          </table:table-cell>
          <table:table-cell office:value-type="float" office:value="-0.1700426" calcext:value-type="float">
            <text:p>-0.170042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r, F, r,P</text:p>
          </table:table-cell>
          <table:table-cell office:value-type="float" office:value="-0.17004103" calcext:value-type="float">
            <text:p>-0.1700410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r, F, r,C</text:p>
          </table:table-cell>
          <table:table-cell office:value-type="float" office:value="-0.17003789" calcext:value-type="float">
            <text:p>-0.1700378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F, r, F, r,0</text:p>
          </table:table-cell>
          <table:table-cell office:value-type="float" office:value="-0.17003475" calcext:value-type="float">
            <text:p>-0.1700347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r,C</text:p>
          </table:table-cell>
          <table:table-cell office:value-type="float" office:value="-0.17002376" calcext:value-type="float">
            <text:p>-0.17002376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F, F, r, L, r,0</text:p>
          </table:table-cell>
          <table:table-cell office:value-type="float" office:value="-0.17001434" calcext:value-type="float">
            <text:p>-0.1700143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r, L, r,C</text:p>
          </table:table-cell>
          <table:table-cell office:value-type="float" office:value="-0.1700112" calcext:value-type="float">
            <text:p>-0.170011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F, r, L, r,P</text:p>
          </table:table-cell>
          <table:table-cell office:value-type="float" office:value="-0.17000806" calcext:value-type="float">
            <text:p>-0.1700080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F, r, L,0</text:p>
          </table:table-cell>
          <table:table-cell office:value-type="float" office:value="-0.17000649" calcext:value-type="float">
            <text:p>-0.1700064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r, L, L,P</text:p>
          </table:table-cell>
          <table:table-cell office:value-type="float" office:value="-0.17000492" calcext:value-type="float">
            <text:p>-0.1700049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r, L, L,</text:p>
          </table:table-cell>
          <table:table-cell office:value-type="float" office:value="-0.17000335" calcext:value-type="float">
            <text:p>-0.17000335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F, r, L,C</text:p>
          </table:table-cell>
          <table:table-cell office:value-type="float" office:value="-0.17000021" calcext:value-type="float">
            <text:p>-0.1700002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F, r, L, F,0</text:p>
          </table:table-cell>
          <table:table-cell office:value-type="float" office:value="-0.1699955" calcext:value-type="float">
            <text:p>-0.169995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r, L, F,C</text:p>
          </table:table-cell>
          <table:table-cell office:value-type="float" office:value="-0.16999393" calcext:value-type="float">
            <text:p>-0.1699939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F, r, L,P</text:p>
          </table:table-cell>
          <table:table-cell office:value-type="float" office:value="-0.16999079" calcext:value-type="float">
            <text:p>-0.1699907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r, L, R,P</text:p>
          </table:table-cell>
          <table:table-cell office:value-type="float" office:value="-0.16999079" calcext:value-type="float">
            <text:p>-0.1699907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F, r,0</text:p>
          </table:table-cell>
          <table:table-cell office:value-type="float" office:value="-0.16997823" calcext:value-type="float">
            <text:p>-0.16997823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F, F, r, r,P</text:p>
          </table:table-cell>
          <table:table-cell office:value-type="float" office:value="-0.16995782" calcext:value-type="float">
            <text:p>-0.1699578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F, r, r, F,P</text:p>
          </table:table-cell>
          <table:table-cell office:value-type="float" office:value="-0.16995782" calcext:value-type="float">
            <text:p>-0.1699578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r, r, F,C</text:p>
          </table:table-cell>
          <table:table-cell office:value-type="float" office:value="-0.16994997" calcext:value-type="float">
            <text:p>-0.1699499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F, r, r, F,0</text:p>
          </table:table-cell>
          <table:table-cell office:value-type="float" office:value="-0.16994212" calcext:value-type="float">
            <text:p>-0.1699421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r, r,C</text:p>
          </table:table-cell>
          <table:table-cell office:value-type="float" office:value="-0.16992328" calcext:value-type="float">
            <text:p>-0.1699232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F, r, r, L,0</text:p>
          </table:table-cell>
          <table:table-cell office:value-type="float" office:value="-0.16989816" calcext:value-type="float">
            <text:p>-0.1698981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F, r, r, L,C</text:p>
          </table:table-cell>
          <table:table-cell office:value-type="float" office:value="-0.16988246" calcext:value-type="float">
            <text:p>-0.1698824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C</text:p>
          </table:table-cell>
          <table:table-cell office:value-type="float" office:value="-0.16984949" calcext:value-type="float">
            <text:p>-0.16984949</text:p>
          </table:table-cell>
          <table:table-cell office:value-type="string" calcext:value-type="string">
            <text:p>Period 5 orbit</text:p>
          </table:table-cell>
        </table:table-row>
        <table:table-row table:style-name="ro1" table:visibility="filter">
          <table:table-cell office:value-type="string" calcext:value-type="string">
            <text:p>C, r, r, L, F, L, r, r, L,C</text:p>
          </table:table-cell>
          <table:table-cell office:value-type="float" office:value="-0.16981966" calcext:value-type="float">
            <text:p>-0.1698196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L, r, r, L,0</text:p>
          </table:table-cell>
          <table:table-cell office:value-type="float" office:value="-0.16980553" calcext:value-type="float">
            <text:p>-0.1698055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r, r,C</text:p>
          </table:table-cell>
          <table:table-cell office:value-type="float" office:value="-0.16978512" calcext:value-type="float">
            <text:p>-0.1697851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L, r, r, F,0</text:p>
          </table:table-cell>
          <table:table-cell office:value-type="float" office:value="-0.16977099" calcext:value-type="float">
            <text:p>-0.1697709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r, r, F,C</text:p>
          </table:table-cell>
          <table:table-cell office:value-type="float" office:value="-0.16976628" calcext:value-type="float">
            <text:p>-0.1697662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L, r, r,P</text:p>
          </table:table-cell>
          <table:table-cell office:value-type="float" office:value="-0.16976" calcext:value-type="float">
            <text:p>-0.1697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L, r, r, R,P</text:p>
          </table:table-cell>
          <table:table-cell office:value-type="float" office:value="-0.16976" calcext:value-type="float">
            <text:p>-0.1697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L, r,0</text:p>
          </table:table-cell>
          <table:table-cell office:value-type="float" office:value="-0.16974587" calcext:value-type="float">
            <text:p>-0.16974587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F, L, r, L,P</text:p>
          </table:table-cell>
          <table:table-cell office:value-type="float" office:value="-0.16973802" calcext:value-type="float">
            <text:p>-0.1697380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L, r, L, F,P</text:p>
          </table:table-cell>
          <table:table-cell office:value-type="float" office:value="-0.16973802" calcext:value-type="float">
            <text:p>-0.1697380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r, L, F,</text:p>
          </table:table-cell>
          <table:table-cell office:value-type="float" office:value="-0.16973488" calcext:value-type="float">
            <text:p>-0.16973488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L, r, L,C</text:p>
          </table:table-cell>
          <table:table-cell office:value-type="float" office:value="-0.16973174" calcext:value-type="float">
            <text:p>-0.1697317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L, r, L, L,0</text:p>
          </table:table-cell>
          <table:table-cell office:value-type="float" office:value="-0.16973017" calcext:value-type="float">
            <text:p>-0.1697301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r, L, L,</text:p>
          </table:table-cell>
          <table:table-cell office:value-type="float" office:value="-0.1697286" calcext:value-type="float">
            <text:p>-0.1697286</text:p>
          </table:table-cell>
          <table:table-cell/>
        </table:table-row>
        <table:table-row table:style-name="ro1">
          <table:table-cell office:value-type="string" calcext:value-type="string">
            <text:p>C, r, r, L, F, L, r, L,0</text:p>
          </table:table-cell>
          <table:table-cell office:value-type="float" office:value="-0.16972703" calcext:value-type="float">
            <text:p>-0.1697270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L, r, L, r,P</text:p>
          </table:table-cell>
          <table:table-cell office:value-type="float" office:value="-0.16972703" calcext:value-type="float">
            <text:p>-0.1697270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r, L, r,C</text:p>
          </table:table-cell>
          <table:table-cell office:value-type="float" office:value="-0.16972546" calcext:value-type="float">
            <text:p>-0.1697254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L, r, L, r,0</text:p>
          </table:table-cell>
          <table:table-cell office:value-type="float" office:value="-0.16972389" calcext:value-type="float">
            <text:p>-0.1697238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r,C</text:p>
          </table:table-cell>
          <table:table-cell office:value-type="float" office:value="-0.16971761" calcext:value-type="float">
            <text:p>-0.16971761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F, L, r, F, r,0</text:p>
          </table:table-cell>
          <table:table-cell office:value-type="float" office:value="-0.16971133" calcext:value-type="float">
            <text:p>-0.1697113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r, F, r,C</text:p>
          </table:table-cell>
          <table:table-cell office:value-type="float" office:value="-0.16970976" calcext:value-type="float">
            <text:p>-0.1697097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L, r, F, r,P</text:p>
          </table:table-cell>
          <table:table-cell office:value-type="float" office:value="-0.16970819" calcext:value-type="float">
            <text:p>-0.1697081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L, r, F,0</text:p>
          </table:table-cell>
          <table:table-cell office:value-type="float" office:value="-0.16970662" calcext:value-type="float">
            <text:p>-0.1697066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L, r, F, L,P</text:p>
          </table:table-cell>
          <table:table-cell office:value-type="float" office:value="-0.16970662" calcext:value-type="float">
            <text:p>-0.1697066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r, F, L,</text:p>
          </table:table-cell>
          <table:table-cell office:value-type="float" office:value="-0.16970505" calcext:value-type="float">
            <text:p>-0.16970505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L, r, F,C</text:p>
          </table:table-cell>
          <table:table-cell office:value-type="float" office:value="-0.16970191" calcext:value-type="float">
            <text:p>-0.1697019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L, r, F, F,0</text:p>
          </table:table-cell>
          <table:table-cell office:value-type="float" office:value="-0.16970034" calcext:value-type="float">
            <text:p>-0.1697003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r, F, F,C</text:p>
          </table:table-cell>
          <table:table-cell office:value-type="float" office:value="-0.16969877" calcext:value-type="float">
            <text:p>-0.1696987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L, r,P</text:p>
          </table:table-cell>
          <table:table-cell office:value-type="float" office:value="-0.1696972" calcext:value-type="float">
            <text:p>-0.169697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F, L, r, R,P</text:p>
          </table:table-cell>
          <table:table-cell office:value-type="float" office:value="-0.1696972" calcext:value-type="float">
            <text:p>-0.169697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L, r, R, R,P</text:p>
          </table:table-cell>
          <table:table-cell office:value-type="float" office:value="-0.1696972" calcext:value-type="float">
            <text:p>-0.169697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L,0</text:p>
          </table:table-cell>
          <table:table-cell office:value-type="float" office:value="-0.16967993" calcext:value-type="float">
            <text:p>-0.16967993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L, F, L, L,P</text:p>
          </table:table-cell>
          <table:table-cell office:value-type="float" office:value="-0.16966737" calcext:value-type="float">
            <text:p>-0.16966737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F, L, L, F,P</text:p>
          </table:table-cell>
          <table:table-cell office:value-type="float" office:value="-0.16966737" calcext:value-type="float">
            <text:p>-0.1696673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L, L, F, F,P</text:p>
          </table:table-cell>
          <table:table-cell office:value-type="float" office:value="-0.16966737" calcext:value-type="float">
            <text:p>-0.1696673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L, F, F,</text:p>
          </table:table-cell>
          <table:table-cell office:value-type="float" office:value="-0.1696658" calcext:value-type="float">
            <text:p>-0.1696658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L, L, F,C</text:p>
          </table:table-cell>
          <table:table-cell office:value-type="float" office:value="-0.16966423" calcext:value-type="float">
            <text:p>-0.1696642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L, L, F, L,0</text:p>
          </table:table-cell>
          <table:table-cell office:value-type="float" office:value="-0.16966423" calcext:value-type="float">
            <text:p>-0.1696642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>
          <table:table-cell office:value-type="string" calcext:value-type="string">
            <text:p>C, r, r, L, F, L, L, F,0</text:p>
          </table:table-cell>
          <table:table-cell office:value-type="float" office:value="-0.16966266" calcext:value-type="float">
            <text:p>-0.1696626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L, L, F, r,C</text:p>
          </table:table-cell>
          <table:table-cell office:value-type="float" office:value="-0.16966266" calcext:value-type="float">
            <text:p>-0.1696626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L, L, F, r,</text:p>
          </table:table-cell>
          <table:table-cell office:value-type="float" office:value="-0.16966109" calcext:value-type="float">
            <text:p>-0.16966109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L, L,C</text:p>
          </table:table-cell>
          <table:table-cell office:value-type="float" office:value="-0.16965795" calcext:value-type="float">
            <text:p>-0.16965795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F, L, L, L, r,0</text:p>
          </table:table-cell>
          <table:table-cell office:value-type="float" office:value="-0.16965638" calcext:value-type="float">
            <text:p>-0.1696563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>
          <table:table-cell office:value-type="string" calcext:value-type="string">
            <text:p>C, r, r, L, F, L, L, L,0</text:p>
          </table:table-cell>
          <table:table-cell office:value-type="float" office:value="-0.16965481" calcext:value-type="float">
            <text:p>-0.1696548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>
          <table:table-cell office:value-type="string" calcext:value-type="string">
            <text:p>C, r, r, L, F, L, L, L, L,0</text:p>
          </table:table-cell>
          <table:table-cell office:value-type="float" office:value="-0.16965481" calcext:value-type="float">
            <text:p>-0.1696548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L, L,C</text:p>
          </table:table-cell>
          <table:table-cell office:value-type="float" office:value="-0.16965324" calcext:value-type="float">
            <text:p>-0.16965324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F, L, L, L, F,</text:p>
          </table:table-cell>
          <table:table-cell office:value-type="float" office:value="-0.16965324" calcext:value-type="float">
            <text:p>-0.1696532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L, L, L,P</text:p>
          </table:table-cell>
          <table:table-cell office:value-type="float" office:value="-0.16965167" calcext:value-type="float">
            <text:p>-0.1696516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L, L, L, R,P</text:p>
          </table:table-cell>
          <table:table-cell office:value-type="float" office:value="-0.16965167" calcext:value-type="float">
            <text:p>-0.1696516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L, L,0</text:p>
          </table:table-cell>
          <table:table-cell office:value-type="float" office:value="-0.1696501" calcext:value-type="float">
            <text:p>-0.1696501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F, L, L, r,P</text:p>
          </table:table-cell>
          <table:table-cell office:value-type="float" office:value="-0.16964853" calcext:value-type="float">
            <text:p>-0.1696485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L, L, r, F,P</text:p>
          </table:table-cell>
          <table:table-cell office:value-type="float" office:value="-0.16964853" calcext:value-type="float">
            <text:p>-0.1696485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L, r, F,</text:p>
          </table:table-cell>
          <table:table-cell office:value-type="float" office:value="-0.16964696" calcext:value-type="float">
            <text:p>-0.16964696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L, L, r,C</text:p>
          </table:table-cell>
          <table:table-cell office:value-type="float" office:value="-0.16964539" calcext:value-type="float">
            <text:p>-0.16964539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F, L, L, r, L,</text:p>
          </table:table-cell>
          <table:table-cell office:value-type="float" office:value="-0.16964382" calcext:value-type="float">
            <text:p>-0.1696438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L, L, r, L,P</text:p>
          </table:table-cell>
          <table:table-cell office:value-type="float" office:value="-0.16964225" calcext:value-type="float">
            <text:p>-0.169642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L, L, r,0</text:p>
          </table:table-cell>
          <table:table-cell office:value-type="float" office:value="-0.16964068" calcext:value-type="float">
            <text:p>-0.1696406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L, L, r, r,P</text:p>
          </table:table-cell>
          <table:table-cell office:value-type="float" office:value="-0.16963911" calcext:value-type="float">
            <text:p>-0.1696391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L, r, r,C</text:p>
          </table:table-cell>
          <table:table-cell office:value-type="float" office:value="-0.16963597" calcext:value-type="float">
            <text:p>-0.1696359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L,C</text:p>
          </table:table-cell>
          <table:table-cell office:value-type="float" office:value="-0.16962812" calcext:value-type="float">
            <text:p>-0.16962812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L, F, L, F, r, r,C</text:p>
          </table:table-cell>
          <table:table-cell office:value-type="float" office:value="-0.1696187" calcext:value-type="float">
            <text:p>-0.169618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L, F, r, r,P</text:p>
          </table:table-cell>
          <table:table-cell office:value-type="float" office:value="-0.16961399" calcext:value-type="float">
            <text:p>-0.1696139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L, F, r,0</text:p>
          </table:table-cell>
          <table:table-cell office:value-type="float" office:value="-0.16961242" calcext:value-type="float">
            <text:p>-0.1696124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L, F, r, L,P</text:p>
          </table:table-cell>
          <table:table-cell office:value-type="float" office:value="-0.16961085" calcext:value-type="float">
            <text:p>-0.1696108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F, r, L,</text:p>
          </table:table-cell>
          <table:table-cell office:value-type="float" office:value="-0.16960928" calcext:value-type="float">
            <text:p>-0.16960928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L, F, r,C</text:p>
          </table:table-cell>
          <table:table-cell office:value-type="float" office:value="-0.16960771" calcext:value-type="float">
            <text:p>-0.16960771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F, L, F, r, F,</text:p>
          </table:table-cell>
          <table:table-cell office:value-type="float" office:value="-0.16960457" calcext:value-type="float">
            <text:p>-0.16960457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L, F, r,P</text:p>
          </table:table-cell>
          <table:table-cell office:value-type="float" office:value="-0.169603" calcext:value-type="float">
            <text:p>-0.16960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L, F, r, R,P</text:p>
          </table:table-cell>
          <table:table-cell office:value-type="float" office:value="-0.169603" calcext:value-type="float">
            <text:p>-0.16960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L, F,0</text:p>
          </table:table-cell>
          <table:table-cell office:value-type="float" office:value="-0.16959986" calcext:value-type="float">
            <text:p>-0.16959986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F, L, F, L,P</text:p>
          </table:table-cell>
          <table:table-cell office:value-type="float" office:value="-0.16959672" calcext:value-type="float">
            <text:p>-0.1695967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L, F, L, F,P</text:p>
          </table:table-cell>
          <table:table-cell office:value-type="float" office:value="-0.16959672" calcext:value-type="float">
            <text:p>-0.1695967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F, L, F,</text:p>
          </table:table-cell>
          <table:table-cell office:value-type="float" office:value="-0.16959515" calcext:value-type="float">
            <text:p>-0.16959515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L, F, L,C</text:p>
          </table:table-cell>
          <table:table-cell office:value-type="float" office:value="-0.16959358" calcext:value-type="float">
            <text:p>-0.16959358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F, L, F, L, L,</text:p>
          </table:table-cell>
          <table:table-cell office:value-type="float" office:value="-0.16959358" calcext:value-type="float">
            <text:p>-0.16959358</text:p>
          </table:table-cell>
          <table:table-cell/>
        </table:table-row>
        <table:table-row table:style-name="ro1">
          <table:table-cell office:value-type="string" calcext:value-type="string">
            <text:p>C, r, r, L, F, L, F, L,0</text:p>
          </table:table-cell>
          <table:table-cell office:value-type="float" office:value="-0.16959201" calcext:value-type="float">
            <text:p>-0.1695920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L, F, L, r,</text:p>
          </table:table-cell>
          <table:table-cell office:value-type="float" office:value="-0.16959044" calcext:value-type="float">
            <text:p>-0.1695904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L, F,C</text:p>
          </table:table-cell>
          <table:table-cell office:value-type="float" office:value="-0.16958573" calcext:value-type="float">
            <text:p>-0.16958573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F, L, F, F, r,0</text:p>
          </table:table-cell>
          <table:table-cell office:value-type="float" office:value="-0.16958102" calcext:value-type="float">
            <text:p>-0.1695810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F, F, r,C</text:p>
          </table:table-cell>
          <table:table-cell office:value-type="float" office:value="-0.16957945" calcext:value-type="float">
            <text:p>-0.1695794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L, F, F,0</text:p>
          </table:table-cell>
          <table:table-cell office:value-type="float" office:value="-0.16957788" calcext:value-type="float">
            <text:p>-0.1695778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L, F, F, L,P</text:p>
          </table:table-cell>
          <table:table-cell office:value-type="float" office:value="-0.16957788" calcext:value-type="float">
            <text:p>-0.1695778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F, F, L,P</text:p>
          </table:table-cell>
          <table:table-cell office:value-type="float" office:value="-0.16957631" calcext:value-type="float">
            <text:p>-0.1695763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F, F, L,</text:p>
          </table:table-cell>
          <table:table-cell office:value-type="float" office:value="-0.16957474" calcext:value-type="float">
            <text:p>-0.1695747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L, F, F,C</text:p>
          </table:table-cell>
          <table:table-cell office:value-type="float" office:value="-0.16957317" calcext:value-type="float">
            <text:p>-0.1695731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L, F, F, F,0</text:p>
          </table:table-cell>
          <table:table-cell office:value-type="float" office:value="-0.16956846" calcext:value-type="float">
            <text:p>-0.1695684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L, F, F, F,C</text:p>
          </table:table-cell>
          <table:table-cell office:value-type="float" office:value="-0.16956689" calcext:value-type="float">
            <text:p>-0.1695668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L,P</text:p>
          </table:table-cell>
          <table:table-cell office:value-type="float" office:value="-0.16956375" calcext:value-type="float">
            <text:p>-0.16956375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L, F, L, R,P</text:p>
          </table:table-cell>
          <table:table-cell office:value-type="float" office:value="-0.16956375" calcext:value-type="float">
            <text:p>-0.16956375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F, L, R, R,P</text:p>
          </table:table-cell>
          <table:table-cell office:value-type="float" office:value="-0.16956375" calcext:value-type="float">
            <text:p>-0.1695637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L, R, R, R,P</text:p>
          </table:table-cell>
          <table:table-cell office:value-type="float" office:value="-0.16956375" calcext:value-type="float">
            <text:p>-0.1695637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0</text:p>
          </table:table-cell>
          <table:table-cell office:value-type="float" office:value="-0.16948525" calcext:value-type="float">
            <text:p>-0.16948525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r, L, F, r,P</text:p>
          </table:table-cell>
          <table:table-cell office:value-type="float" office:value="-0.16938948" calcext:value-type="float">
            <text:p>-0.16938948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L, F, r, F,P</text:p>
          </table:table-cell>
          <table:table-cell office:value-type="float" office:value="-0.16938948" calcext:value-type="float">
            <text:p>-0.16938948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F, r, F, F,P</text:p>
          </table:table-cell>
          <table:table-cell office:value-type="float" office:value="-0.16938948" calcext:value-type="float">
            <text:p>-0.1693894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r, F, F, F,P</text:p>
          </table:table-cell>
          <table:table-cell office:value-type="float" office:value="-0.16938948" calcext:value-type="float">
            <text:p>-0.1693894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F, F, F,C</text:p>
          </table:table-cell>
          <table:table-cell office:value-type="float" office:value="-0.1693832" calcext:value-type="float">
            <text:p>-0.169383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r, F, F, F,0</text:p>
          </table:table-cell>
          <table:table-cell office:value-type="float" office:value="-0.16938163" calcext:value-type="float">
            <text:p>-0.1693816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F, F,C</text:p>
          </table:table-cell>
          <table:table-cell office:value-type="float" office:value="-0.16937535" calcext:value-type="float">
            <text:p>-0.16937535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F, r, F, F, L,</text:p>
          </table:table-cell>
          <table:table-cell office:value-type="float" office:value="-0.16937221" calcext:value-type="float">
            <text:p>-0.1693722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r, F, F, L,P</text:p>
          </table:table-cell>
          <table:table-cell office:value-type="float" office:value="-0.16937064" calcext:value-type="float">
            <text:p>-0.1693706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r, F, F,0</text:p>
          </table:table-cell>
          <table:table-cell office:value-type="float" office:value="-0.16936907" calcext:value-type="float">
            <text:p>-0.1693690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r, F, F, r,P</text:p>
          </table:table-cell>
          <table:table-cell office:value-type="float" office:value="-0.1693675" calcext:value-type="float">
            <text:p>-0.169367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F, F, r,C</text:p>
          </table:table-cell>
          <table:table-cell office:value-type="float" office:value="-0.16936436" calcext:value-type="float">
            <text:p>-0.1693643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r, F, F, r,0</text:p>
          </table:table-cell>
          <table:table-cell office:value-type="float" office:value="-0.16936122" calcext:value-type="float">
            <text:p>-0.1693612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F,C</text:p>
          </table:table-cell>
          <table:table-cell office:value-type="float" office:value="-0.16935494" calcext:value-type="float">
            <text:p>-0.16935494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F, r, F, L, r,0</text:p>
          </table:table-cell>
          <table:table-cell office:value-type="float" office:value="-0.16934866" calcext:value-type="float">
            <text:p>-0.1693486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F, L, r,</text:p>
          </table:table-cell>
          <table:table-cell office:value-type="float" office:value="-0.16934552" calcext:value-type="float">
            <text:p>-0.16934552</text:p>
          </table:table-cell>
          <table:table-cell/>
        </table:table-row>
        <table:table-row table:style-name="ro1">
          <table:table-cell office:value-type="string" calcext:value-type="string">
            <text:p>C, r, r, L, F, r, F, L,0</text:p>
          </table:table-cell>
          <table:table-cell office:value-type="float" office:value="-0.16934395" calcext:value-type="float">
            <text:p>-0.1693439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r, F, L, L,</text:p>
          </table:table-cell>
          <table:table-cell office:value-type="float" office:value="-0.16934238" calcext:value-type="float">
            <text:p>-0.16934238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r, F, L,C</text:p>
          </table:table-cell>
          <table:table-cell office:value-type="float" office:value="-0.16934081" calcext:value-type="float">
            <text:p>-0.1693408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r, F, L, F,0</text:p>
          </table:table-cell>
          <table:table-cell office:value-type="float" office:value="-0.16933924" calcext:value-type="float">
            <text:p>-0.1693392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F, L, F,C</text:p>
          </table:table-cell>
          <table:table-cell office:value-type="float" office:value="-0.16933767" calcext:value-type="float">
            <text:p>-0.1693376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r, F, L,P</text:p>
          </table:table-cell>
          <table:table-cell office:value-type="float" office:value="-0.1693361" calcext:value-type="float">
            <text:p>-0.169336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r, F, L, R,P</text:p>
          </table:table-cell>
          <table:table-cell office:value-type="float" office:value="-0.1693361" calcext:value-type="float">
            <text:p>-0.169336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r, F,0</text:p>
          </table:table-cell>
          <table:table-cell office:value-type="float" office:value="-0.16933139" calcext:value-type="float">
            <text:p>-0.1693313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F, r, F, r,P</text:p>
          </table:table-cell>
          <table:table-cell office:value-type="float" office:value="-0.16932511" calcext:value-type="float">
            <text:p>-0.1693251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r, F, r, F,P</text:p>
          </table:table-cell>
          <table:table-cell office:value-type="float" office:value="-0.16932511" calcext:value-type="float">
            <text:p>-0.1693251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F, r, F,C</text:p>
          </table:table-cell>
          <table:table-cell office:value-type="float" office:value="-0.16932197" calcext:value-type="float">
            <text:p>-0.1693219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r, F, r, F,0</text:p>
          </table:table-cell>
          <table:table-cell office:value-type="float" office:value="-0.1693204" calcext:value-type="float">
            <text:p>-0.169320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F, r,C</text:p>
          </table:table-cell>
          <table:table-cell office:value-type="float" office:value="-0.16931726" calcext:value-type="float">
            <text:p>-0.1693172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r, F, r, L,0</text:p>
          </table:table-cell>
          <table:table-cell office:value-type="float" office:value="-0.16931255" calcext:value-type="float">
            <text:p>-0.1693125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F, r, L,C</text:p>
          </table:table-cell>
          <table:table-cell office:value-type="float" office:value="-0.16931098" calcext:value-type="float">
            <text:p>-0.1693109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r, F, r, L,P</text:p>
          </table:table-cell>
          <table:table-cell office:value-type="float" office:value="-0.16930941" calcext:value-type="float">
            <text:p>-0.1693094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r, F, r,0</text:p>
          </table:table-cell>
          <table:table-cell office:value-type="float" office:value="-0.16930627" calcext:value-type="float">
            <text:p>-0.1693062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r, F, r, r,P</text:p>
          </table:table-cell>
          <table:table-cell office:value-type="float" office:value="-0.16930156" calcext:value-type="float">
            <text:p>-0.1693015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F, r, r,C</text:p>
          </table:table-cell>
          <table:table-cell office:value-type="float" office:value="-0.16929371" calcext:value-type="float">
            <text:p>-0.1692937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r,C</text:p>
          </table:table-cell>
          <table:table-cell office:value-type="float" office:value="-0.16927487" calcext:value-type="float">
            <text:p>-0.16927487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L, F, r, L, r, r,C</text:p>
          </table:table-cell>
          <table:table-cell office:value-type="float" office:value="-0.16925603" calcext:value-type="float">
            <text:p>-0.1692560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r, L, r, r,P</text:p>
          </table:table-cell>
          <table:table-cell office:value-type="float" office:value="-0.16924818" calcext:value-type="float">
            <text:p>-0.1692481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r, L, r,0</text:p>
          </table:table-cell>
          <table:table-cell office:value-type="float" office:value="-0.16924347" calcext:value-type="float">
            <text:p>-0.1692434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r, L, r, L,P</text:p>
          </table:table-cell>
          <table:table-cell office:value-type="float" office:value="-0.16924033" calcext:value-type="float">
            <text:p>-0.1692403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L, r, L,C</text:p>
          </table:table-cell>
          <table:table-cell office:value-type="float" office:value="-0.16923876" calcext:value-type="float">
            <text:p>-0.1692387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r, L, r, L,0</text:p>
          </table:table-cell>
          <table:table-cell office:value-type="float" office:value="-0.16923719" calcext:value-type="float">
            <text:p>-0.1692371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L, r,C</text:p>
          </table:table-cell>
          <table:table-cell office:value-type="float" office:value="-0.16923405" calcext:value-type="float">
            <text:p>-0.1692340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r, L, r, F,0</text:p>
          </table:table-cell>
          <table:table-cell office:value-type="float" office:value="-0.16923091" calcext:value-type="float">
            <text:p>-0.1692309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L, r, F,C</text:p>
          </table:table-cell>
          <table:table-cell office:value-type="float" office:value="-0.16922934" calcext:value-type="float">
            <text:p>-0.1692293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r, L, r,P</text:p>
          </table:table-cell>
          <table:table-cell office:value-type="float" office:value="-0.1692262" calcext:value-type="float">
            <text:p>-0.169226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r, L, r, R,P</text:p>
          </table:table-cell>
          <table:table-cell office:value-type="float" office:value="-0.1692262" calcext:value-type="float">
            <text:p>-0.169226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r, L,0</text:p>
          </table:table-cell>
          <table:table-cell office:value-type="float" office:value="-0.16921992" calcext:value-type="float">
            <text:p>-0.1692199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F, r, L, L,P</text:p>
          </table:table-cell>
          <table:table-cell office:value-type="float" office:value="-0.16921521" calcext:value-type="float">
            <text:p>-0.1692152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r, L, L, F,P</text:p>
          </table:table-cell>
          <table:table-cell office:value-type="float" office:value="-0.16921521" calcext:value-type="float">
            <text:p>-0.1692152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L, L, F,</text:p>
          </table:table-cell>
          <table:table-cell office:value-type="float" office:value="-0.16921364" calcext:value-type="float">
            <text:p>-0.1692136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F, r, L, L,C</text:p>
          </table:table-cell>
          <table:table-cell office:value-type="float" office:value="-0.16921207" calcext:value-type="float">
            <text:p>-0.16921207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F, r, L, L, L,</text:p>
          </table:table-cell>
          <table:table-cell office:value-type="float" office:value="-0.1692105" calcext:value-type="float">
            <text:p>-0.1692105</text:p>
          </table:table-cell>
          <table:table-cell/>
        </table:table-row>
        <table:table-row table:style-name="ro1">
          <table:table-cell office:value-type="string" calcext:value-type="string">
            <text:p>C, r, r, L, F, r, L, L,0</text:p>
          </table:table-cell>
          <table:table-cell office:value-type="float" office:value="-0.16920893" calcext:value-type="float">
            <text:p>-0.1692089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r, L, L, r,P</text:p>
          </table:table-cell>
          <table:table-cell office:value-type="float" office:value="-0.16920893" calcext:value-type="float">
            <text:p>-0.1692089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L, L, r,</text:p>
          </table:table-cell>
          <table:table-cell office:value-type="float" office:value="-0.16920736" calcext:value-type="float">
            <text:p>-0.16920736</text:p>
          </table:table-cell>
          <table:table-cell/>
        </table:table-row>
        <table:table-row table:style-name="ro1">
          <table:table-cell office:value-type="string" calcext:value-type="string">
            <text:p>C, r, r, L, F, r, L, L, r,0</text:p>
          </table:table-cell>
          <table:table-cell office:value-type="float" office:value="-0.16920579" calcext:value-type="float">
            <text:p>-0.1692057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L,C</text:p>
          </table:table-cell>
          <table:table-cell office:value-type="float" office:value="-0.16919951" calcext:value-type="float">
            <text:p>-0.16919951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F, r, L, F, r,0</text:p>
          </table:table-cell>
          <table:table-cell office:value-type="float" office:value="-0.16919323" calcext:value-type="float">
            <text:p>-0.1691932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L, F, r,C</text:p>
          </table:table-cell>
          <table:table-cell office:value-type="float" office:value="-0.16919009" calcext:value-type="float">
            <text:p>-0.1691900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r, L, F, r,P</text:p>
          </table:table-cell>
          <table:table-cell office:value-type="float" office:value="-0.16918852" calcext:value-type="float">
            <text:p>-0.1691885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r, L, F,0</text:p>
          </table:table-cell>
          <table:table-cell office:value-type="float" office:value="-0.16918695" calcext:value-type="float">
            <text:p>-0.1691869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r, L, F, L,P</text:p>
          </table:table-cell>
          <table:table-cell office:value-type="float" office:value="-0.16918695" calcext:value-type="float">
            <text:p>-0.1691869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L, F, L,C</text:p>
          </table:table-cell>
          <table:table-cell office:value-type="float" office:value="-0.16918538" calcext:value-type="float">
            <text:p>-0.1691853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r, L, F, L,0</text:p>
          </table:table-cell>
          <table:table-cell office:value-type="float" office:value="-0.16918381" calcext:value-type="float">
            <text:p>-0.1691838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L, F,C</text:p>
          </table:table-cell>
          <table:table-cell office:value-type="float" office:value="-0.16918067" calcext:value-type="float">
            <text:p>-0.1691806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r, L, F, F,0</text:p>
          </table:table-cell>
          <table:table-cell office:value-type="float" office:value="-0.16917753" calcext:value-type="float">
            <text:p>-0.1691775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L, F, F,C</text:p>
          </table:table-cell>
          <table:table-cell office:value-type="float" office:value="-0.16917439" calcext:value-type="float">
            <text:p>-0.1691743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r, L,P</text:p>
          </table:table-cell>
          <table:table-cell office:value-type="float" office:value="-0.16917125" calcext:value-type="float">
            <text:p>-0.16917125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F, r, L, R,P</text:p>
          </table:table-cell>
          <table:table-cell office:value-type="float" office:value="-0.16917125" calcext:value-type="float">
            <text:p>-0.1691712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r, L, R, R,P</text:p>
          </table:table-cell>
          <table:table-cell office:value-type="float" office:value="-0.16917125" calcext:value-type="float">
            <text:p>-0.169171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r,0</text:p>
          </table:table-cell>
          <table:table-cell office:value-type="float" office:value="-0.16912886" calcext:value-type="float">
            <text:p>-0.16912886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L, F, r, r,P</text:p>
          </table:table-cell>
          <table:table-cell office:value-type="float" office:value="-0.16906449" calcext:value-type="float">
            <text:p>-0.1690644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F, r, r, F,P</text:p>
          </table:table-cell>
          <table:table-cell office:value-type="float" office:value="-0.16906449" calcext:value-type="float">
            <text:p>-0.1690644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F, r, r, F, F,P</text:p>
          </table:table-cell>
          <table:table-cell office:value-type="float" office:value="-0.16906449" calcext:value-type="float">
            <text:p>-0.1690644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r, F, F,C</text:p>
          </table:table-cell>
          <table:table-cell office:value-type="float" office:value="-0.1690535" calcext:value-type="float">
            <text:p>-0.169053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r, r, F, F,0</text:p>
          </table:table-cell>
          <table:table-cell office:value-type="float" office:value="-0.16904879" calcext:value-type="float">
            <text:p>-0.1690487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r, F,C</text:p>
          </table:table-cell>
          <table:table-cell office:value-type="float" office:value="-0.16903623" calcext:value-type="float">
            <text:p>-0.1690362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F, r, r, F, L,0</text:p>
          </table:table-cell>
          <table:table-cell office:value-type="float" office:value="-0.16902524" calcext:value-type="float">
            <text:p>-0.1690252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r, F, L,C</text:p>
          </table:table-cell>
          <table:table-cell office:value-type="float" office:value="-0.1690221" calcext:value-type="float">
            <text:p>-0.169022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r, r, F, L,P</text:p>
          </table:table-cell>
          <table:table-cell office:value-type="float" office:value="-0.16901896" calcext:value-type="float">
            <text:p>-0.1690189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r, r, F,0</text:p>
          </table:table-cell>
          <table:table-cell office:value-type="float" office:value="-0.16901425" calcext:value-type="float">
            <text:p>-0.1690142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r, r, F, r,P</text:p>
          </table:table-cell>
          <table:table-cell office:value-type="float" office:value="-0.1690064" calcext:value-type="float">
            <text:p>-0.169006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r, F, r,C</text:p>
          </table:table-cell>
          <table:table-cell office:value-type="float" office:value="-0.16899855" calcext:value-type="float">
            <text:p>-0.1689985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r, r, F, r,0</text:p>
          </table:table-cell>
          <table:table-cell office:value-type="float" office:value="-0.16898756" calcext:value-type="float">
            <text:p>-0.168987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r,C</text:p>
          </table:table-cell>
          <table:table-cell office:value-type="float" office:value="-0.16894674" calcext:value-type="float">
            <text:p>-0.16894674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F, r, r, L, r,0</text:p>
          </table:table-cell>
          <table:table-cell office:value-type="float" office:value="-0.16889807" calcext:value-type="float">
            <text:p>-0.1688980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r, L, r,C</text:p>
          </table:table-cell>
          <table:table-cell office:value-type="float" office:value="-0.16887766" calcext:value-type="float">
            <text:p>-0.1688776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F, r, r, L, r,P</text:p>
          </table:table-cell>
          <table:table-cell office:value-type="float" office:value="-0.16886039" calcext:value-type="float">
            <text:p>-0.1688603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F, r, r, L,0</text:p>
          </table:table-cell>
          <table:table-cell office:value-type="float" office:value="-0.16884626" calcext:value-type="float">
            <text:p>-0.1688462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F, r, r, L, L,P</text:p>
          </table:table-cell>
          <table:table-cell office:value-type="float" office:value="-0.16883213" calcext:value-type="float">
            <text:p>-0.1688321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r, L, L,C</text:p>
          </table:table-cell>
          <table:table-cell office:value-type="float" office:value="-0.168818" calcext:value-type="float">
            <text:p>-0.16881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F, r, r, L, L,0</text:p>
          </table:table-cell>
          <table:table-cell office:value-type="float" office:value="-0.16880701" calcext:value-type="float">
            <text:p>-0.1688070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F, r, r, L,C</text:p>
          </table:table-cell>
          <table:table-cell office:value-type="float" office:value="-0.16873479" calcext:value-type="float">
            <text:p>-0.16873479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C</text:p>
          </table:table-cell>
          <table:table-cell office:value-type="float" office:value="-0.1687238" calcext:value-type="float">
            <text:p>-0.1687238</text:p>
          </table:table-cell>
          <table:table-cell office:value-type="string" calcext:value-type="string">
            <text:p>Period 4 orbit</text:p>
          </table:table-cell>
        </table:table-row>
        <table:table-row table:style-name="ro1" table:visibility="filter">
          <table:table-cell office:value-type="string" calcext:value-type="string">
            <text:p>C, r, r, L, L, r, r, L,C</text:p>
          </table:table-cell>
          <table:table-cell office:value-type="float" office:value="-0.1687238" calcext:value-type="float">
            <text:p>-0.168723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r, r, L, L,0</text:p>
          </table:table-cell>
          <table:table-cell office:value-type="float" office:value="-0.16865472" calcext:value-type="float">
            <text:p>-0.1686547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r, L, L,C</text:p>
          </table:table-cell>
          <table:table-cell office:value-type="float" office:value="-0.16864216" calcext:value-type="float">
            <text:p>-0.1686421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r, r, L, L,P</text:p>
          </table:table-cell>
          <table:table-cell office:value-type="float" office:value="-0.16863117" calcext:value-type="float">
            <text:p>-0.1686311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 r, r, L,0</text:p>
          </table:table-cell>
          <table:table-cell office:value-type="float" office:value="-0.16861704" calcext:value-type="float">
            <text:p>-0.1686170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r, r, L, r,P</text:p>
          </table:table-cell>
          <table:table-cell office:value-type="float" office:value="-0.16860291" calcext:value-type="float">
            <text:p>-0.1686029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r, L, r,C</text:p>
          </table:table-cell>
          <table:table-cell office:value-type="float" office:value="-0.16858721" calcext:value-type="float">
            <text:p>-0.1685872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L, r, r, L, r,0</text:p>
          </table:table-cell>
          <table:table-cell office:value-type="float" office:value="-0.16856994" calcext:value-type="float">
            <text:p>-0.1685699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r,C</text:p>
          </table:table-cell>
          <table:table-cell office:value-type="float" office:value="-0.16852598" calcext:value-type="float">
            <text:p>-0.16852598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L, r, r, F, r,0</text:p>
          </table:table-cell>
          <table:table-cell office:value-type="float" office:value="-0.16849301" calcext:value-type="float">
            <text:p>-0.1684930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r, F, r,C</text:p>
          </table:table-cell>
          <table:table-cell office:value-type="float" office:value="-0.16848202" calcext:value-type="float">
            <text:p>-0.1684820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r, r, F, r,P</text:p>
          </table:table-cell>
          <table:table-cell office:value-type="float" office:value="-0.16847574" calcext:value-type="float">
            <text:p>-0.1684757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 r, r, F,0</text:p>
          </table:table-cell>
          <table:table-cell office:value-type="float" office:value="-0.16846946" calcext:value-type="float">
            <text:p>-0.1684694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r, r, F, L,P</text:p>
          </table:table-cell>
          <table:table-cell office:value-type="float" office:value="-0.16846632" calcext:value-type="float">
            <text:p>-0.1684663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r, F, L,C</text:p>
          </table:table-cell>
          <table:table-cell office:value-type="float" office:value="-0.16846161" calcext:value-type="float">
            <text:p>-0.1684616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L, r, r, F, L,0</text:p>
          </table:table-cell>
          <table:table-cell office:value-type="float" office:value="-0.16846004" calcext:value-type="float">
            <text:p>-0.1684600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r, F,C</text:p>
          </table:table-cell>
          <table:table-cell office:value-type="float" office:value="-0.16845219" calcext:value-type="float">
            <text:p>-0.1684521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r, r, F, F,0</text:p>
          </table:table-cell>
          <table:table-cell office:value-type="float" office:value="-0.1684412" calcext:value-type="float">
            <text:p>-0.168441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r, F, F,C</text:p>
          </table:table-cell>
          <table:table-cell office:value-type="float" office:value="-0.16843649" calcext:value-type="float">
            <text:p>-0.1684364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r, r,P</text:p>
          </table:table-cell>
          <table:table-cell office:value-type="float" office:value="-0.16842707" calcext:value-type="float">
            <text:p>-0.16842707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L, r, r, R,P</text:p>
          </table:table-cell>
          <table:table-cell office:value-type="float" office:value="-0.16842707" calcext:value-type="float">
            <text:p>-0.1684270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r, r, R, R,P</text:p>
          </table:table-cell>
          <table:table-cell office:value-type="float" office:value="-0.16842707" calcext:value-type="float">
            <text:p>-0.1684270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 r,0</text:p>
          </table:table-cell>
          <table:table-cell office:value-type="float" office:value="-0.16837683" calcext:value-type="float">
            <text:p>-0.16837683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L, L, r, L,P</text:p>
          </table:table-cell>
          <table:table-cell office:value-type="float" office:value="-0.16834543" calcext:value-type="float">
            <text:p>-0.1683454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L, r, L, F,P</text:p>
          </table:table-cell>
          <table:table-cell office:value-type="float" office:value="-0.16834543" calcext:value-type="float">
            <text:p>-0.1683454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r, L, F, F,P</text:p>
          </table:table-cell>
          <table:table-cell office:value-type="float" office:value="-0.16834543" calcext:value-type="float">
            <text:p>-0.1683454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L, F, F,C</text:p>
          </table:table-cell>
          <table:table-cell office:value-type="float" office:value="-0.16834229" calcext:value-type="float">
            <text:p>-0.1683422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L, r, L, F, F,0</text:p>
          </table:table-cell>
          <table:table-cell office:value-type="float" office:value="-0.16834072" calcext:value-type="float">
            <text:p>-0.1683407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L, F,C</text:p>
          </table:table-cell>
          <table:table-cell office:value-type="float" office:value="-0.16833758" calcext:value-type="float">
            <text:p>-0.1683375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r, L, F, L,0</text:p>
          </table:table-cell>
          <table:table-cell office:value-type="float" office:value="-0.16833601" calcext:value-type="float">
            <text:p>-0.1683360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L, F, L,</text:p>
          </table:table-cell>
          <table:table-cell office:value-type="float" office:value="-0.16833444" calcext:value-type="float">
            <text:p>-0.16833444</text:p>
          </table:table-cell>
          <table:table-cell/>
        </table:table-row>
        <table:table-row table:style-name="ro1">
          <table:table-cell office:value-type="string" calcext:value-type="string">
            <text:p>C, r, r, L, L, r, L, F,0</text:p>
          </table:table-cell>
          <table:table-cell office:value-type="float" office:value="-0.16833287" calcext:value-type="float">
            <text:p>-0.1683328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r, L, F, r,</text:p>
          </table:table-cell>
          <table:table-cell office:value-type="float" office:value="-0.1683313" calcext:value-type="float">
            <text:p>-0.1683313</text:p>
          </table:table-cell>
          <table:table-cell/>
        </table:table-row>
        <table:table-row table:style-name="ro1">
          <table:table-cell office:value-type="string" calcext:value-type="string">
            <text:p>C, r, r, L, L, r, L, F, r,0</text:p>
          </table:table-cell>
          <table:table-cell office:value-type="float" office:value="-0.16832816" calcext:value-type="float">
            <text:p>-0.1683281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L,C</text:p>
          </table:table-cell>
          <table:table-cell office:value-type="float" office:value="-0.16832345" calcext:value-type="float">
            <text:p>-0.16832345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L, r, L, L, r,0</text:p>
          </table:table-cell>
          <table:table-cell office:value-type="float" office:value="-0.16832031" calcext:value-type="float">
            <text:p>-0.1683203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L, L, r,</text:p>
          </table:table-cell>
          <table:table-cell office:value-type="float" office:value="-0.16831874" calcext:value-type="float">
            <text:p>-0.16831874</text:p>
          </table:table-cell>
          <table:table-cell/>
        </table:table-row>
        <table:table-row table:style-name="ro1">
          <table:table-cell office:value-type="string" calcext:value-type="string">
            <text:p>C, r, r, L, L, r, L, L,0</text:p>
          </table:table-cell>
          <table:table-cell office:value-type="float" office:value="-0.16831717" calcext:value-type="float">
            <text:p>-0.1683171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r, L, L, L,</text:p>
          </table:table-cell>
          <table:table-cell office:value-type="float" office:value="-0.16831717" calcext:value-type="float">
            <text:p>-0.16831717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r, L, L,C</text:p>
          </table:table-cell>
          <table:table-cell office:value-type="float" office:value="-0.1683156" calcext:value-type="float">
            <text:p>-0.168315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r, L, L, F,0</text:p>
          </table:table-cell>
          <table:table-cell office:value-type="float" office:value="-0.1683156" calcext:value-type="float">
            <text:p>-0.16831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L, L, F,</text:p>
          </table:table-cell>
          <table:table-cell office:value-type="float" office:value="-0.16831403" calcext:value-type="float">
            <text:p>-0.16831403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r, L, L,P</text:p>
          </table:table-cell>
          <table:table-cell office:value-type="float" office:value="-0.16831246" calcext:value-type="float">
            <text:p>-0.1683124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r, L, L, R,P</text:p>
          </table:table-cell>
          <table:table-cell office:value-type="float" office:value="-0.16831246" calcext:value-type="float">
            <text:p>-0.1683124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 r, L,0</text:p>
          </table:table-cell>
          <table:table-cell office:value-type="float" office:value="-0.16830932" calcext:value-type="float">
            <text:p>-0.1683093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L, r, L, r,P</text:p>
          </table:table-cell>
          <table:table-cell office:value-type="float" office:value="-0.16830461" calcext:value-type="float">
            <text:p>-0.1683046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r, L, r, F,P</text:p>
          </table:table-cell>
          <table:table-cell office:value-type="float" office:value="-0.16830461" calcext:value-type="float">
            <text:p>-0.1683046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L, r, F,C</text:p>
          </table:table-cell>
          <table:table-cell office:value-type="float" office:value="-0.16830304" calcext:value-type="float">
            <text:p>-0.1683030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L, r, L, r, F,0</text:p>
          </table:table-cell>
          <table:table-cell office:value-type="float" office:value="-0.16830147" calcext:value-type="float">
            <text:p>-0.1683014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L, r,C</text:p>
          </table:table-cell>
          <table:table-cell office:value-type="float" office:value="-0.1682999" calcext:value-type="float">
            <text:p>-0.168299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r, L, r, L,0</text:p>
          </table:table-cell>
          <table:table-cell office:value-type="float" office:value="-0.16829676" calcext:value-type="float">
            <text:p>-0.1682967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L, r, L,C</text:p>
          </table:table-cell>
          <table:table-cell office:value-type="float" office:value="-0.16829519" calcext:value-type="float">
            <text:p>-0.1682951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r, L, r, L,P</text:p>
          </table:table-cell>
          <table:table-cell office:value-type="float" office:value="-0.16829362" calcext:value-type="float">
            <text:p>-0.1682936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 r, L, r,0</text:p>
          </table:table-cell>
          <table:table-cell office:value-type="float" office:value="-0.16829205" calcext:value-type="float">
            <text:p>-0.1682920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r, L, r, r,P</text:p>
          </table:table-cell>
          <table:table-cell office:value-type="float" office:value="-0.16828891" calcext:value-type="float">
            <text:p>-0.1682889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L, r, r,C</text:p>
          </table:table-cell>
          <table:table-cell office:value-type="float" office:value="-0.16828263" calcext:value-type="float">
            <text:p>-0.1682826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r,C</text:p>
          </table:table-cell>
          <table:table-cell office:value-type="float" office:value="-0.16827007" calcext:value-type="float">
            <text:p>-0.16827007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L, L, r, F, r, r,C</text:p>
          </table:table-cell>
          <table:table-cell office:value-type="float" office:value="-0.16825908" calcext:value-type="float">
            <text:p>-0.1682590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r, F, r, r,P</text:p>
          </table:table-cell>
          <table:table-cell office:value-type="float" office:value="-0.1682528" calcext:value-type="float">
            <text:p>-0.168252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 r, F, r,0</text:p>
          </table:table-cell>
          <table:table-cell office:value-type="float" office:value="-0.16824966" calcext:value-type="float">
            <text:p>-0.1682496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r, F, r, L,P</text:p>
          </table:table-cell>
          <table:table-cell office:value-type="float" office:value="-0.16824652" calcext:value-type="float">
            <text:p>-0.1682465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F, r, L,</text:p>
          </table:table-cell>
          <table:table-cell office:value-type="float" office:value="-0.16824495" calcext:value-type="float">
            <text:p>-0.16824495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r, F, r,C</text:p>
          </table:table-cell>
          <table:table-cell office:value-type="float" office:value="-0.16824181" calcext:value-type="float">
            <text:p>-0.16824181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L, r, F, r, F,</text:p>
          </table:table-cell>
          <table:table-cell office:value-type="float" office:value="-0.16823867" calcext:value-type="float">
            <text:p>-0.16823867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r, F, r,P</text:p>
          </table:table-cell>
          <table:table-cell office:value-type="float" office:value="-0.1682371" calcext:value-type="float">
            <text:p>-0.168237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r, F, r, R,P</text:p>
          </table:table-cell>
          <table:table-cell office:value-type="float" office:value="-0.1682371" calcext:value-type="float">
            <text:p>-0.168237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 r, F,0</text:p>
          </table:table-cell>
          <table:table-cell office:value-type="float" office:value="-0.16823239" calcext:value-type="float">
            <text:p>-0.1682323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L, r, F, L,P</text:p>
          </table:table-cell>
          <table:table-cell office:value-type="float" office:value="-0.16822925" calcext:value-type="float">
            <text:p>-0.1682292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r, F, L, F,P</text:p>
          </table:table-cell>
          <table:table-cell office:value-type="float" office:value="-0.16822925" calcext:value-type="float">
            <text:p>-0.168229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F, L, F,C</text:p>
          </table:table-cell>
          <table:table-cell office:value-type="float" office:value="-0.16822768" calcext:value-type="float">
            <text:p>-0.1682276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r, F, L,C</text:p>
          </table:table-cell>
          <table:table-cell office:value-type="float" office:value="-0.16822611" calcext:value-type="float">
            <text:p>-0.1682261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r, F, L, L,0</text:p>
          </table:table-cell>
          <table:table-cell office:value-type="float" office:value="-0.16822611" calcext:value-type="float">
            <text:p>-0.1682261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F, L, L,</text:p>
          </table:table-cell>
          <table:table-cell office:value-type="float" office:value="-0.16822454" calcext:value-type="float">
            <text:p>-0.16822454</text:p>
          </table:table-cell>
          <table:table-cell/>
        </table:table-row>
        <table:table-row table:style-name="ro1">
          <table:table-cell office:value-type="string" calcext:value-type="string">
            <text:p>C, r, r, L, L, r, F, L,0</text:p>
          </table:table-cell>
          <table:table-cell office:value-type="float" office:value="-0.16822297" calcext:value-type="float">
            <text:p>-0.1682229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r, F, L, r,P</text:p>
          </table:table-cell>
          <table:table-cell office:value-type="float" office:value="-0.16822297" calcext:value-type="float">
            <text:p>-0.1682229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F, L, r,C</text:p>
          </table:table-cell>
          <table:table-cell office:value-type="float" office:value="-0.1682214" calcext:value-type="float">
            <text:p>-0.168221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L, r, F, L, r,0</text:p>
          </table:table-cell>
          <table:table-cell office:value-type="float" office:value="-0.16821983" calcext:value-type="float">
            <text:p>-0.1682198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F,C</text:p>
          </table:table-cell>
          <table:table-cell office:value-type="float" office:value="-0.16821669" calcext:value-type="float">
            <text:p>-0.16821669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L, r, F, F, r,0</text:p>
          </table:table-cell>
          <table:table-cell office:value-type="float" office:value="-0.16821198" calcext:value-type="float">
            <text:p>-0.1682119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F, F, r,C</text:p>
          </table:table-cell>
          <table:table-cell office:value-type="float" office:value="-0.16821041" calcext:value-type="float">
            <text:p>-0.1682104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r, F, F, r,P</text:p>
          </table:table-cell>
          <table:table-cell office:value-type="float" office:value="-0.16820884" calcext:value-type="float">
            <text:p>-0.1682088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 r, F, F,0</text:p>
          </table:table-cell>
          <table:table-cell office:value-type="float" office:value="-0.16820727" calcext:value-type="float">
            <text:p>-0.1682072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r, F, F, L,</text:p>
          </table:table-cell>
          <table:table-cell office:value-type="float" office:value="-0.1682057" calcext:value-type="float">
            <text:p>-0.1682057</text:p>
          </table:table-cell>
          <table:table-cell/>
        </table:table-row>
        <table:table-row table:style-name="ro1">
          <table:table-cell office:value-type="string" calcext:value-type="string">
            <text:p>C, r, r, L, L, r, F, F, L,0</text:p>
          </table:table-cell>
          <table:table-cell office:value-type="float" office:value="-0.16820413" calcext:value-type="float">
            <text:p>-0.1682041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F, F,C</text:p>
          </table:table-cell>
          <table:table-cell office:value-type="float" office:value="-0.16820256" calcext:value-type="float">
            <text:p>-0.1682025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r, F, F, F,0</text:p>
          </table:table-cell>
          <table:table-cell office:value-type="float" office:value="-0.16819942" calcext:value-type="float">
            <text:p>-0.1681994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r, F, F, F,C</text:p>
          </table:table-cell>
          <table:table-cell office:value-type="float" office:value="-0.16819628" calcext:value-type="float">
            <text:p>-0.1681962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r,P</text:p>
          </table:table-cell>
          <table:table-cell office:value-type="float" office:value="-0.16819314" calcext:value-type="float">
            <text:p>-0.16819314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L, L, r, R,P</text:p>
          </table:table-cell>
          <table:table-cell office:value-type="float" office:value="-0.16819314" calcext:value-type="float">
            <text:p>-0.16819314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L, r, R, R,P</text:p>
          </table:table-cell>
          <table:table-cell office:value-type="float" office:value="-0.16819314" calcext:value-type="float">
            <text:p>-0.1681931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r, R, R, R,P</text:p>
          </table:table-cell>
          <table:table-cell office:value-type="float" office:value="-0.16819314" calcext:value-type="float">
            <text:p>-0.1681931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0</text:p>
          </table:table-cell>
          <table:table-cell office:value-type="float" office:value="-0.16813348" calcext:value-type="float">
            <text:p>-0.16813348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r, L, L, L,P</text:p>
          </table:table-cell>
          <table:table-cell office:value-type="float" office:value="-0.16808638" calcext:value-type="float">
            <text:p>-0.16808638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L, L, L, F,P</text:p>
          </table:table-cell>
          <table:table-cell office:value-type="float" office:value="-0.16808638" calcext:value-type="float">
            <text:p>-0.16808638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L, L, F, F,P</text:p>
          </table:table-cell>
          <table:table-cell office:value-type="float" office:value="-0.16808638" calcext:value-type="float">
            <text:p>-0.1680863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L, F, F, F,P</text:p>
          </table:table-cell>
          <table:table-cell office:value-type="float" office:value="-0.16808638" calcext:value-type="float">
            <text:p>-0.1680863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L, F, F, F,C</text:p>
          </table:table-cell>
          <table:table-cell office:value-type="float" office:value="-0.16808481" calcext:value-type="float">
            <text:p>-0.1680848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L, L, F, F, F,0</text:p>
          </table:table-cell>
          <table:table-cell office:value-type="float" office:value="-0.16808324" calcext:value-type="float">
            <text:p>-0.1680832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L, F, F,C</text:p>
          </table:table-cell>
          <table:table-cell office:value-type="float" office:value="-0.16808167" calcext:value-type="float">
            <text:p>-0.16808167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L, L, F, F, L,</text:p>
          </table:table-cell>
          <table:table-cell office:value-type="float" office:value="-0.1680801" calcext:value-type="float">
            <text:p>-0.1680801</text:p>
          </table:table-cell>
          <table:table-cell/>
        </table:table-row>
        <table:table-row table:style-name="ro1">
          <table:table-cell office:value-type="string" calcext:value-type="string">
            <text:p>C, r, r, L, L, L, F, F,0</text:p>
          </table:table-cell>
          <table:table-cell office:value-type="float" office:value="-0.16807853" calcext:value-type="float">
            <text:p>-0.1680785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L, F, F, r,P</text:p>
          </table:table-cell>
          <table:table-cell office:value-type="float" office:value="-0.16807853" calcext:value-type="float">
            <text:p>-0.1680785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L, F, F, r,</text:p>
          </table:table-cell>
          <table:table-cell office:value-type="float" office:value="-0.16807696" calcext:value-type="float">
            <text:p>-0.16807696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L, F,C</text:p>
          </table:table-cell>
          <table:table-cell office:value-type="float" office:value="-0.16807382" calcext:value-type="float">
            <text:p>-0.16807382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L, L, F, L, r,0</text:p>
          </table:table-cell>
          <table:table-cell office:value-type="float" office:value="-0.16807225" calcext:value-type="float">
            <text:p>-0.1680722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>
          <table:table-cell office:value-type="string" calcext:value-type="string">
            <text:p>C, r, r, L, L, L, F, L,0</text:p>
          </table:table-cell>
          <table:table-cell office:value-type="float" office:value="-0.16807068" calcext:value-type="float">
            <text:p>-0.1680706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L, F, L,C</text:p>
          </table:table-cell>
          <table:table-cell office:value-type="float" office:value="-0.16806911" calcext:value-type="float">
            <text:p>-0.16806911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L, L, F, L, F,C</text:p>
          </table:table-cell>
          <table:table-cell office:value-type="float" office:value="-0.16806911" calcext:value-type="float">
            <text:p>-0.1680691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L, F, L,P</text:p>
          </table:table-cell>
          <table:table-cell office:value-type="float" office:value="-0.16806754" calcext:value-type="float">
            <text:p>-0.1680675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L, F, L, R,P</text:p>
          </table:table-cell>
          <table:table-cell office:value-type="float" office:value="-0.16806754" calcext:value-type="float">
            <text:p>-0.1680675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 L, F,0</text:p>
          </table:table-cell>
          <table:table-cell office:value-type="float" office:value="-0.16806597" calcext:value-type="float">
            <text:p>-0.16806597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L, L, F, r,P</text:p>
          </table:table-cell>
          <table:table-cell office:value-type="float" office:value="-0.1680644" calcext:value-type="float">
            <text:p>-0.168064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L, F, r, F,P</text:p>
          </table:table-cell>
          <table:table-cell office:value-type="float" office:value="-0.1680644" calcext:value-type="float">
            <text:p>-0.168064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L, F, r, F,</text:p>
          </table:table-cell>
          <table:table-cell office:value-type="float" office:value="-0.16806283" calcext:value-type="float">
            <text:p>-0.16806283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L, F, r,C</text:p>
          </table:table-cell>
          <table:table-cell office:value-type="float" office:value="-0.16806126" calcext:value-type="float">
            <text:p>-0.1680612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L, F, r, L,0</text:p>
          </table:table-cell>
          <table:table-cell office:value-type="float" office:value="-0.16806126" calcext:value-type="float">
            <text:p>-0.1680612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L, F, r, L,</text:p>
          </table:table-cell>
          <table:table-cell office:value-type="float" office:value="-0.16805969" calcext:value-type="float">
            <text:p>-0.16805969</text:p>
          </table:table-cell>
          <table:table-cell/>
        </table:table-row>
        <table:table-row table:style-name="ro1">
          <table:table-cell office:value-type="string" calcext:value-type="string">
            <text:p>C, r, r, L, L, L, F, r,0</text:p>
          </table:table-cell>
          <table:table-cell office:value-type="float" office:value="-0.16805812" calcext:value-type="float">
            <text:p>-0.1680581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L, F, r, r,P</text:p>
          </table:table-cell>
          <table:table-cell office:value-type="float" office:value="-0.16805655" calcext:value-type="float">
            <text:p>-0.1680565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L, F, r, r,C</text:p>
          </table:table-cell>
          <table:table-cell office:value-type="float" office:value="-0.16805498" calcext:value-type="float">
            <text:p>-0.1680549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L,C</text:p>
          </table:table-cell>
          <table:table-cell office:value-type="float" office:value="-0.16805027" calcext:value-type="float">
            <text:p>-0.16805027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L, L, L, L, r, r,C</text:p>
          </table:table-cell>
          <table:table-cell office:value-type="float" office:value="-0.16804556" calcext:value-type="float">
            <text:p>-0.1680455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L, L, r, r,P</text:p>
          </table:table-cell>
          <table:table-cell office:value-type="float" office:value="-0.16804399" calcext:value-type="float">
            <text:p>-0.1680439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 L, L, r,0</text:p>
          </table:table-cell>
          <table:table-cell office:value-type="float" office:value="-0.16804242" calcext:value-type="float">
            <text:p>-0.1680424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L, L, r, L,</text:p>
          </table:table-cell>
          <table:table-cell office:value-type="float" office:value="-0.16804242" calcext:value-type="float">
            <text:p>-0.1680424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L, L, r,C</text:p>
          </table:table-cell>
          <table:table-cell office:value-type="float" office:value="-0.16804085" calcext:value-type="float">
            <text:p>-0.1680408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L, L, r, F,0</text:p>
          </table:table-cell>
          <table:table-cell office:value-type="float" office:value="-0.16804085" calcext:value-type="float">
            <text:p>-0.1680408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L, L, r,P</text:p>
          </table:table-cell>
          <table:table-cell office:value-type="float" office:value="-0.16803928" calcext:value-type="float">
            <text:p>-0.1680392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L, L, r, R,</text:p>
          </table:table-cell>
          <table:table-cell office:value-type="float" office:value="-0.16803928" calcext:value-type="float">
            <text:p>-0.16803928</text:p>
          </table:table-cell>
          <table:table-cell/>
        </table:table-row>
        <table:table-row table:style-name="ro1">
          <table:table-cell office:value-type="string" calcext:value-type="string">
            <text:p>C, r, r, L, L, L, L,0</text:p>
          </table:table-cell>
          <table:table-cell office:value-type="float" office:value="-0.16803771" calcext:value-type="float">
            <text:p>-0.16803771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L, L, L, L,</text:p>
          </table:table-cell>
          <table:table-cell office:value-type="float" office:value="-0.16803614" calcext:value-type="float">
            <text:p>-0.16803614</text:p>
          </table:table-cell>
          <table:table-cell/>
        </table:table-row>
        <table:table-row table:style-name="ro1">
          <table:table-cell office:value-type="string" calcext:value-type="string">
            <text:p>C, r, r, L, L, L, L, L,0</text:p>
          </table:table-cell>
          <table:table-cell office:value-type="float" office:value="-0.16803457" calcext:value-type="float">
            <text:p>-0.1680345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L, L, L, r,</text:p>
          </table:table-cell>
          <table:table-cell office:value-type="float" office:value="-0.16803457" calcext:value-type="float">
            <text:p>-0.16803457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L, L,C</text:p>
          </table:table-cell>
          <table:table-cell office:value-type="float" office:value="-0.168033" calcext:value-type="float">
            <text:p>-0.168033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L, L, L, F, r,0</text:p>
          </table:table-cell>
          <table:table-cell office:value-type="float" office:value="-0.168033" calcext:value-type="float">
            <text:p>-0.16803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>
          <table:table-cell office:value-type="string" calcext:value-type="string">
            <text:p>C, r, r, L, L, L, L, F,0</text:p>
          </table:table-cell>
          <table:table-cell office:value-type="float" office:value="-0.16803143" calcext:value-type="float">
            <text:p>-0.1680314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L, L, F,C</text:p>
          </table:table-cell>
          <table:table-cell office:value-type="float" office:value="-0.16802986" calcext:value-type="float">
            <text:p>-0.16802986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L, L, L,P</text:p>
          </table:table-cell>
          <table:table-cell office:value-type="float" office:value="-0.16802829" calcext:value-type="float">
            <text:p>-0.1680282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L, L, L, R,P</text:p>
          </table:table-cell>
          <table:table-cell office:value-type="float" office:value="-0.16802829" calcext:value-type="float">
            <text:p>-0.1680282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L, L, R, R,</text:p>
          </table:table-cell>
          <table:table-cell office:value-type="float" office:value="-0.16802829" calcext:value-type="float">
            <text:p>-0.16802829</text:p>
          </table:table-cell>
          <table:table-cell/>
        </table:table-row>
        <table:table-row table:style-name="ro1">
          <table:table-cell office:value-type="string" calcext:value-type="string">
            <text:p>C, r, r, L, L, L,0</text:p>
          </table:table-cell>
          <table:table-cell office:value-type="float" office:value="-0.16802044" calcext:value-type="float">
            <text:p>-0.16802044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L, L, L, r,P</text:p>
          </table:table-cell>
          <table:table-cell office:value-type="float" office:value="-0.16801259" calcext:value-type="float">
            <text:p>-0.1680125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L, L, r, F,P</text:p>
          </table:table-cell>
          <table:table-cell office:value-type="float" office:value="-0.16801259" calcext:value-type="float">
            <text:p>-0.1680125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L, r, F, F,P</text:p>
          </table:table-cell>
          <table:table-cell office:value-type="float" office:value="-0.16801259" calcext:value-type="float">
            <text:p>-0.1680125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L, r, F, F,</text:p>
          </table:table-cell>
          <table:table-cell office:value-type="float" office:value="-0.16801102" calcext:value-type="float">
            <text:p>-0.1680110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L, r, F,C</text:p>
          </table:table-cell>
          <table:table-cell office:value-type="float" office:value="-0.16800945" calcext:value-type="float">
            <text:p>-0.16800945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L, L, r, F, L,</text:p>
          </table:table-cell>
          <table:table-cell office:value-type="float" office:value="-0.16800788" calcext:value-type="float">
            <text:p>-0.16800788</text:p>
          </table:table-cell>
          <table:table-cell/>
        </table:table-row>
        <table:table-row table:style-name="ro1">
          <table:table-cell office:value-type="string" calcext:value-type="string">
            <text:p>C, r, r, L, L, L, r, F,0</text:p>
          </table:table-cell>
          <table:table-cell office:value-type="float" office:value="-0.16800631" calcext:value-type="float">
            <text:p>-0.1680063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L, r, F, r,P</text:p>
          </table:table-cell>
          <table:table-cell office:value-type="float" office:value="-0.16800631" calcext:value-type="float">
            <text:p>-0.1680063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L, r, F, r,</text:p>
          </table:table-cell>
          <table:table-cell office:value-type="float" office:value="-0.16800474" calcext:value-type="float">
            <text:p>-0.1680047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L, r,C</text:p>
          </table:table-cell>
          <table:table-cell office:value-type="float" office:value="-0.1680016" calcext:value-type="float">
            <text:p>-0.1680016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L, L, r, L, r,0</text:p>
          </table:table-cell>
          <table:table-cell office:value-type="float" office:value="-0.16799846" calcext:value-type="float">
            <text:p>-0.1679984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L, r, L, r,</text:p>
          </table:table-cell>
          <table:table-cell office:value-type="float" office:value="-0.16799689" calcext:value-type="float">
            <text:p>-0.16799689</text:p>
          </table:table-cell>
          <table:table-cell/>
        </table:table-row>
        <table:table-row table:style-name="ro1">
          <table:table-cell office:value-type="string" calcext:value-type="string">
            <text:p>C, r, r, L, L, L, r, L,0</text:p>
          </table:table-cell>
          <table:table-cell office:value-type="float" office:value="-0.16799532" calcext:value-type="float">
            <text:p>-0.1679953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L, r, L, L,</text:p>
          </table:table-cell>
          <table:table-cell office:value-type="float" office:value="-0.16799532" calcext:value-type="float">
            <text:p>-0.1679953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L, r, L,C</text:p>
          </table:table-cell>
          <table:table-cell office:value-type="float" office:value="-0.16799375" calcext:value-type="float">
            <text:p>-0.1679937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L, r, L, F,0</text:p>
          </table:table-cell>
          <table:table-cell office:value-type="float" office:value="-0.16799375" calcext:value-type="float">
            <text:p>-0.1679937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>
          <table:table-cell office:value-type="string" calcext:value-type="string">
            <text:p>C, r, r, L, L, L, r, L, F,0</text:p>
          </table:table-cell>
          <table:table-cell office:value-type="float" office:value="-0.16799218" calcext:value-type="float">
            <text:p>-0.1679921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L, r, L,P</text:p>
          </table:table-cell>
          <table:table-cell office:value-type="float" office:value="-0.16799061" calcext:value-type="float">
            <text:p>-0.1679906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L, r, L, R,</text:p>
          </table:table-cell>
          <table:table-cell office:value-type="float" office:value="-0.16799061" calcext:value-type="float">
            <text:p>-0.16799061</text:p>
          </table:table-cell>
          <table:table-cell/>
        </table:table-row>
        <table:table-row table:style-name="ro1">
          <table:table-cell office:value-type="string" calcext:value-type="string">
            <text:p>C, r, r, L, L, L, r,0</text:p>
          </table:table-cell>
          <table:table-cell office:value-type="float" office:value="-0.1679859" calcext:value-type="float">
            <text:p>-0.167985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L, L, r, r,P</text:p>
          </table:table-cell>
          <table:table-cell office:value-type="float" office:value="-0.16797805" calcext:value-type="float">
            <text:p>-0.1679780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L, r, r, F,P</text:p>
          </table:table-cell>
          <table:table-cell office:value-type="float" office:value="-0.16797805" calcext:value-type="float">
            <text:p>-0.1679780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L, r, r, F,C</text:p>
          </table:table-cell>
          <table:table-cell office:value-type="float" office:value="-0.16797334" calcext:value-type="float">
            <text:p>-0.1679733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L, L, r, r, F,0</text:p>
          </table:table-cell>
          <table:table-cell office:value-type="float" office:value="-0.16797177" calcext:value-type="float">
            <text:p>-0.1679717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L, r, r,C</text:p>
          </table:table-cell>
          <table:table-cell office:value-type="float" office:value="-0.16796235" calcext:value-type="float">
            <text:p>-0.1679623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L, r, r, L,0</text:p>
          </table:table-cell>
          <table:table-cell office:value-type="float" office:value="-0.16794665" calcext:value-type="float">
            <text:p>-0.1679466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C</text:p>
          </table:table-cell>
          <table:table-cell office:value-type="float" office:value="-0.16793566" calcext:value-type="float">
            <text:p>-0.16793566</text:p>
          </table:table-cell>
          <table:table-cell office:value-type="string" calcext:value-type="string">
            <text:p>Period 5 orbit</text:p>
          </table:table-cell>
        </table:table-row>
        <table:table-row table:style-name="ro1">
          <table:table-cell office:value-type="string" calcext:value-type="string">
            <text:p>C, r, r, L, L, F, r, r, L,0</text:p>
          </table:table-cell>
          <table:table-cell office:value-type="float" office:value="-0.16792467" calcext:value-type="float">
            <text:p>-0.1679246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r, r,C</text:p>
          </table:table-cell>
          <table:table-cell office:value-type="float" office:value="-0.16790583" calcext:value-type="float">
            <text:p>-0.1679058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F, r, r, F,0</text:p>
          </table:table-cell>
          <table:table-cell office:value-type="float" office:value="-0.16789641" calcext:value-type="float">
            <text:p>-0.1678964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r, r, F,C</text:p>
          </table:table-cell>
          <table:table-cell office:value-type="float" office:value="-0.16789327" calcext:value-type="float">
            <text:p>-0.1678932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F, r, r,P</text:p>
          </table:table-cell>
          <table:table-cell office:value-type="float" office:value="-0.16788856" calcext:value-type="float">
            <text:p>-0.1678885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F, r, r, R,P</text:p>
          </table:table-cell>
          <table:table-cell office:value-type="float" office:value="-0.16788856" calcext:value-type="float">
            <text:p>-0.1678885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 F, r,0</text:p>
          </table:table-cell>
          <table:table-cell office:value-type="float" office:value="-0.16787914" calcext:value-type="float">
            <text:p>-0.1678791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L, F, r, L,P</text:p>
          </table:table-cell>
          <table:table-cell office:value-type="float" office:value="-0.16787286" calcext:value-type="float">
            <text:p>-0.1678728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F, r, L, F,P</text:p>
          </table:table-cell>
          <table:table-cell office:value-type="float" office:value="-0.16787286" calcext:value-type="float">
            <text:p>-0.1678728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r, L, F,C</text:p>
          </table:table-cell>
          <table:table-cell office:value-type="float" office:value="-0.16787129" calcext:value-type="float">
            <text:p>-0.1678712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L, F, r, L, F,0</text:p>
          </table:table-cell>
          <table:table-cell office:value-type="float" office:value="-0.16786972" calcext:value-type="float">
            <text:p>-0.1678697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r, L,C</text:p>
          </table:table-cell>
          <table:table-cell office:value-type="float" office:value="-0.16786815" calcext:value-type="float">
            <text:p>-0.16786815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L, F, r, L, L,</text:p>
          </table:table-cell>
          <table:table-cell office:value-type="float" office:value="-0.16786658" calcext:value-type="float">
            <text:p>-0.16786658</text:p>
          </table:table-cell>
          <table:table-cell/>
        </table:table-row>
        <table:table-row table:style-name="ro1">
          <table:table-cell office:value-type="string" calcext:value-type="string">
            <text:p>C, r, r, L, L, F, r, L,0</text:p>
          </table:table-cell>
          <table:table-cell office:value-type="float" office:value="-0.16786501" calcext:value-type="float">
            <text:p>-0.1678650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F, r, L, r,P</text:p>
          </table:table-cell>
          <table:table-cell office:value-type="float" office:value="-0.16786501" calcext:value-type="float">
            <text:p>-0.1678650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r, L, r,</text:p>
          </table:table-cell>
          <table:table-cell office:value-type="float" office:value="-0.16786344" calcext:value-type="float">
            <text:p>-0.16786344</text:p>
          </table:table-cell>
          <table:table-cell/>
        </table:table-row>
        <table:table-row table:style-name="ro1">
          <table:table-cell office:value-type="string" calcext:value-type="string">
            <text:p>C, r, r, L, L, F, r, L, r,0</text:p>
          </table:table-cell>
          <table:table-cell office:value-type="float" office:value="-0.16786187" calcext:value-type="float">
            <text:p>-0.1678618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r,C</text:p>
          </table:table-cell>
          <table:table-cell office:value-type="float" office:value="-0.16785716" calcext:value-type="float">
            <text:p>-0.16785716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L, F, r, F, r,0</text:p>
          </table:table-cell>
          <table:table-cell office:value-type="float" office:value="-0.16785245" calcext:value-type="float">
            <text:p>-0.1678524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r, F, r,C</text:p>
          </table:table-cell>
          <table:table-cell office:value-type="float" office:value="-0.16785088" calcext:value-type="float">
            <text:p>-0.1678508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L, F, r, F,0</text:p>
          </table:table-cell>
          <table:table-cell office:value-type="float" office:value="-0.16784931" calcext:value-type="float">
            <text:p>-0.1678493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F, r, F, L,P</text:p>
          </table:table-cell>
          <table:table-cell office:value-type="float" office:value="-0.16784931" calcext:value-type="float">
            <text:p>-0.1678493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r, F, L,</text:p>
          </table:table-cell>
          <table:table-cell office:value-type="float" office:value="-0.16784774" calcext:value-type="float">
            <text:p>-0.16784774</text:p>
          </table:table-cell>
          <table:table-cell/>
        </table:table-row>
        <table:table-row table:style-name="ro1">
          <table:table-cell office:value-type="string" calcext:value-type="string">
            <text:p>C, r, r, L, L, F, r, F, L,0</text:p>
          </table:table-cell>
          <table:table-cell office:value-type="float" office:value="-0.16784617" calcext:value-type="float">
            <text:p>-0.1678461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r, F,C</text:p>
          </table:table-cell>
          <table:table-cell office:value-type="float" office:value="-0.1678446" calcext:value-type="float">
            <text:p>-0.167844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F, r, F, F,0</text:p>
          </table:table-cell>
          <table:table-cell office:value-type="float" office:value="-0.16784303" calcext:value-type="float">
            <text:p>-0.1678430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r, F, F,C</text:p>
          </table:table-cell>
          <table:table-cell office:value-type="float" office:value="-0.16784146" calcext:value-type="float">
            <text:p>-0.1678414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F, r,P</text:p>
          </table:table-cell>
          <table:table-cell office:value-type="float" office:value="-0.16783989" calcext:value-type="float">
            <text:p>-0.1678398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L, F, r, R,P</text:p>
          </table:table-cell>
          <table:table-cell office:value-type="float" office:value="-0.16783989" calcext:value-type="float">
            <text:p>-0.1678398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F, r, R, R,P</text:p>
          </table:table-cell>
          <table:table-cell office:value-type="float" office:value="-0.16783989" calcext:value-type="float">
            <text:p>-0.1678398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 F,0</text:p>
          </table:table-cell>
          <table:table-cell office:value-type="float" office:value="-0.16782576" calcext:value-type="float">
            <text:p>-0.16782576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L, L, F, L,P</text:p>
          </table:table-cell>
          <table:table-cell office:value-type="float" office:value="-0.16781477" calcext:value-type="float">
            <text:p>-0.16781477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L, F, L, F,P</text:p>
          </table:table-cell>
          <table:table-cell office:value-type="float" office:value="-0.16781477" calcext:value-type="float">
            <text:p>-0.1678147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F, L, F, F,P</text:p>
          </table:table-cell>
          <table:table-cell office:value-type="float" office:value="-0.16781477" calcext:value-type="float">
            <text:p>-0.167814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L, F, F,</text:p>
          </table:table-cell>
          <table:table-cell office:value-type="float" office:value="-0.1678132" calcext:value-type="float">
            <text:p>-0.167813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F, L, F,C</text:p>
          </table:table-cell>
          <table:table-cell office:value-type="float" office:value="-0.16781163" calcext:value-type="float">
            <text:p>-0.1678116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F, L, F, L,0</text:p>
          </table:table-cell>
          <table:table-cell office:value-type="float" office:value="-0.16781163" calcext:value-type="float">
            <text:p>-0.1678116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>
          <table:table-cell office:value-type="string" calcext:value-type="string">
            <text:p>C, r, r, L, L, F, L, F,0</text:p>
          </table:table-cell>
          <table:table-cell office:value-type="float" office:value="-0.16781006" calcext:value-type="float">
            <text:p>-0.1678100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F, L, F, r,C</text:p>
          </table:table-cell>
          <table:table-cell office:value-type="float" office:value="-0.16781006" calcext:value-type="float">
            <text:p>-0.1678100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F, L, F, r,</text:p>
          </table:table-cell>
          <table:table-cell office:value-type="float" office:value="-0.16780849" calcext:value-type="float">
            <text:p>-0.16780849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F, L,C</text:p>
          </table:table-cell>
          <table:table-cell office:value-type="float" office:value="-0.16780535" calcext:value-type="float">
            <text:p>-0.16780535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r, L, L, F, L, L, r,</text:p>
          </table:table-cell>
          <table:table-cell office:value-type="float" office:value="-0.16780378" calcext:value-type="float">
            <text:p>-0.16780378</text:p>
          </table:table-cell>
          <table:table-cell/>
        </table:table-row>
        <table:table-row table:style-name="ro1">
          <table:table-cell office:value-type="string" calcext:value-type="string">
            <text:p>C, r, r, L, L, F, L, L,0</text:p>
          </table:table-cell>
          <table:table-cell office:value-type="float" office:value="-0.16780221" calcext:value-type="float">
            <text:p>-0.1678022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F, L, L, L,</text:p>
          </table:table-cell>
          <table:table-cell office:value-type="float" office:value="-0.16780221" calcext:value-type="float">
            <text:p>-0.1678022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F, L, L,</text:p>
          </table:table-cell>
          <table:table-cell office:value-type="float" office:value="-0.16780064" calcext:value-type="float">
            <text:p>-0.1678006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F, L, L, R,</text:p>
          </table:table-cell>
          <table:table-cell office:value-type="float" office:value="-0.16780064" calcext:value-type="float">
            <text:p>-0.16780064</text:p>
          </table:table-cell>
          <table:table-cell/>
        </table:table-row>
        <table:table-row table:style-name="ro1">
          <table:table-cell office:value-type="string" calcext:value-type="string">
            <text:p>C, r, r, L, L, F, L,0</text:p>
          </table:table-cell>
          <table:table-cell office:value-type="float" office:value="-0.1677975" calcext:value-type="float">
            <text:p>-0.1677975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L, F, L, r,P</text:p>
          </table:table-cell>
          <table:table-cell office:value-type="float" office:value="-0.16779593" calcext:value-type="float">
            <text:p>-0.1677959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F, L, r, F,P</text:p>
          </table:table-cell>
          <table:table-cell office:value-type="float" office:value="-0.16779593" calcext:value-type="float">
            <text:p>-0.1677959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L, r, F,</text:p>
          </table:table-cell>
          <table:table-cell office:value-type="float" office:value="-0.16779436" calcext:value-type="float">
            <text:p>-0.16779436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F, L, r,C</text:p>
          </table:table-cell>
          <table:table-cell office:value-type="float" office:value="-0.16779279" calcext:value-type="float">
            <text:p>-0.16779279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L, F, L, r, L,</text:p>
          </table:table-cell>
          <table:table-cell office:value-type="float" office:value="-0.16779122" calcext:value-type="float">
            <text:p>-0.1677912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F, L, r, L,P</text:p>
          </table:table-cell>
          <table:table-cell office:value-type="float" office:value="-0.16778965" calcext:value-type="float">
            <text:p>-0.1677896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 F, L, r,0</text:p>
          </table:table-cell>
          <table:table-cell office:value-type="float" office:value="-0.16778808" calcext:value-type="float">
            <text:p>-0.1677880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F, L, r, r,P</text:p>
          </table:table-cell>
          <table:table-cell office:value-type="float" office:value="-0.16778651" calcext:value-type="float">
            <text:p>-0.1677865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L, r, r,C</text:p>
          </table:table-cell>
          <table:table-cell office:value-type="float" office:value="-0.1677818" calcext:value-type="float">
            <text:p>-0.167781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F,C</text:p>
          </table:table-cell>
          <table:table-cell office:value-type="float" office:value="-0.16777395" calcext:value-type="float">
            <text:p>-0.16777395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L, L, F, F, r, r,C</text:p>
          </table:table-cell>
          <table:table-cell office:value-type="float" office:value="-0.1677661" calcext:value-type="float">
            <text:p>-0.167766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F, F, r, r,P</text:p>
          </table:table-cell>
          <table:table-cell office:value-type="float" office:value="-0.16775982" calcext:value-type="float">
            <text:p>-0.1677598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 F, F, r,0</text:p>
          </table:table-cell>
          <table:table-cell office:value-type="float" office:value="-0.16775668" calcext:value-type="float">
            <text:p>-0.1677566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F, F, r, L,P</text:p>
          </table:table-cell>
          <table:table-cell office:value-type="float" office:value="-0.16775511" calcext:value-type="float">
            <text:p>-0.1677551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F, r, L,C</text:p>
          </table:table-cell>
          <table:table-cell office:value-type="float" office:value="-0.16775354" calcext:value-type="float">
            <text:p>-0.1677535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L, F, F, r, L,0</text:p>
          </table:table-cell>
          <table:table-cell office:value-type="float" office:value="-0.16775197" calcext:value-type="float">
            <text:p>-0.1677519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F, r,C</text:p>
          </table:table-cell>
          <table:table-cell office:value-type="float" office:value="-0.1677504" calcext:value-type="float">
            <text:p>-0.167750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F, F, r, F,0</text:p>
          </table:table-cell>
          <table:table-cell office:value-type="float" office:value="-0.16774726" calcext:value-type="float">
            <text:p>-0.1677472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F, r, F,C</text:p>
          </table:table-cell>
          <table:table-cell office:value-type="float" office:value="-0.16774569" calcext:value-type="float">
            <text:p>-0.1677456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F, F, r,P</text:p>
          </table:table-cell>
          <table:table-cell office:value-type="float" office:value="-0.16774412" calcext:value-type="float">
            <text:p>-0.1677441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F, F, r, R,P</text:p>
          </table:table-cell>
          <table:table-cell office:value-type="float" office:value="-0.16774412" calcext:value-type="float">
            <text:p>-0.167744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 F, F,0</text:p>
          </table:table-cell>
          <table:table-cell office:value-type="float" office:value="-0.16773941" calcext:value-type="float">
            <text:p>-0.16773941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L, F, F, L,P</text:p>
          </table:table-cell>
          <table:table-cell office:value-type="float" office:value="-0.16773627" calcext:value-type="float">
            <text:p>-0.1677362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F, F, L, F,P</text:p>
          </table:table-cell>
          <table:table-cell office:value-type="float" office:value="-0.16773627" calcext:value-type="float">
            <text:p>-0.1677362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F, L, F,C</text:p>
          </table:table-cell>
          <table:table-cell office:value-type="float" office:value="-0.1677347" calcext:value-type="float">
            <text:p>-0.167734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L, F, F, L, F,0</text:p>
          </table:table-cell>
          <table:table-cell office:value-type="float" office:value="-0.16773313" calcext:value-type="float">
            <text:p>-0.1677331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F, L,C</text:p>
          </table:table-cell>
          <table:table-cell office:value-type="float" office:value="-0.16773156" calcext:value-type="float">
            <text:p>-0.1677315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F, F, L, L,0</text:p>
          </table:table-cell>
          <table:table-cell office:value-type="float" office:value="-0.16773156" calcext:value-type="float">
            <text:p>-0.167731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>
          <table:table-cell office:value-type="string" calcext:value-type="string">
            <text:p>C, r, r, L, L, F, F, L,0</text:p>
          </table:table-cell>
          <table:table-cell office:value-type="float" office:value="-0.16772999" calcext:value-type="float">
            <text:p>-0.1677299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F, F, L, r,</text:p>
          </table:table-cell>
          <table:table-cell office:value-type="float" office:value="-0.16772999" calcext:value-type="float">
            <text:p>-0.16772999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L, F, F, L, r,P</text:p>
          </table:table-cell>
          <table:table-cell office:value-type="float" office:value="-0.16772842" calcext:value-type="float">
            <text:p>-0.1677284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F, L, r,C</text:p>
          </table:table-cell>
          <table:table-cell office:value-type="float" office:value="-0.16772685" calcext:value-type="float">
            <text:p>-0.1677268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L, F, F, L, r,0</text:p>
          </table:table-cell>
          <table:table-cell office:value-type="float" office:value="-0.16772528" calcext:value-type="float">
            <text:p>-0.1677252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F,C</text:p>
          </table:table-cell>
          <table:table-cell office:value-type="float" office:value="-0.16772057" calcext:value-type="float">
            <text:p>-0.16772057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L, F, F, F, r,0</text:p>
          </table:table-cell>
          <table:table-cell office:value-type="float" office:value="-0.16771429" calcext:value-type="float">
            <text:p>-0.1677142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F, F, r,C</text:p>
          </table:table-cell>
          <table:table-cell office:value-type="float" office:value="-0.16771115" calcext:value-type="float">
            <text:p>-0.1677111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 F, F, F, r,P</text:p>
          </table:table-cell>
          <table:table-cell office:value-type="float" office:value="-0.16770958" calcext:value-type="float">
            <text:p>-0.1677095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L, F, F, F,0</text:p>
          </table:table-cell>
          <table:table-cell office:value-type="float" office:value="-0.16770801" calcext:value-type="float">
            <text:p>-0.1677080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L, F, F, F, L,P</text:p>
          </table:table-cell>
          <table:table-cell office:value-type="float" office:value="-0.16770644" calcext:value-type="float">
            <text:p>-0.1677064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F, F, L,C</text:p>
          </table:table-cell>
          <table:table-cell office:value-type="float" office:value="-0.16770487" calcext:value-type="float">
            <text:p>-0.1677048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L, F, F, F, L,0</text:p>
          </table:table-cell>
          <table:table-cell office:value-type="float" office:value="-0.1677033" calcext:value-type="float">
            <text:p>-0.167703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F, F,C</text:p>
          </table:table-cell>
          <table:table-cell office:value-type="float" office:value="-0.16770016" calcext:value-type="float">
            <text:p>-0.1677001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L, F, F, F, F,0</text:p>
          </table:table-cell>
          <table:table-cell office:value-type="float" office:value="-0.16769388" calcext:value-type="float">
            <text:p>-0.1676938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L, F, F, F, F,C</text:p>
          </table:table-cell>
          <table:table-cell office:value-type="float" office:value="-0.16769074" calcext:value-type="float">
            <text:p>-0.1676907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L,P</text:p>
          </table:table-cell>
          <table:table-cell office:value-type="float" office:value="-0.16768446" calcext:value-type="float">
            <text:p>-0.16768446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r, L, L, R,P</text:p>
          </table:table-cell>
          <table:table-cell office:value-type="float" office:value="-0.16768446" calcext:value-type="float">
            <text:p>-0.16768446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L, L, R, R,P</text:p>
          </table:table-cell>
          <table:table-cell office:value-type="float" office:value="-0.16768446" calcext:value-type="float">
            <text:p>-0.1676844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L, R, R, R,P</text:p>
          </table:table-cell>
          <table:table-cell office:value-type="float" office:value="-0.16768446" calcext:value-type="float">
            <text:p>-0.1676844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L, R, R, R, R,P</text:p>
          </table:table-cell>
          <table:table-cell office:value-type="float" office:value="-0.16768446" calcext:value-type="float">
            <text:p>-0.1676844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0</text:p>
          </table:table-cell>
          <table:table-cell office:value-type="float" office:value="-0.16736575" calcext:value-type="float">
            <text:p>-0.16736575</text:p>
          </table:table-cell>
          <table:table-cell office:value-type="string" calcext:value-type="string">
            <text:p>PREZERO after 4 iterates</text:p>
          </table:table-cell>
        </table:table-row>
        <table:table-row table:style-name="ro1" table:visibility="filter">
          <table:table-cell office:value-type="string" calcext:value-type="string">
            <text:p>C, r, r, L, r,P</text:p>
          </table:table-cell>
          <table:table-cell office:value-type="float" office:value="-0.16695912" calcext:value-type="float">
            <text:p>-0.16695912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r, L, r, F,P</text:p>
          </table:table-cell>
          <table:table-cell office:value-type="float" office:value="-0.16695912" calcext:value-type="float">
            <text:p>-0.16695912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L, r, F, F,P</text:p>
          </table:table-cell>
          <table:table-cell office:value-type="float" office:value="-0.16695912" calcext:value-type="float">
            <text:p>-0.1669591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r, F, F, F,P</text:p>
          </table:table-cell>
          <table:table-cell office:value-type="float" office:value="-0.16695912" calcext:value-type="float">
            <text:p>-0.1669591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F, F, F,P</text:p>
          </table:table-cell>
          <table:table-cell office:value-type="float" office:value="-0.16695912" calcext:value-type="float">
            <text:p>-0.166959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F, F, F,C</text:p>
          </table:table-cell>
          <table:table-cell office:value-type="float" office:value="-0.1669497" calcext:value-type="float">
            <text:p>-0.166949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F, F, F, F,0</text:p>
          </table:table-cell>
          <table:table-cell office:value-type="float" office:value="-0.16694342" calcext:value-type="float">
            <text:p>-0.1669434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F, F,C</text:p>
          </table:table-cell>
          <table:table-cell office:value-type="float" office:value="-0.166934" calcext:value-type="float">
            <text:p>-0.16693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r, F, F, F, L,0</text:p>
          </table:table-cell>
          <table:table-cell office:value-type="float" office:value="-0.16692929" calcext:value-type="float">
            <text:p>-0.1669292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F, F, L,C</text:p>
          </table:table-cell>
          <table:table-cell office:value-type="float" office:value="-0.16692615" calcext:value-type="float">
            <text:p>-0.1669261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F, F, F, L,P</text:p>
          </table:table-cell>
          <table:table-cell office:value-type="float" office:value="-0.16692458" calcext:value-type="float">
            <text:p>-0.1669245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F, F, F,0</text:p>
          </table:table-cell>
          <table:table-cell office:value-type="float" office:value="-0.16692144" calcext:value-type="float">
            <text:p>-0.1669214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F, F, r,P</text:p>
          </table:table-cell>
          <table:table-cell office:value-type="float" office:value="-0.1669183" calcext:value-type="float">
            <text:p>-0.166918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F, F, r,C</text:p>
          </table:table-cell>
          <table:table-cell office:value-type="float" office:value="-0.16691516" calcext:value-type="float">
            <text:p>-0.1669151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F, F, F, r,0</text:p>
          </table:table-cell>
          <table:table-cell office:value-type="float" office:value="-0.16691045" calcext:value-type="float">
            <text:p>-0.1669104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F,C</text:p>
          </table:table-cell>
          <table:table-cell office:value-type="float" office:value="-0.16689946" calcext:value-type="float">
            <text:p>-0.16689946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r, F, F, L, r,0</text:p>
          </table:table-cell>
          <table:table-cell office:value-type="float" office:value="-0.16689004" calcext:value-type="float">
            <text:p>-0.1668900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F, L, r,C</text:p>
          </table:table-cell>
          <table:table-cell office:value-type="float" office:value="-0.1668869" calcext:value-type="float">
            <text:p>-0.166886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F, F, L, r,P</text:p>
          </table:table-cell>
          <table:table-cell office:value-type="float" office:value="-0.16688533" calcext:value-type="float">
            <text:p>-0.1668853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F, F, L,0</text:p>
          </table:table-cell>
          <table:table-cell office:value-type="float" office:value="-0.16688376" calcext:value-type="float">
            <text:p>-0.1668837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F, L, L,</text:p>
          </table:table-cell>
          <table:table-cell office:value-type="float" office:value="-0.16688219" calcext:value-type="float">
            <text:p>-0.16688219</text:p>
          </table:table-cell>
          <table:table-cell/>
        </table:table-row>
        <table:table-row table:style-name="ro1">
          <table:table-cell office:value-type="string" calcext:value-type="string">
            <text:p>C, r, r, L, r, F, F, L, L,0</text:p>
          </table:table-cell>
          <table:table-cell office:value-type="float" office:value="-0.16688062" calcext:value-type="float">
            <text:p>-0.1668806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F, L,C</text:p>
          </table:table-cell>
          <table:table-cell office:value-type="float" office:value="-0.16687905" calcext:value-type="float">
            <text:p>-0.16687905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r, F, F, L, F,</text:p>
          </table:table-cell>
          <table:table-cell office:value-type="float" office:value="-0.16687591" calcext:value-type="float">
            <text:p>-0.1668759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r, F, F, L,P</text:p>
          </table:table-cell>
          <table:table-cell office:value-type="float" office:value="-0.16687277" calcext:value-type="float">
            <text:p>-0.1668727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F, L, R,P</text:p>
          </table:table-cell>
          <table:table-cell office:value-type="float" office:value="-0.16687277" calcext:value-type="float">
            <text:p>-0.166872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F, F,0</text:p>
          </table:table-cell>
          <table:table-cell office:value-type="float" office:value="-0.16686649" calcext:value-type="float">
            <text:p>-0.1668664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r, F, F, r,P</text:p>
          </table:table-cell>
          <table:table-cell office:value-type="float" office:value="-0.16685707" calcext:value-type="float">
            <text:p>-0.1668570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F, r, F,P</text:p>
          </table:table-cell>
          <table:table-cell office:value-type="float" office:value="-0.16685707" calcext:value-type="float">
            <text:p>-0.1668570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F, r, F,C</text:p>
          </table:table-cell>
          <table:table-cell office:value-type="float" office:value="-0.16685393" calcext:value-type="float">
            <text:p>-0.1668539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F, F, r, F,0</text:p>
          </table:table-cell>
          <table:table-cell office:value-type="float" office:value="-0.16685236" calcext:value-type="float">
            <text:p>-0.1668523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F, r,C</text:p>
          </table:table-cell>
          <table:table-cell office:value-type="float" office:value="-0.16684765" calcext:value-type="float">
            <text:p>-0.1668476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r, F, F, r, L,0</text:p>
          </table:table-cell>
          <table:table-cell office:value-type="float" office:value="-0.16684294" calcext:value-type="float">
            <text:p>-0.1668429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F, r, L,C</text:p>
          </table:table-cell>
          <table:table-cell office:value-type="float" office:value="-0.1668398" calcext:value-type="float">
            <text:p>-0.166839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F, F, r, L,P</text:p>
          </table:table-cell>
          <table:table-cell office:value-type="float" office:value="-0.16683823" calcext:value-type="float">
            <text:p>-0.1668382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F, F, r,0</text:p>
          </table:table-cell>
          <table:table-cell office:value-type="float" office:value="-0.16683352" calcext:value-type="float">
            <text:p>-0.1668335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F, r, r,P</text:p>
          </table:table-cell>
          <table:table-cell office:value-type="float" office:value="-0.16682724" calcext:value-type="float">
            <text:p>-0.1668272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F, r, r,C</text:p>
          </table:table-cell>
          <table:table-cell office:value-type="float" office:value="-0.16681625" calcext:value-type="float">
            <text:p>-0.1668162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F,C</text:p>
          </table:table-cell>
          <table:table-cell office:value-type="float" office:value="-0.16680212" calcext:value-type="float">
            <text:p>-0.16680212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L, r, F, L, r, r,C</text:p>
          </table:table-cell>
          <table:table-cell office:value-type="float" office:value="-0.16678799" calcext:value-type="float">
            <text:p>-0.1667879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F, L, r, r,P</text:p>
          </table:table-cell>
          <table:table-cell office:value-type="float" office:value="-0.16677857" calcext:value-type="float">
            <text:p>-0.1667785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F, L, r,0</text:p>
          </table:table-cell>
          <table:table-cell office:value-type="float" office:value="-0.16677386" calcext:value-type="float">
            <text:p>-0.1667738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L, r, L,P</text:p>
          </table:table-cell>
          <table:table-cell office:value-type="float" office:value="-0.16677072" calcext:value-type="float">
            <text:p>-0.1667707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L, r, L,C</text:p>
          </table:table-cell>
          <table:table-cell office:value-type="float" office:value="-0.16676915" calcext:value-type="float">
            <text:p>-0.1667691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F, L, r, L,0</text:p>
          </table:table-cell>
          <table:table-cell office:value-type="float" office:value="-0.16676758" calcext:value-type="float">
            <text:p>-0.1667675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L, r,C</text:p>
          </table:table-cell>
          <table:table-cell office:value-type="float" office:value="-0.16676444" calcext:value-type="float">
            <text:p>-0.16676444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r, F, L, r, F,</text:p>
          </table:table-cell>
          <table:table-cell office:value-type="float" office:value="-0.1667613" calcext:value-type="float">
            <text:p>-0.1667613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r, F, L, r,P</text:p>
          </table:table-cell>
          <table:table-cell office:value-type="float" office:value="-0.16675816" calcext:value-type="float">
            <text:p>-0.1667581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L, r, R,P</text:p>
          </table:table-cell>
          <table:table-cell office:value-type="float" office:value="-0.16675816" calcext:value-type="float">
            <text:p>-0.1667581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F, L,0</text:p>
          </table:table-cell>
          <table:table-cell office:value-type="float" office:value="-0.16675345" calcext:value-type="float">
            <text:p>-0.16675345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r, F, L, L,P</text:p>
          </table:table-cell>
          <table:table-cell office:value-type="float" office:value="-0.16675031" calcext:value-type="float">
            <text:p>-0.1667503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L, L, F,P</text:p>
          </table:table-cell>
          <table:table-cell office:value-type="float" office:value="-0.16675031" calcext:value-type="float">
            <text:p>-0.1667503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L, L, F,</text:p>
          </table:table-cell>
          <table:table-cell office:value-type="float" office:value="-0.16674874" calcext:value-type="float">
            <text:p>-0.1667487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r, F, L, L,C</text:p>
          </table:table-cell>
          <table:table-cell office:value-type="float" office:value="-0.16674717" calcext:value-type="float">
            <text:p>-0.16674717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r, F, L, L, L,</text:p>
          </table:table-cell>
          <table:table-cell office:value-type="float" office:value="-0.1667456" calcext:value-type="float">
            <text:p>-0.1667456</text:p>
          </table:table-cell>
          <table:table-cell/>
        </table:table-row>
        <table:table-row table:style-name="ro1">
          <table:table-cell office:value-type="string" calcext:value-type="string">
            <text:p>C, r, r, L, r, F, L, L,0</text:p>
          </table:table-cell>
          <table:table-cell office:value-type="float" office:value="-0.16674403" calcext:value-type="float">
            <text:p>-0.1667440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L, L, r,P</text:p>
          </table:table-cell>
          <table:table-cell office:value-type="float" office:value="-0.16674403" calcext:value-type="float">
            <text:p>-0.1667440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L, L, r,</text:p>
          </table:table-cell>
          <table:table-cell office:value-type="float" office:value="-0.16674246" calcext:value-type="float">
            <text:p>-0.16674246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r, F, L,C</text:p>
          </table:table-cell>
          <table:table-cell office:value-type="float" office:value="-0.16673775" calcext:value-type="float">
            <text:p>-0.16673775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r, F, L, F, r,0</text:p>
          </table:table-cell>
          <table:table-cell office:value-type="float" office:value="-0.16673304" calcext:value-type="float">
            <text:p>-0.1667330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L, F, r,C</text:p>
          </table:table-cell>
          <table:table-cell office:value-type="float" office:value="-0.16673147" calcext:value-type="float">
            <text:p>-0.1667314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F, L, F,0</text:p>
          </table:table-cell>
          <table:table-cell office:value-type="float" office:value="-0.1667299" calcext:value-type="float">
            <text:p>-0.166729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L, F, L,P</text:p>
          </table:table-cell>
          <table:table-cell office:value-type="float" office:value="-0.1667299" calcext:value-type="float">
            <text:p>-0.166729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L, F, L,</text:p>
          </table:table-cell>
          <table:table-cell office:value-type="float" office:value="-0.16672833" calcext:value-type="float">
            <text:p>-0.16672833</text:p>
          </table:table-cell>
          <table:table-cell/>
        </table:table-row>
        <table:table-row table:style-name="ro1">
          <table:table-cell office:value-type="string" calcext:value-type="string">
            <text:p>C, r, r, L, r, F, L, F, L,0</text:p>
          </table:table-cell>
          <table:table-cell office:value-type="float" office:value="-0.16672676" calcext:value-type="float">
            <text:p>-0.1667267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L, F,C</text:p>
          </table:table-cell>
          <table:table-cell office:value-type="float" office:value="-0.16672519" calcext:value-type="float">
            <text:p>-0.1667251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r, F, L, F, F,0</text:p>
          </table:table-cell>
          <table:table-cell office:value-type="float" office:value="-0.16672205" calcext:value-type="float">
            <text:p>-0.1667220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L, F, F,C</text:p>
          </table:table-cell>
          <table:table-cell office:value-type="float" office:value="-0.16672048" calcext:value-type="float">
            <text:p>-0.1667204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F, L,P</text:p>
          </table:table-cell>
          <table:table-cell office:value-type="float" office:value="-0.16671891" calcext:value-type="float">
            <text:p>-0.16671891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r, F, L, R,P</text:p>
          </table:table-cell>
          <table:table-cell office:value-type="float" office:value="-0.16671891" calcext:value-type="float">
            <text:p>-0.1667189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L, R, R,P</text:p>
          </table:table-cell>
          <table:table-cell office:value-type="float" office:value="-0.16671891" calcext:value-type="float">
            <text:p>-0.1667189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F,0</text:p>
          </table:table-cell>
          <table:table-cell office:value-type="float" office:value="-0.16669379" calcext:value-type="float">
            <text:p>-0.16669379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L, r, F, r,P</text:p>
          </table:table-cell>
          <table:table-cell office:value-type="float" office:value="-0.16666396" calcext:value-type="float">
            <text:p>-0.1666639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r, F, r, F,P</text:p>
          </table:table-cell>
          <table:table-cell office:value-type="float" office:value="-0.16666396" calcext:value-type="float">
            <text:p>-0.1666639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r, F, F,P</text:p>
          </table:table-cell>
          <table:table-cell office:value-type="float" office:value="-0.16666396" calcext:value-type="float">
            <text:p>-0.1666639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r, F, F,C</text:p>
          </table:table-cell>
          <table:table-cell office:value-type="float" office:value="-0.16665925" calcext:value-type="float">
            <text:p>-0.1666592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F, r, F, F,0</text:p>
          </table:table-cell>
          <table:table-cell office:value-type="float" office:value="-0.16665611" calcext:value-type="float">
            <text:p>-0.1666561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r, F,C</text:p>
          </table:table-cell>
          <table:table-cell office:value-type="float" office:value="-0.1666514" calcext:value-type="float">
            <text:p>-0.166651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r, F, r, F, L,0</text:p>
          </table:table-cell>
          <table:table-cell office:value-type="float" office:value="-0.16664826" calcext:value-type="float">
            <text:p>-0.1666482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r, F, L,</text:p>
          </table:table-cell>
          <table:table-cell office:value-type="float" office:value="-0.16664669" calcext:value-type="float">
            <text:p>-0.16664669</text:p>
          </table:table-cell>
          <table:table-cell/>
        </table:table-row>
        <table:table-row table:style-name="ro1">
          <table:table-cell office:value-type="string" calcext:value-type="string">
            <text:p>C, r, r, L, r, F, r, F,0</text:p>
          </table:table-cell>
          <table:table-cell office:value-type="float" office:value="-0.16664355" calcext:value-type="float">
            <text:p>-0.1666435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r, F, r,P</text:p>
          </table:table-cell>
          <table:table-cell office:value-type="float" office:value="-0.16664198" calcext:value-type="float">
            <text:p>-0.1666419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r, F, r,C</text:p>
          </table:table-cell>
          <table:table-cell office:value-type="float" office:value="-0.16663884" calcext:value-type="float">
            <text:p>-0.1666388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F, r, F, r,0</text:p>
          </table:table-cell>
          <table:table-cell office:value-type="float" office:value="-0.1666357" calcext:value-type="float">
            <text:p>-0.166635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r,C</text:p>
          </table:table-cell>
          <table:table-cell office:value-type="float" office:value="-0.16662471" calcext:value-type="float">
            <text:p>-0.16662471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r, F, r, L, r,0</text:p>
          </table:table-cell>
          <table:table-cell office:value-type="float" office:value="-0.16661529" calcext:value-type="float">
            <text:p>-0.1666152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r, L, r,C</text:p>
          </table:table-cell>
          <table:table-cell office:value-type="float" office:value="-0.16661058" calcext:value-type="float">
            <text:p>-0.1666105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F, r, L, r,P</text:p>
          </table:table-cell>
          <table:table-cell office:value-type="float" office:value="-0.16660901" calcext:value-type="float">
            <text:p>-0.1666090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F, r, L,0</text:p>
          </table:table-cell>
          <table:table-cell office:value-type="float" office:value="-0.16660587" calcext:value-type="float">
            <text:p>-0.1666058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r, L, L,P</text:p>
          </table:table-cell>
          <table:table-cell office:value-type="float" office:value="-0.1666043" calcext:value-type="float">
            <text:p>-0.166604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r, L, L,</text:p>
          </table:table-cell>
          <table:table-cell office:value-type="float" office:value="-0.16660273" calcext:value-type="float">
            <text:p>-0.16660273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r, F, r, L,C</text:p>
          </table:table-cell>
          <table:table-cell office:value-type="float" office:value="-0.16659802" calcext:value-type="float">
            <text:p>-0.1665980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r, F, r, L, F,0</text:p>
          </table:table-cell>
          <table:table-cell office:value-type="float" office:value="-0.16659488" calcext:value-type="float">
            <text:p>-0.1665948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r, L, F,C</text:p>
          </table:table-cell>
          <table:table-cell office:value-type="float" office:value="-0.16659174" calcext:value-type="float">
            <text:p>-0.1665917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F, r, L,P</text:p>
          </table:table-cell>
          <table:table-cell office:value-type="float" office:value="-0.1665886" calcext:value-type="float">
            <text:p>-0.166588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r, L, R,P</text:p>
          </table:table-cell>
          <table:table-cell office:value-type="float" office:value="-0.1665886" calcext:value-type="float">
            <text:p>-0.166588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F, r,0</text:p>
          </table:table-cell>
          <table:table-cell office:value-type="float" office:value="-0.1665729" calcext:value-type="float">
            <text:p>-0.166572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r, F, r, r,P</text:p>
          </table:table-cell>
          <table:table-cell office:value-type="float" office:value="-0.16654778" calcext:value-type="float">
            <text:p>-0.1665477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F, r, r, F,P</text:p>
          </table:table-cell>
          <table:table-cell office:value-type="float" office:value="-0.16654778" calcext:value-type="float">
            <text:p>-0.1665477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r, r, F,C</text:p>
          </table:table-cell>
          <table:table-cell office:value-type="float" office:value="-0.16653522" calcext:value-type="float">
            <text:p>-0.1665352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F, r, r, F,0</text:p>
          </table:table-cell>
          <table:table-cell office:value-type="float" office:value="-0.1665258" calcext:value-type="float">
            <text:p>-0.166525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F, r, r,C</text:p>
          </table:table-cell>
          <table:table-cell office:value-type="float" office:value="-0.16649283" calcext:value-type="float">
            <text:p>-0.16649283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r,C</text:p>
          </table:table-cell>
          <table:table-cell office:value-type="float" office:value="-0.16643003" calcext:value-type="float">
            <text:p>-0.16643003</text:p>
          </table:table-cell>
          <table:table-cell office:value-type="string" calcext:value-type="string">
            <text:p>Period 5 orbit</text:p>
          </table:table-cell>
        </table:table-row>
        <table:table-row table:style-name="ro1" table:visibility="filter">
          <table:table-cell office:value-type="string" calcext:value-type="string">
            <text:p>C, r, r, L, r, L, r, r,C</text:p>
          </table:table-cell>
          <table:table-cell office:value-type="float" office:value="-0.16636723" calcext:value-type="float">
            <text:p>-0.1663672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r, L, r, r, F,0</text:p>
          </table:table-cell>
          <table:table-cell office:value-type="float" office:value="-0.16633426" calcext:value-type="float">
            <text:p>-0.1663342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r, r, F,C</text:p>
          </table:table-cell>
          <table:table-cell office:value-type="float" office:value="-0.16632484" calcext:value-type="float">
            <text:p>-0.1663248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L, r, r,P</text:p>
          </table:table-cell>
          <table:table-cell office:value-type="float" office:value="-0.16631228" calcext:value-type="float">
            <text:p>-0.1663122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r, r, R,P</text:p>
          </table:table-cell>
          <table:table-cell office:value-type="float" office:value="-0.16631228" calcext:value-type="float">
            <text:p>-0.1663122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L, r,0</text:p>
          </table:table-cell>
          <table:table-cell office:value-type="float" office:value="-0.16628559" calcext:value-type="float">
            <text:p>-0.1662855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r, L, r, L,P</text:p>
          </table:table-cell>
          <table:table-cell office:value-type="float" office:value="-0.16626989" calcext:value-type="float">
            <text:p>-0.1662698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r, L, F,P</text:p>
          </table:table-cell>
          <table:table-cell office:value-type="float" office:value="-0.16626989" calcext:value-type="float">
            <text:p>-0.1662698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r, L, F,C</text:p>
          </table:table-cell>
          <table:table-cell office:value-type="float" office:value="-0.16626675" calcext:value-type="float">
            <text:p>-0.1662667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L, r, L, F,0</text:p>
          </table:table-cell>
          <table:table-cell office:value-type="float" office:value="-0.16626361" calcext:value-type="float">
            <text:p>-0.1662636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r, L,C</text:p>
          </table:table-cell>
          <table:table-cell office:value-type="float" office:value="-0.1662589" calcext:value-type="float">
            <text:p>-0.166258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r, L, r, L, L,0</text:p>
          </table:table-cell>
          <table:table-cell office:value-type="float" office:value="-0.16625576" calcext:value-type="float">
            <text:p>-0.1662557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r, L, L,C</text:p>
          </table:table-cell>
          <table:table-cell office:value-type="float" office:value="-0.16625419" calcext:value-type="float">
            <text:p>-0.1662541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L, r, L, L,P</text:p>
          </table:table-cell>
          <table:table-cell office:value-type="float" office:value="-0.16625262" calcext:value-type="float">
            <text:p>-0.1662526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L, r, L,0</text:p>
          </table:table-cell>
          <table:table-cell office:value-type="float" office:value="-0.16625105" calcext:value-type="float">
            <text:p>-0.1662510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r, L, r,P</text:p>
          </table:table-cell>
          <table:table-cell office:value-type="float" office:value="-0.16624948" calcext:value-type="float">
            <text:p>-0.1662494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r, L, r,C</text:p>
          </table:table-cell>
          <table:table-cell office:value-type="float" office:value="-0.16624634" calcext:value-type="float">
            <text:p>-0.1662463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L, r, L, r,0</text:p>
          </table:table-cell>
          <table:table-cell office:value-type="float" office:value="-0.16624163" calcext:value-type="float">
            <text:p>-0.1662416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r,C</text:p>
          </table:table-cell>
          <table:table-cell office:value-type="float" office:value="-0.16623221" calcext:value-type="float">
            <text:p>-0.16623221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r, L, r, F, r,0</text:p>
          </table:table-cell>
          <table:table-cell office:value-type="float" office:value="-0.16622122" calcext:value-type="float">
            <text:p>-0.1662212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r, F, r,C</text:p>
          </table:table-cell>
          <table:table-cell office:value-type="float" office:value="-0.16621808" calcext:value-type="float">
            <text:p>-0.1662180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L, r, F, r,P</text:p>
          </table:table-cell>
          <table:table-cell office:value-type="float" office:value="-0.16621494" calcext:value-type="float">
            <text:p>-0.1662149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L, r, F,0</text:p>
          </table:table-cell>
          <table:table-cell office:value-type="float" office:value="-0.1662118" calcext:value-type="float">
            <text:p>-0.166211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r, F, L,P</text:p>
          </table:table-cell>
          <table:table-cell office:value-type="float" office:value="-0.16621023" calcext:value-type="float">
            <text:p>-0.1662102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r, F, L,</text:p>
          </table:table-cell>
          <table:table-cell office:value-type="float" office:value="-0.16620866" calcext:value-type="float">
            <text:p>-0.16620866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r, L, r, F,C</text:p>
          </table:table-cell>
          <table:table-cell office:value-type="float" office:value="-0.16620395" calcext:value-type="float">
            <text:p>-0.1662039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r, L, r, F, F,0</text:p>
          </table:table-cell>
          <table:table-cell office:value-type="float" office:value="-0.16619924" calcext:value-type="float">
            <text:p>-0.1661992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r, F, F,C</text:p>
          </table:table-cell>
          <table:table-cell office:value-type="float" office:value="-0.16619767" calcext:value-type="float">
            <text:p>-0.1661976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L, r,P</text:p>
          </table:table-cell>
          <table:table-cell office:value-type="float" office:value="-0.16619296" calcext:value-type="float">
            <text:p>-0.1661929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r, L, r, R,P</text:p>
          </table:table-cell>
          <table:table-cell office:value-type="float" office:value="-0.16619296" calcext:value-type="float">
            <text:p>-0.1661929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r, R, R,P</text:p>
          </table:table-cell>
          <table:table-cell office:value-type="float" office:value="-0.16619296" calcext:value-type="float">
            <text:p>-0.1661929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L,0</text:p>
          </table:table-cell>
          <table:table-cell office:value-type="float" office:value="-0.16616156" calcext:value-type="float">
            <text:p>-0.16616156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L, r, L, L,P</text:p>
          </table:table-cell>
          <table:table-cell office:value-type="float" office:value="-0.16613644" calcext:value-type="float">
            <text:p>-0.16613644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r, L, L, F,P</text:p>
          </table:table-cell>
          <table:table-cell office:value-type="float" office:value="-0.16613644" calcext:value-type="float">
            <text:p>-0.1661364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L, F, F,P</text:p>
          </table:table-cell>
          <table:table-cell office:value-type="float" office:value="-0.16613644" calcext:value-type="float">
            <text:p>-0.1661364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L, F, F,C</text:p>
          </table:table-cell>
          <table:table-cell office:value-type="float" office:value="-0.1661333" calcext:value-type="float">
            <text:p>-0.166133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L, L, F, F,0</text:p>
          </table:table-cell>
          <table:table-cell office:value-type="float" office:value="-0.16613173" calcext:value-type="float">
            <text:p>-0.1661317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L, F,C</text:p>
          </table:table-cell>
          <table:table-cell office:value-type="float" office:value="-0.16612859" calcext:value-type="float">
            <text:p>-0.16612859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r, L, L, F, L,</text:p>
          </table:table-cell>
          <table:table-cell office:value-type="float" office:value="-0.16612702" calcext:value-type="float">
            <text:p>-0.1661270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r, L, L, F, L,P</text:p>
          </table:table-cell>
          <table:table-cell office:value-type="float" office:value="-0.16612545" calcext:value-type="float">
            <text:p>-0.1661254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L, L, F,0</text:p>
          </table:table-cell>
          <table:table-cell office:value-type="float" office:value="-0.16612388" calcext:value-type="float">
            <text:p>-0.1661238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L, F, r,P</text:p>
          </table:table-cell>
          <table:table-cell office:value-type="float" office:value="-0.16612388" calcext:value-type="float">
            <text:p>-0.1661238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L, F, r,C</text:p>
          </table:table-cell>
          <table:table-cell office:value-type="float" office:value="-0.16612231" calcext:value-type="float">
            <text:p>-0.1661223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L, L, F, r,0</text:p>
          </table:table-cell>
          <table:table-cell office:value-type="float" office:value="-0.16612074" calcext:value-type="float">
            <text:p>-0.1661207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L,C</text:p>
          </table:table-cell>
          <table:table-cell office:value-type="float" office:value="-0.16611603" calcext:value-type="float">
            <text:p>-0.16611603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r, L, r, L, L, L, r,</text:p>
          </table:table-cell>
          <table:table-cell office:value-type="float" office:value="-0.16611132" calcext:value-type="float">
            <text:p>-0.16611132</text:p>
          </table:table-cell>
          <table:table-cell/>
        </table:table-row>
        <table:table-row table:style-name="ro1">
          <table:table-cell office:value-type="string" calcext:value-type="string">
            <text:p>C, r, r, L, r, L, L, L,0</text:p>
          </table:table-cell>
          <table:table-cell office:value-type="float" office:value="-0.16610975" calcext:value-type="float">
            <text:p>-0.1661097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L, L, L,P</text:p>
          </table:table-cell>
          <table:table-cell office:value-type="float" office:value="-0.16610975" calcext:value-type="float">
            <text:p>-0.1661097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L, L, L,</text:p>
          </table:table-cell>
          <table:table-cell office:value-type="float" office:value="-0.16610818" calcext:value-type="float">
            <text:p>-0.16610818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r, L, L, L,C</text:p>
          </table:table-cell>
          <table:table-cell office:value-type="float" office:value="-0.16610661" calcext:value-type="float">
            <text:p>-0.16610661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r, L, L, L, F,</text:p>
          </table:table-cell>
          <table:table-cell office:value-type="float" office:value="-0.16610504" calcext:value-type="float">
            <text:p>-0.1661050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r, L, L, L,P</text:p>
          </table:table-cell>
          <table:table-cell office:value-type="float" office:value="-0.16610347" calcext:value-type="float">
            <text:p>-0.1661034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L, L, R,P</text:p>
          </table:table-cell>
          <table:table-cell office:value-type="float" office:value="-0.16610347" calcext:value-type="float">
            <text:p>-0.1661034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L, L,0</text:p>
          </table:table-cell>
          <table:table-cell office:value-type="float" office:value="-0.16610033" calcext:value-type="float">
            <text:p>-0.16610033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r, L, L, r,P</text:p>
          </table:table-cell>
          <table:table-cell office:value-type="float" office:value="-0.16609405" calcext:value-type="float">
            <text:p>-0.1660940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L, r, F,P</text:p>
          </table:table-cell>
          <table:table-cell office:value-type="float" office:value="-0.16609405" calcext:value-type="float">
            <text:p>-0.1660940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L, r, F,C</text:p>
          </table:table-cell>
          <table:table-cell office:value-type="float" office:value="-0.16609248" calcext:value-type="float">
            <text:p>-0.1660924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L, L, r, F,0</text:p>
          </table:table-cell>
          <table:table-cell office:value-type="float" office:value="-0.16609091" calcext:value-type="float">
            <text:p>-0.1660909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L, r,C</text:p>
          </table:table-cell>
          <table:table-cell office:value-type="float" office:value="-0.16608777" calcext:value-type="float">
            <text:p>-0.1660877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r, L, L, r, L,0</text:p>
          </table:table-cell>
          <table:table-cell office:value-type="float" office:value="-0.16608463" calcext:value-type="float">
            <text:p>-0.1660846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L, r, L,C</text:p>
          </table:table-cell>
          <table:table-cell office:value-type="float" office:value="-0.16608306" calcext:value-type="float">
            <text:p>-0.1660830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L, L, r, L,P</text:p>
          </table:table-cell>
          <table:table-cell office:value-type="float" office:value="-0.16608149" calcext:value-type="float">
            <text:p>-0.1660814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L, L, r,0</text:p>
          </table:table-cell>
          <table:table-cell office:value-type="float" office:value="-0.16607835" calcext:value-type="float">
            <text:p>-0.1660783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L, r, r,P</text:p>
          </table:table-cell>
          <table:table-cell office:value-type="float" office:value="-0.16607364" calcext:value-type="float">
            <text:p>-0.1660736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L, r, r,C</text:p>
          </table:table-cell>
          <table:table-cell office:value-type="float" office:value="-0.16606265" calcext:value-type="float">
            <text:p>-0.1660626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L,C</text:p>
          </table:table-cell>
          <table:table-cell office:value-type="float" office:value="-0.16605166" calcext:value-type="float">
            <text:p>-0.16605166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L, r, L, F, r, r,C</text:p>
          </table:table-cell>
          <table:table-cell office:value-type="float" office:value="-0.1660391" calcext:value-type="float">
            <text:p>-0.166039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L, F, r, r,P</text:p>
          </table:table-cell>
          <table:table-cell office:value-type="float" office:value="-0.16602497" calcext:value-type="float">
            <text:p>-0.1660249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L, F, r,0</text:p>
          </table:table-cell>
          <table:table-cell office:value-type="float" office:value="-0.16601869" calcext:value-type="float">
            <text:p>-0.1660186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F, r, L,P</text:p>
          </table:table-cell>
          <table:table-cell office:value-type="float" office:value="-0.16601555" calcext:value-type="float">
            <text:p>-0.1660155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F, r, L,C</text:p>
          </table:table-cell>
          <table:table-cell office:value-type="float" office:value="-0.16601241" calcext:value-type="float">
            <text:p>-0.1660124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L, F, r, L,0</text:p>
          </table:table-cell>
          <table:table-cell office:value-type="float" office:value="-0.16601084" calcext:value-type="float">
            <text:p>-0.1660108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F, r,C</text:p>
          </table:table-cell>
          <table:table-cell office:value-type="float" office:value="-0.16600613" calcext:value-type="float">
            <text:p>-0.1660061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r, L, F, r, F,0</text:p>
          </table:table-cell>
          <table:table-cell office:value-type="float" office:value="-0.16599985" calcext:value-type="float">
            <text:p>-0.1659998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F, r, F,C</text:p>
          </table:table-cell>
          <table:table-cell office:value-type="float" office:value="-0.16599828" calcext:value-type="float">
            <text:p>-0.1659982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L, F, r,P</text:p>
          </table:table-cell>
          <table:table-cell office:value-type="float" office:value="-0.16599514" calcext:value-type="float">
            <text:p>-0.1659951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F, r, R,P</text:p>
          </table:table-cell>
          <table:table-cell office:value-type="float" office:value="-0.16599514" calcext:value-type="float">
            <text:p>-0.1659951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L, F,0</text:p>
          </table:table-cell>
          <table:table-cell office:value-type="float" office:value="-0.16598729" calcext:value-type="float">
            <text:p>-0.1659872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r, L, F, L,P</text:p>
          </table:table-cell>
          <table:table-cell office:value-type="float" office:value="-0.16597944" calcext:value-type="float">
            <text:p>-0.1659794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F, L, F,P</text:p>
          </table:table-cell>
          <table:table-cell office:value-type="float" office:value="-0.16597944" calcext:value-type="float">
            <text:p>-0.1659794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F, L, F,C</text:p>
          </table:table-cell>
          <table:table-cell office:value-type="float" office:value="-0.16597787" calcext:value-type="float">
            <text:p>-0.1659778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L, F, L, F,0</text:p>
          </table:table-cell>
          <table:table-cell office:value-type="float" office:value="-0.1659763" calcext:value-type="float">
            <text:p>-0.165976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F, L,C</text:p>
          </table:table-cell>
          <table:table-cell office:value-type="float" office:value="-0.16597316" calcext:value-type="float">
            <text:p>-0.16597316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L, r, L, F, L, L,</text:p>
          </table:table-cell>
          <table:table-cell office:value-type="float" office:value="-0.16597159" calcext:value-type="float">
            <text:p>-0.16597159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L, r, L, F, L, L,P</text:p>
          </table:table-cell>
          <table:table-cell office:value-type="float" office:value="-0.16597002" calcext:value-type="float">
            <text:p>-0.1659700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L, F, L,0</text:p>
          </table:table-cell>
          <table:table-cell office:value-type="float" office:value="-0.16596845" calcext:value-type="float">
            <text:p>-0.1659684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F, L, r,P</text:p>
          </table:table-cell>
          <table:table-cell office:value-type="float" office:value="-0.16596688" calcext:value-type="float">
            <text:p>-0.1659668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F, L, r,C</text:p>
          </table:table-cell>
          <table:table-cell office:value-type="float" office:value="-0.16596531" calcext:value-type="float">
            <text:p>-0.1659653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L, F, L, r,0</text:p>
          </table:table-cell>
          <table:table-cell office:value-type="float" office:value="-0.16596217" calcext:value-type="float">
            <text:p>-0.1659621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F,C</text:p>
          </table:table-cell>
          <table:table-cell office:value-type="float" office:value="-0.16595432" calcext:value-type="float">
            <text:p>-0.16595432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r, L, F, F, r,0</text:p>
          </table:table-cell>
          <table:table-cell office:value-type="float" office:value="-0.16594333" calcext:value-type="float">
            <text:p>-0.1659433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F, F, r,C</text:p>
          </table:table-cell>
          <table:table-cell office:value-type="float" office:value="-0.16593862" calcext:value-type="float">
            <text:p>-0.1659386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L, F, F, r,P</text:p>
          </table:table-cell>
          <table:table-cell office:value-type="float" office:value="-0.16593391" calcext:value-type="float">
            <text:p>-0.1659339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L, F, F,0</text:p>
          </table:table-cell>
          <table:table-cell office:value-type="float" office:value="-0.16593234" calcext:value-type="float">
            <text:p>-0.1659323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F, F, L,P</text:p>
          </table:table-cell>
          <table:table-cell office:value-type="float" office:value="-0.1659292" calcext:value-type="float">
            <text:p>-0.165929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F, F, L,C</text:p>
          </table:table-cell>
          <table:table-cell office:value-type="float" office:value="-0.16592763" calcext:value-type="float">
            <text:p>-0.1659276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L, F, F, L,0</text:p>
          </table:table-cell>
          <table:table-cell office:value-type="float" office:value="-0.16592449" calcext:value-type="float">
            <text:p>-0.1659244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F, F,C</text:p>
          </table:table-cell>
          <table:table-cell office:value-type="float" office:value="-0.16591978" calcext:value-type="float">
            <text:p>-0.1659197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r, L, F, F, F,0</text:p>
          </table:table-cell>
          <table:table-cell office:value-type="float" office:value="-0.16591036" calcext:value-type="float">
            <text:p>-0.1659103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L, F, F, F,C</text:p>
          </table:table-cell>
          <table:table-cell office:value-type="float" office:value="-0.16590565" calcext:value-type="float">
            <text:p>-0.1659056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L,P</text:p>
          </table:table-cell>
          <table:table-cell office:value-type="float" office:value="-0.16589623" calcext:value-type="float">
            <text:p>-0.16589623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L, r, L, R,P</text:p>
          </table:table-cell>
          <table:table-cell office:value-type="float" office:value="-0.16589623" calcext:value-type="float">
            <text:p>-0.1658962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r, L, R, R,P</text:p>
          </table:table-cell>
          <table:table-cell office:value-type="float" office:value="-0.16589623" calcext:value-type="float">
            <text:p>-0.1658962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L, R, R, R,P</text:p>
          </table:table-cell>
          <table:table-cell office:value-type="float" office:value="-0.16589623" calcext:value-type="float">
            <text:p>-0.1658962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0</text:p>
          </table:table-cell>
          <table:table-cell office:value-type="float" office:value="-0.16566073" calcext:value-type="float">
            <text:p>-0.16566073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r, L, r, r,P</text:p>
          </table:table-cell>
          <table:table-cell office:value-type="float" office:value="-0.16525881" calcext:value-type="float">
            <text:p>-0.16525881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L, r, r, F,P</text:p>
          </table:table-cell>
          <table:table-cell office:value-type="float" office:value="-0.16525881" calcext:value-type="float">
            <text:p>-0.16525881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L, r, r, F, F,P</text:p>
          </table:table-cell>
          <table:table-cell office:value-type="float" office:value="-0.16525881" calcext:value-type="float">
            <text:p>-0.1652588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r, F, F, F,P</text:p>
          </table:table-cell>
          <table:table-cell office:value-type="float" office:value="-0.16525881" calcext:value-type="float">
            <text:p>-0.1652588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r, F, F, F,C</text:p>
          </table:table-cell>
          <table:table-cell office:value-type="float" office:value="-0.16522741" calcext:value-type="float">
            <text:p>-0.1652274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r, F, F, F,0</text:p>
          </table:table-cell>
          <table:table-cell office:value-type="float" office:value="-0.16521171" calcext:value-type="float">
            <text:p>-0.1652117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r, F, F,C</text:p>
          </table:table-cell>
          <table:table-cell office:value-type="float" office:value="-0.16518188" calcext:value-type="float">
            <text:p>-0.1651818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r, r, F, F, L,0</text:p>
          </table:table-cell>
          <table:table-cell office:value-type="float" office:value="-0.16516147" calcext:value-type="float">
            <text:p>-0.1651614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r, F, F, L,C</text:p>
          </table:table-cell>
          <table:table-cell office:value-type="float" office:value="-0.16515519" calcext:value-type="float">
            <text:p>-0.1651551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r, F, F, L,P</text:p>
          </table:table-cell>
          <table:table-cell office:value-type="float" office:value="-0.16514734" calcext:value-type="float">
            <text:p>-0.1651473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r, F, F,0</text:p>
          </table:table-cell>
          <table:table-cell office:value-type="float" office:value="-0.16513792" calcext:value-type="float">
            <text:p>-0.1651379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r, F, F, r,P</text:p>
          </table:table-cell>
          <table:table-cell office:value-type="float" office:value="-0.16512536" calcext:value-type="float">
            <text:p>-0.1651253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r, F, F, r,C</text:p>
          </table:table-cell>
          <table:table-cell office:value-type="float" office:value="-0.16511123" calcext:value-type="float">
            <text:p>-0.1651112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r, F, F, r,0</text:p>
          </table:table-cell>
          <table:table-cell office:value-type="float" office:value="-0.16509082" calcext:value-type="float">
            <text:p>-0.1650908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r, F,C</text:p>
          </table:table-cell>
          <table:table-cell office:value-type="float" office:value="-0.16504529" calcext:value-type="float">
            <text:p>-0.16504529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L, r, r, F, L, r,0</text:p>
          </table:table-cell>
          <table:table-cell office:value-type="float" office:value="-0.16500447" calcext:value-type="float">
            <text:p>-0.1650044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r, F, L, r,C</text:p>
          </table:table-cell>
          <table:table-cell office:value-type="float" office:value="-0.16498877" calcext:value-type="float">
            <text:p>-0.1649887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r, F, L, r,P</text:p>
          </table:table-cell>
          <table:table-cell office:value-type="float" office:value="-0.16497778" calcext:value-type="float">
            <text:p>-0.1649777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r, F, L,0</text:p>
          </table:table-cell>
          <table:table-cell office:value-type="float" office:value="-0.16496993" calcext:value-type="float">
            <text:p>-0.1649699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r, F, L, L,P</text:p>
          </table:table-cell>
          <table:table-cell office:value-type="float" office:value="-0.16496365" calcext:value-type="float">
            <text:p>-0.1649636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r, F, L, L,C</text:p>
          </table:table-cell>
          <table:table-cell office:value-type="float" office:value="-0.16495894" calcext:value-type="float">
            <text:p>-0.1649589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r, F, L, L,0</text:p>
          </table:table-cell>
          <table:table-cell office:value-type="float" office:value="-0.1649558" calcext:value-type="float">
            <text:p>-0.164955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r, F, L,C</text:p>
          </table:table-cell>
          <table:table-cell office:value-type="float" office:value="-0.16494324" calcext:value-type="float">
            <text:p>-0.1649432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r, r, F, L, F,0</text:p>
          </table:table-cell>
          <table:table-cell office:value-type="float" office:value="-0.16492911" calcext:value-type="float">
            <text:p>-0.1649291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r, F, L, F,C</text:p>
          </table:table-cell>
          <table:table-cell office:value-type="float" office:value="-0.16492126" calcext:value-type="float">
            <text:p>-0.1649212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r, F, L,P</text:p>
          </table:table-cell>
          <table:table-cell office:value-type="float" office:value="-0.16491027" calcext:value-type="float">
            <text:p>-0.1649102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r, F, L, R,P</text:p>
          </table:table-cell>
          <table:table-cell office:value-type="float" office:value="-0.16491027" calcext:value-type="float">
            <text:p>-0.1649102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r, F,0</text:p>
          </table:table-cell>
          <table:table-cell office:value-type="float" office:value="-0.16486474" calcext:value-type="float">
            <text:p>-0.1648647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L, r, r, F, r,P</text:p>
          </table:table-cell>
          <table:table-cell office:value-type="float" office:value="-0.16480665" calcext:value-type="float">
            <text:p>-0.1648066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L, r, r, F, r, F,P</text:p>
          </table:table-cell>
          <table:table-cell office:value-type="float" office:value="-0.16480665" calcext:value-type="float">
            <text:p>-0.1648066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r, F, r, F,C</text:p>
          </table:table-cell>
          <table:table-cell office:value-type="float" office:value="-0.16478153" calcext:value-type="float">
            <text:p>-0.1647815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L, r, r, F, r, F,0</text:p>
          </table:table-cell>
          <table:table-cell office:value-type="float" office:value="-0.16476583" calcext:value-type="float">
            <text:p>-0.1647658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r, F, r,C</text:p>
          </table:table-cell>
          <table:table-cell office:value-type="float" office:value="-0.16472344" calcext:value-type="float">
            <text:p>-0.1647234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L, r, r, F, r, L,0</text:p>
          </table:table-cell>
          <table:table-cell office:value-type="float" office:value="-0.16467948" calcext:value-type="float">
            <text:p>-0.1646794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L, r, r, F, r, L,C</text:p>
          </table:table-cell>
          <table:table-cell office:value-type="float" office:value="-0.16466064" calcext:value-type="float">
            <text:p>-0.1646606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r, F, r, L,P</text:p>
          </table:table-cell>
          <table:table-cell office:value-type="float" office:value="-0.16463238" calcext:value-type="float">
            <text:p>-0.1646323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L, r, r, F, r,0</text:p>
          </table:table-cell>
          <table:table-cell office:value-type="float" office:value="-0.16458842" calcext:value-type="float">
            <text:p>-0.1645884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L, r, r, F, r, r,P</text:p>
          </table:table-cell>
          <table:table-cell office:value-type="float" office:value="-0.16450835" calcext:value-type="float">
            <text:p>-0.1645083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L, r, r, F, r, r,C</text:p>
          </table:table-cell>
          <table:table-cell office:value-type="float" office:value="-0.16419592" calcext:value-type="float">
            <text:p>-0.1641959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L, r, r,C</text:p>
          </table:table-cell>
          <table:table-cell office:value-type="float" office:value="-0.16396199" calcext:value-type="float">
            <text:p>-0.16396199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C</text:p>
          </table:table-cell>
          <table:table-cell office:value-type="float" office:value="-0.16364328" calcext:value-type="float">
            <text:p>-0.16364328</text:p>
          </table:table-cell>
          <table:table-cell office:value-type="string" calcext:value-type="string">
            <text:p>Period 3 orbit</text:p>
          </table:table-cell>
        </table:table-row>
        <table:table-row table:style-name="ro1" table:visibility="filter">
          <table:table-cell office:value-type="string" calcext:value-type="string">
            <text:p>C, r, r, F, r, r,C</text:p>
          </table:table-cell>
          <table:table-cell office:value-type="float" office:value="-0.16364328" calcext:value-type="float">
            <text:p>-0.16364328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F, r, r, F, r, r,C</text:p>
          </table:table-cell>
          <table:table-cell office:value-type="float" office:value="-0.16364328" calcext:value-type="float">
            <text:p>-0.1636432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r, F, r, r,P</text:p>
          </table:table-cell>
          <table:table-cell office:value-type="float" office:value="-0.16309221" calcext:value-type="float">
            <text:p>-0.1630922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r, F, r,0</text:p>
          </table:table-cell>
          <table:table-cell office:value-type="float" office:value="-0.16299644" calcext:value-type="float">
            <text:p>-0.1629964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r, F, r, L,P</text:p>
          </table:table-cell>
          <table:table-cell office:value-type="float" office:value="-0.16294463" calcext:value-type="float">
            <text:p>-0.1629446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r, F, r, L,C</text:p>
          </table:table-cell>
          <table:table-cell office:value-type="float" office:value="-0.16291166" calcext:value-type="float">
            <text:p>-0.1629116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r, F, r, L,0</text:p>
          </table:table-cell>
          <table:table-cell office:value-type="float" office:value="-0.16288968" calcext:value-type="float">
            <text:p>-0.1628896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r, F, r,C</text:p>
          </table:table-cell>
          <table:table-cell office:value-type="float" office:value="-0.16283787" calcext:value-type="float">
            <text:p>-0.1628378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r, F, r, F,0</text:p>
          </table:table-cell>
          <table:table-cell office:value-type="float" office:value="-0.1627892" calcext:value-type="float">
            <text:p>-0.162789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r, F, r, F,C</text:p>
          </table:table-cell>
          <table:table-cell office:value-type="float" office:value="-0.16277036" calcext:value-type="float">
            <text:p>-0.1627703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r, F, r,P</text:p>
          </table:table-cell>
          <table:table-cell office:value-type="float" office:value="-0.1627421" calcext:value-type="float">
            <text:p>-0.162742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r, F, r, R,P</text:p>
          </table:table-cell>
          <table:table-cell office:value-type="float" office:value="-0.1627421" calcext:value-type="float">
            <text:p>-0.162742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r, F,0</text:p>
          </table:table-cell>
          <table:table-cell office:value-type="float" office:value="-0.16267459" calcext:value-type="float">
            <text:p>-0.1626745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r, r, F, L,P</text:p>
          </table:table-cell>
          <table:table-cell office:value-type="float" office:value="-0.16262278" calcext:value-type="float">
            <text:p>-0.1626227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r, F, L, F,P</text:p>
          </table:table-cell>
          <table:table-cell office:value-type="float" office:value="-0.16262278" calcext:value-type="float">
            <text:p>-0.1626227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r, F, L, F,C</text:p>
          </table:table-cell>
          <table:table-cell office:value-type="float" office:value="-0.16260865" calcext:value-type="float">
            <text:p>-0.1626086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r, F, L, F,0</text:p>
          </table:table-cell>
          <table:table-cell office:value-type="float" office:value="-0.1626008" calcext:value-type="float">
            <text:p>-0.162600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r, F, L,C</text:p>
          </table:table-cell>
          <table:table-cell office:value-type="float" office:value="-0.16258353" calcext:value-type="float">
            <text:p>-0.1625835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r, F, L, L,0</text:p>
          </table:table-cell>
          <table:table-cell office:value-type="float" office:value="-0.1625694" calcext:value-type="float">
            <text:p>-0.162569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r, F, L, L,C</text:p>
          </table:table-cell>
          <table:table-cell office:value-type="float" office:value="-0.16256469" calcext:value-type="float">
            <text:p>-0.1625646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r, F, L, L,P</text:p>
          </table:table-cell>
          <table:table-cell office:value-type="float" office:value="-0.16255998" calcext:value-type="float">
            <text:p>-0.1625599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r, F, L,0</text:p>
          </table:table-cell>
          <table:table-cell office:value-type="float" office:value="-0.16255213" calcext:value-type="float">
            <text:p>-0.1625521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r, F, L, r,P</text:p>
          </table:table-cell>
          <table:table-cell office:value-type="float" office:value="-0.16254271" calcext:value-type="float">
            <text:p>-0.1625427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r, F, L, r,C</text:p>
          </table:table-cell>
          <table:table-cell office:value-type="float" office:value="-0.16253015" calcext:value-type="float">
            <text:p>-0.1625301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r, F, L, r,0</text:p>
          </table:table-cell>
          <table:table-cell office:value-type="float" office:value="-0.16250974" calcext:value-type="float">
            <text:p>-0.1625097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r, F,C</text:p>
          </table:table-cell>
          <table:table-cell office:value-type="float" office:value="-0.16246578" calcext:value-type="float">
            <text:p>-0.16246578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r, r, F, F, r,0</text:p>
          </table:table-cell>
          <table:table-cell office:value-type="float" office:value="-0.16241711" calcext:value-type="float">
            <text:p>-0.1624171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r, F, F, r,C</text:p>
          </table:table-cell>
          <table:table-cell office:value-type="float" office:value="-0.16239199" calcext:value-type="float">
            <text:p>-0.1623919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r, F, F, r,P</text:p>
          </table:table-cell>
          <table:table-cell office:value-type="float" office:value="-0.16237472" calcext:value-type="float">
            <text:p>-0.1623747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r, F, F,0</text:p>
          </table:table-cell>
          <table:table-cell office:value-type="float" office:value="-0.16236059" calcext:value-type="float">
            <text:p>-0.1623605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r, F, F, L,P</text:p>
          </table:table-cell>
          <table:table-cell office:value-type="float" office:value="-0.16234803" calcext:value-type="float">
            <text:p>-0.1623480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r, F, F, L,C</text:p>
          </table:table-cell>
          <table:table-cell office:value-type="float" office:value="-0.16233861" calcext:value-type="float">
            <text:p>-0.1623386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r, F, F, L,0</text:p>
          </table:table-cell>
          <table:table-cell office:value-type="float" office:value="-0.16233076" calcext:value-type="float">
            <text:p>-0.1623307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r, F, F,C</text:p>
          </table:table-cell>
          <table:table-cell office:value-type="float" office:value="-0.16230721" calcext:value-type="float">
            <text:p>-0.1623072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r, F, F, F,0</text:p>
          </table:table-cell>
          <table:table-cell office:value-type="float" office:value="-0.16227424" calcext:value-type="float">
            <text:p>-0.1622742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r, F, F, F,C</text:p>
          </table:table-cell>
          <table:table-cell office:value-type="float" office:value="-0.16225383" calcext:value-type="float">
            <text:p>-0.1622538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r,P</text:p>
          </table:table-cell>
          <table:table-cell office:value-type="float" office:value="-0.16221772" calcext:value-type="float">
            <text:p>-0.16221772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F, r, r, R,P</text:p>
          </table:table-cell>
          <table:table-cell office:value-type="float" office:value="-0.16221772" calcext:value-type="float">
            <text:p>-0.1622177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r, r, R, R,P</text:p>
          </table:table-cell>
          <table:table-cell office:value-type="float" office:value="-0.16221772" calcext:value-type="float">
            <text:p>-0.1622177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r, R, R, R,P</text:p>
          </table:table-cell>
          <table:table-cell office:value-type="float" office:value="-0.16221772" calcext:value-type="float">
            <text:p>-0.1622177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0</text:p>
          </table:table-cell>
          <table:table-cell office:value-type="float" office:value="-0.16174201" calcext:value-type="float">
            <text:p>-0.16174201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r, F, r, L,P</text:p>
          </table:table-cell>
          <table:table-cell office:value-type="float" office:value="-0.16145784" calcext:value-type="float">
            <text:p>-0.16145784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F, r, L, F,P</text:p>
          </table:table-cell>
          <table:table-cell office:value-type="float" office:value="-0.16145784" calcext:value-type="float">
            <text:p>-0.16145784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r, L, F, F,P</text:p>
          </table:table-cell>
          <table:table-cell office:value-type="float" office:value="-0.16145784" calcext:value-type="float">
            <text:p>-0.1614578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F, F, F,P</text:p>
          </table:table-cell>
          <table:table-cell office:value-type="float" office:value="-0.16145784" calcext:value-type="float">
            <text:p>-0.1614578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F, F, F,C</text:p>
          </table:table-cell>
          <table:table-cell office:value-type="float" office:value="-0.16144528" calcext:value-type="float">
            <text:p>-0.1614452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L, F, F, F,0</text:p>
          </table:table-cell>
          <table:table-cell office:value-type="float" office:value="-0.161439" calcext:value-type="float">
            <text:p>-0.16143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F, F,C</text:p>
          </table:table-cell>
          <table:table-cell office:value-type="float" office:value="-0.16142958" calcext:value-type="float">
            <text:p>-0.1614295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L, F, F, L,0</text:p>
          </table:table-cell>
          <table:table-cell office:value-type="float" office:value="-0.16142173" calcext:value-type="float">
            <text:p>-0.1614217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F, F, L,C</text:p>
          </table:table-cell>
          <table:table-cell office:value-type="float" office:value="-0.16142016" calcext:value-type="float">
            <text:p>-0.1614201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L, F, F, L,P</text:p>
          </table:table-cell>
          <table:table-cell office:value-type="float" office:value="-0.16141702" calcext:value-type="float">
            <text:p>-0.1614170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L, F, F,0</text:p>
          </table:table-cell>
          <table:table-cell office:value-type="float" office:value="-0.16141388" calcext:value-type="float">
            <text:p>-0.1614138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F, F, r,P</text:p>
          </table:table-cell>
          <table:table-cell office:value-type="float" office:value="-0.16140917" calcext:value-type="float">
            <text:p>-0.1614091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F, F, r,C</text:p>
          </table:table-cell>
          <table:table-cell office:value-type="float" office:value="-0.16140446" calcext:value-type="float">
            <text:p>-0.1614044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L, F, F, r,0</text:p>
          </table:table-cell>
          <table:table-cell office:value-type="float" office:value="-0.16139818" calcext:value-type="float">
            <text:p>-0.1613981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F,C</text:p>
          </table:table-cell>
          <table:table-cell office:value-type="float" office:value="-0.16138719" calcext:value-type="float">
            <text:p>-0.16138719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r, L, F, L, r,0</text:p>
          </table:table-cell>
          <table:table-cell office:value-type="float" office:value="-0.16137777" calcext:value-type="float">
            <text:p>-0.1613777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F, L, r,C</text:p>
          </table:table-cell>
          <table:table-cell office:value-type="float" office:value="-0.16137306" calcext:value-type="float">
            <text:p>-0.1613730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L, F, L, r,P</text:p>
          </table:table-cell>
          <table:table-cell office:value-type="float" office:value="-0.16136992" calcext:value-type="float">
            <text:p>-0.1613699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L, F, L,0</text:p>
          </table:table-cell>
          <table:table-cell office:value-type="float" office:value="-0.16136835" calcext:value-type="float">
            <text:p>-0.1613683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F, L, L,P</text:p>
          </table:table-cell>
          <table:table-cell office:value-type="float" office:value="-0.16136678" calcext:value-type="float">
            <text:p>-0.1613667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F, L, L,</text:p>
          </table:table-cell>
          <table:table-cell office:value-type="float" office:value="-0.16136521" calcext:value-type="float">
            <text:p>-0.1613652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r, L, F, L,C</text:p>
          </table:table-cell>
          <table:table-cell office:value-type="float" office:value="-0.16136207" calcext:value-type="float">
            <text:p>-0.1613620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L, F, L, F,0</text:p>
          </table:table-cell>
          <table:table-cell office:value-type="float" office:value="-0.16135893" calcext:value-type="float">
            <text:p>-0.1613589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F, L, F,C</text:p>
          </table:table-cell>
          <table:table-cell office:value-type="float" office:value="-0.16135736" calcext:value-type="float">
            <text:p>-0.1613573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L, F, L,P</text:p>
          </table:table-cell>
          <table:table-cell office:value-type="float" office:value="-0.16135422" calcext:value-type="float">
            <text:p>-0.1613542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F, L, R,P</text:p>
          </table:table-cell>
          <table:table-cell office:value-type="float" office:value="-0.16135422" calcext:value-type="float">
            <text:p>-0.1613542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L, F,0</text:p>
          </table:table-cell>
          <table:table-cell office:value-type="float" office:value="-0.16134637" calcext:value-type="float">
            <text:p>-0.16134637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r, L, F, r,P</text:p>
          </table:table-cell>
          <table:table-cell office:value-type="float" office:value="-0.16133538" calcext:value-type="float">
            <text:p>-0.1613353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F, r, F,P</text:p>
          </table:table-cell>
          <table:table-cell office:value-type="float" office:value="-0.16133538" calcext:value-type="float">
            <text:p>-0.1613353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F, r, F,C</text:p>
          </table:table-cell>
          <table:table-cell office:value-type="float" office:value="-0.16133067" calcext:value-type="float">
            <text:p>-0.1613306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L, F, r, F,0</text:p>
          </table:table-cell>
          <table:table-cell office:value-type="float" office:value="-0.16132753" calcext:value-type="float">
            <text:p>-0.1613275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F, r,C</text:p>
          </table:table-cell>
          <table:table-cell office:value-type="float" office:value="-0.16132125" calcext:value-type="float">
            <text:p>-0.1613212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L, F, r, L,0</text:p>
          </table:table-cell>
          <table:table-cell office:value-type="float" office:value="-0.16131497" calcext:value-type="float">
            <text:p>-0.1613149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F, r, L,C</text:p>
          </table:table-cell>
          <table:table-cell office:value-type="float" office:value="-0.16131183" calcext:value-type="float">
            <text:p>-0.1613118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L, F, r, L,P</text:p>
          </table:table-cell>
          <table:table-cell office:value-type="float" office:value="-0.16130712" calcext:value-type="float">
            <text:p>-0.161307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L, F, r,0</text:p>
          </table:table-cell>
          <table:table-cell office:value-type="float" office:value="-0.16130241" calcext:value-type="float">
            <text:p>-0.1613024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F, r, r,P</text:p>
          </table:table-cell>
          <table:table-cell office:value-type="float" office:value="-0.16129142" calcext:value-type="float">
            <text:p>-0.1612914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C</text:p>
          </table:table-cell>
          <table:table-cell office:value-type="float" office:value="-0.16126787" calcext:value-type="float">
            <text:p>-0.16126787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F, r, L, L, r, r,P</text:p>
          </table:table-cell>
          <table:table-cell office:value-type="float" office:value="-0.16124589" calcext:value-type="float">
            <text:p>-0.1612458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L, L, r,0</text:p>
          </table:table-cell>
          <table:table-cell office:value-type="float" office:value="-0.16123804" calcext:value-type="float">
            <text:p>-0.1612380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L, r, L,P</text:p>
          </table:table-cell>
          <table:table-cell office:value-type="float" office:value="-0.16123333" calcext:value-type="float">
            <text:p>-0.1612333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L, r, L,C</text:p>
          </table:table-cell>
          <table:table-cell office:value-type="float" office:value="-0.16123019" calcext:value-type="float">
            <text:p>-0.1612301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L, L, r, L,0</text:p>
          </table:table-cell>
          <table:table-cell office:value-type="float" office:value="-0.16122862" calcext:value-type="float">
            <text:p>-0.1612286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L, r,C</text:p>
          </table:table-cell>
          <table:table-cell office:value-type="float" office:value="-0.16122391" calcext:value-type="float">
            <text:p>-0.1612239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L, L, r, F,0</text:p>
          </table:table-cell>
          <table:table-cell office:value-type="float" office:value="-0.1612192" calcext:value-type="float">
            <text:p>-0.161219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L, r, F,C</text:p>
          </table:table-cell>
          <table:table-cell office:value-type="float" office:value="-0.16121763" calcext:value-type="float">
            <text:p>-0.1612176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L, L, r,P</text:p>
          </table:table-cell>
          <table:table-cell office:value-type="float" office:value="-0.16121449" calcext:value-type="float">
            <text:p>-0.1612144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L, r, R,P</text:p>
          </table:table-cell>
          <table:table-cell office:value-type="float" office:value="-0.16121449" calcext:value-type="float">
            <text:p>-0.1612144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L, L,0</text:p>
          </table:table-cell>
          <table:table-cell office:value-type="float" office:value="-0.16120821" calcext:value-type="float">
            <text:p>-0.16120821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r, L, L, L,P</text:p>
          </table:table-cell>
          <table:table-cell office:value-type="float" office:value="-0.1612035" calcext:value-type="float">
            <text:p>-0.161203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L, L, F,P</text:p>
          </table:table-cell>
          <table:table-cell office:value-type="float" office:value="-0.1612035" calcext:value-type="float">
            <text:p>-0.161203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L, L, F,C</text:p>
          </table:table-cell>
          <table:table-cell office:value-type="float" office:value="-0.16120193" calcext:value-type="float">
            <text:p>-0.1612019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L, L, L, F,0</text:p>
          </table:table-cell>
          <table:table-cell office:value-type="float" office:value="-0.16120036" calcext:value-type="float">
            <text:p>-0.1612003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L, L,C</text:p>
          </table:table-cell>
          <table:table-cell office:value-type="float" office:value="-0.16119879" calcext:value-type="float">
            <text:p>-0.16119879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F, r, L, L, L, L,</text:p>
          </table:table-cell>
          <table:table-cell office:value-type="float" office:value="-0.16119722" calcext:value-type="float">
            <text:p>-0.16119722</text:p>
          </table:table-cell>
          <table:table-cell/>
        </table:table-row>
        <table:table-row table:style-name="ro1">
          <table:table-cell office:value-type="string" calcext:value-type="string">
            <text:p>C, r, r, F, r, L, L, L,0</text:p>
          </table:table-cell>
          <table:table-cell office:value-type="float" office:value="-0.16119565" calcext:value-type="float">
            <text:p>-0.1611956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L, L, r,P</text:p>
          </table:table-cell>
          <table:table-cell office:value-type="float" office:value="-0.16119565" calcext:value-type="float">
            <text:p>-0.1611956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L, L, r,P</text:p>
          </table:table-cell>
          <table:table-cell office:value-type="float" office:value="-0.16119408" calcext:value-type="float">
            <text:p>-0.1611940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L, L, r,C</text:p>
          </table:table-cell>
          <table:table-cell office:value-type="float" office:value="-0.16119251" calcext:value-type="float">
            <text:p>-0.1611925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L, L, L, r,0</text:p>
          </table:table-cell>
          <table:table-cell office:value-type="float" office:value="-0.16119094" calcext:value-type="float">
            <text:p>-0.1611909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L,C</text:p>
          </table:table-cell>
          <table:table-cell office:value-type="float" office:value="-0.16118623" calcext:value-type="float">
            <text:p>-0.16118623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r, L, L, F, r,0</text:p>
          </table:table-cell>
          <table:table-cell office:value-type="float" office:value="-0.16118152" calcext:value-type="float">
            <text:p>-0.1611815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L, F, r,C</text:p>
          </table:table-cell>
          <table:table-cell office:value-type="float" office:value="-0.16117995" calcext:value-type="float">
            <text:p>-0.1611799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L, L, F, r,P</text:p>
          </table:table-cell>
          <table:table-cell office:value-type="float" office:value="-0.16117681" calcext:value-type="float">
            <text:p>-0.1611768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L, L, F,0</text:p>
          </table:table-cell>
          <table:table-cell office:value-type="float" office:value="-0.16117524" calcext:value-type="float">
            <text:p>-0.1611752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L, F, L,P</text:p>
          </table:table-cell>
          <table:table-cell office:value-type="float" office:value="-0.16117524" calcext:value-type="float">
            <text:p>-0.1611752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L, F, L,C</text:p>
          </table:table-cell>
          <table:table-cell office:value-type="float" office:value="-0.16117367" calcext:value-type="float">
            <text:p>-0.1611736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L, L, F, L,0</text:p>
          </table:table-cell>
          <table:table-cell office:value-type="float" office:value="-0.1611721" calcext:value-type="float">
            <text:p>-0.161172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L, F,C</text:p>
          </table:table-cell>
          <table:table-cell office:value-type="float" office:value="-0.16117053" calcext:value-type="float">
            <text:p>-0.1611705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L, L, F, F,0</text:p>
          </table:table-cell>
          <table:table-cell office:value-type="float" office:value="-0.16116739" calcext:value-type="float">
            <text:p>-0.1611673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L, F, F,C</text:p>
          </table:table-cell>
          <table:table-cell office:value-type="float" office:value="-0.16116425" calcext:value-type="float">
            <text:p>-0.1611642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L, L,P</text:p>
          </table:table-cell>
          <table:table-cell office:value-type="float" office:value="-0.16116111" calcext:value-type="float">
            <text:p>-0.16116111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r, L, L, R,P</text:p>
          </table:table-cell>
          <table:table-cell office:value-type="float" office:value="-0.16116111" calcext:value-type="float">
            <text:p>-0.1611611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L, R, R,P</text:p>
          </table:table-cell>
          <table:table-cell office:value-type="float" office:value="-0.16116111" calcext:value-type="float">
            <text:p>-0.1611611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L,0</text:p>
          </table:table-cell>
          <table:table-cell office:value-type="float" office:value="-0.16112971" calcext:value-type="float">
            <text:p>-0.16112971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F, r, L, r,P</text:p>
          </table:table-cell>
          <table:table-cell office:value-type="float" office:value="-0.16108889" calcext:value-type="float">
            <text:p>-0.1610888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r, L, r, F,P</text:p>
          </table:table-cell>
          <table:table-cell office:value-type="float" office:value="-0.16108889" calcext:value-type="float">
            <text:p>-0.1610888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r, F, F,P</text:p>
          </table:table-cell>
          <table:table-cell office:value-type="float" office:value="-0.16108889" calcext:value-type="float">
            <text:p>-0.1610888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r, F, F,C</text:p>
          </table:table-cell>
          <table:table-cell office:value-type="float" office:value="-0.16108261" calcext:value-type="float">
            <text:p>-0.1610826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L, r, F, F,0</text:p>
          </table:table-cell>
          <table:table-cell office:value-type="float" office:value="-0.16107947" calcext:value-type="float">
            <text:p>-0.1610794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r, F,C</text:p>
          </table:table-cell>
          <table:table-cell office:value-type="float" office:value="-0.16107319" calcext:value-type="float">
            <text:p>-0.1610731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L, r, F, L,0</text:p>
          </table:table-cell>
          <table:table-cell office:value-type="float" office:value="-0.16106848" calcext:value-type="float">
            <text:p>-0.1610684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r, F, L,C</text:p>
          </table:table-cell>
          <table:table-cell office:value-type="float" office:value="-0.16106691" calcext:value-type="float">
            <text:p>-0.1610669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L, r, F, L,P</text:p>
          </table:table-cell>
          <table:table-cell office:value-type="float" office:value="-0.16106377" calcext:value-type="float">
            <text:p>-0.161063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L, r, F,0</text:p>
          </table:table-cell>
          <table:table-cell office:value-type="float" office:value="-0.1610622" calcext:value-type="float">
            <text:p>-0.161062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r, F, r,P</text:p>
          </table:table-cell>
          <table:table-cell office:value-type="float" office:value="-0.16105906" calcext:value-type="float">
            <text:p>-0.1610590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r, F, r,C</text:p>
          </table:table-cell>
          <table:table-cell office:value-type="float" office:value="-0.16105435" calcext:value-type="float">
            <text:p>-0.1610543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L, r, F, r,0</text:p>
          </table:table-cell>
          <table:table-cell office:value-type="float" office:value="-0.16104807" calcext:value-type="float">
            <text:p>-0.1610480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r,C</text:p>
          </table:table-cell>
          <table:table-cell office:value-type="float" office:value="-0.16103551" calcext:value-type="float">
            <text:p>-0.16103551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r, L, r, L, r,0</text:p>
          </table:table-cell>
          <table:table-cell office:value-type="float" office:value="-0.16102295" calcext:value-type="float">
            <text:p>-0.1610229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r, L, r,C</text:p>
          </table:table-cell>
          <table:table-cell office:value-type="float" office:value="-0.16101667" calcext:value-type="float">
            <text:p>-0.1610166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L, r, L, r,P</text:p>
          </table:table-cell>
          <table:table-cell office:value-type="float" office:value="-0.16101196" calcext:value-type="float">
            <text:p>-0.1610119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L, r, L,0</text:p>
          </table:table-cell>
          <table:table-cell office:value-type="float" office:value="-0.16100882" calcext:value-type="float">
            <text:p>-0.1610088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r, L, L,P</text:p>
          </table:table-cell>
          <table:table-cell office:value-type="float" office:value="-0.16100568" calcext:value-type="float">
            <text:p>-0.1610056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r, L, L,C</text:p>
          </table:table-cell>
          <table:table-cell office:value-type="float" office:value="-0.16100411" calcext:value-type="float">
            <text:p>-0.1610041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L, r, L, L,0</text:p>
          </table:table-cell>
          <table:table-cell office:value-type="float" office:value="-0.16100254" calcext:value-type="float">
            <text:p>-0.1610025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r, L,C</text:p>
          </table:table-cell>
          <table:table-cell office:value-type="float" office:value="-0.16099783" calcext:value-type="float">
            <text:p>-0.1609978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L, r, L, F,0</text:p>
          </table:table-cell>
          <table:table-cell office:value-type="float" office:value="-0.16099155" calcext:value-type="float">
            <text:p>-0.1609915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r, L, F,C</text:p>
          </table:table-cell>
          <table:table-cell office:value-type="float" office:value="-0.16098684" calcext:value-type="float">
            <text:p>-0.1609868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L, r, L,P</text:p>
          </table:table-cell>
          <table:table-cell office:value-type="float" office:value="-0.16098056" calcext:value-type="float">
            <text:p>-0.1609805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r, L, R,P</text:p>
          </table:table-cell>
          <table:table-cell office:value-type="float" office:value="-0.16098056" calcext:value-type="float">
            <text:p>-0.1609805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L, r,0</text:p>
          </table:table-cell>
          <table:table-cell office:value-type="float" office:value="-0.16095701" calcext:value-type="float">
            <text:p>-0.16095701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r, L, r, r,P</text:p>
          </table:table-cell>
          <table:table-cell office:value-type="float" office:value="-0.16091148" calcext:value-type="float">
            <text:p>-0.1609114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L, r, r, F,P</text:p>
          </table:table-cell>
          <table:table-cell office:value-type="float" office:value="-0.16091148" calcext:value-type="float">
            <text:p>-0.1609114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L, r, r, F,C</text:p>
          </table:table-cell>
          <table:table-cell office:value-type="float" office:value="-0.16088479" calcext:value-type="float">
            <text:p>-0.1608847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L, r, r, F,0</text:p>
          </table:table-cell>
          <table:table-cell office:value-type="float" office:value="-0.16085653" calcext:value-type="float">
            <text:p>-0.1608565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C</text:p>
          </table:table-cell>
          <table:table-cell office:value-type="float" office:value="-0.16080472" calcext:value-type="float">
            <text:p>-0.16080472</text:p>
          </table:table-cell>
          <table:table-cell office:value-type="string" calcext:value-type="string">
            <text:p>Period 5 orbit</text:p>
          </table:table-cell>
        </table:table-row>
        <table:table-row table:style-name="ro1">
          <table:table-cell office:value-type="string" calcext:value-type="string">
            <text:p>C, r, r, F, r, F, r, r, F,0</text:p>
          </table:table-cell>
          <table:table-cell office:value-type="float" office:value="-0.16075605" calcext:value-type="float">
            <text:p>-0.1607560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r, r, F,C</text:p>
          </table:table-cell>
          <table:table-cell office:value-type="float" office:value="-0.16072622" calcext:value-type="float">
            <text:p>-0.1607262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F, r, r,P</text:p>
          </table:table-cell>
          <table:table-cell office:value-type="float" office:value="-0.16069953" calcext:value-type="float">
            <text:p>-0.1606995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F, r, r, R,P</text:p>
          </table:table-cell>
          <table:table-cell office:value-type="float" office:value="-0.16069953" calcext:value-type="float">
            <text:p>-0.1606995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F, r,0</text:p>
          </table:table-cell>
          <table:table-cell office:value-type="float" office:value="-0.16065557" calcext:value-type="float">
            <text:p>-0.16065557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r, F, r, L,P</text:p>
          </table:table-cell>
          <table:table-cell office:value-type="float" office:value="-0.16063045" calcext:value-type="float">
            <text:p>-0.1606304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F, r, L, F,P</text:p>
          </table:table-cell>
          <table:table-cell office:value-type="float" office:value="-0.16063045" calcext:value-type="float">
            <text:p>-0.1606304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r, L, F,C</text:p>
          </table:table-cell>
          <table:table-cell office:value-type="float" office:value="-0.16062417" calcext:value-type="float">
            <text:p>-0.1606241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F, r, L, F,0</text:p>
          </table:table-cell>
          <table:table-cell office:value-type="float" office:value="-0.16062103" calcext:value-type="float">
            <text:p>-0.1606210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r, L,C</text:p>
          </table:table-cell>
          <table:table-cell office:value-type="float" office:value="-0.16061318" calcext:value-type="float">
            <text:p>-0.1606131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F, r, L, L,0</text:p>
          </table:table-cell>
          <table:table-cell office:value-type="float" office:value="-0.16060847" calcext:value-type="float">
            <text:p>-0.1606084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r, L, L,C</text:p>
          </table:table-cell>
          <table:table-cell office:value-type="float" office:value="-0.1606069" calcext:value-type="float">
            <text:p>-0.160606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F, r, L, L,P</text:p>
          </table:table-cell>
          <table:table-cell office:value-type="float" office:value="-0.16060533" calcext:value-type="float">
            <text:p>-0.1606053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F, r, L,0</text:p>
          </table:table-cell>
          <table:table-cell office:value-type="float" office:value="-0.16060219" calcext:value-type="float">
            <text:p>-0.1606021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F, r, L, r,P</text:p>
          </table:table-cell>
          <table:table-cell office:value-type="float" office:value="-0.16059905" calcext:value-type="float">
            <text:p>-0.1605990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r, L, r,C</text:p>
          </table:table-cell>
          <table:table-cell office:value-type="float" office:value="-0.16059434" calcext:value-type="float">
            <text:p>-0.1605943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F, r, L, r,0</text:p>
          </table:table-cell>
          <table:table-cell office:value-type="float" office:value="-0.16058806" calcext:value-type="float">
            <text:p>-0.1605880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r,C</text:p>
          </table:table-cell>
          <table:table-cell office:value-type="float" office:value="-0.1605755" calcext:value-type="float">
            <text:p>-0.1605755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r, F, r, F, r,0</text:p>
          </table:table-cell>
          <table:table-cell office:value-type="float" office:value="-0.16056451" calcext:value-type="float">
            <text:p>-0.1605645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r, F, r,C</text:p>
          </table:table-cell>
          <table:table-cell office:value-type="float" office:value="-0.16055823" calcext:value-type="float">
            <text:p>-0.1605582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F, r, F, r,P</text:p>
          </table:table-cell>
          <table:table-cell office:value-type="float" office:value="-0.16055352" calcext:value-type="float">
            <text:p>-0.1605535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F, r, F,0</text:p>
          </table:table-cell>
          <table:table-cell office:value-type="float" office:value="-0.16055038" calcext:value-type="float">
            <text:p>-0.1605503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F, r, F, L,P</text:p>
          </table:table-cell>
          <table:table-cell office:value-type="float" office:value="-0.16054724" calcext:value-type="float">
            <text:p>-0.1605472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r, F, L,C</text:p>
          </table:table-cell>
          <table:table-cell office:value-type="float" office:value="-0.16054567" calcext:value-type="float">
            <text:p>-0.1605456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F, r, F, L,0</text:p>
          </table:table-cell>
          <table:table-cell office:value-type="float" office:value="-0.1605441" calcext:value-type="float">
            <text:p>-0.160544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r, F,C</text:p>
          </table:table-cell>
          <table:table-cell office:value-type="float" office:value="-0.16053939" calcext:value-type="float">
            <text:p>-0.1605393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F, r, F, F,0</text:p>
          </table:table-cell>
          <table:table-cell office:value-type="float" office:value="-0.16053311" calcext:value-type="float">
            <text:p>-0.1605331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r, F, F,C</text:p>
          </table:table-cell>
          <table:table-cell office:value-type="float" office:value="-0.16052997" calcext:value-type="float">
            <text:p>-0.1605299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F, r,P</text:p>
          </table:table-cell>
          <table:table-cell office:value-type="float" office:value="-0.16052369" calcext:value-type="float">
            <text:p>-0.1605236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r, F, r, R,P</text:p>
          </table:table-cell>
          <table:table-cell office:value-type="float" office:value="-0.16052369" calcext:value-type="float">
            <text:p>-0.1605236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F, r, R, R,P</text:p>
          </table:table-cell>
          <table:table-cell office:value-type="float" office:value="-0.16052369" calcext:value-type="float">
            <text:p>-0.1605236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F,0</text:p>
          </table:table-cell>
          <table:table-cell office:value-type="float" office:value="-0.16048287" calcext:value-type="float">
            <text:p>-0.16048287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F, r, F, L,P</text:p>
          </table:table-cell>
          <table:table-cell office:value-type="float" office:value="-0.16045147" calcext:value-type="float">
            <text:p>-0.16045147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r, F, L, F,P</text:p>
          </table:table-cell>
          <table:table-cell office:value-type="float" office:value="-0.16045147" calcext:value-type="float">
            <text:p>-0.1604514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F, L, F, F,P</text:p>
          </table:table-cell>
          <table:table-cell office:value-type="float" office:value="-0.16045147" calcext:value-type="float">
            <text:p>-0.1604514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L, F, F,C</text:p>
          </table:table-cell>
          <table:table-cell office:value-type="float" office:value="-0.16044676" calcext:value-type="float">
            <text:p>-0.1604467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F, L, F, F,0</text:p>
          </table:table-cell>
          <table:table-cell office:value-type="float" office:value="-0.16044519" calcext:value-type="float">
            <text:p>-0.1604451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L, F,C</text:p>
          </table:table-cell>
          <table:table-cell office:value-type="float" office:value="-0.16044205" calcext:value-type="float">
            <text:p>-0.16044205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F, r, F, L, F, L,</text:p>
          </table:table-cell>
          <table:table-cell office:value-type="float" office:value="-0.16043891" calcext:value-type="float">
            <text:p>-0.1604389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r, F, L, F, L,P</text:p>
          </table:table-cell>
          <table:table-cell office:value-type="float" office:value="-0.16043734" calcext:value-type="float">
            <text:p>-0.1604373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F, L, F,0</text:p>
          </table:table-cell>
          <table:table-cell office:value-type="float" office:value="-0.16043577" calcext:value-type="float">
            <text:p>-0.1604357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F, L, F, r,P</text:p>
          </table:table-cell>
          <table:table-cell office:value-type="float" office:value="-0.1604342" calcext:value-type="float">
            <text:p>-0.160434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L, F, r,C</text:p>
          </table:table-cell>
          <table:table-cell office:value-type="float" office:value="-0.16043263" calcext:value-type="float">
            <text:p>-0.1604326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F, L, F, r,0</text:p>
          </table:table-cell>
          <table:table-cell office:value-type="float" office:value="-0.16042949" calcext:value-type="float">
            <text:p>-0.1604294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L,C</text:p>
          </table:table-cell>
          <table:table-cell office:value-type="float" office:value="-0.16042478" calcext:value-type="float">
            <text:p>-0.16042478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r, F, L, L, r,0</text:p>
          </table:table-cell>
          <table:table-cell office:value-type="float" office:value="-0.16042164" calcext:value-type="float">
            <text:p>-0.1604216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L, L, r,C</text:p>
          </table:table-cell>
          <table:table-cell office:value-type="float" office:value="-0.1604185" calcext:value-type="float">
            <text:p>-0.160418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F, L, L,0</text:p>
          </table:table-cell>
          <table:table-cell office:value-type="float" office:value="-0.16041693" calcext:value-type="float">
            <text:p>-0.1604169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F, L, L, L,P</text:p>
          </table:table-cell>
          <table:table-cell office:value-type="float" office:value="-0.16041693" calcext:value-type="float">
            <text:p>-0.1604169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L, L, L,</text:p>
          </table:table-cell>
          <table:table-cell office:value-type="float" office:value="-0.16041536" calcext:value-type="float">
            <text:p>-0.16041536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r, F, L, L,C</text:p>
          </table:table-cell>
          <table:table-cell office:value-type="float" office:value="-0.16041379" calcext:value-type="float">
            <text:p>-0.1604137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F, L, L, F,0</text:p>
          </table:table-cell>
          <table:table-cell office:value-type="float" office:value="-0.16041222" calcext:value-type="float">
            <text:p>-0.1604122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L, L, F,C</text:p>
          </table:table-cell>
          <table:table-cell office:value-type="float" office:value="-0.16041065" calcext:value-type="float">
            <text:p>-0.1604106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F, L, L,P</text:p>
          </table:table-cell>
          <table:table-cell office:value-type="float" office:value="-0.16040908" calcext:value-type="float">
            <text:p>-0.1604090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F, L, L, R,P</text:p>
          </table:table-cell>
          <table:table-cell office:value-type="float" office:value="-0.16040908" calcext:value-type="float">
            <text:p>-0.1604090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F, L,0</text:p>
          </table:table-cell>
          <table:table-cell office:value-type="float" office:value="-0.16040437" calcext:value-type="float">
            <text:p>-0.16040437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r, F, L, r,P</text:p>
          </table:table-cell>
          <table:table-cell office:value-type="float" office:value="-0.16039809" calcext:value-type="float">
            <text:p>-0.1603980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F, L, r, F,P</text:p>
          </table:table-cell>
          <table:table-cell office:value-type="float" office:value="-0.16039809" calcext:value-type="float">
            <text:p>-0.1603980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L, r, F,C</text:p>
          </table:table-cell>
          <table:table-cell office:value-type="float" office:value="-0.16039495" calcext:value-type="float">
            <text:p>-0.1603949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F, L, r, F,0</text:p>
          </table:table-cell>
          <table:table-cell office:value-type="float" office:value="-0.16039338" calcext:value-type="float">
            <text:p>-0.1603933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L, r,C</text:p>
          </table:table-cell>
          <table:table-cell office:value-type="float" office:value="-0.16038867" calcext:value-type="float">
            <text:p>-0.1603886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F, L, r, L,0</text:p>
          </table:table-cell>
          <table:table-cell office:value-type="float" office:value="-0.16038396" calcext:value-type="float">
            <text:p>-0.1603839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L, r, L,C</text:p>
          </table:table-cell>
          <table:table-cell office:value-type="float" office:value="-0.16038082" calcext:value-type="float">
            <text:p>-0.1603808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F, L, r, L,P</text:p>
          </table:table-cell>
          <table:table-cell office:value-type="float" office:value="-0.16037768" calcext:value-type="float">
            <text:p>-0.1603776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F, L, r,0</text:p>
          </table:table-cell>
          <table:table-cell office:value-type="float" office:value="-0.16037297" calcext:value-type="float">
            <text:p>-0.1603729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F, L, r, r,P</text:p>
          </table:table-cell>
          <table:table-cell office:value-type="float" office:value="-0.16036512" calcext:value-type="float">
            <text:p>-0.160365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C</text:p>
          </table:table-cell>
          <table:table-cell office:value-type="float" office:value="-0.16034471" calcext:value-type="float">
            <text:p>-0.16034471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F, r, F, F, r, r,P</text:p>
          </table:table-cell>
          <table:table-cell office:value-type="float" office:value="-0.16032116" calcext:value-type="float">
            <text:p>-0.1603211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F, F, r,0</text:p>
          </table:table-cell>
          <table:table-cell office:value-type="float" office:value="-0.16031017" calcext:value-type="float">
            <text:p>-0.1603101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F, F, r, L,P</text:p>
          </table:table-cell>
          <table:table-cell office:value-type="float" office:value="-0.16030389" calcext:value-type="float">
            <text:p>-0.1603038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F, r, L,C</text:p>
          </table:table-cell>
          <table:table-cell office:value-type="float" office:value="-0.16029918" calcext:value-type="float">
            <text:p>-0.1602991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F, F, r, L,0</text:p>
          </table:table-cell>
          <table:table-cell office:value-type="float" office:value="-0.16029761" calcext:value-type="float">
            <text:p>-0.1602976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F, r,C</text:p>
          </table:table-cell>
          <table:table-cell office:value-type="float" office:value="-0.16028976" calcext:value-type="float">
            <text:p>-0.1602897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F, F, r, F,0</text:p>
          </table:table-cell>
          <table:table-cell office:value-type="float" office:value="-0.16028348" calcext:value-type="float">
            <text:p>-0.1602834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F, r, F,C</text:p>
          </table:table-cell>
          <table:table-cell office:value-type="float" office:value="-0.16028034" calcext:value-type="float">
            <text:p>-0.1602803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F, F, r,P</text:p>
          </table:table-cell>
          <table:table-cell office:value-type="float" office:value="-0.16027563" calcext:value-type="float">
            <text:p>-0.1602756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F, F, r, R,P</text:p>
          </table:table-cell>
          <table:table-cell office:value-type="float" office:value="-0.16027563" calcext:value-type="float">
            <text:p>-0.1602756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F, F,0</text:p>
          </table:table-cell>
          <table:table-cell office:value-type="float" office:value="-0.16026464" calcext:value-type="float">
            <text:p>-0.1602646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r, F, F, L,P</text:p>
          </table:table-cell>
          <table:table-cell office:value-type="float" office:value="-0.16025522" calcext:value-type="float">
            <text:p>-0.1602552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F, F, L, F,P</text:p>
          </table:table-cell>
          <table:table-cell office:value-type="float" office:value="-0.16025522" calcext:value-type="float">
            <text:p>-0.1602552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F, L, F,C</text:p>
          </table:table-cell>
          <table:table-cell office:value-type="float" office:value="-0.16025208" calcext:value-type="float">
            <text:p>-0.1602520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F, F, L, F,0</text:p>
          </table:table-cell>
          <table:table-cell office:value-type="float" office:value="-0.16025051" calcext:value-type="float">
            <text:p>-0.1602505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F, L,C</text:p>
          </table:table-cell>
          <table:table-cell office:value-type="float" office:value="-0.16024737" calcext:value-type="float">
            <text:p>-0.1602473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F, F, L, L,0</text:p>
          </table:table-cell>
          <table:table-cell office:value-type="float" office:value="-0.16024423" calcext:value-type="float">
            <text:p>-0.1602442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F, L, L,C</text:p>
          </table:table-cell>
          <table:table-cell office:value-type="float" office:value="-0.16024266" calcext:value-type="float">
            <text:p>-0.1602426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F, F, L, L,P</text:p>
          </table:table-cell>
          <table:table-cell office:value-type="float" office:value="-0.16024109" calcext:value-type="float">
            <text:p>-0.1602410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F, F, L,0</text:p>
          </table:table-cell>
          <table:table-cell office:value-type="float" office:value="-0.16023952" calcext:value-type="float">
            <text:p>-0.1602395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F, F, L, r,P</text:p>
          </table:table-cell>
          <table:table-cell office:value-type="float" office:value="-0.16023795" calcext:value-type="float">
            <text:p>-0.1602379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F, L, r,C</text:p>
          </table:table-cell>
          <table:table-cell office:value-type="float" office:value="-0.16023481" calcext:value-type="float">
            <text:p>-0.1602348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F, F, L, r,0</text:p>
          </table:table-cell>
          <table:table-cell office:value-type="float" office:value="-0.1602301" calcext:value-type="float">
            <text:p>-0.160230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F,C</text:p>
          </table:table-cell>
          <table:table-cell office:value-type="float" office:value="-0.16022068" calcext:value-type="float">
            <text:p>-0.16022068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r, F, F, F, r,0</text:p>
          </table:table-cell>
          <table:table-cell office:value-type="float" office:value="-0.16020812" calcext:value-type="float">
            <text:p>-0.1602081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F, F, r,C</text:p>
          </table:table-cell>
          <table:table-cell office:value-type="float" office:value="-0.16020184" calcext:value-type="float">
            <text:p>-0.1602018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 F, F, F, r,P</text:p>
          </table:table-cell>
          <table:table-cell office:value-type="float" office:value="-0.16019556" calcext:value-type="float">
            <text:p>-0.1601955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r, F, F, F,0</text:p>
          </table:table-cell>
          <table:table-cell office:value-type="float" office:value="-0.16019242" calcext:value-type="float">
            <text:p>-0.1601924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r, F, F, F, L,P</text:p>
          </table:table-cell>
          <table:table-cell office:value-type="float" office:value="-0.16018771" calcext:value-type="float">
            <text:p>-0.1601877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F, F, L,C</text:p>
          </table:table-cell>
          <table:table-cell office:value-type="float" office:value="-0.16018614" calcext:value-type="float">
            <text:p>-0.1601861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r, F, F, F, L,0</text:p>
          </table:table-cell>
          <table:table-cell office:value-type="float" office:value="-0.160183" calcext:value-type="float">
            <text:p>-0.16018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F, F,C</text:p>
          </table:table-cell>
          <table:table-cell office:value-type="float" office:value="-0.16017515" calcext:value-type="float">
            <text:p>-0.1601751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r, F, F, F, F,0</text:p>
          </table:table-cell>
          <table:table-cell office:value-type="float" office:value="-0.16016416" calcext:value-type="float">
            <text:p>-0.1601641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r, F, F, F, F,C</text:p>
          </table:table-cell>
          <table:table-cell office:value-type="float" office:value="-0.16015631" calcext:value-type="float">
            <text:p>-0.1601563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r,P</text:p>
          </table:table-cell>
          <table:table-cell office:value-type="float" office:value="-0.16014218" calcext:value-type="float">
            <text:p>-0.16014218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r, F, r, R,P</text:p>
          </table:table-cell>
          <table:table-cell office:value-type="float" office:value="-0.16014218" calcext:value-type="float">
            <text:p>-0.16014218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F, r, R, R,P</text:p>
          </table:table-cell>
          <table:table-cell office:value-type="float" office:value="-0.16014218" calcext:value-type="float">
            <text:p>-0.16014218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r, R, R, R,P</text:p>
          </table:table-cell>
          <table:table-cell office:value-type="float" office:value="-0.16014218" calcext:value-type="float">
            <text:p>-0.1601421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r, R, R, R, R,P</text:p>
          </table:table-cell>
          <table:table-cell office:value-type="float" office:value="-0.16014218" calcext:value-type="float">
            <text:p>-0.1601421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0</text:p>
          </table:table-cell>
          <table:table-cell office:value-type="float" office:value="-0.15962408" calcext:value-type="float">
            <text:p>-0.15962408</text:p>
          </table:table-cell>
          <table:table-cell office:value-type="string" calcext:value-type="string">
            <text:p>PREZERO after 4 iterates</text:p>
          </table:table-cell>
        </table:table-row>
        <table:table-row table:style-name="ro1" table:visibility="filter">
          <table:table-cell office:value-type="string" calcext:value-type="string">
            <text:p>C, r, r, F, L,P</text:p>
          </table:table-cell>
          <table:table-cell office:value-type="float" office:value="-0.15920646" calcext:value-type="float">
            <text:p>-0.15920646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r, F, L, F,P</text:p>
          </table:table-cell>
          <table:table-cell office:value-type="float" office:value="-0.15920646" calcext:value-type="float">
            <text:p>-0.15920646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F, L, F, F,P</text:p>
          </table:table-cell>
          <table:table-cell office:value-type="float" office:value="-0.15920646" calcext:value-type="float">
            <text:p>-0.1592064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L, F, F, F,P</text:p>
          </table:table-cell>
          <table:table-cell office:value-type="float" office:value="-0.15920646" calcext:value-type="float">
            <text:p>-0.1592064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F, F, F,P</text:p>
          </table:table-cell>
          <table:table-cell office:value-type="float" office:value="-0.15920646" calcext:value-type="float">
            <text:p>-0.1592064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F, F, F,C</text:p>
          </table:table-cell>
          <table:table-cell office:value-type="float" office:value="-0.15919704" calcext:value-type="float">
            <text:p>-0.1591970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F, F, F, F,0</text:p>
          </table:table-cell>
          <table:table-cell office:value-type="float" office:value="-0.15919233" calcext:value-type="float">
            <text:p>-0.1591923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F, F,C</text:p>
          </table:table-cell>
          <table:table-cell office:value-type="float" office:value="-0.15918605" calcext:value-type="float">
            <text:p>-0.1591860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F, F, F, L,0</text:p>
          </table:table-cell>
          <table:table-cell office:value-type="float" office:value="-0.15918134" calcext:value-type="float">
            <text:p>-0.1591813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F, F, L,C</text:p>
          </table:table-cell>
          <table:table-cell office:value-type="float" office:value="-0.1591782" calcext:value-type="float">
            <text:p>-0.159178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F, F, F, L,P</text:p>
          </table:table-cell>
          <table:table-cell office:value-type="float" office:value="-0.15917663" calcext:value-type="float">
            <text:p>-0.1591766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F, F, F,0</text:p>
          </table:table-cell>
          <table:table-cell office:value-type="float" office:value="-0.15917506" calcext:value-type="float">
            <text:p>-0.1591750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F, F, r,P</text:p>
          </table:table-cell>
          <table:table-cell office:value-type="float" office:value="-0.15917192" calcext:value-type="float">
            <text:p>-0.1591719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F, F, r,C</text:p>
          </table:table-cell>
          <table:table-cell office:value-type="float" office:value="-0.15916878" calcext:value-type="float">
            <text:p>-0.1591687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F, F, F, r,0</text:p>
          </table:table-cell>
          <table:table-cell office:value-type="float" office:value="-0.15916407" calcext:value-type="float">
            <text:p>-0.1591640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F,C</text:p>
          </table:table-cell>
          <table:table-cell office:value-type="float" office:value="-0.15915779" calcext:value-type="float">
            <text:p>-0.15915779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L, F, F, L, r,0</text:p>
          </table:table-cell>
          <table:table-cell office:value-type="float" office:value="-0.15915151" calcext:value-type="float">
            <text:p>-0.1591515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F, L, r,C</text:p>
          </table:table-cell>
          <table:table-cell office:value-type="float" office:value="-0.15914837" calcext:value-type="float">
            <text:p>-0.1591483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F, F, L, r,P</text:p>
          </table:table-cell>
          <table:table-cell office:value-type="float" office:value="-0.1591468" calcext:value-type="float">
            <text:p>-0.159146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F, F, L,0</text:p>
          </table:table-cell>
          <table:table-cell office:value-type="float" office:value="-0.15914523" calcext:value-type="float">
            <text:p>-0.1591452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F, L, L,</text:p>
          </table:table-cell>
          <table:table-cell office:value-type="float" office:value="-0.15914366" calcext:value-type="float">
            <text:p>-0.15914366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L, F, F, L,C</text:p>
          </table:table-cell>
          <table:table-cell office:value-type="float" office:value="-0.15914052" calcext:value-type="float">
            <text:p>-0.15914052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F, L, F, F, L, F,</text:p>
          </table:table-cell>
          <table:table-cell office:value-type="float" office:value="-0.15913895" calcext:value-type="float">
            <text:p>-0.15913895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L, F, F, L,P</text:p>
          </table:table-cell>
          <table:table-cell office:value-type="float" office:value="-0.15913581" calcext:value-type="float">
            <text:p>-0.1591358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F, L, R,P</text:p>
          </table:table-cell>
          <table:table-cell office:value-type="float" office:value="-0.15913581" calcext:value-type="float">
            <text:p>-0.1591358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F, F,0</text:p>
          </table:table-cell>
          <table:table-cell office:value-type="float" office:value="-0.1591311" calcext:value-type="float">
            <text:p>-0.1591311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L, F, F, r,P</text:p>
          </table:table-cell>
          <table:table-cell office:value-type="float" office:value="-0.15912325" calcext:value-type="float">
            <text:p>-0.1591232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F, r, F,P</text:p>
          </table:table-cell>
          <table:table-cell office:value-type="float" office:value="-0.15912325" calcext:value-type="float">
            <text:p>-0.159123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F, r, F,C</text:p>
          </table:table-cell>
          <table:table-cell office:value-type="float" office:value="-0.15912168" calcext:value-type="float">
            <text:p>-0.1591216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F, F, r, F,0</text:p>
          </table:table-cell>
          <table:table-cell office:value-type="float" office:value="-0.15912011" calcext:value-type="float">
            <text:p>-0.1591201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F, r,C</text:p>
          </table:table-cell>
          <table:table-cell office:value-type="float" office:value="-0.1591154" calcext:value-type="float">
            <text:p>-0.159115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F, F, r, L,0</text:p>
          </table:table-cell>
          <table:table-cell office:value-type="float" office:value="-0.15911069" calcext:value-type="float">
            <text:p>-0.1591106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F, r, L,C</text:p>
          </table:table-cell>
          <table:table-cell office:value-type="float" office:value="-0.15910912" calcext:value-type="float">
            <text:p>-0.1591091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F, F, r, L,P</text:p>
          </table:table-cell>
          <table:table-cell office:value-type="float" office:value="-0.15910755" calcext:value-type="float">
            <text:p>-0.1591075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F, F, r,0</text:p>
          </table:table-cell>
          <table:table-cell office:value-type="float" office:value="-0.15910284" calcext:value-type="float">
            <text:p>-0.1591028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F, r, r,P</text:p>
          </table:table-cell>
          <table:table-cell office:value-type="float" office:value="-0.15909656" calcext:value-type="float">
            <text:p>-0.1590965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C</text:p>
          </table:table-cell>
          <table:table-cell office:value-type="float" office:value="-0.15908557" calcext:value-type="float">
            <text:p>-0.15908557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F, L, F, L, r, r,P</text:p>
          </table:table-cell>
          <table:table-cell office:value-type="float" office:value="-0.15907458" calcext:value-type="float">
            <text:p>-0.1590745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F, L, r,0</text:p>
          </table:table-cell>
          <table:table-cell office:value-type="float" office:value="-0.15906987" calcext:value-type="float">
            <text:p>-0.1590698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L, r, L,P</text:p>
          </table:table-cell>
          <table:table-cell office:value-type="float" office:value="-0.15906673" calcext:value-type="float">
            <text:p>-0.1590667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L, r, L,C</text:p>
          </table:table-cell>
          <table:table-cell office:value-type="float" office:value="-0.15906516" calcext:value-type="float">
            <text:p>-0.1590651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F, L, r, L,0</text:p>
          </table:table-cell>
          <table:table-cell office:value-type="float" office:value="-0.15906359" calcext:value-type="float">
            <text:p>-0.1590635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L, r,C</text:p>
          </table:table-cell>
          <table:table-cell office:value-type="float" office:value="-0.15906045" calcext:value-type="float">
            <text:p>-0.1590604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F, L, r, F,0</text:p>
          </table:table-cell>
          <table:table-cell office:value-type="float" office:value="-0.15905888" calcext:value-type="float">
            <text:p>-0.1590588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L, r, F,C</text:p>
          </table:table-cell>
          <table:table-cell office:value-type="float" office:value="-0.15905731" calcext:value-type="float">
            <text:p>-0.1590573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F, L, r,P</text:p>
          </table:table-cell>
          <table:table-cell office:value-type="float" office:value="-0.15905574" calcext:value-type="float">
            <text:p>-0.1590557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L, r, R,P</text:p>
          </table:table-cell>
          <table:table-cell office:value-type="float" office:value="-0.15905574" calcext:value-type="float">
            <text:p>-0.1590557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F, L,0</text:p>
          </table:table-cell>
          <table:table-cell office:value-type="float" office:value="-0.1590526" calcext:value-type="float">
            <text:p>-0.1590526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L, F, L, L,P</text:p>
          </table:table-cell>
          <table:table-cell office:value-type="float" office:value="-0.15904946" calcext:value-type="float">
            <text:p>-0.1590494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L, L, F,P</text:p>
          </table:table-cell>
          <table:table-cell office:value-type="float" office:value="-0.15904946" calcext:value-type="float">
            <text:p>-0.1590494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L, L,C</text:p>
          </table:table-cell>
          <table:table-cell office:value-type="float" office:value="-0.15904789" calcext:value-type="float">
            <text:p>-0.15904789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F, L, F, L, L, L,</text:p>
          </table:table-cell>
          <table:table-cell office:value-type="float" office:value="-0.15904789" calcext:value-type="float">
            <text:p>-0.15904789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L, F, L, L, L,</text:p>
          </table:table-cell>
          <table:table-cell office:value-type="float" office:value="-0.15904632" calcext:value-type="float">
            <text:p>-0.15904632</text:p>
          </table:table-cell>
          <table:table-cell/>
        </table:table-row>
        <table:table-row table:style-name="ro1">
          <table:table-cell office:value-type="string" calcext:value-type="string">
            <text:p>C, r, r, F, L, F, L, L,0</text:p>
          </table:table-cell>
          <table:table-cell office:value-type="float" office:value="-0.15904475" calcext:value-type="float">
            <text:p>-0.1590447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L, L, r,</text:p>
          </table:table-cell>
          <table:table-cell office:value-type="float" office:value="-0.15904475" calcext:value-type="float">
            <text:p>-0.15904475</text:p>
          </table:table-cell>
          <table:table-cell/>
        </table:table-row>
        <table:table-row table:style-name="ro1">
          <table:table-cell office:value-type="string" calcext:value-type="string">
            <text:p>C, r, r, F, L, F, L, L, r,0</text:p>
          </table:table-cell>
          <table:table-cell office:value-type="float" office:value="-0.15904318" calcext:value-type="float">
            <text:p>-0.1590431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L,C</text:p>
          </table:table-cell>
          <table:table-cell office:value-type="float" office:value="-0.15904004" calcext:value-type="float">
            <text:p>-0.15904004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L, F, L, F, r,0</text:p>
          </table:table-cell>
          <table:table-cell office:value-type="float" office:value="-0.15903847" calcext:value-type="float">
            <text:p>-0.1590384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L, F, r,C</text:p>
          </table:table-cell>
          <table:table-cell office:value-type="float" office:value="-0.1590369" calcext:value-type="float">
            <text:p>-0.159036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F, L, F,0</text:p>
          </table:table-cell>
          <table:table-cell office:value-type="float" office:value="-0.15903533" calcext:value-type="float">
            <text:p>-0.1590353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L, F, L,P</text:p>
          </table:table-cell>
          <table:table-cell office:value-type="float" office:value="-0.15903533" calcext:value-type="float">
            <text:p>-0.1590353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L, F, L,</text:p>
          </table:table-cell>
          <table:table-cell office:value-type="float" office:value="-0.15903376" calcext:value-type="float">
            <text:p>-0.15903376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L, F, L, F,C</text:p>
          </table:table-cell>
          <table:table-cell office:value-type="float" office:value="-0.15903219" calcext:value-type="float">
            <text:p>-0.1590321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F, L, F, F,0</text:p>
          </table:table-cell>
          <table:table-cell office:value-type="float" office:value="-0.15903062" calcext:value-type="float">
            <text:p>-0.1590306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L, F, F,C</text:p>
          </table:table-cell>
          <table:table-cell office:value-type="float" office:value="-0.15902905" calcext:value-type="float">
            <text:p>-0.1590290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F, L,P</text:p>
          </table:table-cell>
          <table:table-cell office:value-type="float" office:value="-0.15902748" calcext:value-type="float">
            <text:p>-0.15902748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L, F, L, R,P</text:p>
          </table:table-cell>
          <table:table-cell office:value-type="float" office:value="-0.15902748" calcext:value-type="float">
            <text:p>-0.1590274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L, R, R,P</text:p>
          </table:table-cell>
          <table:table-cell office:value-type="float" office:value="-0.15902748" calcext:value-type="float">
            <text:p>-0.1590274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F,0</text:p>
          </table:table-cell>
          <table:table-cell office:value-type="float" office:value="-0.15901021" calcext:value-type="float">
            <text:p>-0.15901021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F, L, F, r,P</text:p>
          </table:table-cell>
          <table:table-cell office:value-type="float" office:value="-0.1589898" calcext:value-type="float">
            <text:p>-0.1589898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L, F, r, F,P</text:p>
          </table:table-cell>
          <table:table-cell office:value-type="float" office:value="-0.1589898" calcext:value-type="float">
            <text:p>-0.158989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r, F, F,P</text:p>
          </table:table-cell>
          <table:table-cell office:value-type="float" office:value="-0.1589898" calcext:value-type="float">
            <text:p>-0.158989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r, F, F,C</text:p>
          </table:table-cell>
          <table:table-cell office:value-type="float" office:value="-0.15898666" calcext:value-type="float">
            <text:p>-0.1589866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F, r, F, F,0</text:p>
          </table:table-cell>
          <table:table-cell office:value-type="float" office:value="-0.15898509" calcext:value-type="float">
            <text:p>-0.1589850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r, F,C</text:p>
          </table:table-cell>
          <table:table-cell office:value-type="float" office:value="-0.15898195" calcext:value-type="float">
            <text:p>-0.1589819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F, r, F, L,0</text:p>
          </table:table-cell>
          <table:table-cell office:value-type="float" office:value="-0.15898038" calcext:value-type="float">
            <text:p>-0.1589803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r, F, L,</text:p>
          </table:table-cell>
          <table:table-cell office:value-type="float" office:value="-0.15897881" calcext:value-type="float">
            <text:p>-0.15897881</text:p>
          </table:table-cell>
          <table:table-cell/>
        </table:table-row>
        <table:table-row table:style-name="ro1">
          <table:table-cell office:value-type="string" calcext:value-type="string">
            <text:p>C, r, r, F, L, F, r, F,0</text:p>
          </table:table-cell>
          <table:table-cell office:value-type="float" office:value="-0.15897724" calcext:value-type="float">
            <text:p>-0.1589772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r, F, r,P</text:p>
          </table:table-cell>
          <table:table-cell office:value-type="float" office:value="-0.15897567" calcext:value-type="float">
            <text:p>-0.1589756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r, F, r,C</text:p>
          </table:table-cell>
          <table:table-cell office:value-type="float" office:value="-0.15897253" calcext:value-type="float">
            <text:p>-0.1589725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F, r, F, r,0</text:p>
          </table:table-cell>
          <table:table-cell office:value-type="float" office:value="-0.15896939" calcext:value-type="float">
            <text:p>-0.1589693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r,C</text:p>
          </table:table-cell>
          <table:table-cell office:value-type="float" office:value="-0.15896468" calcext:value-type="float">
            <text:p>-0.15896468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L, F, r, L, r,0</text:p>
          </table:table-cell>
          <table:table-cell office:value-type="float" office:value="-0.1589584" calcext:value-type="float">
            <text:p>-0.158958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r, L, r,C</text:p>
          </table:table-cell>
          <table:table-cell office:value-type="float" office:value="-0.15895526" calcext:value-type="float">
            <text:p>-0.1589552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F, r, L, r,P</text:p>
          </table:table-cell>
          <table:table-cell office:value-type="float" office:value="-0.15895369" calcext:value-type="float">
            <text:p>-0.1589536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F, r, L,0</text:p>
          </table:table-cell>
          <table:table-cell office:value-type="float" office:value="-0.15895212" calcext:value-type="float">
            <text:p>-0.1589521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r, L, L,P</text:p>
          </table:table-cell>
          <table:table-cell office:value-type="float" office:value="-0.15895055" calcext:value-type="float">
            <text:p>-0.1589505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r, L, L,C</text:p>
          </table:table-cell>
          <table:table-cell office:value-type="float" office:value="-0.15894898" calcext:value-type="float">
            <text:p>-0.1589489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F, r, L, L,0</text:p>
          </table:table-cell>
          <table:table-cell office:value-type="float" office:value="-0.15894741" calcext:value-type="float">
            <text:p>-0.1589474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r, L,C</text:p>
          </table:table-cell>
          <table:table-cell office:value-type="float" office:value="-0.15894584" calcext:value-type="float">
            <text:p>-0.1589458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F, r, L, F,0</text:p>
          </table:table-cell>
          <table:table-cell office:value-type="float" office:value="-0.1589427" calcext:value-type="float">
            <text:p>-0.158942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r, L, F,C</text:p>
          </table:table-cell>
          <table:table-cell office:value-type="float" office:value="-0.15894113" calcext:value-type="float">
            <text:p>-0.1589411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F, r, L,P</text:p>
          </table:table-cell>
          <table:table-cell office:value-type="float" office:value="-0.15893799" calcext:value-type="float">
            <text:p>-0.1589379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r, L, R,P</text:p>
          </table:table-cell>
          <table:table-cell office:value-type="float" office:value="-0.15893799" calcext:value-type="float">
            <text:p>-0.1589379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F, r,0</text:p>
          </table:table-cell>
          <table:table-cell office:value-type="float" office:value="-0.15892543" calcext:value-type="float">
            <text:p>-0.15892543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L, F, r, r,P</text:p>
          </table:table-cell>
          <table:table-cell office:value-type="float" office:value="-0.15890188" calcext:value-type="float">
            <text:p>-0.1589018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F, r, r, F,P</text:p>
          </table:table-cell>
          <table:table-cell office:value-type="float" office:value="-0.15890188" calcext:value-type="float">
            <text:p>-0.1589018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F, r, r, F,C</text:p>
          </table:table-cell>
          <table:table-cell office:value-type="float" office:value="-0.15888618" calcext:value-type="float">
            <text:p>-0.1588861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C</text:p>
          </table:table-cell>
          <table:table-cell office:value-type="float" office:value="-0.15886577" calcext:value-type="float">
            <text:p>-0.15886577</text:p>
          </table:table-cell>
          <table:table-cell office:value-type="string" calcext:value-type="string">
            <text:p>Period 5 orbit</text:p>
          </table:table-cell>
        </table:table-row>
        <table:table-row table:style-name="ro1" table:visibility="filter">
          <table:table-cell office:value-type="string" calcext:value-type="string">
            <text:p>C, r, r, F, L, L, r, r, F,C</text:p>
          </table:table-cell>
          <table:table-cell office:value-type="float" office:value="-0.15884693" calcext:value-type="float">
            <text:p>-0.1588469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L, r, r,P</text:p>
          </table:table-cell>
          <table:table-cell office:value-type="float" office:value="-0.15883123" calcext:value-type="float">
            <text:p>-0.1588312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L, r, r, R,P</text:p>
          </table:table-cell>
          <table:table-cell office:value-type="float" office:value="-0.15883123" calcext:value-type="float">
            <text:p>-0.1588312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L, r,0</text:p>
          </table:table-cell>
          <table:table-cell office:value-type="float" office:value="-0.15881239" calcext:value-type="float">
            <text:p>-0.1588123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L, L, r, L,P</text:p>
          </table:table-cell>
          <table:table-cell office:value-type="float" office:value="-0.1588014" calcext:value-type="float">
            <text:p>-0.158801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L, r, L, F,P</text:p>
          </table:table-cell>
          <table:table-cell office:value-type="float" office:value="-0.1588014" calcext:value-type="float">
            <text:p>-0.158801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r, L, F,C</text:p>
          </table:table-cell>
          <table:table-cell office:value-type="float" office:value="-0.15879983" calcext:value-type="float">
            <text:p>-0.1587998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L, r, L, F,0</text:p>
          </table:table-cell>
          <table:table-cell office:value-type="float" office:value="-0.15879826" calcext:value-type="float">
            <text:p>-0.1587982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r, L,C</text:p>
          </table:table-cell>
          <table:table-cell office:value-type="float" office:value="-0.15879512" calcext:value-type="float">
            <text:p>-0.1587951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L, r, L, L,0</text:p>
          </table:table-cell>
          <table:table-cell office:value-type="float" office:value="-0.15879355" calcext:value-type="float">
            <text:p>-0.1587935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r, L, L,</text:p>
          </table:table-cell>
          <table:table-cell office:value-type="float" office:value="-0.15879198" calcext:value-type="float">
            <text:p>-0.15879198</text:p>
          </table:table-cell>
          <table:table-cell/>
        </table:table-row>
        <table:table-row table:style-name="ro1">
          <table:table-cell office:value-type="string" calcext:value-type="string">
            <text:p>C, r, r, F, L, L, r, L,0</text:p>
          </table:table-cell>
          <table:table-cell office:value-type="float" office:value="-0.15879041" calcext:value-type="float">
            <text:p>-0.1587904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L, r, L, r,P</text:p>
          </table:table-cell>
          <table:table-cell office:value-type="float" office:value="-0.15878884" calcext:value-type="float">
            <text:p>-0.1587888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r, L, r,C</text:p>
          </table:table-cell>
          <table:table-cell office:value-type="float" office:value="-0.15878727" calcext:value-type="float">
            <text:p>-0.1587872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L, r, L, r,0</text:p>
          </table:table-cell>
          <table:table-cell office:value-type="float" office:value="-0.1587857" calcext:value-type="float">
            <text:p>-0.158785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r,C</text:p>
          </table:table-cell>
          <table:table-cell office:value-type="float" office:value="-0.15878099" calcext:value-type="float">
            <text:p>-0.15878099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L, L, r, F, r,0</text:p>
          </table:table-cell>
          <table:table-cell office:value-type="float" office:value="-0.15877628" calcext:value-type="float">
            <text:p>-0.1587762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r, F, r,C</text:p>
          </table:table-cell>
          <table:table-cell office:value-type="float" office:value="-0.15877471" calcext:value-type="float">
            <text:p>-0.1587747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L, r, F, r,P</text:p>
          </table:table-cell>
          <table:table-cell office:value-type="float" office:value="-0.15877314" calcext:value-type="float">
            <text:p>-0.1587731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L, r, F,0</text:p>
          </table:table-cell>
          <table:table-cell office:value-type="float" office:value="-0.15877157" calcext:value-type="float">
            <text:p>-0.1587715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L, r, F, L,</text:p>
          </table:table-cell>
          <table:table-cell office:value-type="float" office:value="-0.15877" calcext:value-type="float">
            <text:p>-0.15877</text:p>
          </table:table-cell>
          <table:table-cell/>
        </table:table-row>
        <table:table-row table:style-name="ro1">
          <table:table-cell office:value-type="string" calcext:value-type="string">
            <text:p>C, r, r, F, L, L, r, F, L,0</text:p>
          </table:table-cell>
          <table:table-cell office:value-type="float" office:value="-0.15876843" calcext:value-type="float">
            <text:p>-0.1587684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r, F,C</text:p>
          </table:table-cell>
          <table:table-cell office:value-type="float" office:value="-0.15876686" calcext:value-type="float">
            <text:p>-0.1587668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L, r, F, F,0</text:p>
          </table:table-cell>
          <table:table-cell office:value-type="float" office:value="-0.15876529" calcext:value-type="float">
            <text:p>-0.1587652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r, F, F,C</text:p>
          </table:table-cell>
          <table:table-cell office:value-type="float" office:value="-0.15876372" calcext:value-type="float">
            <text:p>-0.1587637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L, r,P</text:p>
          </table:table-cell>
          <table:table-cell office:value-type="float" office:value="-0.15876215" calcext:value-type="float">
            <text:p>-0.15876215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L, L, r, R,P</text:p>
          </table:table-cell>
          <table:table-cell office:value-type="float" office:value="-0.15876215" calcext:value-type="float">
            <text:p>-0.1587621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L, r, R, R,P</text:p>
          </table:table-cell>
          <table:table-cell office:value-type="float" office:value="-0.15876215" calcext:value-type="float">
            <text:p>-0.1587621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L,0</text:p>
          </table:table-cell>
          <table:table-cell office:value-type="float" office:value="-0.15874802" calcext:value-type="float">
            <text:p>-0.15874802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F, L, L, L,P</text:p>
          </table:table-cell>
          <table:table-cell office:value-type="float" office:value="-0.15873703" calcext:value-type="float">
            <text:p>-0.1587370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L, L, L, F,P</text:p>
          </table:table-cell>
          <table:table-cell office:value-type="float" office:value="-0.15873703" calcext:value-type="float">
            <text:p>-0.1587370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L, L, F, F,P</text:p>
          </table:table-cell>
          <table:table-cell office:value-type="float" office:value="-0.15873703" calcext:value-type="float">
            <text:p>-0.1587370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L, F, F,</text:p>
          </table:table-cell>
          <table:table-cell office:value-type="float" office:value="-0.15873546" calcext:value-type="float">
            <text:p>-0.15873546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L, L, L, F,C</text:p>
          </table:table-cell>
          <table:table-cell office:value-type="float" office:value="-0.15873389" calcext:value-type="float">
            <text:p>-0.15873389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F, L, L, L, F, L,</text:p>
          </table:table-cell>
          <table:table-cell office:value-type="float" office:value="-0.15873389" calcext:value-type="float">
            <text:p>-0.15873389</text:p>
          </table:table-cell>
          <table:table-cell/>
        </table:table-row>
        <table:table-row table:style-name="ro1">
          <table:table-cell office:value-type="string" calcext:value-type="string">
            <text:p>C, r, r, F, L, L, L, F,0</text:p>
          </table:table-cell>
          <table:table-cell office:value-type="float" office:value="-0.15873232" calcext:value-type="float">
            <text:p>-0.1587323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L, L, F, r,</text:p>
          </table:table-cell>
          <table:table-cell office:value-type="float" office:value="-0.15873075" calcext:value-type="float">
            <text:p>-0.15873075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L, L, L,C</text:p>
          </table:table-cell>
          <table:table-cell office:value-type="float" office:value="-0.15872918" calcext:value-type="float">
            <text:p>-0.15872918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r, F, L, L, L, L, r,</text:p>
          </table:table-cell>
          <table:table-cell office:value-type="float" office:value="-0.15872761" calcext:value-type="float">
            <text:p>-0.15872761</text:p>
          </table:table-cell>
          <table:table-cell/>
        </table:table-row>
        <table:table-row table:style-name="ro1">
          <table:table-cell office:value-type="string" calcext:value-type="string">
            <text:p>C, r, r, F, L, L, L, L,0</text:p>
          </table:table-cell>
          <table:table-cell office:value-type="float" office:value="-0.15872604" calcext:value-type="float">
            <text:p>-0.1587260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L, L, L, L,</text:p>
          </table:table-cell>
          <table:table-cell office:value-type="float" office:value="-0.15872604" calcext:value-type="float">
            <text:p>-0.1587260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L, L, L, L,</text:p>
          </table:table-cell>
          <table:table-cell office:value-type="float" office:value="-0.15872447" calcext:value-type="float">
            <text:p>-0.15872447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L, L, L, L, R,</text:p>
          </table:table-cell>
          <table:table-cell office:value-type="float" office:value="-0.15872447" calcext:value-type="float">
            <text:p>-0.15872447</text:p>
          </table:table-cell>
          <table:table-cell/>
        </table:table-row>
        <table:table-row table:style-name="ro1">
          <table:table-cell office:value-type="string" calcext:value-type="string">
            <text:p>C, r, r, F, L, L, L,0</text:p>
          </table:table-cell>
          <table:table-cell office:value-type="float" office:value="-0.15872133" calcext:value-type="float">
            <text:p>-0.15872133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L, L, L, r,P</text:p>
          </table:table-cell>
          <table:table-cell office:value-type="float" office:value="-0.15871976" calcext:value-type="float">
            <text:p>-0.1587197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L, L, r, F,</text:p>
          </table:table-cell>
          <table:table-cell office:value-type="float" office:value="-0.15871976" calcext:value-type="float">
            <text:p>-0.15871976</text:p>
          </table:table-cell>
          <table:table-cell/>
        </table:table-row>
        <table:table-row table:style-name="ro1">
          <table:table-cell office:value-type="string" calcext:value-type="string">
            <text:p>C, r, r, F, L, L, L, r, F,0</text:p>
          </table:table-cell>
          <table:table-cell office:value-type="float" office:value="-0.15871819" calcext:value-type="float">
            <text:p>-0.1587181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L, r,C</text:p>
          </table:table-cell>
          <table:table-cell office:value-type="float" office:value="-0.15871662" calcext:value-type="float">
            <text:p>-0.15871662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F, L, L, L, r, L,</text:p>
          </table:table-cell>
          <table:table-cell office:value-type="float" office:value="-0.15871505" calcext:value-type="float">
            <text:p>-0.15871505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L, L, L, r, L,P</text:p>
          </table:table-cell>
          <table:table-cell office:value-type="float" office:value="-0.15871348" calcext:value-type="float">
            <text:p>-0.1587134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L, L, r,0</text:p>
          </table:table-cell>
          <table:table-cell office:value-type="float" office:value="-0.15871191" calcext:value-type="float">
            <text:p>-0.1587119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L, L, r, r,P</text:p>
          </table:table-cell>
          <table:table-cell office:value-type="float" office:value="-0.15870877" calcext:value-type="float">
            <text:p>-0.158708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C</text:p>
          </table:table-cell>
          <table:table-cell office:value-type="float" office:value="-0.15870406" calcext:value-type="float">
            <text:p>-0.15870406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F, L, L, F, r, r,P</text:p>
          </table:table-cell>
          <table:table-cell office:value-type="float" office:value="-0.15869778" calcext:value-type="float">
            <text:p>-0.1586977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L, F, r,0</text:p>
          </table:table-cell>
          <table:table-cell office:value-type="float" office:value="-0.15869464" calcext:value-type="float">
            <text:p>-0.1586946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L, F, r, L,P</text:p>
          </table:table-cell>
          <table:table-cell office:value-type="float" office:value="-0.15869307" calcext:value-type="float">
            <text:p>-0.1586930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F, r, L,C</text:p>
          </table:table-cell>
          <table:table-cell office:value-type="float" office:value="-0.1586915" calcext:value-type="float">
            <text:p>-0.158691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L, F, r, L,0</text:p>
          </table:table-cell>
          <table:table-cell office:value-type="float" office:value="-0.15868993" calcext:value-type="float">
            <text:p>-0.1586899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F, r,C</text:p>
          </table:table-cell>
          <table:table-cell office:value-type="float" office:value="-0.15868836" calcext:value-type="float">
            <text:p>-0.1586883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L, F, r, F,0</text:p>
          </table:table-cell>
          <table:table-cell office:value-type="float" office:value="-0.15868679" calcext:value-type="float">
            <text:p>-0.1586867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F, r, F,C</text:p>
          </table:table-cell>
          <table:table-cell office:value-type="float" office:value="-0.15868522" calcext:value-type="float">
            <text:p>-0.1586852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L, F, r,P</text:p>
          </table:table-cell>
          <table:table-cell office:value-type="float" office:value="-0.15868365" calcext:value-type="float">
            <text:p>-0.1586836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L, F, r, R,P</text:p>
          </table:table-cell>
          <table:table-cell office:value-type="float" office:value="-0.15868365" calcext:value-type="float">
            <text:p>-0.1586836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L, F,0</text:p>
          </table:table-cell>
          <table:table-cell office:value-type="float" office:value="-0.15868051" calcext:value-type="float">
            <text:p>-0.15868051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L, L, F, L,P</text:p>
          </table:table-cell>
          <table:table-cell office:value-type="float" office:value="-0.15867737" calcext:value-type="float">
            <text:p>-0.1586773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L, F, L, F,</text:p>
          </table:table-cell>
          <table:table-cell office:value-type="float" office:value="-0.15867737" calcext:value-type="float">
            <text:p>-0.15867737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L, L, F, L,C</text:p>
          </table:table-cell>
          <table:table-cell office:value-type="float" office:value="-0.1586758" calcext:value-type="float">
            <text:p>-0.158675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L, F, L, L,0</text:p>
          </table:table-cell>
          <table:table-cell office:value-type="float" office:value="-0.1586758" calcext:value-type="float">
            <text:p>-0.158675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>
          <table:table-cell office:value-type="string" calcext:value-type="string">
            <text:p>C, r, r, F, L, L, F, L,0</text:p>
          </table:table-cell>
          <table:table-cell office:value-type="float" office:value="-0.15867423" calcext:value-type="float">
            <text:p>-0.1586742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L, F, L, r,</text:p>
          </table:table-cell>
          <table:table-cell office:value-type="float" office:value="-0.15867423" calcext:value-type="float">
            <text:p>-0.15867423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L, L, F, L, r,</text:p>
          </table:table-cell>
          <table:table-cell office:value-type="float" office:value="-0.15867266" calcext:value-type="float">
            <text:p>-0.15867266</text:p>
          </table:table-cell>
          <table:table-cell/>
        </table:table-row>
        <table:table-row table:style-name="ro1">
          <table:table-cell office:value-type="string" calcext:value-type="string">
            <text:p>C, r, r, F, L, L, F, L, r,0</text:p>
          </table:table-cell>
          <table:table-cell office:value-type="float" office:value="-0.15867109" calcext:value-type="float">
            <text:p>-0.1586710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F,C</text:p>
          </table:table-cell>
          <table:table-cell office:value-type="float" office:value="-0.15866952" calcext:value-type="float">
            <text:p>-0.15866952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L, L, F, F, r,0</text:p>
          </table:table-cell>
          <table:table-cell office:value-type="float" office:value="-0.15866638" calcext:value-type="float">
            <text:p>-0.1586663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F, F, r,</text:p>
          </table:table-cell>
          <table:table-cell office:value-type="float" office:value="-0.15866324" calcext:value-type="float">
            <text:p>-0.15866324</text:p>
          </table:table-cell>
          <table:table-cell/>
        </table:table-row>
        <table:table-row table:style-name="ro1">
          <table:table-cell office:value-type="string" calcext:value-type="string">
            <text:p>C, r, r, F, L, L, F, F,0</text:p>
          </table:table-cell>
          <table:table-cell office:value-type="float" office:value="-0.15866167" calcext:value-type="float">
            <text:p>-0.1586616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L, F, F, L,</text:p>
          </table:table-cell>
          <table:table-cell office:value-type="float" office:value="-0.1586601" calcext:value-type="float">
            <text:p>-0.1586601</text:p>
          </table:table-cell>
          <table:table-cell/>
        </table:table-row>
        <table:table-row table:style-name="ro1">
          <table:table-cell office:value-type="string" calcext:value-type="string">
            <text:p>C, r, r, F, L, L, F, F, L,0</text:p>
          </table:table-cell>
          <table:table-cell office:value-type="float" office:value="-0.15865853" calcext:value-type="float">
            <text:p>-0.1586585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F, F,C</text:p>
          </table:table-cell>
          <table:table-cell office:value-type="float" office:value="-0.15865696" calcext:value-type="float">
            <text:p>-0.1586569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L, F, F, F,0</text:p>
          </table:table-cell>
          <table:table-cell office:value-type="float" office:value="-0.15865382" calcext:value-type="float">
            <text:p>-0.1586538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L, F, F, F,C</text:p>
          </table:table-cell>
          <table:table-cell office:value-type="float" office:value="-0.15865225" calcext:value-type="float">
            <text:p>-0.1586522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L,P</text:p>
          </table:table-cell>
          <table:table-cell office:value-type="float" office:value="-0.15864911" calcext:value-type="float">
            <text:p>-0.15864911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F, L, L, R,P</text:p>
          </table:table-cell>
          <table:table-cell office:value-type="float" office:value="-0.15864911" calcext:value-type="float">
            <text:p>-0.15864911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L, L, R, R,P</text:p>
          </table:table-cell>
          <table:table-cell office:value-type="float" office:value="-0.15864911" calcext:value-type="float">
            <text:p>-0.1586491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L, R, R, R,P</text:p>
          </table:table-cell>
          <table:table-cell office:value-type="float" office:value="-0.15864911" calcext:value-type="float">
            <text:p>-0.1586491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0</text:p>
          </table:table-cell>
          <table:table-cell office:value-type="float" office:value="-0.15858003" calcext:value-type="float">
            <text:p>-0.15858003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r, F, L, r,P</text:p>
          </table:table-cell>
          <table:table-cell office:value-type="float" office:value="-0.1584874" calcext:value-type="float">
            <text:p>-0.1584874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F, L, r, F,P</text:p>
          </table:table-cell>
          <table:table-cell office:value-type="float" office:value="-0.1584874" calcext:value-type="float">
            <text:p>-0.1584874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L, r, F, F,P</text:p>
          </table:table-cell>
          <table:table-cell office:value-type="float" office:value="-0.1584874" calcext:value-type="float">
            <text:p>-0.158487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r, F, F, F,P</text:p>
          </table:table-cell>
          <table:table-cell office:value-type="float" office:value="-0.1584874" calcext:value-type="float">
            <text:p>-0.158487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F, F, F,C</text:p>
          </table:table-cell>
          <table:table-cell office:value-type="float" office:value="-0.15848112" calcext:value-type="float">
            <text:p>-0.1584811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r, F, F, F,0</text:p>
          </table:table-cell>
          <table:table-cell office:value-type="float" office:value="-0.15847798" calcext:value-type="float">
            <text:p>-0.1584779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F, F,C</text:p>
          </table:table-cell>
          <table:table-cell office:value-type="float" office:value="-0.15847327" calcext:value-type="float">
            <text:p>-0.1584732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r, F, F, L,0</text:p>
          </table:table-cell>
          <table:table-cell office:value-type="float" office:value="-0.15847013" calcext:value-type="float">
            <text:p>-0.1584701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F, F, L,C</text:p>
          </table:table-cell>
          <table:table-cell office:value-type="float" office:value="-0.15846856" calcext:value-type="float">
            <text:p>-0.1584685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r, F, F, L,P</text:p>
          </table:table-cell>
          <table:table-cell office:value-type="float" office:value="-0.15846699" calcext:value-type="float">
            <text:p>-0.1584669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r, F, F,0</text:p>
          </table:table-cell>
          <table:table-cell office:value-type="float" office:value="-0.15846542" calcext:value-type="float">
            <text:p>-0.1584654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r, F, F, r,P</text:p>
          </table:table-cell>
          <table:table-cell office:value-type="float" office:value="-0.15846228" calcext:value-type="float">
            <text:p>-0.1584622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F, F, r,C</text:p>
          </table:table-cell>
          <table:table-cell office:value-type="float" office:value="-0.15846071" calcext:value-type="float">
            <text:p>-0.1584607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r, F, F, r,0</text:p>
          </table:table-cell>
          <table:table-cell office:value-type="float" office:value="-0.158456" calcext:value-type="float">
            <text:p>-0.1584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F,C</text:p>
          </table:table-cell>
          <table:table-cell office:value-type="float" office:value="-0.15844972" calcext:value-type="float">
            <text:p>-0.15844972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L, r, F, L, r,0</text:p>
          </table:table-cell>
          <table:table-cell office:value-type="float" office:value="-0.15844501" calcext:value-type="float">
            <text:p>-0.1584450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F, L, r,C</text:p>
          </table:table-cell>
          <table:table-cell office:value-type="float" office:value="-0.15844187" calcext:value-type="float">
            <text:p>-0.1584418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r, F, L, r,P</text:p>
          </table:table-cell>
          <table:table-cell office:value-type="float" office:value="-0.1584403" calcext:value-type="float">
            <text:p>-0.158440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r, F, L,0</text:p>
          </table:table-cell>
          <table:table-cell office:value-type="float" office:value="-0.15843873" calcext:value-type="float">
            <text:p>-0.1584387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r, F, L, L,</text:p>
          </table:table-cell>
          <table:table-cell office:value-type="float" office:value="-0.15843716" calcext:value-type="float">
            <text:p>-0.15843716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L, r, F, L,C</text:p>
          </table:table-cell>
          <table:table-cell office:value-type="float" office:value="-0.15843402" calcext:value-type="float">
            <text:p>-0.1584340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r, F, L, F,0</text:p>
          </table:table-cell>
          <table:table-cell office:value-type="float" office:value="-0.15843245" calcext:value-type="float">
            <text:p>-0.1584324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F, L, F,C</text:p>
          </table:table-cell>
          <table:table-cell office:value-type="float" office:value="-0.15843088" calcext:value-type="float">
            <text:p>-0.1584308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r, F, L,P</text:p>
          </table:table-cell>
          <table:table-cell office:value-type="float" office:value="-0.15842931" calcext:value-type="float">
            <text:p>-0.1584293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r, F, L, R,P</text:p>
          </table:table-cell>
          <table:table-cell office:value-type="float" office:value="-0.15842931" calcext:value-type="float">
            <text:p>-0.1584293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r, F,0</text:p>
          </table:table-cell>
          <table:table-cell office:value-type="float" office:value="-0.15842303" calcext:value-type="float">
            <text:p>-0.15842303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L, r, F, r,P</text:p>
          </table:table-cell>
          <table:table-cell office:value-type="float" office:value="-0.15841518" calcext:value-type="float">
            <text:p>-0.1584151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r, F, r, F,P</text:p>
          </table:table-cell>
          <table:table-cell office:value-type="float" office:value="-0.15841518" calcext:value-type="float">
            <text:p>-0.1584151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F, r, F,C</text:p>
          </table:table-cell>
          <table:table-cell office:value-type="float" office:value="-0.15841204" calcext:value-type="float">
            <text:p>-0.1584120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r, F, r, F,0</text:p>
          </table:table-cell>
          <table:table-cell office:value-type="float" office:value="-0.15841047" calcext:value-type="float">
            <text:p>-0.1584104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F, r,C</text:p>
          </table:table-cell>
          <table:table-cell office:value-type="float" office:value="-0.15840576" calcext:value-type="float">
            <text:p>-0.1584057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r, F, r, L,0</text:p>
          </table:table-cell>
          <table:table-cell office:value-type="float" office:value="-0.15839948" calcext:value-type="float">
            <text:p>-0.1583994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F, r, L,C</text:p>
          </table:table-cell>
          <table:table-cell office:value-type="float" office:value="-0.15839634" calcext:value-type="float">
            <text:p>-0.1583963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r, F, r, L,P</text:p>
          </table:table-cell>
          <table:table-cell office:value-type="float" office:value="-0.1583932" calcext:value-type="float">
            <text:p>-0.158393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r, F, r,0</text:p>
          </table:table-cell>
          <table:table-cell office:value-type="float" office:value="-0.15838849" calcext:value-type="float">
            <text:p>-0.1583884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r, F, r, r,P</text:p>
          </table:table-cell>
          <table:table-cell office:value-type="float" office:value="-0.1583775" calcext:value-type="float">
            <text:p>-0.158377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C</text:p>
          </table:table-cell>
          <table:table-cell office:value-type="float" office:value="-0.15836023" calcext:value-type="float">
            <text:p>-0.15836023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F, L, r, L, r, r,P</text:p>
          </table:table-cell>
          <table:table-cell office:value-type="float" office:value="-0.15834453" calcext:value-type="float">
            <text:p>-0.1583445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r, L, r,0</text:p>
          </table:table-cell>
          <table:table-cell office:value-type="float" office:value="-0.15833197" calcext:value-type="float">
            <text:p>-0.1583319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r, L, r, L,P</text:p>
          </table:table-cell>
          <table:table-cell office:value-type="float" office:value="-0.15832569" calcext:value-type="float">
            <text:p>-0.1583256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L, r, L,C</text:p>
          </table:table-cell>
          <table:table-cell office:value-type="float" office:value="-0.15832255" calcext:value-type="float">
            <text:p>-0.1583225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r, L, r, L,0</text:p>
          </table:table-cell>
          <table:table-cell office:value-type="float" office:value="-0.15831941" calcext:value-type="float">
            <text:p>-0.1583194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L, r,C</text:p>
          </table:table-cell>
          <table:table-cell office:value-type="float" office:value="-0.1583147" calcext:value-type="float">
            <text:p>-0.158314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r, L, r, F,0</text:p>
          </table:table-cell>
          <table:table-cell office:value-type="float" office:value="-0.15830842" calcext:value-type="float">
            <text:p>-0.1583084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L, r, F,C</text:p>
          </table:table-cell>
          <table:table-cell office:value-type="float" office:value="-0.15830528" calcext:value-type="float">
            <text:p>-0.1583052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r, L, r,P</text:p>
          </table:table-cell>
          <table:table-cell office:value-type="float" office:value="-0.15830214" calcext:value-type="float">
            <text:p>-0.1583021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r, L, r, R,P</text:p>
          </table:table-cell>
          <table:table-cell office:value-type="float" office:value="-0.15830214" calcext:value-type="float">
            <text:p>-0.1583021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r, L,0</text:p>
          </table:table-cell>
          <table:table-cell office:value-type="float" office:value="-0.15829272" calcext:value-type="float">
            <text:p>-0.1582927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L, r, L, L,P</text:p>
          </table:table-cell>
          <table:table-cell office:value-type="float" office:value="-0.15828644" calcext:value-type="float">
            <text:p>-0.1582864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r, L, L, F,P</text:p>
          </table:table-cell>
          <table:table-cell office:value-type="float" office:value="-0.15828644" calcext:value-type="float">
            <text:p>-0.1582864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L, L, F,</text:p>
          </table:table-cell>
          <table:table-cell office:value-type="float" office:value="-0.1582833" calcext:value-type="float">
            <text:p>-0.1582833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L, r, L, L,C</text:p>
          </table:table-cell>
          <table:table-cell office:value-type="float" office:value="-0.15828016" calcext:value-type="float">
            <text:p>-0.1582801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r, L, L, L,0</text:p>
          </table:table-cell>
          <table:table-cell office:value-type="float" office:value="-0.15827859" calcext:value-type="float">
            <text:p>-0.1582785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L, L, L,</text:p>
          </table:table-cell>
          <table:table-cell office:value-type="float" office:value="-0.15827702" calcext:value-type="float">
            <text:p>-0.15827702</text:p>
          </table:table-cell>
          <table:table-cell/>
        </table:table-row>
        <table:table-row table:style-name="ro1">
          <table:table-cell office:value-type="string" calcext:value-type="string">
            <text:p>C, r, r, F, L, r, L, L,0</text:p>
          </table:table-cell>
          <table:table-cell office:value-type="float" office:value="-0.15827545" calcext:value-type="float">
            <text:p>-0.1582754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r, L, L, r,P</text:p>
          </table:table-cell>
          <table:table-cell office:value-type="float" office:value="-0.15827388" calcext:value-type="float">
            <text:p>-0.1582738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L, L, r,C</text:p>
          </table:table-cell>
          <table:table-cell office:value-type="float" office:value="-0.15827231" calcext:value-type="float">
            <text:p>-0.1582723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r, L, L, r,0</text:p>
          </table:table-cell>
          <table:table-cell office:value-type="float" office:value="-0.1582676" calcext:value-type="float">
            <text:p>-0.158267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L,C</text:p>
          </table:table-cell>
          <table:table-cell office:value-type="float" office:value="-0.15826132" calcext:value-type="float">
            <text:p>-0.15826132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L, r, L, F, r,0</text:p>
          </table:table-cell>
          <table:table-cell office:value-type="float" office:value="-0.15825504" calcext:value-type="float">
            <text:p>-0.1582550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L, F, r,C</text:p>
          </table:table-cell>
          <table:table-cell office:value-type="float" office:value="-0.15825033" calcext:value-type="float">
            <text:p>-0.1582503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r, L, F, r,P</text:p>
          </table:table-cell>
          <table:table-cell office:value-type="float" office:value="-0.15824719" calcext:value-type="float">
            <text:p>-0.1582471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r, L, F,0</text:p>
          </table:table-cell>
          <table:table-cell office:value-type="float" office:value="-0.15824405" calcext:value-type="float">
            <text:p>-0.1582440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L, r, L, F, L,P</text:p>
          </table:table-cell>
          <table:table-cell office:value-type="float" office:value="-0.15824248" calcext:value-type="float">
            <text:p>-0.1582424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L, F, L,C</text:p>
          </table:table-cell>
          <table:table-cell office:value-type="float" office:value="-0.15823934" calcext:value-type="float">
            <text:p>-0.1582393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r, L, F, L,0</text:p>
          </table:table-cell>
          <table:table-cell office:value-type="float" office:value="-0.15823777" calcext:value-type="float">
            <text:p>-0.1582377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L, F,C</text:p>
          </table:table-cell>
          <table:table-cell office:value-type="float" office:value="-0.15823463" calcext:value-type="float">
            <text:p>-0.1582346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L, r, L, F, F,0</text:p>
          </table:table-cell>
          <table:table-cell office:value-type="float" office:value="-0.15822835" calcext:value-type="float">
            <text:p>-0.1582283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L, F, F,C</text:p>
          </table:table-cell>
          <table:table-cell office:value-type="float" office:value="-0.15822364" calcext:value-type="float">
            <text:p>-0.1582236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L, r, L,P</text:p>
          </table:table-cell>
          <table:table-cell office:value-type="float" office:value="-0.15821736" calcext:value-type="float">
            <text:p>-0.1582173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L, r, L, R,P</text:p>
          </table:table-cell>
          <table:table-cell office:value-type="float" office:value="-0.15821736" calcext:value-type="float">
            <text:p>-0.1582173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r, L, R, R,P</text:p>
          </table:table-cell>
          <table:table-cell office:value-type="float" office:value="-0.15821736" calcext:value-type="float">
            <text:p>-0.1582173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L, r,0</text:p>
          </table:table-cell>
          <table:table-cell office:value-type="float" office:value="-0.15814514" calcext:value-type="float">
            <text:p>-0.15814514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F, L, r, r,P</text:p>
          </table:table-cell>
          <table:table-cell office:value-type="float" office:value="-0.15798971" calcext:value-type="float">
            <text:p>-0.15798971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L, r, r, F,P</text:p>
          </table:table-cell>
          <table:table-cell office:value-type="float" office:value="-0.15798971" calcext:value-type="float">
            <text:p>-0.1579897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L, r, r, F, F,P</text:p>
          </table:table-cell>
          <table:table-cell office:value-type="float" office:value="-0.15798971" calcext:value-type="float">
            <text:p>-0.1579897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r, F, F,C</text:p>
          </table:table-cell>
          <table:table-cell office:value-type="float" office:value="-0.15794732" calcext:value-type="float">
            <text:p>-0.1579473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L, r, r, F, F,0</text:p>
          </table:table-cell>
          <table:table-cell office:value-type="float" office:value="-0.15791749" calcext:value-type="float">
            <text:p>-0.1579174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L, r, r, F,C</text:p>
          </table:table-cell>
          <table:table-cell office:value-type="float" office:value="-0.15779346" calcext:value-type="float">
            <text:p>-0.15779346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F,C</text:p>
          </table:table-cell>
          <table:table-cell office:value-type="float" office:value="-0.15777619" calcext:value-type="float">
            <text:p>-0.15777619</text:p>
          </table:table-cell>
          <table:table-cell office:value-type="string" calcext:value-type="string">
            <text:p>Period 4 orbit</text:p>
          </table:table-cell>
        </table:table-row>
        <table:table-row table:style-name="ro1" table:visibility="filter">
          <table:table-cell office:value-type="string" calcext:value-type="string">
            <text:p>C, r, r, F, F, r, r, F,C</text:p>
          </table:table-cell>
          <table:table-cell office:value-type="float" office:value="-0.15777619" calcext:value-type="float">
            <text:p>-0.1577761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r, r, F, F,0</text:p>
          </table:table-cell>
          <table:table-cell office:value-type="float" office:value="-0.15764745" calcext:value-type="float">
            <text:p>-0.1576474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r, F, F,C</text:p>
          </table:table-cell>
          <table:table-cell office:value-type="float" office:value="-0.15761291" calcext:value-type="float">
            <text:p>-0.1576129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r, r,P</text:p>
          </table:table-cell>
          <table:table-cell office:value-type="float" office:value="-0.15756581" calcext:value-type="float">
            <text:p>-0.15756581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F, r, r, R,P</text:p>
          </table:table-cell>
          <table:table-cell office:value-type="float" office:value="-0.15756581" calcext:value-type="float">
            <text:p>-0.1575658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r, r, R, R,P</text:p>
          </table:table-cell>
          <table:table-cell office:value-type="float" office:value="-0.15756581" calcext:value-type="float">
            <text:p>-0.1575658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r,0</text:p>
          </table:table-cell>
          <table:table-cell office:value-type="float" office:value="-0.15737584" calcext:value-type="float">
            <text:p>-0.15737584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F, F, r, L,P</text:p>
          </table:table-cell>
          <table:table-cell office:value-type="float" office:value="-0.1572785" calcext:value-type="float">
            <text:p>-0.1572785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F, r, L, F,P</text:p>
          </table:table-cell>
          <table:table-cell office:value-type="float" office:value="-0.1572785" calcext:value-type="float">
            <text:p>-0.157278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r, L, F, F,P</text:p>
          </table:table-cell>
          <table:table-cell office:value-type="float" office:value="-0.1572785" calcext:value-type="float">
            <text:p>-0.157278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L, F, F,C</text:p>
          </table:table-cell>
          <table:table-cell office:value-type="float" office:value="-0.15726908" calcext:value-type="float">
            <text:p>-0.1572690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r, L, F, F,0</text:p>
          </table:table-cell>
          <table:table-cell office:value-type="float" office:value="-0.15726437" calcext:value-type="float">
            <text:p>-0.1572643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L, F,C</text:p>
          </table:table-cell>
          <table:table-cell office:value-type="float" office:value="-0.15725495" calcext:value-type="float">
            <text:p>-0.1572549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r, L, F, L,0</text:p>
          </table:table-cell>
          <table:table-cell office:value-type="float" office:value="-0.15725024" calcext:value-type="float">
            <text:p>-0.1572502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L, F, L,C</text:p>
          </table:table-cell>
          <table:table-cell office:value-type="float" office:value="-0.1572471" calcext:value-type="float">
            <text:p>-0.157247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r, L, F, L,P</text:p>
          </table:table-cell>
          <table:table-cell office:value-type="float" office:value="-0.15724553" calcext:value-type="float">
            <text:p>-0.1572455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r, L, F,0</text:p>
          </table:table-cell>
          <table:table-cell office:value-type="float" office:value="-0.15724239" calcext:value-type="float">
            <text:p>-0.1572423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r, L, F, r,P</text:p>
          </table:table-cell>
          <table:table-cell office:value-type="float" office:value="-0.15723768" calcext:value-type="float">
            <text:p>-0.1572376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L, F, r,C</text:p>
          </table:table-cell>
          <table:table-cell office:value-type="float" office:value="-0.15723297" calcext:value-type="float">
            <text:p>-0.1572329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r, L, F, r,0</text:p>
          </table:table-cell>
          <table:table-cell office:value-type="float" office:value="-0.15722669" calcext:value-type="float">
            <text:p>-0.1572266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L,C</text:p>
          </table:table-cell>
          <table:table-cell office:value-type="float" office:value="-0.15721727" calcext:value-type="float">
            <text:p>-0.15721727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F, r, L, L, r,0</text:p>
          </table:table-cell>
          <table:table-cell office:value-type="float" office:value="-0.15720785" calcext:value-type="float">
            <text:p>-0.1572078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L, L, r,C</text:p>
          </table:table-cell>
          <table:table-cell office:value-type="float" office:value="-0.15720314" calcext:value-type="float">
            <text:p>-0.1572031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r, L, L, r,P</text:p>
          </table:table-cell>
          <table:table-cell office:value-type="float" office:value="-0.1572" calcext:value-type="float">
            <text:p>-0.157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r, L, L,0</text:p>
          </table:table-cell>
          <table:table-cell office:value-type="float" office:value="-0.15719843" calcext:value-type="float">
            <text:p>-0.1571984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r, L, L, L,</text:p>
          </table:table-cell>
          <table:table-cell office:value-type="float" office:value="-0.15719529" calcext:value-type="float">
            <text:p>-0.15719529</text:p>
          </table:table-cell>
          <table:table-cell/>
        </table:table-row>
        <table:table-row table:style-name="ro1">
          <table:table-cell office:value-type="string" calcext:value-type="string">
            <text:p>C, r, r, F, F, r, L, L, L,0</text:p>
          </table:table-cell>
          <table:table-cell office:value-type="float" office:value="-0.15719372" calcext:value-type="float">
            <text:p>-0.1571937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L, L,C</text:p>
          </table:table-cell>
          <table:table-cell office:value-type="float" office:value="-0.15719058" calcext:value-type="float">
            <text:p>-0.1571905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r, L, L, F,0</text:p>
          </table:table-cell>
          <table:table-cell office:value-type="float" office:value="-0.15718744" calcext:value-type="float">
            <text:p>-0.1571874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L, L, F,C</text:p>
          </table:table-cell>
          <table:table-cell office:value-type="float" office:value="-0.15718587" calcext:value-type="float">
            <text:p>-0.1571858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r, L, L,P</text:p>
          </table:table-cell>
          <table:table-cell office:value-type="float" office:value="-0.15718273" calcext:value-type="float">
            <text:p>-0.1571827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r, L, L, R,P</text:p>
          </table:table-cell>
          <table:table-cell office:value-type="float" office:value="-0.15718273" calcext:value-type="float">
            <text:p>-0.1571827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r, L,0</text:p>
          </table:table-cell>
          <table:table-cell office:value-type="float" office:value="-0.15717174" calcext:value-type="float">
            <text:p>-0.1571717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F, r, L, r,P</text:p>
          </table:table-cell>
          <table:table-cell office:value-type="float" office:value="-0.15715918" calcext:value-type="float">
            <text:p>-0.1571591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r, L, r, F,P</text:p>
          </table:table-cell>
          <table:table-cell office:value-type="float" office:value="-0.15715918" calcext:value-type="float">
            <text:p>-0.1571591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L, r, F,C</text:p>
          </table:table-cell>
          <table:table-cell office:value-type="float" office:value="-0.1571529" calcext:value-type="float">
            <text:p>-0.157152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r, L, r, F,0</text:p>
          </table:table-cell>
          <table:table-cell office:value-type="float" office:value="-0.15714976" calcext:value-type="float">
            <text:p>-0.1571497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L, r,C</text:p>
          </table:table-cell>
          <table:table-cell office:value-type="float" office:value="-0.15714034" calcext:value-type="float">
            <text:p>-0.1571403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r, L, r, L,0</text:p>
          </table:table-cell>
          <table:table-cell office:value-type="float" office:value="-0.15713092" calcext:value-type="float">
            <text:p>-0.1571309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L, r, L,C</text:p>
          </table:table-cell>
          <table:table-cell office:value-type="float" office:value="-0.15712778" calcext:value-type="float">
            <text:p>-0.1571277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r, L, r, L,P</text:p>
          </table:table-cell>
          <table:table-cell office:value-type="float" office:value="-0.1571215" calcext:value-type="float">
            <text:p>-0.157121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r, L, r,0</text:p>
          </table:table-cell>
          <table:table-cell office:value-type="float" office:value="-0.15711208" calcext:value-type="float">
            <text:p>-0.1571120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r, L, r, r,P</text:p>
          </table:table-cell>
          <table:table-cell office:value-type="float" office:value="-0.15709167" calcext:value-type="float">
            <text:p>-0.1570916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C</text:p>
          </table:table-cell>
          <table:table-cell office:value-type="float" office:value="-0.15707126" calcext:value-type="float">
            <text:p>-0.15707126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F, F, r, F, r, r,P</text:p>
          </table:table-cell>
          <table:table-cell office:value-type="float" office:value="-0.15705242" calcext:value-type="float">
            <text:p>-0.1570524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r, F, r,0</text:p>
          </table:table-cell>
          <table:table-cell office:value-type="float" office:value="-0.15703201" calcext:value-type="float">
            <text:p>-0.1570320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r, F, r, L,P</text:p>
          </table:table-cell>
          <table:table-cell office:value-type="float" office:value="-0.15702259" calcext:value-type="float">
            <text:p>-0.1570225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F, r, L,C</text:p>
          </table:table-cell>
          <table:table-cell office:value-type="float" office:value="-0.15701631" calcext:value-type="float">
            <text:p>-0.1570163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r, F, r, L,0</text:p>
          </table:table-cell>
          <table:table-cell office:value-type="float" office:value="-0.15701317" calcext:value-type="float">
            <text:p>-0.1570131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F, r,C</text:p>
          </table:table-cell>
          <table:table-cell office:value-type="float" office:value="-0.15700375" calcext:value-type="float">
            <text:p>-0.1570037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r, F, r, F,0</text:p>
          </table:table-cell>
          <table:table-cell office:value-type="float" office:value="-0.1569959" calcext:value-type="float">
            <text:p>-0.156995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F, r, F,C</text:p>
          </table:table-cell>
          <table:table-cell office:value-type="float" office:value="-0.15699119" calcext:value-type="float">
            <text:p>-0.1569911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r, F, r,P</text:p>
          </table:table-cell>
          <table:table-cell office:value-type="float" office:value="-0.15698648" calcext:value-type="float">
            <text:p>-0.1569864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r, F, r, R,P</text:p>
          </table:table-cell>
          <table:table-cell office:value-type="float" office:value="-0.15698648" calcext:value-type="float">
            <text:p>-0.1569864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r, F,0</text:p>
          </table:table-cell>
          <table:table-cell office:value-type="float" office:value="-0.15697392" calcext:value-type="float">
            <text:p>-0.1569739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F, r, F, L,P</text:p>
          </table:table-cell>
          <table:table-cell office:value-type="float" office:value="-0.15696293" calcext:value-type="float">
            <text:p>-0.1569629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r, F, L, F,P</text:p>
          </table:table-cell>
          <table:table-cell office:value-type="float" office:value="-0.15696293" calcext:value-type="float">
            <text:p>-0.1569629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F, L, F,C</text:p>
          </table:table-cell>
          <table:table-cell office:value-type="float" office:value="-0.15696136" calcext:value-type="float">
            <text:p>-0.1569613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r, F, L, F,0</text:p>
          </table:table-cell>
          <table:table-cell office:value-type="float" office:value="-0.15695822" calcext:value-type="float">
            <text:p>-0.1569582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F, L,C</text:p>
          </table:table-cell>
          <table:table-cell office:value-type="float" office:value="-0.15695508" calcext:value-type="float">
            <text:p>-0.15695508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F, F, r, F, L, L,</text:p>
          </table:table-cell>
          <table:table-cell office:value-type="float" office:value="-0.15695194" calcext:value-type="float">
            <text:p>-0.1569519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F, r, F, L, L,P</text:p>
          </table:table-cell>
          <table:table-cell office:value-type="float" office:value="-0.15695037" calcext:value-type="float">
            <text:p>-0.1569503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r, F, L,0</text:p>
          </table:table-cell>
          <table:table-cell office:value-type="float" office:value="-0.1569488" calcext:value-type="float">
            <text:p>-0.156948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r, F, L, r,P</text:p>
          </table:table-cell>
          <table:table-cell office:value-type="float" office:value="-0.15694566" calcext:value-type="float">
            <text:p>-0.1569456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F, L, r,C</text:p>
          </table:table-cell>
          <table:table-cell office:value-type="float" office:value="-0.15694252" calcext:value-type="float">
            <text:p>-0.1569425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r, F, L, r,0</text:p>
          </table:table-cell>
          <table:table-cell office:value-type="float" office:value="-0.15693781" calcext:value-type="float">
            <text:p>-0.1569378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F,C</text:p>
          </table:table-cell>
          <table:table-cell office:value-type="float" office:value="-0.15692996" calcext:value-type="float">
            <text:p>-0.15692996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F, r, F, F, r,0</text:p>
          </table:table-cell>
          <table:table-cell office:value-type="float" office:value="-0.15692054" calcext:value-type="float">
            <text:p>-0.1569205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F, F, r,C</text:p>
          </table:table-cell>
          <table:table-cell office:value-type="float" office:value="-0.15691426" calcext:value-type="float">
            <text:p>-0.1569142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r, F, F, r,P</text:p>
          </table:table-cell>
          <table:table-cell office:value-type="float" office:value="-0.15690955" calcext:value-type="float">
            <text:p>-0.1569095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r, F, F,0</text:p>
          </table:table-cell>
          <table:table-cell office:value-type="float" office:value="-0.15690484" calcext:value-type="float">
            <text:p>-0.1569048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r, F, F, L,P</text:p>
          </table:table-cell>
          <table:table-cell office:value-type="float" office:value="-0.1569017" calcext:value-type="float">
            <text:p>-0.156901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F, F, L,C</text:p>
          </table:table-cell>
          <table:table-cell office:value-type="float" office:value="-0.15690013" calcext:value-type="float">
            <text:p>-0.1569001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r, F, F, L,0</text:p>
          </table:table-cell>
          <table:table-cell office:value-type="float" office:value="-0.15689699" calcext:value-type="float">
            <text:p>-0.1568969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F, F,C</text:p>
          </table:table-cell>
          <table:table-cell office:value-type="float" office:value="-0.15689228" calcext:value-type="float">
            <text:p>-0.1568922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r, F, F, F,0</text:p>
          </table:table-cell>
          <table:table-cell office:value-type="float" office:value="-0.15688286" calcext:value-type="float">
            <text:p>-0.1568828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r, F, F, F,C</text:p>
          </table:table-cell>
          <table:table-cell office:value-type="float" office:value="-0.15687815" calcext:value-type="float">
            <text:p>-0.1568781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r,P</text:p>
          </table:table-cell>
          <table:table-cell office:value-type="float" office:value="-0.15686716" calcext:value-type="float">
            <text:p>-0.15686716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F, F, r, R,P</text:p>
          </table:table-cell>
          <table:table-cell office:value-type="float" office:value="-0.15686716" calcext:value-type="float">
            <text:p>-0.1568671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F, r, R, R,P</text:p>
          </table:table-cell>
          <table:table-cell office:value-type="float" office:value="-0.15686716" calcext:value-type="float">
            <text:p>-0.1568671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r, R, R, R,P</text:p>
          </table:table-cell>
          <table:table-cell office:value-type="float" office:value="-0.15686716" calcext:value-type="float">
            <text:p>-0.1568671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0</text:p>
          </table:table-cell>
          <table:table-cell office:value-type="float" office:value="-0.15670545" calcext:value-type="float">
            <text:p>-0.15670545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r, F, F, L,P</text:p>
          </table:table-cell>
          <table:table-cell office:value-type="float" office:value="-0.15657357" calcext:value-type="float">
            <text:p>-0.15657357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F, F, L, F,P</text:p>
          </table:table-cell>
          <table:table-cell office:value-type="float" office:value="-0.15657357" calcext:value-type="float">
            <text:p>-0.15657357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F, L, F, F,P</text:p>
          </table:table-cell>
          <table:table-cell office:value-type="float" office:value="-0.15657357" calcext:value-type="float">
            <text:p>-0.1565735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F, F, F,P</text:p>
          </table:table-cell>
          <table:table-cell office:value-type="float" office:value="-0.15657357" calcext:value-type="float">
            <text:p>-0.1565735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F, F, F,C</text:p>
          </table:table-cell>
          <table:table-cell office:value-type="float" office:value="-0.15656572" calcext:value-type="float">
            <text:p>-0.1565657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L, F, F, F,0</text:p>
          </table:table-cell>
          <table:table-cell office:value-type="float" office:value="-0.15656258" calcext:value-type="float">
            <text:p>-0.1565625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F, F,C</text:p>
          </table:table-cell>
          <table:table-cell office:value-type="float" office:value="-0.1565563" calcext:value-type="float">
            <text:p>-0.156556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L, F, F, L,0</text:p>
          </table:table-cell>
          <table:table-cell office:value-type="float" office:value="-0.15655316" calcext:value-type="float">
            <text:p>-0.1565531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F, F, L,C</text:p>
          </table:table-cell>
          <table:table-cell office:value-type="float" office:value="-0.15655159" calcext:value-type="float">
            <text:p>-0.1565515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L, F, F, L,P</text:p>
          </table:table-cell>
          <table:table-cell office:value-type="float" office:value="-0.15655002" calcext:value-type="float">
            <text:p>-0.1565500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L, F, F,0</text:p>
          </table:table-cell>
          <table:table-cell office:value-type="float" office:value="-0.15654845" calcext:value-type="float">
            <text:p>-0.1565484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F, F, r,P</text:p>
          </table:table-cell>
          <table:table-cell office:value-type="float" office:value="-0.15654531" calcext:value-type="float">
            <text:p>-0.1565453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F, F, r,C</text:p>
          </table:table-cell>
          <table:table-cell office:value-type="float" office:value="-0.15654374" calcext:value-type="float">
            <text:p>-0.1565437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L, F, F, r,0</text:p>
          </table:table-cell>
          <table:table-cell office:value-type="float" office:value="-0.15653903" calcext:value-type="float">
            <text:p>-0.1565390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F,C</text:p>
          </table:table-cell>
          <table:table-cell office:value-type="float" office:value="-0.15653432" calcext:value-type="float">
            <text:p>-0.15653432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F, L, F, L, r,0</text:p>
          </table:table-cell>
          <table:table-cell office:value-type="float" office:value="-0.15652961" calcext:value-type="float">
            <text:p>-0.1565296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F, L, r,C</text:p>
          </table:table-cell>
          <table:table-cell office:value-type="float" office:value="-0.15652647" calcext:value-type="float">
            <text:p>-0.1565264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L, F, L, r,P</text:p>
          </table:table-cell>
          <table:table-cell office:value-type="float" office:value="-0.1565249" calcext:value-type="float">
            <text:p>-0.156524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L, F, L,0</text:p>
          </table:table-cell>
          <table:table-cell office:value-type="float" office:value="-0.15652333" calcext:value-type="float">
            <text:p>-0.1565233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F, L, L,</text:p>
          </table:table-cell>
          <table:table-cell office:value-type="float" office:value="-0.15652176" calcext:value-type="float">
            <text:p>-0.15652176</text:p>
          </table:table-cell>
          <table:table-cell/>
        </table:table-row>
        <table:table-row table:style-name="ro1">
          <table:table-cell office:value-type="string" calcext:value-type="string">
            <text:p>C, r, r, F, F, L, F, L, L,0</text:p>
          </table:table-cell>
          <table:table-cell office:value-type="float" office:value="-0.15652019" calcext:value-type="float">
            <text:p>-0.1565201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F, L,C</text:p>
          </table:table-cell>
          <table:table-cell office:value-type="float" office:value="-0.15651862" calcext:value-type="float">
            <text:p>-0.1565186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L, F, L, F,0</text:p>
          </table:table-cell>
          <table:table-cell office:value-type="float" office:value="-0.15651705" calcext:value-type="float">
            <text:p>-0.1565170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F, L, F,C</text:p>
          </table:table-cell>
          <table:table-cell office:value-type="float" office:value="-0.15651548" calcext:value-type="float">
            <text:p>-0.1565154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L, F, L,P</text:p>
          </table:table-cell>
          <table:table-cell office:value-type="float" office:value="-0.15651391" calcext:value-type="float">
            <text:p>-0.1565139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F, L, R,P</text:p>
          </table:table-cell>
          <table:table-cell office:value-type="float" office:value="-0.15651391" calcext:value-type="float">
            <text:p>-0.1565139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L, F,0</text:p>
          </table:table-cell>
          <table:table-cell office:value-type="float" office:value="-0.1565092" calcext:value-type="float">
            <text:p>-0.156509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F, L, F, r,P</text:p>
          </table:table-cell>
          <table:table-cell office:value-type="float" office:value="-0.15650292" calcext:value-type="float">
            <text:p>-0.1565029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F, r, F,P</text:p>
          </table:table-cell>
          <table:table-cell office:value-type="float" office:value="-0.15650292" calcext:value-type="float">
            <text:p>-0.1565029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F, r, F,C</text:p>
          </table:table-cell>
          <table:table-cell office:value-type="float" office:value="-0.15649978" calcext:value-type="float">
            <text:p>-0.1564997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L, F, r, F,0</text:p>
          </table:table-cell>
          <table:table-cell office:value-type="float" office:value="-0.15649821" calcext:value-type="float">
            <text:p>-0.1564982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F, r,C</text:p>
          </table:table-cell>
          <table:table-cell office:value-type="float" office:value="-0.1564935" calcext:value-type="float">
            <text:p>-0.156493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L, F, r, L,0</text:p>
          </table:table-cell>
          <table:table-cell office:value-type="float" office:value="-0.15648879" calcext:value-type="float">
            <text:p>-0.1564887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F, r, L,C</text:p>
          </table:table-cell>
          <table:table-cell office:value-type="float" office:value="-0.15648722" calcext:value-type="float">
            <text:p>-0.1564872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L, F, r, L,P</text:p>
          </table:table-cell>
          <table:table-cell office:value-type="float" office:value="-0.15648408" calcext:value-type="float">
            <text:p>-0.1564840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L, F, r,0</text:p>
          </table:table-cell>
          <table:table-cell office:value-type="float" office:value="-0.15647937" calcext:value-type="float">
            <text:p>-0.1564793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F, r, r,P</text:p>
          </table:table-cell>
          <table:table-cell office:value-type="float" office:value="-0.15646995" calcext:value-type="float">
            <text:p>-0.1564699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C</text:p>
          </table:table-cell>
          <table:table-cell office:value-type="float" office:value="-0.1564621" calcext:value-type="float">
            <text:p>-0.1564621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F, F, L, L, r, r,P</text:p>
          </table:table-cell>
          <table:table-cell office:value-type="float" office:value="-0.15645425" calcext:value-type="float">
            <text:p>-0.156454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L, L, r,0</text:p>
          </table:table-cell>
          <table:table-cell office:value-type="float" office:value="-0.1564464" calcext:value-type="float">
            <text:p>-0.156446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L, r, L,P</text:p>
          </table:table-cell>
          <table:table-cell office:value-type="float" office:value="-0.15644169" calcext:value-type="float">
            <text:p>-0.1564416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L, r, L,C</text:p>
          </table:table-cell>
          <table:table-cell office:value-type="float" office:value="-0.15644012" calcext:value-type="float">
            <text:p>-0.1564401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L, L, r, L,0</text:p>
          </table:table-cell>
          <table:table-cell office:value-type="float" office:value="-0.15643855" calcext:value-type="float">
            <text:p>-0.1564385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L, r,C</text:p>
          </table:table-cell>
          <table:table-cell office:value-type="float" office:value="-0.15643384" calcext:value-type="float">
            <text:p>-0.15643384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F, F, L, L, r, F,</text:p>
          </table:table-cell>
          <table:table-cell office:value-type="float" office:value="-0.1564307" calcext:value-type="float">
            <text:p>-0.1564307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F, L, L, r,P</text:p>
          </table:table-cell>
          <table:table-cell office:value-type="float" office:value="-0.15642756" calcext:value-type="float">
            <text:p>-0.1564275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L, r, R,P</text:p>
          </table:table-cell>
          <table:table-cell office:value-type="float" office:value="-0.15642756" calcext:value-type="float">
            <text:p>-0.1564275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L, L,0</text:p>
          </table:table-cell>
          <table:table-cell office:value-type="float" office:value="-0.15642285" calcext:value-type="float">
            <text:p>-0.15642285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F, L, L, L,P</text:p>
          </table:table-cell>
          <table:table-cell office:value-type="float" office:value="-0.15641971" calcext:value-type="float">
            <text:p>-0.1564197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L, L, F,P</text:p>
          </table:table-cell>
          <table:table-cell office:value-type="float" office:value="-0.15641971" calcext:value-type="float">
            <text:p>-0.1564197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L, L, F,</text:p>
          </table:table-cell>
          <table:table-cell office:value-type="float" office:value="-0.15641814" calcext:value-type="float">
            <text:p>-0.1564181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F, L, L, L,C</text:p>
          </table:table-cell>
          <table:table-cell office:value-type="float" office:value="-0.15641657" calcext:value-type="float">
            <text:p>-0.1564165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L, L, L, L,0</text:p>
          </table:table-cell>
          <table:table-cell office:value-type="float" office:value="-0.15641657" calcext:value-type="float">
            <text:p>-0.1564165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>
          <table:table-cell office:value-type="string" calcext:value-type="string">
            <text:p>C, r, r, F, F, L, L, L,0</text:p>
          </table:table-cell>
          <table:table-cell office:value-type="float" office:value="-0.156415" calcext:value-type="float">
            <text:p>-0.15641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L, L, r,</text:p>
          </table:table-cell>
          <table:table-cell office:value-type="float" office:value="-0.156415" calcext:value-type="float">
            <text:p>-0.156415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F, L, L, L, r,</text:p>
          </table:table-cell>
          <table:table-cell office:value-type="float" office:value="-0.15641343" calcext:value-type="float">
            <text:p>-0.15641343</text:p>
          </table:table-cell>
          <table:table-cell/>
        </table:table-row>
        <table:table-row table:style-name="ro1">
          <table:table-cell office:value-type="string" calcext:value-type="string">
            <text:p>C, r, r, F, F, L, L, L, r,0</text:p>
          </table:table-cell>
          <table:table-cell office:value-type="float" office:value="-0.15641029" calcext:value-type="float">
            <text:p>-0.1564102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L,C</text:p>
          </table:table-cell>
          <table:table-cell office:value-type="float" office:value="-0.15640872" calcext:value-type="float">
            <text:p>-0.15640872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F, L, L, F, r,0</text:p>
          </table:table-cell>
          <table:table-cell office:value-type="float" office:value="-0.15640558" calcext:value-type="float">
            <text:p>-0.1564055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L, F, r,</text:p>
          </table:table-cell>
          <table:table-cell office:value-type="float" office:value="-0.15640244" calcext:value-type="float">
            <text:p>-0.15640244</text:p>
          </table:table-cell>
          <table:table-cell/>
        </table:table-row>
        <table:table-row table:style-name="ro1">
          <table:table-cell office:value-type="string" calcext:value-type="string">
            <text:p>C, r, r, F, F, L, L, F,0</text:p>
          </table:table-cell>
          <table:table-cell office:value-type="float" office:value="-0.15640087" calcext:value-type="float">
            <text:p>-0.1564008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L, F, L,</text:p>
          </table:table-cell>
          <table:table-cell office:value-type="float" office:value="-0.1563993" calcext:value-type="float">
            <text:p>-0.1563993</text:p>
          </table:table-cell>
          <table:table-cell/>
        </table:table-row>
        <table:table-row table:style-name="ro1">
          <table:table-cell office:value-type="string" calcext:value-type="string">
            <text:p>C, r, r, F, F, L, L, F, L,0</text:p>
          </table:table-cell>
          <table:table-cell office:value-type="float" office:value="-0.15639773" calcext:value-type="float">
            <text:p>-0.1563977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L, F,C</text:p>
          </table:table-cell>
          <table:table-cell office:value-type="float" office:value="-0.15639616" calcext:value-type="float">
            <text:p>-0.1563961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L, L, F, F,0</text:p>
          </table:table-cell>
          <table:table-cell office:value-type="float" office:value="-0.15639459" calcext:value-type="float">
            <text:p>-0.1563945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L, F, F,C</text:p>
          </table:table-cell>
          <table:table-cell office:value-type="float" office:value="-0.15639302" calcext:value-type="float">
            <text:p>-0.1563930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L, L,P</text:p>
          </table:table-cell>
          <table:table-cell office:value-type="float" office:value="-0.15638988" calcext:value-type="float">
            <text:p>-0.15638988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F, L, L, R,P</text:p>
          </table:table-cell>
          <table:table-cell office:value-type="float" office:value="-0.15638988" calcext:value-type="float">
            <text:p>-0.1563898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L, R, R,P</text:p>
          </table:table-cell>
          <table:table-cell office:value-type="float" office:value="-0.15638988" calcext:value-type="float">
            <text:p>-0.1563898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L,0</text:p>
          </table:table-cell>
          <table:table-cell office:value-type="float" office:value="-0.15636633" calcext:value-type="float">
            <text:p>-0.15636633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F, F, L, r,P</text:p>
          </table:table-cell>
          <table:table-cell office:value-type="float" office:value="-0.15633493" calcext:value-type="float">
            <text:p>-0.1563349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F, L, r, F,P</text:p>
          </table:table-cell>
          <table:table-cell office:value-type="float" office:value="-0.15633493" calcext:value-type="float">
            <text:p>-0.1563349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r, F, F,P</text:p>
          </table:table-cell>
          <table:table-cell office:value-type="float" office:value="-0.15633493" calcext:value-type="float">
            <text:p>-0.1563349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r, F, F,C</text:p>
          </table:table-cell>
          <table:table-cell office:value-type="float" office:value="-0.15633022" calcext:value-type="float">
            <text:p>-0.1563302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L, r, F, F,0</text:p>
          </table:table-cell>
          <table:table-cell office:value-type="float" office:value="-0.15632708" calcext:value-type="float">
            <text:p>-0.1563270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r, F,C</text:p>
          </table:table-cell>
          <table:table-cell office:value-type="float" office:value="-0.15632237" calcext:value-type="float">
            <text:p>-0.1563223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L, r, F, L,0</text:p>
          </table:table-cell>
          <table:table-cell office:value-type="float" office:value="-0.15631766" calcext:value-type="float">
            <text:p>-0.1563176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r, F, L,C</text:p>
          </table:table-cell>
          <table:table-cell office:value-type="float" office:value="-0.15631609" calcext:value-type="float">
            <text:p>-0.1563160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L, r, F, L,P</text:p>
          </table:table-cell>
          <table:table-cell office:value-type="float" office:value="-0.15631452" calcext:value-type="float">
            <text:p>-0.1563145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L, r, F,0</text:p>
          </table:table-cell>
          <table:table-cell office:value-type="float" office:value="-0.15631295" calcext:value-type="float">
            <text:p>-0.1563129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r, F, r,P</text:p>
          </table:table-cell>
          <table:table-cell office:value-type="float" office:value="-0.15630981" calcext:value-type="float">
            <text:p>-0.1563098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r, F, r,C</text:p>
          </table:table-cell>
          <table:table-cell office:value-type="float" office:value="-0.15630667" calcext:value-type="float">
            <text:p>-0.1563066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L, r, F, r,0</text:p>
          </table:table-cell>
          <table:table-cell office:value-type="float" office:value="-0.15629882" calcext:value-type="float">
            <text:p>-0.1562988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r,C</text:p>
          </table:table-cell>
          <table:table-cell office:value-type="float" office:value="-0.15629097" calcext:value-type="float">
            <text:p>-0.15629097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F, L, r, L, r,0</text:p>
          </table:table-cell>
          <table:table-cell office:value-type="float" office:value="-0.15628155" calcext:value-type="float">
            <text:p>-0.1562815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r, L, r,C</text:p>
          </table:table-cell>
          <table:table-cell office:value-type="float" office:value="-0.1562737" calcext:value-type="float">
            <text:p>-0.156273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L, r, L, r,P</text:p>
          </table:table-cell>
          <table:table-cell office:value-type="float" office:value="-0.15627056" calcext:value-type="float">
            <text:p>-0.1562705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L, r, L,0</text:p>
          </table:table-cell>
          <table:table-cell office:value-type="float" office:value="-0.15626742" calcext:value-type="float">
            <text:p>-0.1562674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r, L, L,P</text:p>
          </table:table-cell>
          <table:table-cell office:value-type="float" office:value="-0.15626428" calcext:value-type="float">
            <text:p>-0.1562642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r, L, L,C</text:p>
          </table:table-cell>
          <table:table-cell office:value-type="float" office:value="-0.15626114" calcext:value-type="float">
            <text:p>-0.1562611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L, r, L, L,0</text:p>
          </table:table-cell>
          <table:table-cell office:value-type="float" office:value="-0.15625957" calcext:value-type="float">
            <text:p>-0.1562595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r, L,C</text:p>
          </table:table-cell>
          <table:table-cell office:value-type="float" office:value="-0.15625486" calcext:value-type="float">
            <text:p>-0.1562548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L, r, L, F,0</text:p>
          </table:table-cell>
          <table:table-cell office:value-type="float" office:value="-0.15624858" calcext:value-type="float">
            <text:p>-0.1562485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L, r, L, F,C</text:p>
          </table:table-cell>
          <table:table-cell office:value-type="float" office:value="-0.15624544" calcext:value-type="float">
            <text:p>-0.1562454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L, r, L,P</text:p>
          </table:table-cell>
          <table:table-cell office:value-type="float" office:value="-0.15623916" calcext:value-type="float">
            <text:p>-0.1562391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r, L, R,P</text:p>
          </table:table-cell>
          <table:table-cell office:value-type="float" office:value="-0.15623916" calcext:value-type="float">
            <text:p>-0.1562391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L, r,0</text:p>
          </table:table-cell>
          <table:table-cell office:value-type="float" office:value="-0.1562109" calcext:value-type="float">
            <text:p>-0.156210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F, L, r, r,P</text:p>
          </table:table-cell>
          <table:table-cell office:value-type="float" office:value="-0.15614182" calcext:value-type="float">
            <text:p>-0.1561418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L, r, r, F,P</text:p>
          </table:table-cell>
          <table:table-cell office:value-type="float" office:value="-0.15614182" calcext:value-type="float">
            <text:p>-0.1561418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C</text:p>
          </table:table-cell>
          <table:table-cell office:value-type="float" office:value="-0.15609472" calcext:value-type="float">
            <text:p>-0.15609472</text:p>
          </table:table-cell>
          <table:table-cell office:value-type="string" calcext:value-type="string">
            <text:p>Period 5 orbit</text:p>
          </table:table-cell>
        </table:table-row>
        <table:table-row table:style-name="ro1" table:visibility="filter">
          <table:table-cell office:value-type="string" calcext:value-type="string">
            <text:p>C, r, r, F, F, F, r, r,P</text:p>
          </table:table-cell>
          <table:table-cell office:value-type="float" office:value="-0.15604762" calcext:value-type="float">
            <text:p>-0.1560476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F, r, r, R,P</text:p>
          </table:table-cell>
          <table:table-cell office:value-type="float" office:value="-0.15604762" calcext:value-type="float">
            <text:p>-0.1560476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F, r,0</text:p>
          </table:table-cell>
          <table:table-cell office:value-type="float" office:value="-0.15596284" calcext:value-type="float">
            <text:p>-0.1559628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F, F, r, L,P</text:p>
          </table:table-cell>
          <table:table-cell office:value-type="float" office:value="-0.15592516" calcext:value-type="float">
            <text:p>-0.1559251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F, r, L, F,P</text:p>
          </table:table-cell>
          <table:table-cell office:value-type="float" office:value="-0.15592516" calcext:value-type="float">
            <text:p>-0.1559251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r, L, F,C</text:p>
          </table:table-cell>
          <table:table-cell office:value-type="float" office:value="-0.15591574" calcext:value-type="float">
            <text:p>-0.1559157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F, r, L, F,0</text:p>
          </table:table-cell>
          <table:table-cell office:value-type="float" office:value="-0.15591103" calcext:value-type="float">
            <text:p>-0.1559110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r, L,C</text:p>
          </table:table-cell>
          <table:table-cell office:value-type="float" office:value="-0.15590004" calcext:value-type="float">
            <text:p>-0.1559000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F, r, L, L,0</text:p>
          </table:table-cell>
          <table:table-cell office:value-type="float" office:value="-0.15589376" calcext:value-type="float">
            <text:p>-0.1558937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r, L, L,C</text:p>
          </table:table-cell>
          <table:table-cell office:value-type="float" office:value="-0.15589062" calcext:value-type="float">
            <text:p>-0.1558906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F, r, L, L,P</text:p>
          </table:table-cell>
          <table:table-cell office:value-type="float" office:value="-0.15588748" calcext:value-type="float">
            <text:p>-0.1558874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F, r, L,0</text:p>
          </table:table-cell>
          <table:table-cell office:value-type="float" office:value="-0.15588277" calcext:value-type="float">
            <text:p>-0.1558827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F, r, L, r,P</text:p>
          </table:table-cell>
          <table:table-cell office:value-type="float" office:value="-0.15587806" calcext:value-type="float">
            <text:p>-0.1558780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r, L, r,C</text:p>
          </table:table-cell>
          <table:table-cell office:value-type="float" office:value="-0.15587178" calcext:value-type="float">
            <text:p>-0.1558717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F, r, L, r,0</text:p>
          </table:table-cell>
          <table:table-cell office:value-type="float" office:value="-0.15585922" calcext:value-type="float">
            <text:p>-0.1558592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r,C</text:p>
          </table:table-cell>
          <table:table-cell office:value-type="float" office:value="-0.15584509" calcext:value-type="float">
            <text:p>-0.15584509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F, F, r, F, r,0</text:p>
          </table:table-cell>
          <table:table-cell office:value-type="float" office:value="-0.15583096" calcext:value-type="float">
            <text:p>-0.1558309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r, F, r,C</text:p>
          </table:table-cell>
          <table:table-cell office:value-type="float" office:value="-0.15581997" calcext:value-type="float">
            <text:p>-0.1558199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F, r, F, r,P</text:p>
          </table:table-cell>
          <table:table-cell office:value-type="float" office:value="-0.15581369" calcext:value-type="float">
            <text:p>-0.1558136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F, r, F,0</text:p>
          </table:table-cell>
          <table:table-cell office:value-type="float" office:value="-0.15580898" calcext:value-type="float">
            <text:p>-0.1558089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F, r, F, L,P</text:p>
          </table:table-cell>
          <table:table-cell office:value-type="float" office:value="-0.15580427" calcext:value-type="float">
            <text:p>-0.1558042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r, F, L,C</text:p>
          </table:table-cell>
          <table:table-cell office:value-type="float" office:value="-0.15580113" calcext:value-type="float">
            <text:p>-0.1558011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F, r, F, L,0</text:p>
          </table:table-cell>
          <table:table-cell office:value-type="float" office:value="-0.15579799" calcext:value-type="float">
            <text:p>-0.1557979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r, F,C</text:p>
          </table:table-cell>
          <table:table-cell office:value-type="float" office:value="-0.15579171" calcext:value-type="float">
            <text:p>-0.1557917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F, r, F, F,0</text:p>
          </table:table-cell>
          <table:table-cell office:value-type="float" office:value="-0.15578229" calcext:value-type="float">
            <text:p>-0.1557822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r, F, F,C</text:p>
          </table:table-cell>
          <table:table-cell office:value-type="float" office:value="-0.15577758" calcext:value-type="float">
            <text:p>-0.1557775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F, r,P</text:p>
          </table:table-cell>
          <table:table-cell office:value-type="float" office:value="-0.15576816" calcext:value-type="float">
            <text:p>-0.1557681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F, F, r, R,P</text:p>
          </table:table-cell>
          <table:table-cell office:value-type="float" office:value="-0.15576816" calcext:value-type="float">
            <text:p>-0.1557681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F, r, R, R,P</text:p>
          </table:table-cell>
          <table:table-cell office:value-type="float" office:value="-0.15576816" calcext:value-type="float">
            <text:p>-0.1557681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F,0</text:p>
          </table:table-cell>
          <table:table-cell office:value-type="float" office:value="-0.15570536" calcext:value-type="float">
            <text:p>-0.15570536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r, F, F, F, L,P</text:p>
          </table:table-cell>
          <table:table-cell office:value-type="float" office:value="-0.15565512" calcext:value-type="float">
            <text:p>-0.1556551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F, F, F, L, F,P</text:p>
          </table:table-cell>
          <table:table-cell office:value-type="float" office:value="-0.15565512" calcext:value-type="float">
            <text:p>-0.1556551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F, L, F, F,P</text:p>
          </table:table-cell>
          <table:table-cell office:value-type="float" office:value="-0.15565512" calcext:value-type="float">
            <text:p>-0.155655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L, F, F,C</text:p>
          </table:table-cell>
          <table:table-cell office:value-type="float" office:value="-0.15564884" calcext:value-type="float">
            <text:p>-0.1556488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F, L, F, F,0</text:p>
          </table:table-cell>
          <table:table-cell office:value-type="float" office:value="-0.1556457" calcext:value-type="float">
            <text:p>-0.155645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L, F,C</text:p>
          </table:table-cell>
          <table:table-cell office:value-type="float" office:value="-0.15563942" calcext:value-type="float">
            <text:p>-0.15563942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r, F, F, F, L, F, L,</text:p>
          </table:table-cell>
          <table:table-cell office:value-type="float" office:value="-0.15563471" calcext:value-type="float">
            <text:p>-0.1556347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F, F, L, F, L,P</text:p>
          </table:table-cell>
          <table:table-cell office:value-type="float" office:value="-0.15563157" calcext:value-type="float">
            <text:p>-0.1556315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F, L, F,0</text:p>
          </table:table-cell>
          <table:table-cell office:value-type="float" office:value="-0.15563" calcext:value-type="float">
            <text:p>-0.1556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F, L, F, r,P</text:p>
          </table:table-cell>
          <table:table-cell office:value-type="float" office:value="-0.15562686" calcext:value-type="float">
            <text:p>-0.1556268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L, F, r,C</text:p>
          </table:table-cell>
          <table:table-cell office:value-type="float" office:value="-0.15562372" calcext:value-type="float">
            <text:p>-0.1556237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F, L, F, r,0</text:p>
          </table:table-cell>
          <table:table-cell office:value-type="float" office:value="-0.15561901" calcext:value-type="float">
            <text:p>-0.1556190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L,C</text:p>
          </table:table-cell>
          <table:table-cell office:value-type="float" office:value="-0.15561116" calcext:value-type="float">
            <text:p>-0.15561116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F, F, L, L, r,0</text:p>
          </table:table-cell>
          <table:table-cell office:value-type="float" office:value="-0.15560645" calcext:value-type="float">
            <text:p>-0.1556064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L, L, r,C</text:p>
          </table:table-cell>
          <table:table-cell office:value-type="float" office:value="-0.15560174" calcext:value-type="float">
            <text:p>-0.1556017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F, L, L, r,P</text:p>
          </table:table-cell>
          <table:table-cell office:value-type="float" office:value="-0.1555986" calcext:value-type="float">
            <text:p>-0.155598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F, L, L,0</text:p>
          </table:table-cell>
          <table:table-cell office:value-type="float" office:value="-0.15559703" calcext:value-type="float">
            <text:p>-0.1555970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F, L, L, L,P</text:p>
          </table:table-cell>
          <table:table-cell office:value-type="float" office:value="-0.15559546" calcext:value-type="float">
            <text:p>-0.1555954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L, L, L,</text:p>
          </table:table-cell>
          <table:table-cell office:value-type="float" office:value="-0.15559389" calcext:value-type="float">
            <text:p>-0.15559389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r, F, F, F, L, L,C</text:p>
          </table:table-cell>
          <table:table-cell office:value-type="float" office:value="-0.15559075" calcext:value-type="float">
            <text:p>-0.1555907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F, L, L, F,0</text:p>
          </table:table-cell>
          <table:table-cell office:value-type="float" office:value="-0.15558761" calcext:value-type="float">
            <text:p>-0.1555876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L, L, F,C</text:p>
          </table:table-cell>
          <table:table-cell office:value-type="float" office:value="-0.15558604" calcext:value-type="float">
            <text:p>-0.1555860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F, L, L,P</text:p>
          </table:table-cell>
          <table:table-cell office:value-type="float" office:value="-0.1555829" calcext:value-type="float">
            <text:p>-0.155582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F, L, L, R,P</text:p>
          </table:table-cell>
          <table:table-cell office:value-type="float" office:value="-0.1555829" calcext:value-type="float">
            <text:p>-0.155582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F, L,0</text:p>
          </table:table-cell>
          <table:table-cell office:value-type="float" office:value="-0.15557348" calcext:value-type="float">
            <text:p>-0.15557348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F, F, L, r,P</text:p>
          </table:table-cell>
          <table:table-cell office:value-type="float" office:value="-0.15556092" calcext:value-type="float">
            <text:p>-0.1555609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F, L, r, F,P</text:p>
          </table:table-cell>
          <table:table-cell office:value-type="float" office:value="-0.15556092" calcext:value-type="float">
            <text:p>-0.1555609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L, r, F,C</text:p>
          </table:table-cell>
          <table:table-cell office:value-type="float" office:value="-0.15555621" calcext:value-type="float">
            <text:p>-0.1555562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F, L, r, F,0</text:p>
          </table:table-cell>
          <table:table-cell office:value-type="float" office:value="-0.15555307" calcext:value-type="float">
            <text:p>-0.1555530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L, r,C</text:p>
          </table:table-cell>
          <table:table-cell office:value-type="float" office:value="-0.15554365" calcext:value-type="float">
            <text:p>-0.1555436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F, L, r, L,0</text:p>
          </table:table-cell>
          <table:table-cell office:value-type="float" office:value="-0.15553423" calcext:value-type="float">
            <text:p>-0.1555342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L, r, L,C</text:p>
          </table:table-cell>
          <table:table-cell office:value-type="float" office:value="-0.15552952" calcext:value-type="float">
            <text:p>-0.1555295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F, L, r, L,P</text:p>
          </table:table-cell>
          <table:table-cell office:value-type="float" office:value="-0.15552324" calcext:value-type="float">
            <text:p>-0.1555232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F, L, r,0</text:p>
          </table:table-cell>
          <table:table-cell office:value-type="float" office:value="-0.15551068" calcext:value-type="float">
            <text:p>-0.1555106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F, L, r, r,P</text:p>
          </table:table-cell>
          <table:table-cell office:value-type="float" office:value="-0.15547928" calcext:value-type="float">
            <text:p>-0.1554792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C</text:p>
          </table:table-cell>
          <table:table-cell office:value-type="float" office:value="-0.15546672" calcext:value-type="float">
            <text:p>-0.15546672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r, F, F, F, F, r, r,P</text:p>
          </table:table-cell>
          <table:table-cell office:value-type="float" office:value="-0.15545416" calcext:value-type="float">
            <text:p>-0.1554541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F, F, r,0</text:p>
          </table:table-cell>
          <table:table-cell office:value-type="float" office:value="-0.15541491" calcext:value-type="float">
            <text:p>-0.1554149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F, F, r, L,P</text:p>
          </table:table-cell>
          <table:table-cell office:value-type="float" office:value="-0.15539921" calcext:value-type="float">
            <text:p>-0.1553992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F, r, L,C</text:p>
          </table:table-cell>
          <table:table-cell office:value-type="float" office:value="-0.15538979" calcext:value-type="float">
            <text:p>-0.1553897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F, F, r, L,0</text:p>
          </table:table-cell>
          <table:table-cell office:value-type="float" office:value="-0.15538194" calcext:value-type="float">
            <text:p>-0.1553819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F, r,C</text:p>
          </table:table-cell>
          <table:table-cell office:value-type="float" office:value="-0.15536624" calcext:value-type="float">
            <text:p>-0.1553662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F, F, r, F,0</text:p>
          </table:table-cell>
          <table:table-cell office:value-type="float" office:value="-0.15535211" calcext:value-type="float">
            <text:p>-0.1553521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F, r, F,C</text:p>
          </table:table-cell>
          <table:table-cell office:value-type="float" office:value="-0.15534426" calcext:value-type="float">
            <text:p>-0.1553442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F, F, r,P</text:p>
          </table:table-cell>
          <table:table-cell office:value-type="float" office:value="-0.15533484" calcext:value-type="float">
            <text:p>-0.1553348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F, F, r, R,P</text:p>
          </table:table-cell>
          <table:table-cell office:value-type="float" office:value="-0.15533484" calcext:value-type="float">
            <text:p>-0.1553348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F, F,0</text:p>
          </table:table-cell>
          <table:table-cell office:value-type="float" office:value="-0.15530972" calcext:value-type="float">
            <text:p>-0.1553097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r, F, F, F, F, L,P</text:p>
          </table:table-cell>
          <table:table-cell office:value-type="float" office:value="-0.15528774" calcext:value-type="float">
            <text:p>-0.1552877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F, F, F, F, L, F,P</text:p>
          </table:table-cell>
          <table:table-cell office:value-type="float" office:value="-0.15528774" calcext:value-type="float">
            <text:p>-0.1552877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F, L, F,C</text:p>
          </table:table-cell>
          <table:table-cell office:value-type="float" office:value="-0.15528146" calcext:value-type="float">
            <text:p>-0.1552814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F, F, L, F,0</text:p>
          </table:table-cell>
          <table:table-cell office:value-type="float" office:value="-0.15527675" calcext:value-type="float">
            <text:p>-0.1552767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F, L,C</text:p>
          </table:table-cell>
          <table:table-cell office:value-type="float" office:value="-0.15527047" calcext:value-type="float">
            <text:p>-0.1552704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F, F, L, L,0</text:p>
          </table:table-cell>
          <table:table-cell office:value-type="float" office:value="-0.15526262" calcext:value-type="float">
            <text:p>-0.1552626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F, L, L,C</text:p>
          </table:table-cell>
          <table:table-cell office:value-type="float" office:value="-0.15526105" calcext:value-type="float">
            <text:p>-0.1552610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F, F, L, L,P</text:p>
          </table:table-cell>
          <table:table-cell office:value-type="float" office:value="-0.15525791" calcext:value-type="float">
            <text:p>-0.1552579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F, F, L,0</text:p>
          </table:table-cell>
          <table:table-cell office:value-type="float" office:value="-0.1552532" calcext:value-type="float">
            <text:p>-0.155253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F, F, L, r,P</text:p>
          </table:table-cell>
          <table:table-cell office:value-type="float" office:value="-0.15524849" calcext:value-type="float">
            <text:p>-0.1552484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F, L, r,C</text:p>
          </table:table-cell>
          <table:table-cell office:value-type="float" office:value="-0.15524064" calcext:value-type="float">
            <text:p>-0.1552406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F, F, L, r,0</text:p>
          </table:table-cell>
          <table:table-cell office:value-type="float" office:value="-0.15522651" calcext:value-type="float">
            <text:p>-0.1552265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F,C</text:p>
          </table:table-cell>
          <table:table-cell office:value-type="float" office:value="-0.15520924" calcext:value-type="float">
            <text:p>-0.15520924</text:p>
          </table:table-cell>
          <table:table-cell office:value-type="string" calcext:value-type="string">
            <text:p>Period 7 orbit</text:p>
          </table:table-cell>
        </table:table-row>
        <table:table-row table:style-name="ro1">
          <table:table-cell office:value-type="string" calcext:value-type="string">
            <text:p>C, r, r, F, F, F, F, F, r,0</text:p>
          </table:table-cell>
          <table:table-cell office:value-type="float" office:value="-0.15518726" calcext:value-type="float">
            <text:p>-0.1551872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F, F, r,C</text:p>
          </table:table-cell>
          <table:table-cell office:value-type="float" office:value="-0.15516685" calcext:value-type="float">
            <text:p>-0.1551668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 F, F, F, F, F, r,P</text:p>
          </table:table-cell>
          <table:table-cell office:value-type="float" office:value="-0.15515272" calcext:value-type="float">
            <text:p>-0.1551527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r, F, F, F, F, F,0</text:p>
          </table:table-cell>
          <table:table-cell office:value-type="float" office:value="-0.15514173" calcext:value-type="float">
            <text:p>-0.1551417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r, F, F, F, F, F, L,P</text:p>
          </table:table-cell>
          <table:table-cell office:value-type="float" office:value="-0.15513231" calcext:value-type="float">
            <text:p>-0.1551323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F, F, L,C</text:p>
          </table:table-cell>
          <table:table-cell office:value-type="float" office:value="-0.15512446" calcext:value-type="float">
            <text:p>-0.1551244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r, F, F, F, F, F, L,0</text:p>
          </table:table-cell>
          <table:table-cell office:value-type="float" office:value="-0.15511818" calcext:value-type="float">
            <text:p>-0.1551181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F, F,C</text:p>
          </table:table-cell>
          <table:table-cell office:value-type="float" office:value="-0.15509777" calcext:value-type="float">
            <text:p>-0.1550977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r, F, F, F, F, F, F,0</text:p>
          </table:table-cell>
          <table:table-cell office:value-type="float" office:value="-0.15506951" calcext:value-type="float">
            <text:p>-0.1550695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r, F, F, F, F, F, F,C</text:p>
          </table:table-cell>
          <table:table-cell office:value-type="float" office:value="-0.15505067" calcext:value-type="float">
            <text:p>-0.1550506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r,P</text:p>
          </table:table-cell>
          <table:table-cell office:value-type="float" office:value="-0.15501299" calcext:value-type="float">
            <text:p>-0.15501299</text:p>
          </table:table-cell>
          <table:table-cell office:value-type="string" calcext:value-type="string">
            <text:p>PREFIXED after 3 iterates</text:p>
          </table:table-cell>
        </table:table-row>
        <table:table-row table:style-name="ro1" table:visibility="filter">
          <table:table-cell office:value-type="string" calcext:value-type="string">
            <text:p>C, r, r, R,P</text:p>
          </table:table-cell>
          <table:table-cell office:value-type="float" office:value="-0.15501299" calcext:value-type="float">
            <text:p>-0.15501299</text:p>
          </table:table-cell>
          <table:table-cell office:value-type="string" calcext:value-type="string">
            <text:p>PREFIXED after 4 iterates</text:p>
          </table:table-cell>
        </table:table-row>
        <table:table-row table:style-name="ro1" table:visibility="filter">
          <table:table-cell office:value-type="string" calcext:value-type="string">
            <text:p>C, r, r, R, R,P</text:p>
          </table:table-cell>
          <table:table-cell office:value-type="float" office:value="-0.15501299" calcext:value-type="float">
            <text:p>-0.15501299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r, R, R, R,P</text:p>
          </table:table-cell>
          <table:table-cell office:value-type="float" office:value="-0.15501299" calcext:value-type="float">
            <text:p>-0.15501299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R, R, R, R,P</text:p>
          </table:table-cell>
          <table:table-cell office:value-type="float" office:value="-0.15501299" calcext:value-type="float">
            <text:p>-0.1550129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R, R, R, R,P</text:p>
          </table:table-cell>
          <table:table-cell office:value-type="float" office:value="-0.15501299" calcext:value-type="float">
            <text:p>-0.1550129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R, R, R,P</text:p>
          </table:table-cell>
          <table:table-cell office:value-type="float" office:value="-0.15501299" calcext:value-type="float">
            <text:p>-0.1550129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0</text:p>
          </table:table-cell>
          <table:table-cell office:value-type="float" office:value="-0.14761358" calcext:value-type="float">
            <text:p>-0.14761358</text:p>
          </table:table-cell>
          <table:table-cell office:value-type="string" calcext:value-type="string">
            <text:p>PREZERO after 2 iterates</text:p>
          </table:table-cell>
        </table:table-row>
        <table:table-row table:style-name="ro1" table:visibility="filter">
          <table:table-cell office:value-type="string" calcext:value-type="string">
            <text:p>C, r, L,P</text:p>
          </table:table-cell>
          <table:table-cell office:value-type="float" office:value="-0.14146389" calcext:value-type="float">
            <text:p>-0.14146389</text:p>
          </table:table-cell>
          <table:table-cell office:value-type="string" calcext:value-type="string">
            <text:p>PREFIXED after 3 iterates</text:p>
          </table:table-cell>
        </table:table-row>
        <table:table-row table:style-name="ro1" table:visibility="filter">
          <table:table-cell office:value-type="string" calcext:value-type="string">
            <text:p>C, r, L, F,P</text:p>
          </table:table-cell>
          <table:table-cell office:value-type="float" office:value="-0.14146389" calcext:value-type="float">
            <text:p>-0.14146389</text:p>
          </table:table-cell>
          <table:table-cell office:value-type="string" calcext:value-type="string">
            <text:p>PREFIXED after 4 iterates</text:p>
          </table:table-cell>
        </table:table-row>
        <table:table-row table:style-name="ro1" table:visibility="filter">
          <table:table-cell office:value-type="string" calcext:value-type="string">
            <text:p>C, r, L, F, F,P</text:p>
          </table:table-cell>
          <table:table-cell office:value-type="float" office:value="-0.14146389" calcext:value-type="float">
            <text:p>-0.14146389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L, F, F, F,P</text:p>
          </table:table-cell>
          <table:table-cell office:value-type="float" office:value="-0.14146389" calcext:value-type="float">
            <text:p>-0.14146389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F, F, F, F,P</text:p>
          </table:table-cell>
          <table:table-cell office:value-type="float" office:value="-0.14146389" calcext:value-type="float">
            <text:p>-0.1414638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F, F, F, F,P</text:p>
          </table:table-cell>
          <table:table-cell office:value-type="float" office:value="-0.14146389" calcext:value-type="float">
            <text:p>-0.1414638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F, F, F, F,P</text:p>
          </table:table-cell>
          <table:table-cell office:value-type="float" office:value="-0.14146389" calcext:value-type="float">
            <text:p>-0.1414638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F, F, F,C</text:p>
          </table:table-cell>
          <table:table-cell office:value-type="float" office:value="-0.14143563" calcext:value-type="float">
            <text:p>-0.1414356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F, F, F, F,0</text:p>
          </table:table-cell>
          <table:table-cell office:value-type="float" office:value="-0.1414215" calcext:value-type="float">
            <text:p>-0.141421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F, F,C</text:p>
          </table:table-cell>
          <table:table-cell office:value-type="float" office:value="-0.14140109" calcext:value-type="float">
            <text:p>-0.1414010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F, F, F, L,0</text:p>
          </table:table-cell>
          <table:table-cell office:value-type="float" office:value="-0.14138696" calcext:value-type="float">
            <text:p>-0.1413869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F, F, L,C</text:p>
          </table:table-cell>
          <table:table-cell office:value-type="float" office:value="-0.14138068" calcext:value-type="float">
            <text:p>-0.1413806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F, F, F, L,P</text:p>
          </table:table-cell>
          <table:table-cell office:value-type="float" office:value="-0.1413744" calcext:value-type="float">
            <text:p>-0.141374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F, F, F,0</text:p>
          </table:table-cell>
          <table:table-cell office:value-type="float" office:value="-0.14136655" calcext:value-type="float">
            <text:p>-0.1413665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F, F, F, F, r,P</text:p>
          </table:table-cell>
          <table:table-cell office:value-type="float" office:value="-0.14135713" calcext:value-type="float">
            <text:p>-0.1413571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F, F, r,C</text:p>
          </table:table-cell>
          <table:table-cell office:value-type="float" office:value="-0.14134457" calcext:value-type="float">
            <text:p>-0.1413445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F, F,C</text:p>
          </table:table-cell>
          <table:table-cell office:value-type="float" office:value="-0.14132102" calcext:value-type="float">
            <text:p>-0.14132102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F, F, F, L, r,C</text:p>
          </table:table-cell>
          <table:table-cell office:value-type="float" office:value="-0.14130061" calcext:value-type="float">
            <text:p>-0.1413006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F, F, L, r,P</text:p>
          </table:table-cell>
          <table:table-cell office:value-type="float" office:value="-0.14129276" calcext:value-type="float">
            <text:p>-0.1412927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F, F, L,0</text:p>
          </table:table-cell>
          <table:table-cell office:value-type="float" office:value="-0.14128805" calcext:value-type="float">
            <text:p>-0.1412880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F, F, F, L, L,P</text:p>
          </table:table-cell>
          <table:table-cell office:value-type="float" office:value="-0.14128491" calcext:value-type="float">
            <text:p>-0.1412849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F, L, L,C</text:p>
          </table:table-cell>
          <table:table-cell office:value-type="float" office:value="-0.14128177" calcext:value-type="float">
            <text:p>-0.1412817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F, F, L, L,0</text:p>
          </table:table-cell>
          <table:table-cell office:value-type="float" office:value="-0.1412802" calcext:value-type="float">
            <text:p>-0.141280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F, L,C</text:p>
          </table:table-cell>
          <table:table-cell office:value-type="float" office:value="-0.14127549" calcext:value-type="float">
            <text:p>-0.1412754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F, F, L, F,0</text:p>
          </table:table-cell>
          <table:table-cell office:value-type="float" office:value="-0.14126921" calcext:value-type="float">
            <text:p>-0.1412692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F, L, F,C</text:p>
          </table:table-cell>
          <table:table-cell office:value-type="float" office:value="-0.14126607" calcext:value-type="float">
            <text:p>-0.1412660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F, F, L,P</text:p>
          </table:table-cell>
          <table:table-cell office:value-type="float" office:value="-0.14125979" calcext:value-type="float">
            <text:p>-0.1412597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F, F, L, R,P</text:p>
          </table:table-cell>
          <table:table-cell office:value-type="float" office:value="-0.14125979" calcext:value-type="float">
            <text:p>-0.1412597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F, F,0</text:p>
          </table:table-cell>
          <table:table-cell office:value-type="float" office:value="-0.14124252" calcext:value-type="float">
            <text:p>-0.1412425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F, F, F, F, r,P</text:p>
          </table:table-cell>
          <table:table-cell office:value-type="float" office:value="-0.14122211" calcext:value-type="float">
            <text:p>-0.1412221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F, F, r, F,P</text:p>
          </table:table-cell>
          <table:table-cell office:value-type="float" office:value="-0.14122211" calcext:value-type="float">
            <text:p>-0.1412221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F, r, F,C</text:p>
          </table:table-cell>
          <table:table-cell office:value-type="float" office:value="-0.14121269" calcext:value-type="float">
            <text:p>-0.1412126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F, F, r, F,0</text:p>
          </table:table-cell>
          <table:table-cell office:value-type="float" office:value="-0.14120641" calcext:value-type="float">
            <text:p>-0.1412064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F, r,C</text:p>
          </table:table-cell>
          <table:table-cell office:value-type="float" office:value="-0.14119228" calcext:value-type="float">
            <text:p>-0.1411922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F, F, r, L,0</text:p>
          </table:table-cell>
          <table:table-cell office:value-type="float" office:value="-0.14117658" calcext:value-type="float">
            <text:p>-0.1411765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F, r, L,C</text:p>
          </table:table-cell>
          <table:table-cell office:value-type="float" office:value="-0.14116402" calcext:value-type="float">
            <text:p>-0.1411640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F,C</text:p>
          </table:table-cell>
          <table:table-cell office:value-type="float" office:value="-0.14113576" calcext:value-type="float">
            <text:p>-0.14113576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L, F, F, F, L, r, L,C</text:p>
          </table:table-cell>
          <table:table-cell office:value-type="float" office:value="-0.14111064" calcext:value-type="float">
            <text:p>-0.1411106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F, L, r, L,0</text:p>
          </table:table-cell>
          <table:table-cell office:value-type="float" office:value="-0.14110279" calcext:value-type="float">
            <text:p>-0.1411027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L, r,C</text:p>
          </table:table-cell>
          <table:table-cell office:value-type="float" office:value="-0.14109023" calcext:value-type="float">
            <text:p>-0.1410902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F, L, r, F,0</text:p>
          </table:table-cell>
          <table:table-cell office:value-type="float" office:value="-0.14108081" calcext:value-type="float">
            <text:p>-0.1410808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L, r, F,C</text:p>
          </table:table-cell>
          <table:table-cell office:value-type="float" office:value="-0.14107767" calcext:value-type="float">
            <text:p>-0.1410776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F, L, r,P</text:p>
          </table:table-cell>
          <table:table-cell office:value-type="float" office:value="-0.14107139" calcext:value-type="float">
            <text:p>-0.1410713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F, L, r, R,P</text:p>
          </table:table-cell>
          <table:table-cell office:value-type="float" office:value="-0.14107139" calcext:value-type="float">
            <text:p>-0.1410713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F, L,0</text:p>
          </table:table-cell>
          <table:table-cell office:value-type="float" office:value="-0.1410604" calcext:value-type="float">
            <text:p>-0.141060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F, F, F, L, L,P</text:p>
          </table:table-cell>
          <table:table-cell office:value-type="float" office:value="-0.14105255" calcext:value-type="float">
            <text:p>-0.1410525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F, L, L, F,P</text:p>
          </table:table-cell>
          <table:table-cell office:value-type="float" office:value="-0.14105255" calcext:value-type="float">
            <text:p>-0.1410525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L, L, F,C</text:p>
          </table:table-cell>
          <table:table-cell office:value-type="float" office:value="-0.14105098" calcext:value-type="float">
            <text:p>-0.1410509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F, L, L, F,0</text:p>
          </table:table-cell>
          <table:table-cell office:value-type="float" office:value="-0.14104941" calcext:value-type="float">
            <text:p>-0.1410494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L, L,C</text:p>
          </table:table-cell>
          <table:table-cell office:value-type="float" office:value="-0.14104627" calcext:value-type="float">
            <text:p>-0.1410462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F, L, L, L,0</text:p>
          </table:table-cell>
          <table:table-cell office:value-type="float" office:value="-0.1410447" calcext:value-type="float">
            <text:p>-0.141044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L, L, L,C</text:p>
          </table:table-cell>
          <table:table-cell office:value-type="float" office:value="-0.14104313" calcext:value-type="float">
            <text:p>-0.1410431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F, L, L,0</text:p>
          </table:table-cell>
          <table:table-cell office:value-type="float" office:value="-0.14104156" calcext:value-type="float">
            <text:p>-0.1410415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F, F, L, L, r,P</text:p>
          </table:table-cell>
          <table:table-cell office:value-type="float" office:value="-0.14104156" calcext:value-type="float">
            <text:p>-0.1410415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L, L, r,P</text:p>
          </table:table-cell>
          <table:table-cell office:value-type="float" office:value="-0.14103842" calcext:value-type="float">
            <text:p>-0.1410384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L, L, r,C</text:p>
          </table:table-cell>
          <table:table-cell office:value-type="float" office:value="-0.14103528" calcext:value-type="float">
            <text:p>-0.1410352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F, L,C</text:p>
          </table:table-cell>
          <table:table-cell office:value-type="float" office:value="-0.141029" calcext:value-type="float">
            <text:p>-0.141029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F, F, L, F, r,C</text:p>
          </table:table-cell>
          <table:table-cell office:value-type="float" office:value="-0.14102115" calcext:value-type="float">
            <text:p>-0.1410211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F, L, F, r,P</text:p>
          </table:table-cell>
          <table:table-cell office:value-type="float" office:value="-0.14101801" calcext:value-type="float">
            <text:p>-0.1410180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F, L, F,0</text:p>
          </table:table-cell>
          <table:table-cell office:value-type="float" office:value="-0.14101487" calcext:value-type="float">
            <text:p>-0.1410148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F, F, L, F, L,P</text:p>
          </table:table-cell>
          <table:table-cell office:value-type="float" office:value="-0.1410133" calcext:value-type="float">
            <text:p>-0.141013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L, F, L,C</text:p>
          </table:table-cell>
          <table:table-cell office:value-type="float" office:value="-0.14101173" calcext:value-type="float">
            <text:p>-0.1410117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F, L, F, L,0</text:p>
          </table:table-cell>
          <table:table-cell office:value-type="float" office:value="-0.14101016" calcext:value-type="float">
            <text:p>-0.1410101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L, F,C</text:p>
          </table:table-cell>
          <table:table-cell office:value-type="float" office:value="-0.14100702" calcext:value-type="float">
            <text:p>-0.1410070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F, L, F, F,0</text:p>
          </table:table-cell>
          <table:table-cell office:value-type="float" office:value="-0.14100231" calcext:value-type="float">
            <text:p>-0.1410023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L, F, F,C</text:p>
          </table:table-cell>
          <table:table-cell office:value-type="float" office:value="-0.14100074" calcext:value-type="float">
            <text:p>-0.1410007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F, L,P</text:p>
          </table:table-cell>
          <table:table-cell office:value-type="float" office:value="-0.14099446" calcext:value-type="float">
            <text:p>-0.1409944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F, F, L, R,P</text:p>
          </table:table-cell>
          <table:table-cell office:value-type="float" office:value="-0.14099446" calcext:value-type="float">
            <text:p>-0.1409944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F, L, R, R,P</text:p>
          </table:table-cell>
          <table:table-cell office:value-type="float" office:value="-0.14099446" calcext:value-type="float">
            <text:p>-0.1409944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F,0</text:p>
          </table:table-cell>
          <table:table-cell office:value-type="float" office:value="-0.14095521" calcext:value-type="float">
            <text:p>-0.14095521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L, F, F, F, r,P</text:p>
          </table:table-cell>
          <table:table-cell office:value-type="float" office:value="-0.1409034" calcext:value-type="float">
            <text:p>-0.1409034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F, F, r, F,P</text:p>
          </table:table-cell>
          <table:table-cell office:value-type="float" office:value="-0.1409034" calcext:value-type="float">
            <text:p>-0.140903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F, r, F, F,P</text:p>
          </table:table-cell>
          <table:table-cell office:value-type="float" office:value="-0.1409034" calcext:value-type="float">
            <text:p>-0.140903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r, F, F,C</text:p>
          </table:table-cell>
          <table:table-cell office:value-type="float" office:value="-0.14089555" calcext:value-type="float">
            <text:p>-0.1408955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F, r, F, F,0</text:p>
          </table:table-cell>
          <table:table-cell office:value-type="float" office:value="-0.14089084" calcext:value-type="float">
            <text:p>-0.1408908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r, F,C</text:p>
          </table:table-cell>
          <table:table-cell office:value-type="float" office:value="-0.14088299" calcext:value-type="float">
            <text:p>-0.1408829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F, r, F, L,0</text:p>
          </table:table-cell>
          <table:table-cell office:value-type="float" office:value="-0.14087671" calcext:value-type="float">
            <text:p>-0.1408767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r, F, L,C</text:p>
          </table:table-cell>
          <table:table-cell office:value-type="float" office:value="-0.14087357" calcext:value-type="float">
            <text:p>-0.1408735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F, r, F, L,P</text:p>
          </table:table-cell>
          <table:table-cell office:value-type="float" office:value="-0.14087043" calcext:value-type="float">
            <text:p>-0.1408704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F, r, F,0</text:p>
          </table:table-cell>
          <table:table-cell office:value-type="float" office:value="-0.14086572" calcext:value-type="float">
            <text:p>-0.1408657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F, F, r, F, r,P</text:p>
          </table:table-cell>
          <table:table-cell office:value-type="float" office:value="-0.14086101" calcext:value-type="float">
            <text:p>-0.1408610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r, F, r,C</text:p>
          </table:table-cell>
          <table:table-cell office:value-type="float" office:value="-0.14085159" calcext:value-type="float">
            <text:p>-0.1408515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F, r,C</text:p>
          </table:table-cell>
          <table:table-cell office:value-type="float" office:value="-0.14083275" calcext:value-type="float">
            <text:p>-0.14083275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F, F, r, L, r,C</text:p>
          </table:table-cell>
          <table:table-cell office:value-type="float" office:value="-0.14081077" calcext:value-type="float">
            <text:p>-0.1408107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F, r, L, r,P</text:p>
          </table:table-cell>
          <table:table-cell office:value-type="float" office:value="-0.14079978" calcext:value-type="float">
            <text:p>-0.1407997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F, r, L,0</text:p>
          </table:table-cell>
          <table:table-cell office:value-type="float" office:value="-0.14079193" calcext:value-type="float">
            <text:p>-0.1407919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F, F, r, L, L,P</text:p>
          </table:table-cell>
          <table:table-cell office:value-type="float" office:value="-0.14078565" calcext:value-type="float">
            <text:p>-0.1407856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r, L, L,C</text:p>
          </table:table-cell>
          <table:table-cell office:value-type="float" office:value="-0.14078094" calcext:value-type="float">
            <text:p>-0.1407809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F, r, L, L,0</text:p>
          </table:table-cell>
          <table:table-cell office:value-type="float" office:value="-0.14077623" calcext:value-type="float">
            <text:p>-0.1407762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r, L,C</text:p>
          </table:table-cell>
          <table:table-cell office:value-type="float" office:value="-0.14076524" calcext:value-type="float">
            <text:p>-0.1407652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F, r, L, F,0</text:p>
          </table:table-cell>
          <table:table-cell office:value-type="float" office:value="-0.14074797" calcext:value-type="float">
            <text:p>-0.1407479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F, r, L, F,C</text:p>
          </table:table-cell>
          <table:table-cell office:value-type="float" office:value="-0.14073227" calcext:value-type="float">
            <text:p>-0.1407322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C</text:p>
          </table:table-cell>
          <table:table-cell office:value-type="float" office:value="-0.1406993" calcext:value-type="float">
            <text:p>-0.1406993</text:p>
          </table:table-cell>
          <table:table-cell office:value-type="string" calcext:value-type="string">
            <text:p>Period 5 orbit</text:p>
          </table:table-cell>
        </table:table-row>
        <table:table-row table:style-name="ro1" table:visibility="filter">
          <table:table-cell office:value-type="string" calcext:value-type="string">
            <text:p>C, r, L, F, F, L, r, L, F,C</text:p>
          </table:table-cell>
          <table:table-cell office:value-type="float" office:value="-0.14066947" calcext:value-type="float">
            <text:p>-0.1406694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L, r, L, F,0</text:p>
          </table:table-cell>
          <table:table-cell office:value-type="float" office:value="-0.14065534" calcext:value-type="float">
            <text:p>-0.1406553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r, L,C</text:p>
          </table:table-cell>
          <table:table-cell office:value-type="float" office:value="-0.14064121" calcext:value-type="float">
            <text:p>-0.1406412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L, r, L, L,0</text:p>
          </table:table-cell>
          <table:table-cell office:value-type="float" office:value="-0.14063022" calcext:value-type="float">
            <text:p>-0.1406302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r, L, L,C</text:p>
          </table:table-cell>
          <table:table-cell office:value-type="float" office:value="-0.14062708" calcext:value-type="float">
            <text:p>-0.1406270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L, r, L, L,P</text:p>
          </table:table-cell>
          <table:table-cell office:value-type="float" office:value="-0.14062237" calcext:value-type="float">
            <text:p>-0.1406223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L, r, L,0</text:p>
          </table:table-cell>
          <table:table-cell office:value-type="float" office:value="-0.14061766" calcext:value-type="float">
            <text:p>-0.1406176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F, L, r, L, r,P</text:p>
          </table:table-cell>
          <table:table-cell office:value-type="float" office:value="-0.14061295" calcext:value-type="float">
            <text:p>-0.1406129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r, L, r,C</text:p>
          </table:table-cell>
          <table:table-cell office:value-type="float" office:value="-0.14060353" calcext:value-type="float">
            <text:p>-0.1406035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L, r,C</text:p>
          </table:table-cell>
          <table:table-cell office:value-type="float" office:value="-0.14058783" calcext:value-type="float">
            <text:p>-0.14058783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F, L, r, F, r,C</text:p>
          </table:table-cell>
          <table:table-cell office:value-type="float" office:value="-0.14057527" calcext:value-type="float">
            <text:p>-0.1405752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L, r, F, r,P</text:p>
          </table:table-cell>
          <table:table-cell office:value-type="float" office:value="-0.14056899" calcext:value-type="float">
            <text:p>-0.1405689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L, r, F,0</text:p>
          </table:table-cell>
          <table:table-cell office:value-type="float" office:value="-0.14056585" calcext:value-type="float">
            <text:p>-0.1405658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F, L, r, F, L,P</text:p>
          </table:table-cell>
          <table:table-cell office:value-type="float" office:value="-0.14056271" calcext:value-type="float">
            <text:p>-0.1405627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r, F, L,C</text:p>
          </table:table-cell>
          <table:table-cell office:value-type="float" office:value="-0.14056114" calcext:value-type="float">
            <text:p>-0.1405611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L, r, F, L,0</text:p>
          </table:table-cell>
          <table:table-cell office:value-type="float" office:value="-0.14055957" calcext:value-type="float">
            <text:p>-0.1405595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r, F,C</text:p>
          </table:table-cell>
          <table:table-cell office:value-type="float" office:value="-0.14055486" calcext:value-type="float">
            <text:p>-0.1405548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L, r, F, F,0</text:p>
          </table:table-cell>
          <table:table-cell office:value-type="float" office:value="-0.14055015" calcext:value-type="float">
            <text:p>-0.1405501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r, F, F,C</text:p>
          </table:table-cell>
          <table:table-cell office:value-type="float" office:value="-0.14054701" calcext:value-type="float">
            <text:p>-0.1405470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L, r,P</text:p>
          </table:table-cell>
          <table:table-cell office:value-type="float" office:value="-0.1405423" calcext:value-type="float">
            <text:p>-0.140542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F, L, r, R,P</text:p>
          </table:table-cell>
          <table:table-cell office:value-type="float" office:value="-0.1405423" calcext:value-type="float">
            <text:p>-0.140542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L, r, R, R,P</text:p>
          </table:table-cell>
          <table:table-cell office:value-type="float" office:value="-0.1405423" calcext:value-type="float">
            <text:p>-0.140542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L,0</text:p>
          </table:table-cell>
          <table:table-cell office:value-type="float" office:value="-0.14051404" calcext:value-type="float">
            <text:p>-0.14051404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L, F, F, L, L,P</text:p>
          </table:table-cell>
          <table:table-cell office:value-type="float" office:value="-0.14049363" calcext:value-type="float">
            <text:p>-0.1404936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F, L, L, F,P</text:p>
          </table:table-cell>
          <table:table-cell office:value-type="float" office:value="-0.14049363" calcext:value-type="float">
            <text:p>-0.1404936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L, L, F, F,P</text:p>
          </table:table-cell>
          <table:table-cell office:value-type="float" office:value="-0.14049363" calcext:value-type="float">
            <text:p>-0.1404936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L, F, F,C</text:p>
          </table:table-cell>
          <table:table-cell office:value-type="float" office:value="-0.14049206" calcext:value-type="float">
            <text:p>-0.1404920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L, L, F, F,0</text:p>
          </table:table-cell>
          <table:table-cell office:value-type="float" office:value="-0.14049049" calcext:value-type="float">
            <text:p>-0.1404904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L, F,C</text:p>
          </table:table-cell>
          <table:table-cell office:value-type="float" office:value="-0.14048892" calcext:value-type="float">
            <text:p>-0.1404889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L, L, F, L,0</text:p>
          </table:table-cell>
          <table:table-cell office:value-type="float" office:value="-0.14048735" calcext:value-type="float">
            <text:p>-0.1404873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L, F, L,</text:p>
          </table:table-cell>
          <table:table-cell office:value-type="float" office:value="-0.14048578" calcext:value-type="float">
            <text:p>-0.14048578</text:p>
          </table:table-cell>
          <table:table-cell/>
        </table:table-row>
        <table:table-row table:style-name="ro1">
          <table:table-cell office:value-type="string" calcext:value-type="string">
            <text:p>C, r, L, F, F, L, L, F,0</text:p>
          </table:table-cell>
          <table:table-cell office:value-type="float" office:value="-0.14048421" calcext:value-type="float">
            <text:p>-0.1404842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F, L, L, F, r,P</text:p>
          </table:table-cell>
          <table:table-cell office:value-type="float" office:value="-0.14048264" calcext:value-type="float">
            <text:p>-0.1404826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L, F, r,C</text:p>
          </table:table-cell>
          <table:table-cell office:value-type="float" office:value="-0.14048107" calcext:value-type="float">
            <text:p>-0.1404810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L, L,C</text:p>
          </table:table-cell>
          <table:table-cell office:value-type="float" office:value="-0.14047793" calcext:value-type="float">
            <text:p>-0.14047793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F, L, L, L, r,C</text:p>
          </table:table-cell>
          <table:table-cell office:value-type="float" office:value="-0.14047479" calcext:value-type="float">
            <text:p>-0.1404747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L, L, L,0</text:p>
          </table:table-cell>
          <table:table-cell office:value-type="float" office:value="-0.14047322" calcext:value-type="float">
            <text:p>-0.1404732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F, L, L, L, L,P</text:p>
          </table:table-cell>
          <table:table-cell office:value-type="float" office:value="-0.14047322" calcext:value-type="float">
            <text:p>-0.1404732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L, L, L,</text:p>
          </table:table-cell>
          <table:table-cell office:value-type="float" office:value="-0.14047165" calcext:value-type="float">
            <text:p>-0.14047165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F, F, L, L, L,C</text:p>
          </table:table-cell>
          <table:table-cell office:value-type="float" office:value="-0.14047008" calcext:value-type="float">
            <text:p>-0.1404700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L, L, L, F,0</text:p>
          </table:table-cell>
          <table:table-cell office:value-type="float" office:value="-0.14047008" calcext:value-type="float">
            <text:p>-0.1404700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L, L,P</text:p>
          </table:table-cell>
          <table:table-cell office:value-type="float" office:value="-0.14046851" calcext:value-type="float">
            <text:p>-0.1404685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L, L, L, R,</text:p>
          </table:table-cell>
          <table:table-cell office:value-type="float" office:value="-0.14046851" calcext:value-type="float">
            <text:p>-0.14046851</text:p>
          </table:table-cell>
          <table:table-cell/>
        </table:table-row>
        <table:table-row table:style-name="ro1">
          <table:table-cell office:value-type="string" calcext:value-type="string">
            <text:p>C, r, L, F, F, L, L,0</text:p>
          </table:table-cell>
          <table:table-cell office:value-type="float" office:value="-0.1404638" calcext:value-type="float">
            <text:p>-0.1404638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F, F, L, L, r,P</text:p>
          </table:table-cell>
          <table:table-cell office:value-type="float" office:value="-0.14045909" calcext:value-type="float">
            <text:p>-0.1404590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L, L, r, F,P</text:p>
          </table:table-cell>
          <table:table-cell office:value-type="float" office:value="-0.14045909" calcext:value-type="float">
            <text:p>-0.1404590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L, r, F,C</text:p>
          </table:table-cell>
          <table:table-cell office:value-type="float" office:value="-0.14045752" calcext:value-type="float">
            <text:p>-0.1404575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L, L, r, F,0</text:p>
          </table:table-cell>
          <table:table-cell office:value-type="float" office:value="-0.14045595" calcext:value-type="float">
            <text:p>-0.1404559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L, r,C</text:p>
          </table:table-cell>
          <table:table-cell office:value-type="float" office:value="-0.14045281" calcext:value-type="float">
            <text:p>-0.1404528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L, L, r, L,0</text:p>
          </table:table-cell>
          <table:table-cell office:value-type="float" office:value="-0.1404481" calcext:value-type="float">
            <text:p>-0.140448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L, r, L,C</text:p>
          </table:table-cell>
          <table:table-cell office:value-type="float" office:value="-0.14044339" calcext:value-type="float">
            <text:p>-0.1404433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L,C</text:p>
          </table:table-cell>
          <table:table-cell office:value-type="float" office:value="-0.14043554" calcext:value-type="float">
            <text:p>-0.14043554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L, F, F, L, F, r, L,C</text:p>
          </table:table-cell>
          <table:table-cell office:value-type="float" office:value="-0.14042612" calcext:value-type="float">
            <text:p>-0.1404261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L, F, r, L,0</text:p>
          </table:table-cell>
          <table:table-cell office:value-type="float" office:value="-0.14042298" calcext:value-type="float">
            <text:p>-0.1404229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F, r,C</text:p>
          </table:table-cell>
          <table:table-cell office:value-type="float" office:value="-0.1404167" calcext:value-type="float">
            <text:p>-0.140416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L, F, r, F,0</text:p>
          </table:table-cell>
          <table:table-cell office:value-type="float" office:value="-0.14041199" calcext:value-type="float">
            <text:p>-0.1404119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F, r, F,C</text:p>
          </table:table-cell>
          <table:table-cell office:value-type="float" office:value="-0.14041042" calcext:value-type="float">
            <text:p>-0.1404104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L, F, r,P</text:p>
          </table:table-cell>
          <table:table-cell office:value-type="float" office:value="-0.14040728" calcext:value-type="float">
            <text:p>-0.1404072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L, F, r, R,P</text:p>
          </table:table-cell>
          <table:table-cell office:value-type="float" office:value="-0.14040728" calcext:value-type="float">
            <text:p>-0.1404072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L, F,0</text:p>
          </table:table-cell>
          <table:table-cell office:value-type="float" office:value="-0.140401" calcext:value-type="float">
            <text:p>-0.140401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F, F, L, F, L,P</text:p>
          </table:table-cell>
          <table:table-cell office:value-type="float" office:value="-0.14039629" calcext:value-type="float">
            <text:p>-0.1403962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L, F, L, F,P</text:p>
          </table:table-cell>
          <table:table-cell office:value-type="float" office:value="-0.14039629" calcext:value-type="float">
            <text:p>-0.1403962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F, L, F,</text:p>
          </table:table-cell>
          <table:table-cell office:value-type="float" office:value="-0.14039472" calcext:value-type="float">
            <text:p>-0.1403947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F, F, L, F, L,C</text:p>
          </table:table-cell>
          <table:table-cell office:value-type="float" office:value="-0.14039315" calcext:value-type="float">
            <text:p>-0.1403931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L, F, L, L,0</text:p>
          </table:table-cell>
          <table:table-cell office:value-type="float" office:value="-0.14039158" calcext:value-type="float">
            <text:p>-0.1403915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F, L, L,</text:p>
          </table:table-cell>
          <table:table-cell office:value-type="float" office:value="-0.14039001" calcext:value-type="float">
            <text:p>-0.14039001</text:p>
          </table:table-cell>
          <table:table-cell/>
        </table:table-row>
        <table:table-row table:style-name="ro1">
          <table:table-cell office:value-type="string" calcext:value-type="string">
            <text:p>C, r, L, F, F, L, F, L,0</text:p>
          </table:table-cell>
          <table:table-cell office:value-type="float" office:value="-0.14038844" calcext:value-type="float">
            <text:p>-0.1403884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F, L, F, L, r,P</text:p>
          </table:table-cell>
          <table:table-cell office:value-type="float" office:value="-0.14038844" calcext:value-type="float">
            <text:p>-0.1403884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F, L, r,C</text:p>
          </table:table-cell>
          <table:table-cell office:value-type="float" office:value="-0.1403853" calcext:value-type="float">
            <text:p>-0.140385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L, F,C</text:p>
          </table:table-cell>
          <table:table-cell office:value-type="float" office:value="-0.14038059" calcext:value-type="float">
            <text:p>-0.14038059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F, L, F, F, r,C</text:p>
          </table:table-cell>
          <table:table-cell office:value-type="float" office:value="-0.14037431" calcext:value-type="float">
            <text:p>-0.1403743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L, F, F, r,P</text:p>
          </table:table-cell>
          <table:table-cell office:value-type="float" office:value="-0.14037274" calcext:value-type="float">
            <text:p>-0.1403727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L, F, F,0</text:p>
          </table:table-cell>
          <table:table-cell office:value-type="float" office:value="-0.1403696" calcext:value-type="float">
            <text:p>-0.140369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F, L, F, F, L,P</text:p>
          </table:table-cell>
          <table:table-cell office:value-type="float" office:value="-0.14036803" calcext:value-type="float">
            <text:p>-0.1403680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F, F, L,C</text:p>
          </table:table-cell>
          <table:table-cell office:value-type="float" office:value="-0.14036646" calcext:value-type="float">
            <text:p>-0.1403664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L, F, F, L,0</text:p>
          </table:table-cell>
          <table:table-cell office:value-type="float" office:value="-0.14036489" calcext:value-type="float">
            <text:p>-0.1403648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F, F,C</text:p>
          </table:table-cell>
          <table:table-cell office:value-type="float" office:value="-0.14036175" calcext:value-type="float">
            <text:p>-0.1403617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L, F, F, F,0</text:p>
          </table:table-cell>
          <table:table-cell office:value-type="float" office:value="-0.14035861" calcext:value-type="float">
            <text:p>-0.1403586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L, F, F, F,C</text:p>
          </table:table-cell>
          <table:table-cell office:value-type="float" office:value="-0.14035547" calcext:value-type="float">
            <text:p>-0.1403554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L,P</text:p>
          </table:table-cell>
          <table:table-cell office:value-type="float" office:value="-0.14034919" calcext:value-type="float">
            <text:p>-0.14034919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F, F, L, R,P</text:p>
          </table:table-cell>
          <table:table-cell office:value-type="float" office:value="-0.14034919" calcext:value-type="float">
            <text:p>-0.1403491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F, L, R, R,P</text:p>
          </table:table-cell>
          <table:table-cell office:value-type="float" office:value="-0.14034919" calcext:value-type="float">
            <text:p>-0.1403491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L, R, R, R,P</text:p>
          </table:table-cell>
          <table:table-cell office:value-type="float" office:value="-0.14034919" calcext:value-type="float">
            <text:p>-0.1403491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0</text:p>
          </table:table-cell>
          <table:table-cell office:value-type="float" office:value="-0.14024714" calcext:value-type="float">
            <text:p>-0.14024714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L, F, F, r,P</text:p>
          </table:table-cell>
          <table:table-cell office:value-type="float" office:value="-0.14011683" calcext:value-type="float">
            <text:p>-0.14011683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F, F, r, F,P</text:p>
          </table:table-cell>
          <table:table-cell office:value-type="float" office:value="-0.14011683" calcext:value-type="float">
            <text:p>-0.1401168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F, r, F, F,P</text:p>
          </table:table-cell>
          <table:table-cell office:value-type="float" office:value="-0.14011683" calcext:value-type="float">
            <text:p>-0.1401168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r, F, F, F,P</text:p>
          </table:table-cell>
          <table:table-cell office:value-type="float" office:value="-0.14011683" calcext:value-type="float">
            <text:p>-0.1401168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F, F, F,C</text:p>
          </table:table-cell>
          <table:table-cell office:value-type="float" office:value="-0.14010898" calcext:value-type="float">
            <text:p>-0.1401089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r, F, F, F,0</text:p>
          </table:table-cell>
          <table:table-cell office:value-type="float" office:value="-0.14010427" calcext:value-type="float">
            <text:p>-0.1401042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F, F,C</text:p>
          </table:table-cell>
          <table:table-cell office:value-type="float" office:value="-0.14009642" calcext:value-type="float">
            <text:p>-0.1400964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r, F, F, L,0</text:p>
          </table:table-cell>
          <table:table-cell office:value-type="float" office:value="-0.14009171" calcext:value-type="float">
            <text:p>-0.1400917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F, F, L,C</text:p>
          </table:table-cell>
          <table:table-cell office:value-type="float" office:value="-0.14008857" calcext:value-type="float">
            <text:p>-0.1400885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r, F, F, L,P</text:p>
          </table:table-cell>
          <table:table-cell office:value-type="float" office:value="-0.14008543" calcext:value-type="float">
            <text:p>-0.1400854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r, F, F,0</text:p>
          </table:table-cell>
          <table:table-cell office:value-type="float" office:value="-0.14008386" calcext:value-type="float">
            <text:p>-0.1400838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F, r, F, F, r,P</text:p>
          </table:table-cell>
          <table:table-cell office:value-type="float" office:value="-0.14007915" calcext:value-type="float">
            <text:p>-0.1400791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F, F, r,C</text:p>
          </table:table-cell>
          <table:table-cell office:value-type="float" office:value="-0.14007287" calcext:value-type="float">
            <text:p>-0.1400728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r, F,C</text:p>
          </table:table-cell>
          <table:table-cell office:value-type="float" office:value="-0.14006188" calcext:value-type="float">
            <text:p>-0.14006188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F, r, F, L, r,C</text:p>
          </table:table-cell>
          <table:table-cell office:value-type="float" office:value="-0.14005246" calcext:value-type="float">
            <text:p>-0.1400524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r, F, L, r,P</text:p>
          </table:table-cell>
          <table:table-cell office:value-type="float" office:value="-0.14004932" calcext:value-type="float">
            <text:p>-0.1400493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r, F, L,0</text:p>
          </table:table-cell>
          <table:table-cell office:value-type="float" office:value="-0.14004618" calcext:value-type="float">
            <text:p>-0.1400461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F, r, F, L, L,P</text:p>
          </table:table-cell>
          <table:table-cell office:value-type="float" office:value="-0.14004461" calcext:value-type="float">
            <text:p>-0.1400446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F, L, L,C</text:p>
          </table:table-cell>
          <table:table-cell office:value-type="float" office:value="-0.14004304" calcext:value-type="float">
            <text:p>-0.1400430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r, F, L, L,0</text:p>
          </table:table-cell>
          <table:table-cell office:value-type="float" office:value="-0.14004147" calcext:value-type="float">
            <text:p>-0.1400414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F, L,C</text:p>
          </table:table-cell>
          <table:table-cell office:value-type="float" office:value="-0.14003833" calcext:value-type="float">
            <text:p>-0.1400383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r, F, L, F,0</text:p>
          </table:table-cell>
          <table:table-cell office:value-type="float" office:value="-0.14003519" calcext:value-type="float">
            <text:p>-0.1400351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F, L, F,C</text:p>
          </table:table-cell>
          <table:table-cell office:value-type="float" office:value="-0.14003362" calcext:value-type="float">
            <text:p>-0.1400336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r, F, L,P</text:p>
          </table:table-cell>
          <table:table-cell office:value-type="float" office:value="-0.14003048" calcext:value-type="float">
            <text:p>-0.1400304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r, F, L, R,P</text:p>
          </table:table-cell>
          <table:table-cell office:value-type="float" office:value="-0.14003048" calcext:value-type="float">
            <text:p>-0.1400304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r, F,0</text:p>
          </table:table-cell>
          <table:table-cell office:value-type="float" office:value="-0.14001949" calcext:value-type="float">
            <text:p>-0.1400194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F, F, r, F, r,P</text:p>
          </table:table-cell>
          <table:table-cell office:value-type="float" office:value="-0.14000379" calcext:value-type="float">
            <text:p>-0.1400037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r, F, r, F,P</text:p>
          </table:table-cell>
          <table:table-cell office:value-type="float" office:value="-0.14000379" calcext:value-type="float">
            <text:p>-0.1400037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F, r, F,C</text:p>
          </table:table-cell>
          <table:table-cell office:value-type="float" office:value="-0.13999751" calcext:value-type="float">
            <text:p>-0.1399975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r, F, r, F,0</text:p>
          </table:table-cell>
          <table:table-cell office:value-type="float" office:value="-0.1399928" calcext:value-type="float">
            <text:p>-0.139992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F, r,C</text:p>
          </table:table-cell>
          <table:table-cell office:value-type="float" office:value="-0.13998181" calcext:value-type="float">
            <text:p>-0.1399818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r, F, r, L,0</text:p>
          </table:table-cell>
          <table:table-cell office:value-type="float" office:value="-0.13996611" calcext:value-type="float">
            <text:p>-0.1399661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F, r, L,C</text:p>
          </table:table-cell>
          <table:table-cell office:value-type="float" office:value="-0.13995512" calcext:value-type="float">
            <text:p>-0.1399551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r,C</text:p>
          </table:table-cell>
          <table:table-cell office:value-type="float" office:value="-0.13993" calcext:value-type="float">
            <text:p>-0.13993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L, F, F, r, L, r, L,C</text:p>
          </table:table-cell>
          <table:table-cell office:value-type="float" office:value="-0.13990331" calcext:value-type="float">
            <text:p>-0.1399033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r, L, r, L,0</text:p>
          </table:table-cell>
          <table:table-cell office:value-type="float" office:value="-0.13989075" calcext:value-type="float">
            <text:p>-0.1398907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L, r,C</text:p>
          </table:table-cell>
          <table:table-cell office:value-type="float" office:value="-0.13987348" calcext:value-type="float">
            <text:p>-0.1398734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r, L, r, F,0</text:p>
          </table:table-cell>
          <table:table-cell office:value-type="float" office:value="-0.13985778" calcext:value-type="float">
            <text:p>-0.1398577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L, r, F,C</text:p>
          </table:table-cell>
          <table:table-cell office:value-type="float" office:value="-0.1398515" calcext:value-type="float">
            <text:p>-0.139851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r, L, r,P</text:p>
          </table:table-cell>
          <table:table-cell office:value-type="float" office:value="-0.13984208" calcext:value-type="float">
            <text:p>-0.1398420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r, L, r, R,P</text:p>
          </table:table-cell>
          <table:table-cell office:value-type="float" office:value="-0.13984208" calcext:value-type="float">
            <text:p>-0.1398420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r, L,0</text:p>
          </table:table-cell>
          <table:table-cell office:value-type="float" office:value="-0.1398201" calcext:value-type="float">
            <text:p>-0.1398201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F, F, r, L, L,P</text:p>
          </table:table-cell>
          <table:table-cell office:value-type="float" office:value="-0.13980283" calcext:value-type="float">
            <text:p>-0.1398028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F, r, L, L, F,P</text:p>
          </table:table-cell>
          <table:table-cell office:value-type="float" office:value="-0.13980283" calcext:value-type="float">
            <text:p>-0.1398028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L, L, F,C</text:p>
          </table:table-cell>
          <table:table-cell office:value-type="float" office:value="-0.13979812" calcext:value-type="float">
            <text:p>-0.1397981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r, L, L, F,0</text:p>
          </table:table-cell>
          <table:table-cell office:value-type="float" office:value="-0.13979341" calcext:value-type="float">
            <text:p>-0.1397934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L, L,C</text:p>
          </table:table-cell>
          <table:table-cell office:value-type="float" office:value="-0.13978713" calcext:value-type="float">
            <text:p>-0.1397871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F, r, L, L, L,0</text:p>
          </table:table-cell>
          <table:table-cell office:value-type="float" office:value="-0.13978242" calcext:value-type="float">
            <text:p>-0.1397824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L, L, L,C</text:p>
          </table:table-cell>
          <table:table-cell office:value-type="float" office:value="-0.13978085" calcext:value-type="float">
            <text:p>-0.1397808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r, L, L, L,P</text:p>
          </table:table-cell>
          <table:table-cell office:value-type="float" office:value="-0.13977771" calcext:value-type="float">
            <text:p>-0.1397777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r, L, L,0</text:p>
          </table:table-cell>
          <table:table-cell office:value-type="float" office:value="-0.139773" calcext:value-type="float">
            <text:p>-0.13977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F, r, L, L, r,P</text:p>
          </table:table-cell>
          <table:table-cell office:value-type="float" office:value="-0.13976829" calcext:value-type="float">
            <text:p>-0.1397682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L, L, r,C</text:p>
          </table:table-cell>
          <table:table-cell office:value-type="float" office:value="-0.13976044" calcext:value-type="float">
            <text:p>-0.1397604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r, L,C</text:p>
          </table:table-cell>
          <table:table-cell office:value-type="float" office:value="-0.13973846" calcext:value-type="float">
            <text:p>-0.13973846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F, r, L, F, r,C</text:p>
          </table:table-cell>
          <table:table-cell office:value-type="float" office:value="-0.13971177" calcext:value-type="float">
            <text:p>-0.1397117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F, r, L, F, r,P</text:p>
          </table:table-cell>
          <table:table-cell office:value-type="float" office:value="-0.1396945" calcext:value-type="float">
            <text:p>-0.139694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F, r, L, F,0</text:p>
          </table:table-cell>
          <table:table-cell office:value-type="float" office:value="-0.13968194" calcext:value-type="float">
            <text:p>-0.1396819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F, r, L, F, L,P</text:p>
          </table:table-cell>
          <table:table-cell office:value-type="float" office:value="-0.13967095" calcext:value-type="float">
            <text:p>-0.1396709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L, F, L,C</text:p>
          </table:table-cell>
          <table:table-cell office:value-type="float" office:value="-0.13965996" calcext:value-type="float">
            <text:p>-0.1396599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F, r, L, F, L,0</text:p>
          </table:table-cell>
          <table:table-cell office:value-type="float" office:value="-0.1396474" calcext:value-type="float">
            <text:p>-0.139647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F, r, L, F,C</text:p>
          </table:table-cell>
          <table:table-cell office:value-type="float" office:value="-0.13959402" calcext:value-type="float">
            <text:p>-0.13959402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F,C</text:p>
          </table:table-cell>
          <table:table-cell office:value-type="float" office:value="-0.13958617" calcext:value-type="float">
            <text:p>-0.13958617</text:p>
          </table:table-cell>
          <table:table-cell office:value-type="string" calcext:value-type="string">
            <text:p>Period 4 orbit</text:p>
          </table:table-cell>
        </table:table-row>
        <table:table-row table:style-name="ro1" table:visibility="filter">
          <table:table-cell office:value-type="string" calcext:value-type="string">
            <text:p>C, r, L, F, L, r, L, F,C</text:p>
          </table:table-cell>
          <table:table-cell office:value-type="float" office:value="-0.13958617" calcext:value-type="float">
            <text:p>-0.1395861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r, L, F, L,0</text:p>
          </table:table-cell>
          <table:table-cell office:value-type="float" office:value="-0.13953436" calcext:value-type="float">
            <text:p>-0.1395343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r, L, F, L,C</text:p>
          </table:table-cell>
          <table:table-cell office:value-type="float" office:value="-0.1395218" calcext:value-type="float">
            <text:p>-0.139521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r, L, F, L,P</text:p>
          </table:table-cell>
          <table:table-cell office:value-type="float" office:value="-0.13951238" calcext:value-type="float">
            <text:p>-0.1395123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L, r, L, F,0</text:p>
          </table:table-cell>
          <table:table-cell office:value-type="float" office:value="-0.13950139" calcext:value-type="float">
            <text:p>-0.1395013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L, r, L, F, r,P</text:p>
          </table:table-cell>
          <table:table-cell office:value-type="float" office:value="-0.13948883" calcext:value-type="float">
            <text:p>-0.1394888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r, L, F, r,C</text:p>
          </table:table-cell>
          <table:table-cell office:value-type="float" office:value="-0.1394747" calcext:value-type="float">
            <text:p>-0.139474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r, L,C</text:p>
          </table:table-cell>
          <table:table-cell office:value-type="float" office:value="-0.13944958" calcext:value-type="float">
            <text:p>-0.13944958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L, r, L, L, r,C</text:p>
          </table:table-cell>
          <table:table-cell office:value-type="float" office:value="-0.13943231" calcext:value-type="float">
            <text:p>-0.1394323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r, L, L, r,P</text:p>
          </table:table-cell>
          <table:table-cell office:value-type="float" office:value="-0.13942446" calcext:value-type="float">
            <text:p>-0.1394244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L, r, L, L,0</text:p>
          </table:table-cell>
          <table:table-cell office:value-type="float" office:value="-0.13941975" calcext:value-type="float">
            <text:p>-0.1394197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L, r, L, L, L,P</text:p>
          </table:table-cell>
          <table:table-cell office:value-type="float" office:value="-0.13941661" calcext:value-type="float">
            <text:p>-0.1394166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r, L, L, L,C</text:p>
          </table:table-cell>
          <table:table-cell office:value-type="float" office:value="-0.13941504" calcext:value-type="float">
            <text:p>-0.1394150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L, r, L, L, L,0</text:p>
          </table:table-cell>
          <table:table-cell office:value-type="float" office:value="-0.1394119" calcext:value-type="float">
            <text:p>-0.139411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r, L, L,C</text:p>
          </table:table-cell>
          <table:table-cell office:value-type="float" office:value="-0.13940876" calcext:value-type="float">
            <text:p>-0.1394087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r, L, L, F,0</text:p>
          </table:table-cell>
          <table:table-cell office:value-type="float" office:value="-0.13940248" calcext:value-type="float">
            <text:p>-0.1394024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r, L, L, F,C</text:p>
          </table:table-cell>
          <table:table-cell office:value-type="float" office:value="-0.13939934" calcext:value-type="float">
            <text:p>-0.1393993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r, L, L,P</text:p>
          </table:table-cell>
          <table:table-cell office:value-type="float" office:value="-0.1393962" calcext:value-type="float">
            <text:p>-0.139396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r, L, L, R,P</text:p>
          </table:table-cell>
          <table:table-cell office:value-type="float" office:value="-0.1393962" calcext:value-type="float">
            <text:p>-0.139396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L, r, L,0</text:p>
          </table:table-cell>
          <table:table-cell office:value-type="float" office:value="-0.1393805" calcext:value-type="float">
            <text:p>-0.1393805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F, L, r, L, r,P</text:p>
          </table:table-cell>
          <table:table-cell office:value-type="float" office:value="-0.13936323" calcext:value-type="float">
            <text:p>-0.1393632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r, L, r, F,P</text:p>
          </table:table-cell>
          <table:table-cell office:value-type="float" office:value="-0.13936323" calcext:value-type="float">
            <text:p>-0.1393632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r, L, r, F,C</text:p>
          </table:table-cell>
          <table:table-cell office:value-type="float" office:value="-0.13935538" calcext:value-type="float">
            <text:p>-0.1393553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L, r, L, r, F,0</text:p>
          </table:table-cell>
          <table:table-cell office:value-type="float" office:value="-0.1393491" calcext:value-type="float">
            <text:p>-0.139349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r, L, r,C</text:p>
          </table:table-cell>
          <table:table-cell office:value-type="float" office:value="-0.13933811" calcext:value-type="float">
            <text:p>-0.1393381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r, L, r, L,0</text:p>
          </table:table-cell>
          <table:table-cell office:value-type="float" office:value="-0.13932398" calcext:value-type="float">
            <text:p>-0.1393239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r, L, r, L,C</text:p>
          </table:table-cell>
          <table:table-cell office:value-type="float" office:value="-0.13931299" calcext:value-type="float">
            <text:p>-0.1393129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r,C</text:p>
          </table:table-cell>
          <table:table-cell office:value-type="float" office:value="-0.13929415" calcext:value-type="float">
            <text:p>-0.13929415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L, F, L, r, F, r, L,C</text:p>
          </table:table-cell>
          <table:table-cell office:value-type="float" office:value="-0.13927845" calcext:value-type="float">
            <text:p>-0.1392784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L, r, F, r, L,0</text:p>
          </table:table-cell>
          <table:table-cell office:value-type="float" office:value="-0.13926903" calcext:value-type="float">
            <text:p>-0.1392690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r, F, r,C</text:p>
          </table:table-cell>
          <table:table-cell office:value-type="float" office:value="-0.13925804" calcext:value-type="float">
            <text:p>-0.1392580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r, F, r, F,0</text:p>
          </table:table-cell>
          <table:table-cell office:value-type="float" office:value="-0.13924862" calcext:value-type="float">
            <text:p>-0.1392486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r, F, r, F,C</text:p>
          </table:table-cell>
          <table:table-cell office:value-type="float" office:value="-0.13924548" calcext:value-type="float">
            <text:p>-0.1392454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r, F, r,P</text:p>
          </table:table-cell>
          <table:table-cell office:value-type="float" office:value="-0.13924077" calcext:value-type="float">
            <text:p>-0.1392407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r, F, r, R,P</text:p>
          </table:table-cell>
          <table:table-cell office:value-type="float" office:value="-0.13924077" calcext:value-type="float">
            <text:p>-0.139240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L, r, F,0</text:p>
          </table:table-cell>
          <table:table-cell office:value-type="float" office:value="-0.13922978" calcext:value-type="float">
            <text:p>-0.13922978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F, L, r, F, L,P</text:p>
          </table:table-cell>
          <table:table-cell office:value-type="float" office:value="-0.13922193" calcext:value-type="float">
            <text:p>-0.1392219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r, F, L, F,P</text:p>
          </table:table-cell>
          <table:table-cell office:value-type="float" office:value="-0.13922193" calcext:value-type="float">
            <text:p>-0.1392219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r, F, L, F,C</text:p>
          </table:table-cell>
          <table:table-cell office:value-type="float" office:value="-0.13922036" calcext:value-type="float">
            <text:p>-0.1392203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L, r, F, L, F,0</text:p>
          </table:table-cell>
          <table:table-cell office:value-type="float" office:value="-0.13921879" calcext:value-type="float">
            <text:p>-0.1392187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r, F, L,C</text:p>
          </table:table-cell>
          <table:table-cell office:value-type="float" office:value="-0.13921722" calcext:value-type="float">
            <text:p>-0.13921722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F, L, r, F, L, L,</text:p>
          </table:table-cell>
          <table:table-cell office:value-type="float" office:value="-0.13921408" calcext:value-type="float">
            <text:p>-0.13921408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F, L, r, F, L, L,P</text:p>
          </table:table-cell>
          <table:table-cell office:value-type="float" office:value="-0.13921251" calcext:value-type="float">
            <text:p>-0.1392125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L, r, F, L,0</text:p>
          </table:table-cell>
          <table:table-cell office:value-type="float" office:value="-0.13921094" calcext:value-type="float">
            <text:p>-0.1392109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L, r, F, L, r,P</text:p>
          </table:table-cell>
          <table:table-cell office:value-type="float" office:value="-0.13920937" calcext:value-type="float">
            <text:p>-0.1392093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r, F, L, r,C</text:p>
          </table:table-cell>
          <table:table-cell office:value-type="float" office:value="-0.13920623" calcext:value-type="float">
            <text:p>-0.1392062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r, F,C</text:p>
          </table:table-cell>
          <table:table-cell office:value-type="float" office:value="-0.13919995" calcext:value-type="float">
            <text:p>-0.13919995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L, r, F, F, r,C</text:p>
          </table:table-cell>
          <table:table-cell office:value-type="float" office:value="-0.13919367" calcext:value-type="float">
            <text:p>-0.1391936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r, F, F, r,P</text:p>
          </table:table-cell>
          <table:table-cell office:value-type="float" office:value="-0.13918896" calcext:value-type="float">
            <text:p>-0.1391889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L, r, F, F,0</text:p>
          </table:table-cell>
          <table:table-cell office:value-type="float" office:value="-0.13918582" calcext:value-type="float">
            <text:p>-0.1391858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L, r, F, F, L,P</text:p>
          </table:table-cell>
          <table:table-cell office:value-type="float" office:value="-0.13918425" calcext:value-type="float">
            <text:p>-0.139184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r, F, F, L,C</text:p>
          </table:table-cell>
          <table:table-cell office:value-type="float" office:value="-0.13918268" calcext:value-type="float">
            <text:p>-0.1391826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L, r, F, F, L,0</text:p>
          </table:table-cell>
          <table:table-cell office:value-type="float" office:value="-0.13918111" calcext:value-type="float">
            <text:p>-0.1391811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r, F, F,C</text:p>
          </table:table-cell>
          <table:table-cell office:value-type="float" office:value="-0.13917797" calcext:value-type="float">
            <text:p>-0.1391779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r, F, F, F,0</text:p>
          </table:table-cell>
          <table:table-cell office:value-type="float" office:value="-0.13917326" calcext:value-type="float">
            <text:p>-0.1391732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r, F, F, F,C</text:p>
          </table:table-cell>
          <table:table-cell office:value-type="float" office:value="-0.13917012" calcext:value-type="float">
            <text:p>-0.1391701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r,P</text:p>
          </table:table-cell>
          <table:table-cell office:value-type="float" office:value="-0.13916384" calcext:value-type="float">
            <text:p>-0.13916384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F, L, r, R,P</text:p>
          </table:table-cell>
          <table:table-cell office:value-type="float" office:value="-0.13916384" calcext:value-type="float">
            <text:p>-0.13916384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L, r, R, R,P</text:p>
          </table:table-cell>
          <table:table-cell office:value-type="float" office:value="-0.13916384" calcext:value-type="float">
            <text:p>-0.1391638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r, R, R, R,P</text:p>
          </table:table-cell>
          <table:table-cell office:value-type="float" office:value="-0.13916384" calcext:value-type="float">
            <text:p>-0.1391638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L,0</text:p>
          </table:table-cell>
          <table:table-cell office:value-type="float" office:value="-0.13908377" calcext:value-type="float">
            <text:p>-0.13908377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L, F, L, L,P</text:p>
          </table:table-cell>
          <table:table-cell office:value-type="float" office:value="-0.13902568" calcext:value-type="float">
            <text:p>-0.13902568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F, L, L, F,P</text:p>
          </table:table-cell>
          <table:table-cell office:value-type="float" office:value="-0.13902568" calcext:value-type="float">
            <text:p>-0.13902568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L, L, F, F,P</text:p>
          </table:table-cell>
          <table:table-cell office:value-type="float" office:value="-0.13902568" calcext:value-type="float">
            <text:p>-0.1390256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L, F, F, F,P</text:p>
          </table:table-cell>
          <table:table-cell office:value-type="float" office:value="-0.13902568" calcext:value-type="float">
            <text:p>-0.1390256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F, F, F,C</text:p>
          </table:table-cell>
          <table:table-cell office:value-type="float" office:value="-0.13902254" calcext:value-type="float">
            <text:p>-0.1390225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L, L, F, F, F,0</text:p>
          </table:table-cell>
          <table:table-cell office:value-type="float" office:value="-0.13902097" calcext:value-type="float">
            <text:p>-0.1390209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F, F,C</text:p>
          </table:table-cell>
          <table:table-cell office:value-type="float" office:value="-0.1390194" calcext:value-type="float">
            <text:p>-0.139019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L, F, F, L,0</text:p>
          </table:table-cell>
          <table:table-cell office:value-type="float" office:value="-0.13901783" calcext:value-type="float">
            <text:p>-0.1390178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F, F, L,</text:p>
          </table:table-cell>
          <table:table-cell office:value-type="float" office:value="-0.13901626" calcext:value-type="float">
            <text:p>-0.13901626</text:p>
          </table:table-cell>
          <table:table-cell/>
        </table:table-row>
        <table:table-row table:style-name="ro1">
          <table:table-cell office:value-type="string" calcext:value-type="string">
            <text:p>C, r, L, F, L, L, F, F,0</text:p>
          </table:table-cell>
          <table:table-cell office:value-type="float" office:value="-0.13901469" calcext:value-type="float">
            <text:p>-0.1390146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L, L, F, F, r,P</text:p>
          </table:table-cell>
          <table:table-cell office:value-type="float" office:value="-0.13901312" calcext:value-type="float">
            <text:p>-0.139013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F, F, r,C</text:p>
          </table:table-cell>
          <table:table-cell office:value-type="float" office:value="-0.13901155" calcext:value-type="float">
            <text:p>-0.1390115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L, F,C</text:p>
          </table:table-cell>
          <table:table-cell office:value-type="float" office:value="-0.13900841" calcext:value-type="float">
            <text:p>-0.13900841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L, L, F, L, r,C</text:p>
          </table:table-cell>
          <table:table-cell office:value-type="float" office:value="-0.13900684" calcext:value-type="float">
            <text:p>-0.1390068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L, L, F, L,0</text:p>
          </table:table-cell>
          <table:table-cell office:value-type="float" office:value="-0.13900527" calcext:value-type="float">
            <text:p>-0.1390052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L, L, F, L, L,P</text:p>
          </table:table-cell>
          <table:table-cell office:value-type="float" office:value="-0.13900527" calcext:value-type="float">
            <text:p>-0.1390052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F, L, L,</text:p>
          </table:table-cell>
          <table:table-cell office:value-type="float" office:value="-0.1390037" calcext:value-type="float">
            <text:p>-0.1390037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F, L, L, F, L,C</text:p>
          </table:table-cell>
          <table:table-cell office:value-type="float" office:value="-0.13900213" calcext:value-type="float">
            <text:p>-0.1390021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L, F, L, F,0</text:p>
          </table:table-cell>
          <table:table-cell office:value-type="float" office:value="-0.13900213" calcext:value-type="float">
            <text:p>-0.1390021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F, L,P</text:p>
          </table:table-cell>
          <table:table-cell office:value-type="float" office:value="-0.13900056" calcext:value-type="float">
            <text:p>-0.1390005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L, F, L, R,</text:p>
          </table:table-cell>
          <table:table-cell office:value-type="float" office:value="-0.13900056" calcext:value-type="float">
            <text:p>-0.13900056</text:p>
          </table:table-cell>
          <table:table-cell/>
        </table:table-row>
        <table:table-row table:style-name="ro1">
          <table:table-cell office:value-type="string" calcext:value-type="string">
            <text:p>C, r, L, F, L, L, F,0</text:p>
          </table:table-cell>
          <table:table-cell office:value-type="float" office:value="-0.13899742" calcext:value-type="float">
            <text:p>-0.1389974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F, L, L, F, r,P</text:p>
          </table:table-cell>
          <table:table-cell office:value-type="float" office:value="-0.13899428" calcext:value-type="float">
            <text:p>-0.1389942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L, F, r, F,P</text:p>
          </table:table-cell>
          <table:table-cell office:value-type="float" office:value="-0.13899428" calcext:value-type="float">
            <text:p>-0.1389942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F, r, F,</text:p>
          </table:table-cell>
          <table:table-cell office:value-type="float" office:value="-0.13899271" calcext:value-type="float">
            <text:p>-0.1389927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F, L, L, F, r,C</text:p>
          </table:table-cell>
          <table:table-cell office:value-type="float" office:value="-0.13898957" calcext:value-type="float">
            <text:p>-0.1389895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L, F, r, L,0</text:p>
          </table:table-cell>
          <table:table-cell office:value-type="float" office:value="-0.13898643" calcext:value-type="float">
            <text:p>-0.1389864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F, r, L,C</text:p>
          </table:table-cell>
          <table:table-cell office:value-type="float" office:value="-0.13898486" calcext:value-type="float">
            <text:p>-0.1389848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L,C</text:p>
          </table:table-cell>
          <table:table-cell office:value-type="float" office:value="-0.13898015" calcext:value-type="float">
            <text:p>-0.13898015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L, F, L, L, L, r, L,C</text:p>
          </table:table-cell>
          <table:table-cell office:value-type="float" office:value="-0.13897701" calcext:value-type="float">
            <text:p>-0.1389770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L, L, L, r, L,0</text:p>
          </table:table-cell>
          <table:table-cell office:value-type="float" office:value="-0.13897544" calcext:value-type="float">
            <text:p>-0.1389754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L, r,C</text:p>
          </table:table-cell>
          <table:table-cell office:value-type="float" office:value="-0.1389723" calcext:value-type="float">
            <text:p>-0.138972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L, L, r, F,0</text:p>
          </table:table-cell>
          <table:table-cell office:value-type="float" office:value="-0.13897073" calcext:value-type="float">
            <text:p>-0.1389707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L, r, F,C</text:p>
          </table:table-cell>
          <table:table-cell office:value-type="float" office:value="-0.13896916" calcext:value-type="float">
            <text:p>-0.1389691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L, L, r,P</text:p>
          </table:table-cell>
          <table:table-cell office:value-type="float" office:value="-0.13896759" calcext:value-type="float">
            <text:p>-0.1389675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L, L, r, R,P</text:p>
          </table:table-cell>
          <table:table-cell office:value-type="float" office:value="-0.13896759" calcext:value-type="float">
            <text:p>-0.1389675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L, L, L,0</text:p>
          </table:table-cell>
          <table:table-cell office:value-type="float" office:value="-0.13896602" calcext:value-type="float">
            <text:p>-0.1389660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F, L, L, L, L,P</text:p>
          </table:table-cell>
          <table:table-cell office:value-type="float" office:value="-0.13896445" calcext:value-type="float">
            <text:p>-0.1389644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L, L, L, F,P</text:p>
          </table:table-cell>
          <table:table-cell office:value-type="float" office:value="-0.13896445" calcext:value-type="float">
            <text:p>-0.1389644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L, L,C</text:p>
          </table:table-cell>
          <table:table-cell office:value-type="float" office:value="-0.13896288" calcext:value-type="float">
            <text:p>-0.13896288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F, L, L, L, L, L,C</text:p>
          </table:table-cell>
          <table:table-cell office:value-type="float" office:value="-0.13896288" calcext:value-type="float">
            <text:p>-0.1389628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L, L, L, L,0</text:p>
          </table:table-cell>
          <table:table-cell office:value-type="float" office:value="-0.13896131" calcext:value-type="float">
            <text:p>-0.1389613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L, L, L, L, r,C</text:p>
          </table:table-cell>
          <table:table-cell office:value-type="float" office:value="-0.13896131" calcext:value-type="float">
            <text:p>-0.1389613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L, L, L, r,C</text:p>
          </table:table-cell>
          <table:table-cell office:value-type="float" office:value="-0.13895974" calcext:value-type="float">
            <text:p>-0.1389597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L, L,C</text:p>
          </table:table-cell>
          <table:table-cell office:value-type="float" office:value="-0.13895817" calcext:value-type="float">
            <text:p>-0.13895817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L, L, L, F, r,</text:p>
          </table:table-cell>
          <table:table-cell office:value-type="float" office:value="-0.1389566" calcext:value-type="float">
            <text:p>-0.1389566</text:p>
          </table:table-cell>
          <table:table-cell/>
        </table:table-row>
        <table:table-row table:style-name="ro1">
          <table:table-cell office:value-type="string" calcext:value-type="string">
            <text:p>C, r, L, F, L, L, L, F,0</text:p>
          </table:table-cell>
          <table:table-cell office:value-type="float" office:value="-0.13895503" calcext:value-type="float">
            <text:p>-0.1389550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L, L, L, F, L,</text:p>
          </table:table-cell>
          <table:table-cell office:value-type="float" office:value="-0.13895503" calcext:value-type="float">
            <text:p>-0.13895503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F, L, L, L, F,C</text:p>
          </table:table-cell>
          <table:table-cell office:value-type="float" office:value="-0.13895346" calcext:value-type="float">
            <text:p>-0.1389534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L, L, F, F,0</text:p>
          </table:table-cell>
          <table:table-cell office:value-type="float" office:value="-0.13895346" calcext:value-type="float">
            <text:p>-0.1389534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L, F, F,C</text:p>
          </table:table-cell>
          <table:table-cell office:value-type="float" office:value="-0.13895189" calcext:value-type="float">
            <text:p>-0.1389518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L, L,P</text:p>
          </table:table-cell>
          <table:table-cell office:value-type="float" office:value="-0.13895032" calcext:value-type="float">
            <text:p>-0.1389503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L, L, L, R,P</text:p>
          </table:table-cell>
          <table:table-cell office:value-type="float" office:value="-0.13895032" calcext:value-type="float">
            <text:p>-0.1389503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L, L, R, R,P</text:p>
          </table:table-cell>
          <table:table-cell office:value-type="float" office:value="-0.13895032" calcext:value-type="float">
            <text:p>-0.1389503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L, L,0</text:p>
          </table:table-cell>
          <table:table-cell office:value-type="float" office:value="-0.1389409" calcext:value-type="float">
            <text:p>-0.1389409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L, F, L, L, r,P</text:p>
          </table:table-cell>
          <table:table-cell office:value-type="float" office:value="-0.13892677" calcext:value-type="float">
            <text:p>-0.13892677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L, L, r, F,P</text:p>
          </table:table-cell>
          <table:table-cell office:value-type="float" office:value="-0.13892677" calcext:value-type="float">
            <text:p>-0.1389267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L, r, F, F,P</text:p>
          </table:table-cell>
          <table:table-cell office:value-type="float" office:value="-0.13892677" calcext:value-type="float">
            <text:p>-0.138926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r, F, F,C</text:p>
          </table:table-cell>
          <table:table-cell office:value-type="float" office:value="-0.1389252" calcext:value-type="float">
            <text:p>-0.138925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L, L, r, F, F,0</text:p>
          </table:table-cell>
          <table:table-cell office:value-type="float" office:value="-0.13892363" calcext:value-type="float">
            <text:p>-0.1389236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r, F,C</text:p>
          </table:table-cell>
          <table:table-cell office:value-type="float" office:value="-0.13892049" calcext:value-type="float">
            <text:p>-0.1389204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L, r, F, L,0</text:p>
          </table:table-cell>
          <table:table-cell office:value-type="float" office:value="-0.13891892" calcext:value-type="float">
            <text:p>-0.1389189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r, F, L,</text:p>
          </table:table-cell>
          <table:table-cell office:value-type="float" office:value="-0.13891735" calcext:value-type="float">
            <text:p>-0.13891735</text:p>
          </table:table-cell>
          <table:table-cell/>
        </table:table-row>
        <table:table-row table:style-name="ro1">
          <table:table-cell office:value-type="string" calcext:value-type="string">
            <text:p>C, r, L, F, L, L, r, F,0</text:p>
          </table:table-cell>
          <table:table-cell office:value-type="float" office:value="-0.13891578" calcext:value-type="float">
            <text:p>-0.1389157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L, L, r, F, r,P</text:p>
          </table:table-cell>
          <table:table-cell office:value-type="float" office:value="-0.13891421" calcext:value-type="float">
            <text:p>-0.1389142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r, F, r,C</text:p>
          </table:table-cell>
          <table:table-cell office:value-type="float" office:value="-0.13891107" calcext:value-type="float">
            <text:p>-0.1389110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L, r,C</text:p>
          </table:table-cell>
          <table:table-cell office:value-type="float" office:value="-0.13890479" calcext:value-type="float">
            <text:p>-0.13890479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L, L, r, L, r,C</text:p>
          </table:table-cell>
          <table:table-cell office:value-type="float" office:value="-0.13889694" calcext:value-type="float">
            <text:p>-0.1388969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L, r, L, r,P</text:p>
          </table:table-cell>
          <table:table-cell office:value-type="float" office:value="-0.1388938" calcext:value-type="float">
            <text:p>-0.138893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L, L, r, L,0</text:p>
          </table:table-cell>
          <table:table-cell office:value-type="float" office:value="-0.13889066" calcext:value-type="float">
            <text:p>-0.1388906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L, L, r, L, L,P</text:p>
          </table:table-cell>
          <table:table-cell office:value-type="float" office:value="-0.13888752" calcext:value-type="float">
            <text:p>-0.1388875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r, L, L,C</text:p>
          </table:table-cell>
          <table:table-cell office:value-type="float" office:value="-0.13888595" calcext:value-type="float">
            <text:p>-0.1388859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L, L, r, L, L,0</text:p>
          </table:table-cell>
          <table:table-cell office:value-type="float" office:value="-0.13888281" calcext:value-type="float">
            <text:p>-0.1388828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L, r, L,C</text:p>
          </table:table-cell>
          <table:table-cell office:value-type="float" office:value="-0.1388781" calcext:value-type="float">
            <text:p>-0.138878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L, r, L, F,0</text:p>
          </table:table-cell>
          <table:table-cell office:value-type="float" office:value="-0.13886711" calcext:value-type="float">
            <text:p>-0.1388671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C</text:p>
          </table:table-cell>
          <table:table-cell office:value-type="float" office:value="-0.13885769" calcext:value-type="float">
            <text:p>-0.13885769</text:p>
          </table:table-cell>
          <table:table-cell office:value-type="string" calcext:value-type="string">
            <text:p>Period 5 orbit</text:p>
          </table:table-cell>
        </table:table-row>
        <table:table-row table:style-name="ro1">
          <table:table-cell office:value-type="string" calcext:value-type="string">
            <text:p>C, r, L, F, L, F, r, L, F,0</text:p>
          </table:table-cell>
          <table:table-cell office:value-type="float" office:value="-0.13884827" calcext:value-type="float">
            <text:p>-0.1388482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r, L,C</text:p>
          </table:table-cell>
          <table:table-cell office:value-type="float" office:value="-0.13883728" calcext:value-type="float">
            <text:p>-0.1388372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F, r, L, L,0</text:p>
          </table:table-cell>
          <table:table-cell office:value-type="float" office:value="-0.13883257" calcext:value-type="float">
            <text:p>-0.1388325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r, L, L,C</text:p>
          </table:table-cell>
          <table:table-cell office:value-type="float" office:value="-0.13882943" calcext:value-type="float">
            <text:p>-0.1388294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F, r, L, L,P</text:p>
          </table:table-cell>
          <table:table-cell office:value-type="float" office:value="-0.13882786" calcext:value-type="float">
            <text:p>-0.1388278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L, F, r, L,0</text:p>
          </table:table-cell>
          <table:table-cell office:value-type="float" office:value="-0.13882472" calcext:value-type="float">
            <text:p>-0.1388247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L, F, r, L, r,P</text:p>
          </table:table-cell>
          <table:table-cell office:value-type="float" office:value="-0.13882158" calcext:value-type="float">
            <text:p>-0.1388215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r, L, r,C</text:p>
          </table:table-cell>
          <table:table-cell office:value-type="float" office:value="-0.1388153" calcext:value-type="float">
            <text:p>-0.138815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F, r,C</text:p>
          </table:table-cell>
          <table:table-cell office:value-type="float" office:value="-0.13880745" calcext:value-type="float">
            <text:p>-0.13880745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L, F, r, F, r,C</text:p>
          </table:table-cell>
          <table:table-cell office:value-type="float" office:value="-0.1387996" calcext:value-type="float">
            <text:p>-0.138799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F, r, F, r,P</text:p>
          </table:table-cell>
          <table:table-cell office:value-type="float" office:value="-0.13879646" calcext:value-type="float">
            <text:p>-0.1387964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L, F, r, F,0</text:p>
          </table:table-cell>
          <table:table-cell office:value-type="float" office:value="-0.13879332" calcext:value-type="float">
            <text:p>-0.1387933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L, F, r, F, L,</text:p>
          </table:table-cell>
          <table:table-cell office:value-type="float" office:value="-0.13879175" calcext:value-type="float">
            <text:p>-0.13879175</text:p>
          </table:table-cell>
          <table:table-cell/>
        </table:table-row>
        <table:table-row table:style-name="ro1">
          <table:table-cell office:value-type="string" calcext:value-type="string">
            <text:p>C, r, L, F, L, F, r, F, L,0</text:p>
          </table:table-cell>
          <table:table-cell office:value-type="float" office:value="-0.13879018" calcext:value-type="float">
            <text:p>-0.1387901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r, F,C</text:p>
          </table:table-cell>
          <table:table-cell office:value-type="float" office:value="-0.13878704" calcext:value-type="float">
            <text:p>-0.1387870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F, r, F, F,0</text:p>
          </table:table-cell>
          <table:table-cell office:value-type="float" office:value="-0.1387839" calcext:value-type="float">
            <text:p>-0.138783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r, F, F,C</text:p>
          </table:table-cell>
          <table:table-cell office:value-type="float" office:value="-0.13878233" calcext:value-type="float">
            <text:p>-0.1387823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F, r,P</text:p>
          </table:table-cell>
          <table:table-cell office:value-type="float" office:value="-0.13877919" calcext:value-type="float">
            <text:p>-0.1387791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L, F, r, R,P</text:p>
          </table:table-cell>
          <table:table-cell office:value-type="float" office:value="-0.13877919" calcext:value-type="float">
            <text:p>-0.1387791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F, r, R, R,P</text:p>
          </table:table-cell>
          <table:table-cell office:value-type="float" office:value="-0.13877919" calcext:value-type="float">
            <text:p>-0.1387791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L, F,0</text:p>
          </table:table-cell>
          <table:table-cell office:value-type="float" office:value="-0.13876035" calcext:value-type="float">
            <text:p>-0.13876035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L, F, L, F, L,P</text:p>
          </table:table-cell>
          <table:table-cell office:value-type="float" office:value="-0.13874622" calcext:value-type="float">
            <text:p>-0.1387462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L, F, L, F,P</text:p>
          </table:table-cell>
          <table:table-cell office:value-type="float" office:value="-0.13874622" calcext:value-type="float">
            <text:p>-0.1387462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F, L, F, F,P</text:p>
          </table:table-cell>
          <table:table-cell office:value-type="float" office:value="-0.13874622" calcext:value-type="float">
            <text:p>-0.1387462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L, F, F,</text:p>
          </table:table-cell>
          <table:table-cell office:value-type="float" office:value="-0.13874465" calcext:value-type="float">
            <text:p>-0.13874465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F, L, F, L, F,C</text:p>
          </table:table-cell>
          <table:table-cell office:value-type="float" office:value="-0.13874308" calcext:value-type="float">
            <text:p>-0.13874308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F, L, F, L, F, L,</text:p>
          </table:table-cell>
          <table:table-cell office:value-type="float" office:value="-0.13874151" calcext:value-type="float">
            <text:p>-0.13874151</text:p>
          </table:table-cell>
          <table:table-cell/>
        </table:table-row>
        <table:table-row table:style-name="ro1">
          <table:table-cell office:value-type="string" calcext:value-type="string">
            <text:p>C, r, L, F, L, F, L, F,0</text:p>
          </table:table-cell>
          <table:table-cell office:value-type="float" office:value="-0.13873994" calcext:value-type="float">
            <text:p>-0.1387399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L, F, L, F, r,P</text:p>
          </table:table-cell>
          <table:table-cell office:value-type="float" office:value="-0.13873994" calcext:value-type="float">
            <text:p>-0.1387399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L, F, r,P</text:p>
          </table:table-cell>
          <table:table-cell office:value-type="float" office:value="-0.13873837" calcext:value-type="float">
            <text:p>-0.1387383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L, F, r,C</text:p>
          </table:table-cell>
          <table:table-cell office:value-type="float" office:value="-0.1387368" calcext:value-type="float">
            <text:p>-0.138736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F, L,C</text:p>
          </table:table-cell>
          <table:table-cell office:value-type="float" office:value="-0.13873523" calcext:value-type="float">
            <text:p>-0.13873523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L, F, L, L, r,C</text:p>
          </table:table-cell>
          <table:table-cell office:value-type="float" office:value="-0.13873366" calcext:value-type="float">
            <text:p>-0.1387336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F, L, L, r,P</text:p>
          </table:table-cell>
          <table:table-cell office:value-type="float" office:value="-0.13873209" calcext:value-type="float">
            <text:p>-0.1387320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L, F, L, L,0</text:p>
          </table:table-cell>
          <table:table-cell office:value-type="float" office:value="-0.13873052" calcext:value-type="float">
            <text:p>-0.1387305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L, F, L, L, L,</text:p>
          </table:table-cell>
          <table:table-cell office:value-type="float" office:value="-0.13873052" calcext:value-type="float">
            <text:p>-0.1387305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F, L, F, L, L,C</text:p>
          </table:table-cell>
          <table:table-cell office:value-type="float" office:value="-0.13872895" calcext:value-type="float">
            <text:p>-0.1387289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F, L, L, F,0</text:p>
          </table:table-cell>
          <table:table-cell office:value-type="float" office:value="-0.13872895" calcext:value-type="float">
            <text:p>-0.1387289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L, L,P</text:p>
          </table:table-cell>
          <table:table-cell office:value-type="float" office:value="-0.13872738" calcext:value-type="float">
            <text:p>-0.1387273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F, L, L, R,</text:p>
          </table:table-cell>
          <table:table-cell office:value-type="float" office:value="-0.13872738" calcext:value-type="float">
            <text:p>-0.13872738</text:p>
          </table:table-cell>
          <table:table-cell/>
        </table:table-row>
        <table:table-row table:style-name="ro1">
          <table:table-cell office:value-type="string" calcext:value-type="string">
            <text:p>C, r, L, F, L, F, L,0</text:p>
          </table:table-cell>
          <table:table-cell office:value-type="float" office:value="-0.13872424" calcext:value-type="float">
            <text:p>-0.1387242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F, L, F, L, r,P</text:p>
          </table:table-cell>
          <table:table-cell office:value-type="float" office:value="-0.1387211" calcext:value-type="float">
            <text:p>-0.138721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F, L, r, F,P</text:p>
          </table:table-cell>
          <table:table-cell office:value-type="float" office:value="-0.1387211" calcext:value-type="float">
            <text:p>-0.138721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L, r, F,C</text:p>
          </table:table-cell>
          <table:table-cell office:value-type="float" office:value="-0.13871953" calcext:value-type="float">
            <text:p>-0.1387195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L, F, L, r, F,0</text:p>
          </table:table-cell>
          <table:table-cell office:value-type="float" office:value="-0.13871796" calcext:value-type="float">
            <text:p>-0.1387179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L, r,C</text:p>
          </table:table-cell>
          <table:table-cell office:value-type="float" office:value="-0.13871482" calcext:value-type="float">
            <text:p>-0.1387148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F, L, r, L,0</text:p>
          </table:table-cell>
          <table:table-cell office:value-type="float" office:value="-0.13871011" calcext:value-type="float">
            <text:p>-0.1387101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L, r, L,C</text:p>
          </table:table-cell>
          <table:table-cell office:value-type="float" office:value="-0.13870697" calcext:value-type="float">
            <text:p>-0.1387069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F,C</text:p>
          </table:table-cell>
          <table:table-cell office:value-type="float" office:value="-0.13870069" calcext:value-type="float">
            <text:p>-0.13870069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L, F, L, F, F, r, L,C</text:p>
          </table:table-cell>
          <table:table-cell office:value-type="float" office:value="-0.13869441" calcext:value-type="float">
            <text:p>-0.1386944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L, F, F, r, L,0</text:p>
          </table:table-cell>
          <table:table-cell office:value-type="float" office:value="-0.1386897" calcext:value-type="float">
            <text:p>-0.138689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F, r,C</text:p>
          </table:table-cell>
          <table:table-cell office:value-type="float" office:value="-0.13868499" calcext:value-type="float">
            <text:p>-0.1386849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F, F, r, F,0</text:p>
          </table:table-cell>
          <table:table-cell office:value-type="float" office:value="-0.13868028" calcext:value-type="float">
            <text:p>-0.1386802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F, r, F,C</text:p>
          </table:table-cell>
          <table:table-cell office:value-type="float" office:value="-0.13867871" calcext:value-type="float">
            <text:p>-0.1386787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F, F, r,P</text:p>
          </table:table-cell>
          <table:table-cell office:value-type="float" office:value="-0.13867557" calcext:value-type="float">
            <text:p>-0.1386755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F, F, r, R,P</text:p>
          </table:table-cell>
          <table:table-cell office:value-type="float" office:value="-0.13867557" calcext:value-type="float">
            <text:p>-0.1386755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L, F, F,0</text:p>
          </table:table-cell>
          <table:table-cell office:value-type="float" office:value="-0.13866929" calcext:value-type="float">
            <text:p>-0.1386692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F, L, F, F, L,P</text:p>
          </table:table-cell>
          <table:table-cell office:value-type="float" office:value="-0.13866458" calcext:value-type="float">
            <text:p>-0.1386645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F, F, L, F,P</text:p>
          </table:table-cell>
          <table:table-cell office:value-type="float" office:value="-0.13866458" calcext:value-type="float">
            <text:p>-0.1386645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F, L, F,C</text:p>
          </table:table-cell>
          <table:table-cell office:value-type="float" office:value="-0.13866301" calcext:value-type="float">
            <text:p>-0.1386630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L, F, F, L, F,0</text:p>
          </table:table-cell>
          <table:table-cell office:value-type="float" office:value="-0.13866144" calcext:value-type="float">
            <text:p>-0.1386614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F, L,C</text:p>
          </table:table-cell>
          <table:table-cell office:value-type="float" office:value="-0.13865987" calcext:value-type="float">
            <text:p>-0.13865987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F, L, F, F, L, L,</text:p>
          </table:table-cell>
          <table:table-cell office:value-type="float" office:value="-0.1386583" calcext:value-type="float">
            <text:p>-0.1386583</text:p>
          </table:table-cell>
          <table:table-cell/>
        </table:table-row>
        <table:table-row table:style-name="ro1">
          <table:table-cell office:value-type="string" calcext:value-type="string">
            <text:p>C, r, L, F, L, F, F, L,0</text:p>
          </table:table-cell>
          <table:table-cell office:value-type="float" office:value="-0.13865673" calcext:value-type="float">
            <text:p>-0.1386567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L, F, F, L, r,P</text:p>
          </table:table-cell>
          <table:table-cell office:value-type="float" office:value="-0.13865673" calcext:value-type="float">
            <text:p>-0.1386567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F, L, r,P</text:p>
          </table:table-cell>
          <table:table-cell office:value-type="float" office:value="-0.13865516" calcext:value-type="float">
            <text:p>-0.1386551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F, L, r,C</text:p>
          </table:table-cell>
          <table:table-cell office:value-type="float" office:value="-0.13865202" calcext:value-type="float">
            <text:p>-0.1386520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F, F,C</text:p>
          </table:table-cell>
          <table:table-cell office:value-type="float" office:value="-0.13864731" calcext:value-type="float">
            <text:p>-0.13864731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L, F, F, F, r,C</text:p>
          </table:table-cell>
          <table:table-cell office:value-type="float" office:value="-0.13864103" calcext:value-type="float">
            <text:p>-0.1386410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 F, F, F, r,P</text:p>
          </table:table-cell>
          <table:table-cell office:value-type="float" office:value="-0.13863789" calcext:value-type="float">
            <text:p>-0.1386378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L, F, F, F,0</text:p>
          </table:table-cell>
          <table:table-cell office:value-type="float" office:value="-0.13863475" calcext:value-type="float">
            <text:p>-0.1386347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L, F, F, F, L,P</text:p>
          </table:table-cell>
          <table:table-cell office:value-type="float" office:value="-0.13863318" calcext:value-type="float">
            <text:p>-0.1386331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F, F, L,C</text:p>
          </table:table-cell>
          <table:table-cell office:value-type="float" office:value="-0.13863161" calcext:value-type="float">
            <text:p>-0.1386316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L, F, F, F, L,0</text:p>
          </table:table-cell>
          <table:table-cell office:value-type="float" office:value="-0.13863004" calcext:value-type="float">
            <text:p>-0.1386300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F, F,C</text:p>
          </table:table-cell>
          <table:table-cell office:value-type="float" office:value="-0.13862533" calcext:value-type="float">
            <text:p>-0.1386253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L, F, F, F, F,0</text:p>
          </table:table-cell>
          <table:table-cell office:value-type="float" office:value="-0.13862062" calcext:value-type="float">
            <text:p>-0.1386206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L, F, F, F, F,C</text:p>
          </table:table-cell>
          <table:table-cell office:value-type="float" office:value="-0.13861748" calcext:value-type="float">
            <text:p>-0.1386174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L,P</text:p>
          </table:table-cell>
          <table:table-cell office:value-type="float" office:value="-0.13860963" calcext:value-type="float">
            <text:p>-0.13860963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L, F, L, R,P</text:p>
          </table:table-cell>
          <table:table-cell office:value-type="float" office:value="-0.13860963" calcext:value-type="float">
            <text:p>-0.13860963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F, L, R, R,P</text:p>
          </table:table-cell>
          <table:table-cell office:value-type="float" office:value="-0.13860963" calcext:value-type="float">
            <text:p>-0.1386096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L, R, R, R,P</text:p>
          </table:table-cell>
          <table:table-cell office:value-type="float" office:value="-0.13860963" calcext:value-type="float">
            <text:p>-0.1386096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L, R, R, R, R,P</text:p>
          </table:table-cell>
          <table:table-cell office:value-type="float" office:value="-0.13860963" calcext:value-type="float">
            <text:p>-0.1386096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0</text:p>
          </table:table-cell>
          <table:table-cell office:value-type="float" office:value="-0.13830662" calcext:value-type="float">
            <text:p>-0.13830662</text:p>
          </table:table-cell>
          <table:table-cell office:value-type="string" calcext:value-type="string">
            <text:p>PREZERO after 4 iterates</text:p>
          </table:table-cell>
        </table:table-row>
        <table:table-row table:style-name="ro1" table:visibility="filter">
          <table:table-cell office:value-type="string" calcext:value-type="string">
            <text:p>C, r, L, F, r,P</text:p>
          </table:table-cell>
          <table:table-cell office:value-type="float" office:value="-0.13790627" calcext:value-type="float">
            <text:p>-0.13790627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L, F, r, F,P</text:p>
          </table:table-cell>
          <table:table-cell office:value-type="float" office:value="-0.13790627" calcext:value-type="float">
            <text:p>-0.13790627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F, r, F, F,P</text:p>
          </table:table-cell>
          <table:table-cell office:value-type="float" office:value="-0.13790627" calcext:value-type="float">
            <text:p>-0.13790627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r, F, F, F,P</text:p>
          </table:table-cell>
          <table:table-cell office:value-type="float" office:value="-0.13790627" calcext:value-type="float">
            <text:p>-0.1379062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r, F, F, F, F,P</text:p>
          </table:table-cell>
          <table:table-cell office:value-type="float" office:value="-0.13790627" calcext:value-type="float">
            <text:p>-0.1379062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F, F, F,C</text:p>
          </table:table-cell>
          <table:table-cell office:value-type="float" office:value="-0.13789528" calcext:value-type="float">
            <text:p>-0.1378952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r, F, F, F, F,0</text:p>
          </table:table-cell>
          <table:table-cell office:value-type="float" office:value="-0.13788743" calcext:value-type="float">
            <text:p>-0.1378874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F, F,C</text:p>
          </table:table-cell>
          <table:table-cell office:value-type="float" office:value="-0.13787801" calcext:value-type="float">
            <text:p>-0.1378780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r, F, F, F, L,0</text:p>
          </table:table-cell>
          <table:table-cell office:value-type="float" office:value="-0.13787173" calcext:value-type="float">
            <text:p>-0.1378717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F, F, L,C</text:p>
          </table:table-cell>
          <table:table-cell office:value-type="float" office:value="-0.13786859" calcext:value-type="float">
            <text:p>-0.1378685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F, F, F, L,P</text:p>
          </table:table-cell>
          <table:table-cell office:value-type="float" office:value="-0.13786545" calcext:value-type="float">
            <text:p>-0.1378654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r, F, F, F,0</text:p>
          </table:table-cell>
          <table:table-cell office:value-type="float" office:value="-0.13786231" calcext:value-type="float">
            <text:p>-0.1378623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r, F, F, F, r,P</text:p>
          </table:table-cell>
          <table:table-cell office:value-type="float" office:value="-0.1378576" calcext:value-type="float">
            <text:p>-0.137857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F, F, r,C</text:p>
          </table:table-cell>
          <table:table-cell office:value-type="float" office:value="-0.13785132" calcext:value-type="float">
            <text:p>-0.1378513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F, F,C</text:p>
          </table:table-cell>
          <table:table-cell office:value-type="float" office:value="-0.13784033" calcext:value-type="float">
            <text:p>-0.13784033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r, F, F, L, r,C</text:p>
          </table:table-cell>
          <table:table-cell office:value-type="float" office:value="-0.13782934" calcext:value-type="float">
            <text:p>-0.1378293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F, F, L, r,P</text:p>
          </table:table-cell>
          <table:table-cell office:value-type="float" office:value="-0.13782463" calcext:value-type="float">
            <text:p>-0.1378246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r, F, F, L,0</text:p>
          </table:table-cell>
          <table:table-cell office:value-type="float" office:value="-0.13782306" calcext:value-type="float">
            <text:p>-0.1378230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r, F, F, L, L,P</text:p>
          </table:table-cell>
          <table:table-cell office:value-type="float" office:value="-0.13781992" calcext:value-type="float">
            <text:p>-0.1378199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F, L, L,</text:p>
          </table:table-cell>
          <table:table-cell office:value-type="float" office:value="-0.13781835" calcext:value-type="float">
            <text:p>-0.13781835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F, r, F, F, L,C</text:p>
          </table:table-cell>
          <table:table-cell office:value-type="float" office:value="-0.13781521" calcext:value-type="float">
            <text:p>-0.1378152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r, F, F, L, F,0</text:p>
          </table:table-cell>
          <table:table-cell office:value-type="float" office:value="-0.13781207" calcext:value-type="float">
            <text:p>-0.1378120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F, L, F,C</text:p>
          </table:table-cell>
          <table:table-cell office:value-type="float" office:value="-0.13780893" calcext:value-type="float">
            <text:p>-0.1378089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F, F, L,P</text:p>
          </table:table-cell>
          <table:table-cell office:value-type="float" office:value="-0.13780736" calcext:value-type="float">
            <text:p>-0.1378073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r, F, F, L, R,P</text:p>
          </table:table-cell>
          <table:table-cell office:value-type="float" office:value="-0.13780736" calcext:value-type="float">
            <text:p>-0.1378073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r, F, F,0</text:p>
          </table:table-cell>
          <table:table-cell office:value-type="float" office:value="-0.13779637" calcext:value-type="float">
            <text:p>-0.13779637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F, r, F, F, r,P</text:p>
          </table:table-cell>
          <table:table-cell office:value-type="float" office:value="-0.13778381" calcext:value-type="float">
            <text:p>-0.1377838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r, F, F, r, F,P</text:p>
          </table:table-cell>
          <table:table-cell office:value-type="float" office:value="-0.13778381" calcext:value-type="float">
            <text:p>-0.1377838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F, r, F,C</text:p>
          </table:table-cell>
          <table:table-cell office:value-type="float" office:value="-0.13777753" calcext:value-type="float">
            <text:p>-0.1377775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r, F, F, r, F,0</text:p>
          </table:table-cell>
          <table:table-cell office:value-type="float" office:value="-0.13777439" calcext:value-type="float">
            <text:p>-0.1377743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F, r,C</text:p>
          </table:table-cell>
          <table:table-cell office:value-type="float" office:value="-0.13776497" calcext:value-type="float">
            <text:p>-0.1377649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r, F, F, r, L,0</text:p>
          </table:table-cell>
          <table:table-cell office:value-type="float" office:value="-0.13775241" calcext:value-type="float">
            <text:p>-0.1377524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F, r, L,C</text:p>
          </table:table-cell>
          <table:table-cell office:value-type="float" office:value="-0.13774142" calcext:value-type="float">
            <text:p>-0.1377414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F,C</text:p>
          </table:table-cell>
          <table:table-cell office:value-type="float" office:value="-0.137732" calcext:value-type="float">
            <text:p>-0.137732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L, F, r, F, L, r, L,C</text:p>
          </table:table-cell>
          <table:table-cell office:value-type="float" office:value="-0.13772101" calcext:value-type="float">
            <text:p>-0.1377210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r, F, L, r, L,0</text:p>
          </table:table-cell>
          <table:table-cell office:value-type="float" office:value="-0.13771159" calcext:value-type="float">
            <text:p>-0.1377115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L, r,C</text:p>
          </table:table-cell>
          <table:table-cell office:value-type="float" office:value="-0.13770217" calcext:value-type="float">
            <text:p>-0.1377021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r, F, L, r, F,0</text:p>
          </table:table-cell>
          <table:table-cell office:value-type="float" office:value="-0.13769432" calcext:value-type="float">
            <text:p>-0.1376943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L, r, F,C</text:p>
          </table:table-cell>
          <table:table-cell office:value-type="float" office:value="-0.13769118" calcext:value-type="float">
            <text:p>-0.1376911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F, L, r,P</text:p>
          </table:table-cell>
          <table:table-cell office:value-type="float" office:value="-0.13768647" calcext:value-type="float">
            <text:p>-0.1376864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r, F, L, r, R,P</text:p>
          </table:table-cell>
          <table:table-cell office:value-type="float" office:value="-0.13768647" calcext:value-type="float">
            <text:p>-0.1376864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r, F, L,0</text:p>
          </table:table-cell>
          <table:table-cell office:value-type="float" office:value="-0.13767705" calcext:value-type="float">
            <text:p>-0.13767705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F, r, F, L, L,P</text:p>
          </table:table-cell>
          <table:table-cell office:value-type="float" office:value="-0.13767077" calcext:value-type="float">
            <text:p>-0.1376707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r, F, L, L, F,P</text:p>
          </table:table-cell>
          <table:table-cell office:value-type="float" office:value="-0.13767077" calcext:value-type="float">
            <text:p>-0.137670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L, L, F,C</text:p>
          </table:table-cell>
          <table:table-cell office:value-type="float" office:value="-0.1376692" calcext:value-type="float">
            <text:p>-0.137669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r, F, L, L, F,0</text:p>
          </table:table-cell>
          <table:table-cell office:value-type="float" office:value="-0.13766763" calcext:value-type="float">
            <text:p>-0.1376676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L, L,C</text:p>
          </table:table-cell>
          <table:table-cell office:value-type="float" office:value="-0.13766606" calcext:value-type="float">
            <text:p>-0.1376660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r, F, L, L, L,0</text:p>
          </table:table-cell>
          <table:table-cell office:value-type="float" office:value="-0.13766449" calcext:value-type="float">
            <text:p>-0.1376644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L, L, L,</text:p>
          </table:table-cell>
          <table:table-cell office:value-type="float" office:value="-0.13766292" calcext:value-type="float">
            <text:p>-0.13766292</text:p>
          </table:table-cell>
          <table:table-cell/>
        </table:table-row>
        <table:table-row table:style-name="ro1">
          <table:table-cell office:value-type="string" calcext:value-type="string">
            <text:p>C, r, L, F, r, F, L, L,0</text:p>
          </table:table-cell>
          <table:table-cell office:value-type="float" office:value="-0.13766135" calcext:value-type="float">
            <text:p>-0.1376613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r, F, L, L, r,P</text:p>
          </table:table-cell>
          <table:table-cell office:value-type="float" office:value="-0.13765978" calcext:value-type="float">
            <text:p>-0.1376597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L, L, r,C</text:p>
          </table:table-cell>
          <table:table-cell office:value-type="float" office:value="-0.13765664" calcext:value-type="float">
            <text:p>-0.1376566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F, L,C</text:p>
          </table:table-cell>
          <table:table-cell office:value-type="float" office:value="-0.13765193" calcext:value-type="float">
            <text:p>-0.13765193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r, F, L, F, r,C</text:p>
          </table:table-cell>
          <table:table-cell office:value-type="float" office:value="-0.13764722" calcext:value-type="float">
            <text:p>-0.1376472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F, L, F, r,P</text:p>
          </table:table-cell>
          <table:table-cell office:value-type="float" office:value="-0.13764251" calcext:value-type="float">
            <text:p>-0.1376425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r, F, L, F,0</text:p>
          </table:table-cell>
          <table:table-cell office:value-type="float" office:value="-0.13764094" calcext:value-type="float">
            <text:p>-0.1376409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r, F, L, F, L,P</text:p>
          </table:table-cell>
          <table:table-cell office:value-type="float" office:value="-0.13763937" calcext:value-type="float">
            <text:p>-0.1376393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L, F, L,C</text:p>
          </table:table-cell>
          <table:table-cell office:value-type="float" office:value="-0.1376378" calcext:value-type="float">
            <text:p>-0.137637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r, F, L, F, L,0</text:p>
          </table:table-cell>
          <table:table-cell office:value-type="float" office:value="-0.13763623" calcext:value-type="float">
            <text:p>-0.1376362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L, F,C</text:p>
          </table:table-cell>
          <table:table-cell office:value-type="float" office:value="-0.13763466" calcext:value-type="float">
            <text:p>-0.1376346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r, F, L, F, F,0</text:p>
          </table:table-cell>
          <table:table-cell office:value-type="float" office:value="-0.13762995" calcext:value-type="float">
            <text:p>-0.1376299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L, F, F,C</text:p>
          </table:table-cell>
          <table:table-cell office:value-type="float" office:value="-0.13762838" calcext:value-type="float">
            <text:p>-0.1376283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F, L,P</text:p>
          </table:table-cell>
          <table:table-cell office:value-type="float" office:value="-0.13762367" calcext:value-type="float">
            <text:p>-0.13762367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r, F, L, R,P</text:p>
          </table:table-cell>
          <table:table-cell office:value-type="float" office:value="-0.13762367" calcext:value-type="float">
            <text:p>-0.1376236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r, F, L, R, R,P</text:p>
          </table:table-cell>
          <table:table-cell office:value-type="float" office:value="-0.13762367" calcext:value-type="float">
            <text:p>-0.1376236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r, F,0</text:p>
          </table:table-cell>
          <table:table-cell office:value-type="float" office:value="-0.13758599" calcext:value-type="float">
            <text:p>-0.13758599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L, F, r, F, r,P</text:p>
          </table:table-cell>
          <table:table-cell office:value-type="float" office:value="-0.13753575" calcext:value-type="float">
            <text:p>-0.13753575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r, F, r, F,P</text:p>
          </table:table-cell>
          <table:table-cell office:value-type="float" office:value="-0.13753575" calcext:value-type="float">
            <text:p>-0.1375357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r, F, r, F, F,P</text:p>
          </table:table-cell>
          <table:table-cell office:value-type="float" office:value="-0.13753575" calcext:value-type="float">
            <text:p>-0.1375357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r, F, F,C</text:p>
          </table:table-cell>
          <table:table-cell office:value-type="float" office:value="-0.1375279" calcext:value-type="float">
            <text:p>-0.137527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r, F, r, F, F,0</text:p>
          </table:table-cell>
          <table:table-cell office:value-type="float" office:value="-0.13752162" calcext:value-type="float">
            <text:p>-0.1375216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r, F,C</text:p>
          </table:table-cell>
          <table:table-cell office:value-type="float" office:value="-0.13751377" calcext:value-type="float">
            <text:p>-0.1375137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r, F, r, F, L,0</text:p>
          </table:table-cell>
          <table:table-cell office:value-type="float" office:value="-0.13750592" calcext:value-type="float">
            <text:p>-0.1375059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r, F, L,C</text:p>
          </table:table-cell>
          <table:table-cell office:value-type="float" office:value="-0.13750278" calcext:value-type="float">
            <text:p>-0.1375027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F, r, F, L,P</text:p>
          </table:table-cell>
          <table:table-cell office:value-type="float" office:value="-0.13749964" calcext:value-type="float">
            <text:p>-0.1374996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r, F, r, F,0</text:p>
          </table:table-cell>
          <table:table-cell office:value-type="float" office:value="-0.13749336" calcext:value-type="float">
            <text:p>-0.1374933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r, F, r, F, r,P</text:p>
          </table:table-cell>
          <table:table-cell office:value-type="float" office:value="-0.13748708" calcext:value-type="float">
            <text:p>-0.1374870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r, F, r,C</text:p>
          </table:table-cell>
          <table:table-cell office:value-type="float" office:value="-0.13747609" calcext:value-type="float">
            <text:p>-0.1374760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F, r,C</text:p>
          </table:table-cell>
          <table:table-cell office:value-type="float" office:value="-0.13745254" calcext:value-type="float">
            <text:p>-0.13745254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r, F, r, L, r,C</text:p>
          </table:table-cell>
          <table:table-cell office:value-type="float" office:value="-0.13742585" calcext:value-type="float">
            <text:p>-0.1374258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F, r, L, r,P</text:p>
          </table:table-cell>
          <table:table-cell office:value-type="float" office:value="-0.13740701" calcext:value-type="float">
            <text:p>-0.1374070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r, F, r, L,0</text:p>
          </table:table-cell>
          <table:table-cell office:value-type="float" office:value="-0.13739445" calcext:value-type="float">
            <text:p>-0.1373944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r, F, r, L, L,P</text:p>
          </table:table-cell>
          <table:table-cell office:value-type="float" office:value="-0.13738346" calcext:value-type="float">
            <text:p>-0.1373834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r, L, L,C</text:p>
          </table:table-cell>
          <table:table-cell office:value-type="float" office:value="-0.13737404" calcext:value-type="float">
            <text:p>-0.1373740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r, F, r, L, L,0</text:p>
          </table:table-cell>
          <table:table-cell office:value-type="float" office:value="-0.13736305" calcext:value-type="float">
            <text:p>-0.1373630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F, r, L,C</text:p>
          </table:table-cell>
          <table:table-cell office:value-type="float" office:value="-0.13733479" calcext:value-type="float">
            <text:p>-0.13733479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F, r,C</text:p>
          </table:table-cell>
          <table:table-cell office:value-type="float" office:value="-0.13728612" calcext:value-type="float">
            <text:p>-0.13728612</text:p>
          </table:table-cell>
          <table:table-cell office:value-type="string" calcext:value-type="string">
            <text:p>Period 5 orbit</text:p>
          </table:table-cell>
        </table:table-row>
        <table:table-row table:style-name="ro1" table:visibility="filter">
          <table:table-cell office:value-type="string" calcext:value-type="string">
            <text:p>C, r, L, F, r, L, r, L,C</text:p>
          </table:table-cell>
          <table:table-cell office:value-type="float" office:value="-0.13723902" calcext:value-type="float">
            <text:p>-0.1372390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r, L, r, L, L,0</text:p>
          </table:table-cell>
          <table:table-cell office:value-type="float" office:value="-0.13720605" calcext:value-type="float">
            <text:p>-0.1372060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L, r, L, L,C</text:p>
          </table:table-cell>
          <table:table-cell office:value-type="float" office:value="-0.13719506" calcext:value-type="float">
            <text:p>-0.1371950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L, r, L, L,P</text:p>
          </table:table-cell>
          <table:table-cell office:value-type="float" office:value="-0.1371825" calcext:value-type="float">
            <text:p>-0.13718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r, L, r, L,0</text:p>
          </table:table-cell>
          <table:table-cell office:value-type="float" office:value="-0.13716994" calcext:value-type="float">
            <text:p>-0.1371699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r, L, r, L, r,P</text:p>
          </table:table-cell>
          <table:table-cell office:value-type="float" office:value="-0.13715424" calcext:value-type="float">
            <text:p>-0.1371542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r, L, r, L, r,C</text:p>
          </table:table-cell>
          <table:table-cell office:value-type="float" office:value="-0.13713069" calcext:value-type="float">
            <text:p>-0.1371306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L, r,C</text:p>
          </table:table-cell>
          <table:table-cell office:value-type="float" office:value="-0.13709458" calcext:value-type="float">
            <text:p>-0.13709458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r, L, r, F, r,C</text:p>
          </table:table-cell>
          <table:table-cell office:value-type="float" office:value="-0.13706161" calcext:value-type="float">
            <text:p>-0.1370616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L, r, F, r,P</text:p>
          </table:table-cell>
          <table:table-cell office:value-type="float" office:value="-0.13704591" calcext:value-type="float">
            <text:p>-0.1370459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r, L, r, F,0</text:p>
          </table:table-cell>
          <table:table-cell office:value-type="float" office:value="-0.13703492" calcext:value-type="float">
            <text:p>-0.1370349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r, L, r, F, L,P</text:p>
          </table:table-cell>
          <table:table-cell office:value-type="float" office:value="-0.13702707" calcext:value-type="float">
            <text:p>-0.1370270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r, L, r, F, L,C</text:p>
          </table:table-cell>
          <table:table-cell office:value-type="float" office:value="-0.13702079" calcext:value-type="float">
            <text:p>-0.1370207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r, L, r, F, L,0</text:p>
          </table:table-cell>
          <table:table-cell office:value-type="float" office:value="-0.13701608" calcext:value-type="float">
            <text:p>-0.1370160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L, r, F,C</text:p>
          </table:table-cell>
          <table:table-cell office:value-type="float" office:value="-0.13700509" calcext:value-type="float">
            <text:p>-0.1370050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r, L, r, F, F,0</text:p>
          </table:table-cell>
          <table:table-cell office:value-type="float" office:value="-0.13699096" calcext:value-type="float">
            <text:p>-0.1369909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L, r, F, F,C</text:p>
          </table:table-cell>
          <table:table-cell office:value-type="float" office:value="-0.13698154" calcext:value-type="float">
            <text:p>-0.1369815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L, r,P</text:p>
          </table:table-cell>
          <table:table-cell office:value-type="float" office:value="-0.13696741" calcext:value-type="float">
            <text:p>-0.13696741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r, L, r, R,P</text:p>
          </table:table-cell>
          <table:table-cell office:value-type="float" office:value="-0.13696741" calcext:value-type="float">
            <text:p>-0.1369674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r, L, r, R, R,P</text:p>
          </table:table-cell>
          <table:table-cell office:value-type="float" office:value="-0.13696741" calcext:value-type="float">
            <text:p>-0.1369674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r, L,0</text:p>
          </table:table-cell>
          <table:table-cell office:value-type="float" office:value="-0.13687321" calcext:value-type="float">
            <text:p>-0.13687321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L, F, r, L, L,P</text:p>
          </table:table-cell>
          <table:table-cell office:value-type="float" office:value="-0.13679471" calcext:value-type="float">
            <text:p>-0.13679471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F, r, L, L, F,P</text:p>
          </table:table-cell>
          <table:table-cell office:value-type="float" office:value="-0.13679471" calcext:value-type="float">
            <text:p>-0.1367947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r, L, L, F, F,P</text:p>
          </table:table-cell>
          <table:table-cell office:value-type="float" office:value="-0.13679471" calcext:value-type="float">
            <text:p>-0.1367947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r, L, L, F, F,C</text:p>
          </table:table-cell>
          <table:table-cell office:value-type="float" office:value="-0.13678529" calcext:value-type="float">
            <text:p>-0.1367852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r, L, L, F, F,0</text:p>
          </table:table-cell>
          <table:table-cell office:value-type="float" office:value="-0.13677901" calcext:value-type="float">
            <text:p>-0.1367790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L, L, F,C</text:p>
          </table:table-cell>
          <table:table-cell office:value-type="float" office:value="-0.13676959" calcext:value-type="float">
            <text:p>-0.1367695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r, L, L, F, L,0</text:p>
          </table:table-cell>
          <table:table-cell office:value-type="float" office:value="-0.13676174" calcext:value-type="float">
            <text:p>-0.1367617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L, L, F, L,C</text:p>
          </table:table-cell>
          <table:table-cell office:value-type="float" office:value="-0.1367586" calcext:value-type="float">
            <text:p>-0.136758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L, L, F, L,P</text:p>
          </table:table-cell>
          <table:table-cell office:value-type="float" office:value="-0.13675546" calcext:value-type="float">
            <text:p>-0.1367554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r, L, L, F,0</text:p>
          </table:table-cell>
          <table:table-cell office:value-type="float" office:value="-0.13675075" calcext:value-type="float">
            <text:p>-0.1367507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r, L, L, F, r,P</text:p>
          </table:table-cell>
          <table:table-cell office:value-type="float" office:value="-0.13674604" calcext:value-type="float">
            <text:p>-0.1367460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r, L, L, F, r,C</text:p>
          </table:table-cell>
          <table:table-cell office:value-type="float" office:value="-0.13673662" calcext:value-type="float">
            <text:p>-0.1367366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L, L,C</text:p>
          </table:table-cell>
          <table:table-cell office:value-type="float" office:value="-0.13672249" calcext:value-type="float">
            <text:p>-0.13672249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F, r, L, L, L, r,C</text:p>
          </table:table-cell>
          <table:table-cell office:value-type="float" office:value="-0.13670836" calcext:value-type="float">
            <text:p>-0.1367083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L, L, L, r,P</text:p>
          </table:table-cell>
          <table:table-cell office:value-type="float" office:value="-0.13670051" calcext:value-type="float">
            <text:p>-0.1367005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r, L, L, L,0</text:p>
          </table:table-cell>
          <table:table-cell office:value-type="float" office:value="-0.1366958" calcext:value-type="float">
            <text:p>-0.136695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F, r, L, L, L, L,P</text:p>
          </table:table-cell>
          <table:table-cell office:value-type="float" office:value="-0.13669266" calcext:value-type="float">
            <text:p>-0.1366926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r, L, L, L, L,C</text:p>
          </table:table-cell>
          <table:table-cell office:value-type="float" office:value="-0.13668952" calcext:value-type="float">
            <text:p>-0.1366895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r, L, L, L, L,0</text:p>
          </table:table-cell>
          <table:table-cell office:value-type="float" office:value="-0.13668638" calcext:value-type="float">
            <text:p>-0.1366863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L, L, L,C</text:p>
          </table:table-cell>
          <table:table-cell office:value-type="float" office:value="-0.13668167" calcext:value-type="float">
            <text:p>-0.1366816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r, L, L, L, F,0</text:p>
          </table:table-cell>
          <table:table-cell office:value-type="float" office:value="-0.13667539" calcext:value-type="float">
            <text:p>-0.1366753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L, L, L, F,C</text:p>
          </table:table-cell>
          <table:table-cell office:value-type="float" office:value="-0.13667225" calcext:value-type="float">
            <text:p>-0.1366722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L, L, L,P</text:p>
          </table:table-cell>
          <table:table-cell office:value-type="float" office:value="-0.13666597" calcext:value-type="float">
            <text:p>-0.1366659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r, L, L, L, R,P</text:p>
          </table:table-cell>
          <table:table-cell office:value-type="float" office:value="-0.13666597" calcext:value-type="float">
            <text:p>-0.1366659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F, r, L, L,0</text:p>
          </table:table-cell>
          <table:table-cell office:value-type="float" office:value="-0.13664399" calcext:value-type="float">
            <text:p>-0.1366439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F, r, L, L, r,P</text:p>
          </table:table-cell>
          <table:table-cell office:value-type="float" office:value="-0.13661259" calcext:value-type="float">
            <text:p>-0.1366125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F, r, L, L, r, F,P</text:p>
          </table:table-cell>
          <table:table-cell office:value-type="float" office:value="-0.13661259" calcext:value-type="float">
            <text:p>-0.1366125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F, r, L, L, r, F,C</text:p>
          </table:table-cell>
          <table:table-cell office:value-type="float" office:value="-0.13659689" calcext:value-type="float">
            <text:p>-0.1365968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F, r, L, L, r, F,0</text:p>
          </table:table-cell>
          <table:table-cell office:value-type="float" office:value="-0.13658276" calcext:value-type="float">
            <text:p>-0.1365827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L, L, r,C</text:p>
          </table:table-cell>
          <table:table-cell office:value-type="float" office:value="-0.13654979" calcext:value-type="float">
            <text:p>-0.1365497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F, r, L, L, r, L,0</text:p>
          </table:table-cell>
          <table:table-cell office:value-type="float" office:value="-0.13649327" calcext:value-type="float">
            <text:p>-0.1364932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F, r, L, L, r, L,C</text:p>
          </table:table-cell>
          <table:table-cell office:value-type="float" office:value="-0.13637709" calcext:value-type="float">
            <text:p>-0.1363770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F, r, L,C</text:p>
          </table:table-cell>
          <table:table-cell office:value-type="float" office:value="-0.13632214" calcext:value-type="float">
            <text:p>-0.13632214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L,C</text:p>
          </table:table-cell>
          <table:table-cell office:value-type="float" office:value="-0.13624992" calcext:value-type="float">
            <text:p>-0.13624992</text:p>
          </table:table-cell>
          <table:table-cell office:value-type="string" calcext:value-type="string">
            <text:p>Period 3 orbit</text:p>
          </table:table-cell>
        </table:table-row>
        <table:table-row table:style-name="ro1" table:visibility="filter">
          <table:table-cell office:value-type="string" calcext:value-type="string">
            <text:p>C, r, L, L, r, L,C</text:p>
          </table:table-cell>
          <table:table-cell office:value-type="float" office:value="-0.13624992" calcext:value-type="float">
            <text:p>-0.13624992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L, L, r, L, L, r, L,C</text:p>
          </table:table-cell>
          <table:table-cell office:value-type="float" office:value="-0.13624992" calcext:value-type="float">
            <text:p>-0.1362499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r, L, L, r, L,0</text:p>
          </table:table-cell>
          <table:table-cell office:value-type="float" office:value="-0.1360835" calcext:value-type="float">
            <text:p>-0.136083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L, L, r,C</text:p>
          </table:table-cell>
          <table:table-cell office:value-type="float" office:value="-0.13602698" calcext:value-type="float">
            <text:p>-0.1360269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r, L, L, r, F,0</text:p>
          </table:table-cell>
          <table:table-cell office:value-type="float" office:value="-0.13599401" calcext:value-type="float">
            <text:p>-0.1359940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L, L, r, F,C</text:p>
          </table:table-cell>
          <table:table-cell office:value-type="float" office:value="-0.13597988" calcext:value-type="float">
            <text:p>-0.1359798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L, L, r,P</text:p>
          </table:table-cell>
          <table:table-cell office:value-type="float" office:value="-0.13596418" calcext:value-type="float">
            <text:p>-0.1359641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r, L, L, r, R,P</text:p>
          </table:table-cell>
          <table:table-cell office:value-type="float" office:value="-0.13596418" calcext:value-type="float">
            <text:p>-0.1359641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r, L, L,0</text:p>
          </table:table-cell>
          <table:table-cell office:value-type="float" office:value="-0.13593278" calcext:value-type="float">
            <text:p>-0.13593278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L, r, L, L, L,P</text:p>
          </table:table-cell>
          <table:table-cell office:value-type="float" office:value="-0.13591237" calcext:value-type="float">
            <text:p>-0.1359123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r, L, L, L, F,P</text:p>
          </table:table-cell>
          <table:table-cell office:value-type="float" office:value="-0.13591237" calcext:value-type="float">
            <text:p>-0.1359123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r, L, L, L, F,C</text:p>
          </table:table-cell>
          <table:table-cell office:value-type="float" office:value="-0.13590609" calcext:value-type="float">
            <text:p>-0.1359060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r, L, L, L, F,0</text:p>
          </table:table-cell>
          <table:table-cell office:value-type="float" office:value="-0.13590295" calcext:value-type="float">
            <text:p>-0.1359029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L, L, L,C</text:p>
          </table:table-cell>
          <table:table-cell office:value-type="float" office:value="-0.13589667" calcext:value-type="float">
            <text:p>-0.1358966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r, L, L, L, L,0</text:p>
          </table:table-cell>
          <table:table-cell office:value-type="float" office:value="-0.13589196" calcext:value-type="float">
            <text:p>-0.1358919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L, L, L, L,C</text:p>
          </table:table-cell>
          <table:table-cell office:value-type="float" office:value="-0.13589039" calcext:value-type="float">
            <text:p>-0.1358903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L, L, L, L,P</text:p>
          </table:table-cell>
          <table:table-cell office:value-type="float" office:value="-0.13588725" calcext:value-type="float">
            <text:p>-0.135887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r, L, L, L,0</text:p>
          </table:table-cell>
          <table:table-cell office:value-type="float" office:value="-0.13588411" calcext:value-type="float">
            <text:p>-0.1358841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r, L, L, L, r,P</text:p>
          </table:table-cell>
          <table:table-cell office:value-type="float" office:value="-0.1358794" calcext:value-type="float">
            <text:p>-0.135879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r, L, L, L, r,C</text:p>
          </table:table-cell>
          <table:table-cell office:value-type="float" office:value="-0.13587155" calcext:value-type="float">
            <text:p>-0.1358715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L, L,C</text:p>
          </table:table-cell>
          <table:table-cell office:value-type="float" office:value="-0.13585742" calcext:value-type="float">
            <text:p>-0.13585742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r, L, L, F, r,C</text:p>
          </table:table-cell>
          <table:table-cell office:value-type="float" office:value="-0.13584486" calcext:value-type="float">
            <text:p>-0.1358448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L, L, F, r,P</text:p>
          </table:table-cell>
          <table:table-cell office:value-type="float" office:value="-0.13583544" calcext:value-type="float">
            <text:p>-0.1358354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r, L, L, F,0</text:p>
          </table:table-cell>
          <table:table-cell office:value-type="float" office:value="-0.13583073" calcext:value-type="float">
            <text:p>-0.1358307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r, L, L, F, L,P</text:p>
          </table:table-cell>
          <table:table-cell office:value-type="float" office:value="-0.13582602" calcext:value-type="float">
            <text:p>-0.1358260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r, L, L, F, L,C</text:p>
          </table:table-cell>
          <table:table-cell office:value-type="float" office:value="-0.13582288" calcext:value-type="float">
            <text:p>-0.1358228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r, L, L, F, L,0</text:p>
          </table:table-cell>
          <table:table-cell office:value-type="float" office:value="-0.13581974" calcext:value-type="float">
            <text:p>-0.1358197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L, L, F,C</text:p>
          </table:table-cell>
          <table:table-cell office:value-type="float" office:value="-0.13581346" calcext:value-type="float">
            <text:p>-0.1358134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r, L, L, F, F,0</text:p>
          </table:table-cell>
          <table:table-cell office:value-type="float" office:value="-0.13580404" calcext:value-type="float">
            <text:p>-0.1358040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L, L, F, F,C</text:p>
          </table:table-cell>
          <table:table-cell office:value-type="float" office:value="-0.13579776" calcext:value-type="float">
            <text:p>-0.1357977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L, L,P</text:p>
          </table:table-cell>
          <table:table-cell office:value-type="float" office:value="-0.13578834" calcext:value-type="float">
            <text:p>-0.13578834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r, L, L, R,P</text:p>
          </table:table-cell>
          <table:table-cell office:value-type="float" office:value="-0.13578834" calcext:value-type="float">
            <text:p>-0.1357883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r, L, L, R, R,P</text:p>
          </table:table-cell>
          <table:table-cell office:value-type="float" office:value="-0.13578834" calcext:value-type="float">
            <text:p>-0.1357883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r, L,0</text:p>
          </table:table-cell>
          <table:table-cell office:value-type="float" office:value="-0.13571298" calcext:value-type="float">
            <text:p>-0.13571298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L, L, r, L, r,P</text:p>
          </table:table-cell>
          <table:table-cell office:value-type="float" office:value="-0.13562506" calcext:value-type="float">
            <text:p>-0.1356250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r, L, r, F,P</text:p>
          </table:table-cell>
          <table:table-cell office:value-type="float" office:value="-0.13562506" calcext:value-type="float">
            <text:p>-0.1356250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r, L, r, F, F,P</text:p>
          </table:table-cell>
          <table:table-cell office:value-type="float" office:value="-0.13562506" calcext:value-type="float">
            <text:p>-0.1356250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r, L, r, F, F,C</text:p>
          </table:table-cell>
          <table:table-cell office:value-type="float" office:value="-0.13561093" calcext:value-type="float">
            <text:p>-0.1356109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r, L, r, F, F,0</text:p>
          </table:table-cell>
          <table:table-cell office:value-type="float" office:value="-0.13560151" calcext:value-type="float">
            <text:p>-0.1356015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L, r, F,C</text:p>
          </table:table-cell>
          <table:table-cell office:value-type="float" office:value="-0.13558895" calcext:value-type="float">
            <text:p>-0.1355889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r, L, r, F, L,0</text:p>
          </table:table-cell>
          <table:table-cell office:value-type="float" office:value="-0.13557796" calcext:value-type="float">
            <text:p>-0.1355779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L, r, F, L,C</text:p>
          </table:table-cell>
          <table:table-cell office:value-type="float" office:value="-0.13557325" calcext:value-type="float">
            <text:p>-0.1355732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L, r, F, L,P</text:p>
          </table:table-cell>
          <table:table-cell office:value-type="float" office:value="-0.13556697" calcext:value-type="float">
            <text:p>-0.1355669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r, L, r, F,0</text:p>
          </table:table-cell>
          <table:table-cell office:value-type="float" office:value="-0.13555912" calcext:value-type="float">
            <text:p>-0.1355591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r, L, r, F, r,P</text:p>
          </table:table-cell>
          <table:table-cell office:value-type="float" office:value="-0.1355497" calcext:value-type="float">
            <text:p>-0.135549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r, L, r, F, r,C</text:p>
          </table:table-cell>
          <table:table-cell office:value-type="float" office:value="-0.13553243" calcext:value-type="float">
            <text:p>-0.1355324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L, r,C</text:p>
          </table:table-cell>
          <table:table-cell office:value-type="float" office:value="-0.1355026" calcext:value-type="float">
            <text:p>-0.1355026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r, L, r, L, r,C</text:p>
          </table:table-cell>
          <table:table-cell office:value-type="float" office:value="-0.13546806" calcext:value-type="float">
            <text:p>-0.1354680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L, r, L, r,P</text:p>
          </table:table-cell>
          <table:table-cell office:value-type="float" office:value="-0.13544451" calcext:value-type="float">
            <text:p>-0.1354445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r, L, r, L,0</text:p>
          </table:table-cell>
          <table:table-cell office:value-type="float" office:value="-0.13542567" calcext:value-type="float">
            <text:p>-0.1354256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r, L, r, L, L,P</text:p>
          </table:table-cell>
          <table:table-cell office:value-type="float" office:value="-0.13541154" calcext:value-type="float">
            <text:p>-0.1354115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r, L, r, L, L,C</text:p>
          </table:table-cell>
          <table:table-cell office:value-type="float" office:value="-0.13539584" calcext:value-type="float">
            <text:p>-0.1353958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r, L, r, L, L,0</text:p>
          </table:table-cell>
          <table:table-cell office:value-type="float" office:value="-0.13537857" calcext:value-type="float">
            <text:p>-0.1353785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C</text:p>
          </table:table-cell>
          <table:table-cell office:value-type="float" office:value="-0.13533775" calcext:value-type="float">
            <text:p>-0.13533775</text:p>
          </table:table-cell>
          <table:table-cell office:value-type="string" calcext:value-type="string">
            <text:p>Period 5 orbit</text:p>
          </table:table-cell>
        </table:table-row>
        <table:table-row table:style-name="ro1">
          <table:table-cell office:value-type="string" calcext:value-type="string">
            <text:p>C, r, L, L, r, F, r, L, L,0</text:p>
          </table:table-cell>
          <table:table-cell office:value-type="float" office:value="-0.13530164" calcext:value-type="float">
            <text:p>-0.1353016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r, L, L,C</text:p>
          </table:table-cell>
          <table:table-cell office:value-type="float" office:value="-0.13528594" calcext:value-type="float">
            <text:p>-0.1352859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F, r, L, L,P</text:p>
          </table:table-cell>
          <table:table-cell office:value-type="float" office:value="-0.13527338" calcext:value-type="float">
            <text:p>-0.1352733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r, F, r, L,0</text:p>
          </table:table-cell>
          <table:table-cell office:value-type="float" office:value="-0.13525925" calcext:value-type="float">
            <text:p>-0.1352592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r, F, r, L, r,P</text:p>
          </table:table-cell>
          <table:table-cell office:value-type="float" office:value="-0.13524512" calcext:value-type="float">
            <text:p>-0.135245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r, L, r,C</text:p>
          </table:table-cell>
          <table:table-cell office:value-type="float" office:value="-0.13522628" calcext:value-type="float">
            <text:p>-0.1352262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F, r,C</text:p>
          </table:table-cell>
          <table:table-cell office:value-type="float" office:value="-0.13520116" calcext:value-type="float">
            <text:p>-0.13520116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r, F, r, F, r,C</text:p>
          </table:table-cell>
          <table:table-cell office:value-type="float" office:value="-0.13518075" calcext:value-type="float">
            <text:p>-0.1351807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F, r, F, r,P</text:p>
          </table:table-cell>
          <table:table-cell office:value-type="float" office:value="-0.13516976" calcext:value-type="float">
            <text:p>-0.1351697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r, F, r, F,0</text:p>
          </table:table-cell>
          <table:table-cell office:value-type="float" office:value="-0.13516348" calcext:value-type="float">
            <text:p>-0.1351634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r, F, r, F, L,P</text:p>
          </table:table-cell>
          <table:table-cell office:value-type="float" office:value="-0.13515877" calcext:value-type="float">
            <text:p>-0.135158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r, F, L,C</text:p>
          </table:table-cell>
          <table:table-cell office:value-type="float" office:value="-0.13515406" calcext:value-type="float">
            <text:p>-0.1351540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r, F, r, F, L,0</text:p>
          </table:table-cell>
          <table:table-cell office:value-type="float" office:value="-0.13515092" calcext:value-type="float">
            <text:p>-0.1351509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r, F,C</text:p>
          </table:table-cell>
          <table:table-cell office:value-type="float" office:value="-0.13514464" calcext:value-type="float">
            <text:p>-0.1351446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r, F, r, F, F,0</text:p>
          </table:table-cell>
          <table:table-cell office:value-type="float" office:value="-0.13513679" calcext:value-type="float">
            <text:p>-0.1351367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r, F, F,C</text:p>
          </table:table-cell>
          <table:table-cell office:value-type="float" office:value="-0.13513208" calcext:value-type="float">
            <text:p>-0.1351320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F, r,P</text:p>
          </table:table-cell>
          <table:table-cell office:value-type="float" office:value="-0.13512423" calcext:value-type="float">
            <text:p>-0.1351242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r, F, r, R,P</text:p>
          </table:table-cell>
          <table:table-cell office:value-type="float" office:value="-0.13512423" calcext:value-type="float">
            <text:p>-0.1351242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r, F, r, R, R,P</text:p>
          </table:table-cell>
          <table:table-cell office:value-type="float" office:value="-0.13512423" calcext:value-type="float">
            <text:p>-0.1351242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r, F,0</text:p>
          </table:table-cell>
          <table:table-cell office:value-type="float" office:value="-0.1350787" calcext:value-type="float">
            <text:p>-0.1350787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L, L, r, F, L,P</text:p>
          </table:table-cell>
          <table:table-cell office:value-type="float" office:value="-0.1350473" calcext:value-type="float">
            <text:p>-0.135047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r, F, L, F,P</text:p>
          </table:table-cell>
          <table:table-cell office:value-type="float" office:value="-0.1350473" calcext:value-type="float">
            <text:p>-0.135047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r, F, L, F, F,P</text:p>
          </table:table-cell>
          <table:table-cell office:value-type="float" office:value="-0.1350473" calcext:value-type="float">
            <text:p>-0.135047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L, F, F,C</text:p>
          </table:table-cell>
          <table:table-cell office:value-type="float" office:value="-0.13504259" calcext:value-type="float">
            <text:p>-0.1350425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r, F, L, F, F,0</text:p>
          </table:table-cell>
          <table:table-cell office:value-type="float" office:value="-0.13504102" calcext:value-type="float">
            <text:p>-0.1350410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L, F,C</text:p>
          </table:table-cell>
          <table:table-cell office:value-type="float" office:value="-0.13503788" calcext:value-type="float">
            <text:p>-0.13503788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L, r, F, L, F, L,</text:p>
          </table:table-cell>
          <table:table-cell office:value-type="float" office:value="-0.13503474" calcext:value-type="float">
            <text:p>-0.1350347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r, F, L, F, L,P</text:p>
          </table:table-cell>
          <table:table-cell office:value-type="float" office:value="-0.13503317" calcext:value-type="float">
            <text:p>-0.1350331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r, F, L, F,0</text:p>
          </table:table-cell>
          <table:table-cell office:value-type="float" office:value="-0.1350316" calcext:value-type="float">
            <text:p>-0.135031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r, F, L, F, r,P</text:p>
          </table:table-cell>
          <table:table-cell office:value-type="float" office:value="-0.13503003" calcext:value-type="float">
            <text:p>-0.1350300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L, F, r,C</text:p>
          </table:table-cell>
          <table:table-cell office:value-type="float" office:value="-0.13502689" calcext:value-type="float">
            <text:p>-0.1350268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F, L,C</text:p>
          </table:table-cell>
          <table:table-cell office:value-type="float" office:value="-0.13502218" calcext:value-type="float">
            <text:p>-0.13502218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r, F, L, L, r,C</text:p>
          </table:table-cell>
          <table:table-cell office:value-type="float" office:value="-0.13501747" calcext:value-type="float">
            <text:p>-0.1350174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F, L, L, r,P</text:p>
          </table:table-cell>
          <table:table-cell office:value-type="float" office:value="-0.1350159" calcext:value-type="float">
            <text:p>-0.135015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r, F, L, L,0</text:p>
          </table:table-cell>
          <table:table-cell office:value-type="float" office:value="-0.13501433" calcext:value-type="float">
            <text:p>-0.1350143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r, F, L, L, L,</text:p>
          </table:table-cell>
          <table:table-cell office:value-type="float" office:value="-0.13501276" calcext:value-type="float">
            <text:p>-0.13501276</text:p>
          </table:table-cell>
          <table:table-cell/>
        </table:table-row>
        <table:table-row table:style-name="ro1">
          <table:table-cell office:value-type="string" calcext:value-type="string">
            <text:p>C, r, L, L, r, F, L, L, L,0</text:p>
          </table:table-cell>
          <table:table-cell office:value-type="float" office:value="-0.13501119" calcext:value-type="float">
            <text:p>-0.1350111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L, L,C</text:p>
          </table:table-cell>
          <table:table-cell office:value-type="float" office:value="-0.13500962" calcext:value-type="float">
            <text:p>-0.1350096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r, F, L, L, F,0</text:p>
          </table:table-cell>
          <table:table-cell office:value-type="float" office:value="-0.13500805" calcext:value-type="float">
            <text:p>-0.1350080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L, L, F,C</text:p>
          </table:table-cell>
          <table:table-cell office:value-type="float" office:value="-0.13500648" calcext:value-type="float">
            <text:p>-0.1350064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F, L, L,P</text:p>
          </table:table-cell>
          <table:table-cell office:value-type="float" office:value="-0.13500491" calcext:value-type="float">
            <text:p>-0.1350049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r, F, L, L, R,P</text:p>
          </table:table-cell>
          <table:table-cell office:value-type="float" office:value="-0.13500491" calcext:value-type="float">
            <text:p>-0.1350049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r, F, L,0</text:p>
          </table:table-cell>
          <table:table-cell office:value-type="float" office:value="-0.1350002" calcext:value-type="float">
            <text:p>-0.135000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L, r, F, L, r,P</text:p>
          </table:table-cell>
          <table:table-cell office:value-type="float" office:value="-0.13499078" calcext:value-type="float">
            <text:p>-0.1349907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r, F, L, r, F,P</text:p>
          </table:table-cell>
          <table:table-cell office:value-type="float" office:value="-0.13499078" calcext:value-type="float">
            <text:p>-0.1349907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L, r, F,C</text:p>
          </table:table-cell>
          <table:table-cell office:value-type="float" office:value="-0.13498764" calcext:value-type="float">
            <text:p>-0.1349876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r, F, L, r, F,0</text:p>
          </table:table-cell>
          <table:table-cell office:value-type="float" office:value="-0.1349845" calcext:value-type="float">
            <text:p>-0.134984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L, r,C</text:p>
          </table:table-cell>
          <table:table-cell office:value-type="float" office:value="-0.13497822" calcext:value-type="float">
            <text:p>-0.1349782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r, F, L, r, L,0</text:p>
          </table:table-cell>
          <table:table-cell office:value-type="float" office:value="-0.13496723" calcext:value-type="float">
            <text:p>-0.1349672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C</text:p>
          </table:table-cell>
          <table:table-cell office:value-type="float" office:value="-0.13495467" calcext:value-type="float">
            <text:p>-0.13495467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L, L, r, F, F, r, L,0</text:p>
          </table:table-cell>
          <table:table-cell office:value-type="float" office:value="-0.13494054" calcext:value-type="float">
            <text:p>-0.1349405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F, r,C</text:p>
          </table:table-cell>
          <table:table-cell office:value-type="float" office:value="-0.13492955" calcext:value-type="float">
            <text:p>-0.1349295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r, F, F, r, F,0</text:p>
          </table:table-cell>
          <table:table-cell office:value-type="float" office:value="-0.13492013" calcext:value-type="float">
            <text:p>-0.1349201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F, r, F,C</text:p>
          </table:table-cell>
          <table:table-cell office:value-type="float" office:value="-0.13491699" calcext:value-type="float">
            <text:p>-0.1349169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F, F, r,P</text:p>
          </table:table-cell>
          <table:table-cell office:value-type="float" office:value="-0.13491228" calcext:value-type="float">
            <text:p>-0.1349122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r, F, F, r, R,P</text:p>
          </table:table-cell>
          <table:table-cell office:value-type="float" office:value="-0.13491228" calcext:value-type="float">
            <text:p>-0.1349122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r, F, F,0</text:p>
          </table:table-cell>
          <table:table-cell office:value-type="float" office:value="-0.13489972" calcext:value-type="float">
            <text:p>-0.1348997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L, r, F, F, L,P</text:p>
          </table:table-cell>
          <table:table-cell office:value-type="float" office:value="-0.13489187" calcext:value-type="float">
            <text:p>-0.1348918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r, F, F, L, F,P</text:p>
          </table:table-cell>
          <table:table-cell office:value-type="float" office:value="-0.13489187" calcext:value-type="float">
            <text:p>-0.1348918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F, L, F,C</text:p>
          </table:table-cell>
          <table:table-cell office:value-type="float" office:value="-0.13488873" calcext:value-type="float">
            <text:p>-0.1348887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r, F, F, L, F,0</text:p>
          </table:table-cell>
          <table:table-cell office:value-type="float" office:value="-0.13488716" calcext:value-type="float">
            <text:p>-0.1348871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F, L,C</text:p>
          </table:table-cell>
          <table:table-cell office:value-type="float" office:value="-0.13488402" calcext:value-type="float">
            <text:p>-0.1348840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r, F, F, L, L,0</text:p>
          </table:table-cell>
          <table:table-cell office:value-type="float" office:value="-0.13488245" calcext:value-type="float">
            <text:p>-0.1348824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F, L, L,C</text:p>
          </table:table-cell>
          <table:table-cell office:value-type="float" office:value="-0.13488088" calcext:value-type="float">
            <text:p>-0.1348808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F, F, L, L,P</text:p>
          </table:table-cell>
          <table:table-cell office:value-type="float" office:value="-0.13487931" calcext:value-type="float">
            <text:p>-0.1348793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r, F, F, L,0</text:p>
          </table:table-cell>
          <table:table-cell office:value-type="float" office:value="-0.13487774" calcext:value-type="float">
            <text:p>-0.1348777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r, F, F, L, r,P</text:p>
          </table:table-cell>
          <table:table-cell office:value-type="float" office:value="-0.13487617" calcext:value-type="float">
            <text:p>-0.1348761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F, L, r,C</text:p>
          </table:table-cell>
          <table:table-cell office:value-type="float" office:value="-0.13487146" calcext:value-type="float">
            <text:p>-0.1348714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F, F,C</text:p>
          </table:table-cell>
          <table:table-cell office:value-type="float" office:value="-0.13486361" calcext:value-type="float">
            <text:p>-0.13486361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r, F, F, F, r,C</text:p>
          </table:table-cell>
          <table:table-cell office:value-type="float" office:value="-0.13485576" calcext:value-type="float">
            <text:p>-0.1348557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 F, F, F, r,P</text:p>
          </table:table-cell>
          <table:table-cell office:value-type="float" office:value="-0.13484948" calcext:value-type="float">
            <text:p>-0.1348494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r, F, F, F,0</text:p>
          </table:table-cell>
          <table:table-cell office:value-type="float" office:value="-0.13484477" calcext:value-type="float">
            <text:p>-0.1348447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r, F, F, F, L,P</text:p>
          </table:table-cell>
          <table:table-cell office:value-type="float" office:value="-0.13484163" calcext:value-type="float">
            <text:p>-0.1348416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F, F, L,C</text:p>
          </table:table-cell>
          <table:table-cell office:value-type="float" office:value="-0.13484006" calcext:value-type="float">
            <text:p>-0.1348400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r, F, F, F, L,0</text:p>
          </table:table-cell>
          <table:table-cell office:value-type="float" office:value="-0.13483692" calcext:value-type="float">
            <text:p>-0.1348369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F, F,C</text:p>
          </table:table-cell>
          <table:table-cell office:value-type="float" office:value="-0.13483221" calcext:value-type="float">
            <text:p>-0.1348322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r, F, F, F, F,0</text:p>
          </table:table-cell>
          <table:table-cell office:value-type="float" office:value="-0.13482436" calcext:value-type="float">
            <text:p>-0.1348243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r, F, F, F, F,C</text:p>
          </table:table-cell>
          <table:table-cell office:value-type="float" office:value="-0.13481808" calcext:value-type="float">
            <text:p>-0.1348180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r,P</text:p>
          </table:table-cell>
          <table:table-cell office:value-type="float" office:value="-0.13480866" calcext:value-type="float">
            <text:p>-0.13480866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L, L, r, R,P</text:p>
          </table:table-cell>
          <table:table-cell office:value-type="float" office:value="-0.13480866" calcext:value-type="float">
            <text:p>-0.13480866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L, r, R, R,P</text:p>
          </table:table-cell>
          <table:table-cell office:value-type="float" office:value="-0.13480866" calcext:value-type="float">
            <text:p>-0.1348086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r, R, R, R,P</text:p>
          </table:table-cell>
          <table:table-cell office:value-type="float" office:value="-0.13480866" calcext:value-type="float">
            <text:p>-0.1348086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r, R, R, R, R,P</text:p>
          </table:table-cell>
          <table:table-cell office:value-type="float" office:value="-0.13480866" calcext:value-type="float">
            <text:p>-0.1348086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0</text:p>
          </table:table-cell>
          <table:table-cell office:value-type="float" office:value="-0.13448995" calcext:value-type="float">
            <text:p>-0.13448995</text:p>
          </table:table-cell>
          <table:table-cell office:value-type="string" calcext:value-type="string">
            <text:p>PREZERO after 4 iterates</text:p>
          </table:table-cell>
        </table:table-row>
        <table:table-row table:style-name="ro1" table:visibility="filter">
          <table:table-cell office:value-type="string" calcext:value-type="string">
            <text:p>C, r, L, L, L,P</text:p>
          </table:table-cell>
          <table:table-cell office:value-type="float" office:value="-0.13425916" calcext:value-type="float">
            <text:p>-0.13425916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L, L, L, F,P</text:p>
          </table:table-cell>
          <table:table-cell office:value-type="float" office:value="-0.13425916" calcext:value-type="float">
            <text:p>-0.13425916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L, L, F, F,P</text:p>
          </table:table-cell>
          <table:table-cell office:value-type="float" office:value="-0.13425916" calcext:value-type="float">
            <text:p>-0.1342591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L, F, F, F,P</text:p>
          </table:table-cell>
          <table:table-cell office:value-type="float" office:value="-0.13425916" calcext:value-type="float">
            <text:p>-0.1342591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F, F, F, F,P</text:p>
          </table:table-cell>
          <table:table-cell office:value-type="float" office:value="-0.13425916" calcext:value-type="float">
            <text:p>-0.1342591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F, F, F, F,C</text:p>
          </table:table-cell>
          <table:table-cell office:value-type="float" office:value="-0.13425445" calcext:value-type="float">
            <text:p>-0.1342544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L, F, F, F, F,0</text:p>
          </table:table-cell>
          <table:table-cell office:value-type="float" office:value="-0.13425131" calcext:value-type="float">
            <text:p>-0.1342513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F, F, F,C</text:p>
          </table:table-cell>
          <table:table-cell office:value-type="float" office:value="-0.1342466" calcext:value-type="float">
            <text:p>-0.134246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L, F, F, F, L,0</text:p>
          </table:table-cell>
          <table:table-cell office:value-type="float" office:value="-0.13424503" calcext:value-type="float">
            <text:p>-0.1342450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F, F, F, L,C</text:p>
          </table:table-cell>
          <table:table-cell office:value-type="float" office:value="-0.13424346" calcext:value-type="float">
            <text:p>-0.1342434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F, F, F, L,P</text:p>
          </table:table-cell>
          <table:table-cell office:value-type="float" office:value="-0.13424189" calcext:value-type="float">
            <text:p>-0.1342418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L, F, F, F,0</text:p>
          </table:table-cell>
          <table:table-cell office:value-type="float" office:value="-0.13424032" calcext:value-type="float">
            <text:p>-0.1342403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L, F, F, F, r,P</text:p>
          </table:table-cell>
          <table:table-cell office:value-type="float" office:value="-0.13423875" calcext:value-type="float">
            <text:p>-0.1342387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F, F, F, r,C</text:p>
          </table:table-cell>
          <table:table-cell office:value-type="float" office:value="-0.13423561" calcext:value-type="float">
            <text:p>-0.1342356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F, F,C</text:p>
          </table:table-cell>
          <table:table-cell office:value-type="float" office:value="-0.1342309" calcext:value-type="float">
            <text:p>-0.1342309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L, F, F, L, r,C</text:p>
          </table:table-cell>
          <table:table-cell office:value-type="float" office:value="-0.13422776" calcext:value-type="float">
            <text:p>-0.1342277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F, F, L, r,P</text:p>
          </table:table-cell>
          <table:table-cell office:value-type="float" office:value="-0.13422619" calcext:value-type="float">
            <text:p>-0.1342261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L, F, F, L,0</text:p>
          </table:table-cell>
          <table:table-cell office:value-type="float" office:value="-0.13422462" calcext:value-type="float">
            <text:p>-0.1342246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L, F, F, L, L,P</text:p>
          </table:table-cell>
          <table:table-cell office:value-type="float" office:value="-0.13422462" calcext:value-type="float">
            <text:p>-0.1342246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F, F, L, L,</text:p>
          </table:table-cell>
          <table:table-cell office:value-type="float" office:value="-0.13422305" calcext:value-type="float">
            <text:p>-0.13422305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L, F, F, L,C</text:p>
          </table:table-cell>
          <table:table-cell office:value-type="float" office:value="-0.13422148" calcext:value-type="float">
            <text:p>-0.13422148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L, L, F, F, L, F,</text:p>
          </table:table-cell>
          <table:table-cell office:value-type="float" office:value="-0.13421991" calcext:value-type="float">
            <text:p>-0.1342199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L, F, F, L,P</text:p>
          </table:table-cell>
          <table:table-cell office:value-type="float" office:value="-0.13421834" calcext:value-type="float">
            <text:p>-0.1342183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F, F, L, R,P</text:p>
          </table:table-cell>
          <table:table-cell office:value-type="float" office:value="-0.13421834" calcext:value-type="float">
            <text:p>-0.1342183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L, F, F,0</text:p>
          </table:table-cell>
          <table:table-cell office:value-type="float" office:value="-0.1342152" calcext:value-type="float">
            <text:p>-0.134215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L, L, F, F, r,P</text:p>
          </table:table-cell>
          <table:table-cell office:value-type="float" office:value="-0.13420892" calcext:value-type="float">
            <text:p>-0.1342089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F, F, r, F,P</text:p>
          </table:table-cell>
          <table:table-cell office:value-type="float" office:value="-0.13420892" calcext:value-type="float">
            <text:p>-0.1342089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F, F, r, F,C</text:p>
          </table:table-cell>
          <table:table-cell office:value-type="float" office:value="-0.13420735" calcext:value-type="float">
            <text:p>-0.1342073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L, F, F, r, F,0</text:p>
          </table:table-cell>
          <table:table-cell office:value-type="float" office:value="-0.13420578" calcext:value-type="float">
            <text:p>-0.1342057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F, F, r,C</text:p>
          </table:table-cell>
          <table:table-cell office:value-type="float" office:value="-0.13420264" calcext:value-type="float">
            <text:p>-0.1342026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L, F, F, r, L,0</text:p>
          </table:table-cell>
          <table:table-cell office:value-type="float" office:value="-0.13419636" calcext:value-type="float">
            <text:p>-0.1341963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F,C</text:p>
          </table:table-cell>
          <table:table-cell office:value-type="float" office:value="-0.13419165" calcext:value-type="float">
            <text:p>-0.13419165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L, L, L, F, L, r, L,0</text:p>
          </table:table-cell>
          <table:table-cell office:value-type="float" office:value="-0.13418694" calcext:value-type="float">
            <text:p>-0.1341869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F, L, r,C</text:p>
          </table:table-cell>
          <table:table-cell office:value-type="float" office:value="-0.13418223" calcext:value-type="float">
            <text:p>-0.1341822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L, F, L, r, F,0</text:p>
          </table:table-cell>
          <table:table-cell office:value-type="float" office:value="-0.13418066" calcext:value-type="float">
            <text:p>-0.1341806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F, L, r, F,C</text:p>
          </table:table-cell>
          <table:table-cell office:value-type="float" office:value="-0.13417909" calcext:value-type="float">
            <text:p>-0.1341790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F, L, r,P</text:p>
          </table:table-cell>
          <table:table-cell office:value-type="float" office:value="-0.13417752" calcext:value-type="float">
            <text:p>-0.1341775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F, L, r, R,P</text:p>
          </table:table-cell>
          <table:table-cell office:value-type="float" office:value="-0.13417752" calcext:value-type="float">
            <text:p>-0.1341775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L, F, L,0</text:p>
          </table:table-cell>
          <table:table-cell office:value-type="float" office:value="-0.13417438" calcext:value-type="float">
            <text:p>-0.13417438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L, L, F, L, L,P</text:p>
          </table:table-cell>
          <table:table-cell office:value-type="float" office:value="-0.13417124" calcext:value-type="float">
            <text:p>-0.1341712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F, L, L, F,</text:p>
          </table:table-cell>
          <table:table-cell office:value-type="float" office:value="-0.13417124" calcext:value-type="float">
            <text:p>-0.1341712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L, F, L, L,C</text:p>
          </table:table-cell>
          <table:table-cell office:value-type="float" office:value="-0.13416967" calcext:value-type="float">
            <text:p>-0.13416967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L, L, F, L, L, L,</text:p>
          </table:table-cell>
          <table:table-cell office:value-type="float" office:value="-0.13416967" calcext:value-type="float">
            <text:p>-0.13416967</text:p>
          </table:table-cell>
          <table:table-cell/>
        </table:table-row>
        <table:table-row table:style-name="ro1">
          <table:table-cell office:value-type="string" calcext:value-type="string">
            <text:p>C, r, L, L, L, F, L, L,0</text:p>
          </table:table-cell>
          <table:table-cell office:value-type="float" office:value="-0.1341681" calcext:value-type="float">
            <text:p>-0.134168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L, F, L, L, r,P</text:p>
          </table:table-cell>
          <table:table-cell office:value-type="float" office:value="-0.1341681" calcext:value-type="float">
            <text:p>-0.134168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F, L,C</text:p>
          </table:table-cell>
          <table:table-cell office:value-type="float" office:value="-0.13416653" calcext:value-type="float">
            <text:p>-0.13416653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L, F, L, F, r,C</text:p>
          </table:table-cell>
          <table:table-cell office:value-type="float" office:value="-0.13416653" calcext:value-type="float">
            <text:p>-0.1341665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F, L, F, r,C</text:p>
          </table:table-cell>
          <table:table-cell office:value-type="float" office:value="-0.13416496" calcext:value-type="float">
            <text:p>-0.1341649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F, L, F, r,P</text:p>
          </table:table-cell>
          <table:table-cell office:value-type="float" office:value="-0.13416339" calcext:value-type="float">
            <text:p>-0.1341633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L, F, L, F,0</text:p>
          </table:table-cell>
          <table:table-cell office:value-type="float" office:value="-0.13416182" calcext:value-type="float">
            <text:p>-0.1341618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L, F, L, F, L,</text:p>
          </table:table-cell>
          <table:table-cell office:value-type="float" office:value="-0.13416182" calcext:value-type="float">
            <text:p>-0.1341618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L, F, L, F,C</text:p>
          </table:table-cell>
          <table:table-cell office:value-type="float" office:value="-0.13416025" calcext:value-type="float">
            <text:p>-0.1341602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L, F, L, F, F,0</text:p>
          </table:table-cell>
          <table:table-cell office:value-type="float" office:value="-0.13416025" calcext:value-type="float">
            <text:p>-0.1341602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F, L, F, F,</text:p>
          </table:table-cell>
          <table:table-cell office:value-type="float" office:value="-0.13415868" calcext:value-type="float">
            <text:p>-0.13415868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L, F, L,P</text:p>
          </table:table-cell>
          <table:table-cell office:value-type="float" office:value="-0.13415711" calcext:value-type="float">
            <text:p>-0.13415711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L, F, L, R,P</text:p>
          </table:table-cell>
          <table:table-cell office:value-type="float" office:value="-0.13415711" calcext:value-type="float">
            <text:p>-0.1341571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F, L, R, R,P</text:p>
          </table:table-cell>
          <table:table-cell office:value-type="float" office:value="-0.13415711" calcext:value-type="float">
            <text:p>-0.1341571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L, F,0</text:p>
          </table:table-cell>
          <table:table-cell office:value-type="float" office:value="-0.13414612" calcext:value-type="float">
            <text:p>-0.13414612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L, L, L, F, r,P</text:p>
          </table:table-cell>
          <table:table-cell office:value-type="float" office:value="-0.13413199" calcext:value-type="float">
            <text:p>-0.1341319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L, F, r, F,P</text:p>
          </table:table-cell>
          <table:table-cell office:value-type="float" office:value="-0.13413199" calcext:value-type="float">
            <text:p>-0.1341319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F, r, F, F,P</text:p>
          </table:table-cell>
          <table:table-cell office:value-type="float" office:value="-0.13413199" calcext:value-type="float">
            <text:p>-0.1341319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F, r, F, F,C</text:p>
          </table:table-cell>
          <table:table-cell office:value-type="float" office:value="-0.13412885" calcext:value-type="float">
            <text:p>-0.1341288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L, F, r, F, F,0</text:p>
          </table:table-cell>
          <table:table-cell office:value-type="float" office:value="-0.13412728" calcext:value-type="float">
            <text:p>-0.1341272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F, r, F,C</text:p>
          </table:table-cell>
          <table:table-cell office:value-type="float" office:value="-0.13412571" calcext:value-type="float">
            <text:p>-0.13412571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L, L, F, r, F, L,</text:p>
          </table:table-cell>
          <table:table-cell office:value-type="float" office:value="-0.13412257" calcext:value-type="float">
            <text:p>-0.13412257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L, F, r, F, L,P</text:p>
          </table:table-cell>
          <table:table-cell office:value-type="float" office:value="-0.134121" calcext:value-type="float">
            <text:p>-0.13412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L, F, r, F,0</text:p>
          </table:table-cell>
          <table:table-cell office:value-type="float" office:value="-0.13411943" calcext:value-type="float">
            <text:p>-0.1341194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L, F, r, F, r,P</text:p>
          </table:table-cell>
          <table:table-cell office:value-type="float" office:value="-0.13411786" calcext:value-type="float">
            <text:p>-0.1341178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F, r, F, r,C</text:p>
          </table:table-cell>
          <table:table-cell office:value-type="float" office:value="-0.13411472" calcext:value-type="float">
            <text:p>-0.1341147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F, r,C</text:p>
          </table:table-cell>
          <table:table-cell office:value-type="float" office:value="-0.13410844" calcext:value-type="float">
            <text:p>-0.13410844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L, F, r, L, r,C</text:p>
          </table:table-cell>
          <table:table-cell office:value-type="float" office:value="-0.13410216" calcext:value-type="float">
            <text:p>-0.1341021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F, r, L, r,P</text:p>
          </table:table-cell>
          <table:table-cell office:value-type="float" office:value="-0.13409588" calcext:value-type="float">
            <text:p>-0.1340958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L, F, r, L,0</text:p>
          </table:table-cell>
          <table:table-cell office:value-type="float" office:value="-0.13409117" calcext:value-type="float">
            <text:p>-0.1340911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L, F, r, L, L,P</text:p>
          </table:table-cell>
          <table:table-cell office:value-type="float" office:value="-0.13408803" calcext:value-type="float">
            <text:p>-0.1340880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F, r, L, L,C</text:p>
          </table:table-cell>
          <table:table-cell office:value-type="float" office:value="-0.13408332" calcext:value-type="float">
            <text:p>-0.1340833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C</text:p>
          </table:table-cell>
          <table:table-cell office:value-type="float" office:value="-0.13407704" calcext:value-type="float">
            <text:p>-0.13407704</text:p>
          </table:table-cell>
          <table:table-cell office:value-type="string" calcext:value-type="string">
            <text:p>Period 5 orbit</text:p>
          </table:table-cell>
        </table:table-row>
        <table:table-row table:style-name="ro1" table:visibility="filter">
          <table:table-cell office:value-type="string" calcext:value-type="string">
            <text:p>C, r, L, L, L, L, r, L, L,C</text:p>
          </table:table-cell>
          <table:table-cell office:value-type="float" office:value="-0.13407076" calcext:value-type="float">
            <text:p>-0.1340707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L, r, L, L,P</text:p>
          </table:table-cell>
          <table:table-cell office:value-type="float" office:value="-0.13406605" calcext:value-type="float">
            <text:p>-0.1340660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L, L, r, L,0</text:p>
          </table:table-cell>
          <table:table-cell office:value-type="float" office:value="-0.13406134" calcext:value-type="float">
            <text:p>-0.1340613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L, L, r, L, r,P</text:p>
          </table:table-cell>
          <table:table-cell office:value-type="float" office:value="-0.1340582" calcext:value-type="float">
            <text:p>-0.134058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L, r, L, r,C</text:p>
          </table:table-cell>
          <table:table-cell office:value-type="float" office:value="-0.13405349" calcext:value-type="float">
            <text:p>-0.1340534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L, r,C</text:p>
          </table:table-cell>
          <table:table-cell office:value-type="float" office:value="-0.13404721" calcext:value-type="float">
            <text:p>-0.13404721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L, L, r, F, r,C</text:p>
          </table:table-cell>
          <table:table-cell office:value-type="float" office:value="-0.1340425" calcext:value-type="float">
            <text:p>-0.134042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L, r, F, r,P</text:p>
          </table:table-cell>
          <table:table-cell office:value-type="float" office:value="-0.13403936" calcext:value-type="float">
            <text:p>-0.1340393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L, L, r, F,0</text:p>
          </table:table-cell>
          <table:table-cell office:value-type="float" office:value="-0.13403779" calcext:value-type="float">
            <text:p>-0.1340377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L, L, r, F, L,</text:p>
          </table:table-cell>
          <table:table-cell office:value-type="float" office:value="-0.13403622" calcext:value-type="float">
            <text:p>-0.13403622</text:p>
          </table:table-cell>
          <table:table-cell/>
        </table:table-row>
        <table:table-row table:style-name="ro1">
          <table:table-cell office:value-type="string" calcext:value-type="string">
            <text:p>C, r, L, L, L, L, r, F, L,0</text:p>
          </table:table-cell>
          <table:table-cell office:value-type="float" office:value="-0.13403465" calcext:value-type="float">
            <text:p>-0.1340346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L, r, F,C</text:p>
          </table:table-cell>
          <table:table-cell office:value-type="float" office:value="-0.13403308" calcext:value-type="float">
            <text:p>-0.1340330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L, L, r, F, F,0</text:p>
          </table:table-cell>
          <table:table-cell office:value-type="float" office:value="-0.13403151" calcext:value-type="float">
            <text:p>-0.1340315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L, r, F, F,C</text:p>
          </table:table-cell>
          <table:table-cell office:value-type="float" office:value="-0.13402994" calcext:value-type="float">
            <text:p>-0.1340299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L, r,P</text:p>
          </table:table-cell>
          <table:table-cell office:value-type="float" office:value="-0.13402837" calcext:value-type="float">
            <text:p>-0.13402837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L, L, r, R,P</text:p>
          </table:table-cell>
          <table:table-cell office:value-type="float" office:value="-0.13402837" calcext:value-type="float">
            <text:p>-0.1340283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L, r, R, R,P</text:p>
          </table:table-cell>
          <table:table-cell office:value-type="float" office:value="-0.13402837" calcext:value-type="float">
            <text:p>-0.1340283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L, L,0</text:p>
          </table:table-cell>
          <table:table-cell office:value-type="float" office:value="-0.13401738" calcext:value-type="float">
            <text:p>-0.13401738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L, L, L, L, L,P</text:p>
          </table:table-cell>
          <table:table-cell office:value-type="float" office:value="-0.13400953" calcext:value-type="float">
            <text:p>-0.1340095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L, L, L, F,P</text:p>
          </table:table-cell>
          <table:table-cell office:value-type="float" office:value="-0.13400953" calcext:value-type="float">
            <text:p>-0.1340095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L, L, F, F,</text:p>
          </table:table-cell>
          <table:table-cell office:value-type="float" office:value="-0.13400953" calcext:value-type="float">
            <text:p>-0.13400953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L, L, L, F,C</text:p>
          </table:table-cell>
          <table:table-cell office:value-type="float" office:value="-0.13400796" calcext:value-type="float">
            <text:p>-0.1340079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L, L, L, F, L,0</text:p>
          </table:table-cell>
          <table:table-cell office:value-type="float" office:value="-0.13400796" calcext:value-type="float">
            <text:p>-0.1340079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>
          <table:table-cell office:value-type="string" calcext:value-type="string">
            <text:p>C, r, L, L, L, L, L, F,0</text:p>
          </table:table-cell>
          <table:table-cell office:value-type="float" office:value="-0.13400639" calcext:value-type="float">
            <text:p>-0.1340063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L, L, L, F, r,</text:p>
          </table:table-cell>
          <table:table-cell office:value-type="float" office:value="-0.13400639" calcext:value-type="float">
            <text:p>-0.13400639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L, L, L, F, r,C</text:p>
          </table:table-cell>
          <table:table-cell office:value-type="float" office:value="-0.13400482" calcext:value-type="float">
            <text:p>-0.1340048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L, L,C</text:p>
          </table:table-cell>
          <table:table-cell office:value-type="float" office:value="-0.13400325" calcext:value-type="float">
            <text:p>-0.13400325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L, L, L, L, r,C</text:p>
          </table:table-cell>
          <table:table-cell office:value-type="float" office:value="-0.13400325" calcext:value-type="float">
            <text:p>-0.1340032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L, L, L,</text:p>
          </table:table-cell>
          <table:table-cell office:value-type="float" office:value="-0.13400168" calcext:value-type="float">
            <text:p>-0.13400168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L, L, L, L, F,</text:p>
          </table:table-cell>
          <table:table-cell office:value-type="float" office:value="-0.13400168" calcext:value-type="float">
            <text:p>-0.13400168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L, L, L, L,P</text:p>
          </table:table-cell>
          <table:table-cell office:value-type="float" office:value="-0.13400011" calcext:value-type="float">
            <text:p>-0.1340001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L, L, L, R,</text:p>
          </table:table-cell>
          <table:table-cell office:value-type="float" office:value="-0.13400011" calcext:value-type="float">
            <text:p>-0.13400011</text:p>
          </table:table-cell>
          <table:table-cell/>
        </table:table-row>
        <table:table-row table:style-name="ro1">
          <table:table-cell office:value-type="string" calcext:value-type="string">
            <text:p>C, r, L, L, L, L, L,0</text:p>
          </table:table-cell>
          <table:table-cell office:value-type="float" office:value="-0.13399854" calcext:value-type="float">
            <text:p>-0.1339985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L, L, L, L, r,P</text:p>
          </table:table-cell>
          <table:table-cell office:value-type="float" office:value="-0.13399697" calcext:value-type="float">
            <text:p>-0.1339969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L, L, r, F,P</text:p>
          </table:table-cell>
          <table:table-cell office:value-type="float" office:value="-0.13399697" calcext:value-type="float">
            <text:p>-0.1339969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L, L, r, F,</text:p>
          </table:table-cell>
          <table:table-cell office:value-type="float" office:value="-0.1339954" calcext:value-type="float">
            <text:p>-0.1339954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L, L, L, r,C</text:p>
          </table:table-cell>
          <table:table-cell office:value-type="float" office:value="-0.13399226" calcext:value-type="float">
            <text:p>-0.1339922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L, L, L, r, L,0</text:p>
          </table:table-cell>
          <table:table-cell office:value-type="float" office:value="-0.13399069" calcext:value-type="float">
            <text:p>-0.1339906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L,C</text:p>
          </table:table-cell>
          <table:table-cell office:value-type="float" office:value="-0.13398755" calcext:value-type="float">
            <text:p>-0.13398755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L, L, L, L, F, r, L,0</text:p>
          </table:table-cell>
          <table:table-cell office:value-type="float" office:value="-0.13398441" calcext:value-type="float">
            <text:p>-0.1339844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L, F, r,C</text:p>
          </table:table-cell>
          <table:table-cell office:value-type="float" office:value="-0.13398127" calcext:value-type="float">
            <text:p>-0.1339812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L, L, F, r, F,0</text:p>
          </table:table-cell>
          <table:table-cell office:value-type="float" office:value="-0.1339797" calcext:value-type="float">
            <text:p>-0.133979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L, F, r,P</text:p>
          </table:table-cell>
          <table:table-cell office:value-type="float" office:value="-0.13397813" calcext:value-type="float">
            <text:p>-0.1339781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L, F, r, R,</text:p>
          </table:table-cell>
          <table:table-cell office:value-type="float" office:value="-0.13397813" calcext:value-type="float">
            <text:p>-0.13397813</text:p>
          </table:table-cell>
          <table:table-cell/>
        </table:table-row>
        <table:table-row table:style-name="ro1">
          <table:table-cell office:value-type="string" calcext:value-type="string">
            <text:p>C, r, L, L, L, L, F,0</text:p>
          </table:table-cell>
          <table:table-cell office:value-type="float" office:value="-0.13397499" calcext:value-type="float">
            <text:p>-0.1339749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L, L, L, F, L,P</text:p>
          </table:table-cell>
          <table:table-cell office:value-type="float" office:value="-0.13397342" calcext:value-type="float">
            <text:p>-0.1339734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L, F, L, F,P</text:p>
          </table:table-cell>
          <table:table-cell office:value-type="float" office:value="-0.13397342" calcext:value-type="float">
            <text:p>-0.1339734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L, F, L,C</text:p>
          </table:table-cell>
          <table:table-cell office:value-type="float" office:value="-0.13397185" calcext:value-type="float">
            <text:p>-0.13397185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L, L, L, F, L, L,</text:p>
          </table:table-cell>
          <table:table-cell office:value-type="float" office:value="-0.13397185" calcext:value-type="float">
            <text:p>-0.13397185</text:p>
          </table:table-cell>
          <table:table-cell/>
        </table:table-row>
        <table:table-row table:style-name="ro1">
          <table:table-cell office:value-type="string" calcext:value-type="string">
            <text:p>C, r, L, L, L, L, F, L,0</text:p>
          </table:table-cell>
          <table:table-cell office:value-type="float" office:value="-0.13397028" calcext:value-type="float">
            <text:p>-0.1339702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L, L, F, L, r,</text:p>
          </table:table-cell>
          <table:table-cell office:value-type="float" office:value="-0.13397028" calcext:value-type="float">
            <text:p>-0.13397028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L, L, F, L, r,</text:p>
          </table:table-cell>
          <table:table-cell office:value-type="float" office:value="-0.13396871" calcext:value-type="float">
            <text:p>-0.1339687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L, L, F,C</text:p>
          </table:table-cell>
          <table:table-cell office:value-type="float" office:value="-0.13396714" calcext:value-type="float">
            <text:p>-0.13396714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L, L, F, F, r,</text:p>
          </table:table-cell>
          <table:table-cell office:value-type="float" office:value="-0.133964" calcext:value-type="float">
            <text:p>-0.133964</text:p>
          </table:table-cell>
          <table:table-cell/>
        </table:table-row>
        <table:table-row table:style-name="ro1">
          <table:table-cell office:value-type="string" calcext:value-type="string">
            <text:p>C, r, L, L, L, L, F, F,0</text:p>
          </table:table-cell>
          <table:table-cell office:value-type="float" office:value="-0.13396243" calcext:value-type="float">
            <text:p>-0.1339624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L, L, F, F, L,P</text:p>
          </table:table-cell>
          <table:table-cell office:value-type="float" office:value="-0.13396243" calcext:value-type="float">
            <text:p>-0.1339624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L, F, F, L,</text:p>
          </table:table-cell>
          <table:table-cell office:value-type="float" office:value="-0.13396086" calcext:value-type="float">
            <text:p>-0.13396086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L, L, F, F,C</text:p>
          </table:table-cell>
          <table:table-cell office:value-type="float" office:value="-0.13395929" calcext:value-type="float">
            <text:p>-0.1339592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L, L, F, F, F,0</text:p>
          </table:table-cell>
          <table:table-cell office:value-type="float" office:value="-0.13395772" calcext:value-type="float">
            <text:p>-0.1339577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L, F, F, F,C</text:p>
          </table:table-cell>
          <table:table-cell office:value-type="float" office:value="-0.13395615" calcext:value-type="float">
            <text:p>-0.1339561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L,P</text:p>
          </table:table-cell>
          <table:table-cell office:value-type="float" office:value="-0.13395458" calcext:value-type="float">
            <text:p>-0.13395458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L, L, L, R,P</text:p>
          </table:table-cell>
          <table:table-cell office:value-type="float" office:value="-0.13395458" calcext:value-type="float">
            <text:p>-0.13395458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L, L, R, R,P</text:p>
          </table:table-cell>
          <table:table-cell office:value-type="float" office:value="-0.13395458" calcext:value-type="float">
            <text:p>-0.1339545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L, R, R, R,P</text:p>
          </table:table-cell>
          <table:table-cell office:value-type="float" office:value="-0.13395458" calcext:value-type="float">
            <text:p>-0.1339545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L,0</text:p>
          </table:table-cell>
          <table:table-cell office:value-type="float" office:value="-0.13391219" calcext:value-type="float">
            <text:p>-0.13391219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L, L, L, r,P</text:p>
          </table:table-cell>
          <table:table-cell office:value-type="float" office:value="-0.13385096" calcext:value-type="float">
            <text:p>-0.13385096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L, L, r, F,P</text:p>
          </table:table-cell>
          <table:table-cell office:value-type="float" office:value="-0.13385096" calcext:value-type="float">
            <text:p>-0.1338509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L, r, F, F,P</text:p>
          </table:table-cell>
          <table:table-cell office:value-type="float" office:value="-0.13385096" calcext:value-type="float">
            <text:p>-0.1338509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r, F, F, F,P</text:p>
          </table:table-cell>
          <table:table-cell office:value-type="float" office:value="-0.13385096" calcext:value-type="float">
            <text:p>-0.1338509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r, F, F, F,C</text:p>
          </table:table-cell>
          <table:table-cell office:value-type="float" office:value="-0.13384782" calcext:value-type="float">
            <text:p>-0.1338478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L, r, F, F, F,0</text:p>
          </table:table-cell>
          <table:table-cell office:value-type="float" office:value="-0.13384468" calcext:value-type="float">
            <text:p>-0.1338446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r, F, F,C</text:p>
          </table:table-cell>
          <table:table-cell office:value-type="float" office:value="-0.13384154" calcext:value-type="float">
            <text:p>-0.1338415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L, r, F, F, L,0</text:p>
          </table:table-cell>
          <table:table-cell office:value-type="float" office:value="-0.1338384" calcext:value-type="float">
            <text:p>-0.133838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r, F, F, L,C</text:p>
          </table:table-cell>
          <table:table-cell office:value-type="float" office:value="-0.13383683" calcext:value-type="float">
            <text:p>-0.1338368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r, F, F, L,P</text:p>
          </table:table-cell>
          <table:table-cell office:value-type="float" office:value="-0.13383526" calcext:value-type="float">
            <text:p>-0.1338352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L, r, F, F,0</text:p>
          </table:table-cell>
          <table:table-cell office:value-type="float" office:value="-0.13383369" calcext:value-type="float">
            <text:p>-0.1338336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L, r, F, F, r,P</text:p>
          </table:table-cell>
          <table:table-cell office:value-type="float" office:value="-0.13383212" calcext:value-type="float">
            <text:p>-0.133832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r, F, F, r,C</text:p>
          </table:table-cell>
          <table:table-cell office:value-type="float" office:value="-0.13382741" calcext:value-type="float">
            <text:p>-0.1338274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r, F,C</text:p>
          </table:table-cell>
          <table:table-cell office:value-type="float" office:value="-0.1338227" calcext:value-type="float">
            <text:p>-0.1338227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L, r, F, L, r,C</text:p>
          </table:table-cell>
          <table:table-cell office:value-type="float" office:value="-0.13381956" calcext:value-type="float">
            <text:p>-0.1338195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r, F, L, r,P</text:p>
          </table:table-cell>
          <table:table-cell office:value-type="float" office:value="-0.13381642" calcext:value-type="float">
            <text:p>-0.1338164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L, r, F, L,0</text:p>
          </table:table-cell>
          <table:table-cell office:value-type="float" office:value="-0.13381485" calcext:value-type="float">
            <text:p>-0.1338148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L, r, F, L, L,P</text:p>
          </table:table-cell>
          <table:table-cell office:value-type="float" office:value="-0.13381328" calcext:value-type="float">
            <text:p>-0.1338132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r, F, L, L,</text:p>
          </table:table-cell>
          <table:table-cell office:value-type="float" office:value="-0.13381171" calcext:value-type="float">
            <text:p>-0.1338117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L, r, F, L,C</text:p>
          </table:table-cell>
          <table:table-cell office:value-type="float" office:value="-0.13381014" calcext:value-type="float">
            <text:p>-0.1338101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L, r, F, L, F,0</text:p>
          </table:table-cell>
          <table:table-cell office:value-type="float" office:value="-0.13380857" calcext:value-type="float">
            <text:p>-0.1338085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r, F, L, F,C</text:p>
          </table:table-cell>
          <table:table-cell office:value-type="float" office:value="-0.133807" calcext:value-type="float">
            <text:p>-0.13380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r, F, L,P</text:p>
          </table:table-cell>
          <table:table-cell office:value-type="float" office:value="-0.13380543" calcext:value-type="float">
            <text:p>-0.1338054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r, F, L, R,P</text:p>
          </table:table-cell>
          <table:table-cell office:value-type="float" office:value="-0.13380543" calcext:value-type="float">
            <text:p>-0.1338054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L, r, F,0</text:p>
          </table:table-cell>
          <table:table-cell office:value-type="float" office:value="-0.13379915" calcext:value-type="float">
            <text:p>-0.13379915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L, L, r, F, r,P</text:p>
          </table:table-cell>
          <table:table-cell office:value-type="float" office:value="-0.13378973" calcext:value-type="float">
            <text:p>-0.1337897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r, F, r, F,P</text:p>
          </table:table-cell>
          <table:table-cell office:value-type="float" office:value="-0.13378973" calcext:value-type="float">
            <text:p>-0.1337897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r, F, r, F,C</text:p>
          </table:table-cell>
          <table:table-cell office:value-type="float" office:value="-0.13378502" calcext:value-type="float">
            <text:p>-0.1337850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L, r, F, r, F,0</text:p>
          </table:table-cell>
          <table:table-cell office:value-type="float" office:value="-0.13378188" calcext:value-type="float">
            <text:p>-0.1337818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r, F, r,C</text:p>
          </table:table-cell>
          <table:table-cell office:value-type="float" office:value="-0.13377403" calcext:value-type="float">
            <text:p>-0.1337740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L, r, F, r, L,0</text:p>
          </table:table-cell>
          <table:table-cell office:value-type="float" office:value="-0.1337599" calcext:value-type="float">
            <text:p>-0.133759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r,C</text:p>
          </table:table-cell>
          <table:table-cell office:value-type="float" office:value="-0.13374577" calcext:value-type="float">
            <text:p>-0.13374577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L, L, L, r, L, r, L,0</text:p>
          </table:table-cell>
          <table:table-cell office:value-type="float" office:value="-0.13373164" calcext:value-type="float">
            <text:p>-0.1337316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r, L, r,C</text:p>
          </table:table-cell>
          <table:table-cell office:value-type="float" office:value="-0.1337128" calcext:value-type="float">
            <text:p>-0.133712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L, r, L, r, F,0</text:p>
          </table:table-cell>
          <table:table-cell office:value-type="float" office:value="-0.13370024" calcext:value-type="float">
            <text:p>-0.1337002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r, L, r, F,C</text:p>
          </table:table-cell>
          <table:table-cell office:value-type="float" office:value="-0.13369239" calcext:value-type="float">
            <text:p>-0.1336923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L, r, L, r,P</text:p>
          </table:table-cell>
          <table:table-cell office:value-type="float" office:value="-0.13368297" calcext:value-type="float">
            <text:p>-0.1336829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r, L, r, R,P</text:p>
          </table:table-cell>
          <table:table-cell office:value-type="float" office:value="-0.13368297" calcext:value-type="float">
            <text:p>-0.1336829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L, r, L,0</text:p>
          </table:table-cell>
          <table:table-cell office:value-type="float" office:value="-0.13365942" calcext:value-type="float">
            <text:p>-0.1336594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L, L, r, L, L,P</text:p>
          </table:table-cell>
          <table:table-cell office:value-type="float" office:value="-0.13363587" calcext:value-type="float">
            <text:p>-0.1336358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L, r, L, L, F,P</text:p>
          </table:table-cell>
          <table:table-cell office:value-type="float" office:value="-0.13363587" calcext:value-type="float">
            <text:p>-0.1336358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L, r, L, L, F,C</text:p>
          </table:table-cell>
          <table:table-cell office:value-type="float" office:value="-0.13362488" calcext:value-type="float">
            <text:p>-0.1336248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L, r, L, L, F,0</text:p>
          </table:table-cell>
          <table:table-cell office:value-type="float" office:value="-0.13361546" calcext:value-type="float">
            <text:p>-0.1336154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L, r, L, L,C</text:p>
          </table:table-cell>
          <table:table-cell office:value-type="float" office:value="-0.13358563" calcext:value-type="float">
            <text:p>-0.13358563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L,C</text:p>
          </table:table-cell>
          <table:table-cell office:value-type="float" office:value="-0.13358406" calcext:value-type="float">
            <text:p>-0.13358406</text:p>
          </table:table-cell>
          <table:table-cell office:value-type="string" calcext:value-type="string">
            <text:p>Period 4 orbit</text:p>
          </table:table-cell>
        </table:table-row>
        <table:table-row table:style-name="ro1" table:visibility="filter">
          <table:table-cell office:value-type="string" calcext:value-type="string">
            <text:p>C, r, L, L, F, r, L, L,C</text:p>
          </table:table-cell>
          <table:table-cell office:value-type="float" office:value="-0.13358406" calcext:value-type="float">
            <text:p>-0.1335840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F, r, L, L, F,0</text:p>
          </table:table-cell>
          <table:table-cell office:value-type="float" office:value="-0.13355423" calcext:value-type="float">
            <text:p>-0.1335542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r, L, L, F,C</text:p>
          </table:table-cell>
          <table:table-cell office:value-type="float" office:value="-0.13354481" calcext:value-type="float">
            <text:p>-0.1335448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r, L, L,P</text:p>
          </table:table-cell>
          <table:table-cell office:value-type="float" office:value="-0.13353382" calcext:value-type="float">
            <text:p>-0.1335338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r, L, L, R,P</text:p>
          </table:table-cell>
          <table:table-cell office:value-type="float" office:value="-0.13353382" calcext:value-type="float">
            <text:p>-0.1335338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r, L,0</text:p>
          </table:table-cell>
          <table:table-cell office:value-type="float" office:value="-0.13350713" calcext:value-type="float">
            <text:p>-0.13350713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L, F, r, L, r,P</text:p>
          </table:table-cell>
          <table:table-cell office:value-type="float" office:value="-0.13348201" calcext:value-type="float">
            <text:p>-0.1334820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r, L, r, F,P</text:p>
          </table:table-cell>
          <table:table-cell office:value-type="float" office:value="-0.13348201" calcext:value-type="float">
            <text:p>-0.1334820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r, L, r, F,C</text:p>
          </table:table-cell>
          <table:table-cell office:value-type="float" office:value="-0.13347102" calcext:value-type="float">
            <text:p>-0.1334710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F, r, L, r, F,0</text:p>
          </table:table-cell>
          <table:table-cell office:value-type="float" office:value="-0.13346317" calcext:value-type="float">
            <text:p>-0.1334631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r, L, r,C</text:p>
          </table:table-cell>
          <table:table-cell office:value-type="float" office:value="-0.13344747" calcext:value-type="float">
            <text:p>-0.1334474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F, r, L, r, L,0</text:p>
          </table:table-cell>
          <table:table-cell office:value-type="float" office:value="-0.13342549" calcext:value-type="float">
            <text:p>-0.1334254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r,C</text:p>
          </table:table-cell>
          <table:table-cell office:value-type="float" office:value="-0.13340979" calcext:value-type="float">
            <text:p>-0.13340979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L, L, F, r, F, r, L,0</text:p>
          </table:table-cell>
          <table:table-cell office:value-type="float" office:value="-0.13339566" calcext:value-type="float">
            <text:p>-0.1333956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r, F, r,C</text:p>
          </table:table-cell>
          <table:table-cell office:value-type="float" office:value="-0.13337839" calcext:value-type="float">
            <text:p>-0.1333783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F, r, F, r, F,0</text:p>
          </table:table-cell>
          <table:table-cell office:value-type="float" office:value="-0.13336897" calcext:value-type="float">
            <text:p>-0.1333689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r, F, r, F,C</text:p>
          </table:table-cell>
          <table:table-cell office:value-type="float" office:value="-0.13336426" calcext:value-type="float">
            <text:p>-0.1333642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r, F, r,P</text:p>
          </table:table-cell>
          <table:table-cell office:value-type="float" office:value="-0.13335798" calcext:value-type="float">
            <text:p>-0.1333579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r, F, r, R,P</text:p>
          </table:table-cell>
          <table:table-cell office:value-type="float" office:value="-0.13335798" calcext:value-type="float">
            <text:p>-0.1333579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r, F,0</text:p>
          </table:table-cell>
          <table:table-cell office:value-type="float" office:value="-0.13334699" calcext:value-type="float">
            <text:p>-0.1333469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L, F, r, F, L,P</text:p>
          </table:table-cell>
          <table:table-cell office:value-type="float" office:value="-0.13333914" calcext:value-type="float">
            <text:p>-0.1333391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r, F, L, F,P</text:p>
          </table:table-cell>
          <table:table-cell office:value-type="float" office:value="-0.13333914" calcext:value-type="float">
            <text:p>-0.1333391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r, F, L, F,C</text:p>
          </table:table-cell>
          <table:table-cell office:value-type="float" office:value="-0.133336" calcext:value-type="float">
            <text:p>-0.13333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F, r, F, L, F,0</text:p>
          </table:table-cell>
          <table:table-cell office:value-type="float" office:value="-0.13333443" calcext:value-type="float">
            <text:p>-0.1333344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r, F, L,C</text:p>
          </table:table-cell>
          <table:table-cell office:value-type="float" office:value="-0.13333286" calcext:value-type="float">
            <text:p>-0.13333286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L, F, r, F, L, L,</text:p>
          </table:table-cell>
          <table:table-cell office:value-type="float" office:value="-0.13332972" calcext:value-type="float">
            <text:p>-0.1333297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F, r, F, L, L,P</text:p>
          </table:table-cell>
          <table:table-cell office:value-type="float" office:value="-0.13332815" calcext:value-type="float">
            <text:p>-0.1333281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r, F, L,0</text:p>
          </table:table-cell>
          <table:table-cell office:value-type="float" office:value="-0.13332658" calcext:value-type="float">
            <text:p>-0.1333265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F, r, F, L, r,P</text:p>
          </table:table-cell>
          <table:table-cell office:value-type="float" office:value="-0.13332501" calcext:value-type="float">
            <text:p>-0.1333250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r, F, L, r,C</text:p>
          </table:table-cell>
          <table:table-cell office:value-type="float" office:value="-0.1333203" calcext:value-type="float">
            <text:p>-0.133320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r, F,C</text:p>
          </table:table-cell>
          <table:table-cell office:value-type="float" office:value="-0.13331559" calcext:value-type="float">
            <text:p>-0.13331559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F, r, F, F, r,C</text:p>
          </table:table-cell>
          <table:table-cell office:value-type="float" office:value="-0.13330931" calcext:value-type="float">
            <text:p>-0.1333093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r, F, F, r,P</text:p>
          </table:table-cell>
          <table:table-cell office:value-type="float" office:value="-0.1333046" calcext:value-type="float">
            <text:p>-0.133304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r, F, F,0</text:p>
          </table:table-cell>
          <table:table-cell office:value-type="float" office:value="-0.13330146" calcext:value-type="float">
            <text:p>-0.1333014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F, r, F, F, L,P</text:p>
          </table:table-cell>
          <table:table-cell office:value-type="float" office:value="-0.13329989" calcext:value-type="float">
            <text:p>-0.1332998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r, F, F, L,C</text:p>
          </table:table-cell>
          <table:table-cell office:value-type="float" office:value="-0.13329832" calcext:value-type="float">
            <text:p>-0.1332983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F, r, F, F, L,0</text:p>
          </table:table-cell>
          <table:table-cell office:value-type="float" office:value="-0.13329675" calcext:value-type="float">
            <text:p>-0.1332967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r, F, F,C</text:p>
          </table:table-cell>
          <table:table-cell office:value-type="float" office:value="-0.13329361" calcext:value-type="float">
            <text:p>-0.1332936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F, r, F, F, F,0</text:p>
          </table:table-cell>
          <table:table-cell office:value-type="float" office:value="-0.1332889" calcext:value-type="float">
            <text:p>-0.133288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r, F, F, F,C</text:p>
          </table:table-cell>
          <table:table-cell office:value-type="float" office:value="-0.13328419" calcext:value-type="float">
            <text:p>-0.1332841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r,P</text:p>
          </table:table-cell>
          <table:table-cell office:value-type="float" office:value="-0.13327948" calcext:value-type="float">
            <text:p>-0.13327948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L, F, r, R,P</text:p>
          </table:table-cell>
          <table:table-cell office:value-type="float" office:value="-0.13327948" calcext:value-type="float">
            <text:p>-0.13327948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F, r, R, R,P</text:p>
          </table:table-cell>
          <table:table-cell office:value-type="float" office:value="-0.13327948" calcext:value-type="float">
            <text:p>-0.1332794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r, R, R, R,P</text:p>
          </table:table-cell>
          <table:table-cell office:value-type="float" office:value="-0.13327948" calcext:value-type="float">
            <text:p>-0.1332794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0</text:p>
          </table:table-cell>
          <table:table-cell office:value-type="float" office:value="-0.13319627" calcext:value-type="float">
            <text:p>-0.13319627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L, L, F, L,P</text:p>
          </table:table-cell>
          <table:table-cell office:value-type="float" office:value="-0.13313504" calcext:value-type="float">
            <text:p>-0.13313504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L, F, L, F,P</text:p>
          </table:table-cell>
          <table:table-cell office:value-type="float" office:value="-0.13313504" calcext:value-type="float">
            <text:p>-0.13313504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F, L, F, F,P</text:p>
          </table:table-cell>
          <table:table-cell office:value-type="float" office:value="-0.13313504" calcext:value-type="float">
            <text:p>-0.1331350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L, F, F, F,P</text:p>
          </table:table-cell>
          <table:table-cell office:value-type="float" office:value="-0.13313504" calcext:value-type="float">
            <text:p>-0.1331350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F, F, F,C</text:p>
          </table:table-cell>
          <table:table-cell office:value-type="float" office:value="-0.13313033" calcext:value-type="float">
            <text:p>-0.1331303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F, L, F, F, F,0</text:p>
          </table:table-cell>
          <table:table-cell office:value-type="float" office:value="-0.13312876" calcext:value-type="float">
            <text:p>-0.1331287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F, F,C</text:p>
          </table:table-cell>
          <table:table-cell office:value-type="float" office:value="-0.13312719" calcext:value-type="float">
            <text:p>-0.13312719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L, F, L, F, F, L,</text:p>
          </table:table-cell>
          <table:table-cell office:value-type="float" office:value="-0.13312405" calcext:value-type="float">
            <text:p>-0.13312405</text:p>
          </table:table-cell>
          <table:table-cell/>
        </table:table-row>
        <table:table-row table:style-name="ro1">
          <table:table-cell office:value-type="string" calcext:value-type="string">
            <text:p>C, r, L, L, F, L, F, F,0</text:p>
          </table:table-cell>
          <table:table-cell office:value-type="float" office:value="-0.13312248" calcext:value-type="float">
            <text:p>-0.1331224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F, L, F, F, r,P</text:p>
          </table:table-cell>
          <table:table-cell office:value-type="float" office:value="-0.13312248" calcext:value-type="float">
            <text:p>-0.1331224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F, F, r,P</text:p>
          </table:table-cell>
          <table:table-cell office:value-type="float" office:value="-0.13312091" calcext:value-type="float">
            <text:p>-0.1331209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F, F, r,C</text:p>
          </table:table-cell>
          <table:table-cell office:value-type="float" office:value="-0.13311777" calcext:value-type="float">
            <text:p>-0.1331177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L, F,C</text:p>
          </table:table-cell>
          <table:table-cell office:value-type="float" office:value="-0.1331162" calcext:value-type="float">
            <text:p>-0.1331162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F, L, F, L, r,C</text:p>
          </table:table-cell>
          <table:table-cell office:value-type="float" office:value="-0.13311306" calcext:value-type="float">
            <text:p>-0.1331130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L, F, L, r,P</text:p>
          </table:table-cell>
          <table:table-cell office:value-type="float" office:value="-0.13311149" calcext:value-type="float">
            <text:p>-0.1331114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L, F, L,0</text:p>
          </table:table-cell>
          <table:table-cell office:value-type="float" office:value="-0.13310992" calcext:value-type="float">
            <text:p>-0.1331099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F, L, F, L, L,</text:p>
          </table:table-cell>
          <table:table-cell office:value-type="float" office:value="-0.13310992" calcext:value-type="float">
            <text:p>-0.1331099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F, L, F, L,C</text:p>
          </table:table-cell>
          <table:table-cell office:value-type="float" office:value="-0.13310835" calcext:value-type="float">
            <text:p>-0.1331083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F, L, F, L, F,0</text:p>
          </table:table-cell>
          <table:table-cell office:value-type="float" office:value="-0.13310835" calcext:value-type="float">
            <text:p>-0.1331083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F, L, F,</text:p>
          </table:table-cell>
          <table:table-cell office:value-type="float" office:value="-0.13310678" calcext:value-type="float">
            <text:p>-0.13310678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F, L, F, L,P</text:p>
          </table:table-cell>
          <table:table-cell office:value-type="float" office:value="-0.13310521" calcext:value-type="float">
            <text:p>-0.1331052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L, F, L, R,P</text:p>
          </table:table-cell>
          <table:table-cell office:value-type="float" office:value="-0.13310521" calcext:value-type="float">
            <text:p>-0.1331052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L, F,0</text:p>
          </table:table-cell>
          <table:table-cell office:value-type="float" office:value="-0.13310207" calcext:value-type="float">
            <text:p>-0.13310207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L, F, L, F, r,P</text:p>
          </table:table-cell>
          <table:table-cell office:value-type="float" office:value="-0.13309893" calcext:value-type="float">
            <text:p>-0.1330989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L, F, r, F,P</text:p>
          </table:table-cell>
          <table:table-cell office:value-type="float" office:value="-0.13309893" calcext:value-type="float">
            <text:p>-0.1330989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F, r, F,C</text:p>
          </table:table-cell>
          <table:table-cell office:value-type="float" office:value="-0.13309579" calcext:value-type="float">
            <text:p>-0.1330957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F, L, F, r, F,0</text:p>
          </table:table-cell>
          <table:table-cell office:value-type="float" office:value="-0.13309422" calcext:value-type="float">
            <text:p>-0.1330942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F, r,C</text:p>
          </table:table-cell>
          <table:table-cell office:value-type="float" office:value="-0.13309108" calcext:value-type="float">
            <text:p>-0.1330910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F, L, F, r, L,0</text:p>
          </table:table-cell>
          <table:table-cell office:value-type="float" office:value="-0.13308637" calcext:value-type="float">
            <text:p>-0.1330863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C</text:p>
          </table:table-cell>
          <table:table-cell office:value-type="float" office:value="-0.13308323" calcext:value-type="float">
            <text:p>-0.13308323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L, L, F, L, L, r, L,0</text:p>
          </table:table-cell>
          <table:table-cell office:value-type="float" office:value="-0.13308009" calcext:value-type="float">
            <text:p>-0.1330800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L, r,C</text:p>
          </table:table-cell>
          <table:table-cell office:value-type="float" office:value="-0.13307538" calcext:value-type="float">
            <text:p>-0.1330753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F, L, L, r, F,0</text:p>
          </table:table-cell>
          <table:table-cell office:value-type="float" office:value="-0.13307224" calcext:value-type="float">
            <text:p>-0.1330722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L, r, F,C</text:p>
          </table:table-cell>
          <table:table-cell office:value-type="float" office:value="-0.13307067" calcext:value-type="float">
            <text:p>-0.1330706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L, L, r,P</text:p>
          </table:table-cell>
          <table:table-cell office:value-type="float" office:value="-0.1330691" calcext:value-type="float">
            <text:p>-0.133069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L, L, r, R,P</text:p>
          </table:table-cell>
          <table:table-cell office:value-type="float" office:value="-0.1330691" calcext:value-type="float">
            <text:p>-0.133069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L, L,0</text:p>
          </table:table-cell>
          <table:table-cell office:value-type="float" office:value="-0.13306596" calcext:value-type="float">
            <text:p>-0.13306596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L, F, L, L, L,P</text:p>
          </table:table-cell>
          <table:table-cell office:value-type="float" office:value="-0.13306439" calcext:value-type="float">
            <text:p>-0.1330643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L, L, L, F,P</text:p>
          </table:table-cell>
          <table:table-cell office:value-type="float" office:value="-0.13306439" calcext:value-type="float">
            <text:p>-0.1330643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L, L, F,</text:p>
          </table:table-cell>
          <table:table-cell office:value-type="float" office:value="-0.13306282" calcext:value-type="float">
            <text:p>-0.13306282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F, L, L, L,C</text:p>
          </table:table-cell>
          <table:table-cell office:value-type="float" office:value="-0.13306125" calcext:value-type="float">
            <text:p>-0.13306125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L, F, L, L, L, L,</text:p>
          </table:table-cell>
          <table:table-cell office:value-type="float" office:value="-0.13306125" calcext:value-type="float">
            <text:p>-0.13306125</text:p>
          </table:table-cell>
          <table:table-cell/>
        </table:table-row>
        <table:table-row table:style-name="ro1">
          <table:table-cell office:value-type="string" calcext:value-type="string">
            <text:p>C, r, L, L, F, L, L, L,0</text:p>
          </table:table-cell>
          <table:table-cell office:value-type="float" office:value="-0.13305968" calcext:value-type="float">
            <text:p>-0.1330596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F, L, L, L, r,P</text:p>
          </table:table-cell>
          <table:table-cell office:value-type="float" office:value="-0.13305968" calcext:value-type="float">
            <text:p>-0.1330596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L, L, r,C</text:p>
          </table:table-cell>
          <table:table-cell office:value-type="float" office:value="-0.13305811" calcext:value-type="float">
            <text:p>-0.1330581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L, L,C</text:p>
          </table:table-cell>
          <table:table-cell office:value-type="float" office:value="-0.13305654" calcext:value-type="float">
            <text:p>-0.13305654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F, L, L, F, r,</text:p>
          </table:table-cell>
          <table:table-cell office:value-type="float" office:value="-0.13305497" calcext:value-type="float">
            <text:p>-0.13305497</text:p>
          </table:table-cell>
          <table:table-cell/>
        </table:table-row>
        <table:table-row table:style-name="ro1">
          <table:table-cell office:value-type="string" calcext:value-type="string">
            <text:p>C, r, L, L, F, L, L, F,0</text:p>
          </table:table-cell>
          <table:table-cell office:value-type="float" office:value="-0.1330534" calcext:value-type="float">
            <text:p>-0.133053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F, L, L, F, L,P</text:p>
          </table:table-cell>
          <table:table-cell office:value-type="float" office:value="-0.1330534" calcext:value-type="float">
            <text:p>-0.133053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L, F, L,</text:p>
          </table:table-cell>
          <table:table-cell office:value-type="float" office:value="-0.13305183" calcext:value-type="float">
            <text:p>-0.13305183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F, L, L, F,C</text:p>
          </table:table-cell>
          <table:table-cell office:value-type="float" office:value="-0.13305026" calcext:value-type="float">
            <text:p>-0.1330502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F, L, L, F, F,0</text:p>
          </table:table-cell>
          <table:table-cell office:value-type="float" office:value="-0.13305026" calcext:value-type="float">
            <text:p>-0.1330502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L, F, F,C</text:p>
          </table:table-cell>
          <table:table-cell office:value-type="float" office:value="-0.13304869" calcext:value-type="float">
            <text:p>-0.1330486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L, L,P</text:p>
          </table:table-cell>
          <table:table-cell office:value-type="float" office:value="-0.13304712" calcext:value-type="float">
            <text:p>-0.1330471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F, L, L, R,P</text:p>
          </table:table-cell>
          <table:table-cell office:value-type="float" office:value="-0.13304712" calcext:value-type="float">
            <text:p>-0.1330471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L, L, R, R,P</text:p>
          </table:table-cell>
          <table:table-cell office:value-type="float" office:value="-0.13304712" calcext:value-type="float">
            <text:p>-0.133047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L,0</text:p>
          </table:table-cell>
          <table:table-cell office:value-type="float" office:value="-0.13303456" calcext:value-type="float">
            <text:p>-0.13303456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L, L, F, L, r,P</text:p>
          </table:table-cell>
          <table:table-cell office:value-type="float" office:value="-0.13301572" calcext:value-type="float">
            <text:p>-0.1330157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F, L, r, F,P</text:p>
          </table:table-cell>
          <table:table-cell office:value-type="float" office:value="-0.13301572" calcext:value-type="float">
            <text:p>-0.1330157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L, r, F, F,P</text:p>
          </table:table-cell>
          <table:table-cell office:value-type="float" office:value="-0.13301572" calcext:value-type="float">
            <text:p>-0.1330157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r, F, F,C</text:p>
          </table:table-cell>
          <table:table-cell office:value-type="float" office:value="-0.13301258" calcext:value-type="float">
            <text:p>-0.1330125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F, L, r, F, F,0</text:p>
          </table:table-cell>
          <table:table-cell office:value-type="float" office:value="-0.13301101" calcext:value-type="float">
            <text:p>-0.1330110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r, F,C</text:p>
          </table:table-cell>
          <table:table-cell office:value-type="float" office:value="-0.13300787" calcext:value-type="float">
            <text:p>-0.1330078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F, L, r, F, L,0</text:p>
          </table:table-cell>
          <table:table-cell office:value-type="float" office:value="-0.13300473" calcext:value-type="float">
            <text:p>-0.1330047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r, F, L,C</text:p>
          </table:table-cell>
          <table:table-cell office:value-type="float" office:value="-0.13300316" calcext:value-type="float">
            <text:p>-0.1330031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L, r, F, L,P</text:p>
          </table:table-cell>
          <table:table-cell office:value-type="float" office:value="-0.13300159" calcext:value-type="float">
            <text:p>-0.1330015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L, r, F,0</text:p>
          </table:table-cell>
          <table:table-cell office:value-type="float" office:value="-0.13300002" calcext:value-type="float">
            <text:p>-0.1330000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F, L, r, F, r,P</text:p>
          </table:table-cell>
          <table:table-cell office:value-type="float" office:value="-0.13299688" calcext:value-type="float">
            <text:p>-0.1329968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L, r, F, r,C</text:p>
          </table:table-cell>
          <table:table-cell office:value-type="float" office:value="-0.13299217" calcext:value-type="float">
            <text:p>-0.1329921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L, r,C</text:p>
          </table:table-cell>
          <table:table-cell office:value-type="float" office:value="-0.13298432" calcext:value-type="float">
            <text:p>-0.13298432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F, L, r, L, r,C</text:p>
          </table:table-cell>
          <table:table-cell office:value-type="float" office:value="-0.13297333" calcext:value-type="float">
            <text:p>-0.1329733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L, r, L, r,P</text:p>
          </table:table-cell>
          <table:table-cell office:value-type="float" office:value="-0.13296391" calcext:value-type="float">
            <text:p>-0.1329639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L, r, L,0</text:p>
          </table:table-cell>
          <table:table-cell office:value-type="float" office:value="-0.13295449" calcext:value-type="float">
            <text:p>-0.1329544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F, L, r, L, L,P</text:p>
          </table:table-cell>
          <table:table-cell office:value-type="float" office:value="-0.1329435" calcext:value-type="float">
            <text:p>-0.132943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C</text:p>
          </table:table-cell>
          <table:table-cell office:value-type="float" office:value="-0.13293408" calcext:value-type="float">
            <text:p>-0.13293408</text:p>
          </table:table-cell>
          <table:table-cell office:value-type="string" calcext:value-type="string">
            <text:p>Period 5 orbit</text:p>
          </table:table-cell>
        </table:table-row>
        <table:table-row table:style-name="ro1" table:visibility="filter">
          <table:table-cell office:value-type="string" calcext:value-type="string">
            <text:p>C, r, L, L, F, F, r, L, L,P</text:p>
          </table:table-cell>
          <table:table-cell office:value-type="float" office:value="-0.13292466" calcext:value-type="float">
            <text:p>-0.1329246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F, r, L,0</text:p>
          </table:table-cell>
          <table:table-cell office:value-type="float" office:value="-0.13291367" calcext:value-type="float">
            <text:p>-0.1329136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F, F, r, L, r,P</text:p>
          </table:table-cell>
          <table:table-cell office:value-type="float" office:value="-0.13290268" calcext:value-type="float">
            <text:p>-0.1329026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r, L, r,C</text:p>
          </table:table-cell>
          <table:table-cell office:value-type="float" office:value="-0.13289169" calcext:value-type="float">
            <text:p>-0.1328916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F, r,C</text:p>
          </table:table-cell>
          <table:table-cell office:value-type="float" office:value="-0.13287913" calcext:value-type="float">
            <text:p>-0.13287913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F, F, r, F, r,C</text:p>
          </table:table-cell>
          <table:table-cell office:value-type="float" office:value="-0.13286814" calcext:value-type="float">
            <text:p>-0.1328681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F, r, F, r,P</text:p>
          </table:table-cell>
          <table:table-cell office:value-type="float" office:value="-0.13286029" calcext:value-type="float">
            <text:p>-0.1328602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F, r, F,0</text:p>
          </table:table-cell>
          <table:table-cell office:value-type="float" office:value="-0.13285715" calcext:value-type="float">
            <text:p>-0.1328571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F, F, r, F, L,P</text:p>
          </table:table-cell>
          <table:table-cell office:value-type="float" office:value="-0.13285401" calcext:value-type="float">
            <text:p>-0.1328540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r, F, L,C</text:p>
          </table:table-cell>
          <table:table-cell office:value-type="float" office:value="-0.13285244" calcext:value-type="float">
            <text:p>-0.1328524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F, F, r, F, L,0</text:p>
          </table:table-cell>
          <table:table-cell office:value-type="float" office:value="-0.1328493" calcext:value-type="float">
            <text:p>-0.132849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r, F,C</text:p>
          </table:table-cell>
          <table:table-cell office:value-type="float" office:value="-0.13284616" calcext:value-type="float">
            <text:p>-0.1328461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F, F, r, F, F,0</text:p>
          </table:table-cell>
          <table:table-cell office:value-type="float" office:value="-0.13284145" calcext:value-type="float">
            <text:p>-0.1328414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r, F, F,C</text:p>
          </table:table-cell>
          <table:table-cell office:value-type="float" office:value="-0.13283831" calcext:value-type="float">
            <text:p>-0.1328383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F, r,P</text:p>
          </table:table-cell>
          <table:table-cell office:value-type="float" office:value="-0.1328336" calcext:value-type="float">
            <text:p>-0.132833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F, F, r, R,P</text:p>
          </table:table-cell>
          <table:table-cell office:value-type="float" office:value="-0.1328336" calcext:value-type="float">
            <text:p>-0.132833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F, r, R, R,P</text:p>
          </table:table-cell>
          <table:table-cell office:value-type="float" office:value="-0.1328336" calcext:value-type="float">
            <text:p>-0.132833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F,0</text:p>
          </table:table-cell>
          <table:table-cell office:value-type="float" office:value="-0.13280377" calcext:value-type="float">
            <text:p>-0.13280377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L, L, F, F, L,P</text:p>
          </table:table-cell>
          <table:table-cell office:value-type="float" office:value="-0.13278179" calcext:value-type="float">
            <text:p>-0.1327817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F, F, L, F,P</text:p>
          </table:table-cell>
          <table:table-cell office:value-type="float" office:value="-0.13278179" calcext:value-type="float">
            <text:p>-0.1327817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F, L, F, F,P</text:p>
          </table:table-cell>
          <table:table-cell office:value-type="float" office:value="-0.13278179" calcext:value-type="float">
            <text:p>-0.1327817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L, F, F,C</text:p>
          </table:table-cell>
          <table:table-cell office:value-type="float" office:value="-0.13277865" calcext:value-type="float">
            <text:p>-0.1327786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F, F, L, F, F,0</text:p>
          </table:table-cell>
          <table:table-cell office:value-type="float" office:value="-0.13277708" calcext:value-type="float">
            <text:p>-0.1327770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L, F,C</text:p>
          </table:table-cell>
          <table:table-cell office:value-type="float" office:value="-0.13277551" calcext:value-type="float">
            <text:p>-0.13277551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L, F, F, L, F, L,</text:p>
          </table:table-cell>
          <table:table-cell office:value-type="float" office:value="-0.13277237" calcext:value-type="float">
            <text:p>-0.13277237</text:p>
          </table:table-cell>
          <table:table-cell/>
        </table:table-row>
        <table:table-row table:style-name="ro1">
          <table:table-cell office:value-type="string" calcext:value-type="string">
            <text:p>C, r, L, L, F, F, L, F,0</text:p>
          </table:table-cell>
          <table:table-cell office:value-type="float" office:value="-0.1327708" calcext:value-type="float">
            <text:p>-0.132770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F, F, L, F, r,P</text:p>
          </table:table-cell>
          <table:table-cell office:value-type="float" office:value="-0.1327708" calcext:value-type="float">
            <text:p>-0.132770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L, F, r,P</text:p>
          </table:table-cell>
          <table:table-cell office:value-type="float" office:value="-0.13276923" calcext:value-type="float">
            <text:p>-0.1327692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L, F, r,C</text:p>
          </table:table-cell>
          <table:table-cell office:value-type="float" office:value="-0.13276609" calcext:value-type="float">
            <text:p>-0.1327660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F, L,C</text:p>
          </table:table-cell>
          <table:table-cell office:value-type="float" office:value="-0.13276295" calcext:value-type="float">
            <text:p>-0.13276295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F, F, L, L, r,C</text:p>
          </table:table-cell>
          <table:table-cell office:value-type="float" office:value="-0.13275981" calcext:value-type="float">
            <text:p>-0.1327598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F, L, L, r,P</text:p>
          </table:table-cell>
          <table:table-cell office:value-type="float" office:value="-0.13275824" calcext:value-type="float">
            <text:p>-0.1327582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F, L, L,0</text:p>
          </table:table-cell>
          <table:table-cell office:value-type="float" office:value="-0.13275667" calcext:value-type="float">
            <text:p>-0.1327566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F, F, L, L, L,</text:p>
          </table:table-cell>
          <table:table-cell office:value-type="float" office:value="-0.1327551" calcext:value-type="float">
            <text:p>-0.132755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L, F, F, L, L,C</text:p>
          </table:table-cell>
          <table:table-cell office:value-type="float" office:value="-0.13275353" calcext:value-type="float">
            <text:p>-0.1327535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F, F, L, L, F,0</text:p>
          </table:table-cell>
          <table:table-cell office:value-type="float" office:value="-0.13275196" calcext:value-type="float">
            <text:p>-0.1327519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L, L, F,C</text:p>
          </table:table-cell>
          <table:table-cell office:value-type="float" office:value="-0.13275039" calcext:value-type="float">
            <text:p>-0.1327503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F, L, L,P</text:p>
          </table:table-cell>
          <table:table-cell office:value-type="float" office:value="-0.13274882" calcext:value-type="float">
            <text:p>-0.1327488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F, L, L, R,P</text:p>
          </table:table-cell>
          <table:table-cell office:value-type="float" office:value="-0.13274882" calcext:value-type="float">
            <text:p>-0.1327488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F, L,0</text:p>
          </table:table-cell>
          <table:table-cell office:value-type="float" office:value="-0.13274411" calcext:value-type="float">
            <text:p>-0.13274411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L, F, F, L, r,P</text:p>
          </table:table-cell>
          <table:table-cell office:value-type="float" office:value="-0.13273783" calcext:value-type="float">
            <text:p>-0.1327378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F, L, r, F,P</text:p>
          </table:table-cell>
          <table:table-cell office:value-type="float" office:value="-0.13273783" calcext:value-type="float">
            <text:p>-0.1327378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L, r, F,C</text:p>
          </table:table-cell>
          <table:table-cell office:value-type="float" office:value="-0.13273469" calcext:value-type="float">
            <text:p>-0.1327346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F, F, L, r, F,0</text:p>
          </table:table-cell>
          <table:table-cell office:value-type="float" office:value="-0.13273155" calcext:value-type="float">
            <text:p>-0.1327315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L, r,C</text:p>
          </table:table-cell>
          <table:table-cell office:value-type="float" office:value="-0.13272527" calcext:value-type="float">
            <text:p>-0.1327252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F, F, L, r, L,0</text:p>
          </table:table-cell>
          <table:table-cell office:value-type="float" office:value="-0.13271428" calcext:value-type="float">
            <text:p>-0.1327142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C</text:p>
          </table:table-cell>
          <table:table-cell office:value-type="float" office:value="-0.13270643" calcext:value-type="float">
            <text:p>-0.13270643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L, L, F, F, F, r, L,0</text:p>
          </table:table-cell>
          <table:table-cell office:value-type="float" office:value="-0.13269858" calcext:value-type="float">
            <text:p>-0.1326985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F, r,C</text:p>
          </table:table-cell>
          <table:table-cell office:value-type="float" office:value="-0.13268445" calcext:value-type="float">
            <text:p>-0.1326844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F, F, F, r, F,0</text:p>
          </table:table-cell>
          <table:table-cell office:value-type="float" office:value="-0.1326766" calcext:value-type="float">
            <text:p>-0.132676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F, r, F,C</text:p>
          </table:table-cell>
          <table:table-cell office:value-type="float" office:value="-0.13267189" calcext:value-type="float">
            <text:p>-0.1326718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F, F, r,P</text:p>
          </table:table-cell>
          <table:table-cell office:value-type="float" office:value="-0.13266718" calcext:value-type="float">
            <text:p>-0.1326671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F, F, r, R,P</text:p>
          </table:table-cell>
          <table:table-cell office:value-type="float" office:value="-0.13266718" calcext:value-type="float">
            <text:p>-0.1326671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F, F,0</text:p>
          </table:table-cell>
          <table:table-cell office:value-type="float" office:value="-0.13265462" calcext:value-type="float">
            <text:p>-0.1326546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L, F, F, F, L,P</text:p>
          </table:table-cell>
          <table:table-cell office:value-type="float" office:value="-0.13264677" calcext:value-type="float">
            <text:p>-0.1326467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F, F, F, L, F,P</text:p>
          </table:table-cell>
          <table:table-cell office:value-type="float" office:value="-0.13264677" calcext:value-type="float">
            <text:p>-0.132646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F, L, F,C</text:p>
          </table:table-cell>
          <table:table-cell office:value-type="float" office:value="-0.13264363" calcext:value-type="float">
            <text:p>-0.1326436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F, F, F, L, F,0</text:p>
          </table:table-cell>
          <table:table-cell office:value-type="float" office:value="-0.13264206" calcext:value-type="float">
            <text:p>-0.1326420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F, L,C</text:p>
          </table:table-cell>
          <table:table-cell office:value-type="float" office:value="-0.13263892" calcext:value-type="float">
            <text:p>-0.1326389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F, F, F, L, L,0</text:p>
          </table:table-cell>
          <table:table-cell office:value-type="float" office:value="-0.13263578" calcext:value-type="float">
            <text:p>-0.1326357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F, L, L,C</text:p>
          </table:table-cell>
          <table:table-cell office:value-type="float" office:value="-0.13263421" calcext:value-type="float">
            <text:p>-0.1326342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F, F, L, L,P</text:p>
          </table:table-cell>
          <table:table-cell office:value-type="float" office:value="-0.13263264" calcext:value-type="float">
            <text:p>-0.1326326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F, F, L,0</text:p>
          </table:table-cell>
          <table:table-cell office:value-type="float" office:value="-0.13263107" calcext:value-type="float">
            <text:p>-0.1326310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F, F, F, L, r,P</text:p>
          </table:table-cell>
          <table:table-cell office:value-type="float" office:value="-0.13262793" calcext:value-type="float">
            <text:p>-0.1326279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F, L, r,C</text:p>
          </table:table-cell>
          <table:table-cell office:value-type="float" office:value="-0.13262322" calcext:value-type="float">
            <text:p>-0.1326232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F, F,C</text:p>
          </table:table-cell>
          <table:table-cell office:value-type="float" office:value="-0.13261537" calcext:value-type="float">
            <text:p>-0.13261537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L, F, F, F, F, r,C</text:p>
          </table:table-cell>
          <table:table-cell office:value-type="float" office:value="-0.13260595" calcext:value-type="float">
            <text:p>-0.1326059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 F, F, F, F, r,P</text:p>
          </table:table-cell>
          <table:table-cell office:value-type="float" office:value="-0.1325981" calcext:value-type="float">
            <text:p>-0.132598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L, F, F, F, F,0</text:p>
          </table:table-cell>
          <table:table-cell office:value-type="float" office:value="-0.13259339" calcext:value-type="float">
            <text:p>-0.1325933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L, F, F, F, F, L,P</text:p>
          </table:table-cell>
          <table:table-cell office:value-type="float" office:value="-0.13259025" calcext:value-type="float">
            <text:p>-0.132590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F, F, L,C</text:p>
          </table:table-cell>
          <table:table-cell office:value-type="float" office:value="-0.13258554" calcext:value-type="float">
            <text:p>-0.1325855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L, F, F, F, F, L,0</text:p>
          </table:table-cell>
          <table:table-cell office:value-type="float" office:value="-0.1325824" calcext:value-type="float">
            <text:p>-0.132582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F, F,C</text:p>
          </table:table-cell>
          <table:table-cell office:value-type="float" office:value="-0.13257612" calcext:value-type="float">
            <text:p>-0.1325761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L, F, F, F, F, F,0</text:p>
          </table:table-cell>
          <table:table-cell office:value-type="float" office:value="-0.1325667" calcext:value-type="float">
            <text:p>-0.132566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L, F, F, F, F, F,C</text:p>
          </table:table-cell>
          <table:table-cell office:value-type="float" office:value="-0.13255885" calcext:value-type="float">
            <text:p>-0.1325588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L,P</text:p>
          </table:table-cell>
          <table:table-cell office:value-type="float" office:value="-0.13254472" calcext:value-type="float">
            <text:p>-0.13254472</text:p>
          </table:table-cell>
          <table:table-cell office:value-type="string" calcext:value-type="string">
            <text:p>PREFIXED after 4 iterates</text:p>
          </table:table-cell>
        </table:table-row>
        <table:table-row table:style-name="ro1" table:visibility="filter">
          <table:table-cell office:value-type="string" calcext:value-type="string">
            <text:p>C, r, L, L, R,P</text:p>
          </table:table-cell>
          <table:table-cell office:value-type="float" office:value="-0.13254472" calcext:value-type="float">
            <text:p>-0.13254472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L, L, R, R,P</text:p>
          </table:table-cell>
          <table:table-cell office:value-type="float" office:value="-0.13254472" calcext:value-type="float">
            <text:p>-0.13254472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L, R, R, R,P</text:p>
          </table:table-cell>
          <table:table-cell office:value-type="float" office:value="-0.13254472" calcext:value-type="float">
            <text:p>-0.1325447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L, R, R, R, R,P</text:p>
          </table:table-cell>
          <table:table-cell office:value-type="float" office:value="-0.13254472" calcext:value-type="float">
            <text:p>-0.1325447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L, R, R, R, R, R,P</text:p>
          </table:table-cell>
          <table:table-cell office:value-type="float" office:value="-0.13254472" calcext:value-type="float">
            <text:p>-0.1325447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0</text:p>
          </table:table-cell>
          <table:table-cell office:value-type="float" office:value="-0.13117568" calcext:value-type="float">
            <text:p>-0.13117568</text:p>
          </table:table-cell>
          <table:table-cell office:value-type="string" calcext:value-type="string">
            <text:p>PREZERO after 3 iterates</text:p>
          </table:table-cell>
        </table:table-row>
        <table:table-row table:style-name="ro1" table:visibility="filter">
          <table:table-cell office:value-type="string" calcext:value-type="string">
            <text:p>C, r, L, r,P</text:p>
          </table:table-cell>
          <table:table-cell office:value-type="float" office:value="-0.12912369" calcext:value-type="float">
            <text:p>-0.12912369</text:p>
          </table:table-cell>
          <table:table-cell office:value-type="string" calcext:value-type="string">
            <text:p>PREFIXED after 4 iterates</text:p>
          </table:table-cell>
        </table:table-row>
        <table:table-row table:style-name="ro1" table:visibility="filter">
          <table:table-cell office:value-type="string" calcext:value-type="string">
            <text:p>C, r, L, r, F,P</text:p>
          </table:table-cell>
          <table:table-cell office:value-type="float" office:value="-0.12912369" calcext:value-type="float">
            <text:p>-0.12912369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L, r, F, F,P</text:p>
          </table:table-cell>
          <table:table-cell office:value-type="float" office:value="-0.12912369" calcext:value-type="float">
            <text:p>-0.12912369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r, F, F, F,P</text:p>
          </table:table-cell>
          <table:table-cell office:value-type="float" office:value="-0.12912369" calcext:value-type="float">
            <text:p>-0.1291236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r, F, F, F, F,P</text:p>
          </table:table-cell>
          <table:table-cell office:value-type="float" office:value="-0.12912369" calcext:value-type="float">
            <text:p>-0.1291236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F, F, F, F,P</text:p>
          </table:table-cell>
          <table:table-cell office:value-type="float" office:value="-0.12912369" calcext:value-type="float">
            <text:p>-0.1291236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F, F, F,C</text:p>
          </table:table-cell>
          <table:table-cell office:value-type="float" office:value="-0.12909072" calcext:value-type="float">
            <text:p>-0.1290907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r, F, F, F, F, F,0</text:p>
          </table:table-cell>
          <table:table-cell office:value-type="float" office:value="-0.12907345" calcext:value-type="float">
            <text:p>-0.1290734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F, F,C</text:p>
          </table:table-cell>
          <table:table-cell office:value-type="float" office:value="-0.12905147" calcext:value-type="float">
            <text:p>-0.1290514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r, F, F, F, F, L,0</text:p>
          </table:table-cell>
          <table:table-cell office:value-type="float" office:value="-0.1290342" calcext:value-type="float">
            <text:p>-0.129034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F, F, L,C</text:p>
          </table:table-cell>
          <table:table-cell office:value-type="float" office:value="-0.12902635" calcext:value-type="float">
            <text:p>-0.1290263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F, F, F, L,P</text:p>
          </table:table-cell>
          <table:table-cell office:value-type="float" office:value="-0.1290185" calcext:value-type="float">
            <text:p>-0.129018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F, F, F,0</text:p>
          </table:table-cell>
          <table:table-cell office:value-type="float" office:value="-0.12900908" calcext:value-type="float">
            <text:p>-0.1290090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r, F, F, F, F, r,P</text:p>
          </table:table-cell>
          <table:table-cell office:value-type="float" office:value="-0.12899652" calcext:value-type="float">
            <text:p>-0.1289965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F, F, r,C</text:p>
          </table:table-cell>
          <table:table-cell office:value-type="float" office:value="-0.12897454" calcext:value-type="float">
            <text:p>-0.1289745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F, F,C</text:p>
          </table:table-cell>
          <table:table-cell office:value-type="float" office:value="-0.12895727" calcext:value-type="float">
            <text:p>-0.12895727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r, F, F, F, L, r,C</text:p>
          </table:table-cell>
          <table:table-cell office:value-type="float" office:value="-0.12894" calcext:value-type="float">
            <text:p>-0.1289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F, F, L, r,P</text:p>
          </table:table-cell>
          <table:table-cell office:value-type="float" office:value="-0.12892587" calcext:value-type="float">
            <text:p>-0.1289258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F, F, L,0</text:p>
          </table:table-cell>
          <table:table-cell office:value-type="float" office:value="-0.12891802" calcext:value-type="float">
            <text:p>-0.1289180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r, F, F, F, L, L,P</text:p>
          </table:table-cell>
          <table:table-cell office:value-type="float" office:value="-0.12891331" calcext:value-type="float">
            <text:p>-0.1289133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F, L, L,C</text:p>
          </table:table-cell>
          <table:table-cell office:value-type="float" office:value="-0.1289086" calcext:value-type="float">
            <text:p>-0.128908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r, F, F, F, L, L,0</text:p>
          </table:table-cell>
          <table:table-cell office:value-type="float" office:value="-0.12890546" calcext:value-type="float">
            <text:p>-0.1289054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F, L,C</text:p>
          </table:table-cell>
          <table:table-cell office:value-type="float" office:value="-0.12889761" calcext:value-type="float">
            <text:p>-0.1288976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r, F, F, F, L, F,0</text:p>
          </table:table-cell>
          <table:table-cell office:value-type="float" office:value="-0.12889133" calcext:value-type="float">
            <text:p>-0.1288913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F, L, F,C</text:p>
          </table:table-cell>
          <table:table-cell office:value-type="float" office:value="-0.12888505" calcext:value-type="float">
            <text:p>-0.1288850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F, F, L,P</text:p>
          </table:table-cell>
          <table:table-cell office:value-type="float" office:value="-0.12887877" calcext:value-type="float">
            <text:p>-0.1288787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F, F, L, R,P</text:p>
          </table:table-cell>
          <table:table-cell office:value-type="float" office:value="-0.12887877" calcext:value-type="float">
            <text:p>-0.128878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F, F,0</text:p>
          </table:table-cell>
          <table:table-cell office:value-type="float" office:value="-0.12885365" calcext:value-type="float">
            <text:p>-0.12885365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r, F, F, F, r,P</text:p>
          </table:table-cell>
          <table:table-cell office:value-type="float" office:value="-0.12882225" calcext:value-type="float">
            <text:p>-0.1288222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F, F, r, F,P</text:p>
          </table:table-cell>
          <table:table-cell office:value-type="float" office:value="-0.12882225" calcext:value-type="float">
            <text:p>-0.128822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F, r, F,C</text:p>
          </table:table-cell>
          <table:table-cell office:value-type="float" office:value="-0.12880812" calcext:value-type="float">
            <text:p>-0.1288081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r, F, F, F, r, F,0</text:p>
          </table:table-cell>
          <table:table-cell office:value-type="float" office:value="-0.12879556" calcext:value-type="float">
            <text:p>-0.128795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F, r,C</text:p>
          </table:table-cell>
          <table:table-cell office:value-type="float" office:value="-0.12876887" calcext:value-type="float">
            <text:p>-0.12876887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r, F, F,C</text:p>
          </table:table-cell>
          <table:table-cell office:value-type="float" office:value="-0.12872334" calcext:value-type="float">
            <text:p>-0.12872334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L, r, F, F, L, r,C</text:p>
          </table:table-cell>
          <table:table-cell office:value-type="float" office:value="-0.12868095" calcext:value-type="float">
            <text:p>-0.1286809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r, F, F, L, r, F,0</text:p>
          </table:table-cell>
          <table:table-cell office:value-type="float" office:value="-0.12866054" calcext:value-type="float">
            <text:p>-0.1286605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L, r, F,C</text:p>
          </table:table-cell>
          <table:table-cell office:value-type="float" office:value="-0.12865112" calcext:value-type="float">
            <text:p>-0.1286511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F, L, r,P</text:p>
          </table:table-cell>
          <table:table-cell office:value-type="float" office:value="-0.1286417" calcext:value-type="float">
            <text:p>-0.128641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F, L, r, R,P</text:p>
          </table:table-cell>
          <table:table-cell office:value-type="float" office:value="-0.1286417" calcext:value-type="float">
            <text:p>-0.128641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F, L,0</text:p>
          </table:table-cell>
          <table:table-cell office:value-type="float" office:value="-0.12862129" calcext:value-type="float">
            <text:p>-0.1286212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r, F, F, L, L,P</text:p>
          </table:table-cell>
          <table:table-cell office:value-type="float" office:value="-0.12860716" calcext:value-type="float">
            <text:p>-0.1286071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F, L, L, F,P</text:p>
          </table:table-cell>
          <table:table-cell office:value-type="float" office:value="-0.12860716" calcext:value-type="float">
            <text:p>-0.1286071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L, L, F,C</text:p>
          </table:table-cell>
          <table:table-cell office:value-type="float" office:value="-0.12860245" calcext:value-type="float">
            <text:p>-0.1286024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r, F, F, L, L, F,0</text:p>
          </table:table-cell>
          <table:table-cell office:value-type="float" office:value="-0.12859931" calcext:value-type="float">
            <text:p>-0.1285993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L, L,C</text:p>
          </table:table-cell>
          <table:table-cell office:value-type="float" office:value="-0.12859617" calcext:value-type="float">
            <text:p>-0.1285961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r, F, F, L, L, L,0</text:p>
          </table:table-cell>
          <table:table-cell office:value-type="float" office:value="-0.12859303" calcext:value-type="float">
            <text:p>-0.1285930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L, L, L,C</text:p>
          </table:table-cell>
          <table:table-cell office:value-type="float" office:value="-0.12858989" calcext:value-type="float">
            <text:p>-0.1285898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F, L, L, L,P</text:p>
          </table:table-cell>
          <table:table-cell office:value-type="float" office:value="-0.12858832" calcext:value-type="float">
            <text:p>-0.1285883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F, L, L,0</text:p>
          </table:table-cell>
          <table:table-cell office:value-type="float" office:value="-0.12858518" calcext:value-type="float">
            <text:p>-0.1285851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r, F, F, L, L, r,P</text:p>
          </table:table-cell>
          <table:table-cell office:value-type="float" office:value="-0.12858204" calcext:value-type="float">
            <text:p>-0.1285820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L, L, r,C</text:p>
          </table:table-cell>
          <table:table-cell office:value-type="float" office:value="-0.12857576" calcext:value-type="float">
            <text:p>-0.1285757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F, L,C</text:p>
          </table:table-cell>
          <table:table-cell office:value-type="float" office:value="-0.12856791" calcext:value-type="float">
            <text:p>-0.12856791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r, F, F, L, F, r,C</text:p>
          </table:table-cell>
          <table:table-cell office:value-type="float" office:value="-0.12856006" calcext:value-type="float">
            <text:p>-0.1285600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F, L, F, r,P</text:p>
          </table:table-cell>
          <table:table-cell office:value-type="float" office:value="-0.12855221" calcext:value-type="float">
            <text:p>-0.1285522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F, L, F,0</text:p>
          </table:table-cell>
          <table:table-cell office:value-type="float" office:value="-0.1285475" calcext:value-type="float">
            <text:p>-0.128547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r, F, F, L, F, L,P</text:p>
          </table:table-cell>
          <table:table-cell office:value-type="float" office:value="-0.12854436" calcext:value-type="float">
            <text:p>-0.1285443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L, F, L,C</text:p>
          </table:table-cell>
          <table:table-cell office:value-type="float" office:value="-0.12854122" calcext:value-type="float">
            <text:p>-0.1285412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r, F, F, L, F, L,0</text:p>
          </table:table-cell>
          <table:table-cell office:value-type="float" office:value="-0.12853808" calcext:value-type="float">
            <text:p>-0.1285380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L, F,C</text:p>
          </table:table-cell>
          <table:table-cell office:value-type="float" office:value="-0.12853337" calcext:value-type="float">
            <text:p>-0.1285333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r, F, F, L, F, F,0</text:p>
          </table:table-cell>
          <table:table-cell office:value-type="float" office:value="-0.12852552" calcext:value-type="float">
            <text:p>-0.1285255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L, F, F,C</text:p>
          </table:table-cell>
          <table:table-cell office:value-type="float" office:value="-0.12852081" calcext:value-type="float">
            <text:p>-0.1285208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F, L,P</text:p>
          </table:table-cell>
          <table:table-cell office:value-type="float" office:value="-0.12851296" calcext:value-type="float">
            <text:p>-0.1285129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r, F, F, L, R,P</text:p>
          </table:table-cell>
          <table:table-cell office:value-type="float" office:value="-0.12851296" calcext:value-type="float">
            <text:p>-0.1285129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F, L, R, R,P</text:p>
          </table:table-cell>
          <table:table-cell office:value-type="float" office:value="-0.12851296" calcext:value-type="float">
            <text:p>-0.1285129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F,0</text:p>
          </table:table-cell>
          <table:table-cell office:value-type="float" office:value="-0.12844388" calcext:value-type="float">
            <text:p>-0.12844388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L, r, F, F, r,P</text:p>
          </table:table-cell>
          <table:table-cell office:value-type="float" office:value="-0.12835282" calcext:value-type="float">
            <text:p>-0.1283528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r, F, F, r, F,P</text:p>
          </table:table-cell>
          <table:table-cell office:value-type="float" office:value="-0.12835282" calcext:value-type="float">
            <text:p>-0.1283528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F, r, F, F,P</text:p>
          </table:table-cell>
          <table:table-cell office:value-type="float" office:value="-0.12835282" calcext:value-type="float">
            <text:p>-0.1283528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r, F, F,C</text:p>
          </table:table-cell>
          <table:table-cell office:value-type="float" office:value="-0.12833555" calcext:value-type="float">
            <text:p>-0.1283355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r, F, F, r, F, F,0</text:p>
          </table:table-cell>
          <table:table-cell office:value-type="float" office:value="-0.12832456" calcext:value-type="float">
            <text:p>-0.128324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r, F,C</text:p>
          </table:table-cell>
          <table:table-cell office:value-type="float" office:value="-0.12830886" calcext:value-type="float">
            <text:p>-0.1283088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r, F, F, r, F, L,0</text:p>
          </table:table-cell>
          <table:table-cell office:value-type="float" office:value="-0.1282963" calcext:value-type="float">
            <text:p>-0.128296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r, F, L,C</text:p>
          </table:table-cell>
          <table:table-cell office:value-type="float" office:value="-0.12828845" calcext:value-type="float">
            <text:p>-0.1282884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F, r, F, L,P</text:p>
          </table:table-cell>
          <table:table-cell office:value-type="float" office:value="-0.1282806" calcext:value-type="float">
            <text:p>-0.128280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F, r, F,0</text:p>
          </table:table-cell>
          <table:table-cell office:value-type="float" office:value="-0.12826961" calcext:value-type="float">
            <text:p>-0.1282696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r, F, F, r, F, r,P</text:p>
          </table:table-cell>
          <table:table-cell office:value-type="float" office:value="-0.12825391" calcext:value-type="float">
            <text:p>-0.1282539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F, r, F, r,C</text:p>
          </table:table-cell>
          <table:table-cell office:value-type="float" office:value="-0.12822251" calcext:value-type="float">
            <text:p>-0.1282225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F, r,C</text:p>
          </table:table-cell>
          <table:table-cell office:value-type="float" office:value="-0.1281864" calcext:value-type="float">
            <text:p>-0.1281864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r, F, F, r, L, r,C</text:p>
          </table:table-cell>
          <table:table-cell office:value-type="float" office:value="-0.12814087" calcext:value-type="float">
            <text:p>-0.1281408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C</text:p>
          </table:table-cell>
          <table:table-cell office:value-type="float" office:value="-0.12804667" calcext:value-type="float">
            <text:p>-0.12804667</text:p>
          </table:table-cell>
          <table:table-cell office:value-type="string" calcext:value-type="string">
            <text:p>Period 5 orbit</text:p>
          </table:table-cell>
        </table:table-row>
        <table:table-row table:style-name="ro1" table:visibility="filter">
          <table:table-cell office:value-type="string" calcext:value-type="string">
            <text:p>C, r, L, r, F, L, r, L, r,C</text:p>
          </table:table-cell>
          <table:table-cell office:value-type="float" office:value="-0.12795561" calcext:value-type="float">
            <text:p>-0.1279556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L, r,C</text:p>
          </table:table-cell>
          <table:table-cell office:value-type="float" office:value="-0.12791322" calcext:value-type="float">
            <text:p>-0.12791322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r, F, L, r, F, r,C</text:p>
          </table:table-cell>
          <table:table-cell office:value-type="float" office:value="-0.12788182" calcext:value-type="float">
            <text:p>-0.1278818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L, r, F, r,P</text:p>
          </table:table-cell>
          <table:table-cell office:value-type="float" office:value="-0.12785199" calcext:value-type="float">
            <text:p>-0.1278519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L, r, F,0</text:p>
          </table:table-cell>
          <table:table-cell office:value-type="float" office:value="-0.12783786" calcext:value-type="float">
            <text:p>-0.1278378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r, F, L, r, F, L,P</text:p>
          </table:table-cell>
          <table:table-cell office:value-type="float" office:value="-0.12782844" calcext:value-type="float">
            <text:p>-0.1278284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r, F, L,C</text:p>
          </table:table-cell>
          <table:table-cell office:value-type="float" office:value="-0.12782216" calcext:value-type="float">
            <text:p>-0.1278221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r, F, L, r, F, L,0</text:p>
          </table:table-cell>
          <table:table-cell office:value-type="float" office:value="-0.12781588" calcext:value-type="float">
            <text:p>-0.1278158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r, F,C</text:p>
          </table:table-cell>
          <table:table-cell office:value-type="float" office:value="-0.12780332" calcext:value-type="float">
            <text:p>-0.1278033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r, F, L, r, F, F,0</text:p>
          </table:table-cell>
          <table:table-cell office:value-type="float" office:value="-0.12779076" calcext:value-type="float">
            <text:p>-0.1277907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r, F, F,C</text:p>
          </table:table-cell>
          <table:table-cell office:value-type="float" office:value="-0.12778134" calcext:value-type="float">
            <text:p>-0.1277813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L, r,P</text:p>
          </table:table-cell>
          <table:table-cell office:value-type="float" office:value="-0.12776721" calcext:value-type="float">
            <text:p>-0.12776721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r, F, L, r, R,P</text:p>
          </table:table-cell>
          <table:table-cell office:value-type="float" office:value="-0.12776721" calcext:value-type="float">
            <text:p>-0.1277672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L, r, R, R,P</text:p>
          </table:table-cell>
          <table:table-cell office:value-type="float" office:value="-0.12776721" calcext:value-type="float">
            <text:p>-0.1277672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L,0</text:p>
          </table:table-cell>
          <table:table-cell office:value-type="float" office:value="-0.12769185" calcext:value-type="float">
            <text:p>-0.12769185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L, r, F, L, L,P</text:p>
          </table:table-cell>
          <table:table-cell office:value-type="float" office:value="-0.12763847" calcext:value-type="float">
            <text:p>-0.12763847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r, F, L, L, F,P</text:p>
          </table:table-cell>
          <table:table-cell office:value-type="float" office:value="-0.12763847" calcext:value-type="float">
            <text:p>-0.1276384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L, L, F, F,P</text:p>
          </table:table-cell>
          <table:table-cell office:value-type="float" office:value="-0.12763847" calcext:value-type="float">
            <text:p>-0.1276384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L, F, F,C</text:p>
          </table:table-cell>
          <table:table-cell office:value-type="float" office:value="-0.12763219" calcext:value-type="float">
            <text:p>-0.1276321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r, F, L, L, F, F,0</text:p>
          </table:table-cell>
          <table:table-cell office:value-type="float" office:value="-0.12762748" calcext:value-type="float">
            <text:p>-0.1276274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L, F,C</text:p>
          </table:table-cell>
          <table:table-cell office:value-type="float" office:value="-0.12762277" calcext:value-type="float">
            <text:p>-0.1276227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r, F, L, L, F, L,0</text:p>
          </table:table-cell>
          <table:table-cell office:value-type="float" office:value="-0.12761806" calcext:value-type="float">
            <text:p>-0.1276180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L, F, L,C</text:p>
          </table:table-cell>
          <table:table-cell office:value-type="float" office:value="-0.12761649" calcext:value-type="float">
            <text:p>-0.1276164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L, L, F, L,P</text:p>
          </table:table-cell>
          <table:table-cell office:value-type="float" office:value="-0.12761492" calcext:value-type="float">
            <text:p>-0.1276149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L, L, F,0</text:p>
          </table:table-cell>
          <table:table-cell office:value-type="float" office:value="-0.12761178" calcext:value-type="float">
            <text:p>-0.1276117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r, F, L, L, F, r,P</text:p>
          </table:table-cell>
          <table:table-cell office:value-type="float" office:value="-0.12760864" calcext:value-type="float">
            <text:p>-0.1276086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L, F, r,C</text:p>
          </table:table-cell>
          <table:table-cell office:value-type="float" office:value="-0.12760079" calcext:value-type="float">
            <text:p>-0.1276007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L, L,C</text:p>
          </table:table-cell>
          <table:table-cell office:value-type="float" office:value="-0.12759608" calcext:value-type="float">
            <text:p>-0.12759608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r, F, L, L, L, r,C</text:p>
          </table:table-cell>
          <table:table-cell office:value-type="float" office:value="-0.12759137" calcext:value-type="float">
            <text:p>-0.1275913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L, L, L, r,P</text:p>
          </table:table-cell>
          <table:table-cell office:value-type="float" office:value="-0.12758509" calcext:value-type="float">
            <text:p>-0.1275850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L, L, L,0</text:p>
          </table:table-cell>
          <table:table-cell office:value-type="float" office:value="-0.12758352" calcext:value-type="float">
            <text:p>-0.1275835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r, F, L, L, L, L,P</text:p>
          </table:table-cell>
          <table:table-cell office:value-type="float" office:value="-0.12758038" calcext:value-type="float">
            <text:p>-0.1275803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L, L, L,</text:p>
          </table:table-cell>
          <table:table-cell office:value-type="float" office:value="-0.12757881" calcext:value-type="float">
            <text:p>-0.1275788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L, r, F, L, L, L,C</text:p>
          </table:table-cell>
          <table:table-cell office:value-type="float" office:value="-0.12757567" calcext:value-type="float">
            <text:p>-0.1275756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r, F, L, L, L, F,0</text:p>
          </table:table-cell>
          <table:table-cell office:value-type="float" office:value="-0.12757253" calcext:value-type="float">
            <text:p>-0.1275725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L, L, F,C</text:p>
          </table:table-cell>
          <table:table-cell office:value-type="float" office:value="-0.12757096" calcext:value-type="float">
            <text:p>-0.1275709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L, L, L,P</text:p>
          </table:table-cell>
          <table:table-cell office:value-type="float" office:value="-0.12756782" calcext:value-type="float">
            <text:p>-0.1275678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L, L, L, R,P</text:p>
          </table:table-cell>
          <table:table-cell office:value-type="float" office:value="-0.12756782" calcext:value-type="float">
            <text:p>-0.1275678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L, L,0</text:p>
          </table:table-cell>
          <table:table-cell office:value-type="float" office:value="-0.12755683" calcext:value-type="float">
            <text:p>-0.12755683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r, F, L, L, r,P</text:p>
          </table:table-cell>
          <table:table-cell office:value-type="float" office:value="-0.1275427" calcext:value-type="float">
            <text:p>-0.127542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L, L, r, F,P</text:p>
          </table:table-cell>
          <table:table-cell office:value-type="float" office:value="-0.1275427" calcext:value-type="float">
            <text:p>-0.127542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L, r, F,C</text:p>
          </table:table-cell>
          <table:table-cell office:value-type="float" office:value="-0.12753485" calcext:value-type="float">
            <text:p>-0.1275348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r, F, L, L, r, F,0</text:p>
          </table:table-cell>
          <table:table-cell office:value-type="float" office:value="-0.12752857" calcext:value-type="float">
            <text:p>-0.1275285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L, r,C</text:p>
          </table:table-cell>
          <table:table-cell office:value-type="float" office:value="-0.12751287" calcext:value-type="float">
            <text:p>-0.12751287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r, F, L,C</text:p>
          </table:table-cell>
          <table:table-cell office:value-type="float" office:value="-0.12748618" calcext:value-type="float">
            <text:p>-0.12748618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L, r, F, L, F, r,C</text:p>
          </table:table-cell>
          <table:table-cell office:value-type="float" office:value="-0.12745949" calcext:value-type="float">
            <text:p>-0.1274594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r, F, L, F, r, F,0</text:p>
          </table:table-cell>
          <table:table-cell office:value-type="float" office:value="-0.12744222" calcext:value-type="float">
            <text:p>-0.1274422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F, r, F,C</text:p>
          </table:table-cell>
          <table:table-cell office:value-type="float" office:value="-0.1274328" calcext:value-type="float">
            <text:p>-0.127432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L, F, r,P</text:p>
          </table:table-cell>
          <table:table-cell office:value-type="float" office:value="-0.12742338" calcext:value-type="float">
            <text:p>-0.1274233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L, F, r, R,P</text:p>
          </table:table-cell>
          <table:table-cell office:value-type="float" office:value="-0.12742338" calcext:value-type="float">
            <text:p>-0.1274233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L, F,0</text:p>
          </table:table-cell>
          <table:table-cell office:value-type="float" office:value="-0.12740454" calcext:value-type="float">
            <text:p>-0.1274045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r, F, L, F, L,P</text:p>
          </table:table-cell>
          <table:table-cell office:value-type="float" office:value="-0.12738884" calcext:value-type="float">
            <text:p>-0.1273888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L, F, L, F,P</text:p>
          </table:table-cell>
          <table:table-cell office:value-type="float" office:value="-0.12738884" calcext:value-type="float">
            <text:p>-0.1273888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F, L, F,C</text:p>
          </table:table-cell>
          <table:table-cell office:value-type="float" office:value="-0.1273857" calcext:value-type="float">
            <text:p>-0.127385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r, F, L, F, L, F,0</text:p>
          </table:table-cell>
          <table:table-cell office:value-type="float" office:value="-0.12738256" calcext:value-type="float">
            <text:p>-0.127382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F, L,C</text:p>
          </table:table-cell>
          <table:table-cell office:value-type="float" office:value="-0.12737785" calcext:value-type="float">
            <text:p>-0.1273778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r, F, L, F, L, L,0</text:p>
          </table:table-cell>
          <table:table-cell office:value-type="float" office:value="-0.12737314" calcext:value-type="float">
            <text:p>-0.1273731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F, L, L,C</text:p>
          </table:table-cell>
          <table:table-cell office:value-type="float" office:value="-0.12737157" calcext:value-type="float">
            <text:p>-0.1273715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L, F, L, L,P</text:p>
          </table:table-cell>
          <table:table-cell office:value-type="float" office:value="-0.12736843" calcext:value-type="float">
            <text:p>-0.1273684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L, F, L,0</text:p>
          </table:table-cell>
          <table:table-cell office:value-type="float" office:value="-0.12736529" calcext:value-type="float">
            <text:p>-0.1273652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r, F, L, F, L, r,P</text:p>
          </table:table-cell>
          <table:table-cell office:value-type="float" office:value="-0.12736215" calcext:value-type="float">
            <text:p>-0.1273621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F, L, r,C</text:p>
          </table:table-cell>
          <table:table-cell office:value-type="float" office:value="-0.12735273" calcext:value-type="float">
            <text:p>-0.1273527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L, F,C</text:p>
          </table:table-cell>
          <table:table-cell office:value-type="float" office:value="-0.12734331" calcext:value-type="float">
            <text:p>-0.12734331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r, F, L, F, F, r,C</text:p>
          </table:table-cell>
          <table:table-cell office:value-type="float" office:value="-0.12733546" calcext:value-type="float">
            <text:p>-0.1273354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L, F, F, r,P</text:p>
          </table:table-cell>
          <table:table-cell office:value-type="float" office:value="-0.1273229" calcext:value-type="float">
            <text:p>-0.127322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L, F, F,0</text:p>
          </table:table-cell>
          <table:table-cell office:value-type="float" office:value="-0.12731505" calcext:value-type="float">
            <text:p>-0.1273150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r, F, L, F, F, L,P</text:p>
          </table:table-cell>
          <table:table-cell office:value-type="float" office:value="-0.12731034" calcext:value-type="float">
            <text:p>-0.1273103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F, F, L,C</text:p>
          </table:table-cell>
          <table:table-cell office:value-type="float" office:value="-0.12730563" calcext:value-type="float">
            <text:p>-0.1273056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r, F, L, F, F, L,0</text:p>
          </table:table-cell>
          <table:table-cell office:value-type="float" office:value="-0.12730092" calcext:value-type="float">
            <text:p>-0.1273009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F, F,C</text:p>
          </table:table-cell>
          <table:table-cell office:value-type="float" office:value="-0.12729307" calcext:value-type="float">
            <text:p>-0.1272930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r, F, L, F, F, F,0</text:p>
          </table:table-cell>
          <table:table-cell office:value-type="float" office:value="-0.12728208" calcext:value-type="float">
            <text:p>-0.1272820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L, F, F, F,C</text:p>
          </table:table-cell>
          <table:table-cell office:value-type="float" office:value="-0.12727266" calcext:value-type="float">
            <text:p>-0.1272726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L,P</text:p>
          </table:table-cell>
          <table:table-cell office:value-type="float" office:value="-0.12725696" calcext:value-type="float">
            <text:p>-0.12725696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r, F, L, R,P</text:p>
          </table:table-cell>
          <table:table-cell office:value-type="float" office:value="-0.12725696" calcext:value-type="float">
            <text:p>-0.1272569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r, F, L, R, R,P</text:p>
          </table:table-cell>
          <table:table-cell office:value-type="float" office:value="-0.12725696" calcext:value-type="float">
            <text:p>-0.1272569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L, R, R, R,P</text:p>
          </table:table-cell>
          <table:table-cell office:value-type="float" office:value="-0.12725696" calcext:value-type="float">
            <text:p>-0.1272569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0</text:p>
          </table:table-cell>
          <table:table-cell office:value-type="float" office:value="-0.12694767" calcext:value-type="float">
            <text:p>-0.12694767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L, r, F, r,P</text:p>
          </table:table-cell>
          <table:table-cell office:value-type="float" office:value="-0.12645783" calcext:value-type="float">
            <text:p>-0.12645783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L, r, F, r, F,P</text:p>
          </table:table-cell>
          <table:table-cell office:value-type="float" office:value="-0.12645783" calcext:value-type="float">
            <text:p>-0.1264578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L, r, F, r, F, F,P</text:p>
          </table:table-cell>
          <table:table-cell office:value-type="float" office:value="-0.12645783" calcext:value-type="float">
            <text:p>-0.1264578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r, F, F, F,P</text:p>
          </table:table-cell>
          <table:table-cell office:value-type="float" office:value="-0.12645783" calcext:value-type="float">
            <text:p>-0.1264578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r, F, F, F,C</text:p>
          </table:table-cell>
          <table:table-cell office:value-type="float" office:value="-0.12641544" calcext:value-type="float">
            <text:p>-0.1264154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r, F, r, F, F, F,0</text:p>
          </table:table-cell>
          <table:table-cell office:value-type="float" office:value="-0.12639032" calcext:value-type="float">
            <text:p>-0.1263903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r, F, F,C</text:p>
          </table:table-cell>
          <table:table-cell office:value-type="float" office:value="-0.12635735" calcext:value-type="float">
            <text:p>-0.1263573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r, F, r, F, F, L,0</text:p>
          </table:table-cell>
          <table:table-cell office:value-type="float" office:value="-0.12633223" calcext:value-type="float">
            <text:p>-0.1263322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r, F, F, L,C</text:p>
          </table:table-cell>
          <table:table-cell office:value-type="float" office:value="-0.1263181" calcext:value-type="float">
            <text:p>-0.126318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r, F, F, L,P</text:p>
          </table:table-cell>
          <table:table-cell office:value-type="float" office:value="-0.12630397" calcext:value-type="float">
            <text:p>-0.1263039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r, F, F,0</text:p>
          </table:table-cell>
          <table:table-cell office:value-type="float" office:value="-0.1262867" calcext:value-type="float">
            <text:p>-0.126286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r, F, r, F, F, r,P</text:p>
          </table:table-cell>
          <table:table-cell office:value-type="float" office:value="-0.12626158" calcext:value-type="float">
            <text:p>-0.1262615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r, F, F, r,C</text:p>
          </table:table-cell>
          <table:table-cell office:value-type="float" office:value="-0.12621605" calcext:value-type="float">
            <text:p>-0.1262160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r, F,C</text:p>
          </table:table-cell>
          <table:table-cell office:value-type="float" office:value="-0.12618465" calcext:value-type="float">
            <text:p>-0.12618465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L, r, F, r, F, L, r,C</text:p>
          </table:table-cell>
          <table:table-cell office:value-type="float" office:value="-0.12615639" calcext:value-type="float">
            <text:p>-0.1261563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r, F, L, r,P</text:p>
          </table:table-cell>
          <table:table-cell office:value-type="float" office:value="-0.126114" calcext:value-type="float">
            <text:p>-0.12611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r, F, L,0</text:p>
          </table:table-cell>
          <table:table-cell office:value-type="float" office:value="-0.12609359" calcext:value-type="float">
            <text:p>-0.1260935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L, r, F, r, F, L, L,P</text:p>
          </table:table-cell>
          <table:table-cell office:value-type="float" office:value="-0.12607946" calcext:value-type="float">
            <text:p>-0.1260794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r, F, L, L,C</text:p>
          </table:table-cell>
          <table:table-cell office:value-type="float" office:value="-0.12606847" calcext:value-type="float">
            <text:p>-0.1260684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r, F, r, F, L, L,0</text:p>
          </table:table-cell>
          <table:table-cell office:value-type="float" office:value="-0.12605748" calcext:value-type="float">
            <text:p>-0.1260574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r, F, L,C</text:p>
          </table:table-cell>
          <table:table-cell office:value-type="float" office:value="-0.12604021" calcext:value-type="float">
            <text:p>-0.1260402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L, r, F, r, F, L, F,0</text:p>
          </table:table-cell>
          <table:table-cell office:value-type="float" office:value="-0.12601823" calcext:value-type="float">
            <text:p>-0.1260182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r, F, L, F,C</text:p>
          </table:table-cell>
          <table:table-cell office:value-type="float" office:value="-0.12600096" calcext:value-type="float">
            <text:p>-0.1260009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L, r, F, r, F, L,P</text:p>
          </table:table-cell>
          <table:table-cell office:value-type="float" office:value="-0.12597898" calcext:value-type="float">
            <text:p>-0.1259789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r, F, L, R,P</text:p>
          </table:table-cell>
          <table:table-cell office:value-type="float" office:value="-0.12597898" calcext:value-type="float">
            <text:p>-0.1259789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L, r, F, r, F,0</text:p>
          </table:table-cell>
          <table:table-cell office:value-type="float" office:value="-0.12589577" calcext:value-type="float">
            <text:p>-0.12589577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L, r, F, r, F, r,P</text:p>
          </table:table-cell>
          <table:table-cell office:value-type="float" office:value="-0.12576389" calcext:value-type="float">
            <text:p>-0.1257638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L, r, F, r, F, r, F,P</text:p>
          </table:table-cell>
          <table:table-cell office:value-type="float" office:value="-0.12576389" calcext:value-type="float">
            <text:p>-0.1257638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L, r, F, r, F, r, F,C</text:p>
          </table:table-cell>
          <table:table-cell office:value-type="float" office:value="-0.12569167" calcext:value-type="float">
            <text:p>-0.1256916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L, r, F, r, F, r, F,0</text:p>
          </table:table-cell>
          <table:table-cell office:value-type="float" office:value="-0.12561317" calcext:value-type="float">
            <text:p>-0.1256131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L, r, F, r, F, r,C</text:p>
          </table:table-cell>
          <table:table-cell office:value-type="float" office:value="-0.12540436" calcext:value-type="float">
            <text:p>-0.12540436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r, F, r,C</text:p>
          </table:table-cell>
          <table:table-cell office:value-type="float" office:value="-0.12504954" calcext:value-type="float">
            <text:p>-0.12504954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L, r, F, r, L, r,C</text:p>
          </table:table-cell>
          <table:table-cell office:value-type="float" office:value="-0.12417505" calcext:value-type="float">
            <text:p>-0.12417505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L, r,C</text:p>
          </table:table-cell>
          <table:table-cell office:value-type="float" office:value="-0.12354234" calcext:value-type="float">
            <text:p>-0.12354234</text:p>
          </table:table-cell>
          <table:table-cell office:value-type="string" calcext:value-type="string">
            <text:p>Period 4 orbit</text:p>
          </table:table-cell>
        </table:table-row>
        <table:table-row table:style-name="ro1" table:visibility="filter">
          <table:table-cell office:value-type="string" calcext:value-type="string">
            <text:p>C, r, L, r, L, r, L, r,C</text:p>
          </table:table-cell>
          <table:table-cell office:value-type="float" office:value="-0.12354234" calcext:value-type="float">
            <text:p>-0.12354234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C</text:p>
          </table:table-cell>
          <table:table-cell office:value-type="float" office:value="-0.12138673" calcext:value-type="float">
            <text:p>-0.12138673</text:p>
          </table:table-cell>
          <table:table-cell office:value-type="string" calcext:value-type="string">
            <text:p>Period 2 orbit</text:p>
          </table:table-cell>
        </table:table-row>
        <table:table-row table:style-name="ro1" table:visibility="filter">
          <table:table-cell office:value-type="string" calcext:value-type="string">
            <text:p>C, r, F, r,C</text:p>
          </table:table-cell>
          <table:table-cell office:value-type="float" office:value="-0.12138673" calcext:value-type="float">
            <text:p>-0.12138673</text:p>
          </table:table-cell>
          <table:table-cell office:value-type="string" calcext:value-type="string">
            <text:p>Period 4 orbit</text:p>
          </table:table-cell>
        </table:table-row>
        <table:table-row table:style-name="ro1" table:visibility="filter">
          <table:table-cell office:value-type="string" calcext:value-type="string">
            <text:p>C, r, F, r, F, r,C</text:p>
          </table:table-cell>
          <table:table-cell office:value-type="float" office:value="-0.12138673" calcext:value-type="float">
            <text:p>-0.12138673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F, r, F, r, F, r,C</text:p>
          </table:table-cell>
          <table:table-cell office:value-type="float" office:value="-0.12138673" calcext:value-type="float">
            <text:p>-0.1213867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r, F, r, F, r, F,0</text:p>
          </table:table-cell>
          <table:table-cell office:value-type="float" office:value="-0.11985284" calcext:value-type="float">
            <text:p>-0.1198528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r, F, r, F,C</text:p>
          </table:table-cell>
          <table:table-cell office:value-type="float" office:value="-0.11963618" calcext:value-type="float">
            <text:p>-0.1196361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r, F, r, F, r,P</text:p>
          </table:table-cell>
          <table:table-cell office:value-type="float" office:value="-0.11946819" calcext:value-type="float">
            <text:p>-0.1194681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F, r, F, r, R,P</text:p>
          </table:table-cell>
          <table:table-cell office:value-type="float" office:value="-0.11946819" calcext:value-type="float">
            <text:p>-0.1194681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r, F,0</text:p>
          </table:table-cell>
          <table:table-cell office:value-type="float" office:value="-0.119206" calcext:value-type="float">
            <text:p>-0.119206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r, F, r, F, L,P</text:p>
          </table:table-cell>
          <table:table-cell office:value-type="float" office:value="-0.11905528" calcext:value-type="float">
            <text:p>-0.1190552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F, r, F, L, F,P</text:p>
          </table:table-cell>
          <table:table-cell office:value-type="float" office:value="-0.11905528" calcext:value-type="float">
            <text:p>-0.1190552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r, F, L, F,C</text:p>
          </table:table-cell>
          <table:table-cell office:value-type="float" office:value="-0.11901289" calcext:value-type="float">
            <text:p>-0.1190128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r, F, r, F, L, F,0</text:p>
          </table:table-cell>
          <table:table-cell office:value-type="float" office:value="-0.11898306" calcext:value-type="float">
            <text:p>-0.1189830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r, F, L,C</text:p>
          </table:table-cell>
          <table:table-cell office:value-type="float" office:value="-0.11894695" calcext:value-type="float">
            <text:p>-0.1189469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r, F, r, F, L, L,0</text:p>
          </table:table-cell>
          <table:table-cell office:value-type="float" office:value="-0.11891555" calcext:value-type="float">
            <text:p>-0.1189155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r, F, L, L,C</text:p>
          </table:table-cell>
          <table:table-cell office:value-type="float" office:value="-0.11889671" calcext:value-type="float">
            <text:p>-0.1188967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r, F, r, F, L, L,P</text:p>
          </table:table-cell>
          <table:table-cell office:value-type="float" office:value="-0.1188763" calcext:value-type="float">
            <text:p>-0.118876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r, F, L,0</text:p>
          </table:table-cell>
          <table:table-cell office:value-type="float" office:value="-0.11884961" calcext:value-type="float">
            <text:p>-0.1188496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r, F, r, F, L, r,P</text:p>
          </table:table-cell>
          <table:table-cell office:value-type="float" office:value="-0.11881193" calcext:value-type="float">
            <text:p>-0.1188119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r, F,C</text:p>
          </table:table-cell>
          <table:table-cell office:value-type="float" office:value="-0.11870831" calcext:value-type="float">
            <text:p>-0.11870831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r, F, r, F, F, r,P</text:p>
          </table:table-cell>
          <table:table-cell office:value-type="float" office:value="-0.11859998" calcext:value-type="float">
            <text:p>-0.1185999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r, F, F,0</text:p>
          </table:table-cell>
          <table:table-cell office:value-type="float" office:value="-0.11855759" calcext:value-type="float">
            <text:p>-0.1185575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r, F, r, F, F, L,P</text:p>
          </table:table-cell>
          <table:table-cell office:value-type="float" office:value="-0.11852776" calcext:value-type="float">
            <text:p>-0.1185277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r, F, F, L,C</text:p>
          </table:table-cell>
          <table:table-cell office:value-type="float" office:value="-0.11850421" calcext:value-type="float">
            <text:p>-0.1185042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r, F, r, F, F, L,0</text:p>
          </table:table-cell>
          <table:table-cell office:value-type="float" office:value="-0.11848066" calcext:value-type="float">
            <text:p>-0.1184806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r, F, F,C</text:p>
          </table:table-cell>
          <table:table-cell office:value-type="float" office:value="-0.11844141" calcext:value-type="float">
            <text:p>-0.1184414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r, F, r, F, F, F,0</text:p>
          </table:table-cell>
          <table:table-cell office:value-type="float" office:value="-0.11839431" calcext:value-type="float">
            <text:p>-0.1183943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r, F, F, F,C</text:p>
          </table:table-cell>
          <table:table-cell office:value-type="float" office:value="-0.11835192" calcext:value-type="float">
            <text:p>-0.1183519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r, F, r,P</text:p>
          </table:table-cell>
          <table:table-cell office:value-type="float" office:value="-0.11828755" calcext:value-type="float">
            <text:p>-0.11828755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F, r, F, r, R,P</text:p>
          </table:table-cell>
          <table:table-cell office:value-type="float" office:value="-0.11828755" calcext:value-type="float">
            <text:p>-0.11828755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r, F, r, R, R,P</text:p>
          </table:table-cell>
          <table:table-cell office:value-type="float" office:value="-0.11828755" calcext:value-type="float">
            <text:p>-0.1182875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F, r, R, R, R,P</text:p>
          </table:table-cell>
          <table:table-cell office:value-type="float" office:value="-0.11828755" calcext:value-type="float">
            <text:p>-0.1182875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0</text:p>
          </table:table-cell>
          <table:table-cell office:value-type="float" office:value="-0.11757791" calcext:value-type="float">
            <text:p>-0.11757791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F, r, F, L,P</text:p>
          </table:table-cell>
          <table:table-cell office:value-type="float" office:value="-0.11713674" calcext:value-type="float">
            <text:p>-0.11713674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F, r, F, L, F,P</text:p>
          </table:table-cell>
          <table:table-cell office:value-type="float" office:value="-0.11713674" calcext:value-type="float">
            <text:p>-0.11713674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r, F, L, F, F,P</text:p>
          </table:table-cell>
          <table:table-cell office:value-type="float" office:value="-0.11713674" calcext:value-type="float">
            <text:p>-0.1171367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F, L, F, F, F,P</text:p>
          </table:table-cell>
          <table:table-cell office:value-type="float" office:value="-0.11713674" calcext:value-type="float">
            <text:p>-0.1171367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F, F, F,C</text:p>
          </table:table-cell>
          <table:table-cell office:value-type="float" office:value="-0.11711319" calcext:value-type="float">
            <text:p>-0.1171131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r, F, L, F, F, F,0</text:p>
          </table:table-cell>
          <table:table-cell office:value-type="float" office:value="-0.11709906" calcext:value-type="float">
            <text:p>-0.1170990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F, F,C</text:p>
          </table:table-cell>
          <table:table-cell office:value-type="float" office:value="-0.11708336" calcext:value-type="float">
            <text:p>-0.1170833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r, F, L, F, F, L,0</text:p>
          </table:table-cell>
          <table:table-cell office:value-type="float" office:value="-0.1170708" calcext:value-type="float">
            <text:p>-0.117070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F, F, L,C</text:p>
          </table:table-cell>
          <table:table-cell office:value-type="float" office:value="-0.11706452" calcext:value-type="float">
            <text:p>-0.1170645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r, F, L, F, F, L,P</text:p>
          </table:table-cell>
          <table:table-cell office:value-type="float" office:value="-0.11705667" calcext:value-type="float">
            <text:p>-0.1170566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L, F, F,0</text:p>
          </table:table-cell>
          <table:table-cell office:value-type="float" office:value="-0.11704882" calcext:value-type="float">
            <text:p>-0.1170488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r, F, L, F, F, r,P</text:p>
          </table:table-cell>
          <table:table-cell office:value-type="float" office:value="-0.11703626" calcext:value-type="float">
            <text:p>-0.1170362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F,C</text:p>
          </table:table-cell>
          <table:table-cell office:value-type="float" office:value="-0.11700957" calcext:value-type="float">
            <text:p>-0.11700957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r, F, L, F, L, r,P</text:p>
          </table:table-cell>
          <table:table-cell office:value-type="float" office:value="-0.11698759" calcext:value-type="float">
            <text:p>-0.1169875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L, F, L,0</text:p>
          </table:table-cell>
          <table:table-cell office:value-type="float" office:value="-0.11697817" calcext:value-type="float">
            <text:p>-0.1169781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r, F, L, F, L, L,P</text:p>
          </table:table-cell>
          <table:table-cell office:value-type="float" office:value="-0.11697346" calcext:value-type="float">
            <text:p>-0.1169734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F, L, L,C</text:p>
          </table:table-cell>
          <table:table-cell office:value-type="float" office:value="-0.11696875" calcext:value-type="float">
            <text:p>-0.1169687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r, F, L, F, L, L,0</text:p>
          </table:table-cell>
          <table:table-cell office:value-type="float" office:value="-0.11696561" calcext:value-type="float">
            <text:p>-0.1169656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F, L,C</text:p>
          </table:table-cell>
          <table:table-cell office:value-type="float" office:value="-0.11695933" calcext:value-type="float">
            <text:p>-0.1169593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r, F, L, F, L, F,0</text:p>
          </table:table-cell>
          <table:table-cell office:value-type="float" office:value="-0.11695305" calcext:value-type="float">
            <text:p>-0.1169530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F, L, F,C</text:p>
          </table:table-cell>
          <table:table-cell office:value-type="float" office:value="-0.11694677" calcext:value-type="float">
            <text:p>-0.1169467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r, F, L, F, L,P</text:p>
          </table:table-cell>
          <table:table-cell office:value-type="float" office:value="-0.11694049" calcext:value-type="float">
            <text:p>-0.1169404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F, L, F, L, R,P</text:p>
          </table:table-cell>
          <table:table-cell office:value-type="float" office:value="-0.11694049" calcext:value-type="float">
            <text:p>-0.1169404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L, F,0</text:p>
          </table:table-cell>
          <table:table-cell office:value-type="float" office:value="-0.11691694" calcext:value-type="float">
            <text:p>-0.1169169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r, F, L, F, r,P</text:p>
          </table:table-cell>
          <table:table-cell office:value-type="float" office:value="-0.1168824" calcext:value-type="float">
            <text:p>-0.116882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F, L, F, r, F,P</text:p>
          </table:table-cell>
          <table:table-cell office:value-type="float" office:value="-0.1168824" calcext:value-type="float">
            <text:p>-0.116882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F, r, F,C</text:p>
          </table:table-cell>
          <table:table-cell office:value-type="float" office:value="-0.11686513" calcext:value-type="float">
            <text:p>-0.1168651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r, F, L, F, r, F,0</text:p>
          </table:table-cell>
          <table:table-cell office:value-type="float" office:value="-0.11684315" calcext:value-type="float">
            <text:p>-0.1168431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C</text:p>
          </table:table-cell>
          <table:table-cell office:value-type="float" office:value="-0.11680547" calcext:value-type="float">
            <text:p>-0.11680547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F, r, F, L, L, r, F,0</text:p>
          </table:table-cell>
          <table:table-cell office:value-type="float" office:value="-0.11676936" calcext:value-type="float">
            <text:p>-0.1167693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L, r, F,C</text:p>
          </table:table-cell>
          <table:table-cell office:value-type="float" office:value="-0.11675052" calcext:value-type="float">
            <text:p>-0.1167505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r, F, L, L, r,P</text:p>
          </table:table-cell>
          <table:table-cell office:value-type="float" office:value="-0.11673482" calcext:value-type="float">
            <text:p>-0.1167348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F, L, L, r, R,P</text:p>
          </table:table-cell>
          <table:table-cell office:value-type="float" office:value="-0.11673482" calcext:value-type="float">
            <text:p>-0.1167348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L, L,0</text:p>
          </table:table-cell>
          <table:table-cell office:value-type="float" office:value="-0.11670813" calcext:value-type="float">
            <text:p>-0.11670813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r, F, L, L, L,P</text:p>
          </table:table-cell>
          <table:table-cell office:value-type="float" office:value="-0.11669086" calcext:value-type="float">
            <text:p>-0.1166908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F, L, L, L, F,P</text:p>
          </table:table-cell>
          <table:table-cell office:value-type="float" office:value="-0.11669086" calcext:value-type="float">
            <text:p>-0.1166908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L, L, F,C</text:p>
          </table:table-cell>
          <table:table-cell office:value-type="float" office:value="-0.11668458" calcext:value-type="float">
            <text:p>-0.1166845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r, F, L, L, L, F,0</text:p>
          </table:table-cell>
          <table:table-cell office:value-type="float" office:value="-0.11668144" calcext:value-type="float">
            <text:p>-0.1166814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L, L,C</text:p>
          </table:table-cell>
          <table:table-cell office:value-type="float" office:value="-0.11667673" calcext:value-type="float">
            <text:p>-0.1166767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r, F, L, L, L, L,0</text:p>
          </table:table-cell>
          <table:table-cell office:value-type="float" office:value="-0.11667202" calcext:value-type="float">
            <text:p>-0.1166720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L, L, L,C</text:p>
          </table:table-cell>
          <table:table-cell office:value-type="float" office:value="-0.11667045" calcext:value-type="float">
            <text:p>-0.1166704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r, F, L, L, L, L,P</text:p>
          </table:table-cell>
          <table:table-cell office:value-type="float" office:value="-0.11666731" calcext:value-type="float">
            <text:p>-0.1166673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L, L, L,0</text:p>
          </table:table-cell>
          <table:table-cell office:value-type="float" office:value="-0.11666417" calcext:value-type="float">
            <text:p>-0.1166641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r, F, L, L, L, r,P</text:p>
          </table:table-cell>
          <table:table-cell office:value-type="float" office:value="-0.11665789" calcext:value-type="float">
            <text:p>-0.1166578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L,C</text:p>
          </table:table-cell>
          <table:table-cell office:value-type="float" office:value="-0.11664376" calcext:value-type="float">
            <text:p>-0.11664376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r, F, L, L, F, r,P</text:p>
          </table:table-cell>
          <table:table-cell office:value-type="float" office:value="-0.11662806" calcext:value-type="float">
            <text:p>-0.1166280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L, L, F,0</text:p>
          </table:table-cell>
          <table:table-cell office:value-type="float" office:value="-0.11662178" calcext:value-type="float">
            <text:p>-0.1166217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r, F, L, L, F, L,P</text:p>
          </table:table-cell>
          <table:table-cell office:value-type="float" office:value="-0.11661707" calcext:value-type="float">
            <text:p>-0.1166170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L, F, L,C</text:p>
          </table:table-cell>
          <table:table-cell office:value-type="float" office:value="-0.11661236" calcext:value-type="float">
            <text:p>-0.1166123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r, F, L, L, F, L,0</text:p>
          </table:table-cell>
          <table:table-cell office:value-type="float" office:value="-0.11660922" calcext:value-type="float">
            <text:p>-0.1166092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L, F,C</text:p>
          </table:table-cell>
          <table:table-cell office:value-type="float" office:value="-0.11660294" calcext:value-type="float">
            <text:p>-0.1166029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r, F, L, L, F, F,0</text:p>
          </table:table-cell>
          <table:table-cell office:value-type="float" office:value="-0.11659509" calcext:value-type="float">
            <text:p>-0.1165950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L, F, F,C</text:p>
          </table:table-cell>
          <table:table-cell office:value-type="float" office:value="-0.11658881" calcext:value-type="float">
            <text:p>-0.1165888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r, F, L, L,P</text:p>
          </table:table-cell>
          <table:table-cell office:value-type="float" office:value="-0.11657782" calcext:value-type="float">
            <text:p>-0.1165778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r, F, L, L, R,P</text:p>
          </table:table-cell>
          <table:table-cell office:value-type="float" office:value="-0.11657782" calcext:value-type="float">
            <text:p>-0.1165778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F, L, L, R, R,P</text:p>
          </table:table-cell>
          <table:table-cell office:value-type="float" office:value="-0.11657782" calcext:value-type="float">
            <text:p>-0.1165778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L,0</text:p>
          </table:table-cell>
          <table:table-cell office:value-type="float" office:value="-0.11649304" calcext:value-type="float">
            <text:p>-0.11649304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F, r, F, L, r,P</text:p>
          </table:table-cell>
          <table:table-cell office:value-type="float" office:value="-0.11636273" calcext:value-type="float">
            <text:p>-0.1163627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r, F, L, r, F,P</text:p>
          </table:table-cell>
          <table:table-cell office:value-type="float" office:value="-0.11636273" calcext:value-type="float">
            <text:p>-0.1163627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F, L, r, F, F,P</text:p>
          </table:table-cell>
          <table:table-cell office:value-type="float" office:value="-0.11636273" calcext:value-type="float">
            <text:p>-0.1163627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r, F, F,C</text:p>
          </table:table-cell>
          <table:table-cell office:value-type="float" office:value="-0.11633447" calcext:value-type="float">
            <text:p>-0.1163344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r, F, L, r, F, F,0</text:p>
          </table:table-cell>
          <table:table-cell office:value-type="float" office:value="-0.11631406" calcext:value-type="float">
            <text:p>-0.1163140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r, F,C</text:p>
          </table:table-cell>
          <table:table-cell office:value-type="float" office:value="-0.11628737" calcext:value-type="float">
            <text:p>-0.1162873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r, F, L, r, F, L,0</text:p>
          </table:table-cell>
          <table:table-cell office:value-type="float" office:value="-0.11626225" calcext:value-type="float">
            <text:p>-0.1162622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L, r, F, L,C</text:p>
          </table:table-cell>
          <table:table-cell office:value-type="float" office:value="-0.11624341" calcext:value-type="float">
            <text:p>-0.1162434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r, F, L, r, F, L,P</text:p>
          </table:table-cell>
          <table:table-cell office:value-type="float" office:value="-0.116223" calcext:value-type="float">
            <text:p>-0.11622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L, r, F,0</text:p>
          </table:table-cell>
          <table:table-cell office:value-type="float" office:value="-0.11619317" calcext:value-type="float">
            <text:p>-0.1161931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r, F, L, r, F, r,P</text:p>
          </table:table-cell>
          <table:table-cell office:value-type="float" office:value="-0.11613194" calcext:value-type="float">
            <text:p>-0.1161319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C</text:p>
          </table:table-cell>
          <table:table-cell office:value-type="float" office:value="-0.11603303" calcext:value-type="float">
            <text:p>-0.11603303</text:p>
          </table:table-cell>
          <table:table-cell office:value-type="string" calcext:value-type="string">
            <text:p>Period 5 orbit</text:p>
          </table:table-cell>
        </table:table-row>
        <table:table-row table:style-name="ro1" table:visibility="filter">
          <table:table-cell office:value-type="string" calcext:value-type="string">
            <text:p>C, r, F, r, F, F, r, F, r,P</text:p>
          </table:table-cell>
          <table:table-cell office:value-type="float" office:value="-0.11593883" calcext:value-type="float">
            <text:p>-0.1159388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F, r, F,0</text:p>
          </table:table-cell>
          <table:table-cell office:value-type="float" office:value="-0.11587289" calcext:value-type="float">
            <text:p>-0.1158728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r, F, F, r, F, L,P</text:p>
          </table:table-cell>
          <table:table-cell office:value-type="float" office:value="-0.11583992" calcext:value-type="float">
            <text:p>-0.1158399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r, F, L,C</text:p>
          </table:table-cell>
          <table:table-cell office:value-type="float" office:value="-0.11581794" calcext:value-type="float">
            <text:p>-0.1158179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r, F, F, r, F, L,0</text:p>
          </table:table-cell>
          <table:table-cell office:value-type="float" office:value="-0.11579753" calcext:value-type="float">
            <text:p>-0.1157975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r, F,C</text:p>
          </table:table-cell>
          <table:table-cell office:value-type="float" office:value="-0.11576927" calcext:value-type="float">
            <text:p>-0.1157692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r, F, F, r, F, F,0</text:p>
          </table:table-cell>
          <table:table-cell office:value-type="float" office:value="-0.11573944" calcext:value-type="float">
            <text:p>-0.1157394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r, F, F,C</text:p>
          </table:table-cell>
          <table:table-cell office:value-type="float" office:value="-0.11571589" calcext:value-type="float">
            <text:p>-0.1157158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r, F, F, r,P</text:p>
          </table:table-cell>
          <table:table-cell office:value-type="float" office:value="-0.11568449" calcext:value-type="float">
            <text:p>-0.1156844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r, F, F, r, R,P</text:p>
          </table:table-cell>
          <table:table-cell office:value-type="float" office:value="-0.11568449" calcext:value-type="float">
            <text:p>-0.1156844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F, F, r, R, R,P</text:p>
          </table:table-cell>
          <table:table-cell office:value-type="float" office:value="-0.11568449" calcext:value-type="float">
            <text:p>-0.1156844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F,0</text:p>
          </table:table-cell>
          <table:table-cell office:value-type="float" office:value="-0.11552906" calcext:value-type="float">
            <text:p>-0.11552906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F, r, F, F, L,P</text:p>
          </table:table-cell>
          <table:table-cell office:value-type="float" office:value="-0.11542073" calcext:value-type="float">
            <text:p>-0.1154207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r, F, F, L, F,P</text:p>
          </table:table-cell>
          <table:table-cell office:value-type="float" office:value="-0.11542073" calcext:value-type="float">
            <text:p>-0.1154207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F, F, L, F, F,P</text:p>
          </table:table-cell>
          <table:table-cell office:value-type="float" office:value="-0.11542073" calcext:value-type="float">
            <text:p>-0.1154207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L, F, F,C</text:p>
          </table:table-cell>
          <table:table-cell office:value-type="float" office:value="-0.1154066" calcext:value-type="float">
            <text:p>-0.115406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r, F, F, L, F, F,0</text:p>
          </table:table-cell>
          <table:table-cell office:value-type="float" office:value="-0.11539875" calcext:value-type="float">
            <text:p>-0.1153987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L, F,C</text:p>
          </table:table-cell>
          <table:table-cell office:value-type="float" office:value="-0.11538776" calcext:value-type="float">
            <text:p>-0.1153877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r, F, F, L, F, L,0</text:p>
          </table:table-cell>
          <table:table-cell office:value-type="float" office:value="-0.11537991" calcext:value-type="float">
            <text:p>-0.1153799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L, F, L,C</text:p>
          </table:table-cell>
          <table:table-cell office:value-type="float" office:value="-0.1153752" calcext:value-type="float">
            <text:p>-0.115375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r, F, F, L, F, L,P</text:p>
          </table:table-cell>
          <table:table-cell office:value-type="float" office:value="-0.11536892" calcext:value-type="float">
            <text:p>-0.1153689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F, L, F,0</text:p>
          </table:table-cell>
          <table:table-cell office:value-type="float" office:value="-0.11536264" calcext:value-type="float">
            <text:p>-0.1153626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r, F, F, L, F, r,P</text:p>
          </table:table-cell>
          <table:table-cell office:value-type="float" office:value="-0.11535322" calcext:value-type="float">
            <text:p>-0.1153532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L,C</text:p>
          </table:table-cell>
          <table:table-cell office:value-type="float" office:value="-0.11533281" calcext:value-type="float">
            <text:p>-0.11533281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r, F, F, L, L, r,P</text:p>
          </table:table-cell>
          <table:table-cell office:value-type="float" office:value="-0.11531397" calcext:value-type="float">
            <text:p>-0.1153139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F, L, L,0</text:p>
          </table:table-cell>
          <table:table-cell office:value-type="float" office:value="-0.11530612" calcext:value-type="float">
            <text:p>-0.1153061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r, F, F, L, L, L,P</text:p>
          </table:table-cell>
          <table:table-cell office:value-type="float" office:value="-0.11530141" calcext:value-type="float">
            <text:p>-0.1153014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L, L, L,C</text:p>
          </table:table-cell>
          <table:table-cell office:value-type="float" office:value="-0.11529827" calcext:value-type="float">
            <text:p>-0.1152982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r, F, F, L, L, L,0</text:p>
          </table:table-cell>
          <table:table-cell office:value-type="float" office:value="-0.11529356" calcext:value-type="float">
            <text:p>-0.115293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L, L,C</text:p>
          </table:table-cell>
          <table:table-cell office:value-type="float" office:value="-0.11528885" calcext:value-type="float">
            <text:p>-0.1152888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r, F, F, L, L, F,0</text:p>
          </table:table-cell>
          <table:table-cell office:value-type="float" office:value="-0.11528257" calcext:value-type="float">
            <text:p>-0.1152825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L, L, F,C</text:p>
          </table:table-cell>
          <table:table-cell office:value-type="float" office:value="-0.11527629" calcext:value-type="float">
            <text:p>-0.1152762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r, F, F, L, L,P</text:p>
          </table:table-cell>
          <table:table-cell office:value-type="float" office:value="-0.11527001" calcext:value-type="float">
            <text:p>-0.1152700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F, F, L, L, R,P</text:p>
          </table:table-cell>
          <table:table-cell office:value-type="float" office:value="-0.11527001" calcext:value-type="float">
            <text:p>-0.1152700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F, L,0</text:p>
          </table:table-cell>
          <table:table-cell office:value-type="float" office:value="-0.11524489" calcext:value-type="float">
            <text:p>-0.1152448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r, F, F, L, r,P</text:p>
          </table:table-cell>
          <table:table-cell office:value-type="float" office:value="-0.11520564" calcext:value-type="float">
            <text:p>-0.1152056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F, F, L, r, F,P</text:p>
          </table:table-cell>
          <table:table-cell office:value-type="float" office:value="-0.11520564" calcext:value-type="float">
            <text:p>-0.1152056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L, r, F,C</text:p>
          </table:table-cell>
          <table:table-cell office:value-type="float" office:value="-0.11518209" calcext:value-type="float">
            <text:p>-0.1151820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r, F, F, L, r, F,0</text:p>
          </table:table-cell>
          <table:table-cell office:value-type="float" office:value="-0.11515069" calcext:value-type="float">
            <text:p>-0.1151506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C</text:p>
          </table:table-cell>
          <table:table-cell office:value-type="float" office:value="-0.11510516" calcext:value-type="float">
            <text:p>-0.11510516</text:p>
          </table:table-cell>
          <table:table-cell office:value-type="string" calcext:value-type="string">
            <text:p>Period 6 orbit</text:p>
          </table:table-cell>
        </table:table-row>
        <table:table-row table:style-name="ro1">
          <table:table-cell office:value-type="string" calcext:value-type="string">
            <text:p>C, r, F, r, F, F, F, r, F,0</text:p>
          </table:table-cell>
          <table:table-cell office:value-type="float" office:value="-0.11505806" calcext:value-type="float">
            <text:p>-0.1150580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F, r, F,C</text:p>
          </table:table-cell>
          <table:table-cell office:value-type="float" office:value="-0.11502195" calcext:value-type="float">
            <text:p>-0.1150219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r, F, F, F, r,P</text:p>
          </table:table-cell>
          <table:table-cell office:value-type="float" office:value="-0.11499055" calcext:value-type="float">
            <text:p>-0.1149905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F, F, F, r, R,P</text:p>
          </table:table-cell>
          <table:table-cell office:value-type="float" office:value="-0.11499055" calcext:value-type="float">
            <text:p>-0.1149905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F, F,0</text:p>
          </table:table-cell>
          <table:table-cell office:value-type="float" office:value="-0.1149356" calcext:value-type="float">
            <text:p>-0.1149356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r, F, F, F, L,P</text:p>
          </table:table-cell>
          <table:table-cell office:value-type="float" office:value="-0.11489635" calcext:value-type="float">
            <text:p>-0.1148963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F, F, F, L, F,P</text:p>
          </table:table-cell>
          <table:table-cell office:value-type="float" office:value="-0.11489635" calcext:value-type="float">
            <text:p>-0.1148963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F, L, F,C</text:p>
          </table:table-cell>
          <table:table-cell office:value-type="float" office:value="-0.11488379" calcext:value-type="float">
            <text:p>-0.11488379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r, F, F, F, L, F,0</text:p>
          </table:table-cell>
          <table:table-cell office:value-type="float" office:value="-0.11487437" calcext:value-type="float">
            <text:p>-0.1148743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F, L,C</text:p>
          </table:table-cell>
          <table:table-cell office:value-type="float" office:value="-0.11486338" calcext:value-type="float">
            <text:p>-0.1148633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r, F, F, F, L, L,0</text:p>
          </table:table-cell>
          <table:table-cell office:value-type="float" office:value="-0.11485396" calcext:value-type="float">
            <text:p>-0.1148539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F, L, L,C</text:p>
          </table:table-cell>
          <table:table-cell office:value-type="float" office:value="-0.11484611" calcext:value-type="float">
            <text:p>-0.1148461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r, F, F, F, L, L,P</text:p>
          </table:table-cell>
          <table:table-cell office:value-type="float" office:value="-0.11483983" calcext:value-type="float">
            <text:p>-0.1148398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F, F, L,0</text:p>
          </table:table-cell>
          <table:table-cell office:value-type="float" office:value="-0.11482884" calcext:value-type="float">
            <text:p>-0.1148288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r, F, F, F, L, r,P</text:p>
          </table:table-cell>
          <table:table-cell office:value-type="float" office:value="-0.11481471" calcext:value-type="float">
            <text:p>-0.1148147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F,C</text:p>
          </table:table-cell>
          <table:table-cell office:value-type="float" office:value="-0.11477546" calcext:value-type="float">
            <text:p>-0.11477546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r, F, F, F, F, r,P</text:p>
          </table:table-cell>
          <table:table-cell office:value-type="float" office:value="-0.11472993" calcext:value-type="float">
            <text:p>-0.1147299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r, F, F, F, F,0</text:p>
          </table:table-cell>
          <table:table-cell office:value-type="float" office:value="-0.11470638" calcext:value-type="float">
            <text:p>-0.1147063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r, F, F, F, F, L,P</text:p>
          </table:table-cell>
          <table:table-cell office:value-type="float" office:value="-0.11469068" calcext:value-type="float">
            <text:p>-0.1146906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F, F, L,C</text:p>
          </table:table-cell>
          <table:table-cell office:value-type="float" office:value="-0.11467655" calcext:value-type="float">
            <text:p>-0.1146765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r, F, F, F, F, L,0</text:p>
          </table:table-cell>
          <table:table-cell office:value-type="float" office:value="-0.11466242" calcext:value-type="float">
            <text:p>-0.1146624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F, F,C</text:p>
          </table:table-cell>
          <table:table-cell office:value-type="float" office:value="-0.11464044" calcext:value-type="float">
            <text:p>-0.1146404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r, F, F, F, F, F,0</text:p>
          </table:table-cell>
          <table:table-cell office:value-type="float" office:value="-0.11461061" calcext:value-type="float">
            <text:p>-0.1146106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r, F, F, F, F, F,C</text:p>
          </table:table-cell>
          <table:table-cell office:value-type="float" office:value="-0.11458078" calcext:value-type="float">
            <text:p>-0.1145807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r,P</text:p>
          </table:table-cell>
          <table:table-cell office:value-type="float" office:value="-0.11453368" calcext:value-type="float">
            <text:p>-0.11453368</text:p>
          </table:table-cell>
          <table:table-cell office:value-type="string" calcext:value-type="string">
            <text:p>PREFIXED after 4 iterates</text:p>
          </table:table-cell>
        </table:table-row>
        <table:table-row table:style-name="ro1" table:visibility="filter">
          <table:table-cell office:value-type="string" calcext:value-type="string">
            <text:p>C, r, F, r, R,P</text:p>
          </table:table-cell>
          <table:table-cell office:value-type="float" office:value="-0.11453368" calcext:value-type="float">
            <text:p>-0.11453368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F, r, R, R,P</text:p>
          </table:table-cell>
          <table:table-cell office:value-type="float" office:value="-0.11453368" calcext:value-type="float">
            <text:p>-0.11453368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F, r, R, R, R,P</text:p>
          </table:table-cell>
          <table:table-cell office:value-type="float" office:value="-0.11453368" calcext:value-type="float">
            <text:p>-0.11453368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r, R, R, R, R,P</text:p>
          </table:table-cell>
          <table:table-cell office:value-type="float" office:value="-0.11453368" calcext:value-type="float">
            <text:p>-0.1145336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r, R, R, R, R, R,P</text:p>
          </table:table-cell>
          <table:table-cell office:value-type="float" office:value="-0.11453368" calcext:value-type="float">
            <text:p>-0.1145336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0</text:p>
          </table:table-cell>
          <table:table-cell office:value-type="float" office:value="-0.11157109" calcext:value-type="float">
            <text:p>-0.11157109</text:p>
          </table:table-cell>
          <table:table-cell office:value-type="string" calcext:value-type="string">
            <text:p>PREZERO after 3 iterates</text:p>
          </table:table-cell>
        </table:table-row>
        <table:table-row table:style-name="ro1" table:visibility="filter">
          <table:table-cell office:value-type="string" calcext:value-type="string">
            <text:p>C, r, F, L,P</text:p>
          </table:table-cell>
          <table:table-cell office:value-type="float" office:value="-0.1094406" calcext:value-type="float">
            <text:p>-0.1094406</text:p>
          </table:table-cell>
          <table:table-cell office:value-type="string" calcext:value-type="string">
            <text:p>PREFIXED after 4 iterates</text:p>
          </table:table-cell>
        </table:table-row>
        <table:table-row table:style-name="ro1" table:visibility="filter">
          <table:table-cell office:value-type="string" calcext:value-type="string">
            <text:p>C, r, F, L, F,P</text:p>
          </table:table-cell>
          <table:table-cell office:value-type="float" office:value="-0.1094406" calcext:value-type="float">
            <text:p>-0.1094406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F, L, F, F,P</text:p>
          </table:table-cell>
          <table:table-cell office:value-type="float" office:value="-0.1094406" calcext:value-type="float">
            <text:p>-0.1094406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F, L, F, F, F,P</text:p>
          </table:table-cell>
          <table:table-cell office:value-type="float" office:value="-0.1094406" calcext:value-type="float">
            <text:p>-0.109440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L, F, F, F, F,P</text:p>
          </table:table-cell>
          <table:table-cell office:value-type="float" office:value="-0.1094406" calcext:value-type="float">
            <text:p>-0.109440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F, F, F, F, F,P</text:p>
          </table:table-cell>
          <table:table-cell office:value-type="float" office:value="-0.1094406" calcext:value-type="float">
            <text:p>-0.109440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F, F, F,C</text:p>
          </table:table-cell>
          <table:table-cell office:value-type="float" office:value="-0.10941548" calcext:value-type="float">
            <text:p>-0.1094154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F, F, F, F, F,0</text:p>
          </table:table-cell>
          <table:table-cell office:value-type="float" office:value="-0.10939978" calcext:value-type="float">
            <text:p>-0.1093997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F, F,C</text:p>
          </table:table-cell>
          <table:table-cell office:value-type="float" office:value="-0.10938565" calcext:value-type="float">
            <text:p>-0.1093856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F, F, F, F, L,0</text:p>
          </table:table-cell>
          <table:table-cell office:value-type="float" office:value="-0.10937309" calcext:value-type="float">
            <text:p>-0.1093730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F, F, L,C</text:p>
          </table:table-cell>
          <table:table-cell office:value-type="float" office:value="-0.10936524" calcext:value-type="float">
            <text:p>-0.1093652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F, F, F, F, L,P</text:p>
          </table:table-cell>
          <table:table-cell office:value-type="float" office:value="-0.10935896" calcext:value-type="float">
            <text:p>-0.1093589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 F, F, F,0</text:p>
          </table:table-cell>
          <table:table-cell office:value-type="float" office:value="-0.10934954" calcext:value-type="float">
            <text:p>-0.1093495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F, F, F, F, r,P</text:p>
          </table:table-cell>
          <table:table-cell office:value-type="float" office:value="-0.10933698" calcext:value-type="float">
            <text:p>-0.1093369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F,C</text:p>
          </table:table-cell>
          <table:table-cell office:value-type="float" office:value="-0.10931657" calcext:value-type="float">
            <text:p>-0.10931657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L, F, F, F, L, r,P</text:p>
          </table:table-cell>
          <table:table-cell office:value-type="float" office:value="-0.1092993" calcext:value-type="float">
            <text:p>-0.109299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 F, F, L,0</text:p>
          </table:table-cell>
          <table:table-cell office:value-type="float" office:value="-0.10929145" calcext:value-type="float">
            <text:p>-0.1092914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F, F, F, L, L,P</text:p>
          </table:table-cell>
          <table:table-cell office:value-type="float" office:value="-0.10928517" calcext:value-type="float">
            <text:p>-0.1092851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F, L, L,C</text:p>
          </table:table-cell>
          <table:table-cell office:value-type="float" office:value="-0.10928203" calcext:value-type="float">
            <text:p>-0.1092820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F, F, F, L, L,0</text:p>
          </table:table-cell>
          <table:table-cell office:value-type="float" office:value="-0.10927732" calcext:value-type="float">
            <text:p>-0.1092773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F, L,C</text:p>
          </table:table-cell>
          <table:table-cell office:value-type="float" office:value="-0.10927261" calcext:value-type="float">
            <text:p>-0.1092726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F, F, F, L, F,0</text:p>
          </table:table-cell>
          <table:table-cell office:value-type="float" office:value="-0.1092679" calcext:value-type="float">
            <text:p>-0.109267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F, L, F,C</text:p>
          </table:table-cell>
          <table:table-cell office:value-type="float" office:value="-0.10926162" calcext:value-type="float">
            <text:p>-0.1092616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F, F, F, L,P</text:p>
          </table:table-cell>
          <table:table-cell office:value-type="float" office:value="-0.10925534" calcext:value-type="float">
            <text:p>-0.1092553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F, F, F, L, R,P</text:p>
          </table:table-cell>
          <table:table-cell office:value-type="float" office:value="-0.10925534" calcext:value-type="float">
            <text:p>-0.1092553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 F, F,0</text:p>
          </table:table-cell>
          <table:table-cell office:value-type="float" office:value="-0.1092365" calcext:value-type="float">
            <text:p>-0.1092365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L, F, F, F, r,P</text:p>
          </table:table-cell>
          <table:table-cell office:value-type="float" office:value="-0.10920667" calcext:value-type="float">
            <text:p>-0.1092066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F, F, F, r, F,P</text:p>
          </table:table-cell>
          <table:table-cell office:value-type="float" office:value="-0.10920667" calcext:value-type="float">
            <text:p>-0.1092066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F, r, F,C</text:p>
          </table:table-cell>
          <table:table-cell office:value-type="float" office:value="-0.10918783" calcext:value-type="float">
            <text:p>-0.1091878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F, F,C</text:p>
          </table:table-cell>
          <table:table-cell office:value-type="float" office:value="-0.10915957" calcext:value-type="float">
            <text:p>-0.10915957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F, L, F, F, L, r, F,C</text:p>
          </table:table-cell>
          <table:table-cell office:value-type="float" office:value="-0.10913288" calcext:value-type="float">
            <text:p>-0.1091328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F, F, L, r,P</text:p>
          </table:table-cell>
          <table:table-cell office:value-type="float" office:value="-0.10911875" calcext:value-type="float">
            <text:p>-0.1091187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F, F, L, r, R,P</text:p>
          </table:table-cell>
          <table:table-cell office:value-type="float" office:value="-0.10911875" calcext:value-type="float">
            <text:p>-0.1091187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 F, L,0</text:p>
          </table:table-cell>
          <table:table-cell office:value-type="float" office:value="-0.10909677" calcext:value-type="float">
            <text:p>-0.10909677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L, F, F, L, L,P</text:p>
          </table:table-cell>
          <table:table-cell office:value-type="float" office:value="-0.10908421" calcext:value-type="float">
            <text:p>-0.1090842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F, F, L, L, F,P</text:p>
          </table:table-cell>
          <table:table-cell office:value-type="float" office:value="-0.10908421" calcext:value-type="float">
            <text:p>-0.1090842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L, L, F,C</text:p>
          </table:table-cell>
          <table:table-cell office:value-type="float" office:value="-0.10908107" calcext:value-type="float">
            <text:p>-0.1090810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F, F, L, L, F,0</text:p>
          </table:table-cell>
          <table:table-cell office:value-type="float" office:value="-0.10907793" calcext:value-type="float">
            <text:p>-0.1090779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L, L,C</text:p>
          </table:table-cell>
          <table:table-cell office:value-type="float" office:value="-0.10907479" calcext:value-type="float">
            <text:p>-0.1090747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F, F, L, L, L,0</text:p>
          </table:table-cell>
          <table:table-cell office:value-type="float" office:value="-0.10907322" calcext:value-type="float">
            <text:p>-0.1090732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L, L, L,C</text:p>
          </table:table-cell>
          <table:table-cell office:value-type="float" office:value="-0.10907008" calcext:value-type="float">
            <text:p>-0.1090700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F, F, L, L, L,P</text:p>
          </table:table-cell>
          <table:table-cell office:value-type="float" office:value="-0.10906851" calcext:value-type="float">
            <text:p>-0.1090685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 F, L, L,0</text:p>
          </table:table-cell>
          <table:table-cell office:value-type="float" office:value="-0.10906537" calcext:value-type="float">
            <text:p>-0.1090653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F, F, L, L, r,P</text:p>
          </table:table-cell>
          <table:table-cell office:value-type="float" office:value="-0.10906223" calcext:value-type="float">
            <text:p>-0.1090622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L,C</text:p>
          </table:table-cell>
          <table:table-cell office:value-type="float" office:value="-0.10905438" calcext:value-type="float">
            <text:p>-0.10905438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L, F, F, L, F, r,P</text:p>
          </table:table-cell>
          <table:table-cell office:value-type="float" office:value="-0.10904496" calcext:value-type="float">
            <text:p>-0.1090449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 F, L, F,0</text:p>
          </table:table-cell>
          <table:table-cell office:value-type="float" office:value="-0.10904025" calcext:value-type="float">
            <text:p>-0.1090402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F, F, L, F, L,P</text:p>
          </table:table-cell>
          <table:table-cell office:value-type="float" office:value="-0.10903711" calcext:value-type="float">
            <text:p>-0.1090371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L, F, L,C</text:p>
          </table:table-cell>
          <table:table-cell office:value-type="float" office:value="-0.10903554" calcext:value-type="float">
            <text:p>-0.1090355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F, F, L, F, L,0</text:p>
          </table:table-cell>
          <table:table-cell office:value-type="float" office:value="-0.1090324" calcext:value-type="float">
            <text:p>-0.109032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L, F,C</text:p>
          </table:table-cell>
          <table:table-cell office:value-type="float" office:value="-0.10902926" calcext:value-type="float">
            <text:p>-0.1090292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F, F, L, F, F,0</text:p>
          </table:table-cell>
          <table:table-cell office:value-type="float" office:value="-0.10902455" calcext:value-type="float">
            <text:p>-0.1090245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L, F, F,C</text:p>
          </table:table-cell>
          <table:table-cell office:value-type="float" office:value="-0.10901984" calcext:value-type="float">
            <text:p>-0.1090198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F, F, L,P</text:p>
          </table:table-cell>
          <table:table-cell office:value-type="float" office:value="-0.10901356" calcext:value-type="float">
            <text:p>-0.1090135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L, F, F, L, R,P</text:p>
          </table:table-cell>
          <table:table-cell office:value-type="float" office:value="-0.10901356" calcext:value-type="float">
            <text:p>-0.1090135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F, F, L, R, R,P</text:p>
          </table:table-cell>
          <table:table-cell office:value-type="float" office:value="-0.10901356" calcext:value-type="float">
            <text:p>-0.1090135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 F,0</text:p>
          </table:table-cell>
          <table:table-cell office:value-type="float" office:value="-0.10896332" calcext:value-type="float">
            <text:p>-0.10896332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F, L, F, F, r,P</text:p>
          </table:table-cell>
          <table:table-cell office:value-type="float" office:value="-0.10888796" calcext:value-type="float">
            <text:p>-0.1088879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L, F, F, r, F,P</text:p>
          </table:table-cell>
          <table:table-cell office:value-type="float" office:value="-0.10888796" calcext:value-type="float">
            <text:p>-0.1088879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F, F, r, F, F,P</text:p>
          </table:table-cell>
          <table:table-cell office:value-type="float" office:value="-0.10888796" calcext:value-type="float">
            <text:p>-0.1088879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r, F, F,C</text:p>
          </table:table-cell>
          <table:table-cell office:value-type="float" office:value="-0.10887226" calcext:value-type="float">
            <text:p>-0.1088722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F, F, r, F, F,0</text:p>
          </table:table-cell>
          <table:table-cell office:value-type="float" office:value="-0.10885813" calcext:value-type="float">
            <text:p>-0.1088581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r, F,C</text:p>
          </table:table-cell>
          <table:table-cell office:value-type="float" office:value="-0.10884086" calcext:value-type="float">
            <text:p>-0.1088408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F, F, r, F, L,0</text:p>
          </table:table-cell>
          <table:table-cell office:value-type="float" office:value="-0.10882202" calcext:value-type="float">
            <text:p>-0.1088220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F, r, F, L,C</text:p>
          </table:table-cell>
          <table:table-cell office:value-type="float" office:value="-0.10880161" calcext:value-type="float">
            <text:p>-0.1088016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F,C</text:p>
          </table:table-cell>
          <table:table-cell office:value-type="float" office:value="-0.10877021" calcext:value-type="float">
            <text:p>-0.10877021</text:p>
          </table:table-cell>
          <table:table-cell office:value-type="string" calcext:value-type="string">
            <text:p>Period 5 orbit</text:p>
          </table:table-cell>
        </table:table-row>
        <table:table-row table:style-name="ro1" table:visibility="filter">
          <table:table-cell office:value-type="string" calcext:value-type="string">
            <text:p>C, r, F, L, F, L, r, F, L,C</text:p>
          </table:table-cell>
          <table:table-cell office:value-type="float" office:value="-0.10874038" calcext:value-type="float">
            <text:p>-0.1087403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F, L, r, F, L,0</text:p>
          </table:table-cell>
          <table:table-cell office:value-type="float" office:value="-0.10872154" calcext:value-type="float">
            <text:p>-0.1087215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r, F,C</text:p>
          </table:table-cell>
          <table:table-cell office:value-type="float" office:value="-0.10870584" calcext:value-type="float">
            <text:p>-0.1087058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F, L, r, F, F,0</text:p>
          </table:table-cell>
          <table:table-cell office:value-type="float" office:value="-0.10869171" calcext:value-type="float">
            <text:p>-0.1086917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r, F, F,C</text:p>
          </table:table-cell>
          <table:table-cell office:value-type="float" office:value="-0.10867915" calcext:value-type="float">
            <text:p>-0.1086791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F, L, r,P</text:p>
          </table:table-cell>
          <table:table-cell office:value-type="float" office:value="-0.10866502" calcext:value-type="float">
            <text:p>-0.1086650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L, F, L, r, R,P</text:p>
          </table:table-cell>
          <table:table-cell office:value-type="float" office:value="-0.10866502" calcext:value-type="float">
            <text:p>-0.1086650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F, L, r, R, R,P</text:p>
          </table:table-cell>
          <table:table-cell office:value-type="float" office:value="-0.10866502" calcext:value-type="float">
            <text:p>-0.1086650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 L,0</text:p>
          </table:table-cell>
          <table:table-cell office:value-type="float" office:value="-0.1086085" calcext:value-type="float">
            <text:p>-0.1086085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F, L, F, L, L,P</text:p>
          </table:table-cell>
          <table:table-cell office:value-type="float" office:value="-0.10857553" calcext:value-type="float">
            <text:p>-0.1085755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L, F, L, L, F,P</text:p>
          </table:table-cell>
          <table:table-cell office:value-type="float" office:value="-0.10857553" calcext:value-type="float">
            <text:p>-0.1085755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F, L, L, F, F,P</text:p>
          </table:table-cell>
          <table:table-cell office:value-type="float" office:value="-0.10857553" calcext:value-type="float">
            <text:p>-0.1085755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L, F, F,C</text:p>
          </table:table-cell>
          <table:table-cell office:value-type="float" office:value="-0.10857082" calcext:value-type="float">
            <text:p>-0.1085708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F, L, L, F, F,0</text:p>
          </table:table-cell>
          <table:table-cell office:value-type="float" office:value="-0.10856768" calcext:value-type="float">
            <text:p>-0.1085676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L, F,C</text:p>
          </table:table-cell>
          <table:table-cell office:value-type="float" office:value="-0.10856454" calcext:value-type="float">
            <text:p>-0.1085645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F, L, L, F, L,0</text:p>
          </table:table-cell>
          <table:table-cell office:value-type="float" office:value="-0.10856297" calcext:value-type="float">
            <text:p>-0.1085629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L, F, L,C</text:p>
          </table:table-cell>
          <table:table-cell office:value-type="float" office:value="-0.1085614" calcext:value-type="float">
            <text:p>-0.108561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F, L, L, F, L,P</text:p>
          </table:table-cell>
          <table:table-cell office:value-type="float" office:value="-0.10855983" calcext:value-type="float">
            <text:p>-0.1085598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 L, L, F,0</text:p>
          </table:table-cell>
          <table:table-cell office:value-type="float" office:value="-0.10855669" calcext:value-type="float">
            <text:p>-0.1085566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F, L, L, F, r,P</text:p>
          </table:table-cell>
          <table:table-cell office:value-type="float" office:value="-0.10855355" calcext:value-type="float">
            <text:p>-0.1085535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L,C</text:p>
          </table:table-cell>
          <table:table-cell office:value-type="float" office:value="-0.10854884" calcext:value-type="float">
            <text:p>-0.10854884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L, F, L, L, L, r,P</text:p>
          </table:table-cell>
          <table:table-cell office:value-type="float" office:value="-0.10854413" calcext:value-type="float">
            <text:p>-0.1085441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 L, L, L,0</text:p>
          </table:table-cell>
          <table:table-cell office:value-type="float" office:value="-0.10854256" calcext:value-type="float">
            <text:p>-0.1085425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F, L, L, L, L,P</text:p>
          </table:table-cell>
          <table:table-cell office:value-type="float" office:value="-0.10854099" calcext:value-type="float">
            <text:p>-0.1085409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L, L, L,C</text:p>
          </table:table-cell>
          <table:table-cell office:value-type="float" office:value="-0.10853942" calcext:value-type="float">
            <text:p>-0.1085394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F, L, L, L, L,0</text:p>
          </table:table-cell>
          <table:table-cell office:value-type="float" office:value="-0.10853785" calcext:value-type="float">
            <text:p>-0.1085378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L, L,C</text:p>
          </table:table-cell>
          <table:table-cell office:value-type="float" office:value="-0.10853628" calcext:value-type="float">
            <text:p>-0.1085362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F, L, L, L, F,0</text:p>
          </table:table-cell>
          <table:table-cell office:value-type="float" office:value="-0.10853471" calcext:value-type="float">
            <text:p>-0.1085347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L, L, F,C</text:p>
          </table:table-cell>
          <table:table-cell office:value-type="float" office:value="-0.10853314" calcext:value-type="float">
            <text:p>-0.1085331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F, L, L, L,P</text:p>
          </table:table-cell>
          <table:table-cell office:value-type="float" office:value="-0.10853157" calcext:value-type="float">
            <text:p>-0.1085315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F, L, L, L, R,P</text:p>
          </table:table-cell>
          <table:table-cell office:value-type="float" office:value="-0.10853157" calcext:value-type="float">
            <text:p>-0.1085315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 L, L,0</text:p>
          </table:table-cell>
          <table:table-cell office:value-type="float" office:value="-0.10852372" calcext:value-type="float">
            <text:p>-0.1085237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L, F, L, L, r,P</text:p>
          </table:table-cell>
          <table:table-cell office:value-type="float" office:value="-0.10851116" calcext:value-type="float">
            <text:p>-0.1085111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F, L, L, r, F,P</text:p>
          </table:table-cell>
          <table:table-cell office:value-type="float" office:value="-0.10851116" calcext:value-type="float">
            <text:p>-0.1085111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L, r, F,C</text:p>
          </table:table-cell>
          <table:table-cell office:value-type="float" office:value="-0.10850331" calcext:value-type="float">
            <text:p>-0.1085033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F, L,C</text:p>
          </table:table-cell>
          <table:table-cell office:value-type="float" office:value="-0.10849075" calcext:value-type="float">
            <text:p>-0.10849075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F, L, F, L, F, r, F,C</text:p>
          </table:table-cell>
          <table:table-cell office:value-type="float" office:value="-0.10847662" calcext:value-type="float">
            <text:p>-0.1084766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F, L, F, r,P</text:p>
          </table:table-cell>
          <table:table-cell office:value-type="float" office:value="-0.10846877" calcext:value-type="float">
            <text:p>-0.1084687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F, L, F, r, R,P</text:p>
          </table:table-cell>
          <table:table-cell office:value-type="float" office:value="-0.10846877" calcext:value-type="float">
            <text:p>-0.108468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 L, F,0</text:p>
          </table:table-cell>
          <table:table-cell office:value-type="float" office:value="-0.10845464" calcext:value-type="float">
            <text:p>-0.1084546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L, F, L, F, L,P</text:p>
          </table:table-cell>
          <table:table-cell office:value-type="float" office:value="-0.10844522" calcext:value-type="float">
            <text:p>-0.1084452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F, L, F, L, F,P</text:p>
          </table:table-cell>
          <table:table-cell office:value-type="float" office:value="-0.10844522" calcext:value-type="float">
            <text:p>-0.1084452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F, L, F,C</text:p>
          </table:table-cell>
          <table:table-cell office:value-type="float" office:value="-0.10844208" calcext:value-type="float">
            <text:p>-0.1084420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F, L, F, L, F,0</text:p>
          </table:table-cell>
          <table:table-cell office:value-type="float" office:value="-0.10844051" calcext:value-type="float">
            <text:p>-0.1084405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F, L,C</text:p>
          </table:table-cell>
          <table:table-cell office:value-type="float" office:value="-0.10843894" calcext:value-type="float">
            <text:p>-0.1084389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F, L, F, L, L,0</text:p>
          </table:table-cell>
          <table:table-cell office:value-type="float" office:value="-0.1084358" calcext:value-type="float">
            <text:p>-0.108435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F, L, L,C</text:p>
          </table:table-cell>
          <table:table-cell office:value-type="float" office:value="-0.10843423" calcext:value-type="float">
            <text:p>-0.1084342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F, L, F, L, L,P</text:p>
          </table:table-cell>
          <table:table-cell office:value-type="float" office:value="-0.10843266" calcext:value-type="float">
            <text:p>-0.1084326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 L, F, L,0</text:p>
          </table:table-cell>
          <table:table-cell office:value-type="float" office:value="-0.10843109" calcext:value-type="float">
            <text:p>-0.1084310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F, L, F, L, r,P</text:p>
          </table:table-cell>
          <table:table-cell office:value-type="float" office:value="-0.10842638" calcext:value-type="float">
            <text:p>-0.1084263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F,C</text:p>
          </table:table-cell>
          <table:table-cell office:value-type="float" office:value="-0.1084201" calcext:value-type="float">
            <text:p>-0.1084201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L, F, L, F, F, r,P</text:p>
          </table:table-cell>
          <table:table-cell office:value-type="float" office:value="-0.10841225" calcext:value-type="float">
            <text:p>-0.108412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 L, F, F,0</text:p>
          </table:table-cell>
          <table:table-cell office:value-type="float" office:value="-0.10840754" calcext:value-type="float">
            <text:p>-0.1084075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F, L, F, F, L,P</text:p>
          </table:table-cell>
          <table:table-cell office:value-type="float" office:value="-0.1084044" calcext:value-type="float">
            <text:p>-0.108404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F, F, L,C</text:p>
          </table:table-cell>
          <table:table-cell office:value-type="float" office:value="-0.10840283" calcext:value-type="float">
            <text:p>-0.1084028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F, L, F, F, L,0</text:p>
          </table:table-cell>
          <table:table-cell office:value-type="float" office:value="-0.10839969" calcext:value-type="float">
            <text:p>-0.1083996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F, F,C</text:p>
          </table:table-cell>
          <table:table-cell office:value-type="float" office:value="-0.10839498" calcext:value-type="float">
            <text:p>-0.1083949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F, L, F, F, F,0</text:p>
          </table:table-cell>
          <table:table-cell office:value-type="float" office:value="-0.10839027" calcext:value-type="float">
            <text:p>-0.1083902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L, F, F, F,C</text:p>
          </table:table-cell>
          <table:table-cell office:value-type="float" office:value="-0.10838556" calcext:value-type="float">
            <text:p>-0.1083855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F, L,P</text:p>
          </table:table-cell>
          <table:table-cell office:value-type="float" office:value="-0.10837771" calcext:value-type="float">
            <text:p>-0.10837771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F, L, F, L, R,P</text:p>
          </table:table-cell>
          <table:table-cell office:value-type="float" office:value="-0.10837771" calcext:value-type="float">
            <text:p>-0.10837771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L, F, L, R, R,P</text:p>
          </table:table-cell>
          <table:table-cell office:value-type="float" office:value="-0.10837771" calcext:value-type="float">
            <text:p>-0.1083777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F, L, R, R, R,P</text:p>
          </table:table-cell>
          <table:table-cell office:value-type="float" office:value="-0.10837771" calcext:value-type="float">
            <text:p>-0.1083777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0</text:p>
          </table:table-cell>
          <table:table-cell office:value-type="float" office:value="-0.10823484" calcext:value-type="float">
            <text:p>-0.10823484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F, L, F, r,P</text:p>
          </table:table-cell>
          <table:table-cell office:value-type="float" office:value="-0.1080119" calcext:value-type="float">
            <text:p>-0.1080119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F, L, F, r, F,P</text:p>
          </table:table-cell>
          <table:table-cell office:value-type="float" office:value="-0.1080119" calcext:value-type="float">
            <text:p>-0.108011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L, F, r, F, F,P</text:p>
          </table:table-cell>
          <table:table-cell office:value-type="float" office:value="-0.1080119" calcext:value-type="float">
            <text:p>-0.108011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F, r, F, F, F,P</text:p>
          </table:table-cell>
          <table:table-cell office:value-type="float" office:value="-0.1080119" calcext:value-type="float">
            <text:p>-0.108011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r, F, F, F,C</text:p>
          </table:table-cell>
          <table:table-cell office:value-type="float" office:value="-0.10798992" calcext:value-type="float">
            <text:p>-0.1079899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F, r, F, F, F,0</text:p>
          </table:table-cell>
          <table:table-cell office:value-type="float" office:value="-0.10797422" calcext:value-type="float">
            <text:p>-0.1079742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r, F, F,C</text:p>
          </table:table-cell>
          <table:table-cell office:value-type="float" office:value="-0.10796009" calcext:value-type="float">
            <text:p>-0.1079600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F, r, F, F, L,0</text:p>
          </table:table-cell>
          <table:table-cell office:value-type="float" office:value="-0.10794596" calcext:value-type="float">
            <text:p>-0.1079459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r, F, F, L,C</text:p>
          </table:table-cell>
          <table:table-cell office:value-type="float" office:value="-0.10793654" calcext:value-type="float">
            <text:p>-0.1079365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F, r, F, F, L,P</text:p>
          </table:table-cell>
          <table:table-cell office:value-type="float" office:value="-0.10792712" calcext:value-type="float">
            <text:p>-0.107927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 r, F, F,0</text:p>
          </table:table-cell>
          <table:table-cell office:value-type="float" office:value="-0.10791456" calcext:value-type="float">
            <text:p>-0.1079145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F, r, F, F, r,P</text:p>
          </table:table-cell>
          <table:table-cell office:value-type="float" office:value="-0.10789415" calcext:value-type="float">
            <text:p>-0.1078941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r, F,C</text:p>
          </table:table-cell>
          <table:table-cell office:value-type="float" office:value="-0.10785804" calcext:value-type="float">
            <text:p>-0.10785804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L, F, r, F, L, r,P</text:p>
          </table:table-cell>
          <table:table-cell office:value-type="float" office:value="-0.10781879" calcext:value-type="float">
            <text:p>-0.1078187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F, r, F, L,0</text:p>
          </table:table-cell>
          <table:table-cell office:value-type="float" office:value="-0.1077921" calcext:value-type="float">
            <text:p>-0.107792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F, r, F, L, L,P</text:p>
          </table:table-cell>
          <table:table-cell office:value-type="float" office:value="-0.10777169" calcext:value-type="float">
            <text:p>-0.1077716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F, r, F, L, L,C</text:p>
          </table:table-cell>
          <table:table-cell office:value-type="float" office:value="-0.10775442" calcext:value-type="float">
            <text:p>-0.1077544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F, r, F, L, L,0</text:p>
          </table:table-cell>
          <table:table-cell office:value-type="float" office:value="-0.10773244" calcext:value-type="float">
            <text:p>-0.1077324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F, r, F, L,C</text:p>
          </table:table-cell>
          <table:table-cell office:value-type="float" office:value="-0.10766964" calcext:value-type="float">
            <text:p>-0.10766964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F, L,C</text:p>
          </table:table-cell>
          <table:table-cell office:value-type="float" office:value="-0.10766022" calcext:value-type="float">
            <text:p>-0.10766022</text:p>
          </table:table-cell>
          <table:table-cell office:value-type="string" calcext:value-type="string">
            <text:p>Period 4 orbit</text:p>
          </table:table-cell>
        </table:table-row>
        <table:table-row table:style-name="ro1" table:visibility="filter">
          <table:table-cell office:value-type="string" calcext:value-type="string">
            <text:p>C, r, F, L, L, r, F, L,C</text:p>
          </table:table-cell>
          <table:table-cell office:value-type="float" office:value="-0.10766022" calcext:value-type="float">
            <text:p>-0.1076602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L, r, F, L, L,0</text:p>
          </table:table-cell>
          <table:table-cell office:value-type="float" office:value="-0.10759899" calcext:value-type="float">
            <text:p>-0.1075989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r, F, L, L,C</text:p>
          </table:table-cell>
          <table:table-cell office:value-type="float" office:value="-0.10757544" calcext:value-type="float">
            <text:p>-0.1075754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L, r, F, L, L,P</text:p>
          </table:table-cell>
          <table:table-cell office:value-type="float" office:value="-0.10755817" calcext:value-type="float">
            <text:p>-0.1075581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 r, F, L,0</text:p>
          </table:table-cell>
          <table:table-cell office:value-type="float" office:value="-0.10753933" calcext:value-type="float">
            <text:p>-0.1075393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L, r, F, L, r,P</text:p>
          </table:table-cell>
          <table:table-cell office:value-type="float" office:value="-0.10751264" calcext:value-type="float">
            <text:p>-0.1075126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r, F,C</text:p>
          </table:table-cell>
          <table:table-cell office:value-type="float" office:value="-0.10747496" calcext:value-type="float">
            <text:p>-0.10747496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L, L, r, F, F, r,P</text:p>
          </table:table-cell>
          <table:table-cell office:value-type="float" office:value="-0.10744356" calcext:value-type="float">
            <text:p>-0.1074435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 r, F, F,0</text:p>
          </table:table-cell>
          <table:table-cell office:value-type="float" office:value="-0.10742315" calcext:value-type="float">
            <text:p>-0.1074231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L, r, F, F, L,P</text:p>
          </table:table-cell>
          <table:table-cell office:value-type="float" office:value="-0.10741216" calcext:value-type="float">
            <text:p>-0.1074121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r, F, F, L,C</text:p>
          </table:table-cell>
          <table:table-cell office:value-type="float" office:value="-0.10740274" calcext:value-type="float">
            <text:p>-0.1074027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L, r, F, F, L,0</text:p>
          </table:table-cell>
          <table:table-cell office:value-type="float" office:value="-0.10739332" calcext:value-type="float">
            <text:p>-0.1073933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r, F, F,C</text:p>
          </table:table-cell>
          <table:table-cell office:value-type="float" office:value="-0.10738076" calcext:value-type="float">
            <text:p>-0.1073807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L, r, F, F, F,0</text:p>
          </table:table-cell>
          <table:table-cell office:value-type="float" office:value="-0.10736663" calcext:value-type="float">
            <text:p>-0.1073666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r, F, F, F,C</text:p>
          </table:table-cell>
          <table:table-cell office:value-type="float" office:value="-0.1073525" calcext:value-type="float">
            <text:p>-0.107352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L, r,P</text:p>
          </table:table-cell>
          <table:table-cell office:value-type="float" office:value="-0.10733366" calcext:value-type="float">
            <text:p>-0.10733366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F, L, L, r, R,P</text:p>
          </table:table-cell>
          <table:table-cell office:value-type="float" office:value="-0.10733366" calcext:value-type="float">
            <text:p>-0.1073336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L, L, r, R, R,P</text:p>
          </table:table-cell>
          <table:table-cell office:value-type="float" office:value="-0.10733366" calcext:value-type="float">
            <text:p>-0.1073336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L, r, R, R, R,P</text:p>
          </table:table-cell>
          <table:table-cell office:value-type="float" office:value="-0.10733366" calcext:value-type="float">
            <text:p>-0.1073336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0</text:p>
          </table:table-cell>
          <table:table-cell office:value-type="float" office:value="-0.10713584" calcext:value-type="float">
            <text:p>-0.10713584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F, L, L, L,P</text:p>
          </table:table-cell>
          <table:table-cell office:value-type="float" office:value="-0.10701652" calcext:value-type="float">
            <text:p>-0.10701652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F, L, L, L, F,P</text:p>
          </table:table-cell>
          <table:table-cell office:value-type="float" office:value="-0.10701652" calcext:value-type="float">
            <text:p>-0.1070165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L, L, L, F, F,P</text:p>
          </table:table-cell>
          <table:table-cell office:value-type="float" office:value="-0.10701652" calcext:value-type="float">
            <text:p>-0.1070165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L, L, F, F, F,P</text:p>
          </table:table-cell>
          <table:table-cell office:value-type="float" office:value="-0.10701652" calcext:value-type="float">
            <text:p>-0.1070165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L, F, F, F,C</text:p>
          </table:table-cell>
          <table:table-cell office:value-type="float" office:value="-0.10701024" calcext:value-type="float">
            <text:p>-0.1070102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L, L, F, F, F,0</text:p>
          </table:table-cell>
          <table:table-cell office:value-type="float" office:value="-0.10700553" calcext:value-type="float">
            <text:p>-0.1070055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L, F, F,C</text:p>
          </table:table-cell>
          <table:table-cell office:value-type="float" office:value="-0.10700082" calcext:value-type="float">
            <text:p>-0.1070008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L, L, F, F, L,0</text:p>
          </table:table-cell>
          <table:table-cell office:value-type="float" office:value="-0.10699768" calcext:value-type="float">
            <text:p>-0.1069976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L, F, F, L,C</text:p>
          </table:table-cell>
          <table:table-cell office:value-type="float" office:value="-0.10699611" calcext:value-type="float">
            <text:p>-0.1069961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L, L, F, F, L,P</text:p>
          </table:table-cell>
          <table:table-cell office:value-type="float" office:value="-0.10699297" calcext:value-type="float">
            <text:p>-0.1069929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 L, F, F,0</text:p>
          </table:table-cell>
          <table:table-cell office:value-type="float" office:value="-0.1069914" calcext:value-type="float">
            <text:p>-0.106991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L, L, F, F, r,P</text:p>
          </table:table-cell>
          <table:table-cell office:value-type="float" office:value="-0.10698669" calcext:value-type="float">
            <text:p>-0.1069866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L, F,C</text:p>
          </table:table-cell>
          <table:table-cell office:value-type="float" office:value="-0.10698041" calcext:value-type="float">
            <text:p>-0.10698041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L, L, L, F, L, r,P</text:p>
          </table:table-cell>
          <table:table-cell office:value-type="float" office:value="-0.1069757" calcext:value-type="float">
            <text:p>-0.106975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 L, F, L,0</text:p>
          </table:table-cell>
          <table:table-cell office:value-type="float" office:value="-0.10697256" calcext:value-type="float">
            <text:p>-0.1069725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L, L, F, L, L,P</text:p>
          </table:table-cell>
          <table:table-cell office:value-type="float" office:value="-0.10697099" calcext:value-type="float">
            <text:p>-0.1069709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L, F, L, L,C</text:p>
          </table:table-cell>
          <table:table-cell office:value-type="float" office:value="-0.10696942" calcext:value-type="float">
            <text:p>-0.1069694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L, L, F, L, L,0</text:p>
          </table:table-cell>
          <table:table-cell office:value-type="float" office:value="-0.10696785" calcext:value-type="float">
            <text:p>-0.1069678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L, F, L,C</text:p>
          </table:table-cell>
          <table:table-cell office:value-type="float" office:value="-0.10696628" calcext:value-type="float">
            <text:p>-0.1069662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L, L, F, L, F,0</text:p>
          </table:table-cell>
          <table:table-cell office:value-type="float" office:value="-0.10696471" calcext:value-type="float">
            <text:p>-0.1069647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L, F, L, F,C</text:p>
          </table:table-cell>
          <table:table-cell office:value-type="float" office:value="-0.10696314" calcext:value-type="float">
            <text:p>-0.1069631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L, L, F, L,P</text:p>
          </table:table-cell>
          <table:table-cell office:value-type="float" office:value="-0.10696" calcext:value-type="float">
            <text:p>-0.1069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L, L, F, L, R,P</text:p>
          </table:table-cell>
          <table:table-cell office:value-type="float" office:value="-0.10696" calcext:value-type="float">
            <text:p>-0.1069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 L, F,0</text:p>
          </table:table-cell>
          <table:table-cell office:value-type="float" office:value="-0.10695372" calcext:value-type="float">
            <text:p>-0.1069537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L, L, L, F, r,P</text:p>
          </table:table-cell>
          <table:table-cell office:value-type="float" office:value="-0.10694116" calcext:value-type="float">
            <text:p>-0.1069411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L, L, F, r, F,P</text:p>
          </table:table-cell>
          <table:table-cell office:value-type="float" office:value="-0.10694116" calcext:value-type="float">
            <text:p>-0.1069411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L, F, r, F,C</text:p>
          </table:table-cell>
          <table:table-cell office:value-type="float" office:value="-0.10693331" calcext:value-type="float">
            <text:p>-0.1069333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L, L,C</text:p>
          </table:table-cell>
          <table:table-cell office:value-type="float" office:value="-0.10692389" calcext:value-type="float">
            <text:p>-0.10692389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F, L, L, L, L, r, F,C</text:p>
          </table:table-cell>
          <table:table-cell office:value-type="float" office:value="-0.10691604" calcext:value-type="float">
            <text:p>-0.1069160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L, L, L, r,P</text:p>
          </table:table-cell>
          <table:table-cell office:value-type="float" office:value="-0.10690819" calcext:value-type="float">
            <text:p>-0.1069081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L, L, L, r, R,P</text:p>
          </table:table-cell>
          <table:table-cell office:value-type="float" office:value="-0.10690819" calcext:value-type="float">
            <text:p>-0.1069081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 L, L,0</text:p>
          </table:table-cell>
          <table:table-cell office:value-type="float" office:value="-0.10689877" calcext:value-type="float">
            <text:p>-0.10689877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L, L, L, L, L,P</text:p>
          </table:table-cell>
          <table:table-cell office:value-type="float" office:value="-0.10689249" calcext:value-type="float">
            <text:p>-0.1068924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L, L, L, L, F,P</text:p>
          </table:table-cell>
          <table:table-cell office:value-type="float" office:value="-0.10689249" calcext:value-type="float">
            <text:p>-0.1068924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L, L, L, F,C</text:p>
          </table:table-cell>
          <table:table-cell office:value-type="float" office:value="-0.10689092" calcext:value-type="float">
            <text:p>-0.1068909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L, L, L, L, F,0</text:p>
          </table:table-cell>
          <table:table-cell office:value-type="float" office:value="-0.10688935" calcext:value-type="float">
            <text:p>-0.1068893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L, L, L,C</text:p>
          </table:table-cell>
          <table:table-cell office:value-type="float" office:value="-0.10688778" calcext:value-type="float">
            <text:p>-0.10688778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F, L, L, L, L, L, L,</text:p>
          </table:table-cell>
          <table:table-cell office:value-type="float" office:value="-0.10688621" calcext:value-type="float">
            <text:p>-0.10688621</text:p>
          </table:table-cell>
          <table:table-cell/>
        </table:table-row>
        <table:table-row table:style-name="ro1" table:visibility="filter">
          <table:table-cell office:value-type="string" calcext:value-type="string">
            <text:p>C, r, F, L, L, L, L, L, L,P</text:p>
          </table:table-cell>
          <table:table-cell office:value-type="float" office:value="-0.10688464" calcext:value-type="float">
            <text:p>-0.1068846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 L, L, L,0</text:p>
          </table:table-cell>
          <table:table-cell office:value-type="float" office:value="-0.10688307" calcext:value-type="float">
            <text:p>-0.1068830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L, L, L, L, r,P</text:p>
          </table:table-cell>
          <table:table-cell office:value-type="float" office:value="-0.1068815" calcext:value-type="float">
            <text:p>-0.106881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L, L,C</text:p>
          </table:table-cell>
          <table:table-cell office:value-type="float" office:value="-0.10687836" calcext:value-type="float">
            <text:p>-0.10687836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L, L, L, L, F, r,P</text:p>
          </table:table-cell>
          <table:table-cell office:value-type="float" office:value="-0.10687365" calcext:value-type="float">
            <text:p>-0.1068736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 L, L, F,0</text:p>
          </table:table-cell>
          <table:table-cell office:value-type="float" office:value="-0.10687208" calcext:value-type="float">
            <text:p>-0.1068720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L, L, L, F, L,P</text:p>
          </table:table-cell>
          <table:table-cell office:value-type="float" office:value="-0.10687051" calcext:value-type="float">
            <text:p>-0.1068705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L, L, F, L,C</text:p>
          </table:table-cell>
          <table:table-cell office:value-type="float" office:value="-0.10686894" calcext:value-type="float">
            <text:p>-0.1068689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L, L, L, F, L,0</text:p>
          </table:table-cell>
          <table:table-cell office:value-type="float" office:value="-0.10686737" calcext:value-type="float">
            <text:p>-0.1068673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L, L, F,C</text:p>
          </table:table-cell>
          <table:table-cell office:value-type="float" office:value="-0.1068658" calcext:value-type="float">
            <text:p>-0.106865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L, L, L, F, F,0</text:p>
          </table:table-cell>
          <table:table-cell office:value-type="float" office:value="-0.10686266" calcext:value-type="float">
            <text:p>-0.1068626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L, L, F, F,C</text:p>
          </table:table-cell>
          <table:table-cell office:value-type="float" office:value="-0.10686109" calcext:value-type="float">
            <text:p>-0.1068610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L, L, L,P</text:p>
          </table:table-cell>
          <table:table-cell office:value-type="float" office:value="-0.10685795" calcext:value-type="float">
            <text:p>-0.10685795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L, L, L, L, R,P</text:p>
          </table:table-cell>
          <table:table-cell office:value-type="float" office:value="-0.10685795" calcext:value-type="float">
            <text:p>-0.1068579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L, L, L, R, R,P</text:p>
          </table:table-cell>
          <table:table-cell office:value-type="float" office:value="-0.10685795" calcext:value-type="float">
            <text:p>-0.1068579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 L,0</text:p>
          </table:table-cell>
          <table:table-cell office:value-type="float" office:value="-0.10683126" calcext:value-type="float">
            <text:p>-0.10683126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F, L, L, L, r,P</text:p>
          </table:table-cell>
          <table:table-cell office:value-type="float" office:value="-0.10678573" calcext:value-type="float">
            <text:p>-0.1067857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L, L, L, r, F,P</text:p>
          </table:table-cell>
          <table:table-cell office:value-type="float" office:value="-0.10678573" calcext:value-type="float">
            <text:p>-0.1067857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L, L, r, F, F,P</text:p>
          </table:table-cell>
          <table:table-cell office:value-type="float" office:value="-0.10678573" calcext:value-type="float">
            <text:p>-0.1067857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L, r, F, F,C</text:p>
          </table:table-cell>
          <table:table-cell office:value-type="float" office:value="-0.10677474" calcext:value-type="float">
            <text:p>-0.1067747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L, L, r, F, F,0</text:p>
          </table:table-cell>
          <table:table-cell office:value-type="float" office:value="-0.10676375" calcext:value-type="float">
            <text:p>-0.1067637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L, r, F,C</text:p>
          </table:table-cell>
          <table:table-cell office:value-type="float" office:value="-0.10675119" calcext:value-type="float">
            <text:p>-0.1067511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L, L, r, F, L,0</text:p>
          </table:table-cell>
          <table:table-cell office:value-type="float" office:value="-0.10673235" calcext:value-type="float">
            <text:p>-0.1067323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C</text:p>
          </table:table-cell>
          <table:table-cell office:value-type="float" office:value="-0.10671194" calcext:value-type="float">
            <text:p>-0.10671194</text:p>
          </table:table-cell>
          <table:table-cell office:value-type="string" calcext:value-type="string">
            <text:p>Period 5 orbit</text:p>
          </table:table-cell>
        </table:table-row>
        <table:table-row table:style-name="ro1">
          <table:table-cell office:value-type="string" calcext:value-type="string">
            <text:p>C, r, F, L, L, F, r, F, L,0</text:p>
          </table:table-cell>
          <table:table-cell office:value-type="float" office:value="-0.10669153" calcext:value-type="float">
            <text:p>-0.1066915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r, F,C</text:p>
          </table:table-cell>
          <table:table-cell office:value-type="float" office:value="-0.10667269" calcext:value-type="float">
            <text:p>-0.1066726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L, F, r, F, F,0</text:p>
          </table:table-cell>
          <table:table-cell office:value-type="float" office:value="-0.10665856" calcext:value-type="float">
            <text:p>-0.106658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r, F, F,C</text:p>
          </table:table-cell>
          <table:table-cell office:value-type="float" office:value="-0.10664757" calcext:value-type="float">
            <text:p>-0.1066475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L, F, r,P</text:p>
          </table:table-cell>
          <table:table-cell office:value-type="float" office:value="-0.10663344" calcext:value-type="float">
            <text:p>-0.10663344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L, L, F, r, R,P</text:p>
          </table:table-cell>
          <table:table-cell office:value-type="float" office:value="-0.10663344" calcext:value-type="float">
            <text:p>-0.1066334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L, F, r, R, R,P</text:p>
          </table:table-cell>
          <table:table-cell office:value-type="float" office:value="-0.10663344" calcext:value-type="float">
            <text:p>-0.1066334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 F,0</text:p>
          </table:table-cell>
          <table:table-cell office:value-type="float" office:value="-0.10658006" calcext:value-type="float">
            <text:p>-0.10658006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F, L, L, F, L,P</text:p>
          </table:table-cell>
          <table:table-cell office:value-type="float" office:value="-0.10654552" calcext:value-type="float">
            <text:p>-0.1065455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L, L, F, L, F,P</text:p>
          </table:table-cell>
          <table:table-cell office:value-type="float" office:value="-0.10654552" calcext:value-type="float">
            <text:p>-0.1065455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L, F, L, F, F,P</text:p>
          </table:table-cell>
          <table:table-cell office:value-type="float" office:value="-0.10654552" calcext:value-type="float">
            <text:p>-0.1065455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L, F, F,C</text:p>
          </table:table-cell>
          <table:table-cell office:value-type="float" office:value="-0.10654081" calcext:value-type="float">
            <text:p>-0.1065408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L, F, L, F, F,0</text:p>
          </table:table-cell>
          <table:table-cell office:value-type="float" office:value="-0.10653767" calcext:value-type="float">
            <text:p>-0.1065376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L, F,C</text:p>
          </table:table-cell>
          <table:table-cell office:value-type="float" office:value="-0.10653453" calcext:value-type="float">
            <text:p>-0.1065345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L, F, L, F, L,0</text:p>
          </table:table-cell>
          <table:table-cell office:value-type="float" office:value="-0.10653296" calcext:value-type="float">
            <text:p>-0.1065329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L, F, L,C</text:p>
          </table:table-cell>
          <table:table-cell office:value-type="float" office:value="-0.10653139" calcext:value-type="float">
            <text:p>-0.1065313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L, F, L, F, L,P</text:p>
          </table:table-cell>
          <table:table-cell office:value-type="float" office:value="-0.10652825" calcext:value-type="float">
            <text:p>-0.1065282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 F, L, F,0</text:p>
          </table:table-cell>
          <table:table-cell office:value-type="float" office:value="-0.10652668" calcext:value-type="float">
            <text:p>-0.1065266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L, F, L, F, r,P</text:p>
          </table:table-cell>
          <table:table-cell office:value-type="float" office:value="-0.10652354" calcext:value-type="float">
            <text:p>-0.1065235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L,C</text:p>
          </table:table-cell>
          <table:table-cell office:value-type="float" office:value="-0.10651883" calcext:value-type="float">
            <text:p>-0.10651883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L, L, F, L, L, r,P</text:p>
          </table:table-cell>
          <table:table-cell office:value-type="float" office:value="-0.10651255" calcext:value-type="float">
            <text:p>-0.1065125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 F, L, L,0</text:p>
          </table:table-cell>
          <table:table-cell office:value-type="float" office:value="-0.10650941" calcext:value-type="float">
            <text:p>-0.1065094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L, F, L, L, L,P</text:p>
          </table:table-cell>
          <table:table-cell office:value-type="float" office:value="-0.10650784" calcext:value-type="float">
            <text:p>-0.1065078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L, L, L,C</text:p>
          </table:table-cell>
          <table:table-cell office:value-type="float" office:value="-0.10650627" calcext:value-type="float">
            <text:p>-0.1065062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L, F, L, L, L,0</text:p>
          </table:table-cell>
          <table:table-cell office:value-type="float" office:value="-0.1065047" calcext:value-type="float">
            <text:p>-0.106504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L, L,C</text:p>
          </table:table-cell>
          <table:table-cell office:value-type="float" office:value="-0.10650313" calcext:value-type="float">
            <text:p>-0.1065031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L, F, L, L, F,0</text:p>
          </table:table-cell>
          <table:table-cell office:value-type="float" office:value="-0.10650156" calcext:value-type="float">
            <text:p>-0.106501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L, L, F,C</text:p>
          </table:table-cell>
          <table:table-cell office:value-type="float" office:value="-0.10649999" calcext:value-type="float">
            <text:p>-0.1064999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L, F, L, L,P</text:p>
          </table:table-cell>
          <table:table-cell office:value-type="float" office:value="-0.10649685" calcext:value-type="float">
            <text:p>-0.1064968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L, F, L, L, R,P</text:p>
          </table:table-cell>
          <table:table-cell office:value-type="float" office:value="-0.10649685" calcext:value-type="float">
            <text:p>-0.1064968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 F, L,0</text:p>
          </table:table-cell>
          <table:table-cell office:value-type="float" office:value="-0.106489" calcext:value-type="float">
            <text:p>-0.106489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L, L, F, L, r,P</text:p>
          </table:table-cell>
          <table:table-cell office:value-type="float" office:value="-0.1064733" calcext:value-type="float">
            <text:p>-0.106473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L, F, L, r, F,P</text:p>
          </table:table-cell>
          <table:table-cell office:value-type="float" office:value="-0.1064733" calcext:value-type="float">
            <text:p>-0.106473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L, r, F,C</text:p>
          </table:table-cell>
          <table:table-cell office:value-type="float" office:value="-0.10646231" calcext:value-type="float">
            <text:p>-0.1064623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L, F,C</text:p>
          </table:table-cell>
          <table:table-cell office:value-type="float" office:value="-0.10644975" calcext:value-type="float">
            <text:p>-0.10644975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F, L, L, F, F, r, F,C</text:p>
          </table:table-cell>
          <table:table-cell office:value-type="float" office:value="-0.10643719" calcext:value-type="float">
            <text:p>-0.1064371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L, F, F, r,P</text:p>
          </table:table-cell>
          <table:table-cell office:value-type="float" office:value="-0.10642306" calcext:value-type="float">
            <text:p>-0.1064230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L, F, F, r, R,P</text:p>
          </table:table-cell>
          <table:table-cell office:value-type="float" office:value="-0.10642306" calcext:value-type="float">
            <text:p>-0.1064230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 F, F,0</text:p>
          </table:table-cell>
          <table:table-cell office:value-type="float" office:value="-0.10640422" calcext:value-type="float">
            <text:p>-0.1064042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L, L, F, F, L,P</text:p>
          </table:table-cell>
          <table:table-cell office:value-type="float" office:value="-0.10639009" calcext:value-type="float">
            <text:p>-0.1063900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L, F, F, L, F,P</text:p>
          </table:table-cell>
          <table:table-cell office:value-type="float" office:value="-0.10639009" calcext:value-type="float">
            <text:p>-0.1063900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F, L, F,C</text:p>
          </table:table-cell>
          <table:table-cell office:value-type="float" office:value="-0.10638695" calcext:value-type="float">
            <text:p>-0.1063869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L, F, F, L, F,0</text:p>
          </table:table-cell>
          <table:table-cell office:value-type="float" office:value="-0.10638381" calcext:value-type="float">
            <text:p>-0.1063838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F, L,C</text:p>
          </table:table-cell>
          <table:table-cell office:value-type="float" office:value="-0.10638067" calcext:value-type="float">
            <text:p>-0.10638067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L, F, F, L, L,0</text:p>
          </table:table-cell>
          <table:table-cell office:value-type="float" office:value="-0.10637753" calcext:value-type="float">
            <text:p>-0.1063775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F, L, L,C</text:p>
          </table:table-cell>
          <table:table-cell office:value-type="float" office:value="-0.10637439" calcext:value-type="float">
            <text:p>-0.1063743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L, F, F, L, L,P</text:p>
          </table:table-cell>
          <table:table-cell office:value-type="float" office:value="-0.10637282" calcext:value-type="float">
            <text:p>-0.1063728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 F, F, L,0</text:p>
          </table:table-cell>
          <table:table-cell office:value-type="float" office:value="-0.10636968" calcext:value-type="float">
            <text:p>-0.1063696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L, F, F, L, r,P</text:p>
          </table:table-cell>
          <table:table-cell office:value-type="float" office:value="-0.1063634" calcext:value-type="float">
            <text:p>-0.106363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F,C</text:p>
          </table:table-cell>
          <table:table-cell office:value-type="float" office:value="-0.10635398" calcext:value-type="float">
            <text:p>-0.10635398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L, L, F, F, F, r,P</text:p>
          </table:table-cell>
          <table:table-cell office:value-type="float" office:value="-0.10634299" calcext:value-type="float">
            <text:p>-0.1063429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L, F, F, F,0</text:p>
          </table:table-cell>
          <table:table-cell office:value-type="float" office:value="-0.10633514" calcext:value-type="float">
            <text:p>-0.10633514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L, F, F, F, L,P</text:p>
          </table:table-cell>
          <table:table-cell office:value-type="float" office:value="-0.10633043" calcext:value-type="float">
            <text:p>-0.1063304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F, F, L,C</text:p>
          </table:table-cell>
          <table:table-cell office:value-type="float" office:value="-0.10632572" calcext:value-type="float">
            <text:p>-0.10632572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L, F, F, F, L,0</text:p>
          </table:table-cell>
          <table:table-cell office:value-type="float" office:value="-0.10632101" calcext:value-type="float">
            <text:p>-0.1063210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F, F,C</text:p>
          </table:table-cell>
          <table:table-cell office:value-type="float" office:value="-0.10631473" calcext:value-type="float">
            <text:p>-0.1063147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L, F, F, F, F,0</text:p>
          </table:table-cell>
          <table:table-cell office:value-type="float" office:value="-0.10630688" calcext:value-type="float">
            <text:p>-0.1063068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L, F, F, F, F,C</text:p>
          </table:table-cell>
          <table:table-cell office:value-type="float" office:value="-0.10629746" calcext:value-type="float">
            <text:p>-0.1062974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L,P</text:p>
          </table:table-cell>
          <table:table-cell office:value-type="float" office:value="-0.10628333" calcext:value-type="float">
            <text:p>-0.10628333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F, L, L, R,P</text:p>
          </table:table-cell>
          <table:table-cell office:value-type="float" office:value="-0.10628333" calcext:value-type="float">
            <text:p>-0.10628333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F, L, L, R, R,P</text:p>
          </table:table-cell>
          <table:table-cell office:value-type="float" office:value="-0.10628333" calcext:value-type="float">
            <text:p>-0.1062833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L, L, R, R, R,P</text:p>
          </table:table-cell>
          <table:table-cell office:value-type="float" office:value="-0.10628333" calcext:value-type="float">
            <text:p>-0.1062833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L, R, R, R, R,P</text:p>
          </table:table-cell>
          <table:table-cell office:value-type="float" office:value="-0.10628333" calcext:value-type="float">
            <text:p>-0.1062833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0</text:p>
          </table:table-cell>
          <table:table-cell office:value-type="float" office:value="-0.10570243" calcext:value-type="float">
            <text:p>-0.10570243</text:p>
          </table:table-cell>
          <table:table-cell office:value-type="string" calcext:value-type="string">
            <text:p>PREZERO after 4 iterates</text:p>
          </table:table-cell>
        </table:table-row>
        <table:table-row table:style-name="ro1" table:visibility="filter">
          <table:table-cell office:value-type="string" calcext:value-type="string">
            <text:p>C, r, F, L, r,P</text:p>
          </table:table-cell>
          <table:table-cell office:value-type="float" office:value="-0.10465053" calcext:value-type="float">
            <text:p>-0.10465053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F, L, r, F,P</text:p>
          </table:table-cell>
          <table:table-cell office:value-type="float" office:value="-0.10465053" calcext:value-type="float">
            <text:p>-0.10465053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F, L, r, F, F,P</text:p>
          </table:table-cell>
          <table:table-cell office:value-type="float" office:value="-0.10465053" calcext:value-type="float">
            <text:p>-0.10465053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L, r, F, F, F,P</text:p>
          </table:table-cell>
          <table:table-cell office:value-type="float" office:value="-0.10465053" calcext:value-type="float">
            <text:p>-0.1046505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r, F, F, F, F,P</text:p>
          </table:table-cell>
          <table:table-cell office:value-type="float" office:value="-0.10465053" calcext:value-type="float">
            <text:p>-0.1046505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r, F, F, F, F,C</text:p>
          </table:table-cell>
          <table:table-cell office:value-type="float" office:value="-0.10459715" calcext:value-type="float">
            <text:p>-0.10459715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r, F, F, F, F,0</text:p>
          </table:table-cell>
          <table:table-cell office:value-type="float" office:value="-0.10456104" calcext:value-type="float">
            <text:p>-0.1045610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r, F, F, F,C</text:p>
          </table:table-cell>
          <table:table-cell office:value-type="float" office:value="-0.10452964" calcext:value-type="float">
            <text:p>-0.1045296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r, F, F, F, L,0</text:p>
          </table:table-cell>
          <table:table-cell office:value-type="float" office:value="-0.10450295" calcext:value-type="float">
            <text:p>-0.1045029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r, F, F, F, L,C</text:p>
          </table:table-cell>
          <table:table-cell office:value-type="float" office:value="-0.10448097" calcext:value-type="float">
            <text:p>-0.1044809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r, F, F, F, L,P</text:p>
          </table:table-cell>
          <table:table-cell office:value-type="float" office:value="-0.10446213" calcext:value-type="float">
            <text:p>-0.1044621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r, F, F, F,0</text:p>
          </table:table-cell>
          <table:table-cell office:value-type="float" office:value="-0.10443701" calcext:value-type="float">
            <text:p>-0.1044370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r, F, F, F, r,P</text:p>
          </table:table-cell>
          <table:table-cell office:value-type="float" office:value="-0.10439776" calcext:value-type="float">
            <text:p>-0.1043977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r, F, F,C</text:p>
          </table:table-cell>
          <table:table-cell office:value-type="float" office:value="-0.10434752" calcext:value-type="float">
            <text:p>-0.10434752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L, r, F, F, L, r,P</text:p>
          </table:table-cell>
          <table:table-cell office:value-type="float" office:value="-0.10430042" calcext:value-type="float">
            <text:p>-0.1043004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r, F, F, L,0</text:p>
          </table:table-cell>
          <table:table-cell office:value-type="float" office:value="-0.10426588" calcext:value-type="float">
            <text:p>-0.1042658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L, r, F, F, L, L,P</text:p>
          </table:table-cell>
          <table:table-cell office:value-type="float" office:value="-0.10424547" calcext:value-type="float">
            <text:p>-0.1042454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r, F, F, L, L,C</text:p>
          </table:table-cell>
          <table:table-cell office:value-type="float" office:value="-0.10423134" calcext:value-type="float">
            <text:p>-0.1042313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L, r, F, F, L, L,0</text:p>
          </table:table-cell>
          <table:table-cell office:value-type="float" office:value="-0.10421564" calcext:value-type="float">
            <text:p>-0.1042156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r, F, F, L,C</text:p>
          </table:table-cell>
          <table:table-cell office:value-type="float" office:value="-0.1041968" calcext:value-type="float">
            <text:p>-0.104196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L, r, F, F, L, F,0</text:p>
          </table:table-cell>
          <table:table-cell office:value-type="float" office:value="-0.10417482" calcext:value-type="float">
            <text:p>-0.1041748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L, r, F, F, L, F,C</text:p>
          </table:table-cell>
          <table:table-cell office:value-type="float" office:value="-0.10415441" calcext:value-type="float">
            <text:p>-0.1041544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r, F, F, L,P</text:p>
          </table:table-cell>
          <table:table-cell office:value-type="float" office:value="-0.10412615" calcext:value-type="float">
            <text:p>-0.1041261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r, F, F, L, R,P</text:p>
          </table:table-cell>
          <table:table-cell office:value-type="float" office:value="-0.10412615" calcext:value-type="float">
            <text:p>-0.1041261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L, r, F, F,0</text:p>
          </table:table-cell>
          <table:table-cell office:value-type="float" office:value="-0.10402881" calcext:value-type="float">
            <text:p>-0.10402881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L, r, F, F, r,P</text:p>
          </table:table-cell>
          <table:table-cell office:value-type="float" office:value="-0.10383413" calcext:value-type="float">
            <text:p>-0.10383413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L, r, F, F, r, F,P</text:p>
          </table:table-cell>
          <table:table-cell office:value-type="float" office:value="-0.10383413" calcext:value-type="float">
            <text:p>-0.1038341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L, r, F, F, r, F,C</text:p>
          </table:table-cell>
          <table:table-cell office:value-type="float" office:value="-0.10352327" calcext:value-type="float">
            <text:p>-0.1035232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L, r, F,C</text:p>
          </table:table-cell>
          <table:table-cell office:value-type="float" office:value="-0.10336156" calcext:value-type="float">
            <text:p>-0.10336156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F,C</text:p>
          </table:table-cell>
          <table:table-cell office:value-type="float" office:value="-0.10314333" calcext:value-type="float">
            <text:p>-0.10314333</text:p>
          </table:table-cell>
          <table:table-cell office:value-type="string" calcext:value-type="string">
            <text:p>Period 3 orbit</text:p>
          </table:table-cell>
        </table:table-row>
        <table:table-row table:style-name="ro1" table:visibility="filter">
          <table:table-cell office:value-type="string" calcext:value-type="string">
            <text:p>C, r, F, F, r, F,C</text:p>
          </table:table-cell>
          <table:table-cell office:value-type="float" office:value="-0.10314333" calcext:value-type="float">
            <text:p>-0.10314333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F, F, r, F, F, r, F,C</text:p>
          </table:table-cell>
          <table:table-cell office:value-type="float" office:value="-0.10314333" calcext:value-type="float">
            <text:p>-0.10314333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r, F, F, r,P</text:p>
          </table:table-cell>
          <table:table-cell office:value-type="float" office:value="-0.10266291" calcext:value-type="float">
            <text:p>-0.1026629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r, F, F, r, R,P</text:p>
          </table:table-cell>
          <table:table-cell office:value-type="float" office:value="-0.10266291" calcext:value-type="float">
            <text:p>-0.1026629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r, F, F,0</text:p>
          </table:table-cell>
          <table:table-cell office:value-type="float" office:value="-0.1024384" calcext:value-type="float">
            <text:p>-0.102438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F, r, F, F, L,P</text:p>
          </table:table-cell>
          <table:table-cell office:value-type="float" office:value="-0.10232536" calcext:value-type="float">
            <text:p>-0.1023253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r, F, F, L, F,P</text:p>
          </table:table-cell>
          <table:table-cell office:value-type="float" office:value="-0.10232536" calcext:value-type="float">
            <text:p>-0.1023253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r, F, F, L, F,C</text:p>
          </table:table-cell>
          <table:table-cell office:value-type="float" office:value="-0.10229396" calcext:value-type="float">
            <text:p>-0.1022939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r, F, F, L, F,0</text:p>
          </table:table-cell>
          <table:table-cell office:value-type="float" office:value="-0.10226727" calcext:value-type="float">
            <text:p>-0.1022672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r, F, F, L,C</text:p>
          </table:table-cell>
          <table:table-cell office:value-type="float" office:value="-0.10224372" calcext:value-type="float">
            <text:p>-0.1022437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r, F, F, L, L,0</text:p>
          </table:table-cell>
          <table:table-cell office:value-type="float" office:value="-0.10222174" calcext:value-type="float">
            <text:p>-0.1022217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r, F, F, L, L,C</text:p>
          </table:table-cell>
          <table:table-cell office:value-type="float" office:value="-0.1022029" calcext:value-type="float">
            <text:p>-0.102202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r, F, F, L, L,P</text:p>
          </table:table-cell>
          <table:table-cell office:value-type="float" office:value="-0.10218406" calcext:value-type="float">
            <text:p>-0.1021840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r, F, F, L,0</text:p>
          </table:table-cell>
          <table:table-cell office:value-type="float" office:value="-0.10216051" calcext:value-type="float">
            <text:p>-0.1021605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r, F, F, L, r,P</text:p>
          </table:table-cell>
          <table:table-cell office:value-type="float" office:value="-0.10211655" calcext:value-type="float">
            <text:p>-0.1021165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r, F, F,C</text:p>
          </table:table-cell>
          <table:table-cell office:value-type="float" office:value="-0.10206631" calcext:value-type="float">
            <text:p>-0.10206631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F, r, F, F, F, r,P</text:p>
          </table:table-cell>
          <table:table-cell office:value-type="float" office:value="-0.10201293" calcext:value-type="float">
            <text:p>-0.1020129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r, F, F, F,0</text:p>
          </table:table-cell>
          <table:table-cell office:value-type="float" office:value="-0.10196269" calcext:value-type="float">
            <text:p>-0.1019626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r, F, F, F, L,P</text:p>
          </table:table-cell>
          <table:table-cell office:value-type="float" office:value="-0.10193129" calcext:value-type="float">
            <text:p>-0.1019312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r, F, F, F, L,C</text:p>
          </table:table-cell>
          <table:table-cell office:value-type="float" office:value="-0.10190774" calcext:value-type="float">
            <text:p>-0.1019077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r, F, F, F, L,0</text:p>
          </table:table-cell>
          <table:table-cell office:value-type="float" office:value="-0.10188105" calcext:value-type="float">
            <text:p>-0.1018810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r, F, F, F,C</text:p>
          </table:table-cell>
          <table:table-cell office:value-type="float" office:value="-0.10184965" calcext:value-type="float">
            <text:p>-0.1018496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r, F, F, F, F,0</text:p>
          </table:table-cell>
          <table:table-cell office:value-type="float" office:value="-0.1018104" calcext:value-type="float">
            <text:p>-0.101810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r, F, F, F, F,C</text:p>
          </table:table-cell>
          <table:table-cell office:value-type="float" office:value="-0.10176487" calcext:value-type="float">
            <text:p>-0.1017648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r,P</text:p>
          </table:table-cell>
          <table:table-cell office:value-type="float" office:value="-0.1017005" calcext:value-type="float">
            <text:p>-0.1017005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F, F, r, R,P</text:p>
          </table:table-cell>
          <table:table-cell office:value-type="float" office:value="-0.1017005" calcext:value-type="float">
            <text:p>-0.1017005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F, F, r, R, R,P</text:p>
          </table:table-cell>
          <table:table-cell office:value-type="float" office:value="-0.1017005" calcext:value-type="float">
            <text:p>-0.1017005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F, r, R, R, R,P</text:p>
          </table:table-cell>
          <table:table-cell office:value-type="float" office:value="-0.1017005" calcext:value-type="float">
            <text:p>-0.101700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r, R, R, R, R,P</text:p>
          </table:table-cell>
          <table:table-cell office:value-type="float" office:value="-0.1017005" calcext:value-type="float">
            <text:p>-0.101700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0</text:p>
          </table:table-cell>
          <table:table-cell office:value-type="float" office:value="-0.10029849" calcext:value-type="float">
            <text:p>-0.10029849</text:p>
          </table:table-cell>
          <table:table-cell office:value-type="string" calcext:value-type="string">
            <text:p>PREZERO after 4 iterates</text:p>
          </table:table-cell>
        </table:table-row>
        <table:table-row table:style-name="ro1" table:visibility="filter">
          <table:table-cell office:value-type="string" calcext:value-type="string">
            <text:p>C, r, F, F, L,P</text:p>
          </table:table-cell>
          <table:table-cell office:value-type="float" office:value="-0.09941929" calcext:value-type="float">
            <text:p>-0.09941929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F, F, L, F,P</text:p>
          </table:table-cell>
          <table:table-cell office:value-type="float" office:value="-0.09941929" calcext:value-type="float">
            <text:p>-0.09941929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F, F, L, F, F,P</text:p>
          </table:table-cell>
          <table:table-cell office:value-type="float" office:value="-0.09941929" calcext:value-type="float">
            <text:p>-0.0994192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F, L, F, F, F,P</text:p>
          </table:table-cell>
          <table:table-cell office:value-type="float" office:value="-0.09941929" calcext:value-type="float">
            <text:p>-0.0994192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L, F, F, F, F,P</text:p>
          </table:table-cell>
          <table:table-cell office:value-type="float" office:value="-0.09941929" calcext:value-type="float">
            <text:p>-0.0994192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L, F, F, F, F,C</text:p>
          </table:table-cell>
          <table:table-cell office:value-type="float" office:value="-0.09939574" calcext:value-type="float">
            <text:p>-0.0993957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L, F, F, F, F,0</text:p>
          </table:table-cell>
          <table:table-cell office:value-type="float" office:value="-0.09938004" calcext:value-type="float">
            <text:p>-0.0993800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F, F, F,C</text:p>
          </table:table-cell>
          <table:table-cell office:value-type="float" office:value="-0.09936748" calcext:value-type="float">
            <text:p>-0.0993674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L, F, F, F, L,0</text:p>
          </table:table-cell>
          <table:table-cell office:value-type="float" office:value="-0.09935806" calcext:value-type="float">
            <text:p>-0.0993580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F, F, F, L,C</text:p>
          </table:table-cell>
          <table:table-cell office:value-type="float" office:value="-0.09934864" calcext:value-type="float">
            <text:p>-0.0993486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L, F, F, F, L,P</text:p>
          </table:table-cell>
          <table:table-cell office:value-type="float" office:value="-0.09934079" calcext:value-type="float">
            <text:p>-0.0993407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L, F, F, F,0</text:p>
          </table:table-cell>
          <table:table-cell office:value-type="float" office:value="-0.09933137" calcext:value-type="float">
            <text:p>-0.0993313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L, F, F, F, r,P</text:p>
          </table:table-cell>
          <table:table-cell office:value-type="float" office:value="-0.09931567" calcext:value-type="float">
            <text:p>-0.0993156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L, F, F,C</text:p>
          </table:table-cell>
          <table:table-cell office:value-type="float" office:value="-0.09930311" calcext:value-type="float">
            <text:p>-0.09930311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F, L, F, F, L, r,P</text:p>
          </table:table-cell>
          <table:table-cell office:value-type="float" office:value="-0.09929212" calcext:value-type="float">
            <text:p>-0.099292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L, F, F, L,0</text:p>
          </table:table-cell>
          <table:table-cell office:value-type="float" office:value="-0.09927956" calcext:value-type="float">
            <text:p>-0.0992795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L, F, F, L, L,P</text:p>
          </table:table-cell>
          <table:table-cell office:value-type="float" office:value="-0.09927328" calcext:value-type="float">
            <text:p>-0.0992732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L, F, F, L, L,C</text:p>
          </table:table-cell>
          <table:table-cell office:value-type="float" office:value="-0.09926857" calcext:value-type="float">
            <text:p>-0.0992685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L, F, F, L, L,0</text:p>
          </table:table-cell>
          <table:table-cell office:value-type="float" office:value="-0.09926229" calcext:value-type="float">
            <text:p>-0.0992622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F, F, L,C</text:p>
          </table:table-cell>
          <table:table-cell office:value-type="float" office:value="-0.09925758" calcext:value-type="float">
            <text:p>-0.0992575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L, F, F, L, F,0</text:p>
          </table:table-cell>
          <table:table-cell office:value-type="float" office:value="-0.09925287" calcext:value-type="float">
            <text:p>-0.0992528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F, F, L, F,C</text:p>
          </table:table-cell>
          <table:table-cell office:value-type="float" office:value="-0.09924659" calcext:value-type="float">
            <text:p>-0.0992465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L, F, F, L,P</text:p>
          </table:table-cell>
          <table:table-cell office:value-type="float" office:value="-0.09923874" calcext:value-type="float">
            <text:p>-0.0992387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L, F, F, L, R,P</text:p>
          </table:table-cell>
          <table:table-cell office:value-type="float" office:value="-0.09923874" calcext:value-type="float">
            <text:p>-0.0992387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L, F, F,0</text:p>
          </table:table-cell>
          <table:table-cell office:value-type="float" office:value="-0.09921676" calcext:value-type="float">
            <text:p>-0.09921676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F, L, F, F, r,P</text:p>
          </table:table-cell>
          <table:table-cell office:value-type="float" office:value="-0.09917594" calcext:value-type="float">
            <text:p>-0.0991759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L, F, F, r, F,P</text:p>
          </table:table-cell>
          <table:table-cell office:value-type="float" office:value="-0.09917594" calcext:value-type="float">
            <text:p>-0.0991759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L, F,C</text:p>
          </table:table-cell>
          <table:table-cell office:value-type="float" office:value="-0.09914454" calcext:value-type="float">
            <text:p>-0.09914454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F, F, L, F, L, r,P</text:p>
          </table:table-cell>
          <table:table-cell office:value-type="float" office:value="-0.09911471" calcext:value-type="float">
            <text:p>-0.0991147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L, F, L, r, R,P</text:p>
          </table:table-cell>
          <table:table-cell office:value-type="float" office:value="-0.09911471" calcext:value-type="float">
            <text:p>-0.0991147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L, F, L,0</text:p>
          </table:table-cell>
          <table:table-cell office:value-type="float" office:value="-0.09908174" calcext:value-type="float">
            <text:p>-0.0990817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F, L, F, L, L,P</text:p>
          </table:table-cell>
          <table:table-cell office:value-type="float" office:value="-0.09906604" calcext:value-type="float">
            <text:p>-0.0990660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L, F, L, L, F,P</text:p>
          </table:table-cell>
          <table:table-cell office:value-type="float" office:value="-0.09906604" calcext:value-type="float">
            <text:p>-0.0990660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L, F, L, L, F,C</text:p>
          </table:table-cell>
          <table:table-cell office:value-type="float" office:value="-0.09906133" calcext:value-type="float">
            <text:p>-0.0990613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L, F, L, L, F,0</text:p>
          </table:table-cell>
          <table:table-cell office:value-type="float" office:value="-0.09905662" calcext:value-type="float">
            <text:p>-0.0990566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F, L, L,C</text:p>
          </table:table-cell>
          <table:table-cell office:value-type="float" office:value="-0.09905348" calcext:value-type="float">
            <text:p>-0.09905348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L, F, L, L, L,0</text:p>
          </table:table-cell>
          <table:table-cell office:value-type="float" office:value="-0.09905034" calcext:value-type="float">
            <text:p>-0.0990503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F, L, L, L,C</text:p>
          </table:table-cell>
          <table:table-cell office:value-type="float" office:value="-0.0990472" calcext:value-type="float">
            <text:p>-0.0990472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L, F, L, L, L,P</text:p>
          </table:table-cell>
          <table:table-cell office:value-type="float" office:value="-0.09904406" calcext:value-type="float">
            <text:p>-0.0990440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L, F, L, L,0</text:p>
          </table:table-cell>
          <table:table-cell office:value-type="float" office:value="-0.09903935" calcext:value-type="float">
            <text:p>-0.0990393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L, F, L, L, r,P</text:p>
          </table:table-cell>
          <table:table-cell office:value-type="float" office:value="-0.09903307" calcext:value-type="float">
            <text:p>-0.0990330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L, F, L,C</text:p>
          </table:table-cell>
          <table:table-cell office:value-type="float" office:value="-0.09902679" calcext:value-type="float">
            <text:p>-0.09902679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F, L, F, L, F, r,P</text:p>
          </table:table-cell>
          <table:table-cell office:value-type="float" office:value="-0.09902051" calcext:value-type="float">
            <text:p>-0.0990205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L, F, L, F,0</text:p>
          </table:table-cell>
          <table:table-cell office:value-type="float" office:value="-0.09901109" calcext:value-type="float">
            <text:p>-0.09901109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L, F, L, F, L,P</text:p>
          </table:table-cell>
          <table:table-cell office:value-type="float" office:value="-0.09900638" calcext:value-type="float">
            <text:p>-0.0990063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L, F, L, F, L,C</text:p>
          </table:table-cell>
          <table:table-cell office:value-type="float" office:value="-0.09900324" calcext:value-type="float">
            <text:p>-0.0990032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L, F, L, F, L,0</text:p>
          </table:table-cell>
          <table:table-cell office:value-type="float" office:value="-0.0990001" calcext:value-type="float">
            <text:p>-0.099000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F, L, F,C</text:p>
          </table:table-cell>
          <table:table-cell office:value-type="float" office:value="-0.09899539" calcext:value-type="float">
            <text:p>-0.0989953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L, F, L, F, F,0</text:p>
          </table:table-cell>
          <table:table-cell office:value-type="float" office:value="-0.09899068" calcext:value-type="float">
            <text:p>-0.0989906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F, L, F, F,C</text:p>
          </table:table-cell>
          <table:table-cell office:value-type="float" office:value="-0.0989844" calcext:value-type="float">
            <text:p>-0.098984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L, F, L,P</text:p>
          </table:table-cell>
          <table:table-cell office:value-type="float" office:value="-0.09897498" calcext:value-type="float">
            <text:p>-0.09897498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F, L, F, L, R,P</text:p>
          </table:table-cell>
          <table:table-cell office:value-type="float" office:value="-0.09897498" calcext:value-type="float">
            <text:p>-0.0989749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L, F, L, R, R,P</text:p>
          </table:table-cell>
          <table:table-cell office:value-type="float" office:value="-0.09897498" calcext:value-type="float">
            <text:p>-0.0989749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L, F,0</text:p>
          </table:table-cell>
          <table:table-cell office:value-type="float" office:value="-0.09891061" calcext:value-type="float">
            <text:p>-0.09891061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F, F, L, F, r,P</text:p>
          </table:table-cell>
          <table:table-cell office:value-type="float" office:value="-0.09879286" calcext:value-type="float">
            <text:p>-0.0987928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F, L, F, r, F,P</text:p>
          </table:table-cell>
          <table:table-cell office:value-type="float" office:value="-0.09879286" calcext:value-type="float">
            <text:p>-0.0987928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L, F, r, F, F,P</text:p>
          </table:table-cell>
          <table:table-cell office:value-type="float" office:value="-0.09879286" calcext:value-type="float">
            <text:p>-0.0987928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L, F, r, F, F,C</text:p>
          </table:table-cell>
          <table:table-cell office:value-type="float" office:value="-0.0987489" calcext:value-type="float">
            <text:p>-0.098748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L,C</text:p>
          </table:table-cell>
          <table:table-cell office:value-type="float" office:value="-0.09870023" calcext:value-type="float">
            <text:p>-0.09870023</text:p>
          </table:table-cell>
          <table:table-cell office:value-type="string" calcext:value-type="string">
            <text:p>Period 5 orbit</text:p>
          </table:table-cell>
        </table:table-row>
        <table:table-row table:style-name="ro1" table:visibility="filter">
          <table:table-cell office:value-type="string" calcext:value-type="string">
            <text:p>C, r, F, F, L, L, r, F, F,C</text:p>
          </table:table-cell>
          <table:table-cell office:value-type="float" office:value="-0.09865156" calcext:value-type="float">
            <text:p>-0.09865156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L, L, r,P</text:p>
          </table:table-cell>
          <table:table-cell office:value-type="float" office:value="-0.09861074" calcext:value-type="float">
            <text:p>-0.09861074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F, L, L, r, R,P</text:p>
          </table:table-cell>
          <table:table-cell office:value-type="float" office:value="-0.09861074" calcext:value-type="float">
            <text:p>-0.0986107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L, L, r, R, R,P</text:p>
          </table:table-cell>
          <table:table-cell office:value-type="float" office:value="-0.09861074" calcext:value-type="float">
            <text:p>-0.0986107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L, L,0</text:p>
          </table:table-cell>
          <table:table-cell office:value-type="float" office:value="-0.09850241" calcext:value-type="float">
            <text:p>-0.09850241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F, F, L, L, L,P</text:p>
          </table:table-cell>
          <table:table-cell office:value-type="float" office:value="-0.09844589" calcext:value-type="float">
            <text:p>-0.0984458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F, L, L, L, F,P</text:p>
          </table:table-cell>
          <table:table-cell office:value-type="float" office:value="-0.09844589" calcext:value-type="float">
            <text:p>-0.0984458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L, L, L, F, F,P</text:p>
          </table:table-cell>
          <table:table-cell office:value-type="float" office:value="-0.09844589" calcext:value-type="float">
            <text:p>-0.0984458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L, L, L, F, F,C</text:p>
          </table:table-cell>
          <table:table-cell office:value-type="float" office:value="-0.09843961" calcext:value-type="float">
            <text:p>-0.09843961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L, L, L, F, F,0</text:p>
          </table:table-cell>
          <table:table-cell office:value-type="float" office:value="-0.0984349" calcext:value-type="float">
            <text:p>-0.098434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L, L, F,C</text:p>
          </table:table-cell>
          <table:table-cell office:value-type="float" office:value="-0.09843019" calcext:value-type="float">
            <text:p>-0.09843019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L, L, L, F, L,0</text:p>
          </table:table-cell>
          <table:table-cell office:value-type="float" office:value="-0.09842548" calcext:value-type="float">
            <text:p>-0.0984254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L, L, F, L,C</text:p>
          </table:table-cell>
          <table:table-cell office:value-type="float" office:value="-0.09842234" calcext:value-type="float">
            <text:p>-0.0984223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L, L, L, F, L,P</text:p>
          </table:table-cell>
          <table:table-cell office:value-type="float" office:value="-0.0984192" calcext:value-type="float">
            <text:p>-0.098419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L, L, L, F,0</text:p>
          </table:table-cell>
          <table:table-cell office:value-type="float" office:value="-0.09841606" calcext:value-type="float">
            <text:p>-0.0984160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L, L, L, F, r,P</text:p>
          </table:table-cell>
          <table:table-cell office:value-type="float" office:value="-0.09840978" calcext:value-type="float">
            <text:p>-0.0984097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L, L, L,C</text:p>
          </table:table-cell>
          <table:table-cell office:value-type="float" office:value="-0.0984035" calcext:value-type="float">
            <text:p>-0.0984035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F, L, L, L, L, r,P</text:p>
          </table:table-cell>
          <table:table-cell office:value-type="float" office:value="-0.09839879" calcext:value-type="float">
            <text:p>-0.0983987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L, L, L, L,0</text:p>
          </table:table-cell>
          <table:table-cell office:value-type="float" office:value="-0.09839251" calcext:value-type="float">
            <text:p>-0.0983925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L, L, L, L, L,P</text:p>
          </table:table-cell>
          <table:table-cell office:value-type="float" office:value="-0.09838937" calcext:value-type="float">
            <text:p>-0.0983893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L, L, L, L, L,C</text:p>
          </table:table-cell>
          <table:table-cell office:value-type="float" office:value="-0.0983878" calcext:value-type="float">
            <text:p>-0.098387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L, L, L, L, L,0</text:p>
          </table:table-cell>
          <table:table-cell office:value-type="float" office:value="-0.09838466" calcext:value-type="float">
            <text:p>-0.0983846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L, L, L,C</text:p>
          </table:table-cell>
          <table:table-cell office:value-type="float" office:value="-0.09838152" calcext:value-type="float">
            <text:p>-0.0983815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L, L, L, L, F,0</text:p>
          </table:table-cell>
          <table:table-cell office:value-type="float" office:value="-0.09837995" calcext:value-type="float">
            <text:p>-0.0983799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L, L, L, F,C</text:p>
          </table:table-cell>
          <table:table-cell office:value-type="float" office:value="-0.09837681" calcext:value-type="float">
            <text:p>-0.0983768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L, L, L, L,P</text:p>
          </table:table-cell>
          <table:table-cell office:value-type="float" office:value="-0.0983721" calcext:value-type="float">
            <text:p>-0.098372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L, L, L, L, R,P</text:p>
          </table:table-cell>
          <table:table-cell office:value-type="float" office:value="-0.0983721" calcext:value-type="float">
            <text:p>-0.098372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L, L, L,0</text:p>
          </table:table-cell>
          <table:table-cell office:value-type="float" office:value="-0.09835954" calcext:value-type="float">
            <text:p>-0.09835954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F, L, L, L, r,P</text:p>
          </table:table-cell>
          <table:table-cell office:value-type="float" office:value="-0.09833285" calcext:value-type="float">
            <text:p>-0.0983328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L, L, L, r, F,P</text:p>
          </table:table-cell>
          <table:table-cell office:value-type="float" office:value="-0.09833285" calcext:value-type="float">
            <text:p>-0.0983328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L, L,C</text:p>
          </table:table-cell>
          <table:table-cell office:value-type="float" office:value="-0.09831087" calcext:value-type="float">
            <text:p>-0.09831087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F, F, L, L, F, r,P</text:p>
          </table:table-cell>
          <table:table-cell office:value-type="float" office:value="-0.09828889" calcext:value-type="float">
            <text:p>-0.0982888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L, L, F, r, R,P</text:p>
          </table:table-cell>
          <table:table-cell office:value-type="float" office:value="-0.09828889" calcext:value-type="float">
            <text:p>-0.0982888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L, L, F,0</text:p>
          </table:table-cell>
          <table:table-cell office:value-type="float" office:value="-0.09825906" calcext:value-type="float">
            <text:p>-0.09825906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F, L, L, F, L,P</text:p>
          </table:table-cell>
          <table:table-cell office:value-type="float" office:value="-0.09824336" calcext:value-type="float">
            <text:p>-0.0982433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L, L, F, L, F,P</text:p>
          </table:table-cell>
          <table:table-cell office:value-type="float" office:value="-0.09824336" calcext:value-type="float">
            <text:p>-0.0982433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L, L, F, L, F,C</text:p>
          </table:table-cell>
          <table:table-cell office:value-type="float" office:value="-0.09823708" calcext:value-type="float">
            <text:p>-0.09823708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L, L, F, L, F,0</text:p>
          </table:table-cell>
          <table:table-cell office:value-type="float" office:value="-0.09823394" calcext:value-type="float">
            <text:p>-0.0982339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L, F, L,C</text:p>
          </table:table-cell>
          <table:table-cell office:value-type="float" office:value="-0.09822923" calcext:value-type="float">
            <text:p>-0.09822923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L, L, F, L, L,0</text:p>
          </table:table-cell>
          <table:table-cell office:value-type="float" office:value="-0.09822609" calcext:value-type="float">
            <text:p>-0.0982260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L, F, L, L,C</text:p>
          </table:table-cell>
          <table:table-cell office:value-type="float" office:value="-0.09822295" calcext:value-type="float">
            <text:p>-0.0982229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L, L, F, L, L,P</text:p>
          </table:table-cell>
          <table:table-cell office:value-type="float" office:value="-0.09821981" calcext:value-type="float">
            <text:p>-0.0982198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L, L, F, L,0</text:p>
          </table:table-cell>
          <table:table-cell office:value-type="float" office:value="-0.0982151" calcext:value-type="float">
            <text:p>-0.0982151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L, L, F, L, r,P</text:p>
          </table:table-cell>
          <table:table-cell office:value-type="float" office:value="-0.09820568" calcext:value-type="float">
            <text:p>-0.0982056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L, L, F,C</text:p>
          </table:table-cell>
          <table:table-cell office:value-type="float" office:value="-0.0981994" calcext:value-type="float">
            <text:p>-0.0981994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F, L, L, F, F, r,P</text:p>
          </table:table-cell>
          <table:table-cell office:value-type="float" office:value="-0.09819155" calcext:value-type="float">
            <text:p>-0.0981915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L, L, F, F,0</text:p>
          </table:table-cell>
          <table:table-cell office:value-type="float" office:value="-0.09818056" calcext:value-type="float">
            <text:p>-0.0981805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L, L, F, F, L,P</text:p>
          </table:table-cell>
          <table:table-cell office:value-type="float" office:value="-0.09817428" calcext:value-type="float">
            <text:p>-0.0981742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L, L, F, F, L,C</text:p>
          </table:table-cell>
          <table:table-cell office:value-type="float" office:value="-0.09816957" calcext:value-type="float">
            <text:p>-0.0981695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L, L, F, F, L,0</text:p>
          </table:table-cell>
          <table:table-cell office:value-type="float" office:value="-0.09816329" calcext:value-type="float">
            <text:p>-0.0981632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L, F, F,C</text:p>
          </table:table-cell>
          <table:table-cell office:value-type="float" office:value="-0.09815701" calcext:value-type="float">
            <text:p>-0.0981570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L, L, F, F, F,0</text:p>
          </table:table-cell>
          <table:table-cell office:value-type="float" office:value="-0.09814916" calcext:value-type="float">
            <text:p>-0.0981491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L, F, F, F,C</text:p>
          </table:table-cell>
          <table:table-cell office:value-type="float" office:value="-0.09813974" calcext:value-type="float">
            <text:p>-0.0981397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L, L,P</text:p>
          </table:table-cell>
          <table:table-cell office:value-type="float" office:value="-0.09812561" calcext:value-type="float">
            <text:p>-0.09812561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F, F, L, L, R,P</text:p>
          </table:table-cell>
          <table:table-cell office:value-type="float" office:value="-0.09812561" calcext:value-type="float">
            <text:p>-0.09812561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F, L, L, R, R,P</text:p>
          </table:table-cell>
          <table:table-cell office:value-type="float" office:value="-0.09812561" calcext:value-type="float">
            <text:p>-0.09812561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L, L, R, R, R,P</text:p>
          </table:table-cell>
          <table:table-cell office:value-type="float" office:value="-0.09812561" calcext:value-type="float">
            <text:p>-0.09812561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L,0</text:p>
          </table:table-cell>
          <table:table-cell office:value-type="float" office:value="-0.09787127" calcext:value-type="float">
            <text:p>-0.09787127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F, F, L, r,P</text:p>
          </table:table-cell>
          <table:table-cell office:value-type="float" office:value="-0.09733276" calcext:value-type="float">
            <text:p>-0.09733276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F, F, L, r, F,P</text:p>
          </table:table-cell>
          <table:table-cell office:value-type="float" office:value="-0.09733276" calcext:value-type="float">
            <text:p>-0.09733276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F, L, r, F, F,P</text:p>
          </table:table-cell>
          <table:table-cell office:value-type="float" office:value="-0.09733276" calcext:value-type="float">
            <text:p>-0.0973327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L, r, F, F, F,P</text:p>
          </table:table-cell>
          <table:table-cell office:value-type="float" office:value="-0.09733276" calcext:value-type="float">
            <text:p>-0.0973327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L, r, F, F, F,C</text:p>
          </table:table-cell>
          <table:table-cell office:value-type="float" office:value="-0.09724327" calcext:value-type="float">
            <text:p>-0.09724327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L, r, F, F, F,0</text:p>
          </table:table-cell>
          <table:table-cell office:value-type="float" office:value="-0.09714907" calcext:value-type="float">
            <text:p>-0.09714907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L, r, F, F,C</text:p>
          </table:table-cell>
          <table:table-cell office:value-type="float" office:value="-0.09697794" calcext:value-type="float">
            <text:p>-0.09697794</text:p>
          </table:table-cell>
          <table:table-cell office:value-type="string" calcext:value-type="string">
            <text:p>Period 8 orbit</text:p>
          </table:table-cell>
        </table:table-row>
        <table:table-row table:style-name="ro1" table:visibility="filter">
          <table:table-cell office:value-type="string" calcext:value-type="string">
            <text:p>C, r, F, F,C</text:p>
          </table:table-cell>
          <table:table-cell office:value-type="float" office:value="-0.0969434" calcext:value-type="float">
            <text:p>-0.0969434</text:p>
          </table:table-cell>
          <table:table-cell office:value-type="string" calcext:value-type="string">
            <text:p>Period 4 orbit</text:p>
          </table:table-cell>
        </table:table-row>
        <table:table-row table:style-name="ro1" table:visibility="filter">
          <table:table-cell office:value-type="string" calcext:value-type="string">
            <text:p>C, r, F, F, F, r, F, F,C</text:p>
          </table:table-cell>
          <table:table-cell office:value-type="float" office:value="-0.0969434" calcext:value-type="float">
            <text:p>-0.096943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F, r, F, F, F,0</text:p>
          </table:table-cell>
          <table:table-cell office:value-type="float" office:value="-0.09676599" calcext:value-type="float">
            <text:p>-0.0967659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r, F, F, F,C</text:p>
          </table:table-cell>
          <table:table-cell office:value-type="float" office:value="-0.09666394" calcext:value-type="float">
            <text:p>-0.09666394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F, r,P</text:p>
          </table:table-cell>
          <table:table-cell office:value-type="float" office:value="-0.09656189" calcext:value-type="float">
            <text:p>-0.09656189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F, F, F, r, R,P</text:p>
          </table:table-cell>
          <table:table-cell office:value-type="float" office:value="-0.09656189" calcext:value-type="float">
            <text:p>-0.09656189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F, F, r, R, R,P</text:p>
          </table:table-cell>
          <table:table-cell office:value-type="float" office:value="-0.09656189" calcext:value-type="float">
            <text:p>-0.0965618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F, r, R, R, R,P</text:p>
          </table:table-cell>
          <table:table-cell office:value-type="float" office:value="-0.09656189" calcext:value-type="float">
            <text:p>-0.0965618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F,0</text:p>
          </table:table-cell>
          <table:table-cell office:value-type="float" office:value="-0.09587266" calcext:value-type="float">
            <text:p>-0.09587266</text:p>
          </table:table-cell>
          <table:table-cell office:value-type="string" calcext:value-type="string">
            <text:p>PREZERO after 5 iterates</text:p>
          </table:table-cell>
        </table:table-row>
        <table:table-row table:style-name="ro1" table:visibility="filter">
          <table:table-cell office:value-type="string" calcext:value-type="string">
            <text:p>C, r, F, F, F, L,P</text:p>
          </table:table-cell>
          <table:table-cell office:value-type="float" office:value="-0.09548644" calcext:value-type="float">
            <text:p>-0.09548644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F, F, F, L, F,P</text:p>
          </table:table-cell>
          <table:table-cell office:value-type="float" office:value="-0.09548644" calcext:value-type="float">
            <text:p>-0.09548644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F, F, L, F, F,P</text:p>
          </table:table-cell>
          <table:table-cell office:value-type="float" office:value="-0.09548644" calcext:value-type="float">
            <text:p>-0.0954864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F, L, F, F, F,P</text:p>
          </table:table-cell>
          <table:table-cell office:value-type="float" office:value="-0.09548644" calcext:value-type="float">
            <text:p>-0.0954864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F, L, F, F, F,C</text:p>
          </table:table-cell>
          <table:table-cell office:value-type="float" office:value="-0.09546446" calcext:value-type="float">
            <text:p>-0.0954644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F, L, F, F, F,0</text:p>
          </table:table-cell>
          <table:table-cell office:value-type="float" office:value="-0.09544719" calcext:value-type="float">
            <text:p>-0.0954471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L, F, F,C</text:p>
          </table:table-cell>
          <table:table-cell office:value-type="float" office:value="-0.0954362" calcext:value-type="float">
            <text:p>-0.0954362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F, L, F, F, L,0</text:p>
          </table:table-cell>
          <table:table-cell office:value-type="float" office:value="-0.09542521" calcext:value-type="float">
            <text:p>-0.09542521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L, F, F, L,C</text:p>
          </table:table-cell>
          <table:table-cell office:value-type="float" office:value="-0.09541579" calcext:value-type="float">
            <text:p>-0.0954157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F, L, F, F, L,P</text:p>
          </table:table-cell>
          <table:table-cell office:value-type="float" office:value="-0.09540794" calcext:value-type="float">
            <text:p>-0.0954079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F, L, F, F,0</text:p>
          </table:table-cell>
          <table:table-cell office:value-type="float" office:value="-0.09539695" calcext:value-type="float">
            <text:p>-0.09539695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F, L, F, F, r,P</text:p>
          </table:table-cell>
          <table:table-cell office:value-type="float" office:value="-0.09537497" calcext:value-type="float">
            <text:p>-0.0953749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F, L, F,C</text:p>
          </table:table-cell>
          <table:table-cell office:value-type="float" office:value="-0.09536712" calcext:value-type="float">
            <text:p>-0.09536712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F, F, L, F, L, r,P</text:p>
          </table:table-cell>
          <table:table-cell office:value-type="float" office:value="-0.0953577" calcext:value-type="float">
            <text:p>-0.095357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F, L, F, L,0</text:p>
          </table:table-cell>
          <table:table-cell office:value-type="float" office:value="-0.09534043" calcext:value-type="float">
            <text:p>-0.09534043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F, L, F, L, L,P</text:p>
          </table:table-cell>
          <table:table-cell office:value-type="float" office:value="-0.09533258" calcext:value-type="float">
            <text:p>-0.0953325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F, L, F, L, L,C</text:p>
          </table:table-cell>
          <table:table-cell office:value-type="float" office:value="-0.0953263" calcext:value-type="float">
            <text:p>-0.095326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F, L, F, L, L,0</text:p>
          </table:table-cell>
          <table:table-cell office:value-type="float" office:value="-0.09532002" calcext:value-type="float">
            <text:p>-0.0953200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L, F, L,C</text:p>
          </table:table-cell>
          <table:table-cell office:value-type="float" office:value="-0.09531374" calcext:value-type="float">
            <text:p>-0.0953137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F, L, F, L, F,0</text:p>
          </table:table-cell>
          <table:table-cell office:value-type="float" office:value="-0.09530746" calcext:value-type="float">
            <text:p>-0.0953074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L, F, L, F,C</text:p>
          </table:table-cell>
          <table:table-cell office:value-type="float" office:value="-0.09529961" calcext:value-type="float">
            <text:p>-0.0952996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F, L, F, L,P</text:p>
          </table:table-cell>
          <table:table-cell office:value-type="float" office:value="-0.09529176" calcext:value-type="float">
            <text:p>-0.09529176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F, L, F, L, R,P</text:p>
          </table:table-cell>
          <table:table-cell office:value-type="float" office:value="-0.09529176" calcext:value-type="float">
            <text:p>-0.09529176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F, L, F,0</text:p>
          </table:table-cell>
          <table:table-cell office:value-type="float" office:value="-0.09526193" calcext:value-type="float">
            <text:p>-0.09526193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F, F, L, F, r,P</text:p>
          </table:table-cell>
          <table:table-cell office:value-type="float" office:value="-0.0952007" calcext:value-type="float">
            <text:p>-0.095200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F, L, F, r, F,P</text:p>
          </table:table-cell>
          <table:table-cell office:value-type="float" office:value="-0.0952007" calcext:value-type="float">
            <text:p>-0.095200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F, L,C</text:p>
          </table:table-cell>
          <table:table-cell office:value-type="float" office:value="-0.09517401" calcext:value-type="float">
            <text:p>-0.09517401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F, F, F, L, L, r,P</text:p>
          </table:table-cell>
          <table:table-cell office:value-type="float" office:value="-0.09514889" calcext:value-type="float">
            <text:p>-0.09514889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F, L, L, r, R,P</text:p>
          </table:table-cell>
          <table:table-cell office:value-type="float" office:value="-0.09514889" calcext:value-type="float">
            <text:p>-0.0951488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F, L, L,0</text:p>
          </table:table-cell>
          <table:table-cell office:value-type="float" office:value="-0.09509237" calcext:value-type="float">
            <text:p>-0.09509237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F, F, L, L, L,P</text:p>
          </table:table-cell>
          <table:table-cell office:value-type="float" office:value="-0.09506568" calcext:value-type="float">
            <text:p>-0.0950656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F, L, L, L, F,P</text:p>
          </table:table-cell>
          <table:table-cell office:value-type="float" office:value="-0.09506568" calcext:value-type="float">
            <text:p>-0.0950656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F, L, L, L, F,C</text:p>
          </table:table-cell>
          <table:table-cell office:value-type="float" office:value="-0.09505783" calcext:value-type="float">
            <text:p>-0.0950578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F, L, L, L, F,0</text:p>
          </table:table-cell>
          <table:table-cell office:value-type="float" office:value="-0.09505155" calcext:value-type="float">
            <text:p>-0.09505155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L, L, L,C</text:p>
          </table:table-cell>
          <table:table-cell office:value-type="float" office:value="-0.09504684" calcext:value-type="float">
            <text:p>-0.0950468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F, L, L, L, L,0</text:p>
          </table:table-cell>
          <table:table-cell office:value-type="float" office:value="-0.09504056" calcext:value-type="float">
            <text:p>-0.0950405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L, L, L, L,C</text:p>
          </table:table-cell>
          <table:table-cell office:value-type="float" office:value="-0.09503585" calcext:value-type="float">
            <text:p>-0.09503585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F, L, L, L, L,P</text:p>
          </table:table-cell>
          <table:table-cell office:value-type="float" office:value="-0.09503114" calcext:value-type="float">
            <text:p>-0.0950311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F, L, L, L,0</text:p>
          </table:table-cell>
          <table:table-cell office:value-type="float" office:value="-0.09502486" calcext:value-type="float">
            <text:p>-0.09502486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F, L, L, L, r,P</text:p>
          </table:table-cell>
          <table:table-cell office:value-type="float" office:value="-0.09501073" calcext:value-type="float">
            <text:p>-0.09501073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F, L, L,C</text:p>
          </table:table-cell>
          <table:table-cell office:value-type="float" office:value="-0.09500445" calcext:value-type="float">
            <text:p>-0.09500445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F, F, L, L, F, r,P</text:p>
          </table:table-cell>
          <table:table-cell office:value-type="float" office:value="-0.09499817" calcext:value-type="float">
            <text:p>-0.0949981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F, L, L, F,0</text:p>
          </table:table-cell>
          <table:table-cell office:value-type="float" office:value="-0.09498247" calcext:value-type="float">
            <text:p>-0.0949824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F, L, L, F, L,P</text:p>
          </table:table-cell>
          <table:table-cell office:value-type="float" office:value="-0.09497462" calcext:value-type="float">
            <text:p>-0.0949746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F, L, L, F, L,C</text:p>
          </table:table-cell>
          <table:table-cell office:value-type="float" office:value="-0.09496834" calcext:value-type="float">
            <text:p>-0.0949683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F, L, L, F, L,0</text:p>
          </table:table-cell>
          <table:table-cell office:value-type="float" office:value="-0.09496206" calcext:value-type="float">
            <text:p>-0.0949620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L, L, F,C</text:p>
          </table:table-cell>
          <table:table-cell office:value-type="float" office:value="-0.09495421" calcext:value-type="float">
            <text:p>-0.0949542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F, L, L, F, F,0</text:p>
          </table:table-cell>
          <table:table-cell office:value-type="float" office:value="-0.09494636" calcext:value-type="float">
            <text:p>-0.09494636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L, L, F, F,C</text:p>
          </table:table-cell>
          <table:table-cell office:value-type="float" office:value="-0.09493537" calcext:value-type="float">
            <text:p>-0.09493537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F, L, L,P</text:p>
          </table:table-cell>
          <table:table-cell office:value-type="float" office:value="-0.09492124" calcext:value-type="float">
            <text:p>-0.09492124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F, F, L, L, R,P</text:p>
          </table:table-cell>
          <table:table-cell office:value-type="float" office:value="-0.09492124" calcext:value-type="float">
            <text:p>-0.0949212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F, L, L, R, R,P</text:p>
          </table:table-cell>
          <table:table-cell office:value-type="float" office:value="-0.09492124" calcext:value-type="float">
            <text:p>-0.0949212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F, L,0</text:p>
          </table:table-cell>
          <table:table-cell office:value-type="float" office:value="-0.09480663" calcext:value-type="float">
            <text:p>-0.09480663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F, F, F, L, r,P</text:p>
          </table:table-cell>
          <table:table-cell office:value-type="float" office:value="-0.09453502" calcext:value-type="float">
            <text:p>-0.0945350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F, F, L, r, F,P</text:p>
          </table:table-cell>
          <table:table-cell office:value-type="float" office:value="-0.09453502" calcext:value-type="float">
            <text:p>-0.0945350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F, L, r, F, F,P</text:p>
          </table:table-cell>
          <table:table-cell office:value-type="float" office:value="-0.09453502" calcext:value-type="float">
            <text:p>-0.0945350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F,C</text:p>
          </table:table-cell>
          <table:table-cell office:value-type="float" office:value="-0.09442355" calcext:value-type="float">
            <text:p>-0.09442355</text:p>
          </table:table-cell>
          <table:table-cell office:value-type="string" calcext:value-type="string">
            <text:p>Period 5 orbit</text:p>
          </table:table-cell>
        </table:table-row>
        <table:table-row table:style-name="ro1" table:visibility="filter">
          <table:table-cell office:value-type="string" calcext:value-type="string">
            <text:p>C, r, F, F, F, F, r,P</text:p>
          </table:table-cell>
          <table:table-cell office:value-type="float" office:value="-0.09431208" calcext:value-type="float">
            <text:p>-0.09431208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F, F, F, r, R,P</text:p>
          </table:table-cell>
          <table:table-cell office:value-type="float" office:value="-0.09431208" calcext:value-type="float">
            <text:p>-0.0943120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F, F, r, R, R,P</text:p>
          </table:table-cell>
          <table:table-cell office:value-type="float" office:value="-0.09431208" calcext:value-type="float">
            <text:p>-0.0943120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F, F,0</text:p>
          </table:table-cell>
          <table:table-cell office:value-type="float" office:value="-0.09397139" calcext:value-type="float">
            <text:p>-0.09397139</text:p>
          </table:table-cell>
          <table:table-cell office:value-type="string" calcext:value-type="string">
            <text:p>PREZERO after 6 iterates</text:p>
          </table:table-cell>
        </table:table-row>
        <table:table-row table:style-name="ro1" table:visibility="filter">
          <table:table-cell office:value-type="string" calcext:value-type="string">
            <text:p>C, r, F, F, F, F, L,P</text:p>
          </table:table-cell>
          <table:table-cell office:value-type="float" office:value="-0.09379712" calcext:value-type="float">
            <text:p>-0.09379712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F, F, F, F, L, F,P</text:p>
          </table:table-cell>
          <table:table-cell office:value-type="float" office:value="-0.09379712" calcext:value-type="float">
            <text:p>-0.0937971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F, F, L, F, F,P</text:p>
          </table:table-cell>
          <table:table-cell office:value-type="float" office:value="-0.09379712" calcext:value-type="float">
            <text:p>-0.0937971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F, F, L, F, F,C</text:p>
          </table:table-cell>
          <table:table-cell office:value-type="float" office:value="-0.09377514" calcext:value-type="float">
            <text:p>-0.0937751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F, F, L, F, F,0</text:p>
          </table:table-cell>
          <table:table-cell office:value-type="float" office:value="-0.0937563" calcext:value-type="float">
            <text:p>-0.0937563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F, L, F,C</text:p>
          </table:table-cell>
          <table:table-cell office:value-type="float" office:value="-0.09374374" calcext:value-type="float">
            <text:p>-0.09374374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F, F, L, F, L,0</text:p>
          </table:table-cell>
          <table:table-cell office:value-type="float" office:value="-0.09373118" calcext:value-type="float">
            <text:p>-0.0937311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F, L, F, L,C</text:p>
          </table:table-cell>
          <table:table-cell office:value-type="float" office:value="-0.09372019" calcext:value-type="float">
            <text:p>-0.0937201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F, F, L, F, L,P</text:p>
          </table:table-cell>
          <table:table-cell office:value-type="float" office:value="-0.0937092" calcext:value-type="float">
            <text:p>-0.093709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F, F, L, F,0</text:p>
          </table:table-cell>
          <table:table-cell office:value-type="float" office:value="-0.09369507" calcext:value-type="float">
            <text:p>-0.09369507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F, F, L, F, r,P</text:p>
          </table:table-cell>
          <table:table-cell office:value-type="float" office:value="-0.09366524" calcext:value-type="float">
            <text:p>-0.0936652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F, F, L,C</text:p>
          </table:table-cell>
          <table:table-cell office:value-type="float" office:value="-0.09365739" calcext:value-type="float">
            <text:p>-0.09365739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F, F, F, L, L, r,P</text:p>
          </table:table-cell>
          <table:table-cell office:value-type="float" office:value="-0.09364954" calcext:value-type="float">
            <text:p>-0.0936495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F, F, L, L,0</text:p>
          </table:table-cell>
          <table:table-cell office:value-type="float" office:value="-0.09362128" calcext:value-type="float">
            <text:p>-0.0936212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F, F, L, L, L,P</text:p>
          </table:table-cell>
          <table:table-cell office:value-type="float" office:value="-0.09360872" calcext:value-type="float">
            <text:p>-0.0936087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F, F, L, L, L,C</text:p>
          </table:table-cell>
          <table:table-cell office:value-type="float" office:value="-0.0935993" calcext:value-type="float">
            <text:p>-0.0935993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F, F, L, L, L,0</text:p>
          </table:table-cell>
          <table:table-cell office:value-type="float" office:value="-0.09358988" calcext:value-type="float">
            <text:p>-0.0935898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F, L, L,C</text:p>
          </table:table-cell>
          <table:table-cell office:value-type="float" office:value="-0.09358046" calcext:value-type="float">
            <text:p>-0.09358046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F, F, L, L, F,0</text:p>
          </table:table-cell>
          <table:table-cell office:value-type="float" office:value="-0.09357104" calcext:value-type="float">
            <text:p>-0.09357104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F, L, L, F,C</text:p>
          </table:table-cell>
          <table:table-cell office:value-type="float" office:value="-0.09355848" calcext:value-type="float">
            <text:p>-0.09355848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F, F, L, L,P</text:p>
          </table:table-cell>
          <table:table-cell office:value-type="float" office:value="-0.09354278" calcext:value-type="float">
            <text:p>-0.09354278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F, F, L, L, R,P</text:p>
          </table:table-cell>
          <table:table-cell office:value-type="float" office:value="-0.09354278" calcext:value-type="float">
            <text:p>-0.0935427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F, F, L,0</text:p>
          </table:table-cell>
          <table:table-cell office:value-type="float" office:value="-0.09349097" calcext:value-type="float">
            <text:p>-0.09349097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F, F, F, L, r,P</text:p>
          </table:table-cell>
          <table:table-cell office:value-type="float" office:value="-0.09335595" calcext:value-type="float">
            <text:p>-0.09335595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F, F, L, r, F,P</text:p>
          </table:table-cell>
          <table:table-cell office:value-type="float" office:value="-0.09335595" calcext:value-type="float">
            <text:p>-0.09335595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F, F,C</text:p>
          </table:table-cell>
          <table:table-cell office:value-type="float" office:value="-0.09332141" calcext:value-type="float">
            <text:p>-0.09332141</text:p>
          </table:table-cell>
          <table:table-cell office:value-type="string" calcext:value-type="string">
            <text:p>Period 6 orbit</text:p>
          </table:table-cell>
        </table:table-row>
        <table:table-row table:style-name="ro1" table:visibility="filter">
          <table:table-cell office:value-type="string" calcext:value-type="string">
            <text:p>C, r, F, F, F, F, F, r,P</text:p>
          </table:table-cell>
          <table:table-cell office:value-type="float" office:value="-0.09328844" calcext:value-type="float">
            <text:p>-0.09328844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F, F, F, r, R,P</text:p>
          </table:table-cell>
          <table:table-cell office:value-type="float" office:value="-0.09328844" calcext:value-type="float">
            <text:p>-0.0932884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F, F, F,0</text:p>
          </table:table-cell>
          <table:table-cell office:value-type="float" office:value="-0.09312202" calcext:value-type="float">
            <text:p>-0.09312202</text:p>
          </table:table-cell>
          <table:table-cell office:value-type="string" calcext:value-type="string">
            <text:p>PREZERO after 7 iterates</text:p>
          </table:table-cell>
        </table:table-row>
        <table:table-row table:style-name="ro1" table:visibility="filter">
          <table:table-cell office:value-type="string" calcext:value-type="string">
            <text:p>C, r, F, F, F, F, F, L,P</text:p>
          </table:table-cell>
          <table:table-cell office:value-type="float" office:value="-0.09304352" calcext:value-type="float">
            <text:p>-0.09304352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F, F, F, F, F, L, F,P</text:p>
          </table:table-cell>
          <table:table-cell office:value-type="float" office:value="-0.09304352" calcext:value-type="float">
            <text:p>-0.09304352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F, F, F, L, F,C</text:p>
          </table:table-cell>
          <table:table-cell office:value-type="float" office:value="-0.0930184" calcext:value-type="float">
            <text:p>-0.0930184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F, F, F, L, F,0</text:p>
          </table:table-cell>
          <table:table-cell office:value-type="float" office:value="-0.09299642" calcext:value-type="float">
            <text:p>-0.0929964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F, F, L,C</text:p>
          </table:table-cell>
          <table:table-cell office:value-type="float" office:value="-0.09297915" calcext:value-type="float">
            <text:p>-0.09297915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F, F, F, L, L,0</text:p>
          </table:table-cell>
          <table:table-cell office:value-type="float" office:value="-0.09296188" calcext:value-type="float">
            <text:p>-0.09296188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F, F, L, L,C</text:p>
          </table:table-cell>
          <table:table-cell office:value-type="float" office:value="-0.09294461" calcext:value-type="float">
            <text:p>-0.09294461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 F, F, F, F, F, L, L,P</text:p>
          </table:table-cell>
          <table:table-cell office:value-type="float" office:value="-0.09292734" calcext:value-type="float">
            <text:p>-0.09292734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F, F, F, L,0</text:p>
          </table:table-cell>
          <table:table-cell office:value-type="float" office:value="-0.09290222" calcext:value-type="float">
            <text:p>-0.09290222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F, F, F, L, r,P</text:p>
          </table:table-cell>
          <table:table-cell office:value-type="float" office:value="-0.09283628" calcext:value-type="float">
            <text:p>-0.09283628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F, F, F,C</text:p>
          </table:table-cell>
          <table:table-cell office:value-type="float" office:value="-0.09282686" calcext:value-type="float">
            <text:p>-0.09282686</text:p>
          </table:table-cell>
          <table:table-cell office:value-type="string" calcext:value-type="string">
            <text:p>Period 7 orbit</text:p>
          </table:table-cell>
        </table:table-row>
        <table:table-row table:style-name="ro1" table:visibility="filter">
          <table:table-cell office:value-type="string" calcext:value-type="string">
            <text:p>C, r, F, F, F, F, F, F, r,P</text:p>
          </table:table-cell>
          <table:table-cell office:value-type="float" office:value="-0.09281587" calcext:value-type="float">
            <text:p>-0.0928158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 r, F, F, F, F, F, F,0</text:p>
          </table:table-cell>
          <table:table-cell office:value-type="float" office:value="-0.0927358" calcext:value-type="float">
            <text:p>-0.0927358</text:p>
          </table:table-cell>
          <table:table-cell office:value-type="string" calcext:value-type="string">
            <text:p>PREZERO after 8 iterates</text:p>
          </table:table-cell>
        </table:table-row>
        <table:table-row table:style-name="ro1" table:visibility="filter">
          <table:table-cell office:value-type="string" calcext:value-type="string">
            <text:p>C, r, F, F, F, F, F, F, L,P</text:p>
          </table:table-cell>
          <table:table-cell office:value-type="float" office:value="-0.09269969" calcext:value-type="float">
            <text:p>-0.09269969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 table:visibility="filter">
          <table:table-cell office:value-type="string" calcext:value-type="string">
            <text:p>C, r, F, F, F, F, F, F, L,C</text:p>
          </table:table-cell>
          <table:table-cell office:value-type="float" office:value="-0.09266986" calcext:value-type="float">
            <text:p>-0.09266986</text:p>
          </table:table-cell>
          <table:table-cell office:value-type="string" calcext:value-type="string">
            <text:p>Period 9 orbit</text:p>
          </table:table-cell>
        </table:table-row>
        <table:table-row table:style-name="ro1">
          <table:table-cell office:value-type="string" calcext:value-type="string">
            <text:p>C, r, F, F, F, F, F, F, L,0</text:p>
          </table:table-cell>
          <table:table-cell office:value-type="float" office:value="-0.09263532" calcext:value-type="float">
            <text:p>-0.09263532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F, F, F,C</text:p>
          </table:table-cell>
          <table:table-cell office:value-type="float" office:value="-0.09259921" calcext:value-type="float">
            <text:p>-0.09259921</text:p>
          </table:table-cell>
          <table:table-cell office:value-type="string" calcext:value-type="string">
            <text:p>Period 8 orbit</text:p>
          </table:table-cell>
        </table:table-row>
        <table:table-row table:style-name="ro1">
          <table:table-cell office:value-type="string" calcext:value-type="string">
            <text:p>C, r, F, F, F, F, F, F, F,0</text:p>
          </table:table-cell>
          <table:table-cell office:value-type="float" office:value="-0.09255839" calcext:value-type="float">
            <text:p>-0.09255839</text:p>
          </table:table-cell>
          <table:table-cell office:value-type="string" calcext:value-type="string">
            <text:p>PREZERO after 9 iterates</text:p>
          </table:table-cell>
        </table:table-row>
        <table:table-row table:style-name="ro1" table:visibility="filter">
          <table:table-cell office:value-type="string" calcext:value-type="string">
            <text:p>C, r, F, F, F, F, F, F, F,C</text:p>
          </table:table-cell>
          <table:table-cell office:value-type="float" office:value="-0.09249559" calcext:value-type="float">
            <text:p>-0.09249559</text:p>
          </table:table-cell>
          <table:table-cell office:value-type="string" calcext:value-type="string">
            <text:p>Period 9 orbit</text:p>
          </table:table-cell>
        </table:table-row>
        <table:table-row table:style-name="ro1" table:visibility="filter">
          <table:table-cell office:value-type="string" calcext:value-type="string">
            <text:p>C, r,P</text:p>
          </table:table-cell>
          <table:table-cell office:value-type="float" office:value="-0.09240767" calcext:value-type="float">
            <text:p>-0.09240767</text:p>
          </table:table-cell>
          <table:table-cell office:value-type="string" calcext:value-type="string">
            <text:p>PREFIXED after 2 iterates</text:p>
          </table:table-cell>
        </table:table-row>
        <table:table-row table:style-name="ro1" table:visibility="filter">
          <table:table-cell office:value-type="string" calcext:value-type="string">
            <text:p>C, r, R,P</text:p>
          </table:table-cell>
          <table:table-cell office:value-type="float" office:value="-0.09240767" calcext:value-type="float">
            <text:p>-0.09240767</text:p>
          </table:table-cell>
          <table:table-cell office:value-type="string" calcext:value-type="string">
            <text:p>PREFIXED after 3 iterates</text:p>
          </table:table-cell>
        </table:table-row>
        <table:table-row table:style-name="ro1" table:visibility="filter">
          <table:table-cell office:value-type="string" calcext:value-type="string">
            <text:p>C, r, R, R,P</text:p>
          </table:table-cell>
          <table:table-cell office:value-type="float" office:value="-0.09240767" calcext:value-type="float">
            <text:p>-0.09240767</text:p>
          </table:table-cell>
          <table:table-cell office:value-type="string" calcext:value-type="string">
            <text:p>PREFIXED after 4 iterates</text:p>
          </table:table-cell>
        </table:table-row>
        <table:table-row table:style-name="ro1" table:visibility="filter">
          <table:table-cell office:value-type="string" calcext:value-type="string">
            <text:p>C, r, R, R, R,P</text:p>
          </table:table-cell>
          <table:table-cell office:value-type="float" office:value="-0.09240767" calcext:value-type="float">
            <text:p>-0.09240767</text:p>
          </table:table-cell>
          <table:table-cell office:value-type="string" calcext:value-type="string">
            <text:p>PREFIXED after 5 iterates</text:p>
          </table:table-cell>
        </table:table-row>
        <table:table-row table:style-name="ro1" table:visibility="filter">
          <table:table-cell office:value-type="string" calcext:value-type="string">
            <text:p>C, r, R, R, R, R,P</text:p>
          </table:table-cell>
          <table:table-cell office:value-type="float" office:value="-0.09240767" calcext:value-type="float">
            <text:p>-0.09240767</text:p>
          </table:table-cell>
          <table:table-cell office:value-type="string" calcext:value-type="string">
            <text:p>PREFIXED after 6 iterates</text:p>
          </table:table-cell>
        </table:table-row>
        <table:table-row table:style-name="ro1" table:visibility="filter">
          <table:table-cell office:value-type="string" calcext:value-type="string">
            <text:p>C, r, R, R, R, R, R,P</text:p>
          </table:table-cell>
          <table:table-cell office:value-type="float" office:value="-0.09240767" calcext:value-type="float">
            <text:p>-0.09240767</text:p>
          </table:table-cell>
          <table:table-cell office:value-type="string" calcext:value-type="string">
            <text:p>PREFIXED after 7 iterates</text:p>
          </table:table-cell>
        </table:table-row>
        <table:table-row table:style-name="ro1" table:visibility="filter">
          <table:table-cell office:value-type="string" calcext:value-type="string">
            <text:p>C, r, R, R, R, R, R, R,P</text:p>
          </table:table-cell>
          <table:table-cell office:value-type="float" office:value="-0.09240767" calcext:value-type="float">
            <text:p>-0.09240767</text:p>
          </table:table-cell>
          <table:table-cell office:value-type="string" calcext:value-type="string">
            <text:p>PREFIXED after 8 iterates</text:p>
          </table:table-cell>
        </table:table-row>
        <table:table-row table:style-name="ro1" table:visibility="filter">
          <table:table-cell office:value-type="string" calcext:value-type="string">
            <text:p>C, r, R, R, R, R, R, R, R,P</text:p>
          </table:table-cell>
          <table:table-cell office:value-type="float" office:value="-0.09240767" calcext:value-type="float">
            <text:p>-0.09240767</text:p>
          </table:table-cell>
          <table:table-cell office:value-type="string" calcext:value-type="string">
            <text:p>PREFIXED after 9 iterates</text:p>
          </table:table-cell>
        </table:table-row>
        <table:table-row table:style-name="ro1">
          <table:table-cell office:value-type="string" calcext:value-type="string">
            <text:p>C,0</text:p>
          </table:table-cell>
          <table:table-cell office:value-type="float" office:value="-0.06324649" calcext:value-type="float">
            <text:p>-0.06324649</text:p>
          </table:table-cell>
          <table:table-cell office:value-type="string" calcext:value-type="string">
            <text:p>PREZERO after 1 iterates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 table:visibility="filter">
          <table:table-cell office:value-type="string" calcext:value-type="string">
            <text:p>C, r, r, r, r, r, r, r, r,0</text:p>
          </table:table-cell>
          <table:table-cell office:value-type="float" office:value="-0.1985224" calcext:value-type="float">
            <text:p>-0.198522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r, r,0</text:p>
          </table:table-cell>
          <table:table-cell office:value-type="float" office:value="-0.19735432" calcext:value-type="float">
            <text:p>-0.1973543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r, r, r, L,0</text:p>
          </table:table-cell>
          <table:table-cell office:value-type="float" office:value="-0.19694455" calcext:value-type="float">
            <text:p>-0.1969445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r, r, F,0</text:p>
          </table:table-cell>
          <table:table-cell office:value-type="float" office:value="-0.19636522" calcext:value-type="float">
            <text:p>-0.1963652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r,0</text:p>
          </table:table-cell>
          <table:table-cell office:value-type="float" office:value="-0.19573408" calcext:value-type="float">
            <text:p>-0.1957340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r, r, r, L, F,0</text:p>
          </table:table-cell>
          <table:table-cell office:value-type="float" office:value="-0.19536199" calcext:value-type="float">
            <text:p>-0.1953619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r, L, L,0</text:p>
          </table:table-cell>
          <table:table-cell office:value-type="float" office:value="-0.19521441" calcext:value-type="float">
            <text:p>-0.1952144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r, L,0</text:p>
          </table:table-cell>
          <table:table-cell office:value-type="float" office:value="-0.19515004" calcext:value-type="float">
            <text:p>-0.1951500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r, r, L, r,0</text:p>
          </table:table-cell>
          <table:table-cell office:value-type="float" office:value="-0.19504171" calcext:value-type="float">
            <text:p>-0.1950417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r, F, r,0</text:p>
          </table:table-cell>
          <table:table-cell office:value-type="float" office:value="-0.19443569" calcext:value-type="float">
            <text:p>-0.1944356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r, F,0</text:p>
          </table:table-cell>
          <table:table-cell office:value-type="float" office:value="-0.19432108" calcext:value-type="float">
            <text:p>-0.1943210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r, r, F, L,0</text:p>
          </table:table-cell>
          <table:table-cell office:value-type="float" office:value="-0.19425043" calcext:value-type="float">
            <text:p>-0.1942504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r, F, F,0</text:p>
          </table:table-cell>
          <table:table-cell office:value-type="float" office:value="-0.19408558" calcext:value-type="float">
            <text:p>-0.1940855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0</text:p>
          </table:table-cell>
          <table:table-cell office:value-type="float" office:value="-0.19339321" calcext:value-type="float">
            <text:p>-0.1933932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r, r, r, L, F, F,0</text:p>
          </table:table-cell>
          <table:table-cell office:value-type="float" office:value="-0.19293006" calcext:value-type="float">
            <text:p>-0.1929300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L, F, L,0</text:p>
          </table:table-cell>
          <table:table-cell office:value-type="float" office:value="-0.19286098" calcext:value-type="float">
            <text:p>-0.1928609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L, F,0</text:p>
          </table:table-cell>
          <table:table-cell office:value-type="float" office:value="-0.19283586" calcext:value-type="float">
            <text:p>-0.1928358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r, L, F, r,0</text:p>
          </table:table-cell>
          <table:table-cell office:value-type="float" office:value="-0.19279504" calcext:value-type="float">
            <text:p>-0.1927950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L, L, r,0</text:p>
          </table:table-cell>
          <table:table-cell office:value-type="float" office:value="-0.19263804" calcext:value-type="float">
            <text:p>-0.1926380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L, L,0</text:p>
          </table:table-cell>
          <table:table-cell office:value-type="float" office:value="-0.19261449" calcext:value-type="float">
            <text:p>-0.1926144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r, L, L, L,0</text:p>
          </table:table-cell>
          <table:table-cell office:value-type="float" office:value="-0.19260193" calcext:value-type="float">
            <text:p>-0.1926019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L, L, F,0</text:p>
          </table:table-cell>
          <table:table-cell office:value-type="float" office:value="-0.19257524" calcext:value-type="float">
            <text:p>-0.1925752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L,0</text:p>
          </table:table-cell>
          <table:table-cell office:value-type="float" office:value="-0.19251558" calcext:value-type="float">
            <text:p>-0.1925155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r, r, L, r, F,0</text:p>
          </table:table-cell>
          <table:table-cell office:value-type="float" office:value="-0.19243708" calcext:value-type="float">
            <text:p>-0.1924370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L, r, L,0</text:p>
          </table:table-cell>
          <table:table-cell office:value-type="float" office:value="-0.19238056" calcext:value-type="float">
            <text:p>-0.192380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L, r,0</text:p>
          </table:table-cell>
          <table:table-cell office:value-type="float" office:value="-0.19234602" calcext:value-type="float">
            <text:p>-0.1923460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r, L, r, r,0</text:p>
          </table:table-cell>
          <table:table-cell office:value-type="float" office:value="-0.1922581" calcext:value-type="float">
            <text:p>-0.192258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F, r, r,0</text:p>
          </table:table-cell>
          <table:table-cell office:value-type="float" office:value="-0.19153747" calcext:value-type="float">
            <text:p>-0.1915374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F, r,0</text:p>
          </table:table-cell>
          <table:table-cell office:value-type="float" office:value="-0.19144327" calcext:value-type="float">
            <text:p>-0.1914432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r, F, r, L,0</text:p>
          </table:table-cell>
          <table:table-cell office:value-type="float" office:value="-0.19140559" calcext:value-type="float">
            <text:p>-0.1914055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F, r, F,0</text:p>
          </table:table-cell>
          <table:table-cell office:value-type="float" office:value="-0.19134436" calcext:value-type="float">
            <text:p>-0.1913443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F,0</text:p>
          </table:table-cell>
          <table:table-cell office:value-type="float" office:value="-0.19125958" calcext:value-type="float">
            <text:p>-0.1912595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r, r, F, L, F,0</text:p>
          </table:table-cell>
          <table:table-cell office:value-type="float" office:value="-0.19119364" calcext:value-type="float">
            <text:p>-0.1911936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F, L, L,0</text:p>
          </table:table-cell>
          <table:table-cell office:value-type="float" office:value="-0.19116381" calcext:value-type="float">
            <text:p>-0.1911638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F, L,0</text:p>
          </table:table-cell>
          <table:table-cell office:value-type="float" office:value="-0.19114968" calcext:value-type="float">
            <text:p>-0.1911496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r, F, L, r,0</text:p>
          </table:table-cell>
          <table:table-cell office:value-type="float" office:value="-0.19112299" calcext:value-type="float">
            <text:p>-0.1911229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F, F, r,0</text:p>
          </table:table-cell>
          <table:table-cell office:value-type="float" office:value="-0.19094401" calcext:value-type="float">
            <text:p>-0.1909440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F, F,0</text:p>
          </table:table-cell>
          <table:table-cell office:value-type="float" office:value="-0.19089377" calcext:value-type="float">
            <text:p>-0.1908937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r, F, F, L,0</text:p>
          </table:table-cell>
          <table:table-cell office:value-type="float" office:value="-0.1908608" calcext:value-type="float">
            <text:p>-0.190860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r, F, F, F,0</text:p>
          </table:table-cell>
          <table:table-cell office:value-type="float" office:value="-0.19077602" calcext:value-type="float">
            <text:p>-0.190776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r, r, r,0</text:p>
          </table:table-cell>
          <table:table-cell office:value-type="float" office:value="-0.18980733" calcext:value-type="float">
            <text:p>-0.1898073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r, r, r, L, F, F, F,0</text:p>
          </table:table-cell>
          <table:table-cell office:value-type="float" office:value="-0.18912438" calcext:value-type="float">
            <text:p>-0.1891243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F, F, L,0</text:p>
          </table:table-cell>
          <table:table-cell office:value-type="float" office:value="-0.18908356" calcext:value-type="float">
            <text:p>-0.189083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F, F,0</text:p>
          </table:table-cell>
          <table:table-cell office:value-type="float" office:value="-0.18906786" calcext:value-type="float">
            <text:p>-0.1890678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L, F, F, r,0</text:p>
          </table:table-cell>
          <table:table-cell office:value-type="float" office:value="-0.18904431" calcext:value-type="float">
            <text:p>-0.1890443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F, L, r,0</text:p>
          </table:table-cell>
          <table:table-cell office:value-type="float" office:value="-0.18896895" calcext:value-type="float">
            <text:p>-0.1889689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F, L,0</text:p>
          </table:table-cell>
          <table:table-cell office:value-type="float" office:value="-0.18895796" calcext:value-type="float">
            <text:p>-0.1889579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L, F, L, L,0</text:p>
          </table:table-cell>
          <table:table-cell office:value-type="float" office:value="-0.18895168" calcext:value-type="float">
            <text:p>-0.1889516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F, L, F,0</text:p>
          </table:table-cell>
          <table:table-cell office:value-type="float" office:value="-0.18893912" calcext:value-type="float">
            <text:p>-0.1889391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F,0</text:p>
          </table:table-cell>
          <table:table-cell office:value-type="float" office:value="-0.188914" calcext:value-type="float">
            <text:p>-0.1889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r, L, F, r, F,0</text:p>
          </table:table-cell>
          <table:table-cell office:value-type="float" office:value="-0.18888103" calcext:value-type="float">
            <text:p>-0.1888810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F, r, L,0</text:p>
          </table:table-cell>
          <table:table-cell office:value-type="float" office:value="-0.18885905" calcext:value-type="float">
            <text:p>-0.1888590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F, r,0</text:p>
          </table:table-cell>
          <table:table-cell office:value-type="float" office:value="-0.18884492" calcext:value-type="float">
            <text:p>-0.1888449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L, F, r, r,0</text:p>
          </table:table-cell>
          <table:table-cell office:value-type="float" office:value="-0.18881038" calcext:value-type="float">
            <text:p>-0.1888103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L, r, r,0</text:p>
          </table:table-cell>
          <table:table-cell office:value-type="float" office:value="-0.18862198" calcext:value-type="float">
            <text:p>-0.1886219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L, r,0</text:p>
          </table:table-cell>
          <table:table-cell office:value-type="float" office:value="-0.18859686" calcext:value-type="float">
            <text:p>-0.1885968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L, L, r, L,0</text:p>
          </table:table-cell>
          <table:table-cell office:value-type="float" office:value="-0.18858901" calcext:value-type="float">
            <text:p>-0.1885890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L, r, F,0</text:p>
          </table:table-cell>
          <table:table-cell office:value-type="float" office:value="-0.18857488" calcext:value-type="float">
            <text:p>-0.1885748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L,0</text:p>
          </table:table-cell>
          <table:table-cell office:value-type="float" office:value="-0.18855761" calcext:value-type="float">
            <text:p>-0.1885576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r, L, L, L, F,0</text:p>
          </table:table-cell>
          <table:table-cell office:value-type="float" office:value="-0.18854348" calcext:value-type="float">
            <text:p>-0.1885434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L, L,0</text:p>
          </table:table-cell>
          <table:table-cell office:value-type="float" office:value="-0.18853563" calcext:value-type="float">
            <text:p>-0.1885356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L, L, L, r,0</text:p>
          </table:table-cell>
          <table:table-cell office:value-type="float" office:value="-0.18852935" calcext:value-type="float">
            <text:p>-0.1885293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L, F, r,0</text:p>
          </table:table-cell>
          <table:table-cell office:value-type="float" office:value="-0.18849952" calcext:value-type="float">
            <text:p>-0.1884995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L, F,0</text:p>
          </table:table-cell>
          <table:table-cell office:value-type="float" office:value="-0.1884901" calcext:value-type="float">
            <text:p>-0.188490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L, L, F, L,0</text:p>
          </table:table-cell>
          <table:table-cell office:value-type="float" office:value="-0.18848539" calcext:value-type="float">
            <text:p>-0.1884853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L, F, F,0</text:p>
          </table:table-cell>
          <table:table-cell office:value-type="float" office:value="-0.18847283" calcext:value-type="float">
            <text:p>-0.1884728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0</text:p>
          </table:table-cell>
          <table:table-cell office:value-type="float" office:value="-0.18839119" calcext:value-type="float">
            <text:p>-0.1883911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r, r, L, r, F, F,0</text:p>
          </table:table-cell>
          <table:table-cell office:value-type="float" office:value="-0.18828914" calcext:value-type="float">
            <text:p>-0.1882891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r, F, L,0</text:p>
          </table:table-cell>
          <table:table-cell office:value-type="float" office:value="-0.18826716" calcext:value-type="float">
            <text:p>-0.1882671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r, F,0</text:p>
          </table:table-cell>
          <table:table-cell office:value-type="float" office:value="-0.18825774" calcext:value-type="float">
            <text:p>-0.1882577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L, r, F, r,0</text:p>
          </table:table-cell>
          <table:table-cell office:value-type="float" office:value="-0.18824204" calcext:value-type="float">
            <text:p>-0.1882420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r, L, r,0</text:p>
          </table:table-cell>
          <table:table-cell office:value-type="float" office:value="-0.18817453" calcext:value-type="float">
            <text:p>-0.1881745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r, L,0</text:p>
          </table:table-cell>
          <table:table-cell office:value-type="float" office:value="-0.1881604" calcext:value-type="float">
            <text:p>-0.188160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L, r, L, L,0</text:p>
          </table:table-cell>
          <table:table-cell office:value-type="float" office:value="-0.18815255" calcext:value-type="float">
            <text:p>-0.1881525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r, L, F,0</text:p>
          </table:table-cell>
          <table:table-cell office:value-type="float" office:value="-0.18813685" calcext:value-type="float">
            <text:p>-0.1881368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r,0</text:p>
          </table:table-cell>
          <table:table-cell office:value-type="float" office:value="-0.1880976" calcext:value-type="float">
            <text:p>-0.188097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r, L, r, r, F,0</text:p>
          </table:table-cell>
          <table:table-cell office:value-type="float" office:value="-0.18803166" calcext:value-type="float">
            <text:p>-0.1880316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r, r, L,0</text:p>
          </table:table-cell>
          <table:table-cell office:value-type="float" office:value="-0.187972" calcext:value-type="float">
            <text:p>-0.18797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L, r, r,0</text:p>
          </table:table-cell>
          <table:table-cell office:value-type="float" office:value="-0.1879249" calcext:value-type="float">
            <text:p>-0.187924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L, r, r, r,0</text:p>
          </table:table-cell>
          <table:table-cell office:value-type="float" office:value="-0.18773336" calcext:value-type="float">
            <text:p>-0.1877333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r, r, r,0</text:p>
          </table:table-cell>
          <table:table-cell office:value-type="float" office:value="-0.18707553" calcext:value-type="float">
            <text:p>-0.1870755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r, r,0</text:p>
          </table:table-cell>
          <table:table-cell office:value-type="float" office:value="-0.18686358" calcext:value-type="float">
            <text:p>-0.1868635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F, r, r, L,0</text:p>
          </table:table-cell>
          <table:table-cell office:value-type="float" office:value="-0.18681177" calcext:value-type="float">
            <text:p>-0.1868117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r, r, F,0</text:p>
          </table:table-cell>
          <table:table-cell office:value-type="float" office:value="-0.1867474" calcext:value-type="float">
            <text:p>-0.186747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r,0</text:p>
          </table:table-cell>
          <table:table-cell office:value-type="float" office:value="-0.18667518" calcext:value-type="float">
            <text:p>-0.1866751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r, F, r, L, F,0</text:p>
          </table:table-cell>
          <table:table-cell office:value-type="float" office:value="-0.18663122" calcext:value-type="float">
            <text:p>-0.1866312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r, L, L,0</text:p>
          </table:table-cell>
          <table:table-cell office:value-type="float" office:value="-0.18661395" calcext:value-type="float">
            <text:p>-0.1866139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r, L,0</text:p>
          </table:table-cell>
          <table:table-cell office:value-type="float" office:value="-0.18660453" calcext:value-type="float">
            <text:p>-0.1866045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F, r, L, r,0</text:p>
          </table:table-cell>
          <table:table-cell office:value-type="float" office:value="-0.1865904" calcext:value-type="float">
            <text:p>-0.186590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r, F, r,0</text:p>
          </table:table-cell>
          <table:table-cell office:value-type="float" office:value="-0.18651661" calcext:value-type="float">
            <text:p>-0.1865166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r, F,0</text:p>
          </table:table-cell>
          <table:table-cell office:value-type="float" office:value="-0.18649777" calcext:value-type="float">
            <text:p>-0.1864977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F, r, F, L,0</text:p>
          </table:table-cell>
          <table:table-cell office:value-type="float" office:value="-0.18648835" calcext:value-type="float">
            <text:p>-0.1864883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r, F, F,0</text:p>
          </table:table-cell>
          <table:table-cell office:value-type="float" office:value="-0.18646323" calcext:value-type="float">
            <text:p>-0.186463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0</text:p>
          </table:table-cell>
          <table:table-cell office:value-type="float" office:value="-0.18634862" calcext:value-type="float">
            <text:p>-0.1863486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r, r, F, L, F, F,0</text:p>
          </table:table-cell>
          <table:table-cell office:value-type="float" office:value="-0.18625599" calcext:value-type="float">
            <text:p>-0.1862559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L, F, L,0</text:p>
          </table:table-cell>
          <table:table-cell office:value-type="float" office:value="-0.18624029" calcext:value-type="float">
            <text:p>-0.1862402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L, F,0</text:p>
          </table:table-cell>
          <table:table-cell office:value-type="float" office:value="-0.18623401" calcext:value-type="float">
            <text:p>-0.1862340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F, L, F, r,0</text:p>
          </table:table-cell>
          <table:table-cell office:value-type="float" office:value="-0.18622459" calcext:value-type="float">
            <text:p>-0.1862245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L, L, r,0</text:p>
          </table:table-cell>
          <table:table-cell office:value-type="float" office:value="-0.18618848" calcext:value-type="float">
            <text:p>-0.1861884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L, L,0</text:p>
          </table:table-cell>
          <table:table-cell office:value-type="float" office:value="-0.1861822" calcext:value-type="float">
            <text:p>-0.186182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F, L, L, L,0</text:p>
          </table:table-cell>
          <table:table-cell office:value-type="float" office:value="-0.18617906" calcext:value-type="float">
            <text:p>-0.1861790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L, L, F,0</text:p>
          </table:table-cell>
          <table:table-cell office:value-type="float" office:value="-0.18617278" calcext:value-type="float">
            <text:p>-0.1861727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L,0</text:p>
          </table:table-cell>
          <table:table-cell office:value-type="float" office:value="-0.18615708" calcext:value-type="float">
            <text:p>-0.1861570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r, F, L, r, F,0</text:p>
          </table:table-cell>
          <table:table-cell office:value-type="float" office:value="-0.1861351" calcext:value-type="float">
            <text:p>-0.186135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L, r, L,0</text:p>
          </table:table-cell>
          <table:table-cell office:value-type="float" office:value="-0.18611783" calcext:value-type="float">
            <text:p>-0.1861178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L, r,0</text:p>
          </table:table-cell>
          <table:table-cell office:value-type="float" office:value="-0.18610684" calcext:value-type="float">
            <text:p>-0.1861068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F, L, r, r,0</text:p>
          </table:table-cell>
          <table:table-cell office:value-type="float" office:value="-0.18607544" calcext:value-type="float">
            <text:p>-0.1860754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F, r, r,0</text:p>
          </table:table-cell>
          <table:table-cell office:value-type="float" office:value="-0.18586663" calcext:value-type="float">
            <text:p>-0.1858666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F, r,0</text:p>
          </table:table-cell>
          <table:table-cell office:value-type="float" office:value="-0.18581796" calcext:value-type="float">
            <text:p>-0.1858179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F, F, r, L,0</text:p>
          </table:table-cell>
          <table:table-cell office:value-type="float" office:value="-0.18579912" calcext:value-type="float">
            <text:p>-0.1857991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F, r, F,0</text:p>
          </table:table-cell>
          <table:table-cell office:value-type="float" office:value="-0.18576929" calcext:value-type="float">
            <text:p>-0.1857692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F,0</text:p>
          </table:table-cell>
          <table:table-cell office:value-type="float" office:value="-0.1857269" calcext:value-type="float">
            <text:p>-0.185726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r, F, F, L, F,0</text:p>
          </table:table-cell>
          <table:table-cell office:value-type="float" office:value="-0.18569393" calcext:value-type="float">
            <text:p>-0.1856939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F, L, L,0</text:p>
          </table:table-cell>
          <table:table-cell office:value-type="float" office:value="-0.18567823" calcext:value-type="float">
            <text:p>-0.185678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F, L,0</text:p>
          </table:table-cell>
          <table:table-cell office:value-type="float" office:value="-0.18567038" calcext:value-type="float">
            <text:p>-0.1856703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F, F, L, r,0</text:p>
          </table:table-cell>
          <table:table-cell office:value-type="float" office:value="-0.18565468" calcext:value-type="float">
            <text:p>-0.1856546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F, F, r,0</text:p>
          </table:table-cell>
          <table:table-cell office:value-type="float" office:value="-0.18555891" calcext:value-type="float">
            <text:p>-0.1855589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F, F,0</text:p>
          </table:table-cell>
          <table:table-cell office:value-type="float" office:value="-0.18552594" calcext:value-type="float">
            <text:p>-0.1855259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r, F, F, F, L,0</text:p>
          </table:table-cell>
          <table:table-cell office:value-type="float" office:value="-0.18550396" calcext:value-type="float">
            <text:p>-0.1855039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r, F, F, F, F,0</text:p>
          </table:table-cell>
          <table:table-cell office:value-type="float" office:value="-0.18544744" calcext:value-type="float">
            <text:p>-0.185447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r, r,0</text:p>
          </table:table-cell>
          <table:table-cell office:value-type="float" office:value="-0.18386488" calcext:value-type="float">
            <text:p>-0.1838648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, r, r, r, L, F, F, F, F,0</text:p>
          </table:table-cell>
          <table:table-cell office:value-type="float" office:value="-0.18270622" calcext:value-type="float">
            <text:p>-0.1827062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F, F, L,0</text:p>
          </table:table-cell>
          <table:table-cell office:value-type="float" office:value="-0.18267482" calcext:value-type="float">
            <text:p>-0.1826748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F, F,0</text:p>
          </table:table-cell>
          <table:table-cell office:value-type="float" office:value="-0.18266383" calcext:value-type="float">
            <text:p>-0.1826638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F, F, F, r,0</text:p>
          </table:table-cell>
          <table:table-cell office:value-type="float" office:value="-0.18264656" calcext:value-type="float">
            <text:p>-0.182646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F, L, r,0</text:p>
          </table:table-cell>
          <table:table-cell office:value-type="float" office:value="-0.18259789" calcext:value-type="float">
            <text:p>-0.1825978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F, L,0</text:p>
          </table:table-cell>
          <table:table-cell office:value-type="float" office:value="-0.18259004" calcext:value-type="float">
            <text:p>-0.1825900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F, F, L, L,0</text:p>
          </table:table-cell>
          <table:table-cell office:value-type="float" office:value="-0.18258533" calcext:value-type="float">
            <text:p>-0.1825853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F, L, F,0</text:p>
          </table:table-cell>
          <table:table-cell office:value-type="float" office:value="-0.18257748" calcext:value-type="float">
            <text:p>-0.1825774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F,0</text:p>
          </table:table-cell>
          <table:table-cell office:value-type="float" office:value="-0.18256021" calcext:value-type="float">
            <text:p>-0.1825602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L, F, F, r, F,0</text:p>
          </table:table-cell>
          <table:table-cell office:value-type="float" office:value="-0.1825398" calcext:value-type="float">
            <text:p>-0.182539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F, r, L,0</text:p>
          </table:table-cell>
          <table:table-cell office:value-type="float" office:value="-0.18252567" calcext:value-type="float">
            <text:p>-0.1825256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F, r,0</text:p>
          </table:table-cell>
          <table:table-cell office:value-type="float" office:value="-0.18251468" calcext:value-type="float">
            <text:p>-0.1825146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F, F, r, r,0</text:p>
          </table:table-cell>
          <table:table-cell office:value-type="float" office:value="-0.18248799" calcext:value-type="float">
            <text:p>-0.1824879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L, r, r,0</text:p>
          </table:table-cell>
          <table:table-cell office:value-type="float" office:value="-0.18240478" calcext:value-type="float">
            <text:p>-0.1824047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L, r,0</text:p>
          </table:table-cell>
          <table:table-cell office:value-type="float" office:value="-0.18238751" calcext:value-type="float">
            <text:p>-0.1823875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F, L, r, L,0</text:p>
          </table:table-cell>
          <table:table-cell office:value-type="float" office:value="-0.18238123" calcext:value-type="float">
            <text:p>-0.182381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L, r, F,0</text:p>
          </table:table-cell>
          <table:table-cell office:value-type="float" office:value="-0.18237338" calcext:value-type="float">
            <text:p>-0.1823733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L,0</text:p>
          </table:table-cell>
          <table:table-cell office:value-type="float" office:value="-0.18236396" calcext:value-type="float">
            <text:p>-0.1823639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L, F, L, L, L,0</text:p>
          </table:table-cell>
          <table:table-cell office:value-type="float" office:value="-0.18235454" calcext:value-type="float">
            <text:p>-0.1823545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L, L,0</text:p>
          </table:table-cell>
          <table:table-cell office:value-type="float" office:value="-0.18235297" calcext:value-type="float">
            <text:p>-0.1823529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F, L, F, r,0</text:p>
          </table:table-cell>
          <table:table-cell office:value-type="float" office:value="-0.18233413" calcext:value-type="float">
            <text:p>-0.1823341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L, F,0</text:p>
          </table:table-cell>
          <table:table-cell office:value-type="float" office:value="-0.18232942" calcext:value-type="float">
            <text:p>-0.1823294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F, L, F, F,0</text:p>
          </table:table-cell>
          <table:table-cell office:value-type="float" office:value="-0.18232" calcext:value-type="float">
            <text:p>-0.1823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0</text:p>
          </table:table-cell>
          <table:table-cell office:value-type="float" office:value="-0.18228075" calcext:value-type="float">
            <text:p>-0.1822807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r, L, F, r, F, F,0</text:p>
          </table:table-cell>
          <table:table-cell office:value-type="float" office:value="-0.18223365" calcext:value-type="float">
            <text:p>-0.1822336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r, F,0</text:p>
          </table:table-cell>
          <table:table-cell office:value-type="float" office:value="-0.18221795" calcext:value-type="float">
            <text:p>-0.1822179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F, r, F, r,0</text:p>
          </table:table-cell>
          <table:table-cell office:value-type="float" office:value="-0.1822101" calcext:value-type="float">
            <text:p>-0.182210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r, L, r,0</text:p>
          </table:table-cell>
          <table:table-cell office:value-type="float" office:value="-0.18218184" calcext:value-type="float">
            <text:p>-0.1821818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r, L,0</text:p>
          </table:table-cell>
          <table:table-cell office:value-type="float" office:value="-0.18217556" calcext:value-type="float">
            <text:p>-0.1821755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F, r, L, F,0</text:p>
          </table:table-cell>
          <table:table-cell office:value-type="float" office:value="-0.18216457" calcext:value-type="float">
            <text:p>-0.1821645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r,0</text:p>
          </table:table-cell>
          <table:table-cell office:value-type="float" office:value="-0.18214573" calcext:value-type="float">
            <text:p>-0.1821457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L, F, r, r, F,0</text:p>
          </table:table-cell>
          <table:table-cell office:value-type="float" office:value="-0.18211433" calcext:value-type="float">
            <text:p>-0.1821143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r, r, L,0</text:p>
          </table:table-cell>
          <table:table-cell office:value-type="float" office:value="-0.18208607" calcext:value-type="float">
            <text:p>-0.1820860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F, r, r,0</text:p>
          </table:table-cell>
          <table:table-cell office:value-type="float" office:value="-0.18205938" calcext:value-type="float">
            <text:p>-0.1820593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L, r, r,0</text:p>
          </table:table-cell>
          <table:table-cell office:value-type="float" office:value="-0.18178934" calcext:value-type="float">
            <text:p>-0.1817893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L, r, r, L,0</text:p>
          </table:table-cell>
          <table:table-cell office:value-type="float" office:value="-0.18176893" calcext:value-type="float">
            <text:p>-0.1817689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L, r, r, F,0</text:p>
          </table:table-cell>
          <table:table-cell office:value-type="float" office:value="-0.18174695" calcext:value-type="float">
            <text:p>-0.1817469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L, r,0</text:p>
          </table:table-cell>
          <table:table-cell office:value-type="float" office:value="-0.18172497" calcext:value-type="float">
            <text:p>-0.1817249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L, L, r, L, F,0</text:p>
          </table:table-cell>
          <table:table-cell office:value-type="float" office:value="-0.18171241" calcext:value-type="float">
            <text:p>-0.1817124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L, r, L,0</text:p>
          </table:table-cell>
          <table:table-cell office:value-type="float" office:value="-0.18170613" calcext:value-type="float">
            <text:p>-0.1817061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L, r, L, r,0</text:p>
          </table:table-cell>
          <table:table-cell office:value-type="float" office:value="-0.18170142" calcext:value-type="float">
            <text:p>-0.1817014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L, r, F, r,0</text:p>
          </table:table-cell>
          <table:table-cell office:value-type="float" office:value="-0.18168415" calcext:value-type="float">
            <text:p>-0.1816841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L, r, F,0</text:p>
          </table:table-cell>
          <table:table-cell office:value-type="float" office:value="-0.18167787" calcext:value-type="float">
            <text:p>-0.1816778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L, r, F, F,0</text:p>
          </table:table-cell>
          <table:table-cell office:value-type="float" office:value="-0.18167002" calcext:value-type="float">
            <text:p>-0.1816700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L,0</text:p>
          </table:table-cell>
          <table:table-cell office:value-type="float" office:value="-0.18164176" calcext:value-type="float">
            <text:p>-0.1816417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r, L, L, L, F,0</text:p>
          </table:table-cell>
          <table:table-cell office:value-type="float" office:value="-0.18161664" calcext:value-type="float">
            <text:p>-0.1816166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L, L, F, r,0</text:p>
          </table:table-cell>
          <table:table-cell office:value-type="float" office:value="-0.1816135" calcext:value-type="float">
            <text:p>-0.181613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L, L, L,0</text:p>
          </table:table-cell>
          <table:table-cell office:value-type="float" office:value="-0.18160408" calcext:value-type="float">
            <text:p>-0.1816040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L, L,0</text:p>
          </table:table-cell>
          <table:table-cell office:value-type="float" office:value="-0.18159937" calcext:value-type="float">
            <text:p>-0.1815993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L, L, L, r, F,0</text:p>
          </table:table-cell>
          <table:table-cell office:value-type="float" office:value="-0.18159309" calcext:value-type="float">
            <text:p>-0.1815930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L, L, r,0</text:p>
          </table:table-cell>
          <table:table-cell office:value-type="float" office:value="-0.18158681" calcext:value-type="float">
            <text:p>-0.1815868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L, L, r, r,0</text:p>
          </table:table-cell>
          <table:table-cell office:value-type="float" office:value="-0.18157896" calcext:value-type="float">
            <text:p>-0.1815789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L, F, r, r,0</text:p>
          </table:table-cell>
          <table:table-cell office:value-type="float" office:value="-0.18154442" calcext:value-type="float">
            <text:p>-0.1815444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L, F, r,0</text:p>
          </table:table-cell>
          <table:table-cell office:value-type="float" office:value="-0.18153186" calcext:value-type="float">
            <text:p>-0.1815318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L, F,0</text:p>
          </table:table-cell>
          <table:table-cell office:value-type="float" office:value="-0.18151459" calcext:value-type="float">
            <text:p>-0.1815145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L, L, F, L, F,0</text:p>
          </table:table-cell>
          <table:table-cell office:value-type="float" office:value="-0.18150831" calcext:value-type="float">
            <text:p>-0.1815083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L, F, L,0</text:p>
          </table:table-cell>
          <table:table-cell office:value-type="float" office:value="-0.1815036" calcext:value-type="float">
            <text:p>-0.181503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L, F, F, r,0</text:p>
          </table:table-cell>
          <table:table-cell office:value-type="float" office:value="-0.18148476" calcext:value-type="float">
            <text:p>-0.1814847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L, F, F,0</text:p>
          </table:table-cell>
          <table:table-cell office:value-type="float" office:value="-0.18148005" calcext:value-type="float">
            <text:p>-0.1814800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L, F, F, L,0</text:p>
          </table:table-cell>
          <table:table-cell office:value-type="float" office:value="-0.18147534" calcext:value-type="float">
            <text:p>-0.1814753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L, F, F, F,0</text:p>
          </table:table-cell>
          <table:table-cell office:value-type="float" office:value="-0.18146749" calcext:value-type="float">
            <text:p>-0.181467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r, r, L,0</text:p>
          </table:table-cell>
          <table:table-cell office:value-type="float" office:value="-0.18132462" calcext:value-type="float">
            <text:p>-0.1813246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r, r, L, r, F, F, F,0</text:p>
          </table:table-cell>
          <table:table-cell office:value-type="float" office:value="-0.18114721" calcext:value-type="float">
            <text:p>-0.1811472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F, F, L,0</text:p>
          </table:table-cell>
          <table:table-cell office:value-type="float" office:value="-0.18113151" calcext:value-type="float">
            <text:p>-0.1811315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F, F,0</text:p>
          </table:table-cell>
          <table:table-cell office:value-type="float" office:value="-0.1811268" calcext:value-type="float">
            <text:p>-0.181126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r, F, F, r,0</text:p>
          </table:table-cell>
          <table:table-cell office:value-type="float" office:value="-0.18111581" calcext:value-type="float">
            <text:p>-0.1811158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F, L, r,0</text:p>
          </table:table-cell>
          <table:table-cell office:value-type="float" office:value="-0.18108912" calcext:value-type="float">
            <text:p>-0.1810891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F, L,0</text:p>
          </table:table-cell>
          <table:table-cell office:value-type="float" office:value="-0.18108284" calcext:value-type="float">
            <text:p>-0.1810828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r, F, L, L,0</text:p>
          </table:table-cell>
          <table:table-cell office:value-type="float" office:value="-0.1810797" calcext:value-type="float">
            <text:p>-0.181079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F, L, F,0</text:p>
          </table:table-cell>
          <table:table-cell office:value-type="float" office:value="-0.18107499" calcext:value-type="float">
            <text:p>-0.1810749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F,0</text:p>
          </table:table-cell>
          <table:table-cell office:value-type="float" office:value="-0.181064" calcext:value-type="float">
            <text:p>-0.18106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L, r, F, r, F,0</text:p>
          </table:table-cell>
          <table:table-cell office:value-type="float" office:value="-0.1810483" calcext:value-type="float">
            <text:p>-0.181048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F, r, L,0</text:p>
          </table:table-cell>
          <table:table-cell office:value-type="float" office:value="-0.18103574" calcext:value-type="float">
            <text:p>-0.1810357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F, r,0</text:p>
          </table:table-cell>
          <table:table-cell office:value-type="float" office:value="-0.18102789" calcext:value-type="float">
            <text:p>-0.1810278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r, F, r, r,0</text:p>
          </table:table-cell>
          <table:table-cell office:value-type="float" office:value="-0.18100434" calcext:value-type="float">
            <text:p>-0.1810043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L, r, r,0</text:p>
          </table:table-cell>
          <table:table-cell office:value-type="float" office:value="-0.18092427" calcext:value-type="float">
            <text:p>-0.1809242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L, r,0</text:p>
          </table:table-cell>
          <table:table-cell office:value-type="float" office:value="-0.18090072" calcext:value-type="float">
            <text:p>-0.1809007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r, L, r, L,0</text:p>
          </table:table-cell>
          <table:table-cell office:value-type="float" office:value="-0.18089287" calcext:value-type="float">
            <text:p>-0.1808928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L, r, F,0</text:p>
          </table:table-cell>
          <table:table-cell office:value-type="float" office:value="-0.18088345" calcext:value-type="float">
            <text:p>-0.1808834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L,0</text:p>
          </table:table-cell>
          <table:table-cell office:value-type="float" office:value="-0.18086932" calcext:value-type="float">
            <text:p>-0.1808693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L, r, L, L, L,0</text:p>
          </table:table-cell>
          <table:table-cell office:value-type="float" office:value="-0.18085519" calcext:value-type="float">
            <text:p>-0.1808551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L, L,0</text:p>
          </table:table-cell>
          <table:table-cell office:value-type="float" office:value="-0.18085205" calcext:value-type="float">
            <text:p>-0.1808520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r, L, L, r,0</text:p>
          </table:table-cell>
          <table:table-cell office:value-type="float" office:value="-0.18084734" calcext:value-type="float">
            <text:p>-0.1808473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L, F, r,0</text:p>
          </table:table-cell>
          <table:table-cell office:value-type="float" office:value="-0.18082536" calcext:value-type="float">
            <text:p>-0.1808253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L, F,0</text:p>
          </table:table-cell>
          <table:table-cell office:value-type="float" office:value="-0.18081751" calcext:value-type="float">
            <text:p>-0.1808175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r, L, F, L,0</text:p>
          </table:table-cell>
          <table:table-cell office:value-type="float" office:value="-0.1808128" calcext:value-type="float">
            <text:p>-0.180812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L, F, F,0</text:p>
          </table:table-cell>
          <table:table-cell office:value-type="float" office:value="-0.18080338" calcext:value-type="float">
            <text:p>-0.1808033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0</text:p>
          </table:table-cell>
          <table:table-cell office:value-type="float" office:value="-0.18072959" calcext:value-type="float">
            <text:p>-0.1807295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r, L, r, r, F, F,0</text:p>
          </table:table-cell>
          <table:table-cell office:value-type="float" office:value="-0.18061498" calcext:value-type="float">
            <text:p>-0.1806149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r, F, L,0</text:p>
          </table:table-cell>
          <table:table-cell office:value-type="float" office:value="-0.18058672" calcext:value-type="float">
            <text:p>-0.1805867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r, F,0</text:p>
          </table:table-cell>
          <table:table-cell office:value-type="float" office:value="-0.18057259" calcext:value-type="float">
            <text:p>-0.1805725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r, r, F, r,0</text:p>
          </table:table-cell>
          <table:table-cell office:value-type="float" office:value="-0.18054747" calcext:value-type="float">
            <text:p>-0.1805474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r, L, r,0</text:p>
          </table:table-cell>
          <table:table-cell office:value-type="float" office:value="-0.18044542" calcext:value-type="float">
            <text:p>-0.1804454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r, L,0</text:p>
          </table:table-cell>
          <table:table-cell office:value-type="float" office:value="-0.18041716" calcext:value-type="float">
            <text:p>-0.1804171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L, r, r, L, L,0</text:p>
          </table:table-cell>
          <table:table-cell office:value-type="float" office:value="-0.18039989" calcext:value-type="float">
            <text:p>-0.1803998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r, L, F,0</text:p>
          </table:table-cell>
          <table:table-cell office:value-type="float" office:value="-0.18036535" calcext:value-type="float">
            <text:p>-0.1803653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L, r, r,0</text:p>
          </table:table-cell>
          <table:table-cell office:value-type="float" office:value="-0.18026173" calcext:value-type="float">
            <text:p>-0.1802617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L, r, r, r, F,0</text:p>
          </table:table-cell>
          <table:table-cell office:value-type="float" office:value="-0.17999012" calcext:value-type="float">
            <text:p>-0.1799901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r, r, F,0</text:p>
          </table:table-cell>
          <table:table-cell office:value-type="float" office:value="-0.17917058" calcext:value-type="float">
            <text:p>-0.1791705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r,0</text:p>
          </table:table-cell>
          <table:table-cell office:value-type="float" office:value="-0.17886757" calcext:value-type="float">
            <text:p>-0.1788675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F, r, r, L, F,0</text:p>
          </table:table-cell>
          <table:table-cell office:value-type="float" office:value="-0.17874982" calcext:value-type="float">
            <text:p>-0.1787498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r, L, L,0</text:p>
          </table:table-cell>
          <table:table-cell office:value-type="float" office:value="-0.17871057" calcext:value-type="float">
            <text:p>-0.1787105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r, L,0</text:p>
          </table:table-cell>
          <table:table-cell office:value-type="float" office:value="-0.17869173" calcext:value-type="float">
            <text:p>-0.1786917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r, r, L, r,0</text:p>
          </table:table-cell>
          <table:table-cell office:value-type="float" office:value="-0.17865719" calcext:value-type="float">
            <text:p>-0.1786571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r, F, r,0</text:p>
          </table:table-cell>
          <table:table-cell office:value-type="float" office:value="-0.17854415" calcext:value-type="float">
            <text:p>-0.1785441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r, F,0</text:p>
          </table:table-cell>
          <table:table-cell office:value-type="float" office:value="-0.17851432" calcext:value-type="float">
            <text:p>-0.1785143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r, r, F, L,0</text:p>
          </table:table-cell>
          <table:table-cell office:value-type="float" office:value="-0.17849862" calcext:value-type="float">
            <text:p>-0.1784986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r, F, F,0</text:p>
          </table:table-cell>
          <table:table-cell office:value-type="float" office:value="-0.17846565" calcext:value-type="float">
            <text:p>-0.1784656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0</text:p>
          </table:table-cell>
          <table:table-cell office:value-type="float" office:value="-0.17833534" calcext:value-type="float">
            <text:p>-0.1783353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r, F, r, L, F, F,0</text:p>
          </table:table-cell>
          <table:table-cell office:value-type="float" office:value="-0.17825056" calcext:value-type="float">
            <text:p>-0.178250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L, F, L,0</text:p>
          </table:table-cell>
          <table:table-cell office:value-type="float" office:value="-0.178238" calcext:value-type="float">
            <text:p>-0.17823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L, F,0</text:p>
          </table:table-cell>
          <table:table-cell office:value-type="float" office:value="-0.17823329" calcext:value-type="float">
            <text:p>-0.1782332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r, L, F, r,0</text:p>
          </table:table-cell>
          <table:table-cell office:value-type="float" office:value="-0.17822387" calcext:value-type="float">
            <text:p>-0.1782238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L, L, r,0</text:p>
          </table:table-cell>
          <table:table-cell office:value-type="float" office:value="-0.17819875" calcext:value-type="float">
            <text:p>-0.1781987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L, L,0</text:p>
          </table:table-cell>
          <table:table-cell office:value-type="float" office:value="-0.17819404" calcext:value-type="float">
            <text:p>-0.1781940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r, L, L, F,0</text:p>
          </table:table-cell>
          <table:table-cell office:value-type="float" office:value="-0.17818619" calcext:value-type="float">
            <text:p>-0.1781861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L,0</text:p>
          </table:table-cell>
          <table:table-cell office:value-type="float" office:value="-0.17817363" calcext:value-type="float">
            <text:p>-0.1781736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F, r, L, r, F,0</text:p>
          </table:table-cell>
          <table:table-cell office:value-type="float" office:value="-0.17815636" calcext:value-type="float">
            <text:p>-0.1781563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L, r, L,0</text:p>
          </table:table-cell>
          <table:table-cell office:value-type="float" office:value="-0.17814537" calcext:value-type="float">
            <text:p>-0.1781453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L, r,0</text:p>
          </table:table-cell>
          <table:table-cell office:value-type="float" office:value="-0.17813595" calcext:value-type="float">
            <text:p>-0.1781359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r, L, r, r,0</text:p>
          </table:table-cell>
          <table:table-cell office:value-type="float" office:value="-0.17810298" calcext:value-type="float">
            <text:p>-0.1781029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F, r, r,0</text:p>
          </table:table-cell>
          <table:table-cell office:value-type="float" office:value="-0.17802762" calcext:value-type="float">
            <text:p>-0.1780276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F, r,0</text:p>
          </table:table-cell>
          <table:table-cell office:value-type="float" office:value="-0.17799308" calcext:value-type="float">
            <text:p>-0.1779930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r, F, r, L,0</text:p>
          </table:table-cell>
          <table:table-cell office:value-type="float" office:value="-0.17798366" calcext:value-type="float">
            <text:p>-0.1779836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F, r, F,0</text:p>
          </table:table-cell>
          <table:table-cell office:value-type="float" office:value="-0.17796953" calcext:value-type="float">
            <text:p>-0.1779695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F,0</text:p>
          </table:table-cell>
          <table:table-cell office:value-type="float" office:value="-0.17795069" calcext:value-type="float">
            <text:p>-0.1779506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F, r, F, L, F,0</text:p>
          </table:table-cell>
          <table:table-cell office:value-type="float" office:value="-0.17793656" calcext:value-type="float">
            <text:p>-0.177936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F, L,0</text:p>
          </table:table-cell>
          <table:table-cell office:value-type="float" office:value="-0.17792714" calcext:value-type="float">
            <text:p>-0.1779271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r, F, L, r,0</text:p>
          </table:table-cell>
          <table:table-cell office:value-type="float" office:value="-0.17792086" calcext:value-type="float">
            <text:p>-0.1779208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F, F, r,0</text:p>
          </table:table-cell>
          <table:table-cell office:value-type="float" office:value="-0.17788946" calcext:value-type="float">
            <text:p>-0.1778894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F, F,0</text:p>
          </table:table-cell>
          <table:table-cell office:value-type="float" office:value="-0.1778769" calcext:value-type="float">
            <text:p>-0.177876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r, F, F, L,0</text:p>
          </table:table-cell>
          <table:table-cell office:value-type="float" office:value="-0.17787062" calcext:value-type="float">
            <text:p>-0.1778706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r, F, F, F,0</text:p>
          </table:table-cell>
          <table:table-cell office:value-type="float" office:value="-0.17785335" calcext:value-type="float">
            <text:p>-0.177853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r, r, F,0</text:p>
          </table:table-cell>
          <table:table-cell office:value-type="float" office:value="-0.17764297" calcext:value-type="float">
            <text:p>-0.1776429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r, r, F, L, F, F, F,0</text:p>
          </table:table-cell>
          <table:table-cell office:value-type="float" office:value="-0.17747184" calcext:value-type="float">
            <text:p>-0.1774718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F, F, L,0</text:p>
          </table:table-cell>
          <table:table-cell office:value-type="float" office:value="-0.17746085" calcext:value-type="float">
            <text:p>-0.1774608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F, F,0</text:p>
          </table:table-cell>
          <table:table-cell office:value-type="float" office:value="-0.17745614" calcext:value-type="float">
            <text:p>-0.1774561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L, F, F, r,0</text:p>
          </table:table-cell>
          <table:table-cell office:value-type="float" office:value="-0.17744829" calcext:value-type="float">
            <text:p>-0.1774482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F, L, r,0</text:p>
          </table:table-cell>
          <table:table-cell office:value-type="float" office:value="-0.17742945" calcext:value-type="float">
            <text:p>-0.1774294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F, L,0</text:p>
          </table:table-cell>
          <table:table-cell office:value-type="float" office:value="-0.17742631" calcext:value-type="float">
            <text:p>-0.1774263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L, F,0</text:p>
          </table:table-cell>
          <table:table-cell office:value-type="float" office:value="-0.17741218" calcext:value-type="float">
            <text:p>-0.1774121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F, L, F, r, F,0</text:p>
          </table:table-cell>
          <table:table-cell office:value-type="float" office:value="-0.17740276" calcext:value-type="float">
            <text:p>-0.1774027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F, r, L,0</text:p>
          </table:table-cell>
          <table:table-cell office:value-type="float" office:value="-0.17739491" calcext:value-type="float">
            <text:p>-0.1773949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F, r,0</text:p>
          </table:table-cell>
          <table:table-cell office:value-type="float" office:value="-0.1773902" calcext:value-type="float">
            <text:p>-0.177390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L, F, r, r,0</text:p>
          </table:table-cell>
          <table:table-cell office:value-type="float" office:value="-0.17737136" calcext:value-type="float">
            <text:p>-0.1773713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L, r, r,0</text:p>
          </table:table-cell>
          <table:table-cell office:value-type="float" office:value="-0.17733996" calcext:value-type="float">
            <text:p>-0.1773399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L, r,0</text:p>
          </table:table-cell>
          <table:table-cell office:value-type="float" office:value="-0.17732583" calcext:value-type="float">
            <text:p>-0.1773258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L, L, r, L,0</text:p>
          </table:table-cell>
          <table:table-cell office:value-type="float" office:value="-0.17732112" calcext:value-type="float">
            <text:p>-0.1773211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L,0</text:p>
          </table:table-cell>
          <table:table-cell office:value-type="float" office:value="-0.17731013" calcext:value-type="float">
            <text:p>-0.1773101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F, L, L, L,0</text:p>
          </table:table-cell>
          <table:table-cell office:value-type="float" office:value="-0.17730228" calcext:value-type="float">
            <text:p>-0.1773022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L, L, F, r,0</text:p>
          </table:table-cell>
          <table:table-cell office:value-type="float" office:value="-0.17729129" calcext:value-type="float">
            <text:p>-0.1772912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L, F,0</text:p>
          </table:table-cell>
          <table:table-cell office:value-type="float" office:value="-0.17728815" calcext:value-type="float">
            <text:p>-0.1772881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L, L, F, F,0</text:p>
          </table:table-cell>
          <table:table-cell office:value-type="float" office:value="-0.17728187" calcext:value-type="float">
            <text:p>-0.1772818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0</text:p>
          </table:table-cell>
          <table:table-cell office:value-type="float" office:value="-0.17725518" calcext:value-type="float">
            <text:p>-0.1772551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r, F, L, r, F, F,0</text:p>
          </table:table-cell>
          <table:table-cell office:value-type="float" office:value="-0.17721907" calcext:value-type="float">
            <text:p>-0.1772190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r, F, L,0</text:p>
          </table:table-cell>
          <table:table-cell office:value-type="float" office:value="-0.17721122" calcext:value-type="float">
            <text:p>-0.1772112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r, F,0</text:p>
          </table:table-cell>
          <table:table-cell office:value-type="float" office:value="-0.17720651" calcext:value-type="float">
            <text:p>-0.1772065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L, r, F, r,0</text:p>
          </table:table-cell>
          <table:table-cell office:value-type="float" office:value="-0.17720023" calcext:value-type="float">
            <text:p>-0.177200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r, L, r,0</text:p>
          </table:table-cell>
          <table:table-cell office:value-type="float" office:value="-0.17717668" calcext:value-type="float">
            <text:p>-0.1771766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r, L,0</text:p>
          </table:table-cell>
          <table:table-cell office:value-type="float" office:value="-0.1771704" calcext:value-type="float">
            <text:p>-0.177170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L, r, L, F,0</text:p>
          </table:table-cell>
          <table:table-cell office:value-type="float" office:value="-0.17715941" calcext:value-type="float">
            <text:p>-0.1771594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r,0</text:p>
          </table:table-cell>
          <table:table-cell office:value-type="float" office:value="-0.17714214" calcext:value-type="float">
            <text:p>-0.177142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F, L, r, r, F,0</text:p>
          </table:table-cell>
          <table:table-cell office:value-type="float" office:value="-0.17710917" calcext:value-type="float">
            <text:p>-0.1771091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r, r, L,0</text:p>
          </table:table-cell>
          <table:table-cell office:value-type="float" office:value="-0.17707306" calcext:value-type="float">
            <text:p>-0.1770730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L, r, r,0</text:p>
          </table:table-cell>
          <table:table-cell office:value-type="float" office:value="-0.17703067" calcext:value-type="float">
            <text:p>-0.1770306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F, r, r,0</text:p>
          </table:table-cell>
          <table:table-cell office:value-type="float" office:value="-0.17679046" calcext:value-type="float">
            <text:p>-0.1767904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F, r, r, L,0</text:p>
          </table:table-cell>
          <table:table-cell office:value-type="float" office:value="-0.17673708" calcext:value-type="float">
            <text:p>-0.1767370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r, r, F,0</text:p>
          </table:table-cell>
          <table:table-cell office:value-type="float" office:value="-0.17668684" calcext:value-type="float">
            <text:p>-0.1766868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r,0</text:p>
          </table:table-cell>
          <table:table-cell office:value-type="float" office:value="-0.1766366" calcext:value-type="float">
            <text:p>-0.176636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F, F, r, L, F,0</text:p>
          </table:table-cell>
          <table:table-cell office:value-type="float" office:value="-0.17660834" calcext:value-type="float">
            <text:p>-0.1766083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r, L, L,0</text:p>
          </table:table-cell>
          <table:table-cell office:value-type="float" office:value="-0.17659735" calcext:value-type="float">
            <text:p>-0.1765973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r, L,0</text:p>
          </table:table-cell>
          <table:table-cell office:value-type="float" office:value="-0.17659264" calcext:value-type="float">
            <text:p>-0.1765926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F, r, L, r,0</text:p>
          </table:table-cell>
          <table:table-cell office:value-type="float" office:value="-0.17658165" calcext:value-type="float">
            <text:p>-0.1765816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r, F, r,0</text:p>
          </table:table-cell>
          <table:table-cell office:value-type="float" office:value="-0.1765424" calcext:value-type="float">
            <text:p>-0.176542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r, F,0</text:p>
          </table:table-cell>
          <table:table-cell office:value-type="float" office:value="-0.17652984" calcext:value-type="float">
            <text:p>-0.1765298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F, r, F, L,0</text:p>
          </table:table-cell>
          <table:table-cell office:value-type="float" office:value="-0.17652356" calcext:value-type="float">
            <text:p>-0.176523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r, F, F,0</text:p>
          </table:table-cell>
          <table:table-cell office:value-type="float" office:value="-0.17650943" calcext:value-type="float">
            <text:p>-0.1765094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0</text:p>
          </table:table-cell>
          <table:table-cell office:value-type="float" office:value="-0.17644035" calcext:value-type="float">
            <text:p>-0.1764403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r, F, F, L, F, F,0</text:p>
          </table:table-cell>
          <table:table-cell office:value-type="float" office:value="-0.1763854" calcext:value-type="float">
            <text:p>-0.176385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L, F, L,0</text:p>
          </table:table-cell>
          <table:table-cell office:value-type="float" office:value="-0.17637598" calcext:value-type="float">
            <text:p>-0.1763759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L, F,0</text:p>
          </table:table-cell>
          <table:table-cell office:value-type="float" office:value="-0.17637127" calcext:value-type="float">
            <text:p>-0.1763712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F, L, F, r,0</text:p>
          </table:table-cell>
          <table:table-cell office:value-type="float" office:value="-0.17636342" calcext:value-type="float">
            <text:p>-0.1763634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L, L, r,0</text:p>
          </table:table-cell>
          <table:table-cell office:value-type="float" office:value="-0.17634458" calcext:value-type="float">
            <text:p>-0.1763445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L, L,0</text:p>
          </table:table-cell>
          <table:table-cell office:value-type="float" office:value="-0.17633987" calcext:value-type="float">
            <text:p>-0.1763398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F, L, L, L,0</text:p>
          </table:table-cell>
          <table:table-cell office:value-type="float" office:value="-0.17633673" calcext:value-type="float">
            <text:p>-0.1763367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L,0</text:p>
          </table:table-cell>
          <table:table-cell office:value-type="float" office:value="-0.17632103" calcext:value-type="float">
            <text:p>-0.1763210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F, F, L, r, F,0</text:p>
          </table:table-cell>
          <table:table-cell office:value-type="float" office:value="-0.1763069" calcext:value-type="float">
            <text:p>-0.176306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L, r, L,0</text:p>
          </table:table-cell>
          <table:table-cell office:value-type="float" office:value="-0.17629434" calcext:value-type="float">
            <text:p>-0.1762943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L, r,0</text:p>
          </table:table-cell>
          <table:table-cell office:value-type="float" office:value="-0.17628492" calcext:value-type="float">
            <text:p>-0.1762849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F, L, r, r,0</text:p>
          </table:table-cell>
          <table:table-cell office:value-type="float" office:value="-0.17624567" calcext:value-type="float">
            <text:p>-0.1762456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F, r, r,0</text:p>
          </table:table-cell>
          <table:table-cell office:value-type="float" office:value="-0.17617188" calcext:value-type="float">
            <text:p>-0.1761718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F, r,0</text:p>
          </table:table-cell>
          <table:table-cell office:value-type="float" office:value="-0.17611536" calcext:value-type="float">
            <text:p>-0.1761153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F, F, r, L,0</text:p>
          </table:table-cell>
          <table:table-cell office:value-type="float" office:value="-0.17609966" calcext:value-type="float">
            <text:p>-0.1760996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F, r, F,0</text:p>
          </table:table-cell>
          <table:table-cell office:value-type="float" office:value="-0.17607611" calcext:value-type="float">
            <text:p>-0.1760761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F,0</text:p>
          </table:table-cell>
          <table:table-cell office:value-type="float" office:value="-0.17604314" calcext:value-type="float">
            <text:p>-0.176043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r, F, F, F, L, F,0</text:p>
          </table:table-cell>
          <table:table-cell office:value-type="float" office:value="-0.17601802" calcext:value-type="float">
            <text:p>-0.1760180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F, L, L,0</text:p>
          </table:table-cell>
          <table:table-cell office:value-type="float" office:value="-0.17600546" calcext:value-type="float">
            <text:p>-0.1760054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F, L,0</text:p>
          </table:table-cell>
          <table:table-cell office:value-type="float" office:value="-0.17599918" calcext:value-type="float">
            <text:p>-0.1759991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F, F, L, r,0</text:p>
          </table:table-cell>
          <table:table-cell office:value-type="float" office:value="-0.17598505" calcext:value-type="float">
            <text:p>-0.1759850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F, F, r,0</text:p>
          </table:table-cell>
          <table:table-cell office:value-type="float" office:value="-0.17591754" calcext:value-type="float">
            <text:p>-0.1759175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F, F,0</text:p>
          </table:table-cell>
          <table:table-cell office:value-type="float" office:value="-0.17588928" calcext:value-type="float">
            <text:p>-0.1758892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r, F, F, F, F, L,0</text:p>
          </table:table-cell>
          <table:table-cell office:value-type="float" office:value="-0.17587044" calcext:value-type="float">
            <text:p>-0.1758704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r, F, F, F, F, F,0</text:p>
          </table:table-cell>
          <table:table-cell office:value-type="float" office:value="-0.17582491" calcext:value-type="float">
            <text:p>-0.175824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r,0</text:p>
          </table:table-cell>
          <table:table-cell office:value-type="float" office:value="-0.17278068" calcext:value-type="float">
            <text:p>-0.172780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, r, r, L, F, F, F, F, F,0</text:p>
          </table:table-cell>
          <table:table-cell office:value-type="float" office:value="-0.17044923" calcext:value-type="float">
            <text:p>-0.170449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 F, F, L,0</text:p>
          </table:table-cell>
          <table:table-cell office:value-type="float" office:value="-0.17042097" calcext:value-type="float">
            <text:p>-0.1704209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 F, F,0</text:p>
          </table:table-cell>
          <table:table-cell office:value-type="float" office:value="-0.17040998" calcext:value-type="float">
            <text:p>-0.1704099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F, F, F, r,0</text:p>
          </table:table-cell>
          <table:table-cell office:value-type="float" office:value="-0.17039114" calcext:value-type="float">
            <text:p>-0.1703911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 F, L, r,0</text:p>
          </table:table-cell>
          <table:table-cell office:value-type="float" office:value="-0.17035503" calcext:value-type="float">
            <text:p>-0.1703550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 F, L,0</text:p>
          </table:table-cell>
          <table:table-cell office:value-type="float" office:value="-0.17034561" calcext:value-type="float">
            <text:p>-0.1703456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F, F, L, F,0</text:p>
          </table:table-cell>
          <table:table-cell office:value-type="float" office:value="-0.17033462" calcext:value-type="float">
            <text:p>-0.1703346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 F,0</text:p>
          </table:table-cell>
          <table:table-cell office:value-type="float" office:value="-0.17031892" calcext:value-type="float">
            <text:p>-0.1703189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F, F, F, r, F,0</text:p>
          </table:table-cell>
          <table:table-cell office:value-type="float" office:value="-0.17029851" calcext:value-type="float">
            <text:p>-0.1702985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 F, r, L,0</text:p>
          </table:table-cell>
          <table:table-cell office:value-type="float" office:value="-0.17028438" calcext:value-type="float">
            <text:p>-0.1702843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 F, r,0</text:p>
          </table:table-cell>
          <table:table-cell office:value-type="float" office:value="-0.17027339" calcext:value-type="float">
            <text:p>-0.1702733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F, L, r,0</text:p>
          </table:table-cell>
          <table:table-cell office:value-type="float" office:value="-0.17018704" calcext:value-type="float">
            <text:p>-0.1701870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F, L, r, F,0</text:p>
          </table:table-cell>
          <table:table-cell office:value-type="float" office:value="-0.17017291" calcext:value-type="float">
            <text:p>-0.1701729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 L,0</text:p>
          </table:table-cell>
          <table:table-cell office:value-type="float" office:value="-0.17016349" calcext:value-type="float">
            <text:p>-0.1701634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F, F, L, L,0</text:p>
          </table:table-cell>
          <table:table-cell office:value-type="float" office:value="-0.1701525" calcext:value-type="float">
            <text:p>-0.170152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F, L, L, r,0</text:p>
          </table:table-cell>
          <table:table-cell office:value-type="float" office:value="-0.17014936" calcext:value-type="float">
            <text:p>-0.1701493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 L, F, r,0</text:p>
          </table:table-cell>
          <table:table-cell office:value-type="float" office:value="-0.17013837" calcext:value-type="float">
            <text:p>-0.1701383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 L, F,0</text:p>
          </table:table-cell>
          <table:table-cell office:value-type="float" office:value="-0.17013366" calcext:value-type="float">
            <text:p>-0.1701336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F, L, F, F,0</text:p>
          </table:table-cell>
          <table:table-cell office:value-type="float" office:value="-0.17012581" calcext:value-type="float">
            <text:p>-0.1701258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0</text:p>
          </table:table-cell>
          <table:table-cell office:value-type="float" office:value="-0.17009441" calcext:value-type="float">
            <text:p>-0.1700944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L, F, F, r, F, F,0</text:p>
          </table:table-cell>
          <table:table-cell office:value-type="float" office:value="-0.17005516" calcext:value-type="float">
            <text:p>-0.1700551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 r, F, L,0</text:p>
          </table:table-cell>
          <table:table-cell office:value-type="float" office:value="-0.17004731" calcext:value-type="float">
            <text:p>-0.1700473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 r, F,0</text:p>
          </table:table-cell>
          <table:table-cell office:value-type="float" office:value="-0.1700426" calcext:value-type="float">
            <text:p>-0.170042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F, r, F, r,0</text:p>
          </table:table-cell>
          <table:table-cell office:value-type="float" office:value="-0.17003475" calcext:value-type="float">
            <text:p>-0.1700347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 r, L, r,0</text:p>
          </table:table-cell>
          <table:table-cell office:value-type="float" office:value="-0.17001434" calcext:value-type="float">
            <text:p>-0.1700143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 r, L,0</text:p>
          </table:table-cell>
          <table:table-cell office:value-type="float" office:value="-0.17000649" calcext:value-type="float">
            <text:p>-0.1700064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F, r, L, F,0</text:p>
          </table:table-cell>
          <table:table-cell office:value-type="float" office:value="-0.1699955" calcext:value-type="float">
            <text:p>-0.169995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 r,0</text:p>
          </table:table-cell>
          <table:table-cell office:value-type="float" office:value="-0.16997823" calcext:value-type="float">
            <text:p>-0.1699782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F, F, r, r, F,0</text:p>
          </table:table-cell>
          <table:table-cell office:value-type="float" office:value="-0.16994212" calcext:value-type="float">
            <text:p>-0.1699421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F, r, r, L,0</text:p>
          </table:table-cell>
          <table:table-cell office:value-type="float" office:value="-0.16989816" calcext:value-type="float">
            <text:p>-0.1698981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L, r, r, L,0</text:p>
          </table:table-cell>
          <table:table-cell office:value-type="float" office:value="-0.16980553" calcext:value-type="float">
            <text:p>-0.1698055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L, r, r, F,0</text:p>
          </table:table-cell>
          <table:table-cell office:value-type="float" office:value="-0.16977099" calcext:value-type="float">
            <text:p>-0.1697709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L, r,0</text:p>
          </table:table-cell>
          <table:table-cell office:value-type="float" office:value="-0.16974587" calcext:value-type="float">
            <text:p>-0.1697458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F, L, r, L, L,0</text:p>
          </table:table-cell>
          <table:table-cell office:value-type="float" office:value="-0.16973017" calcext:value-type="float">
            <text:p>-0.1697301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L, r, L,0</text:p>
          </table:table-cell>
          <table:table-cell office:value-type="float" office:value="-0.16972703" calcext:value-type="float">
            <text:p>-0.1697270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L, r, L, r,0</text:p>
          </table:table-cell>
          <table:table-cell office:value-type="float" office:value="-0.16972389" calcext:value-type="float">
            <text:p>-0.1697238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L, r, F, r,0</text:p>
          </table:table-cell>
          <table:table-cell office:value-type="float" office:value="-0.16971133" calcext:value-type="float">
            <text:p>-0.1697113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L, r, F,0</text:p>
          </table:table-cell>
          <table:table-cell office:value-type="float" office:value="-0.16970662" calcext:value-type="float">
            <text:p>-0.1697066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L, r, F, F,0</text:p>
          </table:table-cell>
          <table:table-cell office:value-type="float" office:value="-0.16970034" calcext:value-type="float">
            <text:p>-0.1697003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L,0</text:p>
          </table:table-cell>
          <table:table-cell office:value-type="float" office:value="-0.16967993" calcext:value-type="float">
            <text:p>-0.1696799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L, F, L, L, F, L,0</text:p>
          </table:table-cell>
          <table:table-cell office:value-type="float" office:value="-0.16966423" calcext:value-type="float">
            <text:p>-0.169664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L, L, F,0</text:p>
          </table:table-cell>
          <table:table-cell office:value-type="float" office:value="-0.16966266" calcext:value-type="float">
            <text:p>-0.1696626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L, L, L, r,0</text:p>
          </table:table-cell>
          <table:table-cell office:value-type="float" office:value="-0.16965638" calcext:value-type="float">
            <text:p>-0.1696563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L, L, L,0</text:p>
          </table:table-cell>
          <table:table-cell office:value-type="float" office:value="-0.16965481" calcext:value-type="float">
            <text:p>-0.1696548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L, L, L, L,0</text:p>
          </table:table-cell>
          <table:table-cell office:value-type="float" office:value="-0.16965481" calcext:value-type="float">
            <text:p>-0.1696548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L, L,0</text:p>
          </table:table-cell>
          <table:table-cell office:value-type="float" office:value="-0.1696501" calcext:value-type="float">
            <text:p>-0.169650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F, L, L, r,0</text:p>
          </table:table-cell>
          <table:table-cell office:value-type="float" office:value="-0.16964068" calcext:value-type="float">
            <text:p>-0.1696406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L, F, r,0</text:p>
          </table:table-cell>
          <table:table-cell office:value-type="float" office:value="-0.16961242" calcext:value-type="float">
            <text:p>-0.1696124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L, F,0</text:p>
          </table:table-cell>
          <table:table-cell office:value-type="float" office:value="-0.16959986" calcext:value-type="float">
            <text:p>-0.1695998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F, L, F, L,0</text:p>
          </table:table-cell>
          <table:table-cell office:value-type="float" office:value="-0.16959201" calcext:value-type="float">
            <text:p>-0.1695920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L, F, F, r,0</text:p>
          </table:table-cell>
          <table:table-cell office:value-type="float" office:value="-0.16958102" calcext:value-type="float">
            <text:p>-0.1695810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L, F, F,0</text:p>
          </table:table-cell>
          <table:table-cell office:value-type="float" office:value="-0.16957788" calcext:value-type="float">
            <text:p>-0.1695778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L, F, F, F,0</text:p>
          </table:table-cell>
          <table:table-cell office:value-type="float" office:value="-0.16956846" calcext:value-type="float">
            <text:p>-0.169568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r, L, F,0</text:p>
          </table:table-cell>
          <table:table-cell office:value-type="float" office:value="-0.16948525" calcext:value-type="float">
            <text:p>-0.1694852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r, L, F, r, F, F, F,0</text:p>
          </table:table-cell>
          <table:table-cell office:value-type="float" office:value="-0.16938163" calcext:value-type="float">
            <text:p>-0.1693816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r, F, F,0</text:p>
          </table:table-cell>
          <table:table-cell office:value-type="float" office:value="-0.16936907" calcext:value-type="float">
            <text:p>-0.1693690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r, F, F, r,0</text:p>
          </table:table-cell>
          <table:table-cell office:value-type="float" office:value="-0.16936122" calcext:value-type="float">
            <text:p>-0.1693612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r, F, L, r,0</text:p>
          </table:table-cell>
          <table:table-cell office:value-type="float" office:value="-0.16934866" calcext:value-type="float">
            <text:p>-0.1693486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r, F, L,0</text:p>
          </table:table-cell>
          <table:table-cell office:value-type="float" office:value="-0.16934395" calcext:value-type="float">
            <text:p>-0.1693439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r, F, L, F,0</text:p>
          </table:table-cell>
          <table:table-cell office:value-type="float" office:value="-0.16933924" calcext:value-type="float">
            <text:p>-0.1693392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r, F,0</text:p>
          </table:table-cell>
          <table:table-cell office:value-type="float" office:value="-0.16933139" calcext:value-type="float">
            <text:p>-0.1693313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F, r, F, r, F,0</text:p>
          </table:table-cell>
          <table:table-cell office:value-type="float" office:value="-0.1693204" calcext:value-type="float">
            <text:p>-0.169320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r, F, r, L,0</text:p>
          </table:table-cell>
          <table:table-cell office:value-type="float" office:value="-0.16931255" calcext:value-type="float">
            <text:p>-0.1693125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r, F, r,0</text:p>
          </table:table-cell>
          <table:table-cell office:value-type="float" office:value="-0.16930627" calcext:value-type="float">
            <text:p>-0.1693062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r, L, r,0</text:p>
          </table:table-cell>
          <table:table-cell office:value-type="float" office:value="-0.16924347" calcext:value-type="float">
            <text:p>-0.1692434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r, L, r, L,0</text:p>
          </table:table-cell>
          <table:table-cell office:value-type="float" office:value="-0.16923719" calcext:value-type="float">
            <text:p>-0.1692371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r, L, r, F,0</text:p>
          </table:table-cell>
          <table:table-cell office:value-type="float" office:value="-0.16923091" calcext:value-type="float">
            <text:p>-0.1692309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r, L,0</text:p>
          </table:table-cell>
          <table:table-cell office:value-type="float" office:value="-0.16921992" calcext:value-type="float">
            <text:p>-0.1692199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F, r, L, L,0</text:p>
          </table:table-cell>
          <table:table-cell office:value-type="float" office:value="-0.16920893" calcext:value-type="float">
            <text:p>-0.1692089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r, L, L, r,0</text:p>
          </table:table-cell>
          <table:table-cell office:value-type="float" office:value="-0.16920579" calcext:value-type="float">
            <text:p>-0.1692057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r, L, F, r,0</text:p>
          </table:table-cell>
          <table:table-cell office:value-type="float" office:value="-0.16919323" calcext:value-type="float">
            <text:p>-0.169193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r, L, F,0</text:p>
          </table:table-cell>
          <table:table-cell office:value-type="float" office:value="-0.16918695" calcext:value-type="float">
            <text:p>-0.1691869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r, L, F, L,0</text:p>
          </table:table-cell>
          <table:table-cell office:value-type="float" office:value="-0.16918381" calcext:value-type="float">
            <text:p>-0.1691838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r, L, F, F,0</text:p>
          </table:table-cell>
          <table:table-cell office:value-type="float" office:value="-0.16917753" calcext:value-type="float">
            <text:p>-0.1691775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r,0</text:p>
          </table:table-cell>
          <table:table-cell office:value-type="float" office:value="-0.16912886" calcext:value-type="float">
            <text:p>-0.1691288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L, F, r, r, F, F,0</text:p>
          </table:table-cell>
          <table:table-cell office:value-type="float" office:value="-0.16904879" calcext:value-type="float">
            <text:p>-0.1690487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r, r, F, L,0</text:p>
          </table:table-cell>
          <table:table-cell office:value-type="float" office:value="-0.16902524" calcext:value-type="float">
            <text:p>-0.1690252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r, r, F,0</text:p>
          </table:table-cell>
          <table:table-cell office:value-type="float" office:value="-0.16901425" calcext:value-type="float">
            <text:p>-0.1690142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r, r, F, r,0</text:p>
          </table:table-cell>
          <table:table-cell office:value-type="float" office:value="-0.16898756" calcext:value-type="float">
            <text:p>-0.168987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r, r, L, r,0</text:p>
          </table:table-cell>
          <table:table-cell office:value-type="float" office:value="-0.16889807" calcext:value-type="float">
            <text:p>-0.1688980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F, r, r, L,0</text:p>
          </table:table-cell>
          <table:table-cell office:value-type="float" office:value="-0.16884626" calcext:value-type="float">
            <text:p>-0.1688462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F, r, r, L, L,0</text:p>
          </table:table-cell>
          <table:table-cell office:value-type="float" office:value="-0.16880701" calcext:value-type="float">
            <text:p>-0.1688070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 r, L, L,0</text:p>
          </table:table-cell>
          <table:table-cell office:value-type="float" office:value="-0.16865472" calcext:value-type="float">
            <text:p>-0.1686547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 r, L,0</text:p>
          </table:table-cell>
          <table:table-cell office:value-type="float" office:value="-0.16861704" calcext:value-type="float">
            <text:p>-0.1686170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r, r, L, r,0</text:p>
          </table:table-cell>
          <table:table-cell office:value-type="float" office:value="-0.16856994" calcext:value-type="float">
            <text:p>-0.1685699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 r, F, r,0</text:p>
          </table:table-cell>
          <table:table-cell office:value-type="float" office:value="-0.16849301" calcext:value-type="float">
            <text:p>-0.1684930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 r, F,0</text:p>
          </table:table-cell>
          <table:table-cell office:value-type="float" office:value="-0.16846946" calcext:value-type="float">
            <text:p>-0.1684694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r, r, F, L,0</text:p>
          </table:table-cell>
          <table:table-cell office:value-type="float" office:value="-0.16846004" calcext:value-type="float">
            <text:p>-0.1684600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 r, F, F,0</text:p>
          </table:table-cell>
          <table:table-cell office:value-type="float" office:value="-0.1684412" calcext:value-type="float">
            <text:p>-0.168441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0</text:p>
          </table:table-cell>
          <table:table-cell office:value-type="float" office:value="-0.16837683" calcext:value-type="float">
            <text:p>-0.1683768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L, L, r, L, F, F,0</text:p>
          </table:table-cell>
          <table:table-cell office:value-type="float" office:value="-0.16834072" calcext:value-type="float">
            <text:p>-0.1683407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 L, F, L,0</text:p>
          </table:table-cell>
          <table:table-cell office:value-type="float" office:value="-0.16833601" calcext:value-type="float">
            <text:p>-0.1683360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 L, F,0</text:p>
          </table:table-cell>
          <table:table-cell office:value-type="float" office:value="-0.16833287" calcext:value-type="float">
            <text:p>-0.1683328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r, L, F, r,0</text:p>
          </table:table-cell>
          <table:table-cell office:value-type="float" office:value="-0.16832816" calcext:value-type="float">
            <text:p>-0.1683281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 L, L, r,0</text:p>
          </table:table-cell>
          <table:table-cell office:value-type="float" office:value="-0.16832031" calcext:value-type="float">
            <text:p>-0.1683203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 L, L,0</text:p>
          </table:table-cell>
          <table:table-cell office:value-type="float" office:value="-0.16831717" calcext:value-type="float">
            <text:p>-0.1683171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r, L, L, F,0</text:p>
          </table:table-cell>
          <table:table-cell office:value-type="float" office:value="-0.1683156" calcext:value-type="float">
            <text:p>-0.16831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 L,0</text:p>
          </table:table-cell>
          <table:table-cell office:value-type="float" office:value="-0.16830932" calcext:value-type="float">
            <text:p>-0.1683093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L, r, L, r, F,0</text:p>
          </table:table-cell>
          <table:table-cell office:value-type="float" office:value="-0.16830147" calcext:value-type="float">
            <text:p>-0.1683014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 L, r, L,0</text:p>
          </table:table-cell>
          <table:table-cell office:value-type="float" office:value="-0.16829676" calcext:value-type="float">
            <text:p>-0.1682967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 L, r,0</text:p>
          </table:table-cell>
          <table:table-cell office:value-type="float" office:value="-0.16829205" calcext:value-type="float">
            <text:p>-0.1682920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r, F, r,0</text:p>
          </table:table-cell>
          <table:table-cell office:value-type="float" office:value="-0.16824966" calcext:value-type="float">
            <text:p>-0.1682496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r, F,0</text:p>
          </table:table-cell>
          <table:table-cell office:value-type="float" office:value="-0.16823239" calcext:value-type="float">
            <text:p>-0.1682323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L, r, F, L, L,0</text:p>
          </table:table-cell>
          <table:table-cell office:value-type="float" office:value="-0.16822611" calcext:value-type="float">
            <text:p>-0.1682261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 F, L,0</text:p>
          </table:table-cell>
          <table:table-cell office:value-type="float" office:value="-0.16822297" calcext:value-type="float">
            <text:p>-0.1682229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r, F, L, r,0</text:p>
          </table:table-cell>
          <table:table-cell office:value-type="float" office:value="-0.16821983" calcext:value-type="float">
            <text:p>-0.1682198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 F, F, r,0</text:p>
          </table:table-cell>
          <table:table-cell office:value-type="float" office:value="-0.16821198" calcext:value-type="float">
            <text:p>-0.1682119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 F, F,0</text:p>
          </table:table-cell>
          <table:table-cell office:value-type="float" office:value="-0.16820727" calcext:value-type="float">
            <text:p>-0.1682072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r, F, F, L,0</text:p>
          </table:table-cell>
          <table:table-cell office:value-type="float" office:value="-0.16820413" calcext:value-type="float">
            <text:p>-0.1682041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r, F, F, F,0</text:p>
          </table:table-cell>
          <table:table-cell office:value-type="float" office:value="-0.16819942" calcext:value-type="float">
            <text:p>-0.168199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r, L, L,0</text:p>
          </table:table-cell>
          <table:table-cell office:value-type="float" office:value="-0.16813348" calcext:value-type="float">
            <text:p>-0.1681334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r, L, L, L, F, F, F,0</text:p>
          </table:table-cell>
          <table:table-cell office:value-type="float" office:value="-0.16808324" calcext:value-type="float">
            <text:p>-0.1680832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L, F, F,0</text:p>
          </table:table-cell>
          <table:table-cell office:value-type="float" office:value="-0.16807853" calcext:value-type="float">
            <text:p>-0.1680785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L, F, L, r,0</text:p>
          </table:table-cell>
          <table:table-cell office:value-type="float" office:value="-0.16807225" calcext:value-type="float">
            <text:p>-0.1680722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L, F, L,0</text:p>
          </table:table-cell>
          <table:table-cell office:value-type="float" office:value="-0.16807068" calcext:value-type="float">
            <text:p>-0.1680706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L, F,0</text:p>
          </table:table-cell>
          <table:table-cell office:value-type="float" office:value="-0.16806597" calcext:value-type="float">
            <text:p>-0.1680659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L, L, F, r, L,0</text:p>
          </table:table-cell>
          <table:table-cell office:value-type="float" office:value="-0.16806126" calcext:value-type="float">
            <text:p>-0.1680612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L, F, r,0</text:p>
          </table:table-cell>
          <table:table-cell office:value-type="float" office:value="-0.16805812" calcext:value-type="float">
            <text:p>-0.1680581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L, L, r,0</text:p>
          </table:table-cell>
          <table:table-cell office:value-type="float" office:value="-0.16804242" calcext:value-type="float">
            <text:p>-0.1680424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L, L, r, F,0</text:p>
          </table:table-cell>
          <table:table-cell office:value-type="float" office:value="-0.16804085" calcext:value-type="float">
            <text:p>-0.1680408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L, L,0</text:p>
          </table:table-cell>
          <table:table-cell office:value-type="float" office:value="-0.16803771" calcext:value-type="float">
            <text:p>-0.1680377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L, L, L, L,0</text:p>
          </table:table-cell>
          <table:table-cell office:value-type="float" office:value="-0.16803457" calcext:value-type="float">
            <text:p>-0.1680345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L, L, F, r,0</text:p>
          </table:table-cell>
          <table:table-cell office:value-type="float" office:value="-0.168033" calcext:value-type="float">
            <text:p>-0.16803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L, L, F,0</text:p>
          </table:table-cell>
          <table:table-cell office:value-type="float" office:value="-0.16803143" calcext:value-type="float">
            <text:p>-0.1680314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L,0</text:p>
          </table:table-cell>
          <table:table-cell office:value-type="float" office:value="-0.16802044" calcext:value-type="float">
            <text:p>-0.1680204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L, L, L, r, F,0</text:p>
          </table:table-cell>
          <table:table-cell office:value-type="float" office:value="-0.16800631" calcext:value-type="float">
            <text:p>-0.1680063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L, r, L, r,0</text:p>
          </table:table-cell>
          <table:table-cell office:value-type="float" office:value="-0.16799846" calcext:value-type="float">
            <text:p>-0.1679984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L, r, L,0</text:p>
          </table:table-cell>
          <table:table-cell office:value-type="float" office:value="-0.16799532" calcext:value-type="float">
            <text:p>-0.1679953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L, r, L, F,0</text:p>
          </table:table-cell>
          <table:table-cell office:value-type="float" office:value="-0.16799375" calcext:value-type="float">
            <text:p>-0.1679937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L, r, L, F,0</text:p>
          </table:table-cell>
          <table:table-cell office:value-type="float" office:value="-0.16799218" calcext:value-type="float">
            <text:p>-0.1679921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L, r,0</text:p>
          </table:table-cell>
          <table:table-cell office:value-type="float" office:value="-0.1679859" calcext:value-type="float">
            <text:p>-0.167985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L, L, r, r, F,0</text:p>
          </table:table-cell>
          <table:table-cell office:value-type="float" office:value="-0.16797177" calcext:value-type="float">
            <text:p>-0.1679717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L, r, r, L,0</text:p>
          </table:table-cell>
          <table:table-cell office:value-type="float" office:value="-0.16794665" calcext:value-type="float">
            <text:p>-0.1679466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F, r, r, L,0</text:p>
          </table:table-cell>
          <table:table-cell office:value-type="float" office:value="-0.16792467" calcext:value-type="float">
            <text:p>-0.1679246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F, r, r, F,0</text:p>
          </table:table-cell>
          <table:table-cell office:value-type="float" office:value="-0.16789641" calcext:value-type="float">
            <text:p>-0.1678964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F, r,0</text:p>
          </table:table-cell>
          <table:table-cell office:value-type="float" office:value="-0.16787914" calcext:value-type="float">
            <text:p>-0.167879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L, F, r, L, F,0</text:p>
          </table:table-cell>
          <table:table-cell office:value-type="float" office:value="-0.16786972" calcext:value-type="float">
            <text:p>-0.1678697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F, r, L,0</text:p>
          </table:table-cell>
          <table:table-cell office:value-type="float" office:value="-0.16786501" calcext:value-type="float">
            <text:p>-0.1678650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F, r, L, r,0</text:p>
          </table:table-cell>
          <table:table-cell office:value-type="float" office:value="-0.16786187" calcext:value-type="float">
            <text:p>-0.1678618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F, r, F, r,0</text:p>
          </table:table-cell>
          <table:table-cell office:value-type="float" office:value="-0.16785245" calcext:value-type="float">
            <text:p>-0.1678524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F, r, F,0</text:p>
          </table:table-cell>
          <table:table-cell office:value-type="float" office:value="-0.16784931" calcext:value-type="float">
            <text:p>-0.1678493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F, r, F, L,0</text:p>
          </table:table-cell>
          <table:table-cell office:value-type="float" office:value="-0.16784617" calcext:value-type="float">
            <text:p>-0.1678461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F, r, F, F,0</text:p>
          </table:table-cell>
          <table:table-cell office:value-type="float" office:value="-0.16784303" calcext:value-type="float">
            <text:p>-0.1678430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F,0</text:p>
          </table:table-cell>
          <table:table-cell office:value-type="float" office:value="-0.16782576" calcext:value-type="float">
            <text:p>-0.1678257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L, L, F, L, F, L,0</text:p>
          </table:table-cell>
          <table:table-cell office:value-type="float" office:value="-0.16781163" calcext:value-type="float">
            <text:p>-0.1678116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F, L, F,0</text:p>
          </table:table-cell>
          <table:table-cell office:value-type="float" office:value="-0.16781006" calcext:value-type="float">
            <text:p>-0.1678100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F, L, L,0</text:p>
          </table:table-cell>
          <table:table-cell office:value-type="float" office:value="-0.16780221" calcext:value-type="float">
            <text:p>-0.1678022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F, L,0</text:p>
          </table:table-cell>
          <table:table-cell office:value-type="float" office:value="-0.1677975" calcext:value-type="float">
            <text:p>-0.167797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L, F, L, r,0</text:p>
          </table:table-cell>
          <table:table-cell office:value-type="float" office:value="-0.16778808" calcext:value-type="float">
            <text:p>-0.1677880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F, F, r,0</text:p>
          </table:table-cell>
          <table:table-cell office:value-type="float" office:value="-0.16775668" calcext:value-type="float">
            <text:p>-0.1677566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F, F, r, L,0</text:p>
          </table:table-cell>
          <table:table-cell office:value-type="float" office:value="-0.16775197" calcext:value-type="float">
            <text:p>-0.1677519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F, F, r, F,0</text:p>
          </table:table-cell>
          <table:table-cell office:value-type="float" office:value="-0.16774726" calcext:value-type="float">
            <text:p>-0.1677472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F, F,0</text:p>
          </table:table-cell>
          <table:table-cell office:value-type="float" office:value="-0.16773941" calcext:value-type="float">
            <text:p>-0.1677394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L, F, F, L, F,0</text:p>
          </table:table-cell>
          <table:table-cell office:value-type="float" office:value="-0.16773313" calcext:value-type="float">
            <text:p>-0.1677331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F, F, L, L,0</text:p>
          </table:table-cell>
          <table:table-cell office:value-type="float" office:value="-0.16773156" calcext:value-type="float">
            <text:p>-0.167731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F, F, L,0</text:p>
          </table:table-cell>
          <table:table-cell office:value-type="float" office:value="-0.16772999" calcext:value-type="float">
            <text:p>-0.1677299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F, F, L, r,0</text:p>
          </table:table-cell>
          <table:table-cell office:value-type="float" office:value="-0.16772528" calcext:value-type="float">
            <text:p>-0.1677252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F, F, F, r,0</text:p>
          </table:table-cell>
          <table:table-cell office:value-type="float" office:value="-0.16771429" calcext:value-type="float">
            <text:p>-0.1677142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F, F, F,0</text:p>
          </table:table-cell>
          <table:table-cell office:value-type="float" office:value="-0.16770801" calcext:value-type="float">
            <text:p>-0.1677080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L, F, F, F, L,0</text:p>
          </table:table-cell>
          <table:table-cell office:value-type="float" office:value="-0.1677033" calcext:value-type="float">
            <text:p>-0.167703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L, F, F, F, F,0</text:p>
          </table:table-cell>
          <table:table-cell office:value-type="float" office:value="-0.16769388" calcext:value-type="float">
            <text:p>-0.167693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r, L,0</text:p>
          </table:table-cell>
          <table:table-cell office:value-type="float" office:value="-0.16736575" calcext:value-type="float">
            <text:p>-0.1673657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, r, r, L, r, F, F, F, F,0</text:p>
          </table:table-cell>
          <table:table-cell office:value-type="float" office:value="-0.16694342" calcext:value-type="float">
            <text:p>-0.1669434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F, F, F, L,0</text:p>
          </table:table-cell>
          <table:table-cell office:value-type="float" office:value="-0.16692929" calcext:value-type="float">
            <text:p>-0.1669292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F, F, F,0</text:p>
          </table:table-cell>
          <table:table-cell office:value-type="float" office:value="-0.16692144" calcext:value-type="float">
            <text:p>-0.1669214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F, F, F, r,0</text:p>
          </table:table-cell>
          <table:table-cell office:value-type="float" office:value="-0.16691045" calcext:value-type="float">
            <text:p>-0.1669104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F, F, L, r,0</text:p>
          </table:table-cell>
          <table:table-cell office:value-type="float" office:value="-0.16689004" calcext:value-type="float">
            <text:p>-0.1668900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F, F, L,0</text:p>
          </table:table-cell>
          <table:table-cell office:value-type="float" office:value="-0.16688376" calcext:value-type="float">
            <text:p>-0.1668837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F, F, L, L,0</text:p>
          </table:table-cell>
          <table:table-cell office:value-type="float" office:value="-0.16688062" calcext:value-type="float">
            <text:p>-0.1668806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F, F,0</text:p>
          </table:table-cell>
          <table:table-cell office:value-type="float" office:value="-0.16686649" calcext:value-type="float">
            <text:p>-0.1668664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r, F, F, r, F,0</text:p>
          </table:table-cell>
          <table:table-cell office:value-type="float" office:value="-0.16685236" calcext:value-type="float">
            <text:p>-0.1668523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F, F, r, L,0</text:p>
          </table:table-cell>
          <table:table-cell office:value-type="float" office:value="-0.16684294" calcext:value-type="float">
            <text:p>-0.1668429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F, F, r,0</text:p>
          </table:table-cell>
          <table:table-cell office:value-type="float" office:value="-0.16683352" calcext:value-type="float">
            <text:p>-0.1668335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F, L, r,0</text:p>
          </table:table-cell>
          <table:table-cell office:value-type="float" office:value="-0.16677386" calcext:value-type="float">
            <text:p>-0.1667738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F, L, r, L,0</text:p>
          </table:table-cell>
          <table:table-cell office:value-type="float" office:value="-0.16676758" calcext:value-type="float">
            <text:p>-0.1667675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F, L,0</text:p>
          </table:table-cell>
          <table:table-cell office:value-type="float" office:value="-0.16675345" calcext:value-type="float">
            <text:p>-0.1667534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r, F, L, L,0</text:p>
          </table:table-cell>
          <table:table-cell office:value-type="float" office:value="-0.16674403" calcext:value-type="float">
            <text:p>-0.1667440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F, L, F, r,0</text:p>
          </table:table-cell>
          <table:table-cell office:value-type="float" office:value="-0.16673304" calcext:value-type="float">
            <text:p>-0.1667330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F, L, F,0</text:p>
          </table:table-cell>
          <table:table-cell office:value-type="float" office:value="-0.1667299" calcext:value-type="float">
            <text:p>-0.166729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F, L, F, L,0</text:p>
          </table:table-cell>
          <table:table-cell office:value-type="float" office:value="-0.16672676" calcext:value-type="float">
            <text:p>-0.1667267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F, L, F, F,0</text:p>
          </table:table-cell>
          <table:table-cell office:value-type="float" office:value="-0.16672205" calcext:value-type="float">
            <text:p>-0.1667220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F,0</text:p>
          </table:table-cell>
          <table:table-cell office:value-type="float" office:value="-0.16669379" calcext:value-type="float">
            <text:p>-0.1666937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L, r, F, r, F, F,0</text:p>
          </table:table-cell>
          <table:table-cell office:value-type="float" office:value="-0.16665611" calcext:value-type="float">
            <text:p>-0.1666561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F, r, F, L,0</text:p>
          </table:table-cell>
          <table:table-cell office:value-type="float" office:value="-0.16664826" calcext:value-type="float">
            <text:p>-0.1666482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F, r, F,0</text:p>
          </table:table-cell>
          <table:table-cell office:value-type="float" office:value="-0.16664355" calcext:value-type="float">
            <text:p>-0.1666435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F, r, F, r,0</text:p>
          </table:table-cell>
          <table:table-cell office:value-type="float" office:value="-0.1666357" calcext:value-type="float">
            <text:p>-0.166635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F, r, L, r,0</text:p>
          </table:table-cell>
          <table:table-cell office:value-type="float" office:value="-0.16661529" calcext:value-type="float">
            <text:p>-0.1666152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F, r, L,0</text:p>
          </table:table-cell>
          <table:table-cell office:value-type="float" office:value="-0.16660587" calcext:value-type="float">
            <text:p>-0.1666058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F, r, L, F,0</text:p>
          </table:table-cell>
          <table:table-cell office:value-type="float" office:value="-0.16659488" calcext:value-type="float">
            <text:p>-0.1665948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F, r,0</text:p>
          </table:table-cell>
          <table:table-cell office:value-type="float" office:value="-0.1665729" calcext:value-type="float">
            <text:p>-0.166572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r, F, r, r, F,0</text:p>
          </table:table-cell>
          <table:table-cell office:value-type="float" office:value="-0.1665258" calcext:value-type="float">
            <text:p>-0.166525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 r, r, F,0</text:p>
          </table:table-cell>
          <table:table-cell office:value-type="float" office:value="-0.16633426" calcext:value-type="float">
            <text:p>-0.1663342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 r,0</text:p>
          </table:table-cell>
          <table:table-cell office:value-type="float" office:value="-0.16628559" calcext:value-type="float">
            <text:p>-0.1662855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r, L, r, L, F,0</text:p>
          </table:table-cell>
          <table:table-cell office:value-type="float" office:value="-0.16626361" calcext:value-type="float">
            <text:p>-0.1662636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 r, L, L,0</text:p>
          </table:table-cell>
          <table:table-cell office:value-type="float" office:value="-0.16625576" calcext:value-type="float">
            <text:p>-0.1662557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 r, L,0</text:p>
          </table:table-cell>
          <table:table-cell office:value-type="float" office:value="-0.16625105" calcext:value-type="float">
            <text:p>-0.1662510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L, r, L, r,0</text:p>
          </table:table-cell>
          <table:table-cell office:value-type="float" office:value="-0.16624163" calcext:value-type="float">
            <text:p>-0.1662416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 r, F, r,0</text:p>
          </table:table-cell>
          <table:table-cell office:value-type="float" office:value="-0.16622122" calcext:value-type="float">
            <text:p>-0.1662212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 r, F,0</text:p>
          </table:table-cell>
          <table:table-cell office:value-type="float" office:value="-0.1662118" calcext:value-type="float">
            <text:p>-0.166211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L, r, F, F,0</text:p>
          </table:table-cell>
          <table:table-cell office:value-type="float" office:value="-0.16619924" calcext:value-type="float">
            <text:p>-0.1661992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0</text:p>
          </table:table-cell>
          <table:table-cell office:value-type="float" office:value="-0.16616156" calcext:value-type="float">
            <text:p>-0.1661615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L, r, L, L, F, F,0</text:p>
          </table:table-cell>
          <table:table-cell office:value-type="float" office:value="-0.16613173" calcext:value-type="float">
            <text:p>-0.1661317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 L, F,0</text:p>
          </table:table-cell>
          <table:table-cell office:value-type="float" office:value="-0.16612388" calcext:value-type="float">
            <text:p>-0.1661238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L, L, F, r,0</text:p>
          </table:table-cell>
          <table:table-cell office:value-type="float" office:value="-0.16612074" calcext:value-type="float">
            <text:p>-0.1661207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 L, L,0</text:p>
          </table:table-cell>
          <table:table-cell office:value-type="float" office:value="-0.16610975" calcext:value-type="float">
            <text:p>-0.1661097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L, L,0</text:p>
          </table:table-cell>
          <table:table-cell office:value-type="float" office:value="-0.16610033" calcext:value-type="float">
            <text:p>-0.1661003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r, L, L, r, F,0</text:p>
          </table:table-cell>
          <table:table-cell office:value-type="float" office:value="-0.16609091" calcext:value-type="float">
            <text:p>-0.1660909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 L, r, L,0</text:p>
          </table:table-cell>
          <table:table-cell office:value-type="float" office:value="-0.16608463" calcext:value-type="float">
            <text:p>-0.1660846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 L, r,0</text:p>
          </table:table-cell>
          <table:table-cell office:value-type="float" office:value="-0.16607835" calcext:value-type="float">
            <text:p>-0.1660783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L, F, r,0</text:p>
          </table:table-cell>
          <table:table-cell office:value-type="float" office:value="-0.16601869" calcext:value-type="float">
            <text:p>-0.1660186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L, F, r, L,0</text:p>
          </table:table-cell>
          <table:table-cell office:value-type="float" office:value="-0.16601084" calcext:value-type="float">
            <text:p>-0.1660108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 F, r, F,0</text:p>
          </table:table-cell>
          <table:table-cell office:value-type="float" office:value="-0.16599985" calcext:value-type="float">
            <text:p>-0.1659998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 F,0</text:p>
          </table:table-cell>
          <table:table-cell office:value-type="float" office:value="-0.16598729" calcext:value-type="float">
            <text:p>-0.1659872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r, L, F, L, F,0</text:p>
          </table:table-cell>
          <table:table-cell office:value-type="float" office:value="-0.1659763" calcext:value-type="float">
            <text:p>-0.165976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 F, L,0</text:p>
          </table:table-cell>
          <table:table-cell office:value-type="float" office:value="-0.16596845" calcext:value-type="float">
            <text:p>-0.1659684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L, F, L, r,0</text:p>
          </table:table-cell>
          <table:table-cell office:value-type="float" office:value="-0.16596217" calcext:value-type="float">
            <text:p>-0.1659621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 F, F, r,0</text:p>
          </table:table-cell>
          <table:table-cell office:value-type="float" office:value="-0.16594333" calcext:value-type="float">
            <text:p>-0.1659433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 F, F,0</text:p>
          </table:table-cell>
          <table:table-cell office:value-type="float" office:value="-0.16593234" calcext:value-type="float">
            <text:p>-0.1659323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L, F, F, L,0</text:p>
          </table:table-cell>
          <table:table-cell office:value-type="float" office:value="-0.16592449" calcext:value-type="float">
            <text:p>-0.1659244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L, F, F, F,0</text:p>
          </table:table-cell>
          <table:table-cell office:value-type="float" office:value="-0.16591036" calcext:value-type="float">
            <text:p>-0.165910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r, L, r,0</text:p>
          </table:table-cell>
          <table:table-cell office:value-type="float" office:value="-0.16566073" calcext:value-type="float">
            <text:p>-0.1656607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r, L, r, r, F, F, F,0</text:p>
          </table:table-cell>
          <table:table-cell office:value-type="float" office:value="-0.16521171" calcext:value-type="float">
            <text:p>-0.1652117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r, F, F, L,0</text:p>
          </table:table-cell>
          <table:table-cell office:value-type="float" office:value="-0.16516147" calcext:value-type="float">
            <text:p>-0.1651614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r, F, F,0</text:p>
          </table:table-cell>
          <table:table-cell office:value-type="float" office:value="-0.16513792" calcext:value-type="float">
            <text:p>-0.1651379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r, F, F, r,0</text:p>
          </table:table-cell>
          <table:table-cell office:value-type="float" office:value="-0.16509082" calcext:value-type="float">
            <text:p>-0.1650908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r, F, L, r,0</text:p>
          </table:table-cell>
          <table:table-cell office:value-type="float" office:value="-0.16500447" calcext:value-type="float">
            <text:p>-0.1650044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r, F, L,0</text:p>
          </table:table-cell>
          <table:table-cell office:value-type="float" office:value="-0.16496993" calcext:value-type="float">
            <text:p>-0.1649699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L, r, r, F, L, L,0</text:p>
          </table:table-cell>
          <table:table-cell office:value-type="float" office:value="-0.1649558" calcext:value-type="float">
            <text:p>-0.164955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r, F, L, F,0</text:p>
          </table:table-cell>
          <table:table-cell office:value-type="float" office:value="-0.16492911" calcext:value-type="float">
            <text:p>-0.1649291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r, F,0</text:p>
          </table:table-cell>
          <table:table-cell office:value-type="float" office:value="-0.16486474" calcext:value-type="float">
            <text:p>-0.1648647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L, r, r, F, r, F,0</text:p>
          </table:table-cell>
          <table:table-cell office:value-type="float" office:value="-0.16476583" calcext:value-type="float">
            <text:p>-0.1647658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r, F, r, L,0</text:p>
          </table:table-cell>
          <table:table-cell office:value-type="float" office:value="-0.16467948" calcext:value-type="float">
            <text:p>-0.1646794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L, r, r, F, r,0</text:p>
          </table:table-cell>
          <table:table-cell office:value-type="float" office:value="-0.16458842" calcext:value-type="float">
            <text:p>-0.1645884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r, F, r,0</text:p>
          </table:table-cell>
          <table:table-cell office:value-type="float" office:value="-0.16299644" calcext:value-type="float">
            <text:p>-0.1629964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r, F, r, L,0</text:p>
          </table:table-cell>
          <table:table-cell office:value-type="float" office:value="-0.16288968" calcext:value-type="float">
            <text:p>-0.1628896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r, F, r, F,0</text:p>
          </table:table-cell>
          <table:table-cell office:value-type="float" office:value="-0.1627892" calcext:value-type="float">
            <text:p>-0.162789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r, F,0</text:p>
          </table:table-cell>
          <table:table-cell office:value-type="float" office:value="-0.16267459" calcext:value-type="float">
            <text:p>-0.1626745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r, r, F, L, F,0</text:p>
          </table:table-cell>
          <table:table-cell office:value-type="float" office:value="-0.1626008" calcext:value-type="float">
            <text:p>-0.162600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r, F, L, L,0</text:p>
          </table:table-cell>
          <table:table-cell office:value-type="float" office:value="-0.1625694" calcext:value-type="float">
            <text:p>-0.162569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r, F, L,0</text:p>
          </table:table-cell>
          <table:table-cell office:value-type="float" office:value="-0.16255213" calcext:value-type="float">
            <text:p>-0.1625521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r, F, L, r,0</text:p>
          </table:table-cell>
          <table:table-cell office:value-type="float" office:value="-0.16250974" calcext:value-type="float">
            <text:p>-0.1625097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r, F, F, r,0</text:p>
          </table:table-cell>
          <table:table-cell office:value-type="float" office:value="-0.16241711" calcext:value-type="float">
            <text:p>-0.1624171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r, F, F,0</text:p>
          </table:table-cell>
          <table:table-cell office:value-type="float" office:value="-0.16236059" calcext:value-type="float">
            <text:p>-0.1623605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r, F, F, L,0</text:p>
          </table:table-cell>
          <table:table-cell office:value-type="float" office:value="-0.16233076" calcext:value-type="float">
            <text:p>-0.1623307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r, F, F, F,0</text:p>
          </table:table-cell>
          <table:table-cell office:value-type="float" office:value="-0.16227424" calcext:value-type="float">
            <text:p>-0.162274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r, F, r,0</text:p>
          </table:table-cell>
          <table:table-cell office:value-type="float" office:value="-0.16174201" calcext:value-type="float">
            <text:p>-0.1617420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r, F, r, L, F, F, F,0</text:p>
          </table:table-cell>
          <table:table-cell office:value-type="float" office:value="-0.161439" calcext:value-type="float">
            <text:p>-0.16143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F, F, L,0</text:p>
          </table:table-cell>
          <table:table-cell office:value-type="float" office:value="-0.16142173" calcext:value-type="float">
            <text:p>-0.1614217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F, F,0</text:p>
          </table:table-cell>
          <table:table-cell office:value-type="float" office:value="-0.16141388" calcext:value-type="float">
            <text:p>-0.1614138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L, F, F, r,0</text:p>
          </table:table-cell>
          <table:table-cell office:value-type="float" office:value="-0.16139818" calcext:value-type="float">
            <text:p>-0.1613981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F, L, r,0</text:p>
          </table:table-cell>
          <table:table-cell office:value-type="float" office:value="-0.16137777" calcext:value-type="float">
            <text:p>-0.1613777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F, L,0</text:p>
          </table:table-cell>
          <table:table-cell office:value-type="float" office:value="-0.16136835" calcext:value-type="float">
            <text:p>-0.1613683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L, F, L, F,0</text:p>
          </table:table-cell>
          <table:table-cell office:value-type="float" office:value="-0.16135893" calcext:value-type="float">
            <text:p>-0.1613589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F,0</text:p>
          </table:table-cell>
          <table:table-cell office:value-type="float" office:value="-0.16134637" calcext:value-type="float">
            <text:p>-0.1613463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r, L, F, r, F,0</text:p>
          </table:table-cell>
          <table:table-cell office:value-type="float" office:value="-0.16132753" calcext:value-type="float">
            <text:p>-0.1613275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F, r, L,0</text:p>
          </table:table-cell>
          <table:table-cell office:value-type="float" office:value="-0.16131497" calcext:value-type="float">
            <text:p>-0.1613149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F, r,0</text:p>
          </table:table-cell>
          <table:table-cell office:value-type="float" office:value="-0.16130241" calcext:value-type="float">
            <text:p>-0.1613024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L, L, r,0</text:p>
          </table:table-cell>
          <table:table-cell office:value-type="float" office:value="-0.16123804" calcext:value-type="float">
            <text:p>-0.1612380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L, L, r, L,0</text:p>
          </table:table-cell>
          <table:table-cell office:value-type="float" office:value="-0.16122862" calcext:value-type="float">
            <text:p>-0.1612286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L, r, F,0</text:p>
          </table:table-cell>
          <table:table-cell office:value-type="float" office:value="-0.1612192" calcext:value-type="float">
            <text:p>-0.161219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L,0</text:p>
          </table:table-cell>
          <table:table-cell office:value-type="float" office:value="-0.16120821" calcext:value-type="float">
            <text:p>-0.1612082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r, L, L, L, F,0</text:p>
          </table:table-cell>
          <table:table-cell office:value-type="float" office:value="-0.16120036" calcext:value-type="float">
            <text:p>-0.1612003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L, L,0</text:p>
          </table:table-cell>
          <table:table-cell office:value-type="float" office:value="-0.16119565" calcext:value-type="float">
            <text:p>-0.1611956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L, L, L, r,0</text:p>
          </table:table-cell>
          <table:table-cell office:value-type="float" office:value="-0.16119094" calcext:value-type="float">
            <text:p>-0.1611909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L, F, r,0</text:p>
          </table:table-cell>
          <table:table-cell office:value-type="float" office:value="-0.16118152" calcext:value-type="float">
            <text:p>-0.1611815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L, F,0</text:p>
          </table:table-cell>
          <table:table-cell office:value-type="float" office:value="-0.16117524" calcext:value-type="float">
            <text:p>-0.1611752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L, L, F, L,0</text:p>
          </table:table-cell>
          <table:table-cell office:value-type="float" office:value="-0.1611721" calcext:value-type="float">
            <text:p>-0.161172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L, F, F,0</text:p>
          </table:table-cell>
          <table:table-cell office:value-type="float" office:value="-0.16116739" calcext:value-type="float">
            <text:p>-0.1611673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0</text:p>
          </table:table-cell>
          <table:table-cell office:value-type="float" office:value="-0.16112971" calcext:value-type="float">
            <text:p>-0.1611297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F, r, L, r, F, F,0</text:p>
          </table:table-cell>
          <table:table-cell office:value-type="float" office:value="-0.16107947" calcext:value-type="float">
            <text:p>-0.1610794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r, F, L,0</text:p>
          </table:table-cell>
          <table:table-cell office:value-type="float" office:value="-0.16106848" calcext:value-type="float">
            <text:p>-0.1610684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r, F,0</text:p>
          </table:table-cell>
          <table:table-cell office:value-type="float" office:value="-0.1610622" calcext:value-type="float">
            <text:p>-0.161062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L, r, F, r,0</text:p>
          </table:table-cell>
          <table:table-cell office:value-type="float" office:value="-0.16104807" calcext:value-type="float">
            <text:p>-0.1610480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r, L, r,0</text:p>
          </table:table-cell>
          <table:table-cell office:value-type="float" office:value="-0.16102295" calcext:value-type="float">
            <text:p>-0.1610229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r, L,0</text:p>
          </table:table-cell>
          <table:table-cell office:value-type="float" office:value="-0.16100882" calcext:value-type="float">
            <text:p>-0.1610088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L, r, L, L,0</text:p>
          </table:table-cell>
          <table:table-cell office:value-type="float" office:value="-0.16100254" calcext:value-type="float">
            <text:p>-0.1610025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r, L, F,0</text:p>
          </table:table-cell>
          <table:table-cell office:value-type="float" office:value="-0.16099155" calcext:value-type="float">
            <text:p>-0.1609915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L, r,0</text:p>
          </table:table-cell>
          <table:table-cell office:value-type="float" office:value="-0.16095701" calcext:value-type="float">
            <text:p>-0.1609570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r, L, r, r, F,0</text:p>
          </table:table-cell>
          <table:table-cell office:value-type="float" office:value="-0.16085653" calcext:value-type="float">
            <text:p>-0.1608565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r, r, F,0</text:p>
          </table:table-cell>
          <table:table-cell office:value-type="float" office:value="-0.16075605" calcext:value-type="float">
            <text:p>-0.1607560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r,0</text:p>
          </table:table-cell>
          <table:table-cell office:value-type="float" office:value="-0.16065557" calcext:value-type="float">
            <text:p>-0.1606555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r, F, r, L, F,0</text:p>
          </table:table-cell>
          <table:table-cell office:value-type="float" office:value="-0.16062103" calcext:value-type="float">
            <text:p>-0.1606210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r, L, L,0</text:p>
          </table:table-cell>
          <table:table-cell office:value-type="float" office:value="-0.16060847" calcext:value-type="float">
            <text:p>-0.1606084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r, L,0</text:p>
          </table:table-cell>
          <table:table-cell office:value-type="float" office:value="-0.16060219" calcext:value-type="float">
            <text:p>-0.1606021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F, r, L, r,0</text:p>
          </table:table-cell>
          <table:table-cell office:value-type="float" office:value="-0.16058806" calcext:value-type="float">
            <text:p>-0.1605880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r, F, r,0</text:p>
          </table:table-cell>
          <table:table-cell office:value-type="float" office:value="-0.16056451" calcext:value-type="float">
            <text:p>-0.1605645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r, F,0</text:p>
          </table:table-cell>
          <table:table-cell office:value-type="float" office:value="-0.16055038" calcext:value-type="float">
            <text:p>-0.1605503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F, r, F, L,0</text:p>
          </table:table-cell>
          <table:table-cell office:value-type="float" office:value="-0.1605441" calcext:value-type="float">
            <text:p>-0.160544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r, F, F,0</text:p>
          </table:table-cell>
          <table:table-cell office:value-type="float" office:value="-0.16053311" calcext:value-type="float">
            <text:p>-0.1605331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0</text:p>
          </table:table-cell>
          <table:table-cell office:value-type="float" office:value="-0.16048287" calcext:value-type="float">
            <text:p>-0.1604828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F, r, F, L, F, F,0</text:p>
          </table:table-cell>
          <table:table-cell office:value-type="float" office:value="-0.16044519" calcext:value-type="float">
            <text:p>-0.1604451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L, F,0</text:p>
          </table:table-cell>
          <table:table-cell office:value-type="float" office:value="-0.16043577" calcext:value-type="float">
            <text:p>-0.1604357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F, L, F, r,0</text:p>
          </table:table-cell>
          <table:table-cell office:value-type="float" office:value="-0.16042949" calcext:value-type="float">
            <text:p>-0.1604294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L, L, r,0</text:p>
          </table:table-cell>
          <table:table-cell office:value-type="float" office:value="-0.16042164" calcext:value-type="float">
            <text:p>-0.1604216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L, L,0</text:p>
          </table:table-cell>
          <table:table-cell office:value-type="float" office:value="-0.16041693" calcext:value-type="float">
            <text:p>-0.1604169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F, L, L, F,0</text:p>
          </table:table-cell>
          <table:table-cell office:value-type="float" office:value="-0.16041222" calcext:value-type="float">
            <text:p>-0.1604122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L,0</text:p>
          </table:table-cell>
          <table:table-cell office:value-type="float" office:value="-0.16040437" calcext:value-type="float">
            <text:p>-0.1604043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r, F, L, r, F,0</text:p>
          </table:table-cell>
          <table:table-cell office:value-type="float" office:value="-0.16039338" calcext:value-type="float">
            <text:p>-0.1603933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L, r, L,0</text:p>
          </table:table-cell>
          <table:table-cell office:value-type="float" office:value="-0.16038396" calcext:value-type="float">
            <text:p>-0.1603839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L, r,0</text:p>
          </table:table-cell>
          <table:table-cell office:value-type="float" office:value="-0.16037297" calcext:value-type="float">
            <text:p>-0.1603729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F, F, r,0</text:p>
          </table:table-cell>
          <table:table-cell office:value-type="float" office:value="-0.16031017" calcext:value-type="float">
            <text:p>-0.1603101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F, F, r, L,0</text:p>
          </table:table-cell>
          <table:table-cell office:value-type="float" office:value="-0.16029761" calcext:value-type="float">
            <text:p>-0.1602976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F, r, F,0</text:p>
          </table:table-cell>
          <table:table-cell office:value-type="float" office:value="-0.16028348" calcext:value-type="float">
            <text:p>-0.1602834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F,0</text:p>
          </table:table-cell>
          <table:table-cell office:value-type="float" office:value="-0.16026464" calcext:value-type="float">
            <text:p>-0.1602646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r, F, F, L, F,0</text:p>
          </table:table-cell>
          <table:table-cell office:value-type="float" office:value="-0.16025051" calcext:value-type="float">
            <text:p>-0.1602505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F, L, L,0</text:p>
          </table:table-cell>
          <table:table-cell office:value-type="float" office:value="-0.16024423" calcext:value-type="float">
            <text:p>-0.160244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F, L,0</text:p>
          </table:table-cell>
          <table:table-cell office:value-type="float" office:value="-0.16023952" calcext:value-type="float">
            <text:p>-0.1602395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F, F, L, r,0</text:p>
          </table:table-cell>
          <table:table-cell office:value-type="float" office:value="-0.1602301" calcext:value-type="float">
            <text:p>-0.160230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F, F, r,0</text:p>
          </table:table-cell>
          <table:table-cell office:value-type="float" office:value="-0.16020812" calcext:value-type="float">
            <text:p>-0.1602081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F, F,0</text:p>
          </table:table-cell>
          <table:table-cell office:value-type="float" office:value="-0.16019242" calcext:value-type="float">
            <text:p>-0.1601924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r, F, F, F, L,0</text:p>
          </table:table-cell>
          <table:table-cell office:value-type="float" office:value="-0.160183" calcext:value-type="float">
            <text:p>-0.16018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r, F, F, F, F,0</text:p>
          </table:table-cell>
          <table:table-cell office:value-type="float" office:value="-0.16016416" calcext:value-type="float">
            <text:p>-0.160164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r, F,0</text:p>
          </table:table-cell>
          <table:table-cell office:value-type="float" office:value="-0.15962408" calcext:value-type="float">
            <text:p>-0.1596240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, r, r, F, L, F, F, F, F,0</text:p>
          </table:table-cell>
          <table:table-cell office:value-type="float" office:value="-0.15919233" calcext:value-type="float">
            <text:p>-0.1591923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 F, F, L,0</text:p>
          </table:table-cell>
          <table:table-cell office:value-type="float" office:value="-0.15918134" calcext:value-type="float">
            <text:p>-0.1591813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 F, F,0</text:p>
          </table:table-cell>
          <table:table-cell office:value-type="float" office:value="-0.15917506" calcext:value-type="float">
            <text:p>-0.1591750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F, F, F, r,0</text:p>
          </table:table-cell>
          <table:table-cell office:value-type="float" office:value="-0.15916407" calcext:value-type="float">
            <text:p>-0.1591640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 F, L, r,0</text:p>
          </table:table-cell>
          <table:table-cell office:value-type="float" office:value="-0.15915151" calcext:value-type="float">
            <text:p>-0.1591515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 F, L,0</text:p>
          </table:table-cell>
          <table:table-cell office:value-type="float" office:value="-0.15914523" calcext:value-type="float">
            <text:p>-0.1591452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F, F,0</text:p>
          </table:table-cell>
          <table:table-cell office:value-type="float" office:value="-0.1591311" calcext:value-type="float">
            <text:p>-0.159131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L, F, F, r, F,0</text:p>
          </table:table-cell>
          <table:table-cell office:value-type="float" office:value="-0.15912011" calcext:value-type="float">
            <text:p>-0.1591201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 F, r, L,0</text:p>
          </table:table-cell>
          <table:table-cell office:value-type="float" office:value="-0.15911069" calcext:value-type="float">
            <text:p>-0.1591106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 F, r,0</text:p>
          </table:table-cell>
          <table:table-cell office:value-type="float" office:value="-0.15910284" calcext:value-type="float">
            <text:p>-0.1591028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F, L, r,0</text:p>
          </table:table-cell>
          <table:table-cell office:value-type="float" office:value="-0.15906987" calcext:value-type="float">
            <text:p>-0.1590698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F, L, r, L,0</text:p>
          </table:table-cell>
          <table:table-cell office:value-type="float" office:value="-0.15906359" calcext:value-type="float">
            <text:p>-0.1590635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 L, r, F,0</text:p>
          </table:table-cell>
          <table:table-cell office:value-type="float" office:value="-0.15905888" calcext:value-type="float">
            <text:p>-0.1590588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 L,0</text:p>
          </table:table-cell>
          <table:table-cell office:value-type="float" office:value="-0.1590526" calcext:value-type="float">
            <text:p>-0.159052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L, F, L, L,0</text:p>
          </table:table-cell>
          <table:table-cell office:value-type="float" office:value="-0.15904475" calcext:value-type="float">
            <text:p>-0.1590447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F, L, L, r,0</text:p>
          </table:table-cell>
          <table:table-cell office:value-type="float" office:value="-0.15904318" calcext:value-type="float">
            <text:p>-0.1590431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 L, F, r,0</text:p>
          </table:table-cell>
          <table:table-cell office:value-type="float" office:value="-0.15903847" calcext:value-type="float">
            <text:p>-0.1590384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 L, F,0</text:p>
          </table:table-cell>
          <table:table-cell office:value-type="float" office:value="-0.15903533" calcext:value-type="float">
            <text:p>-0.1590353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F, L, F, F,0</text:p>
          </table:table-cell>
          <table:table-cell office:value-type="float" office:value="-0.15903062" calcext:value-type="float">
            <text:p>-0.1590306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0</text:p>
          </table:table-cell>
          <table:table-cell office:value-type="float" office:value="-0.15901021" calcext:value-type="float">
            <text:p>-0.1590102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F, L, F, r, F, F,0</text:p>
          </table:table-cell>
          <table:table-cell office:value-type="float" office:value="-0.15898509" calcext:value-type="float">
            <text:p>-0.1589850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 r, F, L,0</text:p>
          </table:table-cell>
          <table:table-cell office:value-type="float" office:value="-0.15898038" calcext:value-type="float">
            <text:p>-0.1589803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 r, F,0</text:p>
          </table:table-cell>
          <table:table-cell office:value-type="float" office:value="-0.15897724" calcext:value-type="float">
            <text:p>-0.1589772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F, r, F, r,0</text:p>
          </table:table-cell>
          <table:table-cell office:value-type="float" office:value="-0.15896939" calcext:value-type="float">
            <text:p>-0.1589693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 r, L, r,0</text:p>
          </table:table-cell>
          <table:table-cell office:value-type="float" office:value="-0.1589584" calcext:value-type="float">
            <text:p>-0.158958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 r, L,0</text:p>
          </table:table-cell>
          <table:table-cell office:value-type="float" office:value="-0.15895212" calcext:value-type="float">
            <text:p>-0.1589521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F, r, L, L,0</text:p>
          </table:table-cell>
          <table:table-cell office:value-type="float" office:value="-0.15894741" calcext:value-type="float">
            <text:p>-0.1589474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 r, L, F,0</text:p>
          </table:table-cell>
          <table:table-cell office:value-type="float" office:value="-0.1589427" calcext:value-type="float">
            <text:p>-0.158942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F, r,0</text:p>
          </table:table-cell>
          <table:table-cell office:value-type="float" office:value="-0.15892543" calcext:value-type="float">
            <text:p>-0.1589254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L, L, r,0</text:p>
          </table:table-cell>
          <table:table-cell office:value-type="float" office:value="-0.15881239" calcext:value-type="float">
            <text:p>-0.1588123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L, L, r, L, F,0</text:p>
          </table:table-cell>
          <table:table-cell office:value-type="float" office:value="-0.15879826" calcext:value-type="float">
            <text:p>-0.1587982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L, r, L, L,0</text:p>
          </table:table-cell>
          <table:table-cell office:value-type="float" office:value="-0.15879355" calcext:value-type="float">
            <text:p>-0.1587935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L, r, L,0</text:p>
          </table:table-cell>
          <table:table-cell office:value-type="float" office:value="-0.15879041" calcext:value-type="float">
            <text:p>-0.1587904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L, r, L, r,0</text:p>
          </table:table-cell>
          <table:table-cell office:value-type="float" office:value="-0.1587857" calcext:value-type="float">
            <text:p>-0.158785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L, r, F, r,0</text:p>
          </table:table-cell>
          <table:table-cell office:value-type="float" office:value="-0.15877628" calcext:value-type="float">
            <text:p>-0.1587762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L, r, F,0</text:p>
          </table:table-cell>
          <table:table-cell office:value-type="float" office:value="-0.15877157" calcext:value-type="float">
            <text:p>-0.1587715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L, r, F, L,0</text:p>
          </table:table-cell>
          <table:table-cell office:value-type="float" office:value="-0.15876843" calcext:value-type="float">
            <text:p>-0.1587684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L, r, F, F,0</text:p>
          </table:table-cell>
          <table:table-cell office:value-type="float" office:value="-0.15876529" calcext:value-type="float">
            <text:p>-0.1587652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L,0</text:p>
          </table:table-cell>
          <table:table-cell office:value-type="float" office:value="-0.15874802" calcext:value-type="float">
            <text:p>-0.1587480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F, L, L, L, F,0</text:p>
          </table:table-cell>
          <table:table-cell office:value-type="float" office:value="-0.15873232" calcext:value-type="float">
            <text:p>-0.1587323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L, L, L,0</text:p>
          </table:table-cell>
          <table:table-cell office:value-type="float" office:value="-0.15872604" calcext:value-type="float">
            <text:p>-0.1587260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L, L,0</text:p>
          </table:table-cell>
          <table:table-cell office:value-type="float" office:value="-0.15872133" calcext:value-type="float">
            <text:p>-0.1587213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L, L, L, r, F,0</text:p>
          </table:table-cell>
          <table:table-cell office:value-type="float" office:value="-0.15871819" calcext:value-type="float">
            <text:p>-0.1587181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L, L, r,0</text:p>
          </table:table-cell>
          <table:table-cell office:value-type="float" office:value="-0.15871191" calcext:value-type="float">
            <text:p>-0.1587119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L, F, r,0</text:p>
          </table:table-cell>
          <table:table-cell office:value-type="float" office:value="-0.15869464" calcext:value-type="float">
            <text:p>-0.1586946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L, F, r, L,0</text:p>
          </table:table-cell>
          <table:table-cell office:value-type="float" office:value="-0.15868993" calcext:value-type="float">
            <text:p>-0.1586899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L, F, r, F,0</text:p>
          </table:table-cell>
          <table:table-cell office:value-type="float" office:value="-0.15868679" calcext:value-type="float">
            <text:p>-0.1586867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L, F,0</text:p>
          </table:table-cell>
          <table:table-cell office:value-type="float" office:value="-0.15868051" calcext:value-type="float">
            <text:p>-0.1586805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L, L, F, L, L,0</text:p>
          </table:table-cell>
          <table:table-cell office:value-type="float" office:value="-0.1586758" calcext:value-type="float">
            <text:p>-0.158675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L, F, L,0</text:p>
          </table:table-cell>
          <table:table-cell office:value-type="float" office:value="-0.15867423" calcext:value-type="float">
            <text:p>-0.1586742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L, F, L, r,0</text:p>
          </table:table-cell>
          <table:table-cell office:value-type="float" office:value="-0.15867109" calcext:value-type="float">
            <text:p>-0.1586710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L, F, F, r,0</text:p>
          </table:table-cell>
          <table:table-cell office:value-type="float" office:value="-0.15866638" calcext:value-type="float">
            <text:p>-0.1586663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L, F, F,0</text:p>
          </table:table-cell>
          <table:table-cell office:value-type="float" office:value="-0.15866167" calcext:value-type="float">
            <text:p>-0.1586616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L, F, F, L,0</text:p>
          </table:table-cell>
          <table:table-cell office:value-type="float" office:value="-0.15865853" calcext:value-type="float">
            <text:p>-0.1586585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L, F, F, F,0</text:p>
          </table:table-cell>
          <table:table-cell office:value-type="float" office:value="-0.15865382" calcext:value-type="float">
            <text:p>-0.15865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r, F, L,0</text:p>
          </table:table-cell>
          <table:table-cell office:value-type="float" office:value="-0.15858003" calcext:value-type="float">
            <text:p>-0.1585800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r, F, L, r, F, F, F,0</text:p>
          </table:table-cell>
          <table:table-cell office:value-type="float" office:value="-0.15847798" calcext:value-type="float">
            <text:p>-0.1584779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r, F, F, L,0</text:p>
          </table:table-cell>
          <table:table-cell office:value-type="float" office:value="-0.15847013" calcext:value-type="float">
            <text:p>-0.1584701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r, F, F,0</text:p>
          </table:table-cell>
          <table:table-cell office:value-type="float" office:value="-0.15846542" calcext:value-type="float">
            <text:p>-0.1584654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r, F, F, r,0</text:p>
          </table:table-cell>
          <table:table-cell office:value-type="float" office:value="-0.158456" calcext:value-type="float">
            <text:p>-0.1584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r, F, L, r,0</text:p>
          </table:table-cell>
          <table:table-cell office:value-type="float" office:value="-0.15844501" calcext:value-type="float">
            <text:p>-0.1584450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r, F, L,0</text:p>
          </table:table-cell>
          <table:table-cell office:value-type="float" office:value="-0.15843873" calcext:value-type="float">
            <text:p>-0.1584387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r, F, L, F,0</text:p>
          </table:table-cell>
          <table:table-cell office:value-type="float" office:value="-0.15843245" calcext:value-type="float">
            <text:p>-0.1584324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r, F,0</text:p>
          </table:table-cell>
          <table:table-cell office:value-type="float" office:value="-0.15842303" calcext:value-type="float">
            <text:p>-0.1584230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L, r, F, r, F,0</text:p>
          </table:table-cell>
          <table:table-cell office:value-type="float" office:value="-0.15841047" calcext:value-type="float">
            <text:p>-0.1584104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r, F, r, L,0</text:p>
          </table:table-cell>
          <table:table-cell office:value-type="float" office:value="-0.15839948" calcext:value-type="float">
            <text:p>-0.1583994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r, F, r,0</text:p>
          </table:table-cell>
          <table:table-cell office:value-type="float" office:value="-0.15838849" calcext:value-type="float">
            <text:p>-0.1583884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r, L, r,0</text:p>
          </table:table-cell>
          <table:table-cell office:value-type="float" office:value="-0.15833197" calcext:value-type="float">
            <text:p>-0.1583319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r, L, r, L,0</text:p>
          </table:table-cell>
          <table:table-cell office:value-type="float" office:value="-0.15831941" calcext:value-type="float">
            <text:p>-0.1583194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r, L, r, F,0</text:p>
          </table:table-cell>
          <table:table-cell office:value-type="float" office:value="-0.15830842" calcext:value-type="float">
            <text:p>-0.1583084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r, L,0</text:p>
          </table:table-cell>
          <table:table-cell office:value-type="float" office:value="-0.15829272" calcext:value-type="float">
            <text:p>-0.1582927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L, r, L, L, L,0</text:p>
          </table:table-cell>
          <table:table-cell office:value-type="float" office:value="-0.15827859" calcext:value-type="float">
            <text:p>-0.1582785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r, L, L,0</text:p>
          </table:table-cell>
          <table:table-cell office:value-type="float" office:value="-0.15827545" calcext:value-type="float">
            <text:p>-0.1582754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r, L, L, r,0</text:p>
          </table:table-cell>
          <table:table-cell office:value-type="float" office:value="-0.1582676" calcext:value-type="float">
            <text:p>-0.158267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r, L, F, r,0</text:p>
          </table:table-cell>
          <table:table-cell office:value-type="float" office:value="-0.15825504" calcext:value-type="float">
            <text:p>-0.1582550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r, L, F,0</text:p>
          </table:table-cell>
          <table:table-cell office:value-type="float" office:value="-0.15824405" calcext:value-type="float">
            <text:p>-0.1582440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L, r, L, F, L,0</text:p>
          </table:table-cell>
          <table:table-cell office:value-type="float" office:value="-0.15823777" calcext:value-type="float">
            <text:p>-0.1582377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r, L, F, F,0</text:p>
          </table:table-cell>
          <table:table-cell office:value-type="float" office:value="-0.15822835" calcext:value-type="float">
            <text:p>-0.1582283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L, r,0</text:p>
          </table:table-cell>
          <table:table-cell office:value-type="float" office:value="-0.15814514" calcext:value-type="float">
            <text:p>-0.1581451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F, L, r, r, F, F,0</text:p>
          </table:table-cell>
          <table:table-cell office:value-type="float" office:value="-0.15791749" calcext:value-type="float">
            <text:p>-0.1579174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r, r, F, F,0</text:p>
          </table:table-cell>
          <table:table-cell office:value-type="float" office:value="-0.15764745" calcext:value-type="float">
            <text:p>-0.1576474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r,0</text:p>
          </table:table-cell>
          <table:table-cell office:value-type="float" office:value="-0.15737584" calcext:value-type="float">
            <text:p>-0.1573758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F, F, r, L, F, F,0</text:p>
          </table:table-cell>
          <table:table-cell office:value-type="float" office:value="-0.15726437" calcext:value-type="float">
            <text:p>-0.1572643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r, L, F, L,0</text:p>
          </table:table-cell>
          <table:table-cell office:value-type="float" office:value="-0.15725024" calcext:value-type="float">
            <text:p>-0.1572502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r, L, F,0</text:p>
          </table:table-cell>
          <table:table-cell office:value-type="float" office:value="-0.15724239" calcext:value-type="float">
            <text:p>-0.1572423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r, L, F, r,0</text:p>
          </table:table-cell>
          <table:table-cell office:value-type="float" office:value="-0.15722669" calcext:value-type="float">
            <text:p>-0.1572266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r, L, L, r,0</text:p>
          </table:table-cell>
          <table:table-cell office:value-type="float" office:value="-0.15720785" calcext:value-type="float">
            <text:p>-0.1572078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r, L, L,0</text:p>
          </table:table-cell>
          <table:table-cell office:value-type="float" office:value="-0.15719843" calcext:value-type="float">
            <text:p>-0.1571984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r, L, L, L,0</text:p>
          </table:table-cell>
          <table:table-cell office:value-type="float" office:value="-0.15719372" calcext:value-type="float">
            <text:p>-0.1571937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r, L, L, F,0</text:p>
          </table:table-cell>
          <table:table-cell office:value-type="float" office:value="-0.15718744" calcext:value-type="float">
            <text:p>-0.1571874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r, L,0</text:p>
          </table:table-cell>
          <table:table-cell office:value-type="float" office:value="-0.15717174" calcext:value-type="float">
            <text:p>-0.1571717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F, r, L, r, F,0</text:p>
          </table:table-cell>
          <table:table-cell office:value-type="float" office:value="-0.15714976" calcext:value-type="float">
            <text:p>-0.1571497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r, L, r, L,0</text:p>
          </table:table-cell>
          <table:table-cell office:value-type="float" office:value="-0.15713092" calcext:value-type="float">
            <text:p>-0.1571309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r, L, r,0</text:p>
          </table:table-cell>
          <table:table-cell office:value-type="float" office:value="-0.15711208" calcext:value-type="float">
            <text:p>-0.1571120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r, F, r,0</text:p>
          </table:table-cell>
          <table:table-cell office:value-type="float" office:value="-0.15703201" calcext:value-type="float">
            <text:p>-0.1570320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r, F, r, L,0</text:p>
          </table:table-cell>
          <table:table-cell office:value-type="float" office:value="-0.15701317" calcext:value-type="float">
            <text:p>-0.1570131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r, F, r, F,0</text:p>
          </table:table-cell>
          <table:table-cell office:value-type="float" office:value="-0.1569959" calcext:value-type="float">
            <text:p>-0.156995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r, F,0</text:p>
          </table:table-cell>
          <table:table-cell office:value-type="float" office:value="-0.15697392" calcext:value-type="float">
            <text:p>-0.1569739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F, r, F, L, F,0</text:p>
          </table:table-cell>
          <table:table-cell office:value-type="float" office:value="-0.15695822" calcext:value-type="float">
            <text:p>-0.1569582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r, F, L,0</text:p>
          </table:table-cell>
          <table:table-cell office:value-type="float" office:value="-0.1569488" calcext:value-type="float">
            <text:p>-0.156948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r, F, L, r,0</text:p>
          </table:table-cell>
          <table:table-cell office:value-type="float" office:value="-0.15693781" calcext:value-type="float">
            <text:p>-0.1569378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r, F, F, r,0</text:p>
          </table:table-cell>
          <table:table-cell office:value-type="float" office:value="-0.15692054" calcext:value-type="float">
            <text:p>-0.1569205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r, F, F,0</text:p>
          </table:table-cell>
          <table:table-cell office:value-type="float" office:value="-0.15690484" calcext:value-type="float">
            <text:p>-0.1569048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r, F, F, L,0</text:p>
          </table:table-cell>
          <table:table-cell office:value-type="float" office:value="-0.15689699" calcext:value-type="float">
            <text:p>-0.1568969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r, F, F, F,0</text:p>
          </table:table-cell>
          <table:table-cell office:value-type="float" office:value="-0.15688286" calcext:value-type="float">
            <text:p>-0.156882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r, F, F,0</text:p>
          </table:table-cell>
          <table:table-cell office:value-type="float" office:value="-0.15670545" calcext:value-type="float">
            <text:p>-0.1567054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r, F, F, L, F, F, F,0</text:p>
          </table:table-cell>
          <table:table-cell office:value-type="float" office:value="-0.15656258" calcext:value-type="float">
            <text:p>-0.1565625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F, F, L,0</text:p>
          </table:table-cell>
          <table:table-cell office:value-type="float" office:value="-0.15655316" calcext:value-type="float">
            <text:p>-0.1565531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F, F,0</text:p>
          </table:table-cell>
          <table:table-cell office:value-type="float" office:value="-0.15654845" calcext:value-type="float">
            <text:p>-0.1565484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L, F, F, r,0</text:p>
          </table:table-cell>
          <table:table-cell office:value-type="float" office:value="-0.15653903" calcext:value-type="float">
            <text:p>-0.1565390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F, L, r,0</text:p>
          </table:table-cell>
          <table:table-cell office:value-type="float" office:value="-0.15652961" calcext:value-type="float">
            <text:p>-0.1565296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F, L,0</text:p>
          </table:table-cell>
          <table:table-cell office:value-type="float" office:value="-0.15652333" calcext:value-type="float">
            <text:p>-0.1565233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L, F, L, L,0</text:p>
          </table:table-cell>
          <table:table-cell office:value-type="float" office:value="-0.15652019" calcext:value-type="float">
            <text:p>-0.1565201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F, L, F,0</text:p>
          </table:table-cell>
          <table:table-cell office:value-type="float" office:value="-0.15651705" calcext:value-type="float">
            <text:p>-0.1565170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F,0</text:p>
          </table:table-cell>
          <table:table-cell office:value-type="float" office:value="-0.1565092" calcext:value-type="float">
            <text:p>-0.156509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F, L, F, r, F,0</text:p>
          </table:table-cell>
          <table:table-cell office:value-type="float" office:value="-0.15649821" calcext:value-type="float">
            <text:p>-0.1564982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F, r, L,0</text:p>
          </table:table-cell>
          <table:table-cell office:value-type="float" office:value="-0.15648879" calcext:value-type="float">
            <text:p>-0.1564887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F, r,0</text:p>
          </table:table-cell>
          <table:table-cell office:value-type="float" office:value="-0.15647937" calcext:value-type="float">
            <text:p>-0.1564793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L, L, r,0</text:p>
          </table:table-cell>
          <table:table-cell office:value-type="float" office:value="-0.1564464" calcext:value-type="float">
            <text:p>-0.156446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L, L, r, L,0</text:p>
          </table:table-cell>
          <table:table-cell office:value-type="float" office:value="-0.15643855" calcext:value-type="float">
            <text:p>-0.1564385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L,0</text:p>
          </table:table-cell>
          <table:table-cell office:value-type="float" office:value="-0.15642285" calcext:value-type="float">
            <text:p>-0.1564228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F, L, L, L, L,0</text:p>
          </table:table-cell>
          <table:table-cell office:value-type="float" office:value="-0.15641657" calcext:value-type="float">
            <text:p>-0.1564165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L, L,0</text:p>
          </table:table-cell>
          <table:table-cell office:value-type="float" office:value="-0.156415" calcext:value-type="float">
            <text:p>-0.15641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L, L, L, r,0</text:p>
          </table:table-cell>
          <table:table-cell office:value-type="float" office:value="-0.15641029" calcext:value-type="float">
            <text:p>-0.1564102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L, F, r,0</text:p>
          </table:table-cell>
          <table:table-cell office:value-type="float" office:value="-0.15640558" calcext:value-type="float">
            <text:p>-0.1564055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L, F,0</text:p>
          </table:table-cell>
          <table:table-cell office:value-type="float" office:value="-0.15640087" calcext:value-type="float">
            <text:p>-0.1564008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L, L, F, L,0</text:p>
          </table:table-cell>
          <table:table-cell office:value-type="float" office:value="-0.15639773" calcext:value-type="float">
            <text:p>-0.1563977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L, F, F,0</text:p>
          </table:table-cell>
          <table:table-cell office:value-type="float" office:value="-0.15639459" calcext:value-type="float">
            <text:p>-0.1563945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0</text:p>
          </table:table-cell>
          <table:table-cell office:value-type="float" office:value="-0.15636633" calcext:value-type="float">
            <text:p>-0.1563663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F, F, L, r, F, F,0</text:p>
          </table:table-cell>
          <table:table-cell office:value-type="float" office:value="-0.15632708" calcext:value-type="float">
            <text:p>-0.1563270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r, F, L,0</text:p>
          </table:table-cell>
          <table:table-cell office:value-type="float" office:value="-0.15631766" calcext:value-type="float">
            <text:p>-0.1563176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r, F,0</text:p>
          </table:table-cell>
          <table:table-cell office:value-type="float" office:value="-0.15631295" calcext:value-type="float">
            <text:p>-0.1563129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L, r, F, r,0</text:p>
          </table:table-cell>
          <table:table-cell office:value-type="float" office:value="-0.15629882" calcext:value-type="float">
            <text:p>-0.1562988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r, L, r,0</text:p>
          </table:table-cell>
          <table:table-cell office:value-type="float" office:value="-0.15628155" calcext:value-type="float">
            <text:p>-0.1562815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r, L,0</text:p>
          </table:table-cell>
          <table:table-cell office:value-type="float" office:value="-0.15626742" calcext:value-type="float">
            <text:p>-0.1562674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L, r, L, L,0</text:p>
          </table:table-cell>
          <table:table-cell office:value-type="float" office:value="-0.15625957" calcext:value-type="float">
            <text:p>-0.1562595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r, L, F,0</text:p>
          </table:table-cell>
          <table:table-cell office:value-type="float" office:value="-0.15624858" calcext:value-type="float">
            <text:p>-0.1562485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L, r,0</text:p>
          </table:table-cell>
          <table:table-cell office:value-type="float" office:value="-0.1562109" calcext:value-type="float">
            <text:p>-0.156210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F, F, r,0</text:p>
          </table:table-cell>
          <table:table-cell office:value-type="float" office:value="-0.15596284" calcext:value-type="float">
            <text:p>-0.1559628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F, F, r, L, F,0</text:p>
          </table:table-cell>
          <table:table-cell office:value-type="float" office:value="-0.15591103" calcext:value-type="float">
            <text:p>-0.1559110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r, L, L,0</text:p>
          </table:table-cell>
          <table:table-cell office:value-type="float" office:value="-0.15589376" calcext:value-type="float">
            <text:p>-0.1558937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r, L,0</text:p>
          </table:table-cell>
          <table:table-cell office:value-type="float" office:value="-0.15588277" calcext:value-type="float">
            <text:p>-0.1558827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F, r, L, r,0</text:p>
          </table:table-cell>
          <table:table-cell office:value-type="float" office:value="-0.15585922" calcext:value-type="float">
            <text:p>-0.1558592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r, F, r,0</text:p>
          </table:table-cell>
          <table:table-cell office:value-type="float" office:value="-0.15583096" calcext:value-type="float">
            <text:p>-0.1558309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r, F,0</text:p>
          </table:table-cell>
          <table:table-cell office:value-type="float" office:value="-0.15580898" calcext:value-type="float">
            <text:p>-0.1558089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F, r, F, L,0</text:p>
          </table:table-cell>
          <table:table-cell office:value-type="float" office:value="-0.15579799" calcext:value-type="float">
            <text:p>-0.1557979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r, F, F,0</text:p>
          </table:table-cell>
          <table:table-cell office:value-type="float" office:value="-0.15578229" calcext:value-type="float">
            <text:p>-0.1557822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0</text:p>
          </table:table-cell>
          <table:table-cell office:value-type="float" office:value="-0.15570536" calcext:value-type="float">
            <text:p>-0.1557053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r, F, F, F, L, F, F,0</text:p>
          </table:table-cell>
          <table:table-cell office:value-type="float" office:value="-0.1556457" calcext:value-type="float">
            <text:p>-0.155645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L, F,0</text:p>
          </table:table-cell>
          <table:table-cell office:value-type="float" office:value="-0.15563" calcext:value-type="float">
            <text:p>-0.1556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F, L, F, r,0</text:p>
          </table:table-cell>
          <table:table-cell office:value-type="float" office:value="-0.15561901" calcext:value-type="float">
            <text:p>-0.1556190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L, L, r,0</text:p>
          </table:table-cell>
          <table:table-cell office:value-type="float" office:value="-0.15560645" calcext:value-type="float">
            <text:p>-0.1556064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L, L,0</text:p>
          </table:table-cell>
          <table:table-cell office:value-type="float" office:value="-0.15559703" calcext:value-type="float">
            <text:p>-0.1555970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F, L, L, F,0</text:p>
          </table:table-cell>
          <table:table-cell office:value-type="float" office:value="-0.15558761" calcext:value-type="float">
            <text:p>-0.1555876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L,0</text:p>
          </table:table-cell>
          <table:table-cell office:value-type="float" office:value="-0.15557348" calcext:value-type="float">
            <text:p>-0.1555734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F, F, L, r, F,0</text:p>
          </table:table-cell>
          <table:table-cell office:value-type="float" office:value="-0.15555307" calcext:value-type="float">
            <text:p>-0.1555530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L, r, L,0</text:p>
          </table:table-cell>
          <table:table-cell office:value-type="float" office:value="-0.15553423" calcext:value-type="float">
            <text:p>-0.155534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L, r,0</text:p>
          </table:table-cell>
          <table:table-cell office:value-type="float" office:value="-0.15551068" calcext:value-type="float">
            <text:p>-0.1555106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F, F, r,0</text:p>
          </table:table-cell>
          <table:table-cell office:value-type="float" office:value="-0.15541491" calcext:value-type="float">
            <text:p>-0.1554149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F, F, r, L,0</text:p>
          </table:table-cell>
          <table:table-cell office:value-type="float" office:value="-0.15538194" calcext:value-type="float">
            <text:p>-0.1553819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F, r, F,0</text:p>
          </table:table-cell>
          <table:table-cell office:value-type="float" office:value="-0.15535211" calcext:value-type="float">
            <text:p>-0.1553521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F,0</text:p>
          </table:table-cell>
          <table:table-cell office:value-type="float" office:value="-0.15530972" calcext:value-type="float">
            <text:p>-0.1553097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r, F, F, F, F, L, F,0</text:p>
          </table:table-cell>
          <table:table-cell office:value-type="float" office:value="-0.15527675" calcext:value-type="float">
            <text:p>-0.1552767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F, L, L,0</text:p>
          </table:table-cell>
          <table:table-cell office:value-type="float" office:value="-0.15526262" calcext:value-type="float">
            <text:p>-0.1552626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F, L,0</text:p>
          </table:table-cell>
          <table:table-cell office:value-type="float" office:value="-0.1552532" calcext:value-type="float">
            <text:p>-0.155253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F, F, L, r,0</text:p>
          </table:table-cell>
          <table:table-cell office:value-type="float" office:value="-0.15522651" calcext:value-type="float">
            <text:p>-0.1552265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F, F, r,0</text:p>
          </table:table-cell>
          <table:table-cell office:value-type="float" office:value="-0.15518726" calcext:value-type="float">
            <text:p>-0.1551872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F, F,0</text:p>
          </table:table-cell>
          <table:table-cell office:value-type="float" office:value="-0.15514173" calcext:value-type="float">
            <text:p>-0.1551417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r, F, F, F, F, F, L,0</text:p>
          </table:table-cell>
          <table:table-cell office:value-type="float" office:value="-0.15511818" calcext:value-type="float">
            <text:p>-0.1551181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r, F, F, F, F, F, F,0</text:p>
          </table:table-cell>
          <table:table-cell office:value-type="float" office:value="-0.15506951" calcext:value-type="float">
            <text:p>-0.155069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0</text:p>
          </table:table-cell>
          <table:table-cell office:value-type="float" office:value="-0.14761358" calcext:value-type="float">
            <text:p>-0.1476135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C, r, L, F, F, F, F, F, F,0</text:p>
          </table:table-cell>
          <table:table-cell office:value-type="float" office:value="-0.1414215" calcext:value-type="float">
            <text:p>-0.141421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F, F, F, L,0</text:p>
          </table:table-cell>
          <table:table-cell office:value-type="float" office:value="-0.14138696" calcext:value-type="float">
            <text:p>-0.1413869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F, F, F,0</text:p>
          </table:table-cell>
          <table:table-cell office:value-type="float" office:value="-0.14136655" calcext:value-type="float">
            <text:p>-0.1413665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F, F, F, L,0</text:p>
          </table:table-cell>
          <table:table-cell office:value-type="float" office:value="-0.14128805" calcext:value-type="float">
            <text:p>-0.1412880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F, F, F, L, L,0</text:p>
          </table:table-cell>
          <table:table-cell office:value-type="float" office:value="-0.1412802" calcext:value-type="float">
            <text:p>-0.141280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F, F, L, F,0</text:p>
          </table:table-cell>
          <table:table-cell office:value-type="float" office:value="-0.14126921" calcext:value-type="float">
            <text:p>-0.1412692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F, F,0</text:p>
          </table:table-cell>
          <table:table-cell office:value-type="float" office:value="-0.14124252" calcext:value-type="float">
            <text:p>-0.1412425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F, F, F, F, r, F,0</text:p>
          </table:table-cell>
          <table:table-cell office:value-type="float" office:value="-0.14120641" calcext:value-type="float">
            <text:p>-0.1412064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F, F, r, L,0</text:p>
          </table:table-cell>
          <table:table-cell office:value-type="float" office:value="-0.14117658" calcext:value-type="float">
            <text:p>-0.1411765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F, L, r, L,0</text:p>
          </table:table-cell>
          <table:table-cell office:value-type="float" office:value="-0.14110279" calcext:value-type="float">
            <text:p>-0.1411027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F, L, r, F,0</text:p>
          </table:table-cell>
          <table:table-cell office:value-type="float" office:value="-0.14108081" calcext:value-type="float">
            <text:p>-0.1410808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F, L,0</text:p>
          </table:table-cell>
          <table:table-cell office:value-type="float" office:value="-0.1410604" calcext:value-type="float">
            <text:p>-0.141060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F, F, F, L, L, F,0</text:p>
          </table:table-cell>
          <table:table-cell office:value-type="float" office:value="-0.14104941" calcext:value-type="float">
            <text:p>-0.1410494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F, L, L, L,0</text:p>
          </table:table-cell>
          <table:table-cell office:value-type="float" office:value="-0.1410447" calcext:value-type="float">
            <text:p>-0.141044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F, L, L,0</text:p>
          </table:table-cell>
          <table:table-cell office:value-type="float" office:value="-0.14104156" calcext:value-type="float">
            <text:p>-0.1410415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F, F, L, F,0</text:p>
          </table:table-cell>
          <table:table-cell office:value-type="float" office:value="-0.14101487" calcext:value-type="float">
            <text:p>-0.1410148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F, F, L, F, L,0</text:p>
          </table:table-cell>
          <table:table-cell office:value-type="float" office:value="-0.14101016" calcext:value-type="float">
            <text:p>-0.1410101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F, L, F, F,0</text:p>
          </table:table-cell>
          <table:table-cell office:value-type="float" office:value="-0.14100231" calcext:value-type="float">
            <text:p>-0.1410023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F,0</text:p>
          </table:table-cell>
          <table:table-cell office:value-type="float" office:value="-0.14095521" calcext:value-type="float">
            <text:p>-0.1409552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L, F, F, F, r, F, F,0</text:p>
          </table:table-cell>
          <table:table-cell office:value-type="float" office:value="-0.14089084" calcext:value-type="float">
            <text:p>-0.1408908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F, r, F, L,0</text:p>
          </table:table-cell>
          <table:table-cell office:value-type="float" office:value="-0.14087671" calcext:value-type="float">
            <text:p>-0.1408767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F, r, F,0</text:p>
          </table:table-cell>
          <table:table-cell office:value-type="float" office:value="-0.14086572" calcext:value-type="float">
            <text:p>-0.1408657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F, F, r, L,0</text:p>
          </table:table-cell>
          <table:table-cell office:value-type="float" office:value="-0.14079193" calcext:value-type="float">
            <text:p>-0.1407919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F, F, r, L, L,0</text:p>
          </table:table-cell>
          <table:table-cell office:value-type="float" office:value="-0.14077623" calcext:value-type="float">
            <text:p>-0.140776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F, r, L, F,0</text:p>
          </table:table-cell>
          <table:table-cell office:value-type="float" office:value="-0.14074797" calcext:value-type="float">
            <text:p>-0.1407479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L, r, L, F,0</text:p>
          </table:table-cell>
          <table:table-cell office:value-type="float" office:value="-0.14065534" calcext:value-type="float">
            <text:p>-0.1406553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L, r, L, L,0</text:p>
          </table:table-cell>
          <table:table-cell office:value-type="float" office:value="-0.14063022" calcext:value-type="float">
            <text:p>-0.1406302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L, r, L,0</text:p>
          </table:table-cell>
          <table:table-cell office:value-type="float" office:value="-0.14061766" calcext:value-type="float">
            <text:p>-0.1406176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F, L, r, F,0</text:p>
          </table:table-cell>
          <table:table-cell office:value-type="float" office:value="-0.14056585" calcext:value-type="float">
            <text:p>-0.1405658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F, L, r, F, L,0</text:p>
          </table:table-cell>
          <table:table-cell office:value-type="float" office:value="-0.14055957" calcext:value-type="float">
            <text:p>-0.1405595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L, r, F, F,0</text:p>
          </table:table-cell>
          <table:table-cell office:value-type="float" office:value="-0.14055015" calcext:value-type="float">
            <text:p>-0.1405501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L,0</text:p>
          </table:table-cell>
          <table:table-cell office:value-type="float" office:value="-0.14051404" calcext:value-type="float">
            <text:p>-0.1405140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L, F, F, L, L, F, F,0</text:p>
          </table:table-cell>
          <table:table-cell office:value-type="float" office:value="-0.14049049" calcext:value-type="float">
            <text:p>-0.1404904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L, L, F, L,0</text:p>
          </table:table-cell>
          <table:table-cell office:value-type="float" office:value="-0.14048735" calcext:value-type="float">
            <text:p>-0.1404873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L, L, F,0</text:p>
          </table:table-cell>
          <table:table-cell office:value-type="float" office:value="-0.14048421" calcext:value-type="float">
            <text:p>-0.1404842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F, L, L, L,0</text:p>
          </table:table-cell>
          <table:table-cell office:value-type="float" office:value="-0.14047322" calcext:value-type="float">
            <text:p>-0.1404732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F, L, L, L, F,0</text:p>
          </table:table-cell>
          <table:table-cell office:value-type="float" office:value="-0.14047008" calcext:value-type="float">
            <text:p>-0.1404700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L, L,0</text:p>
          </table:table-cell>
          <table:table-cell office:value-type="float" office:value="-0.1404638" calcext:value-type="float">
            <text:p>-0.140463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F, F, L, L, r, F,0</text:p>
          </table:table-cell>
          <table:table-cell office:value-type="float" office:value="-0.14045595" calcext:value-type="float">
            <text:p>-0.1404559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L, L, r, L,0</text:p>
          </table:table-cell>
          <table:table-cell office:value-type="float" office:value="-0.1404481" calcext:value-type="float">
            <text:p>-0.140448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L, F, r, L,0</text:p>
          </table:table-cell>
          <table:table-cell office:value-type="float" office:value="-0.14042298" calcext:value-type="float">
            <text:p>-0.1404229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L, F, r, F,0</text:p>
          </table:table-cell>
          <table:table-cell office:value-type="float" office:value="-0.14041199" calcext:value-type="float">
            <text:p>-0.1404119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L, F,0</text:p>
          </table:table-cell>
          <table:table-cell office:value-type="float" office:value="-0.140401" calcext:value-type="float">
            <text:p>-0.14040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F, F, L, F, L, L,0</text:p>
          </table:table-cell>
          <table:table-cell office:value-type="float" office:value="-0.14039158" calcext:value-type="float">
            <text:p>-0.1403915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L, F, L,0</text:p>
          </table:table-cell>
          <table:table-cell office:value-type="float" office:value="-0.14038844" calcext:value-type="float">
            <text:p>-0.1403884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F, L, F, F,0</text:p>
          </table:table-cell>
          <table:table-cell office:value-type="float" office:value="-0.1403696" calcext:value-type="float">
            <text:p>-0.140369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F, L, F, F, L,0</text:p>
          </table:table-cell>
          <table:table-cell office:value-type="float" office:value="-0.14036489" calcext:value-type="float">
            <text:p>-0.1403648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L, F, F, F,0</text:p>
          </table:table-cell>
          <table:table-cell office:value-type="float" office:value="-0.14035861" calcext:value-type="float">
            <text:p>-0.140358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L, F, F,0</text:p>
          </table:table-cell>
          <table:table-cell office:value-type="float" office:value="-0.14024714" calcext:value-type="float">
            <text:p>-0.1402471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L, F, F, r, F, F, F,0</text:p>
          </table:table-cell>
          <table:table-cell office:value-type="float" office:value="-0.14010427" calcext:value-type="float">
            <text:p>-0.1401042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r, F, F, L,0</text:p>
          </table:table-cell>
          <table:table-cell office:value-type="float" office:value="-0.14009171" calcext:value-type="float">
            <text:p>-0.1400917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r, F, F,0</text:p>
          </table:table-cell>
          <table:table-cell office:value-type="float" office:value="-0.14008386" calcext:value-type="float">
            <text:p>-0.1400838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F, r, F, L,0</text:p>
          </table:table-cell>
          <table:table-cell office:value-type="float" office:value="-0.14004618" calcext:value-type="float">
            <text:p>-0.1400461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F, r, F, L, L,0</text:p>
          </table:table-cell>
          <table:table-cell office:value-type="float" office:value="-0.14004147" calcext:value-type="float">
            <text:p>-0.1400414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r, F, L, F,0</text:p>
          </table:table-cell>
          <table:table-cell office:value-type="float" office:value="-0.14003519" calcext:value-type="float">
            <text:p>-0.1400351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r, F,0</text:p>
          </table:table-cell>
          <table:table-cell office:value-type="float" office:value="-0.14001949" calcext:value-type="float">
            <text:p>-0.1400194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F, F, r, F, r, F,0</text:p>
          </table:table-cell>
          <table:table-cell office:value-type="float" office:value="-0.1399928" calcext:value-type="float">
            <text:p>-0.139992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r, F, r, L,0</text:p>
          </table:table-cell>
          <table:table-cell office:value-type="float" office:value="-0.13996611" calcext:value-type="float">
            <text:p>-0.1399661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r, L, r, L,0</text:p>
          </table:table-cell>
          <table:table-cell office:value-type="float" office:value="-0.13989075" calcext:value-type="float">
            <text:p>-0.1398907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r, L, r, F,0</text:p>
          </table:table-cell>
          <table:table-cell office:value-type="float" office:value="-0.13985778" calcext:value-type="float">
            <text:p>-0.1398577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r, L,0</text:p>
          </table:table-cell>
          <table:table-cell office:value-type="float" office:value="-0.1398201" calcext:value-type="float">
            <text:p>-0.139820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F, F, r, L, L, F,0</text:p>
          </table:table-cell>
          <table:table-cell office:value-type="float" office:value="-0.13979341" calcext:value-type="float">
            <text:p>-0.1397934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r, L, L, L,0</text:p>
          </table:table-cell>
          <table:table-cell office:value-type="float" office:value="-0.13978242" calcext:value-type="float">
            <text:p>-0.1397824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F, r, L, L,0</text:p>
          </table:table-cell>
          <table:table-cell office:value-type="float" office:value="-0.139773" calcext:value-type="float">
            <text:p>-0.13977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F, r, L, F,0</text:p>
          </table:table-cell>
          <table:table-cell office:value-type="float" office:value="-0.13968194" calcext:value-type="float">
            <text:p>-0.1396819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F, r, L, F, L,0</text:p>
          </table:table-cell>
          <table:table-cell office:value-type="float" office:value="-0.1396474" calcext:value-type="float">
            <text:p>-0.139647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r, L, F, L,0</text:p>
          </table:table-cell>
          <table:table-cell office:value-type="float" office:value="-0.13953436" calcext:value-type="float">
            <text:p>-0.1395343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r, L, F,0</text:p>
          </table:table-cell>
          <table:table-cell office:value-type="float" office:value="-0.13950139" calcext:value-type="float">
            <text:p>-0.1395013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L, r, L, L,0</text:p>
          </table:table-cell>
          <table:table-cell office:value-type="float" office:value="-0.13941975" calcext:value-type="float">
            <text:p>-0.1394197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L, r, L, L, L,0</text:p>
          </table:table-cell>
          <table:table-cell office:value-type="float" office:value="-0.1394119" calcext:value-type="float">
            <text:p>-0.139411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r, L, L, F,0</text:p>
          </table:table-cell>
          <table:table-cell office:value-type="float" office:value="-0.13940248" calcext:value-type="float">
            <text:p>-0.1394024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r, L,0</text:p>
          </table:table-cell>
          <table:table-cell office:value-type="float" office:value="-0.1393805" calcext:value-type="float">
            <text:p>-0.139380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F, L, r, L, r, F,0</text:p>
          </table:table-cell>
          <table:table-cell office:value-type="float" office:value="-0.1393491" calcext:value-type="float">
            <text:p>-0.139349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r, L, r, L,0</text:p>
          </table:table-cell>
          <table:table-cell office:value-type="float" office:value="-0.13932398" calcext:value-type="float">
            <text:p>-0.1393239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r, F, r, L,0</text:p>
          </table:table-cell>
          <table:table-cell office:value-type="float" office:value="-0.13926903" calcext:value-type="float">
            <text:p>-0.1392690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r, F, r, F,0</text:p>
          </table:table-cell>
          <table:table-cell office:value-type="float" office:value="-0.13924862" calcext:value-type="float">
            <text:p>-0.1392486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r, F,0</text:p>
          </table:table-cell>
          <table:table-cell office:value-type="float" office:value="-0.13922978" calcext:value-type="float">
            <text:p>-0.1392297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F, L, r, F, L, F,0</text:p>
          </table:table-cell>
          <table:table-cell office:value-type="float" office:value="-0.13921879" calcext:value-type="float">
            <text:p>-0.1392187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r, F, L,0</text:p>
          </table:table-cell>
          <table:table-cell office:value-type="float" office:value="-0.13921094" calcext:value-type="float">
            <text:p>-0.1392109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L, r, F, F,0</text:p>
          </table:table-cell>
          <table:table-cell office:value-type="float" office:value="-0.13918582" calcext:value-type="float">
            <text:p>-0.1391858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L, r, F, F, L,0</text:p>
          </table:table-cell>
          <table:table-cell office:value-type="float" office:value="-0.13918111" calcext:value-type="float">
            <text:p>-0.1391811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r, F, F, F,0</text:p>
          </table:table-cell>
          <table:table-cell office:value-type="float" office:value="-0.13917326" calcext:value-type="float">
            <text:p>-0.139173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L, F, L,0</text:p>
          </table:table-cell>
          <table:table-cell office:value-type="float" office:value="-0.13908377" calcext:value-type="float">
            <text:p>-0.1390837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L, F, L, L, F, F, F,0</text:p>
          </table:table-cell>
          <table:table-cell office:value-type="float" office:value="-0.13902097" calcext:value-type="float">
            <text:p>-0.1390209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L, F, F, L,0</text:p>
          </table:table-cell>
          <table:table-cell office:value-type="float" office:value="-0.13901783" calcext:value-type="float">
            <text:p>-0.1390178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L, F, F,0</text:p>
          </table:table-cell>
          <table:table-cell office:value-type="float" office:value="-0.13901469" calcext:value-type="float">
            <text:p>-0.1390146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L, L, F, L,0</text:p>
          </table:table-cell>
          <table:table-cell office:value-type="float" office:value="-0.13900527" calcext:value-type="float">
            <text:p>-0.1390052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L, L, F, L, F,0</text:p>
          </table:table-cell>
          <table:table-cell office:value-type="float" office:value="-0.13900213" calcext:value-type="float">
            <text:p>-0.1390021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L, F,0</text:p>
          </table:table-cell>
          <table:table-cell office:value-type="float" office:value="-0.13899742" calcext:value-type="float">
            <text:p>-0.1389974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F, L, L, F, r, L,0</text:p>
          </table:table-cell>
          <table:table-cell office:value-type="float" office:value="-0.13898643" calcext:value-type="float">
            <text:p>-0.1389864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L, L, r, L,0</text:p>
          </table:table-cell>
          <table:table-cell office:value-type="float" office:value="-0.13897544" calcext:value-type="float">
            <text:p>-0.1389754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L, L, r, F,0</text:p>
          </table:table-cell>
          <table:table-cell office:value-type="float" office:value="-0.13897073" calcext:value-type="float">
            <text:p>-0.1389707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L, L,0</text:p>
          </table:table-cell>
          <table:table-cell office:value-type="float" office:value="-0.13896602" calcext:value-type="float">
            <text:p>-0.1389660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F, L, L, L, L,0</text:p>
          </table:table-cell>
          <table:table-cell office:value-type="float" office:value="-0.13896131" calcext:value-type="float">
            <text:p>-0.1389613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L, L, L, F,0</text:p>
          </table:table-cell>
          <table:table-cell office:value-type="float" office:value="-0.13895503" calcext:value-type="float">
            <text:p>-0.1389550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L, L, L, F, F,0</text:p>
          </table:table-cell>
          <table:table-cell office:value-type="float" office:value="-0.13895346" calcext:value-type="float">
            <text:p>-0.1389534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L,0</text:p>
          </table:table-cell>
          <table:table-cell office:value-type="float" office:value="-0.1389409" calcext:value-type="float">
            <text:p>-0.138940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L, F, L, L, r, F, F,0</text:p>
          </table:table-cell>
          <table:table-cell office:value-type="float" office:value="-0.13892363" calcext:value-type="float">
            <text:p>-0.1389236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L, r, F, L,0</text:p>
          </table:table-cell>
          <table:table-cell office:value-type="float" office:value="-0.13891892" calcext:value-type="float">
            <text:p>-0.1389189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L, r, F,0</text:p>
          </table:table-cell>
          <table:table-cell office:value-type="float" office:value="-0.13891578" calcext:value-type="float">
            <text:p>-0.1389157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L, L, r, L,0</text:p>
          </table:table-cell>
          <table:table-cell office:value-type="float" office:value="-0.13889066" calcext:value-type="float">
            <text:p>-0.1388906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L, L, r, L, L,0</text:p>
          </table:table-cell>
          <table:table-cell office:value-type="float" office:value="-0.13888281" calcext:value-type="float">
            <text:p>-0.1388828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L, r, L, F,0</text:p>
          </table:table-cell>
          <table:table-cell office:value-type="float" office:value="-0.13886711" calcext:value-type="float">
            <text:p>-0.1388671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F, r, L, F,0</text:p>
          </table:table-cell>
          <table:table-cell office:value-type="float" office:value="-0.13884827" calcext:value-type="float">
            <text:p>-0.1388482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F, r, L, L,0</text:p>
          </table:table-cell>
          <table:table-cell office:value-type="float" office:value="-0.13883257" calcext:value-type="float">
            <text:p>-0.1388325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F, r, L,0</text:p>
          </table:table-cell>
          <table:table-cell office:value-type="float" office:value="-0.13882472" calcext:value-type="float">
            <text:p>-0.1388247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L, F, r, F,0</text:p>
          </table:table-cell>
          <table:table-cell office:value-type="float" office:value="-0.13879332" calcext:value-type="float">
            <text:p>-0.1387933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L, F, r, F, L,0</text:p>
          </table:table-cell>
          <table:table-cell office:value-type="float" office:value="-0.13879018" calcext:value-type="float">
            <text:p>-0.1387901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F, r, F, F,0</text:p>
          </table:table-cell>
          <table:table-cell office:value-type="float" office:value="-0.1387839" calcext:value-type="float">
            <text:p>-0.138783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F,0</text:p>
          </table:table-cell>
          <table:table-cell office:value-type="float" office:value="-0.13876035" calcext:value-type="float">
            <text:p>-0.1387603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L, F, L, F, L, F,0</text:p>
          </table:table-cell>
          <table:table-cell office:value-type="float" office:value="-0.13873994" calcext:value-type="float">
            <text:p>-0.1387399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L, F, L, L,0</text:p>
          </table:table-cell>
          <table:table-cell office:value-type="float" office:value="-0.13873052" calcext:value-type="float">
            <text:p>-0.1387305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L, F, L, L, F,0</text:p>
          </table:table-cell>
          <table:table-cell office:value-type="float" office:value="-0.13872895" calcext:value-type="float">
            <text:p>-0.1387289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F, L,0</text:p>
          </table:table-cell>
          <table:table-cell office:value-type="float" office:value="-0.13872424" calcext:value-type="float">
            <text:p>-0.1387242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F, L, F, L, r, F,0</text:p>
          </table:table-cell>
          <table:table-cell office:value-type="float" office:value="-0.13871796" calcext:value-type="float">
            <text:p>-0.1387179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F, L, r, L,0</text:p>
          </table:table-cell>
          <table:table-cell office:value-type="float" office:value="-0.13871011" calcext:value-type="float">
            <text:p>-0.1387101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F, F, r, L,0</text:p>
          </table:table-cell>
          <table:table-cell office:value-type="float" office:value="-0.1386897" calcext:value-type="float">
            <text:p>-0.138689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F, F, r, F,0</text:p>
          </table:table-cell>
          <table:table-cell office:value-type="float" office:value="-0.13868028" calcext:value-type="float">
            <text:p>-0.1386802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F, F,0</text:p>
          </table:table-cell>
          <table:table-cell office:value-type="float" office:value="-0.13866929" calcext:value-type="float">
            <text:p>-0.1386692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F, L, F, F, L, F,0</text:p>
          </table:table-cell>
          <table:table-cell office:value-type="float" office:value="-0.13866144" calcext:value-type="float">
            <text:p>-0.1386614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F, F, L,0</text:p>
          </table:table-cell>
          <table:table-cell office:value-type="float" office:value="-0.13865673" calcext:value-type="float">
            <text:p>-0.1386567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L, F, F, F,0</text:p>
          </table:table-cell>
          <table:table-cell office:value-type="float" office:value="-0.13863475" calcext:value-type="float">
            <text:p>-0.1386347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L, F, F, F, L,0</text:p>
          </table:table-cell>
          <table:table-cell office:value-type="float" office:value="-0.13863004" calcext:value-type="float">
            <text:p>-0.1386300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L, F, F, F, F,0</text:p>
          </table:table-cell>
          <table:table-cell office:value-type="float" office:value="-0.13862062" calcext:value-type="float">
            <text:p>-0.138620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L, F,0</text:p>
          </table:table-cell>
          <table:table-cell office:value-type="float" office:value="-0.13830662" calcext:value-type="float">
            <text:p>-0.1383066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, r, L, F, r, F, F, F, F,0</text:p>
          </table:table-cell>
          <table:table-cell office:value-type="float" office:value="-0.13788743" calcext:value-type="float">
            <text:p>-0.1378874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F, F, F, L,0</text:p>
          </table:table-cell>
          <table:table-cell office:value-type="float" office:value="-0.13787173" calcext:value-type="float">
            <text:p>-0.1378717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F, F, F,0</text:p>
          </table:table-cell>
          <table:table-cell office:value-type="float" office:value="-0.13786231" calcext:value-type="float">
            <text:p>-0.1378623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r, F, F, L,0</text:p>
          </table:table-cell>
          <table:table-cell office:value-type="float" office:value="-0.13782306" calcext:value-type="float">
            <text:p>-0.1378230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r, F, F, L, F,0</text:p>
          </table:table-cell>
          <table:table-cell office:value-type="float" office:value="-0.13781207" calcext:value-type="float">
            <text:p>-0.1378120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F, F,0</text:p>
          </table:table-cell>
          <table:table-cell office:value-type="float" office:value="-0.13779637" calcext:value-type="float">
            <text:p>-0.1377963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F, r, F, F, r, F,0</text:p>
          </table:table-cell>
          <table:table-cell office:value-type="float" office:value="-0.13777439" calcext:value-type="float">
            <text:p>-0.1377743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F, F, r, L,0</text:p>
          </table:table-cell>
          <table:table-cell office:value-type="float" office:value="-0.13775241" calcext:value-type="float">
            <text:p>-0.1377524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F, L, r, L,0</text:p>
          </table:table-cell>
          <table:table-cell office:value-type="float" office:value="-0.13771159" calcext:value-type="float">
            <text:p>-0.1377115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F, L, r, F,0</text:p>
          </table:table-cell>
          <table:table-cell office:value-type="float" office:value="-0.13769432" calcext:value-type="float">
            <text:p>-0.1376943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F, L,0</text:p>
          </table:table-cell>
          <table:table-cell office:value-type="float" office:value="-0.13767705" calcext:value-type="float">
            <text:p>-0.1376770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F, r, F, L, L, F,0</text:p>
          </table:table-cell>
          <table:table-cell office:value-type="float" office:value="-0.13766763" calcext:value-type="float">
            <text:p>-0.1376676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F, L, L, L,0</text:p>
          </table:table-cell>
          <table:table-cell office:value-type="float" office:value="-0.13766449" calcext:value-type="float">
            <text:p>-0.1376644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F, L, L,0</text:p>
          </table:table-cell>
          <table:table-cell office:value-type="float" office:value="-0.13766135" calcext:value-type="float">
            <text:p>-0.1376613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r, F, L, F,0</text:p>
          </table:table-cell>
          <table:table-cell office:value-type="float" office:value="-0.13764094" calcext:value-type="float">
            <text:p>-0.1376409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r, F, L, F, L,0</text:p>
          </table:table-cell>
          <table:table-cell office:value-type="float" office:value="-0.13763623" calcext:value-type="float">
            <text:p>-0.137636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F, L, F, F,0</text:p>
          </table:table-cell>
          <table:table-cell office:value-type="float" office:value="-0.13762995" calcext:value-type="float">
            <text:p>-0.1376299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F,0</text:p>
          </table:table-cell>
          <table:table-cell office:value-type="float" office:value="-0.13758599" calcext:value-type="float">
            <text:p>-0.1375859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L, F, r, F, r, F, F,0</text:p>
          </table:table-cell>
          <table:table-cell office:value-type="float" office:value="-0.13752162" calcext:value-type="float">
            <text:p>-0.1375216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F, r, F, L,0</text:p>
          </table:table-cell>
          <table:table-cell office:value-type="float" office:value="-0.13750592" calcext:value-type="float">
            <text:p>-0.1375059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F, r, F,0</text:p>
          </table:table-cell>
          <table:table-cell office:value-type="float" office:value="-0.13749336" calcext:value-type="float">
            <text:p>-0.1374933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r, F, r, L,0</text:p>
          </table:table-cell>
          <table:table-cell office:value-type="float" office:value="-0.13739445" calcext:value-type="float">
            <text:p>-0.1373944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r, F, r, L, L,0</text:p>
          </table:table-cell>
          <table:table-cell office:value-type="float" office:value="-0.13736305" calcext:value-type="float">
            <text:p>-0.1373630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L, r, L, L,0</text:p>
          </table:table-cell>
          <table:table-cell office:value-type="float" office:value="-0.13720605" calcext:value-type="float">
            <text:p>-0.1372060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L, r, L,0</text:p>
          </table:table-cell>
          <table:table-cell office:value-type="float" office:value="-0.13716994" calcext:value-type="float">
            <text:p>-0.1371699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r, L, r, F,0</text:p>
          </table:table-cell>
          <table:table-cell office:value-type="float" office:value="-0.13703492" calcext:value-type="float">
            <text:p>-0.1370349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r, L, r, F, L,0</text:p>
          </table:table-cell>
          <table:table-cell office:value-type="float" office:value="-0.13701608" calcext:value-type="float">
            <text:p>-0.1370160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L, r, F, F,0</text:p>
          </table:table-cell>
          <table:table-cell office:value-type="float" office:value="-0.13699096" calcext:value-type="float">
            <text:p>-0.1369909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L,0</text:p>
          </table:table-cell>
          <table:table-cell office:value-type="float" office:value="-0.13687321" calcext:value-type="float">
            <text:p>-0.1368732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L, F, r, L, L, F, F,0</text:p>
          </table:table-cell>
          <table:table-cell office:value-type="float" office:value="-0.13677901" calcext:value-type="float">
            <text:p>-0.1367790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L, L, F, L,0</text:p>
          </table:table-cell>
          <table:table-cell office:value-type="float" office:value="-0.13676174" calcext:value-type="float">
            <text:p>-0.1367617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L, L, F,0</text:p>
          </table:table-cell>
          <table:table-cell office:value-type="float" office:value="-0.13675075" calcext:value-type="float">
            <text:p>-0.1367507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r, L, L, L,0</text:p>
          </table:table-cell>
          <table:table-cell office:value-type="float" office:value="-0.1366958" calcext:value-type="float">
            <text:p>-0.136695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F, r, L, L, L, L,0</text:p>
          </table:table-cell>
          <table:table-cell office:value-type="float" office:value="-0.13668638" calcext:value-type="float">
            <text:p>-0.1366863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L, L, L, F,0</text:p>
          </table:table-cell>
          <table:table-cell office:value-type="float" office:value="-0.13667539" calcext:value-type="float">
            <text:p>-0.1366753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L, L,0</text:p>
          </table:table-cell>
          <table:table-cell office:value-type="float" office:value="-0.13664399" calcext:value-type="float">
            <text:p>-0.1366439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F, r, L, L, r, F,0</text:p>
          </table:table-cell>
          <table:table-cell office:value-type="float" office:value="-0.13658276" calcext:value-type="float">
            <text:p>-0.1365827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F, r, L, L, r, L,0</text:p>
          </table:table-cell>
          <table:table-cell office:value-type="float" office:value="-0.13649327" calcext:value-type="float">
            <text:p>-0.1364932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L, L, r, L,0</text:p>
          </table:table-cell>
          <table:table-cell office:value-type="float" office:value="-0.1360835" calcext:value-type="float">
            <text:p>-0.136083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L, L, r, F,0</text:p>
          </table:table-cell>
          <table:table-cell office:value-type="float" office:value="-0.13599401" calcext:value-type="float">
            <text:p>-0.1359940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L, L,0</text:p>
          </table:table-cell>
          <table:table-cell office:value-type="float" office:value="-0.13593278" calcext:value-type="float">
            <text:p>-0.1359327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L, r, L, L, L, F,0</text:p>
          </table:table-cell>
          <table:table-cell office:value-type="float" office:value="-0.13590295" calcext:value-type="float">
            <text:p>-0.1359029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L, L, L, L,0</text:p>
          </table:table-cell>
          <table:table-cell office:value-type="float" office:value="-0.13589196" calcext:value-type="float">
            <text:p>-0.1358919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L, L, L,0</text:p>
          </table:table-cell>
          <table:table-cell office:value-type="float" office:value="-0.13588411" calcext:value-type="float">
            <text:p>-0.1358841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r, L, L, F,0</text:p>
          </table:table-cell>
          <table:table-cell office:value-type="float" office:value="-0.13583073" calcext:value-type="float">
            <text:p>-0.1358307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r, L, L, F, L,0</text:p>
          </table:table-cell>
          <table:table-cell office:value-type="float" office:value="-0.13581974" calcext:value-type="float">
            <text:p>-0.1358197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L, L, F, F,0</text:p>
          </table:table-cell>
          <table:table-cell office:value-type="float" office:value="-0.13580404" calcext:value-type="float">
            <text:p>-0.1358040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L,0</text:p>
          </table:table-cell>
          <table:table-cell office:value-type="float" office:value="-0.13571298" calcext:value-type="float">
            <text:p>-0.1357129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L, L, r, L, r, F, F,0</text:p>
          </table:table-cell>
          <table:table-cell office:value-type="float" office:value="-0.13560151" calcext:value-type="float">
            <text:p>-0.1356015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L, r, F, L,0</text:p>
          </table:table-cell>
          <table:table-cell office:value-type="float" office:value="-0.13557796" calcext:value-type="float">
            <text:p>-0.1355779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L, r, F,0</text:p>
          </table:table-cell>
          <table:table-cell office:value-type="float" office:value="-0.13555912" calcext:value-type="float">
            <text:p>-0.1355591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r, L, r, L,0</text:p>
          </table:table-cell>
          <table:table-cell office:value-type="float" office:value="-0.13542567" calcext:value-type="float">
            <text:p>-0.1354256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r, L, r, L, L,0</text:p>
          </table:table-cell>
          <table:table-cell office:value-type="float" office:value="-0.13537857" calcext:value-type="float">
            <text:p>-0.1353785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F, r, L, L,0</text:p>
          </table:table-cell>
          <table:table-cell office:value-type="float" office:value="-0.13530164" calcext:value-type="float">
            <text:p>-0.1353016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F, r, L,0</text:p>
          </table:table-cell>
          <table:table-cell office:value-type="float" office:value="-0.13525925" calcext:value-type="float">
            <text:p>-0.1352592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r, F, r, F,0</text:p>
          </table:table-cell>
          <table:table-cell office:value-type="float" office:value="-0.13516348" calcext:value-type="float">
            <text:p>-0.1351634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r, F, r, F, L,0</text:p>
          </table:table-cell>
          <table:table-cell office:value-type="float" office:value="-0.13515092" calcext:value-type="float">
            <text:p>-0.1351509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F, r, F, F,0</text:p>
          </table:table-cell>
          <table:table-cell office:value-type="float" office:value="-0.13513679" calcext:value-type="float">
            <text:p>-0.1351367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F,0</text:p>
          </table:table-cell>
          <table:table-cell office:value-type="float" office:value="-0.1350787" calcext:value-type="float">
            <text:p>-0.135078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L, L, r, F, L, F, F,0</text:p>
          </table:table-cell>
          <table:table-cell office:value-type="float" office:value="-0.13504102" calcext:value-type="float">
            <text:p>-0.1350410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F, L, F,0</text:p>
          </table:table-cell>
          <table:table-cell office:value-type="float" office:value="-0.1350316" calcext:value-type="float">
            <text:p>-0.135031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r, F, L, L,0</text:p>
          </table:table-cell>
          <table:table-cell office:value-type="float" office:value="-0.13501433" calcext:value-type="float">
            <text:p>-0.1350143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r, F, L, L, L,0</text:p>
          </table:table-cell>
          <table:table-cell office:value-type="float" office:value="-0.13501119" calcext:value-type="float">
            <text:p>-0.1350111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F, L, L, F,0</text:p>
          </table:table-cell>
          <table:table-cell office:value-type="float" office:value="-0.13500805" calcext:value-type="float">
            <text:p>-0.1350080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F, L,0</text:p>
          </table:table-cell>
          <table:table-cell office:value-type="float" office:value="-0.1350002" calcext:value-type="float">
            <text:p>-0.135000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L, r, F, L, r, F,0</text:p>
          </table:table-cell>
          <table:table-cell office:value-type="float" office:value="-0.1349845" calcext:value-type="float">
            <text:p>-0.134984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F, L, r, L,0</text:p>
          </table:table-cell>
          <table:table-cell office:value-type="float" office:value="-0.13496723" calcext:value-type="float">
            <text:p>-0.134967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F, F, r, L,0</text:p>
          </table:table-cell>
          <table:table-cell office:value-type="float" office:value="-0.13494054" calcext:value-type="float">
            <text:p>-0.1349405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F, F, r, F,0</text:p>
          </table:table-cell>
          <table:table-cell office:value-type="float" office:value="-0.13492013" calcext:value-type="float">
            <text:p>-0.1349201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F, F,0</text:p>
          </table:table-cell>
          <table:table-cell office:value-type="float" office:value="-0.13489972" calcext:value-type="float">
            <text:p>-0.1348997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L, r, F, F, L, F,0</text:p>
          </table:table-cell>
          <table:table-cell office:value-type="float" office:value="-0.13488716" calcext:value-type="float">
            <text:p>-0.1348871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F, F, L, L,0</text:p>
          </table:table-cell>
          <table:table-cell office:value-type="float" office:value="-0.13488245" calcext:value-type="float">
            <text:p>-0.1348824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F, F, L,0</text:p>
          </table:table-cell>
          <table:table-cell office:value-type="float" office:value="-0.13487774" calcext:value-type="float">
            <text:p>-0.1348777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r, F, F, F,0</text:p>
          </table:table-cell>
          <table:table-cell office:value-type="float" office:value="-0.13484477" calcext:value-type="float">
            <text:p>-0.1348447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r, F, F, F, L,0</text:p>
          </table:table-cell>
          <table:table-cell office:value-type="float" office:value="-0.13483692" calcext:value-type="float">
            <text:p>-0.1348369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r, F, F, F, F,0</text:p>
          </table:table-cell>
          <table:table-cell office:value-type="float" office:value="-0.13482436" calcext:value-type="float">
            <text:p>-0.134824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L, L,0</text:p>
          </table:table-cell>
          <table:table-cell office:value-type="float" office:value="-0.13448995" calcext:value-type="float">
            <text:p>-0.1344899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, r, L, L, L, F, F, F, F,0</text:p>
          </table:table-cell>
          <table:table-cell office:value-type="float" office:value="-0.13425131" calcext:value-type="float">
            <text:p>-0.1342513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F, F, F, L,0</text:p>
          </table:table-cell>
          <table:table-cell office:value-type="float" office:value="-0.13424503" calcext:value-type="float">
            <text:p>-0.1342450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F, F, F,0</text:p>
          </table:table-cell>
          <table:table-cell office:value-type="float" office:value="-0.13424032" calcext:value-type="float">
            <text:p>-0.1342403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L, F, F, L,0</text:p>
          </table:table-cell>
          <table:table-cell office:value-type="float" office:value="-0.13422462" calcext:value-type="float">
            <text:p>-0.1342246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L, F, F,0</text:p>
          </table:table-cell>
          <table:table-cell office:value-type="float" office:value="-0.1342152" calcext:value-type="float">
            <text:p>-0.134215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L, L, F, F, r, F,0</text:p>
          </table:table-cell>
          <table:table-cell office:value-type="float" office:value="-0.13420578" calcext:value-type="float">
            <text:p>-0.1342057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F, F, r, L,0</text:p>
          </table:table-cell>
          <table:table-cell office:value-type="float" office:value="-0.13419636" calcext:value-type="float">
            <text:p>-0.1341963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F, L, r, L,0</text:p>
          </table:table-cell>
          <table:table-cell office:value-type="float" office:value="-0.13418694" calcext:value-type="float">
            <text:p>-0.1341869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F, L, r, F,0</text:p>
          </table:table-cell>
          <table:table-cell office:value-type="float" office:value="-0.13418066" calcext:value-type="float">
            <text:p>-0.1341806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F, L,0</text:p>
          </table:table-cell>
          <table:table-cell office:value-type="float" office:value="-0.13417438" calcext:value-type="float">
            <text:p>-0.1341743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L, L, F, L, L,0</text:p>
          </table:table-cell>
          <table:table-cell office:value-type="float" office:value="-0.1341681" calcext:value-type="float">
            <text:p>-0.134168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L, F, L, F,0</text:p>
          </table:table-cell>
          <table:table-cell office:value-type="float" office:value="-0.13416182" calcext:value-type="float">
            <text:p>-0.1341618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L, F, L, F, F,0</text:p>
          </table:table-cell>
          <table:table-cell office:value-type="float" office:value="-0.13416025" calcext:value-type="float">
            <text:p>-0.1341602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F,0</text:p>
          </table:table-cell>
          <table:table-cell office:value-type="float" office:value="-0.13414612" calcext:value-type="float">
            <text:p>-0.1341461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L, L, L, F, r, F, F,0</text:p>
          </table:table-cell>
          <table:table-cell office:value-type="float" office:value="-0.13412728" calcext:value-type="float">
            <text:p>-0.1341272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F, r, F,0</text:p>
          </table:table-cell>
          <table:table-cell office:value-type="float" office:value="-0.13411943" calcext:value-type="float">
            <text:p>-0.1341194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L, F, r, L,0</text:p>
          </table:table-cell>
          <table:table-cell office:value-type="float" office:value="-0.13409117" calcext:value-type="float">
            <text:p>-0.1340911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L, L, r, L,0</text:p>
          </table:table-cell>
          <table:table-cell office:value-type="float" office:value="-0.13406134" calcext:value-type="float">
            <text:p>-0.1340613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L, L, r, F,0</text:p>
          </table:table-cell>
          <table:table-cell office:value-type="float" office:value="-0.13403779" calcext:value-type="float">
            <text:p>-0.1340377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L, L, r, F, L,0</text:p>
          </table:table-cell>
          <table:table-cell office:value-type="float" office:value="-0.13403465" calcext:value-type="float">
            <text:p>-0.1340346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L, r, F, F,0</text:p>
          </table:table-cell>
          <table:table-cell office:value-type="float" office:value="-0.13403151" calcext:value-type="float">
            <text:p>-0.1340315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L,0</text:p>
          </table:table-cell>
          <table:table-cell office:value-type="float" office:value="-0.13401738" calcext:value-type="float">
            <text:p>-0.1340173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L, L, L, L, L, F, L,0</text:p>
          </table:table-cell>
          <table:table-cell office:value-type="float" office:value="-0.13400796" calcext:value-type="float">
            <text:p>-0.1340079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L, L, F,0</text:p>
          </table:table-cell>
          <table:table-cell office:value-type="float" office:value="-0.13400639" calcext:value-type="float">
            <text:p>-0.1340063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L, L, L,0</text:p>
          </table:table-cell>
          <table:table-cell office:value-type="float" office:value="-0.13399854" calcext:value-type="float">
            <text:p>-0.1339985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L, L, L, L, r, L,0</text:p>
          </table:table-cell>
          <table:table-cell office:value-type="float" office:value="-0.13399069" calcext:value-type="float">
            <text:p>-0.1339906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L, F, r, L,0</text:p>
          </table:table-cell>
          <table:table-cell office:value-type="float" office:value="-0.13398441" calcext:value-type="float">
            <text:p>-0.1339844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L, F, r, F,0</text:p>
          </table:table-cell>
          <table:table-cell office:value-type="float" office:value="-0.1339797" calcext:value-type="float">
            <text:p>-0.133979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L, F,0</text:p>
          </table:table-cell>
          <table:table-cell office:value-type="float" office:value="-0.13397499" calcext:value-type="float">
            <text:p>-0.1339749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L, L, L, F, L,0</text:p>
          </table:table-cell>
          <table:table-cell office:value-type="float" office:value="-0.13397028" calcext:value-type="float">
            <text:p>-0.1339702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L, L, F, F,0</text:p>
          </table:table-cell>
          <table:table-cell office:value-type="float" office:value="-0.13396243" calcext:value-type="float">
            <text:p>-0.1339624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L, L, F, F, F,0</text:p>
          </table:table-cell>
          <table:table-cell office:value-type="float" office:value="-0.13395772" calcext:value-type="float">
            <text:p>-0.133957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L, L, L,0</text:p>
          </table:table-cell>
          <table:table-cell office:value-type="float" office:value="-0.13391219" calcext:value-type="float">
            <text:p>-0.1339121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L, L, L, r, F, F, F,0</text:p>
          </table:table-cell>
          <table:table-cell office:value-type="float" office:value="-0.13384468" calcext:value-type="float">
            <text:p>-0.1338446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r, F, F, L,0</text:p>
          </table:table-cell>
          <table:table-cell office:value-type="float" office:value="-0.1338384" calcext:value-type="float">
            <text:p>-0.133838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r, F, F,0</text:p>
          </table:table-cell>
          <table:table-cell office:value-type="float" office:value="-0.13383369" calcext:value-type="float">
            <text:p>-0.1338336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L, r, F, L,0</text:p>
          </table:table-cell>
          <table:table-cell office:value-type="float" office:value="-0.13381485" calcext:value-type="float">
            <text:p>-0.1338148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L, r, F, L, F,0</text:p>
          </table:table-cell>
          <table:table-cell office:value-type="float" office:value="-0.13380857" calcext:value-type="float">
            <text:p>-0.1338085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r, F,0</text:p>
          </table:table-cell>
          <table:table-cell office:value-type="float" office:value="-0.13379915" calcext:value-type="float">
            <text:p>-0.1337991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L, L, r, F, r, F,0</text:p>
          </table:table-cell>
          <table:table-cell office:value-type="float" office:value="-0.13378188" calcext:value-type="float">
            <text:p>-0.1337818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r, F, r, L,0</text:p>
          </table:table-cell>
          <table:table-cell office:value-type="float" office:value="-0.1337599" calcext:value-type="float">
            <text:p>-0.133759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r, L, r, L,0</text:p>
          </table:table-cell>
          <table:table-cell office:value-type="float" office:value="-0.13373164" calcext:value-type="float">
            <text:p>-0.1337316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r, L, r, F,0</text:p>
          </table:table-cell>
          <table:table-cell office:value-type="float" office:value="-0.13370024" calcext:value-type="float">
            <text:p>-0.1337002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L, r, L,0</text:p>
          </table:table-cell>
          <table:table-cell office:value-type="float" office:value="-0.13365942" calcext:value-type="float">
            <text:p>-0.1336594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L, L, r, L, L, F,0</text:p>
          </table:table-cell>
          <table:table-cell office:value-type="float" office:value="-0.13361546" calcext:value-type="float">
            <text:p>-0.1336154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r, L, L, F,0</text:p>
          </table:table-cell>
          <table:table-cell office:value-type="float" office:value="-0.13355423" calcext:value-type="float">
            <text:p>-0.133554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r, L,0</text:p>
          </table:table-cell>
          <table:table-cell office:value-type="float" office:value="-0.13350713" calcext:value-type="float">
            <text:p>-0.1335071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L, F, r, L, r, F,0</text:p>
          </table:table-cell>
          <table:table-cell office:value-type="float" office:value="-0.13346317" calcext:value-type="float">
            <text:p>-0.1334631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r, L, r, L,0</text:p>
          </table:table-cell>
          <table:table-cell office:value-type="float" office:value="-0.13342549" calcext:value-type="float">
            <text:p>-0.1334254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r, F, r, L,0</text:p>
          </table:table-cell>
          <table:table-cell office:value-type="float" office:value="-0.13339566" calcext:value-type="float">
            <text:p>-0.1333956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r, F, r, F,0</text:p>
          </table:table-cell>
          <table:table-cell office:value-type="float" office:value="-0.13336897" calcext:value-type="float">
            <text:p>-0.1333689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r, F,0</text:p>
          </table:table-cell>
          <table:table-cell office:value-type="float" office:value="-0.13334699" calcext:value-type="float">
            <text:p>-0.1333469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L, F, r, F, L, F,0</text:p>
          </table:table-cell>
          <table:table-cell office:value-type="float" office:value="-0.13333443" calcext:value-type="float">
            <text:p>-0.1333344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r, F, L,0</text:p>
          </table:table-cell>
          <table:table-cell office:value-type="float" office:value="-0.13332658" calcext:value-type="float">
            <text:p>-0.1333265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F, r, F, F,0</text:p>
          </table:table-cell>
          <table:table-cell office:value-type="float" office:value="-0.13330146" calcext:value-type="float">
            <text:p>-0.1333014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F, r, F, F, L,0</text:p>
          </table:table-cell>
          <table:table-cell office:value-type="float" office:value="-0.13329675" calcext:value-type="float">
            <text:p>-0.1332967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r, F, F, F,0</text:p>
          </table:table-cell>
          <table:table-cell office:value-type="float" office:value="-0.1332889" calcext:value-type="float">
            <text:p>-0.13328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L, L, F,0</text:p>
          </table:table-cell>
          <table:table-cell office:value-type="float" office:value="-0.13319627" calcext:value-type="float">
            <text:p>-0.1331962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L, L, F, L, F, F, F,0</text:p>
          </table:table-cell>
          <table:table-cell office:value-type="float" office:value="-0.13312876" calcext:value-type="float">
            <text:p>-0.1331287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L, F, F,0</text:p>
          </table:table-cell>
          <table:table-cell office:value-type="float" office:value="-0.13312248" calcext:value-type="float">
            <text:p>-0.1331224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F, L, F, L,0</text:p>
          </table:table-cell>
          <table:table-cell office:value-type="float" office:value="-0.13310992" calcext:value-type="float">
            <text:p>-0.1331099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F, L, F, L, F,0</text:p>
          </table:table-cell>
          <table:table-cell office:value-type="float" office:value="-0.13310835" calcext:value-type="float">
            <text:p>-0.1331083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L, F,0</text:p>
          </table:table-cell>
          <table:table-cell office:value-type="float" office:value="-0.13310207" calcext:value-type="float">
            <text:p>-0.1331020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L, F, L, F, r, F,0</text:p>
          </table:table-cell>
          <table:table-cell office:value-type="float" office:value="-0.13309422" calcext:value-type="float">
            <text:p>-0.1330942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L, F, r, L,0</text:p>
          </table:table-cell>
          <table:table-cell office:value-type="float" office:value="-0.13308637" calcext:value-type="float">
            <text:p>-0.1330863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L, L, r, L,0</text:p>
          </table:table-cell>
          <table:table-cell office:value-type="float" office:value="-0.13308009" calcext:value-type="float">
            <text:p>-0.1330800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L, L, r, F,0</text:p>
          </table:table-cell>
          <table:table-cell office:value-type="float" office:value="-0.13307224" calcext:value-type="float">
            <text:p>-0.1330722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L, L,0</text:p>
          </table:table-cell>
          <table:table-cell office:value-type="float" office:value="-0.13306596" calcext:value-type="float">
            <text:p>-0.1330659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L, F, L, L, L,0</text:p>
          </table:table-cell>
          <table:table-cell office:value-type="float" office:value="-0.13305968" calcext:value-type="float">
            <text:p>-0.1330596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F, L, L, F,0</text:p>
          </table:table-cell>
          <table:table-cell office:value-type="float" office:value="-0.1330534" calcext:value-type="float">
            <text:p>-0.133053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F, L, L, F, F,0</text:p>
          </table:table-cell>
          <table:table-cell office:value-type="float" office:value="-0.13305026" calcext:value-type="float">
            <text:p>-0.1330502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L,0</text:p>
          </table:table-cell>
          <table:table-cell office:value-type="float" office:value="-0.13303456" calcext:value-type="float">
            <text:p>-0.1330345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L, L, F, L, r, F, F,0</text:p>
          </table:table-cell>
          <table:table-cell office:value-type="float" office:value="-0.13301101" calcext:value-type="float">
            <text:p>-0.1330110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L, r, F, L,0</text:p>
          </table:table-cell>
          <table:table-cell office:value-type="float" office:value="-0.13300473" calcext:value-type="float">
            <text:p>-0.1330047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L, r, F,0</text:p>
          </table:table-cell>
          <table:table-cell office:value-type="float" office:value="-0.13300002" calcext:value-type="float">
            <text:p>-0.1330000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F, L, r, L,0</text:p>
          </table:table-cell>
          <table:table-cell office:value-type="float" office:value="-0.13295449" calcext:value-type="float">
            <text:p>-0.1329544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F, F, r, L,0</text:p>
          </table:table-cell>
          <table:table-cell office:value-type="float" office:value="-0.13291367" calcext:value-type="float">
            <text:p>-0.1329136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F, F, r, F,0</text:p>
          </table:table-cell>
          <table:table-cell office:value-type="float" office:value="-0.13285715" calcext:value-type="float">
            <text:p>-0.1328571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F, F, r, F, L,0</text:p>
          </table:table-cell>
          <table:table-cell office:value-type="float" office:value="-0.1328493" calcext:value-type="float">
            <text:p>-0.132849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F, r, F, F,0</text:p>
          </table:table-cell>
          <table:table-cell office:value-type="float" office:value="-0.13284145" calcext:value-type="float">
            <text:p>-0.1328414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F,0</text:p>
          </table:table-cell>
          <table:table-cell office:value-type="float" office:value="-0.13280377" calcext:value-type="float">
            <text:p>-0.1328037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L, L, F, F, L, F, F,0</text:p>
          </table:table-cell>
          <table:table-cell office:value-type="float" office:value="-0.13277708" calcext:value-type="float">
            <text:p>-0.1327770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F, L, F,0</text:p>
          </table:table-cell>
          <table:table-cell office:value-type="float" office:value="-0.1327708" calcext:value-type="float">
            <text:p>-0.132770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F, F, L, L,0</text:p>
          </table:table-cell>
          <table:table-cell office:value-type="float" office:value="-0.13275667" calcext:value-type="float">
            <text:p>-0.1327566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F, F, L, L, F,0</text:p>
          </table:table-cell>
          <table:table-cell office:value-type="float" office:value="-0.13275196" calcext:value-type="float">
            <text:p>-0.1327519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F, L,0</text:p>
          </table:table-cell>
          <table:table-cell office:value-type="float" office:value="-0.13274411" calcext:value-type="float">
            <text:p>-0.1327441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L, F, F, L, r, F,0</text:p>
          </table:table-cell>
          <table:table-cell office:value-type="float" office:value="-0.13273155" calcext:value-type="float">
            <text:p>-0.1327315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F, L, r, L,0</text:p>
          </table:table-cell>
          <table:table-cell office:value-type="float" office:value="-0.13271428" calcext:value-type="float">
            <text:p>-0.1327142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F, F, r, L,0</text:p>
          </table:table-cell>
          <table:table-cell office:value-type="float" office:value="-0.13269858" calcext:value-type="float">
            <text:p>-0.1326985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F, F, r, F,0</text:p>
          </table:table-cell>
          <table:table-cell office:value-type="float" office:value="-0.1326766" calcext:value-type="float">
            <text:p>-0.132676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F, F,0</text:p>
          </table:table-cell>
          <table:table-cell office:value-type="float" office:value="-0.13265462" calcext:value-type="float">
            <text:p>-0.1326546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L, F, F, F, L, F,0</text:p>
          </table:table-cell>
          <table:table-cell office:value-type="float" office:value="-0.13264206" calcext:value-type="float">
            <text:p>-0.1326420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F, F, L, L,0</text:p>
          </table:table-cell>
          <table:table-cell office:value-type="float" office:value="-0.13263578" calcext:value-type="float">
            <text:p>-0.1326357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F, F, L,0</text:p>
          </table:table-cell>
          <table:table-cell office:value-type="float" office:value="-0.13263107" calcext:value-type="float">
            <text:p>-0.1326310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F, F, F, F,0</text:p>
          </table:table-cell>
          <table:table-cell office:value-type="float" office:value="-0.13259339" calcext:value-type="float">
            <text:p>-0.1325933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L, F, F, F, F, L,0</text:p>
          </table:table-cell>
          <table:table-cell office:value-type="float" office:value="-0.1325824" calcext:value-type="float">
            <text:p>-0.132582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L, F, F, F, F, F,0</text:p>
          </table:table-cell>
          <table:table-cell office:value-type="float" office:value="-0.1325667" calcext:value-type="float">
            <text:p>-0.1325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L,0</text:p>
          </table:table-cell>
          <table:table-cell office:value-type="float" office:value="-0.13117568" calcext:value-type="float">
            <text:p>-0.1311756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, r, L, r, F, F, F, F, F,0</text:p>
          </table:table-cell>
          <table:table-cell office:value-type="float" office:value="-0.12907345" calcext:value-type="float">
            <text:p>-0.1290734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F, F, F, L,0</text:p>
          </table:table-cell>
          <table:table-cell office:value-type="float" office:value="-0.1290342" calcext:value-type="float">
            <text:p>-0.129034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F, F, F,0</text:p>
          </table:table-cell>
          <table:table-cell office:value-type="float" office:value="-0.12900908" calcext:value-type="float">
            <text:p>-0.1290090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r, F, F, F, L,0</text:p>
          </table:table-cell>
          <table:table-cell office:value-type="float" office:value="-0.12891802" calcext:value-type="float">
            <text:p>-0.1289180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r, F, F, F, L, L,0</text:p>
          </table:table-cell>
          <table:table-cell office:value-type="float" office:value="-0.12890546" calcext:value-type="float">
            <text:p>-0.1289054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F, F, L, F,0</text:p>
          </table:table-cell>
          <table:table-cell office:value-type="float" office:value="-0.12889133" calcext:value-type="float">
            <text:p>-0.1288913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F, F,0</text:p>
          </table:table-cell>
          <table:table-cell office:value-type="float" office:value="-0.12885365" calcext:value-type="float">
            <text:p>-0.1288536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r, F, F, F, r, F,0</text:p>
          </table:table-cell>
          <table:table-cell office:value-type="float" office:value="-0.12879556" calcext:value-type="float">
            <text:p>-0.128795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F, L, r, F,0</text:p>
          </table:table-cell>
          <table:table-cell office:value-type="float" office:value="-0.12866054" calcext:value-type="float">
            <text:p>-0.1286605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F, L,0</text:p>
          </table:table-cell>
          <table:table-cell office:value-type="float" office:value="-0.12862129" calcext:value-type="float">
            <text:p>-0.1286212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r, F, F, L, L, F,0</text:p>
          </table:table-cell>
          <table:table-cell office:value-type="float" office:value="-0.12859931" calcext:value-type="float">
            <text:p>-0.1285993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F, L, L, L,0</text:p>
          </table:table-cell>
          <table:table-cell office:value-type="float" office:value="-0.12859303" calcext:value-type="float">
            <text:p>-0.1285930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F, L, L,0</text:p>
          </table:table-cell>
          <table:table-cell office:value-type="float" office:value="-0.12858518" calcext:value-type="float">
            <text:p>-0.1285851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r, F, F, L, F,0</text:p>
          </table:table-cell>
          <table:table-cell office:value-type="float" office:value="-0.1285475" calcext:value-type="float">
            <text:p>-0.128547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r, F, F, L, F, L,0</text:p>
          </table:table-cell>
          <table:table-cell office:value-type="float" office:value="-0.12853808" calcext:value-type="float">
            <text:p>-0.1285380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F, L, F, F,0</text:p>
          </table:table-cell>
          <table:table-cell office:value-type="float" office:value="-0.12852552" calcext:value-type="float">
            <text:p>-0.1285255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F,0</text:p>
          </table:table-cell>
          <table:table-cell office:value-type="float" office:value="-0.12844388" calcext:value-type="float">
            <text:p>-0.1284438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L, r, F, F, r, F, F,0</text:p>
          </table:table-cell>
          <table:table-cell office:value-type="float" office:value="-0.12832456" calcext:value-type="float">
            <text:p>-0.128324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F, r, F, L,0</text:p>
          </table:table-cell>
          <table:table-cell office:value-type="float" office:value="-0.1282963" calcext:value-type="float">
            <text:p>-0.128296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F, r, F,0</text:p>
          </table:table-cell>
          <table:table-cell office:value-type="float" office:value="-0.12826961" calcext:value-type="float">
            <text:p>-0.1282696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r, F, L, r, F,0</text:p>
          </table:table-cell>
          <table:table-cell office:value-type="float" office:value="-0.12783786" calcext:value-type="float">
            <text:p>-0.1278378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r, F, L, r, F, L,0</text:p>
          </table:table-cell>
          <table:table-cell office:value-type="float" office:value="-0.12781588" calcext:value-type="float">
            <text:p>-0.1278158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L, r, F, F,0</text:p>
          </table:table-cell>
          <table:table-cell office:value-type="float" office:value="-0.12779076" calcext:value-type="float">
            <text:p>-0.1277907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L,0</text:p>
          </table:table-cell>
          <table:table-cell office:value-type="float" office:value="-0.12769185" calcext:value-type="float">
            <text:p>-0.1276918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L, r, F, L, L, F, F,0</text:p>
          </table:table-cell>
          <table:table-cell office:value-type="float" office:value="-0.12762748" calcext:value-type="float">
            <text:p>-0.1276274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L, L, F, L,0</text:p>
          </table:table-cell>
          <table:table-cell office:value-type="float" office:value="-0.12761806" calcext:value-type="float">
            <text:p>-0.1276180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L, L, F,0</text:p>
          </table:table-cell>
          <table:table-cell office:value-type="float" office:value="-0.12761178" calcext:value-type="float">
            <text:p>-0.1276117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r, F, L, L, L,0</text:p>
          </table:table-cell>
          <table:table-cell office:value-type="float" office:value="-0.12758352" calcext:value-type="float">
            <text:p>-0.1275835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r, F, L, L, L, F,0</text:p>
          </table:table-cell>
          <table:table-cell office:value-type="float" office:value="-0.12757253" calcext:value-type="float">
            <text:p>-0.1275725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L, L,0</text:p>
          </table:table-cell>
          <table:table-cell office:value-type="float" office:value="-0.12755683" calcext:value-type="float">
            <text:p>-0.1275568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r, F, L, L, r, F,0</text:p>
          </table:table-cell>
          <table:table-cell office:value-type="float" office:value="-0.12752857" calcext:value-type="float">
            <text:p>-0.1275285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L, F, r, F,0</text:p>
          </table:table-cell>
          <table:table-cell office:value-type="float" office:value="-0.12744222" calcext:value-type="float">
            <text:p>-0.1274422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L, F,0</text:p>
          </table:table-cell>
          <table:table-cell office:value-type="float" office:value="-0.12740454" calcext:value-type="float">
            <text:p>-0.1274045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r, F, L, F, L, F,0</text:p>
          </table:table-cell>
          <table:table-cell office:value-type="float" office:value="-0.12738256" calcext:value-type="float">
            <text:p>-0.127382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L, F, L, L,0</text:p>
          </table:table-cell>
          <table:table-cell office:value-type="float" office:value="-0.12737314" calcext:value-type="float">
            <text:p>-0.1273731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L, F, L,0</text:p>
          </table:table-cell>
          <table:table-cell office:value-type="float" office:value="-0.12736529" calcext:value-type="float">
            <text:p>-0.1273652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r, F, L, F, F,0</text:p>
          </table:table-cell>
          <table:table-cell office:value-type="float" office:value="-0.12731505" calcext:value-type="float">
            <text:p>-0.1273150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r, F, L, F, F, L,0</text:p>
          </table:table-cell>
          <table:table-cell office:value-type="float" office:value="-0.12730092" calcext:value-type="float">
            <text:p>-0.1273009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L, F, F, F,0</text:p>
          </table:table-cell>
          <table:table-cell office:value-type="float" office:value="-0.12728208" calcext:value-type="float">
            <text:p>-0.12728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L, r, F,0</text:p>
          </table:table-cell>
          <table:table-cell office:value-type="float" office:value="-0.12694767" calcext:value-type="float">
            <text:p>-0.1269476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L, r, F, r, F, F, F,0</text:p>
          </table:table-cell>
          <table:table-cell office:value-type="float" office:value="-0.12639032" calcext:value-type="float">
            <text:p>-0.1263903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r, F, F, L,0</text:p>
          </table:table-cell>
          <table:table-cell office:value-type="float" office:value="-0.12633223" calcext:value-type="float">
            <text:p>-0.126332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r, F, F,0</text:p>
          </table:table-cell>
          <table:table-cell office:value-type="float" office:value="-0.1262867" calcext:value-type="float">
            <text:p>-0.126286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r, F, r, F, L,0</text:p>
          </table:table-cell>
          <table:table-cell office:value-type="float" office:value="-0.12609359" calcext:value-type="float">
            <text:p>-0.1260935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L, r, F, r, F, L, L,0</text:p>
          </table:table-cell>
          <table:table-cell office:value-type="float" office:value="-0.12605748" calcext:value-type="float">
            <text:p>-0.1260574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r, F, L, F,0</text:p>
          </table:table-cell>
          <table:table-cell office:value-type="float" office:value="-0.12601823" calcext:value-type="float">
            <text:p>-0.1260182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L, r, F, r, F,0</text:p>
          </table:table-cell>
          <table:table-cell office:value-type="float" office:value="-0.12589577" calcext:value-type="float">
            <text:p>-0.1258957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L, r, F, r, F, r, F,0</text:p>
          </table:table-cell>
          <table:table-cell office:value-type="float" office:value="-0.12561317" calcext:value-type="float">
            <text:p>-0.1256131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r, F, r, F,0</text:p>
          </table:table-cell>
          <table:table-cell office:value-type="float" office:value="-0.11985284" calcext:value-type="float">
            <text:p>-0.1198528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r, F,0</text:p>
          </table:table-cell>
          <table:table-cell office:value-type="float" office:value="-0.119206" calcext:value-type="float">
            <text:p>-0.11920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r, F, r, F, L, F,0</text:p>
          </table:table-cell>
          <table:table-cell office:value-type="float" office:value="-0.11898306" calcext:value-type="float">
            <text:p>-0.1189830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r, F, L, L,0</text:p>
          </table:table-cell>
          <table:table-cell office:value-type="float" office:value="-0.11891555" calcext:value-type="float">
            <text:p>-0.1189155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r, F, L,0</text:p>
          </table:table-cell>
          <table:table-cell office:value-type="float" office:value="-0.11884961" calcext:value-type="float">
            <text:p>-0.1188496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r, F, r, F, F,0</text:p>
          </table:table-cell>
          <table:table-cell office:value-type="float" office:value="-0.11855759" calcext:value-type="float">
            <text:p>-0.1185575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r, F, r, F, F, L,0</text:p>
          </table:table-cell>
          <table:table-cell office:value-type="float" office:value="-0.11848066" calcext:value-type="float">
            <text:p>-0.1184806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r, F, F, F,0</text:p>
          </table:table-cell>
          <table:table-cell office:value-type="float" office:value="-0.11839431" calcext:value-type="float">
            <text:p>-0.118394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F, r, F,0</text:p>
          </table:table-cell>
          <table:table-cell office:value-type="float" office:value="-0.11757791" calcext:value-type="float">
            <text:p>-0.11757791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F, r, F, L, F, F, F,0</text:p>
          </table:table-cell>
          <table:table-cell office:value-type="float" office:value="-0.11709906" calcext:value-type="float">
            <text:p>-0.1170990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L, F, F, L,0</text:p>
          </table:table-cell>
          <table:table-cell office:value-type="float" office:value="-0.1170708" calcext:value-type="float">
            <text:p>-0.117070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L, F, F,0</text:p>
          </table:table-cell>
          <table:table-cell office:value-type="float" office:value="-0.11704882" calcext:value-type="float">
            <text:p>-0.1170488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r, F, L, F, L,0</text:p>
          </table:table-cell>
          <table:table-cell office:value-type="float" office:value="-0.11697817" calcext:value-type="float">
            <text:p>-0.1169781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r, F, L, F, L, L,0</text:p>
          </table:table-cell>
          <table:table-cell office:value-type="float" office:value="-0.11696561" calcext:value-type="float">
            <text:p>-0.1169656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L, F, L, F,0</text:p>
          </table:table-cell>
          <table:table-cell office:value-type="float" office:value="-0.11695305" calcext:value-type="float">
            <text:p>-0.1169530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L, F,0</text:p>
          </table:table-cell>
          <table:table-cell office:value-type="float" office:value="-0.11691694" calcext:value-type="float">
            <text:p>-0.1169169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r, F, L, F, r, F,0</text:p>
          </table:table-cell>
          <table:table-cell office:value-type="float" office:value="-0.11684315" calcext:value-type="float">
            <text:p>-0.1168431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L, L, r, F,0</text:p>
          </table:table-cell>
          <table:table-cell office:value-type="float" office:value="-0.11676936" calcext:value-type="float">
            <text:p>-0.1167693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L, L,0</text:p>
          </table:table-cell>
          <table:table-cell office:value-type="float" office:value="-0.11670813" calcext:value-type="float">
            <text:p>-0.1167081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r, F, L, L, L, F,0</text:p>
          </table:table-cell>
          <table:table-cell office:value-type="float" office:value="-0.11668144" calcext:value-type="float">
            <text:p>-0.1166814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L, L, L, L,0</text:p>
          </table:table-cell>
          <table:table-cell office:value-type="float" office:value="-0.11667202" calcext:value-type="float">
            <text:p>-0.1166720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L, L, L,0</text:p>
          </table:table-cell>
          <table:table-cell office:value-type="float" office:value="-0.11666417" calcext:value-type="float">
            <text:p>-0.1166641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r, F, L, L, F,0</text:p>
          </table:table-cell>
          <table:table-cell office:value-type="float" office:value="-0.11662178" calcext:value-type="float">
            <text:p>-0.1166217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r, F, L, L, F, L,0</text:p>
          </table:table-cell>
          <table:table-cell office:value-type="float" office:value="-0.11660922" calcext:value-type="float">
            <text:p>-0.1166092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L, L, F, F,0</text:p>
          </table:table-cell>
          <table:table-cell office:value-type="float" office:value="-0.11659509" calcext:value-type="float">
            <text:p>-0.1165950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L,0</text:p>
          </table:table-cell>
          <table:table-cell office:value-type="float" office:value="-0.11649304" calcext:value-type="float">
            <text:p>-0.1164930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F, r, F, L, r, F, F,0</text:p>
          </table:table-cell>
          <table:table-cell office:value-type="float" office:value="-0.11631406" calcext:value-type="float">
            <text:p>-0.1163140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L, r, F, L,0</text:p>
          </table:table-cell>
          <table:table-cell office:value-type="float" office:value="-0.11626225" calcext:value-type="float">
            <text:p>-0.1162622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L, r, F,0</text:p>
          </table:table-cell>
          <table:table-cell office:value-type="float" office:value="-0.11619317" calcext:value-type="float">
            <text:p>-0.1161931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r, F, F, r, F,0</text:p>
          </table:table-cell>
          <table:table-cell office:value-type="float" office:value="-0.11587289" calcext:value-type="float">
            <text:p>-0.1158728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r, F, F, r, F, L,0</text:p>
          </table:table-cell>
          <table:table-cell office:value-type="float" office:value="-0.11579753" calcext:value-type="float">
            <text:p>-0.1157975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F, r, F, F,0</text:p>
          </table:table-cell>
          <table:table-cell office:value-type="float" office:value="-0.11573944" calcext:value-type="float">
            <text:p>-0.1157394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F,0</text:p>
          </table:table-cell>
          <table:table-cell office:value-type="float" office:value="-0.11552906" calcext:value-type="float">
            <text:p>-0.1155290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F, r, F, F, L, F, F,0</text:p>
          </table:table-cell>
          <table:table-cell office:value-type="float" office:value="-0.11539875" calcext:value-type="float">
            <text:p>-0.1153987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F, L, F, L,0</text:p>
          </table:table-cell>
          <table:table-cell office:value-type="float" office:value="-0.11537991" calcext:value-type="float">
            <text:p>-0.1153799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F, L, F,0</text:p>
          </table:table-cell>
          <table:table-cell office:value-type="float" office:value="-0.11536264" calcext:value-type="float">
            <text:p>-0.1153626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r, F, F, L, L,0</text:p>
          </table:table-cell>
          <table:table-cell office:value-type="float" office:value="-0.11530612" calcext:value-type="float">
            <text:p>-0.1153061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r, F, F, L, L, L,0</text:p>
          </table:table-cell>
          <table:table-cell office:value-type="float" office:value="-0.11529356" calcext:value-type="float">
            <text:p>-0.115293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F, L, L, F,0</text:p>
          </table:table-cell>
          <table:table-cell office:value-type="float" office:value="-0.11528257" calcext:value-type="float">
            <text:p>-0.1152825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F, L,0</text:p>
          </table:table-cell>
          <table:table-cell office:value-type="float" office:value="-0.11524489" calcext:value-type="float">
            <text:p>-0.1152448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r, F, F, L, r, F,0</text:p>
          </table:table-cell>
          <table:table-cell office:value-type="float" office:value="-0.11515069" calcext:value-type="float">
            <text:p>-0.1151506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F, F, r, F,0</text:p>
          </table:table-cell>
          <table:table-cell office:value-type="float" office:value="-0.11505806" calcext:value-type="float">
            <text:p>-0.1150580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F, F,0</text:p>
          </table:table-cell>
          <table:table-cell office:value-type="float" office:value="-0.1149356" calcext:value-type="float">
            <text:p>-0.114935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r, F, F, F, L, F,0</text:p>
          </table:table-cell>
          <table:table-cell office:value-type="float" office:value="-0.11487437" calcext:value-type="float">
            <text:p>-0.1148743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F, F, L, L,0</text:p>
          </table:table-cell>
          <table:table-cell office:value-type="float" office:value="-0.11485396" calcext:value-type="float">
            <text:p>-0.1148539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F, F, L,0</text:p>
          </table:table-cell>
          <table:table-cell office:value-type="float" office:value="-0.11482884" calcext:value-type="float">
            <text:p>-0.1148288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r, F, F, F, F,0</text:p>
          </table:table-cell>
          <table:table-cell office:value-type="float" office:value="-0.11470638" calcext:value-type="float">
            <text:p>-0.1147063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r, F, F, F, F, L,0</text:p>
          </table:table-cell>
          <table:table-cell office:value-type="float" office:value="-0.11466242" calcext:value-type="float">
            <text:p>-0.1146624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r, F, F, F, F, F,0</text:p>
          </table:table-cell>
          <table:table-cell office:value-type="float" office:value="-0.11461061" calcext:value-type="float">
            <text:p>-0.114610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F,0</text:p>
          </table:table-cell>
          <table:table-cell office:value-type="float" office:value="-0.11157109" calcext:value-type="float">
            <text:p>-0.111571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C, r, F, L, F, F, F, F, F,0</text:p>
          </table:table-cell>
          <table:table-cell office:value-type="float" office:value="-0.10939978" calcext:value-type="float">
            <text:p>-0.1093997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F, F, F, L,0</text:p>
          </table:table-cell>
          <table:table-cell office:value-type="float" office:value="-0.10937309" calcext:value-type="float">
            <text:p>-0.1093730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F, F, F,0</text:p>
          </table:table-cell>
          <table:table-cell office:value-type="float" office:value="-0.10934954" calcext:value-type="float">
            <text:p>-0.1093495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F, F, F, L,0</text:p>
          </table:table-cell>
          <table:table-cell office:value-type="float" office:value="-0.10929145" calcext:value-type="float">
            <text:p>-0.1092914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F, F, F, L, L,0</text:p>
          </table:table-cell>
          <table:table-cell office:value-type="float" office:value="-0.10927732" calcext:value-type="float">
            <text:p>-0.1092773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F, F, L, F,0</text:p>
          </table:table-cell>
          <table:table-cell office:value-type="float" office:value="-0.1092679" calcext:value-type="float">
            <text:p>-0.109267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F, F,0</text:p>
          </table:table-cell>
          <table:table-cell office:value-type="float" office:value="-0.1092365" calcext:value-type="float">
            <text:p>-0.109236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L, F, F, L,0</text:p>
          </table:table-cell>
          <table:table-cell office:value-type="float" office:value="-0.10909677" calcext:value-type="float">
            <text:p>-0.1090967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L, F, F, L, L, F,0</text:p>
          </table:table-cell>
          <table:table-cell office:value-type="float" office:value="-0.10907793" calcext:value-type="float">
            <text:p>-0.1090779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F, L, L, L,0</text:p>
          </table:table-cell>
          <table:table-cell office:value-type="float" office:value="-0.10907322" calcext:value-type="float">
            <text:p>-0.1090732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F, L, L,0</text:p>
          </table:table-cell>
          <table:table-cell office:value-type="float" office:value="-0.10906537" calcext:value-type="float">
            <text:p>-0.1090653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F, F, L, F,0</text:p>
          </table:table-cell>
          <table:table-cell office:value-type="float" office:value="-0.10904025" calcext:value-type="float">
            <text:p>-0.1090402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F, F, L, F, L,0</text:p>
          </table:table-cell>
          <table:table-cell office:value-type="float" office:value="-0.1090324" calcext:value-type="float">
            <text:p>-0.109032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F, L, F, F,0</text:p>
          </table:table-cell>
          <table:table-cell office:value-type="float" office:value="-0.10902455" calcext:value-type="float">
            <text:p>-0.1090245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F,0</text:p>
          </table:table-cell>
          <table:table-cell office:value-type="float" office:value="-0.10896332" calcext:value-type="float">
            <text:p>-0.1089633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F, L, F, F, r, F, F,0</text:p>
          </table:table-cell>
          <table:table-cell office:value-type="float" office:value="-0.10885813" calcext:value-type="float">
            <text:p>-0.1088581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F, r, F, L,0</text:p>
          </table:table-cell>
          <table:table-cell office:value-type="float" office:value="-0.10882202" calcext:value-type="float">
            <text:p>-0.1088220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L, r, F, L,0</text:p>
          </table:table-cell>
          <table:table-cell office:value-type="float" office:value="-0.10872154" calcext:value-type="float">
            <text:p>-0.1087215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L, r, F, F,0</text:p>
          </table:table-cell>
          <table:table-cell office:value-type="float" office:value="-0.10869171" calcext:value-type="float">
            <text:p>-0.1086917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L,0</text:p>
          </table:table-cell>
          <table:table-cell office:value-type="float" office:value="-0.1086085" calcext:value-type="float">
            <text:p>-0.108608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F, L, F, L, L, F, F,0</text:p>
          </table:table-cell>
          <table:table-cell office:value-type="float" office:value="-0.10856768" calcext:value-type="float">
            <text:p>-0.1085676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L, L, F, L,0</text:p>
          </table:table-cell>
          <table:table-cell office:value-type="float" office:value="-0.10856297" calcext:value-type="float">
            <text:p>-0.1085629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L, L, F,0</text:p>
          </table:table-cell>
          <table:table-cell office:value-type="float" office:value="-0.10855669" calcext:value-type="float">
            <text:p>-0.1085566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F, L, L, L,0</text:p>
          </table:table-cell>
          <table:table-cell office:value-type="float" office:value="-0.10854256" calcext:value-type="float">
            <text:p>-0.1085425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F, L, L, L, L,0</text:p>
          </table:table-cell>
          <table:table-cell office:value-type="float" office:value="-0.10853785" calcext:value-type="float">
            <text:p>-0.1085378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L, L, L, F,0</text:p>
          </table:table-cell>
          <table:table-cell office:value-type="float" office:value="-0.10853471" calcext:value-type="float">
            <text:p>-0.1085347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L, L,0</text:p>
          </table:table-cell>
          <table:table-cell office:value-type="float" office:value="-0.10852372" calcext:value-type="float">
            <text:p>-0.1085237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L, F, L, F,0</text:p>
          </table:table-cell>
          <table:table-cell office:value-type="float" office:value="-0.10845464" calcext:value-type="float">
            <text:p>-0.1084546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L, F, L, F, L, F,0</text:p>
          </table:table-cell>
          <table:table-cell office:value-type="float" office:value="-0.10844051" calcext:value-type="float">
            <text:p>-0.1084405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L, F, L, L,0</text:p>
          </table:table-cell>
          <table:table-cell office:value-type="float" office:value="-0.1084358" calcext:value-type="float">
            <text:p>-0.108435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L, F, L,0</text:p>
          </table:table-cell>
          <table:table-cell office:value-type="float" office:value="-0.10843109" calcext:value-type="float">
            <text:p>-0.1084310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F, L, F, F,0</text:p>
          </table:table-cell>
          <table:table-cell office:value-type="float" office:value="-0.10840754" calcext:value-type="float">
            <text:p>-0.1084075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F, L, F, F, L,0</text:p>
          </table:table-cell>
          <table:table-cell office:value-type="float" office:value="-0.10839969" calcext:value-type="float">
            <text:p>-0.1083996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L, F, F, F,0</text:p>
          </table:table-cell>
          <table:table-cell office:value-type="float" office:value="-0.10839027" calcext:value-type="float">
            <text:p>-0.108390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F, L, F,0</text:p>
          </table:table-cell>
          <table:table-cell office:value-type="float" office:value="-0.10823484" calcext:value-type="float">
            <text:p>-0.1082348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F, L, F, r, F, F, F,0</text:p>
          </table:table-cell>
          <table:table-cell office:value-type="float" office:value="-0.10797422" calcext:value-type="float">
            <text:p>-0.1079742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r, F, F, L,0</text:p>
          </table:table-cell>
          <table:table-cell office:value-type="float" office:value="-0.10794596" calcext:value-type="float">
            <text:p>-0.1079459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F, r, F, F,0</text:p>
          </table:table-cell>
          <table:table-cell office:value-type="float" office:value="-0.10791456" calcext:value-type="float">
            <text:p>-0.1079145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F, r, F, L,0</text:p>
          </table:table-cell>
          <table:table-cell office:value-type="float" office:value="-0.1077921" calcext:value-type="float">
            <text:p>-0.107792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F, r, F, L, L,0</text:p>
          </table:table-cell>
          <table:table-cell office:value-type="float" office:value="-0.10773244" calcext:value-type="float">
            <text:p>-0.1077324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r, F, L, L,0</text:p>
          </table:table-cell>
          <table:table-cell office:value-type="float" office:value="-0.10759899" calcext:value-type="float">
            <text:p>-0.1075989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r, F, L,0</text:p>
          </table:table-cell>
          <table:table-cell office:value-type="float" office:value="-0.10753933" calcext:value-type="float">
            <text:p>-0.1075393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L, r, F, F,0</text:p>
          </table:table-cell>
          <table:table-cell office:value-type="float" office:value="-0.10742315" calcext:value-type="float">
            <text:p>-0.1074231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L, r, F, F, L,0</text:p>
          </table:table-cell>
          <table:table-cell office:value-type="float" office:value="-0.10739332" calcext:value-type="float">
            <text:p>-0.1073933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r, F, F, F,0</text:p>
          </table:table-cell>
          <table:table-cell office:value-type="float" office:value="-0.10736663" calcext:value-type="float">
            <text:p>-0.107366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F, L, L,0</text:p>
          </table:table-cell>
          <table:table-cell office:value-type="float" office:value="-0.10713584" calcext:value-type="float">
            <text:p>-0.1071358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F, L, L, L, F, F, F,0</text:p>
          </table:table-cell>
          <table:table-cell office:value-type="float" office:value="-0.10700553" calcext:value-type="float">
            <text:p>-0.1070055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L, F, F, L,0</text:p>
          </table:table-cell>
          <table:table-cell office:value-type="float" office:value="-0.10699768" calcext:value-type="float">
            <text:p>-0.1069976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L, F, F,0</text:p>
          </table:table-cell>
          <table:table-cell office:value-type="float" office:value="-0.1069914" calcext:value-type="float">
            <text:p>-0.106991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L, L, F, L,0</text:p>
          </table:table-cell>
          <table:table-cell office:value-type="float" office:value="-0.10697256" calcext:value-type="float">
            <text:p>-0.1069725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L, L, F, L, L,0</text:p>
          </table:table-cell>
          <table:table-cell office:value-type="float" office:value="-0.10696785" calcext:value-type="float">
            <text:p>-0.1069678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L, F, L, F,0</text:p>
          </table:table-cell>
          <table:table-cell office:value-type="float" office:value="-0.10696471" calcext:value-type="float">
            <text:p>-0.1069647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L, F,0</text:p>
          </table:table-cell>
          <table:table-cell office:value-type="float" office:value="-0.10695372" calcext:value-type="float">
            <text:p>-0.1069537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L, L, L, L,0</text:p>
          </table:table-cell>
          <table:table-cell office:value-type="float" office:value="-0.10689877" calcext:value-type="float">
            <text:p>-0.1068987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L, L, L, L, L, F,0</text:p>
          </table:table-cell>
          <table:table-cell office:value-type="float" office:value="-0.10688935" calcext:value-type="float">
            <text:p>-0.1068893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L, L, L,0</text:p>
          </table:table-cell>
          <table:table-cell office:value-type="float" office:value="-0.10688307" calcext:value-type="float">
            <text:p>-0.1068830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L, L, L, F,0</text:p>
          </table:table-cell>
          <table:table-cell office:value-type="float" office:value="-0.10687208" calcext:value-type="float">
            <text:p>-0.1068720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L, L, L, F, L,0</text:p>
          </table:table-cell>
          <table:table-cell office:value-type="float" office:value="-0.10686737" calcext:value-type="float">
            <text:p>-0.1068673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L, L, F, F,0</text:p>
          </table:table-cell>
          <table:table-cell office:value-type="float" office:value="-0.10686266" calcext:value-type="float">
            <text:p>-0.1068626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L,0</text:p>
          </table:table-cell>
          <table:table-cell office:value-type="float" office:value="-0.10683126" calcext:value-type="float">
            <text:p>-0.1068312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F, L, L, L, r, F, F,0</text:p>
          </table:table-cell>
          <table:table-cell office:value-type="float" office:value="-0.10676375" calcext:value-type="float">
            <text:p>-0.1067637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L, r, F, L,0</text:p>
          </table:table-cell>
          <table:table-cell office:value-type="float" office:value="-0.10673235" calcext:value-type="float">
            <text:p>-0.1067323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F, r, F, L,0</text:p>
          </table:table-cell>
          <table:table-cell office:value-type="float" office:value="-0.10669153" calcext:value-type="float">
            <text:p>-0.1066915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F, r, F, F,0</text:p>
          </table:table-cell>
          <table:table-cell office:value-type="float" office:value="-0.10665856" calcext:value-type="float">
            <text:p>-0.106658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F,0</text:p>
          </table:table-cell>
          <table:table-cell office:value-type="float" office:value="-0.10658006" calcext:value-type="float">
            <text:p>-0.1065800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F, L, L, F, L, F, F,0</text:p>
          </table:table-cell>
          <table:table-cell office:value-type="float" office:value="-0.10653767" calcext:value-type="float">
            <text:p>-0.1065376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F, L, F, L,0</text:p>
          </table:table-cell>
          <table:table-cell office:value-type="float" office:value="-0.10653296" calcext:value-type="float">
            <text:p>-0.1065329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F, L, F,0</text:p>
          </table:table-cell>
          <table:table-cell office:value-type="float" office:value="-0.10652668" calcext:value-type="float">
            <text:p>-0.1065266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L, F, L, L,0</text:p>
          </table:table-cell>
          <table:table-cell office:value-type="float" office:value="-0.10650941" calcext:value-type="float">
            <text:p>-0.1065094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L, F, L, L, L,0</text:p>
          </table:table-cell>
          <table:table-cell office:value-type="float" office:value="-0.1065047" calcext:value-type="float">
            <text:p>-0.106504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F, L, L, F,0</text:p>
          </table:table-cell>
          <table:table-cell office:value-type="float" office:value="-0.10650156" calcext:value-type="float">
            <text:p>-0.106501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F, L,0</text:p>
          </table:table-cell>
          <table:table-cell office:value-type="float" office:value="-0.106489" calcext:value-type="float">
            <text:p>-0.10648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L, L, F, F,0</text:p>
          </table:table-cell>
          <table:table-cell office:value-type="float" office:value="-0.10640422" calcext:value-type="float">
            <text:p>-0.1064042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L, L, F, F, L, F,0</text:p>
          </table:table-cell>
          <table:table-cell office:value-type="float" office:value="-0.10638381" calcext:value-type="float">
            <text:p>-0.1063838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F, F, L, L,0</text:p>
          </table:table-cell>
          <table:table-cell office:value-type="float" office:value="-0.10637753" calcext:value-type="float">
            <text:p>-0.1063775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F, F, L,0</text:p>
          </table:table-cell>
          <table:table-cell office:value-type="float" office:value="-0.10636968" calcext:value-type="float">
            <text:p>-0.1063696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L, F, F, F,0</text:p>
          </table:table-cell>
          <table:table-cell office:value-type="float" office:value="-0.10633514" calcext:value-type="float">
            <text:p>-0.1063351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L, F, F, F, L,0</text:p>
          </table:table-cell>
          <table:table-cell office:value-type="float" office:value="-0.10632101" calcext:value-type="float">
            <text:p>-0.1063210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L, F, F, F, F,0</text:p>
          </table:table-cell>
          <table:table-cell office:value-type="float" office:value="-0.10630688" calcext:value-type="float">
            <text:p>-0.106306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F, L,0</text:p>
          </table:table-cell>
          <table:table-cell office:value-type="float" office:value="-0.10570243" calcext:value-type="float">
            <text:p>-0.1057024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, r, F, L, r, F, F, F, F,0</text:p>
          </table:table-cell>
          <table:table-cell office:value-type="float" office:value="-0.10456104" calcext:value-type="float">
            <text:p>-0.1045610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r, F, F, F, L,0</text:p>
          </table:table-cell>
          <table:table-cell office:value-type="float" office:value="-0.10450295" calcext:value-type="float">
            <text:p>-0.1045029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r, F, F, F,0</text:p>
          </table:table-cell>
          <table:table-cell office:value-type="float" office:value="-0.10443701" calcext:value-type="float">
            <text:p>-0.1044370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r, F, F, L,0</text:p>
          </table:table-cell>
          <table:table-cell office:value-type="float" office:value="-0.10426588" calcext:value-type="float">
            <text:p>-0.1042658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L, r, F, F, L, L,0</text:p>
          </table:table-cell>
          <table:table-cell office:value-type="float" office:value="-0.10421564" calcext:value-type="float">
            <text:p>-0.1042156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r, F, F, L, F,0</text:p>
          </table:table-cell>
          <table:table-cell office:value-type="float" office:value="-0.10417482" calcext:value-type="float">
            <text:p>-0.1041748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L, r, F, F,0</text:p>
          </table:table-cell>
          <table:table-cell office:value-type="float" office:value="-0.10402881" calcext:value-type="float">
            <text:p>-0.1040288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F, r, F, F,0</text:p>
          </table:table-cell>
          <table:table-cell office:value-type="float" office:value="-0.1024384" calcext:value-type="float">
            <text:p>-0.102438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F, r, F, F, L, F,0</text:p>
          </table:table-cell>
          <table:table-cell office:value-type="float" office:value="-0.10226727" calcext:value-type="float">
            <text:p>-0.1022672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r, F, F, L, L,0</text:p>
          </table:table-cell>
          <table:table-cell office:value-type="float" office:value="-0.10222174" calcext:value-type="float">
            <text:p>-0.1022217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r, F, F, L,0</text:p>
          </table:table-cell>
          <table:table-cell office:value-type="float" office:value="-0.10216051" calcext:value-type="float">
            <text:p>-0.1021605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r, F, F, F,0</text:p>
          </table:table-cell>
          <table:table-cell office:value-type="float" office:value="-0.10196269" calcext:value-type="float">
            <text:p>-0.1019626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r, F, F, F, L,0</text:p>
          </table:table-cell>
          <table:table-cell office:value-type="float" office:value="-0.10188105" calcext:value-type="float">
            <text:p>-0.1018810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r, F, F, F, F,0</text:p>
          </table:table-cell>
          <table:table-cell office:value-type="float" office:value="-0.1018104" calcext:value-type="float">
            <text:p>-0.10181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F, F,0</text:p>
          </table:table-cell>
          <table:table-cell office:value-type="float" office:value="-0.10029849" calcext:value-type="float">
            <text:p>-0.1002984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C, r, F, F, L, F, F, F, F,0</text:p>
          </table:table-cell>
          <table:table-cell office:value-type="float" office:value="-0.09938004" calcext:value-type="float">
            <text:p>-0.0993800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L, F, F, F, L,0</text:p>
          </table:table-cell>
          <table:table-cell office:value-type="float" office:value="-0.09935806" calcext:value-type="float">
            <text:p>-0.0993580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L, F, F, F,0</text:p>
          </table:table-cell>
          <table:table-cell office:value-type="float" office:value="-0.09933137" calcext:value-type="float">
            <text:p>-0.0993313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L, F, F, L,0</text:p>
          </table:table-cell>
          <table:table-cell office:value-type="float" office:value="-0.09927956" calcext:value-type="float">
            <text:p>-0.0992795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L, F, F, L, L,0</text:p>
          </table:table-cell>
          <table:table-cell office:value-type="float" office:value="-0.09926229" calcext:value-type="float">
            <text:p>-0.0992622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L, F, F, L, F,0</text:p>
          </table:table-cell>
          <table:table-cell office:value-type="float" office:value="-0.09925287" calcext:value-type="float">
            <text:p>-0.0992528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L, F, F,0</text:p>
          </table:table-cell>
          <table:table-cell office:value-type="float" office:value="-0.09921676" calcext:value-type="float">
            <text:p>-0.0992167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F, L, F, L,0</text:p>
          </table:table-cell>
          <table:table-cell office:value-type="float" office:value="-0.09908174" calcext:value-type="float">
            <text:p>-0.0990817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F, L, F, L, L, F,0</text:p>
          </table:table-cell>
          <table:table-cell office:value-type="float" office:value="-0.09905662" calcext:value-type="float">
            <text:p>-0.0990566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L, F, L, L, L,0</text:p>
          </table:table-cell>
          <table:table-cell office:value-type="float" office:value="-0.09905034" calcext:value-type="float">
            <text:p>-0.0990503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L, F, L, L,0</text:p>
          </table:table-cell>
          <table:table-cell office:value-type="float" office:value="-0.09903935" calcext:value-type="float">
            <text:p>-0.0990393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L, F, L, F,0</text:p>
          </table:table-cell>
          <table:table-cell office:value-type="float" office:value="-0.09901109" calcext:value-type="float">
            <text:p>-0.09901109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L, F, L, F, L,0</text:p>
          </table:table-cell>
          <table:table-cell office:value-type="float" office:value="-0.0990001" calcext:value-type="float">
            <text:p>-0.099000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L, F, L, F, F,0</text:p>
          </table:table-cell>
          <table:table-cell office:value-type="float" office:value="-0.09899068" calcext:value-type="float">
            <text:p>-0.0989906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L, F,0</text:p>
          </table:table-cell>
          <table:table-cell office:value-type="float" office:value="-0.09891061" calcext:value-type="float">
            <text:p>-0.0989106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F, F, L, L,0</text:p>
          </table:table-cell>
          <table:table-cell office:value-type="float" office:value="-0.09850241" calcext:value-type="float">
            <text:p>-0.0985024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F, F, L, L, L, F, F,0</text:p>
          </table:table-cell>
          <table:table-cell office:value-type="float" office:value="-0.0984349" calcext:value-type="float">
            <text:p>-0.098434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L, L, L, F, L,0</text:p>
          </table:table-cell>
          <table:table-cell office:value-type="float" office:value="-0.09842548" calcext:value-type="float">
            <text:p>-0.0984254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L, L, L, F,0</text:p>
          </table:table-cell>
          <table:table-cell office:value-type="float" office:value="-0.09841606" calcext:value-type="float">
            <text:p>-0.0984160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L, L, L, L,0</text:p>
          </table:table-cell>
          <table:table-cell office:value-type="float" office:value="-0.09839251" calcext:value-type="float">
            <text:p>-0.0983925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L, L, L, L, L,0</text:p>
          </table:table-cell>
          <table:table-cell office:value-type="float" office:value="-0.09838466" calcext:value-type="float">
            <text:p>-0.0983846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L, L, L, L, F,0</text:p>
          </table:table-cell>
          <table:table-cell office:value-type="float" office:value="-0.09837995" calcext:value-type="float">
            <text:p>-0.0983799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L, L, L,0</text:p>
          </table:table-cell>
          <table:table-cell office:value-type="float" office:value="-0.09835954" calcext:value-type="float">
            <text:p>-0.0983595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F, L, L, F,0</text:p>
          </table:table-cell>
          <table:table-cell office:value-type="float" office:value="-0.09825906" calcext:value-type="float">
            <text:p>-0.0982590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F, L, L, F, L, F,0</text:p>
          </table:table-cell>
          <table:table-cell office:value-type="float" office:value="-0.09823394" calcext:value-type="float">
            <text:p>-0.0982339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L, L, F, L, L,0</text:p>
          </table:table-cell>
          <table:table-cell office:value-type="float" office:value="-0.09822609" calcext:value-type="float">
            <text:p>-0.0982260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L, L, F, L,0</text:p>
          </table:table-cell>
          <table:table-cell office:value-type="float" office:value="-0.0982151" calcext:value-type="float">
            <text:p>-0.098215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L, L, F, F,0</text:p>
          </table:table-cell>
          <table:table-cell office:value-type="float" office:value="-0.09818056" calcext:value-type="float">
            <text:p>-0.0981805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L, L, F, F, L,0</text:p>
          </table:table-cell>
          <table:table-cell office:value-type="float" office:value="-0.09816329" calcext:value-type="float">
            <text:p>-0.0981632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L, L, F, F, F,0</text:p>
          </table:table-cell>
          <table:table-cell office:value-type="float" office:value="-0.09814916" calcext:value-type="float">
            <text:p>-0.098149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F, F, L,0</text:p>
          </table:table-cell>
          <table:table-cell office:value-type="float" office:value="-0.09787127" calcext:value-type="float">
            <text:p>-0.0978712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F, F, L, r, F, F, F,0</text:p>
          </table:table-cell>
          <table:table-cell office:value-type="float" office:value="-0.09714907" calcext:value-type="float">
            <text:p>-0.09714907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F, r, F, F, F,0</text:p>
          </table:table-cell>
          <table:table-cell office:value-type="float" office:value="-0.09676599" calcext:value-type="float">
            <text:p>-0.09676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 r, F, F, F,0</text:p>
          </table:table-cell>
          <table:table-cell office:value-type="float" office:value="-0.09587266" calcext:value-type="float">
            <text:p>-0.0958726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C, r, F, F, F, L, F, F, F,0</text:p>
          </table:table-cell>
          <table:table-cell office:value-type="float" office:value="-0.09544719" calcext:value-type="float">
            <text:p>-0.0954471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F, L, F, F, L,0</text:p>
          </table:table-cell>
          <table:table-cell office:value-type="float" office:value="-0.09542521" calcext:value-type="float">
            <text:p>-0.0954252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F, L, F, F,0</text:p>
          </table:table-cell>
          <table:table-cell office:value-type="float" office:value="-0.09539695" calcext:value-type="float">
            <text:p>-0.0953969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F, L, F, L,0</text:p>
          </table:table-cell>
          <table:table-cell office:value-type="float" office:value="-0.09534043" calcext:value-type="float">
            <text:p>-0.0953404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F, L, F, L, L,0</text:p>
          </table:table-cell>
          <table:table-cell office:value-type="float" office:value="-0.09532002" calcext:value-type="float">
            <text:p>-0.0953200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F, L, F, L, F,0</text:p>
          </table:table-cell>
          <table:table-cell office:value-type="float" office:value="-0.09530746" calcext:value-type="float">
            <text:p>-0.0953074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F, L, F,0</text:p>
          </table:table-cell>
          <table:table-cell office:value-type="float" office:value="-0.09526193" calcext:value-type="float">
            <text:p>-0.0952619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F, F, L, L,0</text:p>
          </table:table-cell>
          <table:table-cell office:value-type="float" office:value="-0.09509237" calcext:value-type="float">
            <text:p>-0.0950923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F, F, L, L, L, F,0</text:p>
          </table:table-cell>
          <table:table-cell office:value-type="float" office:value="-0.09505155" calcext:value-type="float">
            <text:p>-0.0950515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F, L, L, L, L,0</text:p>
          </table:table-cell>
          <table:table-cell office:value-type="float" office:value="-0.09504056" calcext:value-type="float">
            <text:p>-0.0950405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F, L, L, L,0</text:p>
          </table:table-cell>
          <table:table-cell office:value-type="float" office:value="-0.09502486" calcext:value-type="float">
            <text:p>-0.0950248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F, L, L, F,0</text:p>
          </table:table-cell>
          <table:table-cell office:value-type="float" office:value="-0.09498247" calcext:value-type="float">
            <text:p>-0.0949824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F, L, L, F, L,0</text:p>
          </table:table-cell>
          <table:table-cell office:value-type="float" office:value="-0.09496206" calcext:value-type="float">
            <text:p>-0.0949620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F, L, L, F, F,0</text:p>
          </table:table-cell>
          <table:table-cell office:value-type="float" office:value="-0.09494636" calcext:value-type="float">
            <text:p>-0.09494636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F, L,0</text:p>
          </table:table-cell>
          <table:table-cell office:value-type="float" office:value="-0.09480663" calcext:value-type="float">
            <text:p>-0.0948066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F, F, F, F,0</text:p>
          </table:table-cell>
          <table:table-cell office:value-type="float" office:value="-0.09397139" calcext:value-type="float">
            <text:p>-0.0939713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C, r, F, F, F, F, L, F, F,0</text:p>
          </table:table-cell>
          <table:table-cell office:value-type="float" office:value="-0.0937563" calcext:value-type="float">
            <text:p>-0.093756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F, F, L, F, L,0</text:p>
          </table:table-cell>
          <table:table-cell office:value-type="float" office:value="-0.09373118" calcext:value-type="float">
            <text:p>-0.0937311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F, F, L, F,0</text:p>
          </table:table-cell>
          <table:table-cell office:value-type="float" office:value="-0.09369507" calcext:value-type="float">
            <text:p>-0.0936950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F, F, L, L,0</text:p>
          </table:table-cell>
          <table:table-cell office:value-type="float" office:value="-0.09362128" calcext:value-type="float">
            <text:p>-0.0936212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F, F, L, L, L,0</text:p>
          </table:table-cell>
          <table:table-cell office:value-type="float" office:value="-0.09358988" calcext:value-type="float">
            <text:p>-0.0935898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F, F, L, L, F,0</text:p>
          </table:table-cell>
          <table:table-cell office:value-type="float" office:value="-0.09357104" calcext:value-type="float">
            <text:p>-0.0935710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F, F, L,0</text:p>
          </table:table-cell>
          <table:table-cell office:value-type="float" office:value="-0.09349097" calcext:value-type="float">
            <text:p>-0.0934909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F, F, F, F,0</text:p>
          </table:table-cell>
          <table:table-cell office:value-type="float" office:value="-0.09312202" calcext:value-type="float">
            <text:p>-0.0931220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C, r, F, F, F, F, F, L, F,0</text:p>
          </table:table-cell>
          <table:table-cell office:value-type="float" office:value="-0.09299642" calcext:value-type="float">
            <text:p>-0.0929964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F, F, F, L, L,0</text:p>
          </table:table-cell>
          <table:table-cell office:value-type="float" office:value="-0.09296188" calcext:value-type="float">
            <text:p>-0.0929618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F, F, F, L,0</text:p>
          </table:table-cell>
          <table:table-cell office:value-type="float" office:value="-0.09290222" calcext:value-type="float">
            <text:p>-0.0929022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F, F, F, F,0</text:p>
          </table:table-cell>
          <table:table-cell office:value-type="float" office:value="-0.0927358" calcext:value-type="float">
            <text:p>-0.092735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C, r, F, F, F, F, F, F, L,0</text:p>
          </table:table-cell>
          <table:table-cell office:value-type="float" office:value="-0.09263532" calcext:value-type="float">
            <text:p>-0.0926353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C, r, F, F, F, F, F, F, F,0</text:p>
          </table:table-cell>
          <table:table-cell office:value-type="float" office:value="-0.09255839" calcext:value-type="float">
            <text:p>-0.092558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,0</text:p>
          </table:table-cell>
          <table:table-cell office:value-type="float" office:value="-0.06324649" calcext:value-type="float">
            <text:p>-0.0632464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4768:Sheet1.C6134" table:contains-header="false">
          <table:filter>
            <table:filter-and>
              <table:filter-condition table:field-number="2" table:data-type="number" table:value="6" table:operator="&lt;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 style:data-style-name="N2" text:time-value="19:50:15.764353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04-19T23:18:37.802333190</dc:date>
    <meta:editing-duration>PT3H13M11S</meta:editing-duration>
    <meta:editing-cycles>2</meta:editing-cycles>
    <meta:document-statistic meta:table-count="1" meta:cell-count="18118" meta:object-count="0"/>
  </office:meta>
</office:document-meta>
</file>